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0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Topoli, Fyholivka, Dvorichna, Zapadne, Krokhmalne...</text:span>
</text:h>
      <text:p text:style-name="P4">
Authors: liveuamap (Language: en)</text:p>
      <text:p text:style-name="P4">
Time: 2023-04-08T-29:10:00</text:p>
      <text:p text:style-name="P4">
Location: Kharkiv (Latitude:49.82425 Longtitude:37.43282)</text:p>
      <text:p text:style-name="P4">
Videos: []</text:p>
      <text:p text:style-name="P4">
Images: []</text:p>
      <text:p text:style-name="P4">
Tags: ["Russia"]</text:p>
      <text:p text:style-name="P4">
ID: 22554491</text:p>
      <!--METADATA-->
      <text:p text:style-name="P4">
At Kupiansk direction Russian army shelled Topoli, Fyholivka, Dvorichna,Zapadne, Krokhmalne, Husynka, Kindrashivka of Kharkiv region and Novoselivskeof Luhansk region, - General Staff of Armed Forces of Ukraine says in themorning report</text:p>
      <text:p text:style-name="P4">
News Collection Link: <text:a xlink:type="simple" xlink:href="https://liveuamap.com/en/2023/8-april-at-kupiansk-direction-russian-army-shelled--topoli" text:style-name="Internet_20_link" text:visited-style-name="Visited_20_Internet_20_Link">
https://liveuamap.com/en/2023/8-april-at-kupiansk-direction-russian-army-shelled--topoli</text:a>
</text:p>
      <text:p text:style-name="P4">
Source: <text:a xlink:type="simple" xlink:href="https://t.me/lumsrc/4439" text:style-name="Internet_20_link" text:visited-style-name="Visited_20_Internet_20_Link">
https://t.me/lumsrc/4439</text:a>
</text:p>
      <!--NEWS-->
      <text:h text:style-name="P10" text:outline-level="1">
<text:span text:style-name="T4">
At Lyman direction Russian army shelled Novoselivske, Makiyivka, Nevske, Kuzmyne, Dibrova, Bi...</text:span>
</text:h>
      <text:p text:style-name="P4">
Authors: liveuamap (Language: en)</text:p>
      <text:p text:style-name="P4">
Time: 2023-04-08T-31:10:00</text:p>
      <text:p text:style-name="P4">
Location: Donetsk (Latitude:48.7537 Longtitude:38.23277)</text:p>
      <text:p text:style-name="P4">
Videos: []</text:p>
      <text:p text:style-name="P4">
Images: []</text:p>
      <text:p text:style-name="P4">
Tags: ["Russia"]</text:p>
      <text:p text:style-name="P4">
ID: 22554490</text:p>
      <!--METADATA-->
      <text:p text:style-name="P4">
At Lyman direction Russian army shelled Novoselivske, Makiyivka, Nevske,Kuzmyne, Dibrova, Bilohorivka of Luhansk region and Torske, Zarichne, Spirne,Berestove of Donetsk region, - General Staff of Armed Forces of Ukraine saysin the morning report</text:p>
      <text:p text:style-name="P4">
News Collection Link: <text:a xlink:type="simple" xlink:href="https://liveuamap.com/en/2023/8-april-at-lyman-direction-russian-army-shelled-novoselivske" text:style-name="Internet_20_link" text:visited-style-name="Visited_20_Internet_20_Link">
https://liveuamap.com/en/2023/8-april-at-lyman-direction-russian-army-shelled-novoselivske</text:a>
</text:p>
      <text:p text:style-name="P4">
Source: <text:a xlink:type="simple" xlink:href="https://t.me/lumsrc/4440" text:style-name="Internet_20_link" text:visited-style-name="Visited_20_Internet_20_Link">
https://t.me/lumsrc/4440</text:a>
</text:p>
      <!--NEWS-->
      <text:h text:style-name="P10" text:outline-level="1">
<text:span text:style-name="T4">
Sumska Oblast(09:09). Red Alert: aerial threat. Sirens sounding. Take cover now!</text:span>
</text:h>
      <text:p text:style-name="P4">
Authors: liveuamap (Language: en)</text:p>
      <text:p text:style-name="P4">
Time: 2023-04-08T03:13:00</text:p>
      <text:p text:style-name="P4">
Location: Sumska Oblast (Latitude:51.00022 Longtitude:34.00005)</text:p>
      <text:p text:style-name="P4">
Videos: []</text:p>
      <text:p text:style-name="P4">
Images: []</text:p>
      <text:p text:style-name="P4">
Tags: ["Europe", "Central and Eastern Europe"]</text:p>
      <text:p text:style-name="P4">
ID: 22554513</text:p>
      <!--METADATA-->
      <text:p text:style-name="P4">
Sumska Oblast(09:09). Red Alert: aerial threat. Sirens sounding. Take covernow!</text:p>
      <text:p text:style-name="P4">
News Collection Link: <text:a xlink:type="simple" xlink:href="https://liveuamap.com/en/2023/08-april-sumska-oblast0909-red-alert-aerial-tg" text:style-name="Internet_20_link" text:visited-style-name="Visited_20_Internet_20_Link">
https://liveuamap.com/en/2023/08-april-sumska-oblast0909-red-alert-aerial-tg</text:a>
</text:p>
      <text:p text:style-name="P4">
Source: <text:a xlink:type="simple" xlink:href="https://t.me/air_alert_ua/42773" text:style-name="Internet_20_link" text:visited-style-name="Visited_20_Internet_20_Link">
https://t.me/air_alert_ua/42773</text:a>
</text:p>
      <!--NEWS-->
      <text:h text:style-name="P10" text:outline-level="1">
<text:span text:style-name="T4">
Chernihivska Oblast(12:20). Red Alert: aerial threat. Sirens sounding. Take cover now!</text:span>
</text:h>
      <text:p text:style-name="P4">
Authors: liveuamap (Language: en)</text:p>
      <text:p text:style-name="P4">
Time: 2023-04-08T06:21:00</text:p>
      <text:p text:style-name="P4">
Location: Chernihivska Oblast (Latitude:51.33333000 Longtitude:32.00000000)</text:p>
      <text:p text:style-name="P4">
Videos: []</text:p>
      <text:p text:style-name="P4">
Images: []</text:p>
      <text:p text:style-name="P4">
Tags: ["Europe", "Central and Eastern Europe"]</text:p>
      <text:p text:style-name="P4">
ID: 22554599</text:p>
      <!--METADATA-->
      <text:p text:style-name="P4">
Chernihivska Oblast(12:20). Red Alert: aerial threat. Sirens sounding. Takecover now!</text:p>
      <text:p text:style-name="P4">
News Collection Link: <text:a xlink:type="simple" xlink:href="https://liveuamap.com/en/2023/08-april-chernihivska-oblast1220-red-alert-aeg" text:style-name="Internet_20_link" text:visited-style-name="Visited_20_Internet_20_Link">
https://liveuamap.com/en/2023/08-april-chernihivska-oblast1220-red-alert-aeg</text:a>
</text:p>
      <text:p text:style-name="P4">
Source: <text:a xlink:type="simple" xlink:href="https://t.me/air_alert_ua/42777" text:style-name="Internet_20_link" text:visited-style-name="Visited_20_Internet_20_Link">
https://t.me/air_alert_ua/42777</text:a>
</text:p>
      <!--NEWS-->
      <text:h text:style-name="P10" text:outline-level="1">
<text:span text:style-name="T4">
Sumska Oblast(12:21). Red Alert: aerial threat. Sirens sounding. Take cover now!</text:span>
</text:h>
      <text:p text:style-name="P4">
Authors: liveuamap (Language: en)</text:p>
      <text:p text:style-name="P4">
Time: 2023-04-08T06:23:00</text:p>
      <text:p text:style-name="P4">
Location: Sumska Oblast (Latitude:51.00091 Longtitude:34.00057)</text:p>
      <text:p text:style-name="P4">
Videos: []</text:p>
      <text:p text:style-name="P4">
Images: []</text:p>
      <text:p text:style-name="P4">
Tags: ["Europe", "Central and Eastern Europe"]</text:p>
      <text:p text:style-name="P4">
ID: 22554600</text:p>
      <!--METADATA-->
      <text:p text:style-name="P4">
Sumska Oblast(12:21). Red Alert: aerial threat. Sirens sounding. Take covernow!</text:p>
      <text:p text:style-name="P4">
News Collection Link: <text:a xlink:type="simple" xlink:href="https://liveuamap.com/en/2023/08-april-sumska-oblast1221-red-alert-aerial-tg" text:style-name="Internet_20_link" text:visited-style-name="Visited_20_Internet_20_Link">
https://liveuamap.com/en/2023/08-april-sumska-oblast1221-red-alert-aerial-tg</text:a>
</text:p>
      <text:p text:style-name="P4">
Source: <text:a xlink:type="simple" xlink:href="https://t.me/air_alert_ua/42778" text:style-name="Internet_20_link" text:visited-style-name="Visited_20_Internet_20_Link">
https://t.me/air_alert_ua/42778</text:a>
</text:p>
      <!--NEWS-->
      <text:h text:style-name="P10" text:outline-level="1">
<text:span text:style-name="T4">
Kharkiv, Kharkivska Oblast(13:12). Red Alert: aerial threat. Sirens sounding. Take cover now!</text:span>
</text:h>
      <text:p text:style-name="P4">
Authors: liveuamap (Language: en)</text:p>
      <text:p text:style-name="P4">
Time: 2023-04-08T07:14:00</text:p>
      <text:p text:style-name="P4">
Location: Kharkiv (Latitude:49.98081000 Longtitude:36.25272000)</text:p>
      <text:p text:style-name="P4">
Videos: []</text:p>
      <text:p text:style-name="P4">
Images: []</text:p>
      <text:p text:style-name="P4">
Tags: ["Europe", "Central and Eastern Europe"]</text:p>
      <text:p text:style-name="P4">
ID: 22554601</text:p>
      <!--METADATA-->
      <text:p text:style-name="P4">
Kharkiv, Kharkivska Oblast(13:12). Red Alert: aerial threat. Sirens sounding.Take cover now!</text:p>
      <text:p text:style-name="P4">
News Collection Link: <text:a xlink:type="simple" xlink:href="https://liveuamap.com/en/2023/08-april-kharkiv-kharkivska-oblast1312-red-alg" text:style-name="Internet_20_link" text:visited-style-name="Visited_20_Internet_20_Link">
https://liveuamap.com/en/2023/08-april-kharkiv-kharkivska-oblast1312-red-alg</text:a>
</text:p>
      <text:p text:style-name="P4">
Source: <text:a xlink:type="simple" xlink:href="https://t.me/air_alert_ua/42781" text:style-name="Internet_20_link" text:visited-style-name="Visited_20_Internet_20_Link">
https://t.me/air_alert_ua/42781</text:a>
</text:p>
      <!--NEWS-->
      <text:h text:style-name="P10" text:outline-level="1">
<text:span text:style-name="T4">
Dnipro, Dnipropetrovska Oblast(13:13). Red Alert: aerial threat. Sirens sounding. Take cover ...</text:span>
</text:h>
      <text:p text:style-name="P4">
Authors: liveuamap (Language: en)</text:p>
      <text:p text:style-name="P4">
Time: 2023-04-08T07:15:00</text:p>
      <text:p text:style-name="P4">
Location: Dnipro (Latitude:48.45930000 Longtitude:35.03865000)</text:p>
      <text:p text:style-name="P4">
Videos: []</text:p>
      <text:p text:style-name="P4">
Images: []</text:p>
      <text:p text:style-name="P4">
Tags: ["Europe", "Central and Eastern Europe"]</text:p>
      <text:p text:style-name="P4">
ID: 22554602</text:p>
      <!--METADATA-->
      <text:p text:style-name="P4">
Dnipro, Dnipropetrovska Oblast(13:13). Red Alert: aerial threat. Sirenssounding. Take cover now!</text:p>
      <text:p text:style-name="P4">
News Collection Link: <text:a xlink:type="simple" xlink:href="https://liveuamap.com/en/2023/08-april-dnipro-dnipropetrovska-oblast1313-reg" text:style-name="Internet_20_link" text:visited-style-name="Visited_20_Internet_20_Link">
https://liveuamap.com/en/2023/08-april-dnipro-dnipropetrovska-oblast1313-reg</text:a>
</text:p>
      <text:p text:style-name="P4">
Source: <text:a xlink:type="simple" xlink:href="https://t.me/suspilnednipro/14213" text:style-name="Internet_20_link" text:visited-style-name="Visited_20_Internet_20_Link">
https://t.me/suspilnednipro/14213</text:a>
</text:p>
      <!--NEWS-->
      <text:h text:style-name="P10" text:outline-level="1">
<text:span text:style-name="T4">
Zaporizka Oblast, Poltavska Oblast, Donetsk Oblast(13:15). Red Alert: aerial threat. Sirens s...</text:span>
</text:h>
      <text:p text:style-name="P4">
Authors: liveuamap (Language: en)</text:p>
      <text:p text:style-name="P4">
Time: 2023-04-08T07:17:00</text:p>
      <text:p text:style-name="P4">
Location: Zaporizka Oblast (Latitude:47.612231 Longtitude:35.765761)</text:p>
      <text:p text:style-name="P4">
Videos: []</text:p>
      <text:p text:style-name="P4">
Images: []</text:p>
      <text:p text:style-name="P4">
Tags: ["Europe", "Central and Eastern Europe"]</text:p>
      <text:p text:style-name="P4">
ID: 22554603</text:p>
      <!--METADATA-->
      <text:p text:style-name="P4">
Zaporizka Oblast, Poltavska Oblast, Donetsk Oblast(13:15). Red Alert: aerialthreat. Sirens sounding. Take cover now!</text:p>
      <text:p text:style-name="P4">
News Collection Link: <text:a xlink:type="simple" xlink:href="https://liveuamap.com/en/2023/08-april-zaporizka-oblast-poltavska-oblast-dog" text:style-name="Internet_20_link" text:visited-style-name="Visited_20_Internet_20_Link">
https://liveuamap.com/en/2023/08-april-zaporizka-oblast-poltavska-oblast-dog</text:a>
</text:p>
      <text:p text:style-name="P4">
Source: <text:a xlink:type="simple" xlink:href="https://t.me/air_alert_ua/42785" text:style-name="Internet_20_link" text:visited-style-name="Visited_20_Internet_20_Link">
https://t.me/air_alert_ua/42785</text:a>
</text:p>
      <!--NEWS-->
      <text:h text:style-name="P10" text:outline-level="1">
<text:span text:style-name="T4">
Sumska Oblast(13:16). Red Alert: aerial threat. Sirens sounding. Take cover now!</text:span>
</text:h>
      <text:p text:style-name="P4">
Authors: liveuamap (Language: en)</text:p>
      <text:p text:style-name="P4">
Time: 2023-04-08T07:19:00</text:p>
      <text:p text:style-name="P4">
Location: Sumska Oblast (Latitude:50.99974 Longtitude:33.99943)</text:p>
      <text:p text:style-name="P4">
Videos: []</text:p>
      <text:p text:style-name="P4">
Images: []</text:p>
      <text:p text:style-name="P4">
Tags: ["Europe", "Central and Eastern Europe"]</text:p>
      <text:p text:style-name="P4">
ID: 22554604</text:p>
      <!--METADATA-->
      <text:p text:style-name="P4">
Sumska Oblast(13:16). Red Alert: aerial threat. Sirens sounding. Take covernow!</text:p>
      <text:p text:style-name="P4">
News Collection Link: <text:a xlink:type="simple" xlink:href="https://liveuamap.com/en/2023/08-april-sumska-oblast1316-red-alert-aerial-tg" text:style-name="Internet_20_link" text:visited-style-name="Visited_20_Internet_20_Link">
https://liveuamap.com/en/2023/08-april-sumska-oblast1316-red-alert-aerial-tg</text:a>
</text:p>
      <text:p text:style-name="P4">
Source: <text:a xlink:type="simple" xlink:href="https://t.me/air_alert_ua/42786" text:style-name="Internet_20_link" text:visited-style-name="Visited_20_Internet_20_Link">
https://t.me/air_alert_ua/42786</text:a>
</text:p>
      <!--NEWS-->
      <text:h text:style-name="P10" text:outline-level="1">
<text:span text:style-name="T4">
Zaporizka Oblast(14:04). Red Alert: aerial threat. Sirens sounding. Take cover now!</text:span>
</text:h>
      <text:p text:style-name="P4">
Authors: liveuamap (Language: en)</text:p>
      <text:p text:style-name="P4">
Time: 2023-04-08T08:07:00</text:p>
      <text:p text:style-name="P4">
Location: Zaporizka Oblast (Latitude:47.611161 Longtitude:35.764721)</text:p>
      <text:p text:style-name="P4">
Videos: []</text:p>
      <text:p text:style-name="P4">
Images: []</text:p>
      <text:p text:style-name="P4">
Tags: ["Europe", "Central and Eastern Europe"]</text:p>
      <text:p text:style-name="P4">
ID: 22554606</text:p>
      <!--METADATA-->
      <text:p text:style-name="P4">
Zaporizka Oblast(14:04). Red Alert: aerial threat. Sirens sounding. Take covernow!</text:p>
      <text:p text:style-name="P4">
News Collection Link: <text:a xlink:type="simple" xlink:href="https://liveuamap.com/en/2023/08-april-zaporizka-oblast1404-red-alert-aeriag" text:style-name="Internet_20_link" text:visited-style-name="Visited_20_Internet_20_Link">
https://liveuamap.com/en/2023/08-april-zaporizka-oblast1404-red-alert-aeriag</text:a>
</text:p>
      <text:p text:style-name="P4">
Source: <text:a xlink:type="simple" xlink:href="https://t.me/air_alert_ua/42793" text:style-name="Internet_20_link" text:visited-style-name="Visited_20_Internet_20_Link">
https://t.me/air_alert_ua/42793</text:a>
</text:p>
      <!--NEWS-->
      <text:h text:style-name="P10" text:outline-level="1">
<text:span text:style-name="T4">
Donetsk Oblast(15:00). Red Alert: aerial threat. Sirens sounding. Take cover now!</text:span>
</text:h>
      <text:p text:style-name="P4">
Authors: liveuamap (Language: en)</text:p>
      <text:p text:style-name="P4">
Time: 2023-04-08T09:01:00</text:p>
      <text:p text:style-name="P4">
Location: Donetsk Oblast (Latitude:48.72744 Longtitude:37.5781)</text:p>
      <text:p text:style-name="P4">
Videos: []</text:p>
      <text:p text:style-name="P4">
Images: []</text:p>
      <text:p text:style-name="P4">
Tags: ["Europe", "Central and Eastern Europe"]</text:p>
      <text:p text:style-name="P4">
ID: 22554607</text:p>
      <!--METADATA-->
      <text:p text:style-name="P4">
Donetsk Oblast(15:00). Red Alert: aerial threat. Sirens sounding. Take covernow!</text:p>
      <text:p text:style-name="P4">
News Collection Link: <text:a xlink:type="simple" xlink:href="https://liveuamap.com/en/2023/08-april-donetsk-oblast1500-red-alert-aerial-g" text:style-name="Internet_20_link" text:visited-style-name="Visited_20_Internet_20_Link">
https://liveuamap.com/en/2023/08-april-donetsk-oblast1500-red-alert-aerial-g</text:a>
</text:p>
      <text:p text:style-name="P4">
Source: <text:a xlink:type="simple" xlink:href="https://t.me/air_alert_ua/42795" text:style-name="Internet_20_link" text:visited-style-name="Visited_20_Internet_20_Link">
https://t.me/air_alert_ua/42795</text:a>
</text:p>
      <!--NEWS-->
      <text:h text:style-name="P10" text:outline-level="1">
<text:span text:style-name="T4">
Donetsk Oblast(16:08). Red Alert: aerial threat. Sirens sounding. Take cover now!</text:span>
</text:h>
      <text:p text:style-name="P4">
Authors: liveuamap (Language: en)</text:p>
      <text:p text:style-name="P4">
Time: 2023-04-08T10:09:00</text:p>
      <text:p text:style-name="P4">
Location: Donetsk Oblast (Latitude:48.72699 Longtitude:37.57815)</text:p>
      <text:p text:style-name="P4">
Videos: []</text:p>
      <text:p text:style-name="P4">
Images: []</text:p>
      <text:p text:style-name="P4">
Tags: ["Europe", "Central and Eastern Europe"]</text:p>
      <text:p text:style-name="P4">
ID: 22554608</text:p>
      <!--METADATA-->
      <text:p text:style-name="P4">
Donetsk Oblast(16:08). Red Alert: aerial threat. Sirens sounding. Take covernow!</text:p>
      <text:p text:style-name="P4">
News Collection Link: <text:a xlink:type="simple" xlink:href="https://liveuamap.com/en/2023/08-april-donetsk-oblast1608-red-alert-aerial-g" text:style-name="Internet_20_link" text:visited-style-name="Visited_20_Internet_20_Link">
https://liveuamap.com/en/2023/08-april-donetsk-oblast1608-red-alert-aerial-g</text:a>
</text:p>
      <text:p text:style-name="P4">
Source: <text:a xlink:type="simple" xlink:href="https://t.me/air_alert_ua/42797" text:style-name="Internet_20_link" text:visited-style-name="Visited_20_Internet_20_Link">
https://t.me/air_alert_ua/42797</text:a>
</text:p>
      <!--NEWS-->
      <text:h text:style-name="P10" text:outline-level="1">
<text:span text:style-name="T4">
Kherson, Khersonska Oblast(19:20). Red Alert: aerial threat. Sirens sounding. Take cover now!</text:span>
</text:h>
      <text:p text:style-name="P4">
Authors: liveuamap (Language: en)</text:p>
      <text:p text:style-name="P4">
Time: 2023-04-08T13:21:00</text:p>
      <text:p text:style-name="P4">
Location: Kherson (Latitude:46.65663 Longtitude:32.61895)</text:p>
      <text:p text:style-name="P4">
Videos: []</text:p>
      <text:p text:style-name="P4">
Images: []</text:p>
      <text:p text:style-name="P4">
Tags: ["Europe", "Central and Eastern Europe"]</text:p>
      <text:p text:style-name="P4">
ID: 22554648</text:p>
      <!--METADATA-->
      <text:p text:style-name="P4">
Kherson, Khersonska Oblast(19:20). Red Alert: aerial threat. Sirens sounding.Take cover now!</text:p>
      <text:p text:style-name="P4">
News Collection Link: <text:a xlink:type="simple" xlink:href="https://liveuamap.com/en/2023/08-april-kherson-khersonska-oblast1920-red-alg" text:style-name="Internet_20_link" text:visited-style-name="Visited_20_Internet_20_Link">
https://liveuamap.com/en/2023/08-april-kherson-khersonska-oblast1920-red-alg</text:a>
</text:p>
      <text:p text:style-name="P4">
Source: <text:a xlink:type="simple" xlink:href="https://t.me/air_alert_ua/42799" text:style-name="Internet_20_link" text:visited-style-name="Visited_20_Internet_20_Link">
https://t.me/air_alert_ua/42799</text:a>
</text:p>
      <!--NEWS-->
      <text:h text:style-name="P10" text:outline-level="1">
<text:span text:style-name="T4">
Zaporizka Oblast(00:48). Red Alert: aerial threat. Sirens sounding. Take cover now!</text:span>
</text:h>
      <text:p text:style-name="P4">
Authors: liveuamap (Language: en)</text:p>
      <text:p text:style-name="P4">
Time: 2023-04-08T18:50:00</text:p>
      <text:p text:style-name="P4">
Location: Zaporizka Oblast (Latitude:47.612021 Longtitude:35.765261)</text:p>
      <text:p text:style-name="P4">
Videos: []</text:p>
      <text:p text:style-name="P4">
Images: []</text:p>
      <text:p text:style-name="P4">
Tags: ["Europe", "Central and Eastern Europe"]</text:p>
      <text:p text:style-name="P4">
ID: 22554685</text:p>
      <!--METADATA-->
      <text:p text:style-name="P4">
Zaporizka Oblast(00:48). Red Alert: aerial threat. Sirens sounding. Take covernow!</text:p>
      <text:p text:style-name="P4">
News Collection Link: <text:a xlink:type="simple" xlink:href="https://liveuamap.com/en/2023/08-april-zaporizka-oblast0048-red-alert-aeriag" text:style-name="Internet_20_link" text:visited-style-name="Visited_20_Internet_20_Link">
https://liveuamap.com/en/2023/08-april-zaporizka-oblast0048-red-alert-aeriag</text:a>
</text:p>
      <text:p text:style-name="P4">
Source: <text:a xlink:type="simple" xlink:href="https://t.me/air_alert_ua/42802" text:style-name="Internet_20_link" text:visited-style-name="Visited_20_Internet_20_Link">
https://t.me/air_alert_ua/42802</text:a>
</text:p>
      <!--NEWS-->
      <text:h text:style-name="P10" text:outline-level="1">
<text:span text:style-name="T4">
У Києві вшанували спортсменів, які загинули через війну</text:span>
</text:h>
      <text:p text:style-name="P4">
Author: ['АРМІЯINFORM']</text:p>
      <text:p text:style-name="P4">
Time: 2023-04-08T61:00:00-04:00</text:p>
      <text:p text:style-name="P4">
Description: Акція пам’яті пройшла у «Кличко Експо» на НСК «Олімпійський». Під портретами розміст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07_14-00-22.jpg" text:style-name="Internet_20_link" text:visited-style-name="Visited_20_Internet_20_Link">
photo_2023-04-07_14-00-22.jpg</text:a>
', '<text:a xlink:type="simple" xlink:href="https://vechirniy.kyiv.ua/uploads/2023/04/06/642ee1d07a750.jpg" text:style-name="Internet_20_link" text:visited-style-name="Visited_20_Internet_20_Link">
642ee1d07a750.jpg</text:a>
']</text:p>
      <text:p text:style-name="P4">
Tags: []</text:p>
      <text:p text:style-name="P4">
Category: News</text:p>
      <!--METADATA-->
      <text:p text:style-name="P4">
<draw:frame draw:style-name="fr1" draw:name="Image2" text:anchor-type="as-char" svg:width="6.9236in" svg:height="4.615733in" draw:z-index="0">
<draw:image xlink:href="../Images/AРМІЯINFORM/2023-04-08T61-00-00-04-00/photo_2023-04-07_14-00-22.jpg" xlink:type="simple" xlink:show="embed" xlink:actuate="onLoad" draw:mime-type="image/jpeg"/>
</draw:frame>
</text:p>
      <text:p text:style-name="P4">
Акція пам’яті пройшла у «Кличко Експо» на НСК «Олімпійський». Під портретамирозмістили інсталяцію з взуттям. Серед них є одна боксерська рукавичка.Особисті речі належать спортсменам та тренерам, які загинули через російськуокупацію, ворожі обстріли або ж захищали Україну на полі бою.</text:p>
      <text:p text:style-name="P4">
Про це<text:a xlink:type="simple" xlink:href="https://vechirniy.kyiv.ua/news/81073/#:~:text=%D0%90%D0%BA%D1%86%D1%96%D1%8E%20%C2%AB%D0%AF%D0%BD%D0%B3%D0%BE%D0%BB%D0%B8%20%D1%81%D0%BF%D0%BE%D1%80%D1%82%D1%83%3A%20%D1%80%D1%96%D0%BA%20%D0%BF%D0%B0%D0%BC,%D0%BA%D1%80%D0%B0%D1%97%D0%BD%D0%B8%2C%20%D0%B6%D0%B8%D1%82%D1%82%D1%8F%20%D1%8F%D0%BA%D0%B8%D1%85%20%D0%B7%D0%B0%D0%B1%D1%80%D0%B0%D0%BB%D0%B0%20%D0%B2%D1%96%D0%B9%D0%BD%D0%B0." text:style-name="Internet_20_link" text:visited-style-name="Visited_20_Internet_20_Link">
повідомляє</text:a>
Вечірній Київ.<draw:frame draw:style-name="fr1" draw:name="Image3" text:anchor-type="as-char" svg:width="6.9236in" svg:height="4.61393in" draw:z-index="0">
<draw:image xlink:href="../Images/AРМІЯINFORM/2023-04-08T61-00-00-04-00/642ee1d07a750.jpg" xlink:type="simple" xlink:show="embed" xlink:actuate="onLoad" draw:mime-type="image/jpeg"/>
</draw:frame>
</text:p>
      <text:p text:style-name="P4">
Як наголосила директорка Департаменту молоді та спорту КМДА Юлія Хан,російська військова агресія на території України несе суцільну руйнацію тасмерть.</text:p>
      <text:p text:style-name="P4">
«Серед загиблих — чемпіони світу, Європи, багаторазові переможці національнихпершостей з олімпійських та неолімпійських видів спорту. Тут також є історіїветеранів спорту та тих, хто тільки починали свій спортивний шлях. Неможливонавіть уявити скільки всього вони б ще встигли зробити, якби війна не забралав них життя», — розповіла Юлія Хан.</text:p>
      <text:p text:style-name="P4">
Ніна Семенівна втратила на війні сина. Вадим Зеленюк загинув на Донеччині підчас виконання бойового завдання, прикриваючи товаришів. Він був бронзовимпризером чемпіонату світу з бойового самбо та чемпіоном Європи зуніверсального бою. На честь Героя України буде проводитися щорічний турнір зсамбо.</text:p>
      <text:p text:style-name="P4">
Батько Олександри Захарової, альпініст Олександр Заколодний, загинув у боях заСоледар, рятуючи друга Григорія Григор’єва. Олександр був членом збірноїУкраїни з альпінізму. За сходження на п’ять найвищих вершин Паміру і Тянь-Шанюздобув звання «Сніговий барс».</text:p>
      <text:p text:style-name="P4">
Всю родину Олени Радченко викрали і закатували рашисти. Мати Олени, ОльгаСухенко була старостою села Мотижин. Батько Ігор очолював місцевий аматорськийфутбольний клуб «Колос». Брат Олександр теж був футболістом, на позиціїправого вінгера та нападника ФК «Чайка» виступав у Другій лізі чемпіонатуУкраїни у сезоні 2018-2019 рр.</text:p>
      <text:p text:style-name="P4">
Подію «Янголи спорту: рік пам’яті» відвідали родини загиблих та спортсмени —олімпійська призерка Ольга Саладуха, тенісист Сергій Стаховський, фристайліст,олімпійський чемпіон Олександр Абраменко, веслувальник-каноїст, дворазовийолімпійський чемпіон Юрій Чебан, футболіст Владислав Ващук та гімнаст,олімпійський чемпіон Олег Верняєв.</text:p>
      <text:p text:style-name="P4">
За словами Олега Верняєва, з моменту повномасштабного вторгнення від рукворогів загинули понад 250 спортсменів і тренерів.</text:p>
      <text:p text:style-name="P4">
«Дехто з них за життя свідомо взяв до рук зброю, пішов захищати нашу державута загинув у бою. До інших російська ракета прилетіла в дім, — зазначив ОлегВерняєв. — Проєкт „Янголи спорту“ зібрав історії атлетів, які більше ніколи невийдуть на спортивні арени, не піднімуть синьо-жовтий стяг на п’єдесталах. Їхзабрала війна. Кожна історія трагічної смерті українських спортсменівзаслуговує на те, щоб її почув увесь світ. Вічна слава та низький уклін нашимГероям».</text:p>
      <text:p text:style-name="P4">
У столиці проєкт «Янголи спорту» вперше<text:a xlink:type="simple" xlink:href="https://vechirniy.kyiv.ua/news/72962/" text:style-name="Internet_20_link" text:visited-style-name="Visited_20_Internet_20_Link">
презентували</text:a>
 у жовтні 2022 року.Історії представників спортивної спільноти, що загинули через війну, на<text:a xlink:type="simple" xlink:href="https://yangoly-sportu.teamukraine.com.ua/" text:style-name="Internet_20_link" text:visited-style-name="Visited_20_Internet_20_Link">
сайті-реквіємі</text:a>
 «Янголи спорту»зібрав Спортивний комітет України.</text:p>
      <text:p text:style-name="P4">
Source: <text:a xlink:type="simple" xlink:href="https://armyinform.com.ua/2023/04/08/u-kyyevi-vshanuvaly-sportsmeniv-yaki-zagynuly-cherez-vijnu/" text:style-name="Internet_20_link" text:visited-style-name="Visited_20_Internet_20_Link">
https://armyinform.com.ua/2023/04/08/u-kyyevi-vshanuvaly-sportsmeniv-yaki-zagynuly-cherez-vijnu/</text:a>
</text:p>
      <!--NEWS-->
      <text:h text:style-name="P10" text:outline-level="1">
<text:span text:style-name="T4">
Політологу з Хмельниччини повідомлено про підозру в держзраді</text:span>
</text:h>
      <text:p text:style-name="P4">
Author: ['АРМІЯINFORM']</text:p>
      <text:p text:style-name="P4">
Time: 2023-04-08T62:00:00-04:00</text:p>
      <text:p text:style-name="P4">
Description: За процесуального керівництва Київської міської прокуратури громадянину України заоч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0-5.jpg" text:style-name="Internet_20_link" text:visited-style-name="Visited_20_Internet_20_Link">
10-5.jpg</text:a>
']</text:p>
      <text:p text:style-name="P4">
Tags: ['STOPRUSSIA', 'АГРЕСІЯ РФ', 'ОФІС ГЕНЕРАЛЬНОГО ПРОКУРОРА УКРАЇНИ']</text:p>
      <text:p text:style-name="P4">
Category: News</text:p>
      <!--METADATA-->
      <text:p text:style-name="P4">
<draw:frame draw:style-name="fr1" draw:name="Image4" text:anchor-type="as-char" svg:width="6.9236in" svg:height="3.63489in" draw:z-index="0">
<draw:image xlink:href="../Images/AРМІЯINFORM/2023-04-08T62-00-00-04-00/10-5.jpg" xlink:type="simple" xlink:show="embed" xlink:actuate="onLoad" draw:mime-type="image/jpeg"/>
</draw:frame>
</text:p>
      <text:p text:style-name="P4">
За процесуального керівництва Київської міської прокуратури громадянинуУкраїни заочно повідомлено про підозру у державній зраді та приниженнінаціональної честі і гідності.</text:p>
      <text:p text:style-name="P4">
За даними слідства, ще до початку повномасштабного вторгнення держави-агресорав Україну уродженець Хмельницької області почав активно допомагати РФ впроведенні підривної діяльності.</text:p>
      <text:p text:style-name="P4">
На виконання завдань російських кураторів він готував та публікував усоціальних мережах деструктивну пропаганду, в якій висловлював проросійськіпогляди. У якості політолога він неодноразово брав участь у різних політичнихшоу, в тому числі на російських телеканалах.</text:p>
      <text:p text:style-name="P4">
У своїх публікаціях та виступах підозрюваний поширював російські наративи про«нацизм в Україні», пропагував ідеї, спрямовані на дискредитацію незалежностінашої держави.</text:p>
      <text:p text:style-name="P4">
Політолог переконував свою аудиторію у помилковості зовнішньої політикиУкраїни, орієнтованої на євроінтеграцію.</text:p>
      <text:p text:style-name="P4">
Зазначені публікації та відеозаписи активно «розганялися» пропагандистами вінтернеті та соцмережах і були доступними необмеженій кількості користувачів.</text:p>
      <text:p text:style-name="P4">
Своїми діями політолог вчинив шкоду суверенітету, територіальній цілісності,недоторканості та інформаційній безпеці України, надавши допомогупредставникам РФ в проведенні підривної діяльності проти України вінформаційній сфері.</text:p>
      <text:p text:style-name="P4">
Досудове розслідування здійснюється слідчими ГУ СБУ України в м. Києві таКиївській області за оперативного супроводу СБУ.</text:p>
      <text:p text:style-name="P4">
<text:span text:style-name="T5">
Джерело:<text:a xlink:type="simple" xlink:href="https://gp.gov.ua/ua/posts/politologu-povidomleno-pro-pidozru-u-derzzradi-ta-prinizenni-nacionalnoyi-cesti-i-gidnosti" text:style-name="Internet_20_link" text:visited-style-name="Visited_20_Internet_20_Link">
Офіс Генерального прокурораУкраїни</text:a>
</text:span>
</text:p>
      <text:p text:style-name="P4">
Source: <text:a xlink:type="simple" xlink:href="https://armyinform.com.ua/2023/04/08/politologu-z-hmelnychchyny-povidomleno-pro-pidozru-u-derzhzradi/" text:style-name="Internet_20_link" text:visited-style-name="Visited_20_Internet_20_Link">
https://armyinform.com.ua/2023/04/08/politologu-z-hmelnychchyny-povidomleno-pro-pidozru-u-derzhzradi/</text:a>
</text:p>
      <!--NEWS-->
      <text:h text:style-name="P10" text:outline-level="1">
<text:span text:style-name="T4">
В Україні запрацював мобільний застосунок для пошуку зниклих безвісти дітей</text:span>
</text:h>
      <text:p text:style-name="P4">
Author: ['АРМІЯINFORM']</text:p>
      <text:p text:style-name="P4">
Time: 2023-04-08T63:00:00-04:00</text:p>
      <text:p text:style-name="P4">
Description: Серед функцій застосунку Reunite Ukraine — возз’єднання членів сімей ВПО, родин,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07_11-02-33.jpg" text:style-name="Internet_20_link" text:visited-style-name="Visited_20_Internet_20_Link">
photo_2023-04-07_11-02-33.jpg</text:a>
']</text:p>
      <text:p text:style-name="P4">
Tags: ['STOPRUSSIA', 'ВТОРГНЕННЯ РФ']</text:p>
      <text:p text:style-name="P4">
Category: News</text:p>
      <!--METADATA-->
      <text:p text:style-name="P4">
<draw:frame draw:style-name="fr1" draw:name="Image5" text:anchor-type="as-char" svg:width="6.9236in" svg:height="5.804039in" draw:z-index="0">
<draw:image xlink:href="../Images/AРМІЯINFORM/2023-04-08T63-00-00-04-00/photo_2023-04-07_11-02-33.jpg" xlink:type="simple" xlink:show="embed" xlink:actuate="onLoad" draw:mime-type="image/jpeg"/>
</draw:frame>
</text:p>
      <text:p text:style-name="P4">
Серед функцій застосунку Reunite Ukraine — возз’єднання членів сімей ВПО,родин, які виїхали за межі України або були незаконно депортовані до рф,білорусі чи тимчасово окупованих територій України.</text:p>
      <text:p text:style-name="P4">
Як він працює:</text:p>
      <ul>
        <li>
Завантажте безкоштовний застосунок <text:a xlink:type="simple" xlink:href="https://apps.apple.com/lu/app/reunite-ukraine/id6444649623" text:style-name="Internet_20_link" text:visited-style-name="Visited_20_Internet_20_Link">
Reunite Ukraine</text:a>
 в App Store, або <text:a xlink:type="simple" xlink:href="https://play.google.com/store/apps/details" text:style-name="Internet_20_link" text:visited-style-name="Visited_20_Internet_20_Link">
Reunite Ukraine</text:a>
 в Google Play.  * Створіть профіль. Вкажіть інформацію про себе та свою родину, додайте фото тієї особи, яка розшукується. Чим більше даних вказуєте, тим ефективнішим буде пошук.  * Технологія штучного інтелекту Reunite Ukraine зіставить ваші дані із даними членів вашої родини, коли вони також створять профілі.  * У разі збігу інформації, між двома профілями працівники поліції їх перевірять.  * Особи, дані яких збігаються в застосунку та перевірені поліцією, отримують сповіщення та дають згоду на обмін повідомленнями.</li>
      </ul>
      <text:p text:style-name="P4">
<text:span text:style-name="T5">
Джерело:<text:a xlink:type="simple" xlink:href="https://www.facebook.com/komitetG/posts/pfbid0DEENwhBfW3vZLnLXEQngCbowi6BZWzde3xSEFX4QrdVmhuBuwPUEQf4s3Ve6oppxl" text:style-name="Internet_20_link" text:visited-style-name="Visited_20_Internet_20_Link">
Комітет гуманітарної та інформаційноїполітики</text:a>
</text:span>
</text:p>
      <text:p text:style-name="P4">
Source: <text:a xlink:type="simple" xlink:href="https://armyinform.com.ua/2023/04/08/v-ukrayini-zapraczyuvav-mobilnyj-zastosunok-dlya-poshuku-znyklyh-bezvisty-ditej/" text:style-name="Internet_20_link" text:visited-style-name="Visited_20_Internet_20_Link">
https://armyinform.com.ua/2023/04/08/v-ukrayini-zapraczyuvav-mobilnyj-zastosunok-dlya-poshuku-znyklyh-bezvisty-ditej/</text:a>
</text:p>
      <!--NEWS-->
      <text:h text:style-name="P10" text:outline-level="1">
<text:span text:style-name="T4">
У Кропивницькому ліквідували ботоферму на понад 3 тисячі фейкових акаунтів</text:span>
</text:h>
      <text:p text:style-name="P4">
Author: ['АРМІЯINFORM']</text:p>
      <text:p text:style-name="P4">
Time: 2023-04-08T64:00:00-04:00</text:p>
      <text:p text:style-name="P4">
Description: Кіберфахівці Служби безпеки України нейтралізували у Кропивницькому ботоферму, яка дія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27b16d12586c2a85448972d5370cca3.jpeg" text:style-name="Internet_20_link" text:visited-style-name="Visited_20_Internet_20_Link">
027b16d12586c2a85448972d5370cca3.jpeg</text:a>
', '<text:a xlink:type="simple" xlink:href="https://armyinform.com.ua/wp-content/uploads/2023/04/a6d3d5a02283214b4b803515d686d498.jpeg" text:style-name="Internet_20_link" text:visited-style-name="Visited_20_Internet_20_Link">
a6d3d5a02283214b4b803515d686d498.jpeg</text:a>
']</text:p>
      <text:p text:style-name="P4">
Tags: ['STOPRUSSIA', 'ВТОРГНЕННЯ РФ', 'СБУ']</text:p>
      <text:p text:style-name="P4">
Category: News</text:p>
      <!--METADATA-->
      <text:p text:style-name="P4">
<draw:frame draw:style-name="fr1" draw:name="Image6" text:anchor-type="as-char" svg:width="6.9236in" svg:height="4.615733in" draw:z-index="0">
<draw:image xlink:href="../Images/AРМІЯINFORM/2023-04-08T64-00-00-04-00/027b16d12586c2a85448972d5370cca3.jpeg" xlink:type="simple" xlink:show="embed" xlink:actuate="onLoad" draw:mime-type="image/jpeg"/>
</draw:frame>
</text:p>
      <text:p text:style-name="P4">
Кіберфахівці Служби безпеки України нейтралізували у Кропивницькому ботоферму,яка діяла на користь російських спецслужб.</text:p>
      <text:p text:style-name="P4">
У результаті слідчо-оперативних дій затримано організатора ворожого«осередку». Ним виявився переселенець із Запоріжжя, який переїхав наКіровоградщину після початку повномасштабного вторгнення.</text:p>
      <text:p text:style-name="P4">
Там він розпочав масово створювати анонімні акаунти у соцмережах і продаватиїх через даркнет. Відповідне обладнання встановив в орендованій квартиріодного зі спальних районів обласного центру</text:p>
      <text:p text:style-name="P4">
Середня вартість одного боту – 200 грн.</text:p>
      <text:p text:style-name="P4">
Встановлено, що зловмисник створив майже 3 тис. фейкових акаунтів, якіпланував продати на загальну суму більше ніж пів мільйона грн.</text:p>
      <text:p text:style-name="P4">
Основними його «клієнтами» були представники російських спецслужб, а такожпідконтрольні їм прокремлівські пропагандисти.</text:p>
      <text:p text:style-name="P4">
Боти потрібні були агресору для «розгону» дезінформації нібито від іменіукраїнських громадян про ситуацію на фронті, а також для спроб дискредитаціїпідрозділів Сил оборони.</text:p>
      <text:p text:style-name="P4">
Таким чином ворог намагався розхитувати внутрішньо-політичну обстановку врізних регіонах України в умовах війни.</text:p>
      <text:p text:style-name="P4">
Під час обшуку в орендованій квартирі фігуранта виявлено:</text:p>
      <ul>
        <li>
комп’ютерну техніку;  * спеціалізоване обладнання;  * 3 тис. SIM-карток, які він використовував у протиправній діяльності.</li>
      </ul>
      <text:p text:style-name="P4">
<draw:frame draw:style-name="fr1" draw:name="Image7" text:anchor-type="as-char" svg:width="6.9236in" svg:height="4.615733in" draw:z-index="0">
<draw:image xlink:href="../Images/AРМІЯINFORM/2023-04-08T64-00-00-04-00/a6d3d5a02283214b4b803515d686d498.jpeg" xlink:type="simple" xlink:show="embed" xlink:actuate="onLoad" draw:mime-type="image/jpeg"/>
</draw:frame>
</text:p>
      <text:p text:style-name="P4">
Наразі слідчі Служби безпеки України повідомили зловмиснику про підозру завиправдовування, визнання правомірною, заперечення збройної агресії рф протиУкраїни та глорифікацію її учасників.</text:p>
      <text:p text:style-name="P4">
Вирішується питання щодо додаткової кваліфікації злочинних дій фігуранта таобрання йому міри запобіжного заходу – тримання під вартою.</text:p>
      <text:p text:style-name="P4">
Заходи проводили співробітники СБУ за процесуального керівництва обласноїпрокуратури.</text:p>
      <text:p text:style-name="P4">
<text:span text:style-name="T5">
Джерело:<text:a xlink:type="simple" xlink:href="https://ssu.gov.ua/novyny/sbu-likviduvala-u-kropyvnytskomu-botofermu-yaka-stvoryla-ponad-3-tysiachi-feikovykh-akauntiv-dlia-informdyversii-proty-ukrainy" text:style-name="Internet_20_link" text:visited-style-name="Visited_20_Internet_20_Link">
СБУ</text:a>
</text:span>
</text:p>
      <text:p text:style-name="P4">
Source: <text:a xlink:type="simple" xlink:href="https://armyinform.com.ua/2023/04/08/u-kropyvnyczkomu-likviduvaly-botofermu-na-ponad-3-tysyachi-fejkovyh-akauntiv/" text:style-name="Internet_20_link" text:visited-style-name="Visited_20_Internet_20_Link">
https://armyinform.com.ua/2023/04/08/u-kropyvnyczkomu-likviduvaly-botofermu-na-ponad-3-tysyachi-fejkovyh-akauntiv/</text:a>
</text:p>
      <!--NEWS-->
      <text:h text:style-name="P10" text:outline-level="1">
<text:span text:style-name="T4">
На користь ЗСУ передано 8 млн грн арештованих російських активів</text:span>
</text:h>
      <text:p text:style-name="P4">
Author: ['АРМІЯINFORM']</text:p>
      <text:p text:style-name="P4">
Time: 2023-04-08T65:00:00-04:00</text:p>
      <text:p text:style-name="P4">
Description: За клопотанням прокурорів в рамках розслідування кримінального провадження стосов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16_420.jpg" text:style-name="Internet_20_link" text:visited-style-name="Visited_20_Internet_20_Link">
16_420.jpg</text:a>
']</text:p>
      <text:p text:style-name="P4">
Tags: ['STOPRUSSIA', 'ВТОРГНЕННЯ РФ', 'ОФІС ГЕНЕРАЛЬНОГО ПРОКУРОРА УКРАЇНИ']</text:p>
      <text:p text:style-name="P4">
Category: News</text:p>
      <!--METADATA-->
      <text:p text:style-name="P4">
<draw:frame draw:style-name="fr1" draw:name="Image8" text:anchor-type="as-char" svg:width="6.9236in" svg:height="3.956343in" draw:z-index="0">
<draw:image xlink:href="../Images/AРМІЯINFORM/2023-04-08T65-00-00-04-00/16_420.jpg" xlink:type="simple" xlink:show="embed" xlink:actuate="onLoad" draw:mime-type="image/jpeg"/>
</draw:frame>
Ілюстративне фото</text:p>
      <text:p text:style-name="P4">
За клопотанням прокурорів в рамках розслідування кримінального провадженнястосовно резидента рф на користь Збройних Сил України передано 8 млн грнвилучених активів.</text:p>
      <text:p text:style-name="P4">
За даними слідства, службові особи та власники підприємства-резидента рфзапровадили протиправний фінансовий механізм безпідставного формуванняподаткового кредиту компаніям-резидентам, обготівковування та виведеннягрошових коштів за кордон. Такі дії наносять шкоду державній та економічнійбезпеці України.</text:p>
      <text:p text:style-name="P4">
За процесуального керівництва Подільської окружної прокуратури міста Києва заматеріалами Центрального МРВ ГУ СБУ у м. Києві та Київській областіздійснюється досудове розслідування у кримінальному провадженні за фактомможливого фінансування дій, вчинених з метою насильницької зміни чи поваленняконституційного ладу або захоплення державної влади, зміни меж території абодержавного кордону України, а також за фактом можливого зловживання своїмиповноваженнями службовими особами вказаного підприємства.</text:p>
      <text:p text:style-name="P4">
Наразі вживаються заходи щодо передачі на користь ЗСУ іншого майна.</text:p>
      <text:p text:style-name="P4">
<text:span text:style-name="T5">
Джерело:<text:a xlink:type="simple" xlink:href="https://gp.gov.ua/ua/posts/prokuratura-peredala-na-korist-zsu-8-mln-grn-arestovanix-rosiiskix-aktiviv" text:style-name="Internet_20_link" text:visited-style-name="Visited_20_Internet_20_Link">
Офіс Генерального прокурораУкраїни</text:a>
</text:span>
</text:p>
      <text:p text:style-name="P4">
Source: <text:a xlink:type="simple" xlink:href="https://armyinform.com.ua/2023/04/08/na-koryst-zsu-peredano-8-mln-grn-areshtovanyh-rosijskyh-aktyviv/" text:style-name="Internet_20_link" text:visited-style-name="Visited_20_Internet_20_Link">
https://armyinform.com.ua/2023/04/08/na-koryst-zsu-peredano-8-mln-grn-areshtovanyh-rosijskyh-aktyviv/</text:a>
</text:p>
      <!--NEWS-->
      <text:h text:style-name="P10" text:outline-level="1">
<text:span text:style-name="T4">
Повідомлено про підозру зраднику, який утримував у камерах викрадених окупантами патріотів</text:span>
</text:h>
      <text:p text:style-name="P4">
Author: ['АРМІЯINFORM']</text:p>
      <text:p text:style-name="P4">
Time: 2023-04-08T66:00:00-04:00</text:p>
      <text:p text:style-name="P4">
Description: Працівники ДБР повідомили про підозру колишньому кінологу херсонського СІЗО, я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ovidomilo-pro-pidozru-zradniku-yakij-utrimuvav-v-kamerah-sizo-vikradenih-okupantami-patriotiv-450x395-4fd-e1680877039807.jpeg" text:style-name="Internet_20_link" text:visited-style-name="Visited_20_Internet_20_Link">
povidomilo-pro-pidozru-zradniku-yakij-utrimuvav-v-kamerah-sizo-vikradenih-okupantami-patriotiv-450x395-4fd-e1680877039807.jpeg</text:a>
']</text:p>
      <text:p text:style-name="P4">
Tags: ['STOPRUSSIA', 'АГРЕСІЯ РФ', 'ДБР']</text:p>
      <text:p text:style-name="P4">
Category: News</text:p>
      <!--METADATA-->
      <text:p text:style-name="P4">
<draw:frame draw:style-name="fr1" draw:name="Image9" text:anchor-type="as-char" svg:width="6.9236in" svg:height="8.164078in" draw:z-index="0">
<draw:image xlink:href="../Images/AРМІЯINFORM/2023-04-08T66-00-00-04-00/povidomilo-pro-pidozru-zradniku-yakij-utrimuvav-v-kamerah-sizo-vikradenih-okupantami-patriotiv-450x395-4fd-e1680877039807.jpeg" xlink:type="simple" xlink:show="embed" xlink:actuate="onLoad" draw:mime-type="image/jpeg"/>
</draw:frame>
</text:p>
      <text:p text:style-name="P4">
Працівники ДБР повідомили про підозру колишньому кінологу херсонського СІЗО,який утримував в камерах викрадених окупантами патріотів.</text:p>
      <text:p text:style-name="P4">
Після початку тимчасової окупації Херсонської області та захоплення ДУ«Херсонський слідчий ізолятор», молодший інспектор-кінолог відділу охорониотримав від спецслужб рф пропозицію вступити до лав фейкового правоохоронногооргану «управление службы исполнения наказаний по Херсонской области».</text:p>
      <text:p text:style-name="P4">
Колишній правоохоронець зрадив присягу та добровільно обійняв посаду молодшогоінспектора чергової частини. Він виконував усі вказівки загарбника, всілякосприяв роботі установи, за що отримував зарплатню у рублях. Активно агітувавдо співпраці з ворогом: обдзвонював колишніх колег, закликав йти на службу донезаконно створеної установи.</text:p>
      <text:p text:style-name="P4">
Відомо, що він утримував в ізоляторі херсонців, яких окупанти викрадали такидав до камер за непокору, здійснював моральний тиск на ув’язнених,погрожував їм.</text:p>
      <text:p text:style-name="P4">
Після звільнення Херсону фігурант втік разом з військовослужбовцями рф.</text:p>
      <text:p text:style-name="P4">
За оперативного супроводу внутрішньої безпеки Нацполіції фігуранту повідомленопро підозру у колабораційній діяльності та державній зраді.</text:p>
      <text:p text:style-name="P4">
Санкція статті передбачає покарання у вигляді довічного ув’язнення.</text:p>
      <text:p text:style-name="P4">
Процесуальне керівництво здійснює Херсонська обласна прокуратура</text:p>
      <text:p text:style-name="P4">
Source: <text:a xlink:type="simple" xlink:href="https://armyinform.com.ua/2023/04/08/povidomleno-pro-pidozru-zradnyku-yakyj-utrymuvav-v-kamerah-vykradenyh-okupantamy-patriotiv/" text:style-name="Internet_20_link" text:visited-style-name="Visited_20_Internet_20_Link">
https://armyinform.com.ua/2023/04/08/povidomleno-pro-pidozru-zradnyku-yakyj-utrymuvav-v-kamerah-vykradenyh-okupantamy-patriotiv/</text:a>
</text:p>
      <!--NEWS-->
      <text:h text:style-name="P10" text:outline-level="1">
<text:span text:style-name="T4">
Останні події у брянській області свідчать — в середині рф можливий збройний протест проти діючого режиму — ГУР МОУ</text:span>
</text:h>
      <text:p text:style-name="P4">
Author: ['АРМІЯINFORM']</text:p>
      <text:p text:style-name="P4">
Time: 2023-04-08T67:00:00-04:00</text:p>
      <text:p text:style-name="P4">
Description: Попри заяви керівництва кремля, протест росіян проти діючого режиму цілком можлив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 'ГУР МОУ']</text:p>
      <text:p text:style-name="P4">
Category: News</text:p>
      <!--METADATA-->
      <text:p text:style-name="P4">
<draw:frame draw:style-name="fr1" draw:name="Image10" text:anchor-type="as-char" svg:width="6.9236in" svg:height="4.615733in" draw:z-index="0">
<draw:image xlink:href="../Images/AРМІЯINFORM/2023-04-08T67-00-00-04-00/poraneni-okupanty.jpg" xlink:type="simple" xlink:show="embed" xlink:actuate="onLoad" draw:mime-type="image/jpeg"/>
</draw:frame>
 Ілюстративне фото</text:p>
      <text:p text:style-name="P4">
Попри заяви керівництва кремля, протест росіян проти діючого режиму цілкомможливий. Яскраве підтвердження цьому, останні події в брянській області.Зокрема, в погарському районі відбулись заворушення. російські повстанцізнищили двох бойовиків окупаційної армії. Відзначається значна кількістьпоранених, точна цифра наразі уточнюється. Також виведено з ладу ворожий БТР.Пошкоджено іншу техніку, обладнання та майно окупантів.</text:p>
      <text:p text:style-name="P4">
Російський добровольчий корпус не вперше проводить подібні заходи, масштабяких лише зростає. Бійці завдали удару по військовому об’єкту тапоспілкувалися з місцевим населенням.</text:p>
      <text:p text:style-name="P4">
В результаті дій повстанців мирне населення не постраждало.</text:p>
      <text:p text:style-name="P4">
<text:span text:style-name="T5">
Джерело:<text:a xlink:type="simple" xlink:href="https://gur.gov.ua/content/ostanni-podii-v-brianskii-oblasti-svidchat-v-seredyni-rf-mozhlyvyi-zbroinyi-protest-proty-diiuchoho-rezhymu.html" text:style-name="Internet_20_link" text:visited-style-name="Visited_20_Internet_20_Link">
ГУР МОУ</text:a>
</text:span>
</text:p>
      <text:p text:style-name="P4">
Source: <text:a xlink:type="simple" xlink:href="https://armyinform.com.ua/2023/04/08/u-bryanskyj-oblasti-nevidomi-rozstrilyaly-rosijskyh-sylovykiv/" text:style-name="Internet_20_link" text:visited-style-name="Visited_20_Internet_20_Link">
https://armyinform.com.ua/2023/04/08/u-bryanskyj-oblasti-nevidomi-rozstrilyaly-rosijskyh-sylovykiv/</text:a>
</text:p>
      <!--NEWS-->
      <text:h text:style-name="P10" text:outline-level="1">
<text:span text:style-name="T4">
Українські воїни за минулу добу відбили понад 60 ворожих атак</text:span>
</text:h>
      <text:p text:style-name="P4">
Author: ['АРМІЯINFORM']</text:p>
      <text:p text:style-name="P4">
Time: 2023-04-08T68:00:00-04:00</text:p>
      <text:p text:style-name="P4">
Description: Противник продовжує зосереджувати основні зусилля на веденні наступальних д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5240289782989438827_y.jpg" text:style-name="Internet_20_link" text:visited-style-name="Visited_20_Internet_20_Link">
photo_5240289782989438827_y.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11" text:anchor-type="as-char" svg:width="6.9236in" svg:height="4.624748in" draw:z-index="0">
<draw:image xlink:href="../Images/AРМІЯINFORM/2023-04-08T68-00-00-04-00/photo_5240289782989438827_y.jpg" xlink:type="simple" xlink:show="embed" xlink:actuate="onLoad" draw:mime-type="image/jpeg"/>
</draw:frame>
 <text:span text:style-name="T4">
🔥 Ситуація щодоросійського вторгнення</text:span>
</text:p>
      <text:p text:style-name="P4">
Противник продовжує зосереджувати основні зусилля на веденні наступальних дійна Лиманському, Бахмутському, Авдіївському та Мар’їнському напрямках. Заминулу добу, завдяки мужності кожного воїна, було відбито понад 60 атакпротивника на зазначених напрямках.</text:p>
      <text:p text:style-name="P4">
Про це у Facebook<text:a xlink:type="simple" xlink:href="https://www.facebook.com/GeneralStaff.ua/posts/pfbid026X7dyboc8SrCdHkCehnTCzaawG7ZYQq6sziA5QM3v4UfpUAy89RpqP4MzTXjLetql" text:style-name="Internet_20_link" text:visited-style-name="Visited_20_Internet_20_Link">
повідомляє</text:a>
Генеральний штаб ЗСУ.</text:p>
      <text:p text:style-name="P4">
На Бахмутському напрямку ворог продовжує вести наступальні дії, намагаєтьсявзяти під повний контроль місто Бахмут, тривають жорстокі бої. Протягомминулої доби противник вів безуспішні наступальні дії в районі східнішеБогданівки та Іванівського. Підрозділи сил оборони відбили близько 20 атакпротивника на зазначеній ділянці фронту.</text:p>
      <text:p text:style-name="P4">
Source: <text:a xlink:type="simple" xlink:href="https://armyinform.com.ua/2023/04/08/ukrayinski-voyiny-za-mynulu-dobu-vidbyly-ponad-60-vorozhyh-atak/" text:style-name="Internet_20_link" text:visited-style-name="Visited_20_Internet_20_Link">
https://armyinform.com.ua/2023/04/08/ukrayinski-voyiny-za-mynulu-dobu-vidbyly-ponad-60-vorozhyh-atak/</text:a>
</text:p>
      <!--NEWS-->
      <text:h text:style-name="P10" text:outline-level="1">
<text:span text:style-name="T4">
На ТОТ окупанти активізували підготовку до евакуації місцевого населення до Криму</text:span>
</text:h>
      <text:p text:style-name="P4">
Author: ['АРМІЯINFORM']</text:p>
      <text:p text:style-name="P4">
Time: 2023-04-08T69:00:00-04:00</text:p>
      <text:p text:style-name="P4">
Description: На тимчасово зайнятих територіях Запорізької та Херсонської областей росій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7_main-v1660280985.jpg" text:style-name="Internet_20_link" text:visited-style-name="Visited_20_Internet_20_Link">
37_main-v1660280985.jpg</text:a>
']</text:p>
      <text:p text:style-name="P4">
Tags: ['STOPRUSSIA', 'АГРЕСІЯ РФ', 'ВТОРГНЕННЯ РФ', 'ГШ ЗСУ', 'ОПЕРАТИВНА ІНФОРМАЦІЯ', 'РАНКОВЕ ЗВЕДЕННЯ']</text:p>
      <text:p text:style-name="P4">
Category: News</text:p>
      <!--METADATA-->
      <text:p text:style-name="P4">
<draw:frame draw:style-name="fr1" draw:name="Image12" text:anchor-type="as-char" svg:width="6.9236in" svg:height="4.61903in" draw:z-index="0">
<draw:image xlink:href="../Images/AРМІЯINFORM/2023-04-08T69-00-00-04-00/37_main-v1660280985.jpg" xlink:type="simple" xlink:show="embed" xlink:actuate="onLoad" draw:mime-type="image/jpeg"/>
</draw:frame>
 Ілюстративне фото <text:span text:style-name="T4">
🔥Ситуація щодо російського вторгнення</text:span>
</text:p>
      <text:p text:style-name="P4">
На тимчасово зайнятих територіях Запорізької та Херсонської областей російськіокупанти активізували підготовку до евакуації місцевого населення на тимчасовоокуповані території Автономної Республіки Крим. Зокрема, в Мелітополі таСкадовську ворог організував опитування місцевого населення щодо можливоїевакуації. Під час опитування перевіряється наявність російського паспорта,прописка та рівень освіти. Відзначається періодичний виїзд автобусів з охочимиевакуюватися.</text:p>
      <text:p text:style-name="P4">
Про це у Facebook<text:a xlink:type="simple" xlink:href="https://www.facebook.com/GeneralStaff.ua/posts/pfbid026X7dyboc8SrCdHkCehnTCzaawG7ZYQq6sziA5QM3v4UfpUAy89RpqP4MzTXjLetql" text:style-name="Internet_20_link" text:visited-style-name="Visited_20_Internet_20_Link">
повідомляє</text:a>
Генеральний штаб ЗСУ.</text:p>
      <text:p text:style-name="P4">
Окупанти також поширюють інформацію, що з кінця квітня розпочнеться примусоваевакуація цивільного населення.</text:p>
      <text:p text:style-name="P4">
Source: <text:a xlink:type="simple" xlink:href="https://armyinform.com.ua/2023/04/08/na-tot-okupanty-aktyvizuvaly-pidgotovku-do-evakuacziyi-misczevogo-naselennya-do-krymu/" text:style-name="Internet_20_link" text:visited-style-name="Visited_20_Internet_20_Link">
https://armyinform.com.ua/2023/04/08/na-tot-okupanty-aktyvizuvaly-pidgotovku-do-evakuacziyi-misczevogo-naselennya-do-krymu/</text:a>
</text:p>
      <!--NEWS-->
      <text:h text:style-name="P10" text:outline-level="1">
<text:span text:style-name="T4">
Сили оборони України минулої доби знищили 7 російських безпілотників</text:span>
</text:h>
      <text:p text:style-name="P4">
Author: ['АРМІЯINFORM']</text:p>
      <text:p text:style-name="P4">
Time: 2023-04-08T70:00:00-04:00</text:p>
      <text:p text:style-name="P4">
Description: Підрозділи ракетних військ і артилерії уразили 1 пункт управління, 2 рай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04-avtor-1-zsu-za-visim-misyacziv-znyshhyly-bilshu-polovynu-vijskovyh-bpla1-e1664889963810.jpg" text:style-name="Internet_20_link" text:visited-style-name="Visited_20_Internet_20_Link">
2022-10-04-avtor-1-zsu-za-visim-misyacziv-znyshhyly-bilshu-polovynu-vijskovyh-bpla1-e1664889963810.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13" text:anchor-type="as-char" svg:width="6.9236in" svg:height="4.669802in" draw:z-index="0">
<draw:image xlink:href="../Images/AРМІЯINFORM/2023-04-08T70-00-00-04-00/2022-10-04-avtor-1-zsu-za-visim-misyacziv-znyshhyly-bilshu-polovynu-vijskovyh-bpla1-e1664889963810.jpg" xlink:type="simple" xlink:show="embed" xlink:actuate="onLoad" draw:mime-type="image/jpeg"/>
</draw:frame>
 Ілюстративне фото <text:span text:style-name="T4">
🔥Ситуація щодо російського вторгнення</text:span>
</text:p>
      <text:p text:style-name="P4">
Підрозділи ракетних військ і артилерії уразили 1 пункт управління, 2 районизосередження живої сили та знищили склад боєприпасів ворога.</text:p>
      <text:p text:style-name="P4">
Про це у Facebook<text:a xlink:type="simple" xlink:href="https://www.facebook.com/GeneralStaff.ua/posts/pfbid026X7dyboc8SrCdHkCehnTCzaawG7ZYQq6sziA5QM3v4UfpUAy89RpqP4MzTXjLetql" text:style-name="Internet_20_link" text:visited-style-name="Visited_20_Internet_20_Link">
повідомляє</text:a>
Генеральний штаб ЗСУ.</text:p>
      <text:p text:style-name="P4">
Авіація Сил оборони за добу завдала 9 ударів по районах зосередження особовогоскладу та військової техніки окупантів. Крім того, наші захисники поблизуМар’їнки знищили російський штурмовик Су-25. Також ворог втратив 7 БПЛА , зних: 3 — типу «Орлан», 3 — «Ланцет» та 1 — «Мерлін».</text:p>
      <text:p text:style-name="P4">
Source: <text:a xlink:type="simple" xlink:href="https://armyinform.com.ua/2023/04/08/syly-oborony-ukrayiny-mynuloyi-doby-znyshhyly-7-rosijskyh-bezpilotnykiv/" text:style-name="Internet_20_link" text:visited-style-name="Visited_20_Internet_20_Link">
https://armyinform.com.ua/2023/04/08/syly-oborony-ukrayiny-mynuloyi-doby-znyshhyly-7-rosijskyh-bezpilotnykiv/</text:a>
</text:p>
      <!--NEWS-->
      <text:h text:style-name="P10" text:outline-level="1">
<text:span text:style-name="T4">
Генеральний штаб повідомив про ліквідацію 570 окупантів за добу</text:span>
</text:h>
      <text:p text:style-name="P4">
Author: ['АРМІЯINFORM']</text:p>
      <text:p text:style-name="P4">
Time: 2023-04-08T71:00:00-04:00</text:p>
      <text:p text:style-name="P4">
Description: Загальні бойові втрати противника з 24.02.22 по 08.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traty_04-08-2023-scaled.jpg" text:style-name="Internet_20_link" text:visited-style-name="Visited_20_Internet_20_Link">
vtraty_04-08-2023-scaled.jpg</text:a>
']</text:p>
      <text:p text:style-name="P4">
Tags: ['STOPRUSSIA', 'АГРЕСІЯ РФ', 'ВІЙНА', 'ВТОРГНЕННЯ РФ', 'ВТРАТИ ВОРОГА', 'ГШ ЗСУ']</text:p>
      <text:p text:style-name="P4">
Category: News</text:p>
      <!--METADATA-->
      <text:p text:style-name="P4">
<draw:frame draw:style-name="fr1" draw:name="Image14" text:anchor-type="as-char" svg:width="6.9236in" svg:height="6.981297in" draw:z-index="0">
<draw:image xlink:href="../Images/AРМІЯINFORM/2023-04-08T71-00-00-04-00/vtraty_04-08-2023-scaled.jpg" xlink:type="simple" xlink:show="embed" xlink:actuate="onLoad" draw:mime-type="image/jpeg"/>
</draw:frame>
</text:p>
      <text:p text:style-name="P4">
Загальні бойові втрати противника з 24.02.22 по 08.04.23 орієнтовностановлять:</text:p>
      <ul>
        <li>
<text:span text:style-name="T4">
особового складу ‒</text:span>
 177680 (+570) осіб ліквідовано  * <text:span text:style-name="T4">
танків ‒</text:span>
 3636 (+3)  * <text:span text:style-name="T4">
бойових броньованих машин ‒</text:span>
 7020 (+4)  * <text:span text:style-name="T4">
артилерійських систем ‒</text:span>
 2727 (+5)  * <text:span text:style-name="T4">
РСЗВ ‒</text:span>
 533 (0)  * <text:span text:style-name="T4">
засоби ППО ‒</text:span>
 282 (+1)  * <text:span text:style-name="T4">
літаків ‒</text:span>
 307 (+1)  * <text:span text:style-name="T4">
гелікоптерів ‒</text:span>
 292 (0)  * <text:span text:style-name="T4">
БПЛА оперативно-тактичного рівня ‒</text:span>
 2298 (+7)  * <text:span text:style-name="T4">
крилаті ракети ‒</text:span>
 911 (0)  * <text:span text:style-name="T4">
кораблі / катери ‒</text:span>
 18 (0)  * <text:span text:style-name="T4">
автомобільної техніки та автоцистерн ‒</text:span>
 5599 (+12)  * <text:span text:style-name="T4">
спеціальна техніка ‒</text:span>
 304 (0)</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8.04.23.</text:p>
      <text:p text:style-name="P4">
Source: <text:a xlink:type="simple" xlink:href="https://armyinform.com.ua/2023/04/08/generalnyj-shtab-povidomyv-pro-likvidacziyu-570-okupantiv-za-dobu/" text:style-name="Internet_20_link" text:visited-style-name="Visited_20_Internet_20_Link">
https://armyinform.com.ua/2023/04/08/generalnyj-shtab-povidomyv-pro-likvidacziyu-570-okupantiv-za-dobu/</text:a>
</text:p>
      <!--NEWS-->
      <text:h text:style-name="P10" text:outline-level="1">
<text:span text:style-name="T4">
На тимчасово окупованій Херсонщині ворог уже панікує в очікуванні українського контрнаступу</text:span>
</text:h>
      <text:p text:style-name="P4">
Author: ['Олексій Тригуб']</text:p>
      <text:p text:style-name="P4">
Time: 2023-04-08T72:00:00-04:00</text:p>
      <text:p text:style-name="P4">
Description: У ранковому ефірі телемарафону «Єдині новини» начальник об’єднаного координаці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gumenyuk-rozpovila.jpg" text:style-name="Internet_20_link" text:visited-style-name="Visited_20_Internet_20_Link">
gumenyuk-rozpovila.jpg</text:a>
']</text:p>
      <text:p text:style-name="P4">
Tags: []</text:p>
      <text:p text:style-name="P4">
Category: News</text:p>
      <!--METADATA-->
      <text:p text:style-name="P4">
<draw:frame draw:style-name="fr1" draw:name="Image15" text:anchor-type="as-char" svg:width="6.9236in" svg:height="4.661737in" draw:z-index="0">
<draw:image xlink:href="../Images/AРМІЯINFORM/2023-04-08T72-00-00-04-00/gumenyuk-rozpovila.jpg" xlink:type="simple" xlink:show="embed" xlink:actuate="onLoad" draw:mime-type="image/jpeg"/>
</draw:frame>
</text:p>
      <text:p text:style-name="P4">
У ранковому ефірі <text:a xlink:type="simple" xlink:href="https://www.youtube.com/watch" text:style-name="Internet_20_link" text:visited-style-name="Visited_20_Internet_20_Link">
телемарафону</text:a>
«Єдині новини» начальник об’єднаного координаційного пресцентру Сил оборониПівдня України капітан 1 рангу Наталія Гуменюк розповіла про поточнуобстановку на українському півдні.</text:p>
      <text:p text:style-name="P4">
Зокрема, офіцер зазначила, що минула доба характеризувалася повітрянимиатаками ворога. Причому противник використовує як керовані авіаційні бомби,так і безпілотні літальні апарати. Авіаційними засобами ураження агресорзавдавав ударів по сільськогосподарських угіддях, цілив по промисловихоб’єктах. На щастя, постраждалих від цих ударів немає. Дронами підступнімосковити продовжують атакувати об’єкти критичної інфраструктури та, нехтуючивсіма нормами міжнародного права, медичні об’єкти. Переважно скидаючи зквадрокоптерів гранати типу ВОГ. Так, вчора ординський дрон ударив по каретішвидкої допомоги, внаслідок чого двоє цивільних громадян зазнали важких травм.</text:p>
      <text:p text:style-name="P4">
Також капітан 1 рангу Наталія Гуменюк розповіла про те, що в очікуваннінеминучого контрнаступу Сил оборони України рашисти помітно починаютьпанікувати.</text:p>
      <text:p text:style-name="P4">
— Триває примусова паспортизація населення окупованих населених пунктів,складання списків на «евакуацію» — так окупанти імітують свою турботу промісцеве населення, — пояснює офіцер. — Втім, нам добре відомо, яка це турбота.Вона полягає в тому, щоби переміщувати цивільне населення задля того, щобпотім прикриватися ним як живим щитом.</text:p>
      <text:p text:style-name="P4">
Намагаючись вберегтися від ударів української артилерії, ворог постійноманеврує, переміщує свої пункти управління, спостережні пункти, а також складиз боєприпасами та пальним. Проте, за словами Наталії Гуменюк, усі ці процесиукраїнською стороною відстежуються в режимі 24/7, і об’єкти, жива сила татехніка ворога знищуються влучними ударами.</text:p>
      <text:p text:style-name="P4">
Source: <text:a xlink:type="simple" xlink:href="https://armyinform.com.ua/2023/04/08/na-tymchasovo-okupovanij-hersonshhyni-vorog-uzhe-panikuye-v-ochikuvanni-ukrayinskogo-kontrnastupu/" text:style-name="Internet_20_link" text:visited-style-name="Visited_20_Internet_20_Link">
https://armyinform.com.ua/2023/04/08/na-tymchasovo-okupovanij-hersonshhyni-vorog-uzhe-panikuye-v-ochikuvanni-ukrayinskogo-kontrnastupu/</text:a>
</text:p>
      <!--NEWS-->
      <text:h text:style-name="P10" text:outline-level="1">
<text:span text:style-name="T4">
За два тижні НАТО розпочне великі військові навчання Defender</text:span>
</text:h>
      <text:p text:style-name="P4">
Author: ['АРМІЯINFORM']</text:p>
      <text:p text:style-name="P4">
Time: 2023-04-08T73:00:00-04:00</text:p>
      <text:p text:style-name="P4">
Description: Незабаром, з 22 квітня по 23 червня, відбудуться військові навчання Defender 23, в я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vm.jpg" text:style-name="Internet_20_link" text:visited-style-name="Visited_20_Internet_20_Link">
ivm.jpg</text:a>
', '<text:a xlink:type="simple" xlink:href="https://armyinform.com.ua/wp-content/uploads/2023/04/im.jpg" text:style-name="Internet_20_link" text:visited-style-name="Visited_20_Internet_20_Link">
im.jpg</text:a>
', '<text:a xlink:type="simple" xlink:href="https://armyinform.com.ua/wp-content/uploads/2023/04/ei7.jpg" text:style-name="Internet_20_link" text:visited-style-name="Visited_20_Internet_20_Link">
ei7.jpg</text:a>
']</text:p>
      <text:p text:style-name="P4">
Tags: ['DEFENDER', 'НАВЧАННЯ НАТО', 'НАТО']</text:p>
      <text:p text:style-name="P4">
Category: News</text:p>
      <!--METADATA-->
      <text:p text:style-name="P4">
<draw:frame draw:style-name="fr1" draw:name="Image16" text:anchor-type="as-char" svg:width="6.9236in" svg:height="4.622126in" draw:z-index="0">
<draw:image xlink:href="../Images/AРМІЯINFORM/2023-04-08T73-00-00-04-00/ivm.jpg" xlink:type="simple" xlink:show="embed" xlink:actuate="onLoad" draw:mime-type="image/jpeg"/>
</draw:frame>
</text:p>
      <text:p text:style-name="P4">
Незабаром, з 22 квітня по 23 червня, відбудуться військові навчання <text:a xlink:type="simple" xlink:href="https://www.europeafrica.army.mil/DefenderEurope/" text:style-name="Internet_20_link" text:visited-style-name="Visited_20_Internet_20_Link">
Defender23</text:a>
, в яких очікуєтьсяучасть майже 9000 американських військових.</text:p>
      <text:p text:style-name="P4">
Як <text:a xlink:type="simple" xlink:href="https://www.defense.gov/News/News-Stories/Article/article/3353612/multinational-exercise-defender-23-kicks-off-this-month-in-europe/" text:style-name="Internet_20_link" text:visited-style-name="Visited_20_Internet_20_Link">
повідомляє</text:a>
 Міністерство оборони США, ці щорічні навчання, якітриватимуть два місяці, зосереджені на стратегічному розгортанні Збройних силСША, використанні готових запасів армії та оперативної сумісності зєвропейськими союзниками та партнерами.</text:p>
      <text:p text:style-name="P4">
Навчання Defender 23 проводяться під керівництвом Армії США в Європі та Африціта плануються з 2021 року. Навчання покликані продемонструвати здатністьамериканських військ до швидкого розгортання боєготових військ та обладнання,щоб забезпечити гарантії союзникам та стримування тих, хто може загрожуватимиру в Європі та захистити континент від агресії. Навчання також демонструютьвідданість європейських країн збільшенню масштабу, спроможності та оперативноїсумісності своїх власних військ.</text:p>
      <text:p text:style-name="P4">
«Приблизно 9000 військовослужбовців США та близько 17000 військовослужбовців з26 країн-союзниць і партнерів візьмуть участь, а частина навчань охопить 10різних європейських країн», — сказала заступник прессекретаря ПентагонаСабріна Сінгх під час брифінгу.</text:p>
      <text:p text:style-name="P4">
<draw:frame draw:style-name="fr1" draw:name="Image17" text:anchor-type="as-char" svg:width="6.9236in" svg:height="3.894525in" draw:z-index="0">
<draw:image xlink:href="../Images/AРМІЯINFORM/2023-04-08T73-00-00-04-00/im.jpg" xlink:type="simple" xlink:show="embed" xlink:actuate="onLoad" draw:mime-type="image/jpeg"/>
</draw:frame>
</text:p>
      <text:p text:style-name="P4">
Сабріна Сінгх повідомила, що цього тижня вже почало надходити обладнання дляпроведення навчань. За її словами, до європейського театру навчальних дій зіСША було доставлено близько 7 тис. одиниць обладнання. Крім того, під часDefender 23 буде використано близько 13 000 одиниць обладнання, взятих ізпопередньо розміщених запасів.</text:p>
      <text:p text:style-name="P4">
Окрім Сполучених Штатів Америки, участь у Defender 23 візьмуть війська зАлбанії, Болгарії, Боснії та Герцеговини, Великої Британії, Греції, Грузії,Данії, Естонії, Іспанії, Італії, Косово, Молдови, Нідерландів, Німеччини,Північної Македонії, Польщі, Румунії, Словенії, Угорщини, Франції, Хорватії,Чехії, Чорногорії, Швеції.</text:p>
      <text:p text:style-name="P4">
читайте також:</text:p>
      <text:p text:style-name="P4">
<text:a xlink:type="simple" xlink:href="https://armyinform.com.ua/2021/05/06/ukrayina-doluchytsya-do-navchan-nato-defender-europe-21/" text:style-name="Internet_20_link" text:visited-style-name="Visited_20_Internet_20_Link">
Україна долучиться до навчань НАТО Defender Europe21</text:a>
</text:p>
      <text:p text:style-name="P4">
Довідково: Defender 23 — це багатонаціональні спільні навчання підкерівництвом Європейського командування США (EUCOM), спрямовані на підвищенняготовності та оперативної сумісності між союзниками та партнерами США та НАТО.</text:p>
      <text:p text:style-name="P4">
<draw:frame draw:style-name="fr1" draw:name="Image18" text:anchor-type="as-char" svg:width="6.9236in" svg:height="4.624748in" draw:z-index="0">
<draw:image xlink:href="../Images/AРМІЯINFORM/2023-04-08T73-00-00-04-00/ei7.jpg" xlink:type="simple" xlink:show="embed" xlink:actuate="onLoad" draw:mime-type="image/jpeg"/>
</draw:frame>
</text:p>
      <text:p text:style-name="P4">
Defender 23 продемонструє здатність Армії США в Європі та Африці швидконарощувати бойову потужність у Східній Європі, підвищувати летальність НАТОчерез вогонь на дальні дистанції, нарощувати готовність підрозділів ускладному спільному багатонаціональному середовищі, використовувати можливостіприймаючої країни для підвищення оперативного охоплення.</text:p>
      <text:p text:style-name="P4">
<text:span text:style-name="T5">
Підготував Олександр Козубенко</text:span>
</text:p>
      <text:p text:style-name="P4">
Source: <text:a xlink:type="simple" xlink:href="https://armyinform.com.ua/2023/04/08/za-dva-tyzhni-nato-rozpochne-velyki-vijskovi-navchannya-defender/" text:style-name="Internet_20_link" text:visited-style-name="Visited_20_Internet_20_Link">
https://armyinform.com.ua/2023/04/08/za-dva-tyzhni-nato-rozpochne-velyki-vijskovi-navchannya-defender/</text:a>
</text:p>
      <!--NEWS-->
      <text:h text:style-name="P10" text:outline-level="1">
<text:span text:style-name="T4">
Президент України відзначив державними нагородами понад 770 українських воїнів</text:span>
</text:h>
      <text:p text:style-name="P4">
Author: ['АРМІЯINFORM']</text:p>
      <text:p text:style-name="P4">
Time: 2023-04-08T74:00:00-04:00</text:p>
      <text:p text:style-name="P4">
Description: Напередодні Президент України Володимир Зеленський у своєму щоденному зверне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agorody-1.jpg" text:style-name="Internet_20_link" text:visited-style-name="Visited_20_Internet_20_Link">
nagorody-1.jpg</text:a>
']</text:p>
      <text:p text:style-name="P4">
Tags: []</text:p>
      <text:p text:style-name="P4">
Category: News</text:p>
      <!--METADATA-->
      <text:p text:style-name="P4">
<draw:frame draw:style-name="fr1" draw:name="Image19" text:anchor-type="as-char" svg:width="6.9236in" svg:height="3.872889in" draw:z-index="0">
<draw:image xlink:href="../Images/AРМІЯINFORM/2023-04-08T74-00-00-04-00/nagorody-1.jpg" xlink:type="simple" xlink:show="embed" xlink:actuate="onLoad" draw:mime-type="image/jpeg"/>
</draw:frame>
</text:p>
      <text:p text:style-name="P4">
Напередодні Президент України Володимир Зеленський у своєму щоденномузверненні <text:a xlink:type="simple" xlink:href="https://armyinform.com.ua/2023/04/07/v-mizhnarodni-vidnosyny-povernutsya-povaga-j-poryadok-koly-u-krym-povernetsya-ukrayinskyj-prapor-volodymyr-zelenskyj/" text:style-name="Internet_20_link" text:visited-style-name="Visited_20_Internet_20_Link">
повідомив</text:a>
, що підписав кілька указів про відзначеннядержавними нагородами наших воїнів. «Загалом за час широкомасштабної війнибільше ніж 43,5 тисяч наших захисників і захисниць відзначені державниминагородами», — сказав Володимир Зеленський.</text:p>
      <text:p text:style-name="P4">
Відповідні укази оприлюднені на сайті офіційного інтернет-представництваПрезидента. Загалом державними нагородами відзначений 771 військовослужбовець,262 з яких — посмертно.</text:p>
      <text:p text:style-name="P4">
За особисту мужність, виявлену в захисті державного суверенітету татериторіальної цілісності України, самовіддане виконання військового обов’язкуУкраїнські воїни нагороджені та відзначені орденами Богдана Хмельницького, «Замужність», Данила Галицького, медалями «За військову службу Україні», «Забездоганну службу», «Захиснику Вітчизни» та «За врятоване життя».</text:p>
      <ul>
        <li>
Указом Президента України <text:a xlink:type="simple" xlink:href="https://www.president.gov.ua/documents/1982023-46309" text:style-name="Internet_20_link" text:visited-style-name="Visited_20_Internet_20_Link">
№ 198/2023</text:a>
 державними нагородами України відзначено 137 військовослужбовців, 21 воїн — посмертно.  * Указом Президента України <text:a xlink:type="simple" xlink:href="https://www.president.gov.ua/documents/1992023-46297" text:style-name="Internet_20_link" text:visited-style-name="Visited_20_Internet_20_Link">
№ 199/2023</text:a>
 — 143 військовослужбовці, 16 — посмертно.  * Указом Президента України <text:a xlink:type="simple" xlink:href="https://www.president.gov.ua/documents/2002023-46293" text:style-name="Internet_20_link" text:visited-style-name="Visited_20_Internet_20_Link">
№ 200/2023</text:a>
 відзначений 91 воїн, 42 — посмертно.  * Указом Президента України <text:a xlink:type="simple" xlink:href="https://www.president.gov.ua/documents/2012023-46301" text:style-name="Internet_20_link" text:visited-style-name="Visited_20_Internet_20_Link">
№ 201/2023</text:a>
 державними нагородами відзначено 140 військовослужбовців, з яких 32 — посмертно.  * Указом Президента України <text:a xlink:type="simple" xlink:href="https://www.president.gov.ua/documents/2022023-46305" text:style-name="Internet_20_link" text:visited-style-name="Visited_20_Internet_20_Link">
№ 202/2023</text:a>
 — 149 військовослужбовців, 63 — посмертно.  * Указом Президента України <text:a xlink:type="simple" xlink:href="https://www.president.gov.ua/documents/2032023-46289" text:style-name="Internet_20_link" text:visited-style-name="Visited_20_Internet_20_Link">
№ 203/2023</text:a>
 державними нагородами відзначено 111 військовослужбовців, 88 — посмертно.</li>
      </ul>
      <text:p text:style-name="P4">
<text:span text:style-name="T5">
Підготував Олександр Козубенко</text:span>
</text:p>
      <text:p text:style-name="P4">
Source: <text:a xlink:type="simple" xlink:href="https://armyinform.com.ua/2023/04/08/prezydent-ukrayiny-vidznachyv-derzhavnymy-nagorodamy-ponad-770-ukrayinskyh-voyiniv/" text:style-name="Internet_20_link" text:visited-style-name="Visited_20_Internet_20_Link">
https://armyinform.com.ua/2023/04/08/prezydent-ukrayiny-vidznachyv-derzhavnymy-nagorodamy-ponad-770-ukrayinskyh-voyiniv/</text:a>
</text:p>
      <!--NEWS-->
      <text:h text:style-name="P10" text:outline-level="1">
<text:span text:style-name="T4">
Для знищення російських керованих авіабомб Україна потребує літаків покоління «4+»  — Юрій Ігнат</text:span>
</text:h>
      <text:p text:style-name="P4">
Author: ['Олексій Тригуб']</text:p>
      <text:p text:style-name="P4">
Time: 2023-04-08T75:00:00-04:00</text:p>
      <text:p text:style-name="P4">
Description: У прямому ефірі телемарафону «Єдині новини» речник Повітряних Сил Збройних Сил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to-1-krylati-aviabomby-yurij-ignat.jpg" text:style-name="Internet_20_link" text:visited-style-name="Visited_20_Internet_20_Link">
foto-1-krylati-aviabomby-yurij-ignat.jpg</text:a>
']</text:p>
      <text:p text:style-name="P4">
Tags: []</text:p>
      <text:p text:style-name="P4">
Category: News</text:p>
      <!--METADATA-->
      <text:p text:style-name="P4">
<draw:frame draw:style-name="fr1" draw:name="Image20" text:anchor-type="as-char" svg:width="6.9236in" svg:height="4.32725in" draw:z-index="0">
<draw:image xlink:href="../Images/AРМІЯINFORM/2023-04-08T75-00-00-04-00/foto-1-krylati-aviabomby-yurij-ignat.jpg" xlink:type="simple" xlink:show="embed" xlink:actuate="onLoad" draw:mime-type="image/jpeg"/>
</draw:frame>
 Колаж: АрміяInform</text:p>
      <text:p text:style-name="P4">
У прямому <text:a xlink:type="simple" xlink:href="https://www.youtube.com/watch" text:style-name="Internet_20_link" text:visited-style-name="Visited_20_Internet_20_Link">
ефірі</text:a>
 телемарафону«Єдині новини» речник Повітряних Сил Збройних Сил України полковник Юрій Ігнатпрокоментував застосування противником керованих авіаційних бомб по територіїУкраїни. Зокрема, офіцер зауважив, що ці високоточні авіаційні засоби ураженняворог застосовує по всій лінії фронту — це і південь, і схід країни, іСумщина, і Чернігівщина — він атакує всюди.</text:p>
      <text:p text:style-name="P4">
— Уже кілька тижнів, як з’явилася ця нова загроза, на яку відповідно миреагуємо, — говорить офіцер. — Хоча реагувати на неї важко, адже противникзастосовує ці керовані авіаційні бомби дистанційно, і поки що безкарно.Потрібно розуміти, що літаки завдають ударів цими бомбами на відстані 50 ібільше кілометрів із-за лінії бойового зіткнення чи державного кордонуУкраїни, чи з моря, тому поки що їх немає чим діставати — саме літаки. Бомбиможна пробувати збивати, але зрозуміло, скільки треба засобів для цього. Томуінакшого виходу немає, крім протидії саме літакам, які скидають ці бомби.</text:p>
      <text:p text:style-name="P4">
читайте також:</text:p>
      <text:p text:style-name="P4">
<text:a xlink:type="simple" xlink:href="https://armyinform.com.ua/2023/04/07/taktyka-vorozhyh-atak-z-povitrya-stala-bilsh-nebezpechnoyu-polkovnyk-yurij-ignat/" text:style-name="Internet_20_link" text:visited-style-name="Visited_20_Internet_20_Link">
Тактика ворожих атак з повітря стала більш небезпечною — полковник ЮрійІгнат</text:a>
</text:p>
      <text:p text:style-name="P4">
Для застосування керованих авіабомб ворог використовує Су-35. Щодня задопомогою цих літаків по всій лінії фронту противник застосовує 10-12 такихбомб. Це — бомби ФАБ-500 вагою 500 кг, оснащені крилами та GPS-навігацією.</text:p>
      <text:p text:style-name="P4">
— Летить до своєї цілі ця бомба ще кілометрів 10-20, а, може, й більше,залежно від того, з якої висоти вона скинута, — пояснює Юрій Ігнат. — І ось цікілька десятків кілометрів з-за лінії зіткнення і є, власне, загрозоюзастосування таких авіаційних бомб.</text:p>
      <text:p text:style-name="P4">
Також Юрій Ігнат розповів про те, що буквально вчора в російському медійномупросторі з’явилася інформація про те, що шойгу перевіряє якийсь завод, дезапущена лінійка з виробництва вже півторатонних бомб, які росіяни вочевидьбудуть також оснащувати крилами та засобами GPS-навігації. А це вже — втричібільша кількість вибухової речовини, а відтак — утричі більша руйнівна сила йутричі більша загроза.</text:p>
      <text:p text:style-name="P4">
— Відтак Україні потрібні засоби, які можуть протистояти цій загрозі, — кажеречник Повітряних Сил. — Це системи Patriot та<text:a xlink:type="simple" xlink:href="https://armyinform.com.ua/2022/10/23/u-chomu-osoblyvosti-universalnoyi-yevro-ppo-zrk-samp-t/" text:style-name="Internet_20_link" text:visited-style-name="Visited_20_Internet_20_Link">
SAMP/T</text:a>
 із наземних, але найкраще — сучаснілітаки, F-16 або інші літаки покоління «4+», здатні протистояти російськійавіації на великій відстані. Вони мають і радари потужні, й ракети класу«повітря-повітря». Тільки так можна протистояти цій загрозі.</text:p>
      <text:p text:style-name="P4">
Source: <text:a xlink:type="simple" xlink:href="https://armyinform.com.ua/2023/04/08/dlya-znyshhennya-rosijskyh-kerovanyh-aviabomb-ukrayina-potrebuye-litakiv-pokolinnya-4-yurij-ignat/" text:style-name="Internet_20_link" text:visited-style-name="Visited_20_Internet_20_Link">
https://armyinform.com.ua/2023/04/08/dlya-znyshhennya-rosijskyh-kerovanyh-aviabomb-ukrayina-potrebuye-litakiv-pokolinnya-4-yurij-ignat/</text:a>
</text:p>
      <!--NEWS-->
      <text:h text:style-name="P10" text:outline-level="1">
<text:span text:style-name="T4">
Військові психологи ВМС України надають фахову допомогу звільненим з полону побратимам</text:span>
</text:h>
      <text:p text:style-name="P4">
Author: ['Володимир Віват']</text:p>
      <text:p text:style-name="P4">
Time: 2023-04-08T76:00:00-04:00</text:p>
      <text:p text:style-name="P4">
Description: Фахівці Центру морально-психологічної підтримки Військово-Морських Сил ЗС України актив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42.jpg" text:style-name="Internet_20_link" text:visited-style-name="Visited_20_Internet_20_Link">
1-42.jpg</text:a>
', '<text:a xlink:type="simple" xlink:href="https://armyinform.com.ua/wp-content/uploads/2023/04/2-29.jpg" text:style-name="Internet_20_link" text:visited-style-name="Visited_20_Internet_20_Link">
2-29.jpg</text:a>
']</text:p>
      <text:p text:style-name="P4">
Tags: ['СОЦІАЛЬНА ДОПОМОГА']</text:p>
      <text:p text:style-name="P4">
Category: News</text:p>
      <!--METADATA-->
      <text:p text:style-name="P4">
<draw:frame draw:style-name="fr1" draw:name="Image21" text:anchor-type="as-char" svg:width="6.9236in" svg:height="5.189615in" draw:z-index="0">
<draw:image xlink:href="../Images/AРМІЯINFORM/2023-04-08T76-00-00-04-00/1-42.jpg" xlink:type="simple" xlink:show="embed" xlink:actuate="onLoad" draw:mime-type="image/jpeg"/>
</draw:frame>
</text:p>
      <text:p text:style-name="P4">
Фахівці Центру морально-психологічної підтримки Військово-Морських Сил ЗСУкраїни активно працюють з військовослужбовцями ВМС, які повернулися з полонута проходять процес реабілітації.</text:p>
      <text:p text:style-name="P4">
Як розповів начальник центру Василь Ониськів, під час спілкування іззазначеною категорією захисників України його підлеглі не лише зосереджуютьсяна подоланні наслідків посттравматичного стресового розладу, а й надаютьпрактичну та методичну допомогу звільненим воїнам в оформленні втраченихдокументів, консультації щодо подальшої реабілітації тощо.</text:p>
      <text:p text:style-name="P4">
За час роботи за цим напрямком військовими психологами накопичено чималопрактичних напрацювань, які будуть впроваджуватися в системну роботу вподальшому. Кожного разу після чергового обміну виникають нові питання, новіпроблеми, які потребують розв’язання, тож процес надання допомоги постійновдосконалюється.</text:p>
      <text:p text:style-name="P4">
Під час підготовки до роботи фахівці центру використовують не лише власнийдосвід і напрацювання, а й вивчають сторонні джерела, аналізують таузагальнюють досвід українських та закордонних психологів щодо реабілітаціїзвільнених з полону військовослужбовців. Адже ця категорія досить складна дляроботи психологів, люди закриваються в собі, важко ідуть на контакт,намагаються абстрагуватися від пережитого. У такій ситуації помилки психологівможуть посилити стресовий стан звільнених.</text:p>
      <text:p text:style-name="P4">
<draw:frame draw:style-name="fr1" draw:name="Image22" text:anchor-type="as-char" svg:width="6.9236in" svg:height="5.1927in" draw:z-index="0">
<draw:image xlink:href="../Images/AРМІЯINFORM/2023-04-08T76-00-00-04-00/2-29.jpg" xlink:type="simple" xlink:show="embed" xlink:actuate="onLoad" draw:mime-type="image/jpeg"/>
</draw:frame>
</text:p>
      <text:p text:style-name="P4">
— Дай Боже, з часом ми повернемо усіх полонених, і потреба в такій роботізникне. Наразі ж працюємо за потребою — за кожним запитом реабілітологів.Наших воїнів намагаємось підтримати не лише словами — щоразу беремо з собоюдля них якісь подарунки — солодощі, символіку, сувеніри, друковані виданнятощо, щоб налаштувати їх на позитив, — розповів начальник Центру морально-психологічної підтримки ВМС України.</text:p>
      <text:p text:style-name="P4">
Офіцер підкреслив, що найважливішим результатом цієї роботи має стати швидкета безболісне подолання звільненими військовослужбовцями проблем, пов’язаних зперебуванням у полоні, та повернення їх до нормального спокійного повноцінногожиття.</text:p>
      <text:p text:style-name="P4">
<text:span text:style-name="T5">
Фото Василя Ониськіва</text:span>
</text:p>
      <text:p text:style-name="P4">
Source: <text:a xlink:type="simple" xlink:href="https://armyinform.com.ua/2023/04/08/vijskovi-psyhology-vms-ukrayiny-nadayut-fahovu-dopomogu-zvilnenym-z-polonu-pobratymam/" text:style-name="Internet_20_link" text:visited-style-name="Visited_20_Internet_20_Link">
https://armyinform.com.ua/2023/04/08/vijskovi-psyhology-vms-ukrayiny-nadayut-fahovu-dopomogu-zvilnenym-z-polonu-pobratymam/</text:a>
</text:p>
      <!--NEWS-->
      <text:h text:style-name="P10" text:outline-level="1">
<text:span text:style-name="T4">
Ворог тримає в готовності чотири носії крилатих ракет «Калібр» у Чорному та Середземному морях</text:span>
</text:h>
      <text:p text:style-name="P4">
Author: ['АРМІЯINFORM']</text:p>
      <text:p text:style-name="P4">
Time: 2023-04-08T77:00:00-04:00</text:p>
      <text:p text:style-name="P4">
Description: Про це повідомляє Командування Військово-Морських Сил Збройних Сил Украї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ms-infografika.jpg" text:style-name="Internet_20_link" text:visited-style-name="Visited_20_Internet_20_Link">
vms-infografika.jpg</text:a>
']</text:p>
      <text:p text:style-name="P4">
Tags: ['STOPRUSSIA', 'АГРЕСІЯ РФ', 'ВІЙНА', 'ВМС ЗС УКРАЇНИ', 'ВТОРГНЕННЯ РФ', 'РАКЕТИ «КАЛІБР»', 'СЕРЕДЗЕМНЕ МОРЕ', 'ЧОРНЕ МОРЕ']</text:p>
      <text:p text:style-name="P4">
Category: News</text:p>
      <!--METADATA-->
      <text:p text:style-name="P4">
Про це<text:a xlink:type="simple" xlink:href="https://www.facebook.com/navy.mil.gov.ua/posts/pfbid0283FKu9sjKe1awgnMkcCTf5A2LniV735Q9fn6Q6opyKBYMMDaaGU7TYqkRWeBiD9gl" text:style-name="Internet_20_link" text:visited-style-name="Visited_20_Internet_20_Link">
повідомляє</text:a>
Командування Військово-Морських Сил Збройних Сил України.</text:p>
      <text:p text:style-name="P4">
<draw:frame draw:style-name="fr1" draw:name="Image23" text:anchor-type="as-char" svg:width="6.270833in" svg:height="10.0in" draw:z-index="0">
<draw:image xlink:href="../Images/AРМІЯINFORM/2023-04-08T77-00-00-04-00/vms-infografika.jpg" xlink:type="simple" xlink:show="embed" xlink:actuate="onLoad" draw:mime-type="image/jpeg"/>
</draw:frame>
</text:p>
      <text:p text:style-name="P4">
Зазначається, що станом на 10:00 08.04.2023 року в Чорному морі на бойовомучергуванні перебуває 7 ворожих кораблів, із них 1 носій крилатих ракет«Калібр», загальний залп до 4 ракет.</text:p>
      <text:p text:style-name="P4">
«В Азовському морі — 1 ворожий корабель; у Середземному морі — до 7 ворожихкораблів, з них 3 носії крилатих ракет „Калібр“, загальний залп до 20 ракет»,— йдеться в повідомленні ВМС ЗС України.</text:p>
      <text:p text:style-name="P4">
За інформацією Командування ВМС, за добу в інтересах рф прохід Керч-Єнікальською протокою здійснили: до Азовського моря — 8 суден, з них 1 суднорухалось з протоки Босфор; до Чорного моря — 24 судна, з них 9 суденпродовжили рух у напрямку протоки Босфор.</text:p>
      <text:p text:style-name="P4">
«рф продовжує порушувати Міжнародну конвенцію з охорони людського життя наморі 1974 р. (SOLAS), вимикаючи системи автоматичної ідентифікації (AIS), нацивільних суднах в акваторії Азовського моря», — повідомляють Військово-Морські Сили України.</text:p>
      <text:p text:style-name="P4">
Source: <text:a xlink:type="simple" xlink:href="https://armyinform.com.ua/2023/04/08/vorog-trymaye-v-gotovnosti-chotyry-nosiyi-krylatyh-raket-kalibr-u-chornomu-ta-seredzemnomu-moryah/" text:style-name="Internet_20_link" text:visited-style-name="Visited_20_Internet_20_Link">
https://armyinform.com.ua/2023/04/08/vorog-trymaye-v-gotovnosti-chotyry-nosiyi-krylatyh-raket-kalibr-u-chornomu-ta-seredzemnomu-moryah/</text:a>
</text:p>
      <!--NEWS-->
      <text:h text:style-name="P10" text:outline-level="1">
<text:span text:style-name="T4">
Щонайменше 12 стратегічних бомбардувальників ворога перебувають у готовності до завдавання удару</text:span>
</text:h>
      <text:p text:style-name="P4">
Author: ['Олексій Тригуб']</text:p>
      <text:p text:style-name="P4">
Time: 2023-04-08T78:00:00-04:00</text:p>
      <text:p text:style-name="P4">
Description: Про це у прямому ефірі телемарафону «Єдині новини» сьогодні повідомив речник Повітря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photo_2023-02-11_15-50-42.jpg" text:style-name="Internet_20_link" text:visited-style-name="Visited_20_Internet_20_Link">
photo_2023-02-11_15-50-42.jpg</text:a>
']</text:p>
      <text:p text:style-name="P4">
Tags: []</text:p>
      <text:p text:style-name="P4">
Category: News</text:p>
      <!--METADATA-->
      <text:p text:style-name="P4">
<draw:frame draw:style-name="fr1" draw:name="Image24" text:anchor-type="as-char" svg:width="6.9236in" svg:height="4.869599in" draw:z-index="0">
<draw:image xlink:href="../Images/AРМІЯINFORM/2023-04-08T78-00-00-04-00/photo_2023-02-11_15-50-42.jpg" xlink:type="simple" xlink:show="embed" xlink:actuate="onLoad" draw:mime-type="image/jpeg"/>
</draw:frame>
</text:p>
      <text:p text:style-name="P4">
Про це у прямому <text:a xlink:type="simple" xlink:href="https://www.youtube.com/watch" text:style-name="Internet_20_link" text:visited-style-name="Visited_20_Internet_20_Link">
ефірі</text:a>
телемарафону «Єдині новини» сьогодні повідомив речник Повітряних Сил ЗбройнихСил України полковник Юрій Ігнат.</text:p>
      <text:p text:style-name="P4">
— Загроза ракетних ударів нікуди не зникла, — констатує офіцер. — Також ворогактивно застосовує авіацію, і красномовним підтвердженням цього є збитий вчоравійськовослужбовцями Десантно-штурмових військ російський літак Су-25. Ворогактивно застосовує і гелікоптери, і штурмову авіацію. Його стратегічна авіаціярозосереджена по аеродромах. На сьогодні спостерігається щонайменше 12стратегічних літаків, які можуть нас атакувати.</text:p>
      <text:p text:style-name="P4">
Коментуючи нещодавній переліт трьох носіїв ракет «Кинджал» винищувачів МіГ-31Кз білоруського аеродрому мачулищі до росії, полковник Юрій Ігнат зазначив, щотаке вже траплялося, і щоразу літаки поверталися. На думку офіцера, цейпереліт може бути пов’язаний як із плановою ротацією, так і з певнимитехнічними моментами. Приміром, необхідністю проведення регламентних робіт нааеродромі базування. Таким чином, те, що носії «Кинджалів» наразі перебуваютьне в безпосередній близькості до українського кордону, поки що, на жаль,загрози їхнього застосування не знімає.</text:p>
      <text:p text:style-name="P4">
Source: <text:a xlink:type="simple" xlink:href="https://armyinform.com.ua/2023/04/08/shhonajmenshe-12-strategichnyh-bombarduvalnykiv-voroga-perebuvayut-u-gotovnosti-do-zavdavannya-udaru/" text:style-name="Internet_20_link" text:visited-style-name="Visited_20_Internet_20_Link">
https://armyinform.com.ua/2023/04/08/shhonajmenshe-12-strategichnyh-bombarduvalnykiv-voroga-perebuvayut-u-gotovnosti-do-zavdavannya-udaru/</text:a>
</text:p>
      <!--NEWS-->
      <text:h text:style-name="P10" text:outline-level="1">
<text:span text:style-name="T4">
В Австрії колишні військові, посли й експерти закликали ухвалити нову доктрину безпеки</text:span>
</text:h>
      <text:p text:style-name="P4">
Authors: Ukrinform (Person)</text:p>
      <text:p text:style-name="P4">
Publisher: Укринформ (Organization)</text:p>
      <text:p text:style-name="P4">
Published Time: 2023-04-09T-11:17:00+03:00</text:p>
      <text:p text:style-name="P4">
Modified Time: 2023-04-09T23:17:00+03:00</text:p>
      <text:p text:style-name="P4">
Description: Понад 100 австрійських колишніх високопоставлених генералів, міністрів та політиків, послів і дипломатів, експертів з питань безпеки та зовнішньої політики, журналістів, науковців і підприємців закликали керівництво країни розпочати загальнодержавне обговорення майбутньої політики безпеки і оборони Австрії та ухвалити нову доктрину безпеки. — Укрінформ.</text:p>
      <text:p text:style-name="P4">
Images: ["<text:a xlink:type="simple" xlink:href="https://static.ukrinform.com/photos/2018_11/thumb_files/630_360_1541766375-297.jpg" text:style-name="Internet_20_link" text:visited-style-name="Visited_20_Internet_20_Link">
630_360_15417...</text:a>
"]</text:p>
      <text:p text:style-name="P4">
Tags: ['Австрія', 'Нацбезпека', 'Війна з росією']</text:p>
      <text:p text:style-name="P4">
Type: Article</text:p>
      <!--METADATA-->
      <text:p text:style-name="P4">
<draw:frame draw:style-name="fr1" draw:name="Image25" text:anchor-type="as-char" svg:width="6.9236in" svg:height="3.956343in" draw:z-index="0">
<draw:image xlink:href="../Images/yкринформ/2023-04-09T-11-17-00-03-00/630_360_1541766375-297.jpg" xlink:type="simple" xlink:show="embed" xlink:actuate="onLoad" draw:mime-type="image/jpeg"/>
</draw:frame>
 Понад 100австрійських колишніх високопоставлених генералів, міністрів та політиків,послів і дипломатів, експертів з питань безпеки та зовнішньої політики,журналістів, науковців і підприємців закликали керівництво країни розпочатизагальнодержавне обговорення майбутньої політики безпеки і оборони Австрії таухвалити нову доктрину безпеки.</text:p>
      <text:p text:style-name="P4">
Як передає Укрінформ, відповідний заклик міститься в опублікованому на <text:a xlink:type="simple" xlink:href="https://unseresicherheit.org" text:style-name="Internet_20_link" text:visited-style-name="Visited_20_Internet_20_Link">
</text:a>
 "Відкритому листі до федерального президента,федерального уряду, Національної ради та народу Австрії".</text:p>
      <text:p text:style-name="P4">
У листі австрійські експерти зазначають, що керівництво держави проігнорувалоїхній заклик, зроблений ще у травні 2022 року, до відкритого обговоренняавстрійської політики безпеки. Підписанти повторили свою вимогу щодозапочаткування "серйозного загального державного обговорення майбутньогозовнішньої, безпекової та оборонної політики <text:a xlink:type="simple" xlink:href="https://www.ukrinform.ua/tag-avstria" text:style-name="Internet_20_link" text:visited-style-name="Visited_20_Internet_20_Link">
 </text:a>
 та прийняття нової доктрини безпеки, яка б враховувала ситуацію, щозмінилася".</text:p>
      <text:p text:style-name="P4">
У відкритому листі вказується на те, що значна частина австрійськогополітикуму і суспільства "стали жертвою ілюзії, що Австрія може залишитисятакою, якою вона є, триматися осторонь і задовольнятися виділенням трохибільших коштів на збройні сили".</text:p>
      <text:p text:style-name="P4">
Підписанти заявили, що хоча у Європі ряд країн вже змінили свою політикубезпеки, включаючи прагнення нейтральних Швеції та Фінляндії приєднатися доНАТО, "Австрія поводиться так, ніби 23 лютого 2022 року нічого не змінилося усвіті". Констатувалося, що австрійські конституційні засади та доктринибезпеки "все ще залишаються анахронічними", а збройні сили Австрії – "все щене готові серйозно захищати батьківщину і надавати допомогу іншим країнам ЄС,як це було обіцяно".</text:p>
      <text:p text:style-name="P4">
<text:span text:style-name="T4">
Читайте також:</text:span>
 <text:a xlink:type="simple" xlink:href="https://www.ukrinform.ua/rubric-polytics/3690129-glava-mzs-avstrii-rosii-ne-mae-zijti-z-ruk-zlocin-agresii.html" text:style-name="Internet_20_link" text:visited-style-name="Visited_20_Internet_20_Link">
 <text:span text:style-name="T4">
Австрі</text:span>
 </text:a>
</text:p>
      <text:p text:style-name="P4">
Підписанти переконані, що віра багатьох австрійців у те, що для країни нічогоне змінилося і вона може залишатися осторонь усіх військових конфліктів ісамостійно себе захищати, а її мирна зовнішня політика сама по собі гарантуєбезпеку – є "небезпечною як для Австрії, так і для Європи".</text:p>
      <text:p text:style-name="P4">
"Австрія заслуговує на правду: нинішня ситуація є нестійкою і небезпечною.Тому ми продовжуємо наполягати на наших мінімальних вимогах: серйозне,загальнодержавне, відкрите обговорення майбутнього зовнішньої, безпекової таоборонної політики Австрії та прийняття нової доктрини безпеки, яка бвраховувала обставини, що змінилися. Лише це може гарантувати захист Австрії,простір для маневру і подальший суверенітет",- йдеться у відкритому листі.</text:p>
      <text:p text:style-name="P4">
Серед підписантів відкритого листа, зокрема, є колишня президентка Верховногосуду, ексдепутатка Національної ради від ліберальної партії NEOS ІрмгардГрісс; перший віцепрезидент Європарламенту, член Австрійської народної партіїОтмар Карас; колишні міністри оборони Герберт Шайбнер та ФрідгельмФрішеншлагер, командувач командування збройних сил Австрії (з 2012 по квітень2022рр.) генерал-лейтенант Франц Райсснер; бригадний генерал у відставці,багаторічний екскерівник Інституту миротворчості та управління конфліктами приНаціональній академії оборони Австрії, нині президент Центру стратегічногоаналізу (CSA) Вальтер Файхтінгер; колишній посол у Британії та росії, нинідиректор Дипломатичної академії Австрії Еміль Брікс; також колишні посли в рфФранц Седе та Мартін Вуковіч; колишній посол у Франції, Британії та США ЄваНовотни; ексголовред провідної газети Die Presse Райнер Новак та багато інших.</text:p>
      <text:p text:style-name="P4">
<text:span text:style-name="T4">
Читайте також:</text:span>
 <text:a xlink:type="simple" xlink:href="https://www.ukrinform.ua/rubric-polytics/3689660-glava-mzs-avstrii-pidtrimav-order-mks-na-arest-putina-ce-pravilnij-signal.html" text:style-name="Internet_20_link" text:visited-style-name="Visited_20_Internet_20_Link">
 <text:span text:style-name="T4">
Австрі</text:span>
 </text:a>
</text:p>
      <text:p text:style-name="P4">
Також із закликами до перегляду Стратегії безпеки Австрії, поруч з вимогоюініціювати дискусію щодо майбутньої системи безпеки країни, виступили впарламентській опозиції Австрії. Очільниця ліберальної партії NEOS БеатеМайнль-Райзінгер вказала на те, що стратегія досі "визначає росію як важливогоі надійного партнера на тому ж рівні, що і США". За її словами, потрібно"переосмислити роль Австрії у спільній Європі по відношенню до росії".</text:p>
      <text:p text:style-name="P4">
Федеральний канцлер Австрії, очільник Австрійської народної партії КарлНегаммер, реагуючи на критику, визнав необхідність перегляду Стратегії безпекиАвстрії. Водночас глава уряду не повідомив ніяких деталей та термінів цьогопроцесу. При цьому Негаммер наголосив, що нейтралітет є корисним для Австрії,а тому країна залишатиметься нейтральною.</text:p>
      <text:p text:style-name="P4">
Як повідомляв Укрінформ, чинна версія Стратегії безпеки Австрії, яка єосновоположним документом країни у сфері нацбезпеки та зовнішньої політики,досі розглядає російську федерацію як "важливого" та "стратегічного" партнераЄвросоюзу на рівні зі Сполученими Штатами.</text:p>
      <text:p text:style-name="P4">
Документ, який почали розробляти у 2011 році і який був схвалений парламентому 2013 році, не зазнав змін ні після російської агресії проти України у 2014році та запровадження санкцій ЄС проти рф, ні після повномасштабноговторгнення росії в Україну 24 лютого 2022 року.</text:p>
      <text:p text:style-name="P4">
Source: <text:a xlink:type="simple" xlink:href="https://www.ukrinform.ua/rubric-world/3693591-v-avstrii-kolisni-vijskovi-posli-j-eksperti-zaklikali-uhvaliti-novu-doktrinu-bezpeki.html" text:style-name="Internet_20_link" text:visited-style-name="Visited_20_Internet_20_Link">
https://www.ukrinform.ua/rubric-world/3693591-v-avstrii-kolisni-vijskovi-posli-j-eksperti-zaklikali-uhvaliti-novu-doktrinu-bezpeki.html</text:a>
</text:p>
      <!--NEWS-->
      <text:h text:style-name="P10" text:outline-level="1">
<text:span text:style-name="T4">
Ярмоленко відзначився за «Аль Айн» у матчі проти «Хаур-Факкана»</text:span>
</text:h>
      <text:p text:style-name="P4">
Authors: Ukrinform (Person)</text:p>
      <text:p text:style-name="P4">
Publisher: Укринформ (Organization)</text:p>
      <text:p text:style-name="P4">
Published Time: 2023-04-09T-14:53:33+03:00</text:p>
      <text:p text:style-name="P4">
Modified Time: 2023-04-09T22:53:33+03:00</text:p>
      <text:p text:style-name="P4">
Description: Це дев’ятий гол українця в сезоні. — Укрінформ.</text:p>
      <text:p text:style-name="P4">
Images: ["<text:a xlink:type="simple" xlink:href="https://static.ukrinform.com/photos/2023_04/thumb_files/630_360_1681069957-521.jpg" text:style-name="Internet_20_link" text:visited-style-name="Visited_20_Internet_20_Link">
630_360_16810...</text:a>
"]</text:p>
      <text:p text:style-name="P4">
Tags: ['Ярмоленко', 'Футбол']</text:p>
      <text:p text:style-name="P4">
Type: Article</text:p>
      <!--METADATA-->
      <text:p text:style-name="P4">
<draw:frame draw:style-name="fr1" draw:name="Image26" text:anchor-type="as-char" svg:width="6.9236in" svg:height="3.956343in" draw:z-index="0">
<draw:image xlink:href="../Images/yкринформ/2023-04-09T-14-53-33-03-00/630_360_1681069957-521.jpg" xlink:type="simple" xlink:show="embed" xlink:actuate="onLoad" draw:mime-type="image/jpeg"/>
</draw:frame>
 Цедев’ятий гол українця в сезоні.</text:p>
      <text:p text:style-name="P4">
Український вінгер «Аль-Айна» Андрій Ярмоленко відзначився голом у матчічемпіонату ОАЕ проти «Хаур-Факкана», передає Укрінформ.</text:p>
      <text:p text:style-name="P4">
На 67-й хвилині гри український вінгер забив 3-й гол своєї команди у поєдинку.</text:p>
      <text:p text:style-name="P4">
Для Андрія цей м'яч став 9-м цього сезону у футболці «Аль-Айна» у 20 матчах.Також на його рахунку 3 асисти.</text:p>
      <text:p text:style-name="P4">
<text:span text:style-name="T4">
Читайте також:</text:span>
 <text:a xlink:type="simple" xlink:href="https://www.ukrinform.ua/rubric-sports/3693684-apl-liverpul-zigrav-vniciu-z-arsenalom.html" text:style-name="Internet_20_link" text:visited-style-name="Visited_20_Internet_20_Link">
 <text:span text:style-name="T4">
АПЛ</text:span>
 </text:a>
</text:p>
      <text:p text:style-name="P4">
Як повідомляв Укрінформ, «Ліверпуль» та «Арсенал» поділили очки в 30-му туріАнглійської Прем’єр-ліги.</text:p>
      <text:p text:style-name="P4">
Фото: twitter.com/alainfcae</text:p>
      <text:p text:style-name="P4">
Source: <text:a xlink:type="simple" xlink:href="https://www.ukrinform.ua/rubric-sports/3693703-armolenko-vidznacivsa-za-al-ajn-u-matci-proti-haurfakkana.html" text:style-name="Internet_20_link" text:visited-style-name="Visited_20_Internet_20_Link">
https://www.ukrinform.ua/rubric-sports/3693703-armolenko-vidznacivsa-za-al-ajn-u-matci-proti-haurfakkana.html</text:a>
</text:p>
      <!--NEWS-->
      <text:h text:style-name="P10" text:outline-level="1">
<text:span text:style-name="T4">
У рф викрадених українських дітей карають за відмову співати гімн росії - Герасимчук</text:span>
</text:h>
      <text:p text:style-name="P4">
Authors: Ukrinform (Person)</text:p>
      <text:p text:style-name="P4">
Publisher: Укринформ (Organization)</text:p>
      <text:p text:style-name="P4">
Published Time: 2023-04-09T-16:53:00+03:00</text:p>
      <text:p text:style-name="P4">
Modified Time: 2023-04-09T22:53:00+03:00</text:p>
      <text:p text:style-name="P4">
Description: Діти, депортовані російською федерацією, після повернення в Україну повідомили про факти побиття та іншого покарання за відмову виконувати російський гімн і згадки про те, що вони українці. — Укрінформ.</text:p>
      <text:p text:style-name="P4">
Images: ["<text:a xlink:type="simple" xlink:href="https://static.ukrinform.com/photos/2022_09/thumb_files/630_360_1664541144-276.jpg" text:style-name="Internet_20_link" text:visited-style-name="Visited_20_Internet_20_Link">
630_360_16645...</text:a>
"]</text:p>
      <text:p text:style-name="P4">
Tags: ['Депортація', 'Діти', 'Війна з росією', 'Єдині новини']</text:p>
      <text:p text:style-name="P4">
Type: Article</text:p>
      <!--METADATA-->
      <text:p text:style-name="P4">
<draw:frame draw:style-name="fr1" draw:name="Image27" text:anchor-type="as-char" svg:width="6.9236in" svg:height="3.956343in" draw:z-index="0">
<draw:image xlink:href="../Images/yкринформ/2023-04-09T-16-53-00-03-00/630_360_1664541144-276.jpg" xlink:type="simple" xlink:show="embed" xlink:actuate="onLoad" draw:mime-type="image/jpeg"/>
</draw:frame>
 Діти,депортовані російською федерацією, після повернення в Україну повідомили профакти побиття та іншого покарання за відмову виконувати російський гімн ізгадки про те, що вони українці.</text:p>
      <text:p text:style-name="P4">
Про це розповіла радниця – уповноважена Президента з прав дитини та дитячоїреабілітації Дар’я Герасимчук в ефірі телемарафону "Єдині новини", повідомляєкореспондент Укрінформу.</text:p>
      <text:p text:style-name="P4">
"Діти, які повертаються, нічого хорошого не говорять про те, що відбувалося зними там. Взагалі, це залежить від місць їх розташування, бо когось навітьбили... за те, що вони згадували постійно, що вони українці, за те, що вонивідмовлялися співати російський гімн, що вони відмовлялися вставати під часросійського гімну, що вони відмовлялися співати щоранку " <text:a xlink:type="simple" xlink:href="https://www.ukrinform.ua/tag-rosia" text:style-name="Internet_20_link" text:visited-style-name="Visited_20_Internet_20_Link">
</text:a>
 , вперёд" тощо. Їх за це били, карали:не випускали на прогулянки, змушували писати і переписувати якісь російськітексти і т.д.", - сказала Герасимчук.</text:p>
      <text:p text:style-name="P4">
Вона підкреслила, що в росії відбувається тотальна русифікація українськихдітей. Юних українців налаштовують проти їхніх батьків, переконуючи, що батькивід них відмовилися і їм не варто повертатися в Україну, де їх нібито ніхто нечекає. "І далі в такому дусі - все, що дозволяє хвороблива уява і фантазіяросіян говорити дітям", - наголосила радниця-уповноважена Президента.</text:p>
      <text:p text:style-name="P4">
За її словами, викрадені росіянами українські діти зазнають великоїпсихологічної травми, часто - навіть фізичної. Вона навела приклад, що однійдитині у росії робили операцію без достатньої анестезії, дитина плакала ікричала, що їй дуже боляче, але їй казали терпіти.</text:p>
      <text:p text:style-name="P4">
Водночас радниця-уповноважена наголосила, що зараз не існує єдиного механізмуповернення дітей, щодо кожної депортованої дитини чи мінігрупи здійснюєтьсяокремо розроблена операція порятунку.</text:p>
      <text:p text:style-name="P4">
<text:span text:style-name="T4">
Читайте також:</text:span>
 <text:a xlink:type="simple" xlink:href="https://www.ukrinform.ua/rubric-society/3693302-v-ukraini-cerez-vijnu-svoi-domivki-zalisili-60-ditej-volonteri.html" text:style-name="Internet_20_link" text:visited-style-name="Visited_20_Internet_20_Link">
 <text:span text:style-name="T4">
дітей</text:span>
 </text:a>
</text:p>
      <text:p text:style-name="P4">
Герасимчук відзначила, що російська влада ніяк не долучається до поверненнядітей чи процесу перемовин, а навпаки - постійно переміщує юних українців, недозволяє їм повідомляти про себе рідним, не допускає до них представниківміжнародних організацій і третіх країн.</text:p>
      <text:p text:style-name="P4">
Радниця-уповноважена Президента нагадала, що цей час Україні вдалося повернути360 викрадених росією дітей, однак у загарбників перебувають іще "сотнітисяч".</text:p>
      <text:p text:style-name="P4">
Як повідомлялося, в Україну напередодні <text:a xlink:type="simple" xlink:href="https://www.ukrinform.ua/rubric-society/3693273-v-ukrainu-povertaetsa-31-ditina-deportovana-rosieu.html" text:style-name="Internet_20_link" text:visited-style-name="Visited_20_Internet_20_Link">
 </text:a>
 , якунезаконно депортували загарбники.</text:p>
      <text:p text:style-name="P4">
Source: <text:a xlink:type="simple" xlink:href="https://www.ukrinform.ua/rubric-society/3693637-u-rf-vikradenih-ukrainskih-ditej-karaut-za-vidmovu-spivati-gimn-rosii-gerasimcuk.html" text:style-name="Internet_20_link" text:visited-style-name="Visited_20_Internet_20_Link">
https://www.ukrinform.ua/rubric-society/3693637-u-rf-vikradenih-ukrainskih-ditej-karaut-za-vidmovu-spivati-gimn-rosii-gerasimcuk.html</text:a>
</text:p>
      <!--NEWS-->
      <text:h text:style-name="P10" text:outline-level="1">
<text:span text:style-name="T4">
Джошуа: Мій наступний бій заплановано на грудень</text:span>
</text:h>
      <text:p text:style-name="P4">
Authors: Ukrinform (Person)</text:p>
      <text:p text:style-name="P4">
Publisher: Укринформ (Organization)</text:p>
      <text:p text:style-name="P4">
Published Time: 2023-04-09T-18:48:44+03:00</text:p>
      <text:p text:style-name="P4">
Modified Time: 2023-04-09T22:48:44+03:00</text:p>
      <text:p text:style-name="P4">
Description: Востаннє Ентоні виходив у ринг 1 квітня. — Укрінформ.</text:p>
      <text:p text:style-name="P4">
Images: ["<text:a xlink:type="simple" xlink:href="https://static.ukrinform.com/photos/2023_04/thumb_files/630_360_1681069644-509.jpg" text:style-name="Internet_20_link" text:visited-style-name="Visited_20_Internet_20_Link">
630_360_16810...</text:a>
"]</text:p>
      <text:p text:style-name="P4">
Tags: ['Бокс', 'Ентоні Джошуа']</text:p>
      <text:p text:style-name="P4">
Type: Article</text:p>
      <!--METADATA-->
      <text:p text:style-name="P4">
<draw:frame draw:style-name="fr1" draw:name="Image28" text:anchor-type="as-char" svg:width="6.9236in" svg:height="3.956343in" draw:z-index="0">
<draw:image xlink:href="../Images/yкринформ/2023-04-09T-18-48-44-03-00/630_360_1681069644-509.jpg" xlink:type="simple" xlink:show="embed" xlink:actuate="onLoad" draw:mime-type="image/jpeg"/>
</draw:frame>
 ВостаннєЕнтоні виходив у ринг 1 квітня.</text:p>
      <text:p text:style-name="P4">
Ексчемпіон світу у надважкій вазі Ентоні Джошуа (25-3, 22 КО) <text:a xlink:type="simple" xlink:href="https://www.instagram.com/stories/anthonyjoshua/3077255606090983932/" text:style-name="Internet_20_link" text:visited-style-name="Visited_20_Internet_20_Link">
</text:a>
 уінстаграмі, що його наступний бій відбудеться у грудні, передає Укрінформ.</text:p>
      <text:p text:style-name="P4">
«Мій наступний бій заплановано на грудень. Не ідеально, але це все є частиноювеликої картини», - написав Джошуа.</text:p>
      <text:p text:style-name="P4">
Джошуа успішно повернувся в ринг після поразок від Усика, у своєму останньомупоєдинку британець одноголосним рішенням суддів переміг Джермейна Франкліна.</text:p>
      <text:p text:style-name="P4">
<text:span text:style-name="T4">
Читайте також:</text:span>
 <text:a xlink:type="simple" xlink:href="https://www.ukrinform.ua/rubric-sports/3688336-dzosua-a-b-iz-zadovolennam-znovu-zustrivsa-na-ringu-z-usikom.html" text:style-name="Internet_20_link" text:visited-style-name="Visited_20_Internet_20_Link">
 <text:span text:style-name="T4">
Джошуа</text:span>
 </text:a>
</text:p>
      <text:p text:style-name="P4">
Як повідомляв Укрінформ, раніше промоутер Джошуа Едді Хірн говорив, що Ентоніпроведе свій наступний поєдинок у липні.</text:p>
      <text:p text:style-name="P4">
Фото: Getty Image</text:p>
      <text:p text:style-name="P4">
Source: <text:a xlink:type="simple" xlink:href="https://www.ukrinform.ua/rubric-sports/3693702-dzosua-mij-nastupnij-bij-zaplanovano-na-gruden.html" text:style-name="Internet_20_link" text:visited-style-name="Visited_20_Internet_20_Link">
https://www.ukrinform.ua/rubric-sports/3693702-dzosua-mij-nastupnij-bij-zaplanovano-na-gruden.html</text:a>
</text:p>
      <!--NEWS-->
      <text:h text:style-name="P10" text:outline-level="1">
<text:span text:style-name="T4">
Михайлюк набрав 16 очок у матчі з «Клівлендом»</text:span>
</text:h>
      <text:p text:style-name="P4">
Authors: Ukrinform (Person)</text:p>
      <text:p text:style-name="P4">
Publisher: Укринформ (Organization)</text:p>
      <text:p text:style-name="P4">
Published Time: 2023-04-09T-20:39:00+03:00</text:p>
      <text:p text:style-name="P4">
Modified Time: 2023-04-09T22:39:00+03:00</text:p>
      <text:p text:style-name="P4">
Description: Українець провів на майданчику 35 хвилин — Укрінформ.</text:p>
      <text:p text:style-name="P4">
Images: ["<text:a xlink:type="simple" xlink:href="https://static.ukrinform.com/photos/2023_04/thumb_files/630_360_1681069119-710.jpg" text:style-name="Internet_20_link" text:visited-style-name="Visited_20_Internet_20_Link">
630_360_16810...</text:a>
"]</text:p>
      <text:p text:style-name="P4">
Tags: ['Баскетбол', 'НБА', 'Святослав Михайлюк']</text:p>
      <text:p text:style-name="P4">
Type: Article</text:p>
      <!--METADATA-->
      <text:p text:style-name="P4">
<draw:frame draw:style-name="fr1" draw:name="Image29" text:anchor-type="as-char" svg:width="6.9236in" svg:height="3.956343in" draw:z-index="0">
<draw:image xlink:href="../Images/yкринформ/2023-04-09T-20-39-00-03-00/630_360_1681069119-710.jpg" xlink:type="simple" xlink:show="embed" xlink:actuate="onLoad" draw:mime-type="image/jpeg"/>
</draw:frame>
 Українецьпровів на майданчику 35 хвилин</text:p>
      <text:p text:style-name="P4">
Український баскетболіст «Шарлотт» Святослав Михайлюк зіграв у матчі з«Клівлендом» (106:95), передає Укрінформ.</text:p>
      <text:p text:style-name="P4">
Українець провів на майданчику 35 хвилин, набрав 16 очок, 7 підбирань та 6передач. Також він реалізував 2/10 триочкових. Спочатку Святослав схибив 8триочкових поспіль, а потім реалізував 2.</text:p>
      <text:p text:style-name="P4">
В середньому цього сезону Михайлюк набирає за «Шарлотт» 10,6 очка, 2,4підбирання, 2,7 передачі.</text:p>
      <text:p text:style-name="P4">
Матч завершився перемогою «Шарлотт Горнетс» з рахунком 106:95. Для команди –це 27 перемога в сезоні, також у «Горнетс» 55 поразок (27 показник у лізі з 30команд).</text:p>
      <text:p text:style-name="P4">
Михайлюк закінчив сезон з вісьмома матчами у старті, за цей проміжок віннабирав у середньому 17.2 очки за гру.</text:p>
      <text:p text:style-name="P4">
<text:span text:style-name="T4">
Читайте також:</text:span>
 <text:a xlink:type="simple" xlink:href="https://www.ukrinform.ua/rubric-sports/3693643-volodimir-konev-mvp-sezonu-basketbolnoi-superligi.html" text:style-name="Internet_20_link" text:visited-style-name="Visited_20_Internet_20_Link">
 <text:span text:style-name="T4">
баскетбол</text:span>
 </text:a>
</text:p>
      <text:p text:style-name="P4">
Як повідомляв Укрінформ, форвард «Будівельника» Володимир Конєв визнаний MVPбаскетбольної Суперліги України сезону-2023/23.</text:p>
      <text:p text:style-name="P4">
Фото: Getty Image</text:p>
      <text:p text:style-name="P4">
Source: <text:a xlink:type="simple" xlink:href="https://www.ukrinform.ua/rubric-sports/3693700-mihajluk-nabrav-16-ocok-u-matci-z-klivlendom.html" text:style-name="Internet_20_link" text:visited-style-name="Visited_20_Internet_20_Link">
https://www.ukrinform.ua/rubric-sports/3693700-mihajluk-nabrav-16-ocok-u-matci-z-klivlendom.html</text:a>
</text:p>
      <!--NEWS-->
      <text:h text:style-name="P10" text:outline-level="1">
<text:span text:style-name="T4">
Туреччина поставить на озброєння унікальний корабель для розміщення бойових дронів</text:span>
</text:h>
      <text:p text:style-name="P4">
Authors: Ukrinform (Person)</text:p>
      <text:p text:style-name="P4">
Publisher: Укринформ (Organization)</text:p>
      <text:p text:style-name="P4">
Published Time: 2023-04-09T-22:31:00+03:00</text:p>
      <text:p text:style-name="P4">
Modified Time: 2023-04-09T22:31:00+03:00</text:p>
      <text:p text:style-name="P4">
Description: Туреччині поставить на озброєння новий універсальний десантний корабель, який може діяти як легкий авіаносець. Це перший у світі, призначений для розміщення бойових безпілотників. — Укрінформ.</text:p>
      <text:p text:style-name="P4">
Images: ["<text:a xlink:type="simple" xlink:href="https://static.ukrinform.com/photos/2023_04/thumb_files/630_360_1681068591-512.jpeg" text:style-name="Internet_20_link" text:visited-style-name="Visited_20_Internet_20_Link">
630_360_16810...</text:a>
", "<text:a xlink:type="simple" xlink:href="https://static.ukrinform.com/photos/2023_04/1681068590-156.jpeg" text:style-name="Internet_20_link" text:visited-style-name="Visited_20_Internet_20_Link">
1681068590-15...</text:a>
", "<text:a xlink:type="simple" xlink:href="https://static.ukrinform.com/photos/2023_04/1681068590-239.jpeg" text:style-name="Internet_20_link" text:visited-style-name="Visited_20_Internet_20_Link">
1681068590-23...</text:a>
"]</text:p>
      <text:p text:style-name="P4">
Tags: ['Безпілотник', 'Корабель', 'Туреччина']</text:p>
      <text:p text:style-name="P4">
Type: Article</text:p>
      <!--METADATA-->
      <text:p text:style-name="P4">
<draw:frame draw:style-name="fr1" draw:name="Image30" text:anchor-type="as-char" svg:width="6.9236in" svg:height="3.956343in" draw:z-index="0">
<draw:image xlink:href="../Images/yкринформ/2023-04-09T-22-31-00-03-00/630_360_1681068591-512.jpeg" xlink:type="simple" xlink:show="embed" xlink:actuate="onLoad" draw:mime-type="image/jpeg"/>
</draw:frame>
Туреччині поставить на озброєння новий універсальний десантний корабель, якийможе діяти як легкий авіаносець. Це перший у світі, призначений для розміщеннябойових безпілотників.</text:p>
      <text:p text:style-name="P4">
Про це повідомляє Укрінформ з посиланням на <text:a xlink:type="simple" xlink:href="https://twitter.com/RTEdijital/status/1645101132186787840" text:style-name="Internet_20_link" text:visited-style-name="Visited_20_Internet_20_Link">
</text:a>
 .</text:p>
      <text:p text:style-name="P4">
“Корабель TCG Anadolu, перший у світі корабель для бойових БПЛА, завтра увійдедо складу Збройних сил Туреччини на церемонії за участю президента”, - йдетьсяу повідомленні.</text:p>
      <text:p text:style-name="P4">
Зазначається, що на палубі нового корабля може розміщуватися 10 <text:a xlink:type="simple" xlink:href="https://www.ukrinform.ua/tag-vertolit" text:style-name="Internet_20_link" text:visited-style-name="Visited_20_Internet_20_Link">
</text:a>
 та 11 БПЛА, місткість ангару - 19вертольотів та 30 БПЛА.</text:p>
      <text:p text:style-name="P4">
<draw:frame draw:style-name="fr1" draw:name="Image31" text:anchor-type="as-char" svg:width="6.9236in" svg:height="3.884909in" draw:z-index="0">
<draw:image xlink:href="../Images/yкринформ/2023-04-09T-22-31-00-03-00/1681068590-156.jpeg" xlink:type="simple" xlink:show="embed" xlink:actuate="onLoad" draw:mime-type="image/jpeg"/>
</draw:frame>
</text:p>
      <text:p text:style-name="P4">
<text:span text:style-name="T4">
Читайте також:</text:span>
 <text:a xlink:type="simple" xlink:href="https://www.ukrinform.ua/rubric-economy/3692475-tureccina-zaversila-montaz-gazoprovodu-v-cornomu-mori.html" text:style-name="Internet_20_link" text:visited-style-name="Visited_20_Internet_20_Link">
 <text:span text:style-name="T4">
Туреччин</text:span>
 </text:a>
</text:p>
      <text:p text:style-name="P4">
TCG Anadolu (L-400) — універсальний десантний корабель ВМС Туреччини, якийможе діяти як легкий авіаносець. Будівництво було розпочате у лютому 2018року. Корабель був спущений на воду в травні 2019 року, почав проходитиморські приймальні випробування в червні 2022 року. Для розміщення на базі TCGAnadolu своїх безпілотників, компанія Baykar Makina розробила бойовий БПЛАBayraktar TB3.</text:p>
      <text:p text:style-name="P4">
<draw:frame draw:style-name="fr1" draw:name="Image32" text:anchor-type="as-char" svg:width="6.9236in" svg:height="3.884909in" draw:z-index="0">
<draw:image xlink:href="../Images/yкринформ/2023-04-09T-22-31-00-03-00/1681068590-239.jpeg" xlink:type="simple" xlink:show="embed" xlink:actuate="onLoad" draw:mime-type="image/jpeg"/>
</draw:frame>
</text:p>
      <text:p text:style-name="P4">
TCG Anadolu має довжину 231 метр і ширину 32 метри. При максимально допустимійводотоннажності 27 тис. 436 тонн судно може рухатися з максимальною швидкістюне менше 20,5 вузлів і економічною швидкістю 16 вузлів.</text:p>
      <text:p text:style-name="P4">
_ Фото: Erdoğan Dijital Medya  _</text:p>
      <text:p text:style-name="P4">
Source: <text:a xlink:type="simple" xlink:href="https://www.ukrinform.ua/rubric-world/3693699-tureccina-postavit-na-ozbroenna-unikalnij-korabel-dla-rozmisenna-bojovih-droniv.html" text:style-name="Internet_20_link" text:visited-style-name="Visited_20_Internet_20_Link">
https://www.ukrinform.ua/rubric-world/3693699-tureccina-postavit-na-ozbroenna-unikalnij-korabel-dla-rozmisenna-bojovih-droniv.html</text:a>
</text:p>
      <!--NEWS-->
      <text:h text:style-name="P10" text:outline-level="1">
<text:span text:style-name="T4">
Президент анонсував роботу з посилення української оборони наступного тижня</text:span>
</text:h>
      <text:p text:style-name="P4">
Authors: Ukrinform (Person)</text:p>
      <text:p text:style-name="P4">
Publisher: Укринформ (Organization)</text:p>
      <text:p text:style-name="P4">
Published Time: 2023-04-09T-24:13:00+03:00</text:p>
      <text:p text:style-name="P4">
Modified Time: 2023-04-09T22:13:00+03:00</text:p>
      <text:p text:style-name="P4">
Description: Наступний тиждень буде активним, зокрема, і на міжнародній арені задля посилення обороноздатності України. — Укрінформ.</text:p>
      <text:p text:style-name="P4">
Images: ["<text:a xlink:type="simple" xlink:href="https://static.ukrinform.com/photos/2023_02/thumb_files/630_360_1676049059-535.png" text:style-name="Internet_20_link" text:visited-style-name="Visited_20_Internet_20_Link">
630_360_16760...</text:a>
"]</text:p>
      <text:p text:style-name="P4">
Tags: ['Оборона', 'Зеленський', 'Війна з росією']</text:p>
      <text:p text:style-name="P4">
Type: Article</text:p>
      <!--METADATA-->
      <text:p text:style-name="P4">
<draw:frame draw:style-name="fr1" draw:name="Image33" text:anchor-type="as-char" svg:width="6.9236in" svg:height="3.956343in" draw:z-index="0">
<draw:image xlink:href="../Images/yкринформ/2023-04-09T-24-13-00-03-00/630_360_1676049059-535.png" xlink:type="simple" xlink:show="embed" xlink:actuate="onLoad" draw:mime-type="image/png"/>
</draw:frame>
 Наступнийтиждень буде активним, зокрема, і на міжнародній арені задля посиленняобороноздатності України.</text:p>
      <text:p text:style-name="P4">
Про це зазначив Президент Володимир Зеленський у  <text:a xlink:type="simple" xlink:href="https://t.me/V_Zelenskiy_official/5804" text:style-name="Internet_20_link" text:visited-style-name="Visited_20_Internet_20_Link">
</text:a>
 , повідомляє Укрінформ.</text:p>
      <text:p text:style-name="P4">
"Готуємося до активного нового тижня, зокрема, в нашій міжнародній роботі, щобпосилити <text:a xlink:type="simple" xlink:href="https://www.ukrinform.ua/tag-oborona" text:style-name="Internet_20_link" text:visited-style-name="Visited_20_Internet_20_Link">
 </text:a>
 , посилити наших воїнів", -сказав глава держави.</text:p>
      <text:p text:style-name="P4">
Зеленський також запевнив, що щомісяця, щотижня додається підтримка,збільшується коло тих, хто підтримує Україну, хто підтримує сміливістьукраїнців і віру в життя.</text:p>
      <text:p text:style-name="P4">
<text:span text:style-name="T4">
Читайте також:</text:span>
 <text:a xlink:type="simple" xlink:href="https://www.ukrinform.ua/rubric-ato/3693392-zelenskij-priemno-zaversuvati-tizden-iz-horosimi-rezultatami-dla-ukraini.html" text:style-name="Internet_20_link" text:visited-style-name="Visited_20_Internet_20_Link">
 <text:span text:style-name="T4">
Зеленськ</text:span>
 </text:a>
</text:p>
      <text:p text:style-name="P4">
Відео: ОПУ</text:p>
      <text:p text:style-name="P4">
Як повідомлялося, 5 квітня Президент Володимир Зеленський здійснив перший відпочатку повномасштабного вторгнення росії в Україну свій офіційний візит вПольщу.</text:p>
      <text:p text:style-name="P4">
_ Фото: Офіс Президента  _</text:p>
      <text:p text:style-name="P4">
Source: <text:a xlink:type="simple" xlink:href="https://www.ukrinform.ua/rubric-ato/3693696-prezident-anonsuvav-robotu-z-posilenna-ukrainskoi-oboroni-nastupnogo-tizna.html" text:style-name="Internet_20_link" text:visited-style-name="Visited_20_Internet_20_Link">
https://www.ukrinform.ua/rubric-ato/3693696-prezident-anonsuvav-robotu-z-posilenna-ukrainskoi-oboroni-nastupnogo-tizna.html</text:a>
</text:p>
      <!--NEWS-->
      <text:h text:style-name="P10" text:outline-level="1">
<text:span text:style-name="T4">
Зеленський: росія ставить себе у ще більшу ізоляцію від світу та людства</text:span>
</text:h>
      <text:p text:style-name="P4">
Authors: Ukrinform (Person)</text:p>
      <text:p text:style-name="P4">
Publisher: Укринформ (Organization)</text:p>
      <text:p text:style-name="P4">
Published Time: 2023-04-09T-27:47:00+03:00</text:p>
      <text:p text:style-name="P4">
Modified Time: 2023-04-09T21:47:00+03:00</text:p>
      <text:p text:style-name="P4">
Description: Цієї ночі російська армія обстріляла Запоріжжя ракетами С-300. Так держава-терорист проводить цю Вербну неділю. Так росія ставить себе у ще більшу ізоляцію від світу, від людства.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Зеленський', 'Війна з росією', '#stoprussia']</text:p>
      <text:p text:style-name="P4">
Type: Article</text:p>
      <!--METADATA-->
      <text:p text:style-name="P4">
<draw:frame draw:style-name="fr1" draw:name="Image34" text:anchor-type="as-char" svg:width="6.9236in" svg:height="3.956343in" draw:z-index="0">
<draw:image xlink:href="../Images/yкринформ/2023-04-09T-27-47-00-03-00/630_360_1679682020-565.jpeg" xlink:type="simple" xlink:show="embed" xlink:actuate="onLoad" draw:mime-type="image/jpeg"/>
</draw:frame>
 Цієїночі російська армія обстріляла Запоріжжя ракетами С-300. Так держава-терористпроводить цю Вербну неділю. Так росія ставить себе у ще більшу ізоляцію відсвіту, від людства.</text:p>
      <text:p text:style-name="P4">
На цьому наголосив у своєму вечірньому <text:a xlink:type="simple" xlink:href="https://www.youtube.com/watch" text:style-name="Internet_20_link" text:visited-style-name="Visited_20_Internet_20_Link">
</text:a>
 Президент України ВолодимирЗеленський, передає Укрінформ.</text:p>
      <text:p text:style-name="P4">
_Відео:<text:a xlink:type="simple" xlink:href="https://t.me/OP_UA/9203" text:style-name="Internet_20_link" text:visited-style-name="Visited_20_Internet_20_Link">
 </text:a>
 _</text:p>
      <text:p text:style-name="P4">
<text:span text:style-name="T4">
<text:span text:style-name="T5">
Українці! Українки!</text:span>
 </text:span>
</text:p>
      <text:p text:style-name="P4">
Цієї ночі російська армія обстріляла Запоріжжя. Ракетами С-300.</text:p>
      <text:p text:style-name="P4">
Влучання – в будинок, житловий будинок. Троє людей були у ньому. Чоловік,жінка і дитина – дівчинка, її звали Ірина, цьогоріч їй би виповнилось 11років. Вона загинула. Чоловік теж. Мої співчуття... Жінка – у тяжкому стані, влікарні, їй надається допомога.</text:p>
      <text:p text:style-name="P4">
Так держава-терорист проводить цю Вербну неділю. Так росія ставить себе у щебільшу ізоляцію від світу, від людства.</text:p>
      <text:p text:style-name="P4">
Кожне світле християнське свято вчить нас, що ми можемо не знати - як, алемаємо бути впевнені, що зло - програє. Маємо вірити. І ми - віримо. Маємонаближати програш зла. І ми – наближаємо. І світ - разом із нами. Щомісяця,щотижня додається підтримка, збільшується коло тих, хто нас підтримує, хтопідтримує нашу сміливість і нашу віру в життя.</text:p>
      <text:p text:style-name="P4">
Я дякую кожному у світі, хто разом з Україною зараз, хто дієво з нами.</text:p>
      <text:p text:style-name="P4">
Я дякую всім нашим людям, хто ліквідовує наслідки російських обстрілів тадопомагає тим, хто постраждав від терору. У Запоріжжі, на Харківщині,Чернігівщині, Сумщині, Дніпропетровщині, Херсонщині, на Донбасі.</text:p>
      <text:p text:style-name="P4">
Я дякую кожному рятувальнику й лікарю, усім медичним сестрам і братам, кожномусаперу, кожному поліцейському... Усім представникам місцевої влади у містах іселах, хто допомагає людям. Та – волонтерам.</text:p>
      <text:p text:style-name="P4">
І звичайно, хочу подякувати воїнам! Усім, хто зараз у бою. Усім, хто стримуєросійське зло. Усім, хто знищує окупантів – у бою і в їхньому тилу.</text:p>
      <text:p text:style-name="P4">
Готуємось до активного нового тижня, зокрема в нашій міжнародній роботі – щобпосилити оборону, посилити наших воїнів.</text:p>
      <text:p text:style-name="P4">
А за підсумками цього тижня хочу особливо відзначити – морпіхів 35-ї і 36-їокремих бригад, бійців 55-ї артилерійської бригади... Воюють на Донеччині.Результативно. Дякую вам, хлопці!</text:p>
      <text:p text:style-name="P4">
За активні штурмові дії в Бахмуті та на Бахмутському напрямку – дякую воїнамштурмової роти 783-го полку Державної спеціальної служби транспорту, воїнам5-ї окремої штурмової бригади та 80-ї окремої десантно-штурмової бригади...Молодці, хлопці!</text:p>
      <text:p text:style-name="P4">
Словʼянський напрямок – 30-та окрема механізована бригада... Теж активніштурмові дії. Дякую вам, хлопці!</text:p>
      <text:p text:style-name="P4">
За стійкість і рішучість – дякую воїнам 66-ї окремої механізованої бригади та95-ї бригади ДШВ –Лиманський напрямок.</text:p>
      <text:p text:style-name="P4">
Дякую підрозділам розвідки, які бʼються у найгарячіших точках передової!</text:p>
      <text:p text:style-name="P4">
Прикордонники Луганського і Краматорського загонів, зведені підрозділиЛьвівського, Донецького, Могилів-Подільського та Білгород-Дністровськогозагонів... Дякую вам, хлопці!</text:p>
      <text:p text:style-name="P4">
Спецпризначенці, 50-й полк Нацгвардії... Дякую!</text:p>
      <text:p text:style-name="P4">
Запорізький напрямок – окремо відзначу бійців 39-го зенітного ракетного полку.Молодці, хлопці! Влучність – це головне.</text:p>
      <text:p text:style-name="P4">
І дякую всім бійцям ППО та Повітряних сил, які надійно бережуть наше небо!</text:p>
      <text:p text:style-name="P4">
Слава всім українським героям! Кожному і кожній, хто зараз у бою! Кожному ікожній, хто зараз на бойових постах і завданнях!</text:p>
      <text:p text:style-name="P4">
Вічна і світла пам’ять усім, хто віддав своє життя, захищаючи життя України іукраїнців!</text:p>
      <text:p text:style-name="P4">
Хай Вербна неділя наступного року пройде в мирі та свободі для всіх нашихлюдей!</text:p>
      <text:p text:style-name="P4">
Хай щирі молитви про мир усіх, хто сьогодні святкує Великдень, будуть почуті!</text:p>
      <text:p text:style-name="P4">
<text:span text:style-name="T4">
<text:span text:style-name="T5">
Слава Україні!</text:span>
 </text:span>
</text:p>
      <text:p text:style-name="P4">
Source: <text:a xlink:type="simple" xlink:href="https://www.ukrinform.ua/rubric-ato/3693693-zelenskij-rosia-stavit-sebe-u-se-bilsu-izolaciu-vid-svitu-ta-ludstva.html" text:style-name="Internet_20_link" text:visited-style-name="Visited_20_Internet_20_Link">
https://www.ukrinform.ua/rubric-ato/3693693-zelenskij-rosia-stavit-sebe-u-se-bilsu-izolaciu-vid-svitu-ta-ludstva.html</text:a>
</text:p>
      <!--NEWS-->
      <text:h text:style-name="P10" text:outline-level="1">
<text:span text:style-name="T4">
росіяни протягом дня обстріляли дві прикордонні громади на Сумщині</text:span>
</text:h>
      <text:p text:style-name="P4">
Authors: Ukrinform (Person)</text:p>
      <text:p text:style-name="P4">
Publisher: Укринформ (Organization)</text:p>
      <text:p text:style-name="P4">
Published Time: 2023-04-09T-29:37:12+03:00</text:p>
      <text:p text:style-name="P4">
Modified Time: 2023-04-09T21:37:12+03:00</text:p>
      <text:p text:style-name="P4">
Description: Армія російської федерації впродовж дня здійснила обстріли двох прикордонних громад Сумщини: Новослобідської та Білопільської. — Укрінформ.</text:p>
      <text:p text:style-name="P4">
Images: ["<text:a xlink:type="simple" xlink:href="https://static.ukrinform.com/photos/2019_11/thumb_files/630_360_1574102935-316.jpg" text:style-name="Internet_20_link" text:visited-style-name="Visited_20_Internet_20_Link">
630_360_15741...</text:a>
"]</text:p>
      <text:p text:style-name="P4">
Tags: ['Обстріл', 'Сумщина', 'Війна з росією']</text:p>
      <text:p text:style-name="P4">
Type: Article</text:p>
      <!--METADATA-->
      <text:p text:style-name="P4">
<draw:frame draw:style-name="fr1" draw:name="Image35" text:anchor-type="as-char" svg:width="6.9236in" svg:height="3.956343in" draw:z-index="0">
<draw:image xlink:href="../Images/yкринформ/2023-04-09T-29-37-12-03-00/630_360_1574102935-316.jpg" xlink:type="simple" xlink:show="embed" xlink:actuate="onLoad" draw:mime-type="image/jpeg"/>
</draw:frame>
 Арміяросійської федерації впродовж дня здійснила обстріли двох прикордонних громадСумщини: Новослобідської та Білопільської.</text:p>
      <text:p text:style-name="P4">
Як передає Укрінформ, про це Сумська обласна військова адміністраціяповідомляє у  <text:a xlink:type="simple" xlink:href="https://t.me/Sumy_news_ODA/15338" text:style-name="Internet_20_link" text:visited-style-name="Visited_20_Internet_20_Link">
 </text:a>
 .</text:p>
      <text:p text:style-name="P4">
По території Білопільській громади протягом дня росіяни били з мінометів -зафіксовано 10 влучань.</text:p>
      <text:p text:style-name="P4">
По Новослобідській громаді ворог здійснив <text:a xlink:type="simple" xlink:href="https://www.ukrinform.ua/tag-obstril" text:style-name="Internet_20_link" text:visited-style-name="Visited_20_Internet_20_Link">
 </text:a>
 з АГС - 10 пострілів.</text:p>
      <text:p text:style-name="P4">
В обох випадках без наслідків.</text:p>
      <text:p text:style-name="P4">
<text:span text:style-name="T4">
Читайте також:</text:span>
 <text:a xlink:type="simple" xlink:href="https://www.ukrinform.ua/rubric-ato/3693603-zsu-zbili-nad-sumsinou-rosijskij-bezpilotnik.html" text:style-name="Internet_20_link" text:visited-style-name="Visited_20_Internet_20_Link">
 <text:span text:style-name="T4">
Сумщ</text:span>
 </text:a>
</text:p>
      <text:p text:style-name="P4">
Як повідомляв Укрінформ, російські війська зранку в неділю, 9 квітняобстріляли з артилерії Середино-Будську громаду Сумської області.</text:p>
      <text:p text:style-name="P4">
<text:span text:style-name="T5">
Фото ілюстративне</text:span>
</text:p>
      <text:p text:style-name="P4">
Source: <text:a xlink:type="simple" xlink:href="https://www.ukrinform.ua/rubric-ato/3693691-rosiani-protagom-dna-obstrilali-dvi-prikordonni-gromadi-na-sumsini.html" text:style-name="Internet_20_link" text:visited-style-name="Visited_20_Internet_20_Link">
https://www.ukrinform.ua/rubric-ato/3693691-rosiani-protagom-dna-obstrilali-dvi-prikordonni-gromadi-na-sumsini.html</text:a>
</text:p>
      <!--NEWS-->
      <text:h text:style-name="P10" text:outline-level="1">
<text:span text:style-name="T4">
В Україні завтра буде тепло, подекуди невеликий дощ</text:span>
</text:h>
      <text:p text:style-name="P4">
Authors: Ukrinform (Person)</text:p>
      <text:p text:style-name="P4">
Publisher: Укринформ (Organization)</text:p>
      <text:p text:style-name="P4">
Published Time: 2023-04-09T-31:19:00+03:00</text:p>
      <text:p text:style-name="P4">
Modified Time: 2023-04-09T21:19:00+03:00</text:p>
      <text:p text:style-name="P4">
Description: У понеділок, 10 квітня, в Україні часом невеликий, на Закарпатті та Прикарпатті помірний дощ, в горах з мокрим снігом, лише у південній частині без істотних опадів. — Укрінформ.</text:p>
      <text:p text:style-name="P4">
Images: ["<text:a xlink:type="simple" xlink:href="https://static.ukrinform.com/photos/2023_04/thumb_files/630_360_1680706756-178.jpg" text:style-name="Internet_20_link" text:visited-style-name="Visited_20_Internet_20_Link">
630_360_16807...</text:a>
"]</text:p>
      <text:p text:style-name="P4">
Tags: ['Дощ', 'Погода', 'Тепло', 'Прогноз']</text:p>
      <text:p text:style-name="P4">
Type: Article</text:p>
      <!--METADATA-->
      <text:p text:style-name="P4">
<draw:frame draw:style-name="fr1" draw:name="Image36" text:anchor-type="as-char" svg:width="6.9236in" svg:height="3.956343in" draw:z-index="0">
<draw:image xlink:href="../Images/yкринформ/2023-04-09T-31-19-00-03-00/630_360_1680706756-178.jpg" xlink:type="simple" xlink:show="embed" xlink:actuate="onLoad" draw:mime-type="image/jpeg"/>
</draw:frame>
 Упонеділок, 10 квітня, в Україні часом невеликий, на Закарпатті та Прикарпаттіпомірний дощ, в горах з мокрим снігом, лише у південній частині без істотнихопадів.</text:p>
      <text:p text:style-name="P4">
Про це Укрінформу повідомили в Українському гідрометцентрі.</text:p>
      <text:p text:style-name="P4">
У південних і центральних областях вночі та вранці місцями туман. Вітерсхідний, північно-східний, 5-10 м/с.</text:p>
      <text:p text:style-name="P4">
Температура повітря вночі 3-8° тепла, в Карпатах близько 0°; вдень 10-15°тепла, на півдні та сході країни до 18°.</text:p>
      <text:p text:style-name="P4">
В Києві та Київській області 10 квітня хмарно з проясненнями, часом невеликийдощ. Температура у столиці вночі 6-8° тепла, вдень 12-14°; по області вночі3-8° тепла, вдень 10-15°.</text:p>
      <text:p text:style-name="P4">
У вівторок, 11 квітня, в Україні без істотних опадів. 12 квітня - часом дощ, вКарпатах з мокрим снігом.</text:p>
      <text:p text:style-name="P4">
Вітер східний, північно-східний, 5-10 м/с, вдень 11 квітня на півдні та сходімісцями пориви 15-20 м/с.</text:p>
      <text:p text:style-name="P4">
Температура вночі 3-8° тепла, в Карпатах близько 0°; вдень 11 квітня 12-17°,12 квітня 8-13°.</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Україні</text:span>
 <text:span text:style-name="T4">
через</text:span>
 <text:span text:style-name="T4">
потепління</text:span>
 <text:span text:style-name="T4">
активізуються</text:span>
<text:span text:style-name="T4">
грози</text:span>
 <text:span text:style-name="T4">
синоптики</text:span>
 </text:a>
</text:p>
      <text:p text:style-name="P4">
У столичному регіоні 11 квітня без істотних опадів, 12 квітня часом дощ.Температура у Києві вночі 6-8° тепла; вдень 11 квітня близько 15°, 12 квітня10-12°. По області вночі 3-8° тепла; вдень 11 квітня 12-17°, 12 квітня 8-13°.</text:p>
      <text:p text:style-name="P4">
Впродовж 13-14 квітня в Україні, за прогнозами синоптиків, місцями невеликідощі, на сході, 13 квітня і на півдні країни помірні дощі, подекуди <text:a xlink:type="simple" xlink:href="https://www.ukrinform.ua/tag-groza" text:style-name="Internet_20_link" text:visited-style-name="Visited_20_Internet_20_Link">
</text:a>
 .</text:p>
      <text:p text:style-name="P4">
Температура вночі 3-9°, на заході країни 1-6° тепла; вдень 13 квітня 11-17°,14 квітня, крім західних областей, 14-20°.</text:p>
      <text:p text:style-name="P4">
У Києві та області 13-14 квітня місцями невеликий дощ, 13 квітня вночі безопадів. Температура у столиці вночі 7-9° тепла; вдень 13 квітня 14-16°, 14квітня 17-19°. По області вночі 4-9° тепла; вдень 13 квітня 11-16°, 14 квітня15-20°.</text:p>
      <text:p text:style-name="P4">
Source: <text:a xlink:type="simple" xlink:href="https://www.ukrinform.ua/rubric-regions/3693602-v-ukraini-zavtra-bude-teplo-podekudi-nevelikij-dos.html" text:style-name="Internet_20_link" text:visited-style-name="Visited_20_Internet_20_Link">
https://www.ukrinform.ua/rubric-regions/3693602-v-ukraini-zavtra-bude-teplo-podekudi-nevelikij-dos.html</text:a>
</text:p>
      <!--NEWS-->
      <text:h text:style-name="P10" text:outline-level="1">
<text:span text:style-name="T4">
У Кам'янці-Подільському біля собору віряни почали акцію - вимагають переходу до ПЦУ</text:span>
</text:h>
      <text:p text:style-name="P4">
Authors: Ukrinform (Person)</text:p>
      <text:p text:style-name="P4">
Publisher: Укринформ (Organization)</text:p>
      <text:p text:style-name="P4">
Published Time: 2023-04-09T-33:00:00+03:00</text:p>
      <text:p text:style-name="P4">
Modified Time: 2023-04-09T21:00:00+03:00</text:p>
      <text:p text:style-name="P4">
Description: Біля собору Олександра Невського у Кам'янці-Подільському активісти, які підтримують перехід храму з УПЦ (МП) до ПЦУ, почали розгортати намети. — Укрінформ.</text:p>
      <text:p text:style-name="P4">
Images: ["<text:a xlink:type="simple" xlink:href="https://static.ukrinform.com/photos/2023_04/thumb_files/630_360_1681063208-770.jpg" text:style-name="Internet_20_link" text:visited-style-name="Visited_20_Internet_20_Link">
630_360_16810...</text:a>
", "<text:a xlink:type="simple" xlink:href="https://static.ukrinform.com/photos/2023_04/1681063209-895.jpg" text:style-name="Internet_20_link" text:visited-style-name="Visited_20_Internet_20_Link">
1681063209-89...</text:a>
", "<text:a xlink:type="simple" xlink:href="https://static.ukrinform.com/photos/2023_04/1681063209-272.jpg" text:style-name="Internet_20_link" text:visited-style-name="Visited_20_Internet_20_Link">
1681063209-27...</text:a>
"]</text:p>
      <text:p text:style-name="P4">
Tags: ['Церква', 'УПЦ МП', 'Кам’янець-Подільський', 'Акція', 'Православна церква України']</text:p>
      <text:p text:style-name="P4">
Type: Article</text:p>
      <!--METADATA-->
      <text:p text:style-name="P4">
<draw:frame draw:style-name="fr1" draw:name="Image37" text:anchor-type="as-char" svg:width="6.9236in" svg:height="3.956343in" draw:z-index="0">
<draw:image xlink:href="../Images/yкринформ/2023-04-09T-33-00-00-03-00/630_360_1681063208-770.jpg" xlink:type="simple" xlink:show="embed" xlink:actuate="onLoad" draw:mime-type="image/jpeg"/>
</draw:frame>
 Білясобору Олександра Невського у Кам'янці-Подільському активісти, які підтримуютьперехід храму з УПЦ (МП) до ПЦУ, почали розгортати намети.</text:p>
      <text:p text:style-name="P4">
Про це повідомляє <text:a xlink:type="simple" xlink:href="https://suspilne.media/440421-u-kamanci-podilskomu-pid-soborom-oleksandra-nevskogo-vstanovili-nameti/" text:style-name="Internet_20_link" text:visited-style-name="Visited_20_Internet_20_Link">
 </text:a>
 , передає Укрінформ.</text:p>
      <text:p text:style-name="P4">
За словами однієї з організаторок акції Алли Чепелюк, головними вимогами єдопуск ревізійної комісії у храм, аби провести інвентаризацію.</text:p>
      <text:p text:style-name="P4">
<draw:frame draw:style-name="fr1" draw:name="Image38" text:anchor-type="as-char" svg:width="6.9236in" svg:height="3.898161in" draw:z-index="0">
<draw:image xlink:href="../Images/yкринформ/2023-04-09T-33-00-00-03-00/1681063209-895.jpg" xlink:type="simple" xlink:show="embed" xlink:actuate="onLoad" draw:mime-type="image/jpeg"/>
</draw:frame>
</text:p>
      <text:p text:style-name="P4">
"Ми вимагаємо, аби священники МП пропустили ревізійну комісію до собору.Наразі нас туди не пускають, хоча є рішення громади про перехід до ПЦУ. Наметими ставимо, тому що наша акція є безстроковою", — сказала Чепелюк.</text:p>
      <text:p text:style-name="P4">
<draw:frame draw:style-name="fr1" draw:name="Image39" text:anchor-type="as-char" svg:width="6.9236in" svg:height="3.898161in" draw:z-index="0">
<draw:image xlink:href="../Images/yкринформ/2023-04-09T-33-00-00-03-00/1681063209-272.jpg" xlink:type="simple" xlink:show="embed" xlink:actuate="onLoad" draw:mime-type="image/jpeg"/>
</draw:frame>
</text:p>
      <text:p text:style-name="P4">
Станом на вечір неділі поблизу собору Олександра Невського зібралось понад1000 людей, які підтримують перехід церкви до <text:a xlink:type="simple" xlink:href="https://www.ukrinform.ua/tag-pravoslavna-cerkva-ukraini" text:style-name="Internet_20_link" text:visited-style-name="Visited_20_Internet_20_Link">
</text:a>
 . Водночас понад500 вірян, які підтримують МП, оточили храм і не пускають їх.</text:p>
      <text:p text:style-name="P4">
У Кам'янці-Подільському 8 квітня жителі міста на зборах одностайно підтрималиперехід собору Олександра Невського до ПЦУ.</text:p>
      <text:p text:style-name="P4">
<text:span text:style-name="T4">
Читайте також:</text:span>
 <text:a xlink:type="simple" xlink:href="https://www.ukrinform.ua/rubric-regions/3691346-u-kamancipodilskomu-upc-mp-pozbavili-prava-na-koristuvanna-zemleu.html" text:style-name="Internet_20_link" text:visited-style-name="Visited_20_Internet_20_Link">
 <text:span text:style-name="T4">
Кам</text:span>
 <text:span text:style-name="T4">
янці</text:span>
 </text:a>
</text:p>
      <text:p text:style-name="P4">
Раніше, 4 квітня, відбулася сесія міськради, на якій було ухвалено тризвернення, зокрема щодо заборони МП на території України, виходу Кам'янець-Подільської єпархії УПЦ (МП) зі складу російської православної церкви,припинення договорів оренди чи користування УПЦ (МП) церковними спорудами, щоперебувають у державній власності. Депутати також проголосували за 19 проєктівпро припинення користування земельними ділянками УПЦ (МП).</text:p>
      <text:p text:style-name="P4">
<text:span text:style-name="T5">
Фото Алла Чепелюк</text:span>
</text:p>
      <text:p text:style-name="P4">
Source: <text:a xlink:type="simple" xlink:href="https://www.ukrinform.ua/rubric-regions/3693688-u-kamancipodilskomu-bila-soboru-virani-pocali-akciu-vimagaut-perehodu-do-pcu.html" text:style-name="Internet_20_link" text:visited-style-name="Visited_20_Internet_20_Link">
https://www.ukrinform.ua/rubric-regions/3693688-u-kamancipodilskomu-bila-soboru-virani-pocali-akciu-vimagaut-perehodu-do-pcu.html</text:a>
</text:p>
      <!--NEWS-->
      <text:h text:style-name="P10" text:outline-level="1">
<text:span text:style-name="T4">
У Чернівецькій області через аварію ускладнений рух на автошляху Н-03</text:span>
</text:h>
      <text:p text:style-name="P4">
Authors: Ukrinform (Person)</text:p>
      <text:p text:style-name="P4">
Publisher: Укринформ (Organization)</text:p>
      <text:p text:style-name="P4">
Published Time: 2023-04-09T-36:40:00+03:00</text:p>
      <text:p text:style-name="P4">
Modified Time: 2023-04-09T20:40:00+03:00</text:p>
      <text:p text:style-name="P4">
Description: В селі Припруття Чернівецької області через дорожню-транспортну пригоду ускладнений рух на автодорозі Н-03 Житомир - Чернівці. — Укрінформ.</text:p>
      <text:p text:style-name="P4">
Images: ["<text:a xlink:type="simple" xlink:href="https://static.ukrinform.com/photos/2023_04/thumb_files/630_360_1681061667-352.jpeg" text:style-name="Internet_20_link" text:visited-style-name="Visited_20_Internet_20_Link">
630_360_16810...</text:a>
"]</text:p>
      <text:p text:style-name="P4">
Tags: ['Аварія', 'ДТП', 'Поліція', 'Житомир', 'Чернівці']</text:p>
      <text:p text:style-name="P4">
Type: Article</text:p>
      <!--METADATA-->
      <text:p text:style-name="P4">
<draw:frame draw:style-name="fr1" draw:name="Image40" text:anchor-type="as-char" svg:width="6.9236in" svg:height="3.956343in" draw:z-index="0">
<draw:image xlink:href="../Images/yкринформ/2023-04-09T-36-40-00-03-00/630_360_1681061667-352.jpeg" xlink:type="simple" xlink:show="embed" xlink:actuate="onLoad" draw:mime-type="image/jpeg"/>
</draw:frame>
 В селіПрипруття Чернівецької області через дорожню-транспортну пригоду ускладненийрух на автодорозі Н-03 Житомир - Чернівці.</text:p>
      <text:p text:style-name="P4">
Як передає Укрінформ, про це Патрульна поліція повідомляє у  <text:a xlink:type="simple" xlink:href="https://t.me/patrolpolice_ua/2820" text:style-name="Internet_20_link" text:visited-style-name="Visited_20_Internet_20_Link">
</text:a>
 .</text:p>
      <text:p text:style-name="P4">
"У зв’язку з дорожньо-транспортною пригодою, що сталася на автодорозі Н-03Житомир - Чернівці, в селі Припруття Чернівецької області, рух транспортуускладнений в обох напрямках", - йдеться у повідомленні.</text:p>
      <text:p text:style-name="P4">
Патрульні забезпечують безпеку дорожнього руху та за необхідності здійснюютьрегулювання.</text:p>
      <text:p text:style-name="P4">
<text:span text:style-name="T4">
Читайте також:</text:span>
 <text:a xlink:type="simple" xlink:href="https://www.ukrinform.ua/rubric-society/3693379-u-dtp-v-moldovi-postrazdali-patero-ukrainciv-mzs.html" text:style-name="Internet_20_link" text:visited-style-name="Visited_20_Internet_20_Link">
 <text:span text:style-name="T4">
ДТП</text:span>
 </text:a>
</text:p>
      <text:p text:style-name="P4">
Водіїв закликають планувати маршрут з урахуванням цієї інформації.</text:p>
      <text:p text:style-name="P4">
Як повідомляв Укрінформ, 7 квітня у Житомирській області через ДТП поблизусела Вереси  <text:a xlink:type="simple" xlink:href="https://www.ukrinform.ua/rubric-regions/3692747-na-zitomirsini-stalasa-dtp-castkovo-perekrili-ruh-na-trasi-kiiv-cop.html" text:style-name="Internet_20_link" text:visited-style-name="Visited_20_Internet_20_Link">
 </text:a>
 рухтранспорту на автодорозі Київ - Чоп.</text:p>
      <text:p text:style-name="P4">
Source: <text:a xlink:type="simple" xlink:href="https://www.ukrinform.ua/rubric-regions/3693683-u-cerniveckij-oblasti-cerez-avariu-uskladnenij-ruh-na-avtoslahu-n03.html" text:style-name="Internet_20_link" text:visited-style-name="Visited_20_Internet_20_Link">
https://www.ukrinform.ua/rubric-regions/3693683-u-cerniveckij-oblasti-cerez-avariu-uskladnenij-ruh-na-avtoslahu-n03.html</text:a>
</text:p>
      <!--NEWS-->
      <text:h text:style-name="P10" text:outline-level="1">
<text:span text:style-name="T4">
АПЛ: «Ліверпуль» зіграв внічию з «Арсеналом»</text:span>
</text:h>
      <text:p text:style-name="P4">
Authors: Ukrinform (Person)</text:p>
      <text:p text:style-name="P4">
Publisher: Укринформ (Organization)</text:p>
      <text:p text:style-name="P4">
Published Time: 2023-04-09T-38:38:49+03:00</text:p>
      <text:p text:style-name="P4">
Modified Time: 2023-04-09T20:38:49+03:00</text:p>
      <text:p text:style-name="P4">
Description: Зінченко відіграв 88 хвилин матчу. — Укрінформ.</text:p>
      <text:p text:style-name="P4">
Images: ["<text:a xlink:type="simple" xlink:href="https://static.ukrinform.com/photos/2023_04/thumb_files/630_360_1681061826-748.jpeg" text:style-name="Internet_20_link" text:visited-style-name="Visited_20_Internet_20_Link">
630_360_16810...</text:a>
"]</text:p>
      <text:p text:style-name="P4">
Tags: ['Арсенал', 'Футбол', 'Зінченко', 'Ліверпуль', 'АПЛ']</text:p>
      <text:p text:style-name="P4">
Type: Article</text:p>
      <!--METADATA-->
      <text:p text:style-name="P4">
<draw:frame draw:style-name="fr1" draw:name="Image41" text:anchor-type="as-char" svg:width="6.9236in" svg:height="3.956343in" draw:z-index="0">
<draw:image xlink:href="../Images/yкринформ/2023-04-09T-38-38-49-03-00/630_360_1681061826-748.jpeg" xlink:type="simple" xlink:show="embed" xlink:actuate="onLoad" draw:mime-type="image/jpeg"/>
</draw:frame>
 Зінченковідіграв 88 хвилин матчу.</text:p>
      <text:p text:style-name="P4">
«Ліверпуль» та «Арсенал» поділили очки – 2:2 в 30-му турі Англійської Прем’єр-ліги, передає Укрінформ.</text:p>
      <text:p text:style-name="P4">
З перших хвилин гри «каноніри» заволоділи м’ячем і забили швидкий гол: на 8-ійхвилині Мартінеллі влучив у ворота. За 20-ть хвилин Мартінеллі подвоївперевагу «Арсеналу».</text:p>
      <text:p text:style-name="P4">
«Ліверпуль» зумів відіграти один м’яч вже наприкінці першого тайму: командарозпочала атаку, яку завершив Салах.</text:p>
      <text:p text:style-name="P4">
Наприкінці матчу – 87-ій хвилині гри господарі поля все ж таки змогли зрівнятирахунок.</text:p>
      <text:p text:style-name="P4">
Олександр Зінченко відіграв 88 хвилин матчу, його замінив Кіран Тірні.</text:p>
      <text:p text:style-name="P4">
Відтак, «Арсенал» продовжує очолювати турнірну таблицю АПЛ, у них 73 очки,«Ліверпуль» - восьмий, із 44-ми пунктами в активі.</text:p>
      <text:p text:style-name="P4">
<text:span text:style-name="T4">
Читайте також:</text:span>
 <text:a xlink:type="simple" xlink:href="https://www.ukrinform.ua/rubric-sports/3693352-apl-celsi-mudrika-postupivsa-vulvergemptonu-prodovzivsi-bezvigrasnu-seriu.html" text:style-name="Internet_20_link" text:visited-style-name="Visited_20_Internet_20_Link">
 <text:span text:style-name="T4">
АПЛ</text:span>
 </text:a>
</text:p>
      <text:p text:style-name="P4">
Як повідомляв Укрінформ, в іншому матчі ігрового дня «Кристал Пелес» обіграв«Лідс» - 5:1.</text:p>
      <text:p text:style-name="P4">
Фото: Getty Image</text:p>
      <text:p text:style-name="P4">
Source: <text:a xlink:type="simple" xlink:href="https://www.ukrinform.ua/rubric-sports/3693684-apl-liverpul-zigrav-vniciu-z-arsenalom.html" text:style-name="Internet_20_link" text:visited-style-name="Visited_20_Internet_20_Link">
https://www.ukrinform.ua/rubric-sports/3693684-apl-liverpul-zigrav-vniciu-z-arsenalom.html</text:a>
</text:p>
      <!--NEWS-->
      <text:h text:style-name="P10" text:outline-level="1">
<text:span text:style-name="T4">
At Bakhmut direction Russian army shelled Vasukivka, Minkivka, Zaliznyanske, Orikhovo-Vasyliv...</text:span>
</text:h>
      <text:p text:style-name="P4">
Authors: liveuamap (Language: en)</text:p>
      <text:p text:style-name="P4">
Time: 2023-04-09T-3:40:00</text:p>
      <text:p text:style-name="P4">
Location: Kostyantynivka (Latitude:48.54946 Longtitude:37.72602)</text:p>
      <text:p text:style-name="P4">
Videos: []</text:p>
      <text:p text:style-name="P4">
Images: []</text:p>
      <text:p text:style-name="P4">
Tags: ["Russia"]</text:p>
      <text:p text:style-name="P4">
ID: 22554732</text:p>
      <!--METADATA-->
      <text:p text:style-name="P4">
At Bakhmut direction Russian army shelled Vasukivka, Minkivka, Zaliznyanske,Orikhovo-Vasylivka, Markove, Hryhorivka, Bakhmut, Khromove, Chasiv Yar,Ivanivske, Stupochky, Bila Hora, Novodmytrivka and Druzhba of Donetsk region,- General Staff of Armed Forces of Ukraine says in the morning report</text:p>
      <text:p text:style-name="P4">
News Collection Link: <text:a xlink:type="simple" xlink:href="https://liveuamap.com/en/2023/9-april-at-bakhmut-direction-russian-army-shelled-vasukivka" text:style-name="Internet_20_link" text:visited-style-name="Visited_20_Internet_20_Link">
https://liveuamap.com/en/2023/9-april-at-bakhmut-direction-russian-army-shelled-vasukivka</text:a>
</text:p>
      <text:p text:style-name="P4">
Source: <text:a xlink:type="simple" xlink:href="https://t.me/lumsrc/4449" text:style-name="Internet_20_link" text:visited-style-name="Visited_20_Internet_20_Link">
https://t.me/lumsrc/4449</text:a>
</text:p>
      <!--NEWS-->
      <text:h text:style-name="P10" text:outline-level="1">
<text:span text:style-name="T4">
Іран заявив про успішне випробування нового дрона-камікадзе</text:span>
</text:h>
      <text:p text:style-name="P4">
Authors: Ukrinform (Person)</text:p>
      <text:p text:style-name="P4">
Publisher: Укринформ (Organization)</text:p>
      <text:p text:style-name="P4">
Published Time: 2023-04-09T-40:23:00+03:00</text:p>
      <text:p text:style-name="P4">
Modified Time: 2023-04-09T20:23:00+03:00</text:p>
      <text:p text:style-name="P4">
Description: Сухопутні війська Корпусу вартових Ісламської революції (КВІР) заявили про успішне випробування нового дрона-камікадзе «Me’raj-532», що здатний підривати цілі на відстані до 450 км. — Укрінформ.</text:p>
      <text:p text:style-name="P4">
Images: ["<text:a xlink:type="simple" xlink:href="https://static.ukrinform.com/photos/2023_04/thumb_files/630_360_1681053493-691.jpg" text:style-name="Internet_20_link" text:visited-style-name="Visited_20_Internet_20_Link">
630_360_16810...</text:a>
"]</text:p>
      <text:p text:style-name="P4">
Tags: ['Безпілотник', 'Іран', 'Випробування', 'Дрон']</text:p>
      <text:p text:style-name="P4">
Type: Article</text:p>
      <!--METADATA-->
      <text:p text:style-name="P4">
<draw:frame draw:style-name="fr1" draw:name="Image42" text:anchor-type="as-char" svg:width="6.9236in" svg:height="3.956343in" draw:z-index="0">
<draw:image xlink:href="../Images/yкринформ/2023-04-09T-40-23-00-03-00/630_360_1681053493-691.jpg" xlink:type="simple" xlink:show="embed" xlink:actuate="onLoad" draw:mime-type="image/jpeg"/>
</draw:frame>
 Сухопутнівійська Корпусу вартових Ісламської революції (КВІР) заявили про успішневипробування нового дрона-камікадзе «Me’raj-532», що здатний підривати цілі навідстані до 450 км.</text:p>
      <text:p text:style-name="P4">
Про це повідомив агентству  <text:a xlink:type="simple" xlink:href="https://www.tasnimnews.com/en/news/2023/04/09/2877484/irgc-tests-new-suicide-drone-with-50-kg-of-ammo" text:style-name="Internet_20_link" text:visited-style-name="Visited_20_Internet_20_Link">
</text:a>
 голова Науково-дослідного підрозділуСухопутних Сил КВІР Алі Кухестані, передає Укрінформ.</text:p>
      <text:p text:style-name="P4">
Зазначається, що цей безпілотний літальний апарат оснащений поршневимдвигуном, має робочу висоту 3,6 км і може перебувати в повітрі до 3 годин.</text:p>
      <text:p text:style-name="P4">
За словами Кухестані, дрон-камікадзе може вражати цілі з високою точністюбоєголовкою вагою 50 кілограмів і може злітати з автомобіля.</text:p>
      <text:p text:style-name="P4">
<text:span text:style-name="T4">
Читайте також:</text:span>
 <text:a xlink:type="simple" xlink:href="https://www.ukrinform.ua/rubric-world/3693240-u-kndr-zaavlaut-so-viprobuvali-pidvodnij-adernij-dron.html" text:style-name="Internet_20_link" text:visited-style-name="Visited_20_Internet_20_Link">
 <text:span text:style-name="T4">
дрон</text:span>
 </text:a>
</text:p>
      <text:p text:style-name="P4">
Він додав, що Me’raj-532 можна зібрати та підготувати до польоту «легко ташвидко», що є підходящим варіантом для швидкого реагування на певну ситуацію.</text:p>
      <text:p text:style-name="P4">
Кухестані також розповів, що іранські військові планують залучити більше <text:a xlink:type="simple" xlink:href="https://www.ukrinform.ua/tag-bezpilotnik" text:style-name="Internet_20_link" text:visited-style-name="Visited_20_Internet_20_Link">
</text:a>
 -камікадзе для різних місій, яківиконують підрозділи сухопутних сил КВІР.</text:p>
      <text:p text:style-name="P4">
Як повідомляв Укрінформ, 21 березня Уряд США оголосив про запровадженнясанкцій проти компаній та осіб в Ірані й Туреччині, причетних до іранськихпрограм виготовлення БПЛА, а також іншого озброєння, включно з балістичнимиракетами.</text:p>
      <text:p text:style-name="P4">
_ Фото з сайту tasnimnews.com  _</text:p>
      <text:p text:style-name="P4">
Source: <text:a xlink:type="simple" xlink:href="https://www.ukrinform.ua/rubric-world/3693654-iran-zaaviv-pro-uspisne-viprobuvanna-novogo-dronakamikadze.html" text:style-name="Internet_20_link" text:visited-style-name="Visited_20_Internet_20_Link">
https://www.ukrinform.ua/rubric-world/3693654-iran-zaaviv-pro-uspisne-viprobuvanna-novogo-dronakamikadze.html</text:a>
</text:p>
      <!--NEWS-->
      <text:h text:style-name="P10" text:outline-level="1">
<text:span text:style-name="T4">
До Краматорська прибув перший рейс нового потяга зі Львова</text:span>
</text:h>
      <text:p text:style-name="P4">
Authors: Ukrinform (Person)</text:p>
      <text:p text:style-name="P4">
Publisher: Укринформ (Organization)</text:p>
      <text:p text:style-name="P4">
Published Time: 2023-04-09T-42:20:00+03:00</text:p>
      <text:p text:style-name="P4">
Modified Time: 2023-04-09T20:20:00+03:00</text:p>
      <text:p text:style-name="P4">
Description: До Краматорська Донецької області прибув перший рейс нового потяга №104/103 "Львів - Краматорськ". — Укрінформ.</text:p>
      <text:p text:style-name="P4">
Images: ["<text:a xlink:type="simple" xlink:href="https://static.ukrinform.com/photos/2023_04/thumb_files/630_360_1681060453-815.jpg" text:style-name="Internet_20_link" text:visited-style-name="Visited_20_Internet_20_Link">
630_360_16810...</text:a>
", "<text:a xlink:type="simple" xlink:href="https://static.ukrinform.com/photos/2023_04/1681060453-527.jpg" text:style-name="Internet_20_link" text:visited-style-name="Visited_20_Internet_20_Link">
1681060453-52...</text:a>
"]</text:p>
      <text:p text:style-name="P4">
Tags: ['Краматорськ', 'Львів', 'Укрзалізниця', 'Поїзд']</text:p>
      <text:p text:style-name="P4">
Type: Article</text:p>
      <!--METADATA-->
      <text:p text:style-name="P4">
<draw:frame draw:style-name="fr1" draw:name="Image43" text:anchor-type="as-char" svg:width="6.9236in" svg:height="3.956343in" draw:z-index="0">
<draw:image xlink:href="../Images/yкринформ/2023-04-09T-42-20-00-03-00/630_360_1681060453-815.jpg" xlink:type="simple" xlink:show="embed" xlink:actuate="onLoad" draw:mime-type="image/jpeg"/>
</draw:frame>
 ДоКраматорська Донецької області прибув перший рейс нового потяга №104/103"Львів - Краматорськ".</text:p>
      <text:p text:style-name="P4">
Як передає Укрінформ, про це АТ "Укрзалізниця” повідомляє у  <text:a xlink:type="simple" xlink:href="https://www.facebook.com/Ukrzaliznytsia/posts/pfbid02kb1w1QZSf3ibA1zzJS7HaUjD1TWhemn7j9VHWfFKsAXQKCdwqyB68sM54aT6Gqcvl" text:style-name="Internet_20_link" text:visited-style-name="Visited_20_Internet_20_Link">
</text:a>
.</text:p>
      <text:p text:style-name="P4">
"До Краматорська прибув перший рейс нового поїзда №104/103 зі <text:a xlink:type="simple" xlink:href="https://www.ukrinform.ua/tag-lviv" text:style-name="Internet_20_link" text:visited-style-name="Visited_20_Internet_20_Link">
</text:a>
 — з першої поїздки заповнений на 100%!",- йдеться у повідомленні.</text:p>
      <text:p text:style-name="P4">
<draw:frame draw:style-name="fr1" draw:name="Image44" text:anchor-type="as-char" svg:width="6.9236in" svg:height="9.231467in" draw:z-index="0">
<draw:image xlink:href="../Images/yкринформ/2023-04-09T-42-20-00-03-00/1681060453-527.jpg" xlink:type="simple" xlink:show="embed" xlink:actuate="onLoad" draw:mime-type="image/jpeg"/>
</draw:frame>
</text:p>
      <text:p text:style-name="P4">
<text:span text:style-name="T4">
Читайте також:</text:span>
 <text:a xlink:type="simple" xlink:href="https://www.ukrinform.ua/rubric-economy/3692522-ukrzaliznica-zaversila-testovij-rejs-evrokolieu-iz-polsi.html" text:style-name="Internet_20_link" text:visited-style-name="Visited_20_Internet_20_Link">
 <text:span text:style-name="T4">
Укрзал</text:span>
 </text:a>
</text:p>
      <text:p text:style-name="P4">
В Укрзалізниці зазначили, що український Краматорськ "сповнений життя,незламної мужності... і очікувань на правосуддя для злочинців, яке прийденевідворотно".</text:p>
      <text:p text:style-name="P4">
Як повідомляв Укрінформ, 8 квітня у Краматорську  <text:a xlink:type="simple" xlink:href="https://www.ukrinform.ua/rubric-regions/3693279-u-kramatorsku-vsanuvali-pamat-zertv-raketnogo-udaru-rf-po-zaliznicnomu-vokzalu.html" text:style-name="Internet_20_link" text:visited-style-name="Visited_20_Internet_20_Link">
</text:a>
 внаслідокросійського ракетного обстрілу залізничного вокзалу рік тому.</text:p>
      <text:p text:style-name="P4">
Source: <text:a xlink:type="simple" xlink:href="https://www.ukrinform.ua/rubric-regions/3693680-do-kramatorska-pribuv-persij-rejs-novogo-potaga-zi-lvova.html" text:style-name="Internet_20_link" text:visited-style-name="Visited_20_Internet_20_Link">
https://www.ukrinform.ua/rubric-regions/3693680-do-kramatorska-pribuv-persij-rejs-novogo-potaga-zi-lvova.html</text:a>
</text:p>
      <!--NEWS-->
      <text:h text:style-name="P10" text:outline-level="1">
<text:span text:style-name="T4">
Поблизу Мар'їнки та Авдіївки армія рф щодня втрачає до двох рот - Сили оборони</text:span>
</text:h>
      <text:p text:style-name="P4">
Authors: Ukrinform (Person)</text:p>
      <text:p text:style-name="P4">
Publisher: Укринформ (Organization)</text:p>
      <text:p text:style-name="P4">
Published Time: 2023-04-09T-44:05:00+03:00</text:p>
      <text:p text:style-name="P4">
Modified Time: 2023-04-09T20:05:00+03:00</text:p>
      <text:p text:style-name="P4">
Description: На Мар'їнському й Авдіївському напрямках російська армія втрачає щодня близько двох рот особового складу, позиційні бої тривають. — Укрінформ.</text:p>
      <text:p text:style-name="P4">
Images: ["<text:a xlink:type="simple" xlink:href="https://static.ukrinform.com/photos/2023_02/thumb_files/630_360_1675756522-669.jpg" text:style-name="Internet_20_link" text:visited-style-name="Visited_20_Internet_20_Link">
630_360_16757...</text:a>
"]</text:p>
      <text:p text:style-name="P4">
Tags: ['Авдіївка', 'Російські військові', 'Війна з росією', 'Єдині новини']</text:p>
      <text:p text:style-name="P4">
Type: Article</text:p>
      <!--METADATA-->
      <text:p text:style-name="P4">
<draw:frame draw:style-name="fr1" draw:name="Image45" text:anchor-type="as-char" svg:width="6.9236in" svg:height="3.956343in" draw:z-index="0">
<draw:image xlink:href="../Images/yкринформ/2023-04-09T-44-05-00-03-00/630_360_1675756522-669.jpg" xlink:type="simple" xlink:show="embed" xlink:actuate="onLoad" draw:mime-type="image/jpeg"/>
</draw:frame>
 НаМар'їнському й Авдіївському напрямках російська армія втрачає щодня близькодвох рот особового складу, позиційні бої тривають.</text:p>
      <text:p text:style-name="P4">
Про це повідомив речник Сил оборони Таврійського напрямку полковник ОлексійДмитрашківський в ефірі телемарафону "Єдині новини", повідомляє кореспондентУкрінформу.</text:p>
      <text:p text:style-name="P4">
"У районі Мар'їнка та <text:a xlink:type="simple" xlink:href="https://www.ukrinform.ua/tag-avdiivka" text:style-name="Internet_20_link" text:visited-style-name="Visited_20_Internet_20_Link">
 </text:a>
 продовжуютьсяпозиційні бої, (загарбники - ред.) перемінний успіх мають, але всі нашіпозиції, які ворог займає, відвойовуються і повертаються назад. (рф - ред.)зазнає колосальних... втрат, кожного дня ворог втрачає близько двох ротособового складу, але не полишає надії", - сказав речник.</text:p>
      <text:p text:style-name="P4">
<text:span text:style-name="T4">
Читайте також:</text:span>
 <text:a xlink:type="simple" xlink:href="https://www.ukrinform.ua/rubric-ato/3693194-rosiani-zavdali-aviaudaru-po-avdiivskomu-koksohimu.html" text:style-name="Internet_20_link" text:visited-style-name="Visited_20_Internet_20_Link">
 <text:span text:style-name="T4">
Авдіїв</text:span>
 </text:a>
</text:p>
      <text:p text:style-name="P4">
За його словами, полонені розповідають, що у бій їх відправляють "не доситьтверезі командири", без жодної підготовки: "Просто піднімають серед ночіособовий склад, під дулами автоматів, пістолетів відправляють їх штурмуватипозиції".</text:p>
      <text:p text:style-name="P4">
Дмитрашківський зазначив, що минулої доби вдень ворог застосував на цьомунапрямку БМП, БТР і танк, у нічний час атаки були суто піхотними групами.</text:p>
      <text:p text:style-name="P4">
Як повідомляв Укрінформ, Сили оборони України  <text:a xlink:type="simple" xlink:href="https://www.ukrinform.ua/rubric-ato/3693470-zsu-znisili-vze-178-150-rosijskih-zagarbnikiv.html" text:style-name="Internet_20_link" text:visited-style-name="Visited_20_Internet_20_Link">
</text:a>
 з 24 лютого 2022 року по 9 квітня 2023року близько 178 тисяч 150 російських загарбників.</text:p>
      <text:p text:style-name="P4">
<text:span text:style-name="T5">
Фото: Flickr</text:span>
</text:p>
      <text:p text:style-name="P4">
Source: <text:a xlink:type="simple" xlink:href="https://www.ukrinform.ua/rubric-ato/3693677-u-rajoni-marinki-ta-avdiivki-armia-rf-sodna-vtracae-do-dvoh-rot-sili-oboroni.html" text:style-name="Internet_20_link" text:visited-style-name="Visited_20_Internet_20_Link">
https://www.ukrinform.ua/rubric-ato/3693677-u-rajoni-marinki-ta-avdiivki-armia-rf-sodna-vtracae-do-dvoh-rot-sili-oboroni.html</text:a>
</text:p>
      <!--NEWS-->
      <text:h text:style-name="P10" text:outline-level="1">
<text:span text:style-name="T4">
Жителям окупованих територій погрожують вилучати дітей, якщо не братимуть паспорти рф - військові</text:span>
</text:h>
      <text:p text:style-name="P4">
Authors: Ukrinform (Person)</text:p>
      <text:p text:style-name="P4">
Publisher: Укринформ (Organization)</text:p>
      <text:p text:style-name="P4">
Published Time: 2023-04-09T-46:02:00+03:00</text:p>
      <text:p text:style-name="P4">
Modified Time: 2023-04-09T20:02:00+03:00</text:p>
      <text:p text:style-name="P4">
Description: Загарбники на тимчасово захопленій території на Таврійському напрямку проводять примусову паспортизацію та погрожують відбирати дітей шкільного віку у батьків, якщо ті відмовлятимуться брати паспорти рф. — Укрінформ.</text:p>
      <text:p text:style-name="P4">
Images: ["<text:a xlink:type="simple" xlink:href="https://static.ukrinform.com/photos/2015_12/thumb_files/630_360_1451037491-3661.jpg" text:style-name="Internet_20_link" text:visited-style-name="Visited_20_Internet_20_Link">
630_360_14510...</text:a>
"]</text:p>
      <text:p text:style-name="P4">
Tags: ['Діти', 'Окупація', 'Паспорт', 'Війна з росією']</text:p>
      <text:p text:style-name="P4">
Type: Article</text:p>
      <!--METADATA-->
      <text:p text:style-name="P4">
<draw:frame draw:style-name="fr1" draw:name="Image46" text:anchor-type="as-char" svg:width="6.9236in" svg:height="3.956343in" draw:z-index="0">
<draw:image xlink:href="../Images/yкринформ/2023-04-09T-46-02-00-03-00/630_360_1451037491-3661.jpg" xlink:type="simple" xlink:show="embed" xlink:actuate="onLoad" draw:mime-type="image/jpeg"/>
</draw:frame>
Загарбники на тимчасово захопленій території на Таврійському напрямкупроводять примусову паспортизацію та погрожують відбирати дітей шкільного вікуу батьків, якщо ті відмовлятимуться брати паспорти рф.</text:p>
      <text:p text:style-name="P4">
Про це повідомив речник Сил оборони Таврійського напрямку полковник ОлексійДмитрашківський в ефірі телемарафону "Єдині новини", повідомляє кореспондентУкрінформу.</text:p>
      <text:p text:style-name="P4">
"Ми всі чули і бачили, що в районі Мелітополя відбулися "бавовни"неодноразові, де були знищені і склади, і скупчення техніки, після чого ворогвдався до заходів перевірки документів, телефонів. Навіть було повідомленняпро те, що з собакою шукали партизанів", - сказав речник.</text:p>
      <text:p text:style-name="P4">
За його словами, на тимчасово підконтрольній росії території такожвідбувається примусова незаконна примусова <text:a xlink:type="simple" xlink:href="https://www.ukrinform.ua/tag-pasport" text:style-name="Internet_20_link" text:visited-style-name="Visited_20_Internet_20_Link">
 </text:a>
 .</text:p>
      <text:p text:style-name="P4">
"Погрожують людям, які мають дітей шкільного віку, що замість атестата у нихзаберуть дітей, якщо вони не будуть отримувати паспорти", - заявивДмитрашківський.</text:p>
      <text:p text:style-name="P4">
<text:span text:style-name="T4">
Читайте також:</text:span>
 <text:a xlink:type="simple" xlink:href="https://www.ukrinform.ua/rubric-regions/3693112-na-zahoplenih-teritoriah-hersonsini-rosiani-posilili-primusovu-pasportizaciu-hlan.html" text:style-name="Internet_20_link" text:visited-style-name="Visited_20_Internet_20_Link">
 <text:span text:style-name="T4">
паспорт</text:span>
 </text:a>
</text:p>
      <text:p text:style-name="P4">
Як повідомлялося, за офіційним даними, росія депортувала понад 19,5 тис.українських дітей, однак за неофіційними <text:a xlink:type="simple" xlink:href="https://www.ukrinform.ua/rubric-ato/3681768-sonajmense-kilka-tisac-ukrainskih-ditej-buli-primusovo-peremiseni-rosieu-hrw.html" text:style-name="Internet_20_link" text:visited-style-name="Visited_20_Internet_20_Link">
 </text:a>
 .</text:p>
      <text:p text:style-name="P4">
Від початку повномасштабного вторгнення Україні вдалося повернути 360викрадених росіянами дітей.</text:p>
      <text:p text:style-name="P4">
Source: <text:a xlink:type="simple" xlink:href="https://www.ukrinform.ua/rubric-regions/3693679-zitelam-okupovanih-teritorij-pogrozuut-vilucati-ditej-akso-ne-bratimut-pasporti-rf-vijskovi.html" text:style-name="Internet_20_link" text:visited-style-name="Visited_20_Internet_20_Link">
https://www.ukrinform.ua/rubric-regions/3693679-zitelam-okupovanih-teritorij-pogrozuut-vilucati-ditej-akso-ne-bratimut-pasporti-rf-vijskovi.html</text:a>
</text:p>
      <!--NEWS-->
      <text:h text:style-name="P10" text:outline-level="1">
<text:span text:style-name="T4">
Каспер Рууд виграв перший трофей у сезоні</text:span>
</text:h>
      <text:p text:style-name="P4">
Authors: Ukrinform (Person)</text:p>
      <text:p text:style-name="P4">
Publisher: Укринформ (Organization)</text:p>
      <text:p text:style-name="P4">
Published Time: 2023-04-09T-49:54:34+03:00</text:p>
      <text:p text:style-name="P4">
Modified Time: 2023-04-09T19:54:34+03:00</text:p>
      <text:p text:style-name="P4">
Description: У фіналі норвежець здолав серба Міомира Кецмановича. — Укрінформ.</text:p>
      <text:p text:style-name="P4">
Images: ["<text:a xlink:type="simple" xlink:href="https://static.ukrinform.com/photos/2023_04/thumb_files/630_360_1681059227-769.jpg" text:style-name="Internet_20_link" text:visited-style-name="Visited_20_Internet_20_Link">
630_360_16810...</text:a>
"]</text:p>
      <text:p text:style-name="P4">
Tags: ['Теніс']</text:p>
      <text:p text:style-name="P4">
Type: Article</text:p>
      <!--METADATA-->
      <text:p text:style-name="P4">
<draw:frame draw:style-name="fr1" draw:name="Image47" text:anchor-type="as-char" svg:width="6.9236in" svg:height="3.956343in" draw:z-index="0">
<draw:image xlink:href="../Images/yкринформ/2023-04-09T-49-54-34-03-00/630_360_1681059227-769.jpg" xlink:type="simple" xlink:show="embed" xlink:actuate="onLoad" draw:mime-type="image/jpeg"/>
</draw:frame>
 У фіналінорвежець здолав серба Міомира Кецмановича.</text:p>
      <text:p text:style-name="P4">
П'ята ракетка світу Каспер Рууд (Норвегія) здобув перемогу на грунтовомутурнірі серії АТР 250 в Ешторілі (Португалія), передає Укрінформ.</text:p>
      <text:p text:style-name="P4">
У фіналі змагань 24-річний норвежець у двох сетах обіграв Міомира Кецмановича(Сербія, ATP 40) - 6:2, 7:6 (7:3). Матч тривав 1 годину та 49 хвилин.</text:p>
      <text:p text:style-name="P4">
Для Каспера цей титул став першим у 2023 році та 10-й у кар'єрі.</text:p>
      <text:p text:style-name="P4">
Рахунок особистих зустрічей між Руудом та Кецмановичем став рівним – 2:2.</text:p>
      <text:p text:style-name="P4">
<text:span text:style-name="T4">
Читайте також:</text:span>
 <text:a xlink:type="simple" xlink:href="https://www.ukrinform.ua/rubric-sports/3693563-kalinina-vzala-ucast-u-fotosesii-dla-wta.html" text:style-name="Internet_20_link" text:visited-style-name="Visited_20_Internet_20_Link">
 <text:span text:style-name="T4">
Калініна</text:span>
 </text:a>
</text:p>
      <text:p text:style-name="P4">
Як повідомляв Укрінформ, перша «ракетка» України Ангеліна Калініна (№30світового рейтингу) взяла участь у фотосесії для Жіночої тенісної асоціації(WTA) на турнірі у Чарльстоні (США).</text:p>
      <text:p text:style-name="P4">
Фото: btu.org.ua</text:p>
      <text:p text:style-name="P4">
Source: <text:a xlink:type="simple" xlink:href="https://www.ukrinform.ua/rubric-sports/3693675-kasper-ruud-vigrav-persij-trofej-u-sezoni.html" text:style-name="Internet_20_link" text:visited-style-name="Visited_20_Internet_20_Link">
https://www.ukrinform.ua/rubric-sports/3693675-kasper-ruud-vigrav-persij-trofej-u-sezoni.html</text:a>
</text:p>
      <!--NEWS-->
      <text:h text:style-name="P10" text:outline-level="1">
<text:span text:style-name="T4">
У Bellingcat встановили першоджерела злитих документів Пентагону</text:span>
</text:h>
      <text:p text:style-name="P4">
Authors: Ukrinform (Person)</text:p>
      <text:p text:style-name="P4">
Publisher: Укринформ (Organization)</text:p>
      <text:p text:style-name="P4">
Published Time: 2023-04-09T-51:52:00+03:00</text:p>
      <text:p text:style-name="P4">
Modified Time: 2023-04-09T19:52:00+03:00</text:p>
      <text:p text:style-name="P4">
Description: Група розслідувачів Bellingcat знайшла першоджерела злитих документів Пентагону, що почали з’являтися ще у січні 2023 року на деяких Discord-серверах. — Укрінформ.</text:p>
      <text:p text:style-name="P4">
Images: ["<text:a xlink:type="simple" xlink:href="https://static.ukrinform.com/photos/2017_12/thumb_files/630_360_1513407469-9227.jpg" text:style-name="Internet_20_link" text:visited-style-name="Visited_20_Internet_20_Link">
630_360_15134...</text:a>
"]</text:p>
      <text:p text:style-name="P4">
Tags: ['Bellingcat', 'Пентагон', 'Документи']</text:p>
      <text:p text:style-name="P4">
Type: Article</text:p>
      <!--METADATA-->
      <text:p text:style-name="P4">
<draw:frame draw:style-name="fr1" draw:name="Image48" text:anchor-type="as-char" svg:width="6.9236in" svg:height="3.956343in" draw:z-index="0">
<draw:image xlink:href="../Images/yкринформ/2023-04-09T-51-52-00-03-00/630_360_1513407469-9227.jpg" xlink:type="simple" xlink:show="embed" xlink:actuate="onLoad" draw:mime-type="image/jpeg"/>
</draw:frame>
 Групарозслідувачів Bellingcat знайшла першоджерела злитих документів Пентагону, щопочали з’являтися ще у січні 2023 року на деяких Discord-серверах.</text:p>
      <text:p text:style-name="P4">
Про це повідомляє Укрінформ із посиланням на <text:a xlink:type="simple" xlink:href="https://www.bellingcat.com/news/2023/04/09/from-discord-to-4chan-the-improbable-journey-of-a-us-defence-leak/" text:style-name="Internet_20_link" text:visited-style-name="Visited_20_Internet_20_Link">
</text:a>
</text:p>
      <text:p text:style-name="P4">
“Bellingcat побачила докази того, що деякі документи, датовані січнем, моглибути розміщені в мережі ще раніше, хоча точно невідомо, коли саме. Bellingcatтакож поспілкувалася з трьома членами спільноти Discord, де були розміщенізображення, які заявили, що за останні місяці на інших серверах Discord булоопубліковано набагато більше документів”, - йдеться у повідомленні.</text:p>
      <text:p text:style-name="P4">
5 квітня документи почали поширювати у проросійських Telegram-каналах. Першуверсію розслідувачі виявили у Telegram-каналі Donbass Devushka. Проте закілька годин до цього було опубліковано на одному з форумів 4chan.</text:p>
      <text:p text:style-name="P4">
Водночас 4 березня – за місяць до повідомлень Telegram і 4chan – дані булиопубліковані на сервері Discord. Їх виклав один із користувачів платформи підчас суперечки щодо війни росії в Україні з іншим юзером на сервері,присвяченому грі Minecraft.</text:p>
      <text:p text:style-name="P4">
Документи, які побачили розслідувачі Bellingcat, були не відскановані, асфотографовані. Користувач, який поділився світлинами, пізніше заявив уTwitter, що знайшов їх розміщеними іншим користувачем на сервері Discord підназвою WowMao.</text:p>
      <text:p text:style-name="P4">
Першого і другого березня користувач WowMao опублікував на сервері понад 30документів, багато з яких мають гриф “Цілком таємно”.</text:p>
      <text:p text:style-name="P4">
Цей самий користувач також опублікував десятки інших документів про Україну,перш ніж їх видалили 7 квітня. Хоча <text:a xlink:type="simple" xlink:href="https://www.ukrinform.ua/tag-bellingcat" text:style-name="Internet_20_link" text:visited-style-name="Visited_20_Internet_20_Link">
 </text:a>
 бачив ці публікації, він не зміг незалежно перевіритиавтентичність документів у них.</text:p>
      <text:p text:style-name="P4">
Розслідувачі Bellingcat поспілкувалися з членами окремої спільноти Discord,які стверджували, що інші зображення були опубліковані раніше на ще одномусервері – Thug Shaker Central.</text:p>
      <text:p text:style-name="P4">
<text:span text:style-name="T4">
Читайте також:</text:span>
 <text:a xlink:type="simple" xlink:href="https://www.ukrinform.ua/rubric-ato/3693100-stati-vvazaut-poavu-v-merezi-sekretnih-fajliv-spravznim-vitokom-za-akim-stoit-rosia-zmi.html" text:style-name="Internet_20_link" text:visited-style-name="Visited_20_Internet_20_Link">
 </text:a>
</text:p>
      <text:p text:style-name="P4">
Файли зображень детально описують додатковий документ у тому ж стилі таформатуванні, що й опубліковані на сервері WowMao, датовані 13 січня.</text:p>
      <text:p text:style-name="P4">
Однак, враховуючи, що надані зображення були знімками екрана, а не посиланнямна вихідну публікацію на сервері, яку було видалено, незалежно перевірити їхавтентичність неможливо.</text:p>
      <text:p text:style-name="P4">
Сервер Thug Shaker Central спочатку назвали на честь його початковогозасновника, розповів Bellingcat один із учасників сервера на імʼя Vakhi. Потімобовʼязки адміністратора сервера передавалися через різних користувачів, першніж новий учасник узяв на себе відповідальність. Назва серверу теж частозмінювалася. Vakhi не став називати цю людину, але сказав, що саме вона булапершоджерелом документів. За словами Vakhi та двох інших користувачів, якірозмовляли з Bellingcat, але відмовилися назвати свої імена, файли, щопросочилися на WowMao, — це лише “верхівка айсберга” проти кількостідокументів, розміщених на Thug Shaker Central.</text:p>
      <text:p text:style-name="P4">
Від цього серверу не залишилося жодних слідів. За словами колишніх учасників,на сервері сиділи приблизно 20 активних користувачів. Вони обговорювали відео,музику, православʼя, а також були фанатами YouTube-каналу Oxide, дерозповідають про різну зброю та засоби захисту. Сервер не був політичним, хочаучасники кажуть, що користувачі переважно дотримувалися консервативнихпоглядів. Також там поширювали расистські образи та меми.</text:p>
      <text:p text:style-name="P4">
<text:span text:style-name="T4">
Читайте також:</text:span>
 <text:a xlink:type="simple" xlink:href="https://www.ukrinform.ua/rubric-ato/3693170-u-ssa-viavili-novij-vitik-sekretnih-dokumentiv-pro-vijskovi-plani-ukraini-zmi.html" text:style-name="Internet_20_link" text:visited-style-name="Visited_20_Internet_20_Link">
 </text:a>
</text:p>
      <text:p text:style-name="P4">
Як повідомляв Укрінформ, видання New York Times опублікувало матеріал, у якомуйдеться про те, що Пентагон розслідує витік нібито секретних документів усоцмережі, які стосуються планів США й НАТО щодо контрнаступу ЗСУ.</text:p>
      <text:p text:style-name="P4">
<text:a xlink:type="simple" xlink:href="https://www.ukrinform.ua/rubric-world/3693664-u-ssa-rozpocali-rozsliduvanna-pisla-novogo-vitoku-sekretnih-vijskovih-dokumentiv.html" text:style-name="Internet_20_link" text:visited-style-name="Visited_20_Internet_20_Link">
 </text:a>
 , якібули опубліковані у соціальних мережах протягом останніх тижнів.</text:p>
      <text:p text:style-name="P4">
Source: <text:a xlink:type="simple" xlink:href="https://www.ukrinform.ua/rubric-world/3693674-u-bellingcat-vstanovili-persodzerela-zlitih-dokumentiv-pentagonu.html" text:style-name="Internet_20_link" text:visited-style-name="Visited_20_Internet_20_Link">
https://www.ukrinform.ua/rubric-world/3693674-u-bellingcat-vstanovili-persodzerela-zlitih-dokumentiv-pentagonu.html</text:a>
</text:p>
      <!--NEWS-->
      <text:h text:style-name="P10" text:outline-level="1">
<text:span text:style-name="T4">
У Повітряних силах пояснили, чому тема F-16 не має сходити з вуст</text:span>
</text:h>
      <text:p text:style-name="P4">
Authors: Ukrinform (Person)</text:p>
      <text:p text:style-name="P4">
Publisher: Укринформ (Organization)</text:p>
      <text:p text:style-name="P4">
Published Time: 2023-04-09T-53:36:00+03:00</text:p>
      <text:p text:style-name="P4">
Modified Time: 2023-04-09T19:36:00+03:00</text:p>
      <text:p text:style-name="P4">
Description: Сучасні західні винищувачі F-16 здатні зі стовідсотковим результатом знищувати ракети і дрони, чого не можуть забезпечити наявні в Україні літаки МіГ та Су. — Укрінформ.</text:p>
      <text:p text:style-name="P4">
Images: ["<text:a xlink:type="simple" xlink:href="https://static.ukrinform.com/photos/2017_06/thumb_files/630_360_1498327062-2091.jpg" text:style-name="Internet_20_link" text:visited-style-name="Visited_20_Internet_20_Link">
630_360_14983...</text:a>
"]</text:p>
      <text:p text:style-name="P4">
Tags: ['Літак', 'Повітряні сили ЗСУ', 'Винищувач', 'Війна з росією', 'Єдині новини']</text:p>
      <text:p text:style-name="P4">
Type: Article</text:p>
      <!--METADATA-->
      <text:p text:style-name="P4">
<draw:frame draw:style-name="fr1" draw:name="Image49" text:anchor-type="as-char" svg:width="6.9236in" svg:height="3.956343in" draw:z-index="0">
<draw:image xlink:href="../Images/yкринформ/2023-04-09T-53-36-00-03-00/630_360_1498327062-2091.jpg" xlink:type="simple" xlink:show="embed" xlink:actuate="onLoad" draw:mime-type="image/jpeg"/>
</draw:frame>
 Сучаснізахідні винищувачі F-16 здатні зі стовідсотковим результатом знищувати ракетиі дрони, чого не можуть забезпечити наявні в Україні літаки МіГ та Су.</text:p>
      <text:p text:style-name="P4">
Про це заявив речник Повітряних сил ЗСУ Юрій Ігнат в ефірі телемарафону "Єдиніновини", повідомляє кореспондент Укрінформу.</text:p>
      <text:p text:style-name="P4">
"(Літаки МіГ і Су - ред.) здійснюють винищуальне прикриття, працюють протиударів "шахедів" та крилатих ракет, тобто там, де працює велика ППО чимобільні вогневі групи, є місця, де працюють <text:a xlink:type="simple" xlink:href="https://www.ukrinform.ua/tag-vinisuvac" text:style-name="Internet_20_link" text:visited-style-name="Visited_20_Internet_20_Link">
 </text:a>
 На жаль, вони не є ефективними у знищенні ракет і дронів, як нам бихотілося. F-16 би виконував зі стовідсотковою ефективністю ті завдання зізнищення ракет і дронів", - сказав Ігнат.</text:p>
      <text:p text:style-name="P4">
Він підкреслив, що протистояти російській авіації МіГами і літаками Су вкрайважко, а то й неможливо.</text:p>
      <text:p text:style-name="P4">
<text:span text:style-name="T4">
Читайте також:</text:span>
 <text:a xlink:type="simple" xlink:href="https://www.ukrinform.ua/rubric-ato/3693648-ignat-poasniv-comu-ukraina-ne-moze-zbivati-vsi-rosijski-kerovani-aviabombi.html" text:style-name="Internet_20_link" text:visited-style-name="Visited_20_Internet_20_Link">
 <text:span text:style-name="T4">
Ігнат</text:span>
 </text:a>
</text:p>
      <text:p text:style-name="P4">
"Тема F-16 не повинна сходити з вуст ні на Заході, ні у нас в країні. Це те,що дозволить нам завоювувати перевагу в повітрі, те, що дозволить надзвичайноефективно протидіяти ворогу, і те, що дозволить нам перемогти", - наголосивречник Повітряних сил.</text:p>
      <text:p text:style-name="P4">
Як повідомлялося, Україна зараз має <text:a xlink:type="simple" xlink:href="https://www.ukrinform.ua/rubric-ato/3660580-vinisuvac-f16-mig-bi-stati-najkrasim-variantom-dla-povitranih-sil-ignat.html" text:style-name="Internet_20_link" text:visited-style-name="Visited_20_Internet_20_Link">
 </text:a>
 : винищувачі Су-27 і МіГ-29, штурмовик Су-25 та бомбардувальникСу-24.</text:p>
      <text:p text:style-name="P4">
Президент Польщі Анджей Дуда заявив, що Варшава лобіюватиме надання Українілітаків натівських стандартів.</text:p>
      <text:p text:style-name="P4">
Source: <text:a xlink:type="simple" xlink:href="https://www.ukrinform.ua/rubric-ato/3693652-u-povitranih-silah-poasnili-comu-tema-f16-ne-mae-shoditi-z-vust.html" text:style-name="Internet_20_link" text:visited-style-name="Visited_20_Internet_20_Link">
https://www.ukrinform.ua/rubric-ato/3693652-u-povitranih-silah-poasnili-comu-tema-f16-ne-mae-shoditi-z-vust.html</text:a>
</text:p>
      <!--NEWS-->
      <text:h text:style-name="P10" text:outline-level="1">
<text:span text:style-name="T4">
Збірна України виграла 4 медалі у заключний день міжнародного турніру з художньої гімнастики у Софії</text:span>
</text:h>
      <text:p text:style-name="P4">
Authors: Ukrinform (Person)</text:p>
      <text:p text:style-name="P4">
Publisher: Укринформ (Organization)</text:p>
      <text:p text:style-name="P4">
Published Time: 2023-04-09T-55:21:17+03:00</text:p>
      <text:p text:style-name="P4">
Modified Time: 2023-04-09T19:21:17+03:00</text:p>
      <text:p text:style-name="P4">
Description: Україну у чотирьох фіналах представляли Христина Погранична та Поліна Городнича. — Укрінформ.</text:p>
      <text:p text:style-name="P4">
Images: ["<text:a xlink:type="simple" xlink:href="https://static.ukrinform.com/photos/2023_04/thumb_files/630_360_1681057147-360.jpg" text:style-name="Internet_20_link" text:visited-style-name="Visited_20_Internet_20_Link">
630_360_16810...</text:a>
"]</text:p>
      <text:p text:style-name="P4">
Tags: ['Гімнастика']</text:p>
      <text:p text:style-name="P4">
Type: Article</text:p>
      <!--METADATA-->
      <text:p text:style-name="P4">
<draw:frame draw:style-name="fr1" draw:name="Image50" text:anchor-type="as-char" svg:width="6.9236in" svg:height="3.956343in" draw:z-index="0">
<draw:image xlink:href="../Images/yкринформ/2023-04-09T-55-21-17-03-00/630_360_1681057147-360.jpg" xlink:type="simple" xlink:show="embed" xlink:actuate="onLoad" draw:mime-type="image/jpeg"/>
</draw:frame>
 Україну учотирьох фіналах представляли Христина Погранична та Поліна Городнича.</text:p>
      <text:p text:style-name="P4">
У болгарській Софії завершився міжнародний турнір з художньої гімнастики, <text:a xlink:type="simple" xlink:href="https://www.facebook.com/team.ukraine.rg/" text:style-name="Internet_20_link" text:visited-style-name="Visited_20_Internet_20_Link">
</text:a>
 пресслужба федераціїхудожньої гімнастики України, передає Укрінформ.</text:p>
      <text:p text:style-name="P4">
Христина Погранична виборола 3 медалі: «золото» – у фіналі з обручем і два«срібла» у фіналах з м'ячем і булавами.</text:p>
      <text:p text:style-name="P4">
Поліна Городнича стала переможницею фіналу зі стрічкою.</text:p>
      <text:p text:style-name="P4">
<text:span text:style-name="T4">
Читайте також:</text:span>
 <text:a xlink:type="simple" xlink:href="https://www.ukrinform.ua/rubric-sports/3693516-zbirna-ukraini-gotuetsa-do-startu-na-cempionati-evropi-zi-sportivnoi-gimnastiki.html" text:style-name="Internet_20_link" text:visited-style-name="Visited_20_Internet_20_Link">
 <text:span text:style-name="T4">
гімнастики</text:span>
 </text:a>
</text:p>
      <text:p text:style-name="P4">
Як повідомляв Укрінформ, вчора, 8-го квітня Погранична здобула бронзу убагатоборстві.</text:p>
      <text:p text:style-name="P4">
Фото: facebook.com/team.ukraine.rg</text:p>
      <text:p text:style-name="P4">
Source: <text:a xlink:type="simple" xlink:href="https://www.ukrinform.ua/rubric-sports/3693666-zbirna-ukraini-vigrala-4-medali-u-zaklucnij-den-miznarodnogo-turniru-z-hudoznoi-gimnastiki-u-sofii.html" text:style-name="Internet_20_link" text:visited-style-name="Visited_20_Internet_20_Link">
https://www.ukrinform.ua/rubric-sports/3693666-zbirna-ukraini-vigrala-4-medali-u-zaklucnij-den-miznarodnogo-turniru-z-hudoznoi-gimnastiki-u-sofii.html</text:a>
</text:p>
      <!--NEWS-->
      <text:h text:style-name="P10" text:outline-level="1">
<text:span text:style-name="T4">
Ракетний удар по Запоріжжю: у міськраді показали, як усувають наслідки обстрілу</text:span>
</text:h>
      <text:p text:style-name="P4">
Authors: Ukrinform (Person)</text:p>
      <text:p text:style-name="P4">
Publisher: Укринформ (Organization)</text:p>
      <text:p text:style-name="P4">
Published Time: 2023-04-09T-57:18:00+03:00</text:p>
      <text:p text:style-name="P4">
Modified Time: 2023-04-09T19:18:00+03:00</text:p>
      <text:p text:style-name="P4">
Description: у Запоріжжі протягом дня спеціальні служби, волонтери і місцеві жителі усували наслідки нічного ворожого ракетного обстрілу. — Укрінформ.</text:p>
      <text:p text:style-name="P4">
Images: ["<text:a xlink:type="simple" xlink:href="https://static.ukrinform.com/photos/2023_04/thumb_files/630_360_1681057633-759.jpeg" text:style-name="Internet_20_link" text:visited-style-name="Visited_20_Internet_20_Link">
630_360_16810...</text:a>
", "<text:a xlink:type="simple" xlink:href="https://static.ukrinform.com/photos/2023_04/1681057632-644.jpeg" text:style-name="Internet_20_link" text:visited-style-name="Visited_20_Internet_20_Link">
1681057632-64...</text:a>
", "<text:a xlink:type="simple" xlink:href="https://static.ukrinform.com/photos/2023_04/1681057632-220.jpeg" text:style-name="Internet_20_link" text:visited-style-name="Visited_20_Internet_20_Link">
1681057632-22...</text:a>
", "<text:a xlink:type="simple" xlink:href="https://static.ukrinform.com/photos/2023_04/1681057634-196.jpeg" text:style-name="Internet_20_link" text:visited-style-name="Visited_20_Internet_20_Link">
1681057634-19...</text:a>
", "<text:a xlink:type="simple" xlink:href="https://static.ukrinform.com/photos/2023_04/1681057633-573.jpeg" text:style-name="Internet_20_link" text:visited-style-name="Visited_20_Internet_20_Link">
1681057633-57...</text:a>
", "<text:a xlink:type="simple" xlink:href="https://static.ukrinform.com/photos/2023_04/1681057634-223.jpeg" text:style-name="Internet_20_link" text:visited-style-name="Visited_20_Internet_20_Link">
1681057634-22...</text:a>
"]</text:p>
      <text:p text:style-name="P4">
Tags: ['Обстріл', 'Запоріжжя', 'Війна з росією']</text:p>
      <text:p text:style-name="P4">
Type: Article</text:p>
      <!--METADATA-->
      <text:p text:style-name="P4">
<draw:frame draw:style-name="fr1" draw:name="Image51" text:anchor-type="as-char" svg:width="6.9236in" svg:height="3.956343in" draw:z-index="0">
<draw:image xlink:href="../Images/yкринформ/2023-04-09T-57-18-00-03-00/630_360_1681057633-759.jpeg" xlink:type="simple" xlink:show="embed" xlink:actuate="onLoad" draw:mime-type="image/jpeg"/>
</draw:frame>
 уЗапоріжжі протягом дня спеціальні служби, волонтери і місцеві жителі усувалинаслідки нічного ворожого ракетного обстрілу.</text:p>
      <text:p text:style-name="P4">
Як передає Укрінформ, про це секретар Запорізької міської ради Анатолій Куртєвповідомляє у  <text:a xlink:type="simple" xlink:href="https://t.me/kurtievofficial/9988" text:style-name="Internet_20_link" text:visited-style-name="Visited_20_Internet_20_Link">
 </text:a>
 в оперативній інформаціїщодо наслідків нічних обстрілів та їх усунення.</text:p>
      <text:p text:style-name="P4">
На цей час зруйновані покрівлі семи будинків закрито плівкою, а всі вибитівікна, по яким було подано заявки, закриті плитами OSB.</text:p>
      <text:p text:style-name="P4">
<draw:frame draw:style-name="fr1" draw:name="Image52" text:anchor-type="as-char" svg:width="6.9236in" svg:height="5.224754in" draw:z-index="0">
<draw:image xlink:href="../Images/yкринформ/2023-04-09T-57-18-00-03-00/1681057632-644.jpeg" xlink:type="simple" xlink:show="embed" xlink:actuate="onLoad" draw:mime-type="image/jpeg"/>
</draw:frame>
<draw:frame draw:style-name="fr1" draw:name="Image53" text:anchor-type="as-char" svg:width="6.9236in" svg:height="5.604043in" draw:z-index="0">
<draw:image xlink:href="../Images/yкринформ/2023-04-09T-57-18-00-03-00/1681057632-220.jpeg" xlink:type="simple" xlink:show="embed" xlink:actuate="onLoad" draw:mime-type="image/jpeg"/>
</draw:frame>
</text:p>
      <text:p text:style-name="P4">
Частина ремонтних матеріалів використана з міського резерву. Ще частину надалиблагодійники з гуманітарної місії "Проліска" та БФ "Посмішка ЮА". Представники"Лікарів без кордонів" забезпечили людей заспокійливим та ліками від тиску.</text:p>
      <text:p text:style-name="P4">
<text:span text:style-name="T4">
Читайте також:</text:span>
 <text:a xlink:type="simple" xlink:href="https://www.ukrinform.ua/rubric-regions/3693499-raketnij-udar-po-zaporizzu-postrazdala-perebuvae-v-likarni-u-vazkomu-stani.html" text:style-name="Internet_20_link" text:visited-style-name="Visited_20_Internet_20_Link">
 <text:span text:style-name="T4">
Запоріжж</text:span>
 </text:a>
</text:p>
      <text:p text:style-name="P4">
На місці було розгорнуто намет міськради, в якому надавалися інформаційні іпсихологічні консультації, продукти від World Food Programme та гігієнічнінабори і теплі ковдри.</text:p>
      <text:p text:style-name="P4">
<draw:frame draw:style-name="fr1" draw:name="Image54" text:anchor-type="as-char" svg:width="6.9236in" svg:height="5.1927in" draw:z-index="0">
<draw:image xlink:href="../Images/yкринформ/2023-04-09T-57-18-00-03-00/1681057634-196.jpeg" xlink:type="simple" xlink:show="embed" xlink:actuate="onLoad" draw:mime-type="image/jpeg"/>
</draw:frame>
<draw:frame draw:style-name="fr1" draw:name="Image55" text:anchor-type="as-char" svg:width="6.9236in" svg:height="5.1927in" draw:z-index="0">
<draw:image xlink:href="../Images/yкринформ/2023-04-09T-57-18-00-03-00/1681057633-573.jpeg" xlink:type="simple" xlink:show="embed" xlink:actuate="onLoad" draw:mime-type="image/jpeg"/>
</draw:frame>
<draw:frame draw:style-name="fr1" draw:name="Image56" text:anchor-type="as-char" svg:width="6.9236in" svg:height="5.744024in" draw:z-index="0">
<draw:image xlink:href="../Images/yкринформ/2023-04-09T-57-18-00-03-00/1681057634-223.jpeg" xlink:type="simple" xlink:show="embed" xlink:actuate="onLoad" draw:mime-type="image/jpeg"/>
</draw:frame>
</text:p>
      <text:p text:style-name="P4">
Куртєв підкреслив, що завтра роботи продовжаться.</text:p>
      <text:p text:style-name="P4">
Як повідомляв Укрінформ, вночі російські військові  <text:a xlink:type="simple" xlink:href="https://www.ukrinform.ua/rubric-ato/3693468-rosiani-vnoci-atakuvali-zaporizza-raketami-s300.html" text:style-name="Internet_20_link" text:visited-style-name="Visited_20_Internet_20_Link">
</text:a>
 по Запоріжжю. Двоє людей загинули, пошкодженіпонад 30 приватних будинків, один повністю зруйновано.</text:p>
      <text:p text:style-name="P4">
<text:span text:style-name="T5">
Фото: Анатолій Куртєв</text:span>
</text:p>
      <text:p text:style-name="P4">
Source: <text:a xlink:type="simple" xlink:href="https://www.ukrinform.ua/rubric-regions/3693669-raketnij-udar-po-zaporizzu-u-miskradi-pokazali-ak-usuvaut-naslidki-obstrilu.html" text:style-name="Internet_20_link" text:visited-style-name="Visited_20_Internet_20_Link">
https://www.ukrinform.ua/rubric-regions/3693669-raketnij-udar-po-zaporizzu-u-miskradi-pokazali-ak-usuvaut-naslidki-obstrilu.html</text:a>
</text:p>
      <!--NEWS-->
      <text:h text:style-name="P10" text:outline-level="1">
<text:span text:style-name="T4">
At Avdiyivka and Maryinka directions Russian army shelled Novokalynove, Kamyanka, Stepove, Or...</text:span>
</text:h>
      <text:p text:style-name="P4">
Authors: liveuamap (Language: en)</text:p>
      <text:p text:style-name="P4">
Time: 2023-04-09T-5:40:00</text:p>
      <text:p text:style-name="P4">
Location: Marinka, Donetsk Oblast (Latitude:47.86708 Longtitude:37.43557)</text:p>
      <text:p text:style-name="P4">
Videos: []</text:p>
      <text:p text:style-name="P4">
Images: []</text:p>
      <text:p text:style-name="P4">
Tags: ["Russia"]</text:p>
      <text:p text:style-name="P4">
ID: 22554729</text:p>
      <!--METADATA-->
      <text:p text:style-name="P4">
At Avdiyivka and Maryinka directions Russian army shelled Novokalynove,Kamyanka, Stepove, Orlivka, Lastochkyne, Avdiyivka, Syeverne, Netaylove,Karlivka, Krasnohorivka, Maryinka, Pobyeda and Paraskoviyivka of Donetskregion , - General Staff of Armed Forces of Ukraine says in the morning report</text:p>
      <text:p text:style-name="P4">
News Collection Link: <text:a xlink:type="simple" xlink:href="https://liveuamap.com/en/2023/9-april-at-avdiyivka-and-maryinka-directions-russian-army" text:style-name="Internet_20_link" text:visited-style-name="Visited_20_Internet_20_Link">
https://liveuamap.com/en/2023/9-april-at-avdiyivka-and-maryinka-directions-russian-army</text:a>
</text:p>
      <text:p text:style-name="P4">
Source: <text:a xlink:type="simple" xlink:href="https://t.me/lumsrc/4450" text:style-name="Internet_20_link" text:visited-style-name="Visited_20_Internet_20_Link">
https://t.me/lumsrc/4450</text:a>
</text:p>
      <!--NEWS-->
      <text:h text:style-name="P10" text:outline-level="1">
<text:span text:style-name="T4">
У США розпочали розслідування після нового витоку секретних військових документів</text:span>
</text:h>
      <text:p text:style-name="P4">
Authors: Ukrinform (Person)</text:p>
      <text:p text:style-name="P4">
Publisher: Укринформ (Organization)</text:p>
      <text:p text:style-name="P4">
Published Time: 2023-04-09T-60:59:00+03:00</text:p>
      <text:p text:style-name="P4">
Modified Time: 2023-04-09T18:59:00+03:00</text:p>
      <text:p text:style-name="P4">
Description: Міністерство юстиції США розпочало розслідування витоку документів американської розвідки, які були опубліковані в соціальних мережах протягом останніх тижнів. — Укрінформ.</text:p>
      <text:p text:style-name="P4">
Images: ["<text:a xlink:type="simple" xlink:href="https://static.ukrinform.com/photos/2021_06/thumb_files/630_360_1622743216-833.jpg" text:style-name="Internet_20_link" text:visited-style-name="Visited_20_Internet_20_Link">
630_360_16227...</text:a>
"]</text:p>
      <text:p text:style-name="P4">
Tags: ['США', 'Розслідування', 'Витік']</text:p>
      <text:p text:style-name="P4">
Type: Article</text:p>
      <!--METADATA-->
      <text:p text:style-name="P4">
<draw:frame draw:style-name="fr1" draw:name="Image57" text:anchor-type="as-char" svg:width="6.9236in" svg:height="3.956343in" draw:z-index="0">
<draw:image xlink:href="../Images/yкринформ/2023-04-09T-60-59-00-03-00/630_360_1622743216-833.jpg" xlink:type="simple" xlink:show="embed" xlink:actuate="onLoad" draw:mime-type="image/jpeg"/>
</draw:frame>
Міністерство юстиції США розпочало розслідування витоку документівамериканської розвідки, які були опубліковані в соціальних мережах протягомостанніх тижнів.</text:p>
      <text:p text:style-name="P4">
Про це повідомляє  <text:a xlink:type="simple" xlink:href="https://edition.cnn.com/2023/04/07/politics/pentagon-leaked-ukraine-documents/index.html" text:style-name="Internet_20_link" text:visited-style-name="Visited_20_Internet_20_Link">
 </text:a>
 , передає Укрінформ.</text:p>
      <text:p text:style-name="P4">
Як зазначається, розслідування розпочалося після того, як у п'ятницю з'явилисянові документи, що охоплюють широкий спектр питань: від підтримки СполученимиШтатами України до інформації про ключових союзників США, таких як Ізраїль, щозбільшило кількість наслідків і без того тривожних витоків інформації.</text:p>
      <text:p text:style-name="P4">
У четвер <text:a xlink:type="simple" xlink:href="https://www.ukrinform.ua/tag-pentagon" text:style-name="Internet_20_link" text:visited-style-name="Visited_20_Internet_20_Link">
 </text:a>
 заявив, що вивчає цепитання після того, як у соціальних мережах з'явилися повідомлення проочевидно засекречені документи про війну в Україні.</text:p>
      <text:p text:style-name="P4">
«Вони виглядають справжніми», - сказав американський посадовець в інтерв'ю CNNпро витік документів.</text:p>
      <text:p text:style-name="P4">
Офіційні особи США кажуть, що вони серйозно ставляться до витоку, оскількивони розслідують і працюють над більш формальною оцінкою того, що міститься вдокументах і як вони просочилися у відкритий доступ.</text:p>
      <text:p text:style-name="P4">
<text:span text:style-name="T4">
Читайте також:</text:span>
 <text:a xlink:type="simple" xlink:href="https://www.ukrinform.ua/rubric-ato/3692948-gur-pro-vitik-sekretnih-dokumentiv-sodo-kontrnastupu-rosia-provodit-svoi-specoperacii-u-fotosopi.html" text:style-name="Internet_20_link" text:visited-style-name="Visited_20_Internet_20_Link">
 <text:span text:style-name="T4">
ГУР</text:span>
 <text:span text:style-name="T4">
про</text:span>
 <text:span text:style-name="T4">
витік</text:span>
 <text:span text:style-name="T4">
документів</text:span>
 <text:span text:style-name="T4">
щодо</text:span>
<text:span text:style-name="T4">
контрнаступу</text:span>
 <text:span text:style-name="T4">
росія</text:span>
 <text:span text:style-name="T4">
проводить</text:span>
 <text:span text:style-name="T4">
свої</text:span>
 <text:span text:style-name="T4">
спецоперації</text:span>
<text:span text:style-name="T4">
фотошопі</text:span>
 </text:a>
</text:p>
      <text:p text:style-name="P4">
Як передає телеканал, документи, які були оприлюднені в п'ятницю, схоже, булирозміщені в Інтернеті протягом останніх кількох тижнів. Вони, судячи з усього,містять секретну інформацію на різні теми - від операцій найманців групиВагнера в Африці та шляхів надання Ізраїлем летальної допомоги Україні дорозвідувальних даних про зв'язки ОАЕ з росією та занепокоєння Південної Кореїщодо надання боєприпасів США для використання в Україні.</text:p>
      <text:p text:style-name="P4">
CNN не зміг самостійно перевірити, що документи не були змінені. Аленаголошує, що вони схожі на низку секретних документів про Україну, якіциркулювали в Інтернеті протягом останніх тижнів, і про які американськіпосадовці в п'ятницю вранці підтвердили CNN, що вони є автентичними.</text:p>
      <text:p text:style-name="P4">
Як у випадку з цими документами, п'ятничні знахідки також були фотографіямироздрукованих та зім'ятих документів. Всі вони мали гриф секретності, деякі зних – «цілком таємно», тобто найвищий рівень засекреченості. Усі вони такожбули зроблені в період з середини лютого до початку березня.</text:p>
      <text:p text:style-name="P4">
<text:span text:style-name="T4">
Читайте також:</text:span>
 <text:a xlink:type="simple" xlink:href="https://www.ukrinform.ua/rubric-ato/3693579-minoboroni-francii-zaperecue-prisutnist-svoih-vijskovih-v-ukraini.html" text:style-name="Internet_20_link" text:visited-style-name="Visited_20_Internet_20_Link">
 <text:span text:style-name="T4">
Міноборони</text:span>
 <text:span text:style-name="T4">
Франції</text:span>
 <text:span text:style-name="T4">
заперечує</text:span>
 <text:span text:style-name="T4">
присутність</text:span>
<text:span text:style-name="T4">
своїх</text:span>
 <text:span text:style-name="T4">
військових</text:span>
 <text:span text:style-name="T4">
Україні</text:span>
 </text:a>
</text:p>
      <text:p text:style-name="P4">
Незрозуміло, хто стоїть за витоками і звідки саме вони з'явилися.</text:p>
      <text:p text:style-name="P4">
Як пише  <text:a xlink:type="simple" xlink:href="https://www.reuters.com/world/south-korea-discuss-issues-raised-leaked-documents-with-us-2023-04-09/" text:style-name="Internet_20_link" text:visited-style-name="Visited_20_Internet_20_Link">
 </text:a>
 , у Південній Кореї знають проповідомлення про витік кількох секретних військових документів США. За словамиофіційного представника президента Південної Кореї, Сеул планує обговорити ізВашингтоном «проблеми, які виникли в результаті витоку інформації».</text:p>
      <text:p text:style-name="P4">
Як повідомляв Укрінформ, видання New York Times опублікувало матеріал, у якомуйдеться про те, що <text:a xlink:type="simple" xlink:href="https://www.ukrinform.ua/rubric-ato/3693170-u-ssa-viavili-novij-vitik-sekretnih-dokumentiv-pro-vijskovi-plani-ukraini-zmi.html" text:style-name="Internet_20_link" text:visited-style-name="Visited_20_Internet_20_Link">
 </text:a>
, які стосуються планів США й НАТО щодо контрнаступу ЗСУ.</text:p>
      <text:p text:style-name="P4">
Радник керівника Офісу Президента Михайло Подоляк заявив, що оприлюдненнянібито документів про контрнаступ України - це російський блеф, пил в очі.</text:p>
      <text:p text:style-name="P4">
Source: <text:a xlink:type="simple" xlink:href="https://www.ukrinform.ua/rubric-world/3693664-u-ssa-rozpocali-rozsliduvanna-pisla-novogo-vitoku-sekretnih-vijskovih-dokumentiv.html" text:style-name="Internet_20_link" text:visited-style-name="Visited_20_Internet_20_Link">
https://www.ukrinform.ua/rubric-world/3693664-u-ssa-rozpocali-rozsliduvanna-pisla-novogo-vitoku-sekretnih-vijskovih-dokumentiv.html</text:a>
</text:p>
      <!--NEWS-->
      <text:h text:style-name="P10" text:outline-level="1">
<text:span text:style-name="T4">
Жіноча збірна України завершила виступи на ЧС з хокею</text:span>
</text:h>
      <text:p text:style-name="P4">
Authors: Ukrinform (Person)</text:p>
      <text:p text:style-name="P4">
Publisher: Укринформ (Organization)</text:p>
      <text:p text:style-name="P4">
Published Time: 2023-04-09T-62:50:00+03:00</text:p>
      <text:p text:style-name="P4">
Modified Time: 2023-04-09T18:50:00+03:00</text:p>
      <text:p text:style-name="P4">
Description: Українки в останньому турі здобули перемогу над Литвою. — Укрінформ.</text:p>
      <text:p text:style-name="P4">
Images: ["<text:a xlink:type="simple" xlink:href="https://static.ukrinform.com/photos/2023_04/thumb_files/630_360_1681055387-908.jpg" text:style-name="Internet_20_link" text:visited-style-name="Visited_20_Internet_20_Link">
630_360_16810...</text:a>
"]</text:p>
      <text:p text:style-name="P4">
Tags: ['Чемпіонат світу з хокею', 'хокей']</text:p>
      <text:p text:style-name="P4">
Type: Article</text:p>
      <!--METADATA-->
      <text:p text:style-name="P4">
<draw:frame draw:style-name="fr1" draw:name="Image58" text:anchor-type="as-char" svg:width="6.9236in" svg:height="3.956343in" draw:z-index="0">
<draw:image xlink:href="../Images/yкринформ/2023-04-09T-62-50-00-03-00/630_360_1681055387-908.jpg" xlink:type="simple" xlink:show="embed" xlink:actuate="onLoad" draw:mime-type="image/jpeg"/>
</draw:frame>
 Українкив останньому турі здобули перемогу над Литвою.</text:p>
      <text:p text:style-name="P4">
Жіноча збірна України з хокею перемогою над Литвою – 2:1 завершила виступи начемпіонаті світу-2023 в дивізіоні IIIA, передає Укрінформ.</text:p>
      <text:p text:style-name="P4">
Рахунок у матчі відкрили українки, у другому періоді шайбу закинула ХристинаЗагрекова. Однак на початку третього періоду Литва зрівняла рахунок у матчі:відзначилася Габія Петраускайте.</text:p>
      <text:p text:style-name="P4">
За шість хвилин до кінця третього періоду Україна знову вийшла вперед:Вікторія Ценова поставила фінальну крапку у поєдинку.</text:p>
      <text:p text:style-name="P4">
Перемога з рахунком 2:1 дозволила Україні фінішувати другою з 12 очками, аперше місце та підвищення у класі собі забезпечила збірна Гонконгу.</text:p>
      <text:p text:style-name="P4">
<text:span text:style-name="T4">
Читайте також:</text:span>
 <text:a xlink:type="simple" xlink:href="https://www.ukrinform.ua/rubric-sports/3692914-zinoca-zbirna-ukraini-rozgromila-bolgarok-na-cempionati-svitu-z-hokeu.html" text:style-name="Internet_20_link" text:visited-style-name="Visited_20_Internet_20_Link">
 <text:span text:style-name="T4">
хокею</text:span>
 </text:a>
</text:p>
      <text:p text:style-name="P4">
Як повідомляв Укрінформ, чемпіонат світу-2023 став першим офіційним стартомдля жіночої збірної України за понад три роки.</text:p>
      <text:p text:style-name="P4">
Фото: fhu.com.ua</text:p>
      <text:p text:style-name="P4">
Source: <text:a xlink:type="simple" xlink:href="https://www.ukrinform.ua/rubric-sports/3693662-zinoca-zbirna-ukraini-zaversila-vistupi-na-cs-z-hokeu.html" text:style-name="Internet_20_link" text:visited-style-name="Visited_20_Internet_20_Link">
https://www.ukrinform.ua/rubric-sports/3693662-zinoca-zbirna-ukraini-zaversila-vistupi-na-cs-z-hokeu.html</text:a>
</text:p>
      <!--NEWS-->
      <text:h text:style-name="P10" text:outline-level="1">
<text:span text:style-name="T4">
Макрон про війну в Україні: Зараз не час для переговорів</text:span>
</text:h>
      <text:p text:style-name="P4">
Authors: Ukrinform (Person)</text:p>
      <text:p text:style-name="P4">
Publisher: Укринформ (Organization)</text:p>
      <text:p text:style-name="P4">
Published Time: 2023-04-09T-64:40:18+03:00</text:p>
      <text:p text:style-name="P4">
Modified Time: 2023-04-09T18:40:18+03:00</text:p>
      <text:p text:style-name="P4">
Description: Президент Франції Емманюель Макрон заявив у контексті розв'язаної росією війни проти України, що «погода зараз військова», для переговорів час не настав. — Укрінформ.</text:p>
      <text:p text:style-name="P4">
Images: ["<text:a xlink:type="simple" xlink:href="https://static.ukrinform.com/photos/2022_04/thumb_files/630_360_1650825731-530.jpg" text:style-name="Internet_20_link" text:visited-style-name="Visited_20_Internet_20_Link">
630_360_16508...</text:a>
"]</text:p>
      <text:p text:style-name="P4">
Tags: ['Франція', 'Макрон', 'Переговори', 'Україна', 'Війна з росією']</text:p>
      <text:p text:style-name="P4">
Type: Article</text:p>
      <!--METADATA-->
      <text:p text:style-name="P4">
<draw:frame draw:style-name="fr1" draw:name="Image59" text:anchor-type="as-char" svg:width="6.9236in" svg:height="3.956343in" draw:z-index="0">
<draw:image xlink:href="../Images/yкринформ/2023-04-09T-64-40-18-03-00/630_360_1650825731-530.jpg" xlink:type="simple" xlink:show="embed" xlink:actuate="onLoad" draw:mime-type="image/jpeg"/>
</draw:frame>
 ПрезидентФранції Емманюель Макрон заявив у контексті розв'язаної росією війни протиУкраїни, що «погода зараз військова», для переговорів час не настав.</text:p>
      <text:p text:style-name="P4">
Про це повідомляє  <text:a xlink:type="simple" xlink:href="https://www.rfi.fr/uk/останні-новин/20230409-еммануель-макрон-зараз-не-час-для-переговорів-погода-поки-військова" text:style-name="Internet_20_link" text:visited-style-name="Visited_20_Internet_20_Link">
 </text:a>
 , передаєУкрінформ.</text:p>
      <text:p text:style-name="P4">
«Я думаю, що Китай робить те ж саме спостереження, що і ми, а саме - щосьогодні погода військова. Українці чинять опір, а ми їм допомагаємо. Зараз нечас для переговорів, навіть якщо ми їх готуємо і якщо ми повинні розставитивіхи», - сказав Макрон в інтерв’ю виданню  <text:a xlink:type="simple" xlink:href="https://www.lesechos.fr/monde/enjeux-internationaux/emmanuel-macron-lautonomie-strategique-doit-etre-le-combat-de-leurope-1933493" text:style-name="Internet_20_link" text:visited-style-name="Visited_20_Internet_20_Link">
</text:a>
 .</text:p>
      <text:p text:style-name="P4">
Він також зауважив, що метою його діалогу з Китаєм є консолідація спільнихпідходів щодо війни.</text:p>
      <text:p text:style-name="P4">
«Перше: підтримка принципів Статуту ООН. Друге: чітке нагадування про ядернуенергетику, і саме Китай має зробити висновки про наслідки того факту, щопрезидент путін розмістив ядерну зброю в білорусі через кілька днів післятого, як він узяв на себе зобов'язання не робити цього. Третє: дуже чіткенагадування про гуманітарне право і захист дітей. І четверте: прагнення допереговорного і тривалого миру», — наголосив Макрон.</text:p>
      <text:p text:style-name="P4">
<text:span text:style-name="T4">
Читайте також:</text:span>
 <text:a xlink:type="simple" xlink:href="https://www.ukrinform.ua/rubric-world/3693040-kitaj-i-francia-zasudzuut-zbrojni-napadi-na-mirni-aderni-obekti.html" text:style-name="Internet_20_link" text:visited-style-name="Visited_20_Internet_20_Link">
 </text:a>
</text:p>
      <text:p text:style-name="P4">
Лідер Франції сказав, що Сі Цзіньпін говорив про європейську архітектурубезпеки. Але, на його думку, її не може бути, доки в Європі ще є країни, щозазнали вторгнення, або заморожені конфлікти.</text:p>
      <text:p text:style-name="P4">
Макрон не впевнений, що Україна є серед пріоритетів китайської політики, протецей діалог дає змогу пом'якшити коментарі з боку Китаю щодо росії.</text:p>
      <text:p text:style-name="P4">
Як повідомляв Укрінформ, президент Європейської комісії Урсула фон дер Ляєн тапрезидент Франції Емманюель Макрон відвідали із триденним візитом Китай. Підчас поїздки Макрон та лідер <text:a xlink:type="simple" xlink:href="https://www.ukrinform.ua/tag-kitaj" text:style-name="Internet_20_link" text:visited-style-name="Visited_20_Internet_20_Link">
 </text:a>
 СіЦзіньпін обговорили війну рф проти України та погодилися, що ядерну зброю слідвиключити з "конфлікту".</text:p>
      <text:p text:style-name="P4">
Source: <text:a xlink:type="simple" xlink:href="https://www.ukrinform.ua/rubric-ato/3693658-makron-pro-vijnu-v-ukraini-zaraz-ne-cas-dla-peregovoriv.html" text:style-name="Internet_20_link" text:visited-style-name="Visited_20_Internet_20_Link">
https://www.ukrinform.ua/rubric-ato/3693658-makron-pro-vijnu-v-ukraini-zaraz-ne-cas-dla-peregovoriv.html</text:a>
</text:p>
      <!--NEWS-->
      <text:h text:style-name="P10" text:outline-level="1">
<text:span text:style-name="T4">
Ізраїль розпочав мобілізацію резервістів</text:span>
</text:h>
      <text:p text:style-name="P4">
Authors: Ukrinform (Person)</text:p>
      <text:p text:style-name="P4">
Publisher: Укринформ (Organization)</text:p>
      <text:p text:style-name="P4">
Published Time: 2023-04-09T-9:41:00+03:00</text:p>
      <text:p text:style-name="P4">
Modified Time: 2023-04-09T23:41:00+03:00</text:p>
      <text:p text:style-name="P4">
Description: Прем’єр-міністр Ізраїлю Біньямін Нетаньяху розпорядився мобілізувати поліцейські та армійські резерви після того, як унаслідок нападів на Західному березі Йордану та в Тель-Авіві загинули троє людей, у тому числі італійський турист. — Укрінформ.</text:p>
      <text:p text:style-name="P4">
Images: ["<text:a xlink:type="simple" xlink:href="https://static.ukrinform.com/photos/2023_04/thumb_files/630_360_1681072749-491.jpeg" text:style-name="Internet_20_link" text:visited-style-name="Visited_20_Internet_20_Link">
630_360_16810...</text:a>
"]</text:p>
      <text:p text:style-name="P4">
Tags: ['Армія', 'Ізраїль', 'Мобілізація', 'Теракт', 'Ракетний удар']</text:p>
      <text:p text:style-name="P4">
Type: Article</text:p>
      <!--METADATA-->
      <text:p text:style-name="P4">
<draw:frame draw:style-name="fr1" draw:name="Image60" text:anchor-type="as-char" svg:width="6.9236in" svg:height="3.956343in" draw:z-index="0">
<draw:image xlink:href="../Images/yкринформ/2023-04-09T-9-41-00-03-00/630_360_1681072749-491.jpeg" xlink:type="simple" xlink:show="embed" xlink:actuate="onLoad" draw:mime-type="image/jpeg"/>
</draw:frame>
 Прем’єр-міністр Ізраїлю Біньямін Нетаньяху розпорядився мобілізувати поліцейські таармійські резерви після того, як унаслідок нападів на Західному березі Йорданута в Тель-Авіві загинули троє людей, у тому числі італійський турист.</text:p>
      <text:p text:style-name="P4">
Про це повідомляє <text:a xlink:type="simple" xlink:href="https://www.france24.com/en/live-news/20230406-rocket-salvo-from-lebanon-targets-israel-after-al-aqsa-clashes" text:style-name="Internet_20_link" text:visited-style-name="Visited_20_Internet_20_Link">
 </text:a>
 , передає Укрінформ.</text:p>
      <text:p text:style-name="P4">
В офісі прем’єр-міністра заявили, що очільник уряду "дав вказівку ізраїльськійполіції мобілізувати всі резервні підрозділи прикордонної поліції та наказавАрмії оборони Ізраїлю мобілізувати додаткові сили”.</text:p>
      <text:p text:style-name="P4">
Атаки відбулися після того, як <text:a xlink:type="simple" xlink:href="https://www.ukrinform.ua/tag-izrail" text:style-name="Internet_20_link" text:visited-style-name="Visited_20_Internet_20_Link">
 </text:a>
 завдавповітряних ударів і артилерійського обстрілу у відповідь на ракетний обстріліз Сектора Гази та Лівану. Армія заявила, що Ізраїль "вдарив по цілях,включаючи інфраструктуру, що належать терористичній організації ХАМАС напівдні Лівану".</text:p>
      <text:p text:style-name="P4">
<text:span text:style-name="T4">
Читайте також:</text:span>
 <text:a xlink:type="simple" xlink:href="https://www.ukrinform.ua/rubric-world/3693423-iz-teritorii-sirii-v-bik-izrailu-vipustili-tri-raketi.html" text:style-name="Internet_20_link" text:visited-style-name="Visited_20_Internet_20_Link">
 </text:a>
</text:p>
      <text:p text:style-name="P4">
Як повідомляв Укрінформ, у п’ятницю загинули дві ізраїльтянки, ще одна жінказазнала тяжких поранень <text:a xlink:type="simple" xlink:href="https://www.ukrinform.ua/rubric-world/3692877-u-izraili-rozstrilali-avto-zaginuli-dvi-zinki-se-odna-poranena.html" text:style-name="Internet_20_link" text:visited-style-name="Visited_20_Internet_20_Link">
 </text:a>
 по цивільному автомобілю на Західному березі Йордану. Згодомнадійшло повідомлення про одного загиблого, кількох поранених унаслідок двохтерактів, скоєних однією людиною у Тель-Авіві.</text:p>
      <text:p text:style-name="P4">
<text:span text:style-name="T5">
Фото з сайту theaustralian.com.au</text:span>
</text:p>
      <text:p text:style-name="P4">
Source: <text:a xlink:type="simple" xlink:href="https://www.ukrinform.ua/rubric-world/3693705-izrail-rozpocav-mobilizaciu-rezervistiv.html" text:style-name="Internet_20_link" text:visited-style-name="Visited_20_Internet_20_Link">
https://www.ukrinform.ua/rubric-world/3693705-izrail-rozpocav-mobilizaciu-rezervistiv.html</text:a>
</text:p>
      <!--NEWS-->
      <text:h text:style-name="P10" text:outline-level="1">
<text:span text:style-name="T4">
Donetsk Oblast(08:47). Red Alert: aerial threat. Sirens sounding. Take cover now!</text:span>
</text:h>
      <text:p text:style-name="P4">
Authors: liveuamap (Language: en)</text:p>
      <text:p text:style-name="P4">
Time: 2023-04-09T02:49:00</text:p>
      <text:p text:style-name="P4">
Location: Donetsk Oblast (Latitude:48.72688 Longtitude:37.57711)</text:p>
      <text:p text:style-name="P4">
Videos: []</text:p>
      <text:p text:style-name="P4">
Images: []</text:p>
      <text:p text:style-name="P4">
Tags: ["Europe", "Central and Eastern Europe"]</text:p>
      <text:p text:style-name="P4">
ID: 22554690</text:p>
      <!--METADATA-->
      <text:p text:style-name="P4">
Donetsk Oblast(08:47). Red Alert: aerial threat. Sirens sounding. Take covernow!</text:p>
      <text:p text:style-name="P4">
News Collection Link: <text:a xlink:type="simple" xlink:href="https://liveuamap.com/en/2023/09-april-donetsk-oblast0847-red-alert-aerial-g" text:style-name="Internet_20_link" text:visited-style-name="Visited_20_Internet_20_Link">
https://liveuamap.com/en/2023/09-april-donetsk-oblast0847-red-alert-aerial-g</text:a>
</text:p>
      <text:p text:style-name="P4">
Source: <text:a xlink:type="simple" xlink:href="https://t.me/air_alert_ua/42805" text:style-name="Internet_20_link" text:visited-style-name="Visited_20_Internet_20_Link">
https://t.me/air_alert_ua/42805</text:a>
</text:p>
      <!--NEWS-->
      <text:h text:style-name="P10" text:outline-level="1">
<text:span text:style-name="T4">
Zaporizka Oblast(08:55). Red Alert: aerial threat. Sirens sounding. Take cover now!</text:span>
</text:h>
      <text:p text:style-name="P4">
Authors: liveuamap (Language: en)</text:p>
      <text:p text:style-name="P4">
Time: 2023-04-09T02:58:00</text:p>
      <text:p text:style-name="P4">
Location: Zaporizka Oblast (Latitude:47.612231 Longtitude:35.765971)</text:p>
      <text:p text:style-name="P4">
Videos: []</text:p>
      <text:p text:style-name="P4">
Images: []</text:p>
      <text:p text:style-name="P4">
Tags: ["Europe", "Central and Eastern Europe"]</text:p>
      <text:p text:style-name="P4">
ID: 22554691</text:p>
      <!--METADATA-->
      <text:p text:style-name="P4">
Zaporizka Oblast(08:55). Red Alert: aerial threat. Sirens sounding. Take covernow!</text:p>
      <text:p text:style-name="P4">
News Collection Link: <text:a xlink:type="simple" xlink:href="https://liveuamap.com/en/2023/09-april-zaporizka-oblast0855-red-alert-aeriag" text:style-name="Internet_20_link" text:visited-style-name="Visited_20_Internet_20_Link">
https://liveuamap.com/en/2023/09-april-zaporizka-oblast0855-red-alert-aeriag</text:a>
</text:p>
      <text:p text:style-name="P4">
Source: <text:a xlink:type="simple" xlink:href="https://t.me/air_alert_ua/42806" text:style-name="Internet_20_link" text:visited-style-name="Visited_20_Internet_20_Link">
https://t.me/air_alert_ua/42806</text:a>
</text:p>
      <!--NEWS-->
      <text:h text:style-name="P10" text:outline-level="1">
<text:span text:style-name="T4">
2 person killed, including a child, one another wounded as result of 2 Russian missile strike...</text:span>
</text:h>
      <text:p text:style-name="P4">
Authors: liveuamap (Language: en)</text:p>
      <text:p text:style-name="P4">
Time: 2023-04-09T02:59:47</text:p>
      <text:p text:style-name="P4">
Location: Zaporizhzhia, Zaporiz'ka oblast (Latitude:47.84541 Longtitude:35.12329)</text:p>
      <text:p text:style-name="P4">
Videos: []</text:p>
      <text:p text:style-name="P4">
Images: ["<text:a xlink:type="simple" xlink:href="https://liveuamap.com/pics/2023/04/09/22554692_1.jpg" text:style-name="Internet_20_link" text:visited-style-name="Visited_20_Internet_20_Link">
22554692_1.jpg</text:a>
", "<text:a xlink:type="simple" xlink:href="https://liveuamap.com/pics/2023/04/09/22554692_2.jpg" text:style-name="Internet_20_link" text:visited-style-name="Visited_20_Internet_20_Link">
22554692_2.jpg</text:a>
", "<text:a xlink:type="simple" xlink:href="https://liveuamap.com/pics/2023/04/09/22554692_3.jpg" text:style-name="Internet_20_link" text:visited-style-name="Visited_20_Internet_20_Link">
22554692_3.jpg</text:a>
"]</text:p>
      <text:p text:style-name="P4">
Tags: []</text:p>
      <text:p text:style-name="P4">
ID: 22554692</text:p>
      <!--METADATA-->
      <text:p text:style-name="P4">
2 person killed, including a child, one another wounded as result of 2 Russianmissile strikes in Zaporizhzhia overnight</text:p>
      <text:p text:style-name="P4">
<draw:frame draw:style-name="fr1" draw:name="Image61" text:anchor-type="as-char" svg:width="6.9236in" svg:height="5.1927in" draw:z-index="0">
<draw:image xlink:href="../Images/liveuamap/2023-04-09T02-59-47/22554692_1.jpg" xlink:type="simple" xlink:show="embed" xlink:actuate="onLoad" draw:mime-type="image/jpeg"/>
</draw:frame>
<draw:frame draw:style-name="fr1" draw:name="Image62" text:anchor-type="as-char" svg:width="6.9236in" svg:height="5.1927in" draw:z-index="0">
<draw:image xlink:href="../Images/liveuamap/2023-04-09T02-59-47/22554692_2.jpg" xlink:type="simple" xlink:show="embed" xlink:actuate="onLoad" draw:mime-type="image/jpeg"/>
</draw:frame>
<draw:frame draw:style-name="fr1" draw:name="Image63" text:anchor-type="as-char" svg:width="6.9236in" svg:height="5.1927in" draw:z-index="0">
<draw:image xlink:href="../Images/liveuamap/2023-04-09T02-59-47/22554692_3.jpg" xlink:type="simple" xlink:show="embed" xlink:actuate="onLoad" draw:mime-type="image/jpeg"/>
</draw:frame>
</text:p>
      <text:p text:style-name="P4">
News Collection Link: <text:a xlink:type="simple" xlink:href="https://liveuamap.com/en/2023/9-april-2-person-killed-including-a-child-one-another-wounded" text:style-name="Internet_20_link" text:visited-style-name="Visited_20_Internet_20_Link">
https://liveuamap.com/en/2023/9-april-2-person-killed-including-a-child-one-another-wounded</text:a>
</text:p>
      <text:p text:style-name="P4">
Source: <text:a xlink:type="simple" xlink:href="https://t.me/censor_net/27513" text:style-name="Internet_20_link" text:visited-style-name="Visited_20_Internet_20_Link">
https://t.me/censor_net/27513</text:a>
</text:p>
      <!--NEWS-->
      <text:h text:style-name="P10" text:outline-level="1">
<text:span text:style-name="T4">
Estonia's Foreign Minister: We do not rule out buying F-16 fighters and delivering them to Uk...</text:span>
</text:h>
      <text:p text:style-name="P4">
Authors: liveuamap (Language: en)</text:p>
      <text:p text:style-name="P4">
Time: 2023-04-09T03:05:53</text:p>
      <text:p text:style-name="P4">
Location: Kesklinna, Harju maakond (Latitude:59.43264 Longtitude:24.75427)</text:p>
      <text:p text:style-name="P4">
Videos: []</text:p>
      <text:p text:style-name="P4">
Images: []</text:p>
      <text:p text:style-name="P4">
Tags: ["Baltics", "Europe"]</text:p>
      <text:p text:style-name="P4">
ID: 22554693</text:p>
      <!--METADATA-->
      <text:p text:style-name="P4">
Estonia's Foreign Minister: We do not rule out buying F-16 fighters anddelivering them to Ukraine</text:p>
      <text:p text:style-name="P4">
News Collection Link: <text:a xlink:type="simple" xlink:href="https://liveuamap.com/en/2023/9-april-estonias-foreign-minister-we-do-not-rule-out-buying" text:style-name="Internet_20_link" text:visited-style-name="Visited_20_Internet_20_Link">
https://liveuamap.com/en/2023/9-april-estonias-foreign-minister-we-do-not-rule-out-buying</text:a>
</text:p>
      <text:p text:style-name="P4">
Source: <text:a xlink:type="simple" xlink:href="https://twitter.com/alarabiya_brk/status/1644959252933378050" text:style-name="Internet_20_link" text:visited-style-name="Visited_20_Internet_20_Link">
https://twitter.com/alarabiya_brk/status/1644959252933378050</text:a>
</text:p>
      <!--NEWS-->
      <text:h text:style-name="P10" text:outline-level="1">
<text:span text:style-name="T4">
At Sivershchyna and Slobozhanschyna directions Russian army shelled Hremyach of Chernihiv reg...</text:span>
</text:h>
      <text:p text:style-name="P4">
Authors: liveuamap (Language: en)</text:p>
      <text:p text:style-name="P4">
Time: 2023-04-09T03:39:00</text:p>
      <text:p text:style-name="P4">
Location: Vovchansk (Latitude:50.30179 Longtitude:37.12735)</text:p>
      <text:p text:style-name="P4">
Videos: []</text:p>
      <text:p text:style-name="P4">
Images: []</text:p>
      <text:p text:style-name="P4">
Tags: ["Russia"]</text:p>
      <text:p text:style-name="P4">
ID: 22554753</text:p>
      <!--METADATA-->
      <text:p text:style-name="P4">
At Sivershchyna and Slobozhanschyna directions Russian army shelled Hremyachof Chernihiv region; Seredyna-Buda, Baranivka, Bezsalivka, Volfyne, Turya,Vysoke of Sumy region, also Veterynarne, Hraniv, Vilkhivka, Ternova,Starytsya, Vovchansk, Karayichne and Chuhunivka of Kharkiv region, - GeneralStaff of Armed Forces of Ukraine says in the morning report</text:p>
      <text:p text:style-name="P4">
News Collection Link: <text:a xlink:type="simple" xlink:href="https://liveuamap.com/en/2023/9-april-at-sivershchyna-and-slobozhanschyna-directions-russian" text:style-name="Internet_20_link" text:visited-style-name="Visited_20_Internet_20_Link">
https://liveuamap.com/en/2023/9-april-at-sivershchyna-and-slobozhanschyna-directions-russian</text:a>
</text:p>
      <text:p text:style-name="P4">
Source: <text:a xlink:type="simple" xlink:href="https://t.me/lumsrc/4446" text:style-name="Internet_20_link" text:visited-style-name="Visited_20_Internet_20_Link">
https://t.me/lumsrc/4446</text:a>
</text:p>
      <!--NEWS-->
      <text:h text:style-name="P10" text:outline-level="1">
<text:span text:style-name="T4">
At Lyman direction Russian army shelled Cherneschyna of Kharkiv region; Makiyivka, Nevske, Di...</text:span>
</text:h>
      <text:p text:style-name="P4">
Authors: liveuamap (Language: en)</text:p>
      <text:p text:style-name="P4">
Time: 2023-04-09T03:40:00</text:p>
      <text:p text:style-name="P4">
Location: Bakhmut (Latitude:48.80619 Longtitude:38.2453)</text:p>
      <text:p text:style-name="P4">
Videos: []</text:p>
      <text:p text:style-name="P4">
Images: []</text:p>
      <text:p text:style-name="P4">
Tags: ["Russia"]</text:p>
      <text:p text:style-name="P4">
ID: 22554738</text:p>
      <!--METADATA-->
      <text:p text:style-name="P4">
At Lyman direction Russian army shelled Cherneschyna of Kharkiv region;Makiyivka, Nevske, Dibrova, Bilohorivka of Luhansk region and Kolodyazi,Yampolivka, Torske, Siversk, Spirne of Donetsk region, - General Staff ofArmed Forces of Ukraine says in the morning report</text:p>
      <text:p text:style-name="P4">
News Collection Link: <text:a xlink:type="simple" xlink:href="https://liveuamap.com/en/2023/9-april-at-lyman-direction-russian-army-shelled-cherneschyna" text:style-name="Internet_20_link" text:visited-style-name="Visited_20_Internet_20_Link">
https://liveuamap.com/en/2023/9-april-at-lyman-direction-russian-army-shelled-cherneschyna</text:a>
</text:p>
      <text:p text:style-name="P4">
Source: <text:a xlink:type="simple" xlink:href="https://t.me/lumsrc/4448" text:style-name="Internet_20_link" text:visited-style-name="Visited_20_Internet_20_Link">
https://t.me/lumsrc/4448</text:a>
</text:p>
      <!--NEWS-->
      <text:h text:style-name="P10" text:outline-level="1">
<text:span text:style-name="T4">
Russian forces conducting offensive actions at Lyman, Bakhmut, Avdiivka and Maryinka directio...</text:span>
</text:h>
      <text:p text:style-name="P4">
Authors: liveuamap (Language: en)</text:p>
      <text:p text:style-name="P4">
Time: 2023-04-09T03:44:40</text:p>
      <text:p text:style-name="P4">
Location: Marinka, Donetsk Oblast (Latitude:47.93831 Longtitude:37.49891)</text:p>
      <text:p text:style-name="P4">
Videos: []</text:p>
      <text:p text:style-name="P4">
Images: []</text:p>
      <text:p text:style-name="P4">
Tags: ["Russia"]</text:p>
      <text:p text:style-name="P4">
ID: 22554720</text:p>
      <!--METADATA-->
      <text:p text:style-name="P4">
Russian forces conducting offensive actions at Lyman, Bakhmut, Avdiivka andMaryinka directions. Ukrainian military repelled over 50 Russian attacks.Russian forces attempting to advance near Kuzmyne and Verkhnokamyanske,Bakhmut, Bohdanivka, Novokalynove, Syeverne, Pervomayske and Maryinka ofDonetsk region, - General Staff of Armed Forces of Ukraine says in the morningreport</text:p>
      <text:p text:style-name="P4">
News Collection Link: <text:a xlink:type="simple" xlink:href="https://liveuamap.com/en/2023/9-april-russian-forces-conducting-offensive-actions-at-lyman" text:style-name="Internet_20_link" text:visited-style-name="Visited_20_Internet_20_Link">
https://liveuamap.com/en/2023/9-april-russian-forces-conducting-offensive-actions-at-lyman</text:a>
</text:p>
      <text:p text:style-name="P4">
Source: <text:a xlink:type="simple" xlink:href="https://t.me/lumsrc/4453" text:style-name="Internet_20_link" text:visited-style-name="Visited_20_Internet_20_Link">
https://t.me/lumsrc/4453</text:a>
</text:p>
      <!--NEWS-->
      <text:h text:style-name="P10" text:outline-level="1">
<text:span text:style-name="T4">
At Zaporizhzhia and Kherson directions Russian army shelled Vremivka, Novopil of Donetsk regi...</text:span>
</text:h>
      <text:p text:style-name="P4">
Authors: liveuamap (Language: en)</text:p>
      <text:p text:style-name="P4">
Time: 2023-04-09T03:49:18</text:p>
      <text:p text:style-name="P4">
Location: Kherson (Latitude:46.63422 Longtitude:32.61228)</text:p>
      <text:p text:style-name="P4">
Videos: []</text:p>
      <text:p text:style-name="P4">
Images: []</text:p>
      <text:p text:style-name="P4">
Tags: ["Russia"]</text:p>
      <text:p text:style-name="P4">
ID: 22554725</text:p>
      <!--METADATA-->
      <text:p text:style-name="P4">
At Zaporizhzhia and Kherson directions Russian army shelled Vremivka, Novopilof Donetsk region; Novosilka, Olhivske, Malynivka, Chervone, Huliaipole,Charivne, Mala Tokmachka, Novodanylivka, Stepove, Kamyanske of Zaporizhzhiaregion oblasti; Dudchany, Kachkarivka, Beryslav, Kozatske, Mykolayivka,Ivanivka, Mykilske, Komyshany, Bilozerka, Dniprovske of Kherson region, alsoKherson, - General Staff of Armed Forces of Ukraine says in the morning report</text:p>
      <text:p text:style-name="P4">
News Collection Link: <text:a xlink:type="simple" xlink:href="https://liveuamap.com/en/2023/9-april-at-zaporizhzhia-and-kherson-directions-russian-army" text:style-name="Internet_20_link" text:visited-style-name="Visited_20_Internet_20_Link">
https://liveuamap.com/en/2023/9-april-at-zaporizhzhia-and-kherson-directions-russian-army</text:a>
</text:p>
      <text:p text:style-name="P4">
Source: <text:a xlink:type="simple" xlink:href="https://t.me/lumsrc/4452" text:style-name="Internet_20_link" text:visited-style-name="Visited_20_Internet_20_Link">
https://t.me/lumsrc/4452</text:a>
</text:p>
      <!--NEWS-->
      <text:h text:style-name="P10" text:outline-level="1">
<text:span text:style-name="T4">
At Shaktarske direction Russian army shelled Novomykhaylivka, Shakhtarske, Novoukrayinka, Vel...</text:span>
</text:h>
      <text:p text:style-name="P4">
Authors: liveuamap (Language: en)</text:p>
      <text:p text:style-name="P4">
Time: 2023-04-09T03:52:12</text:p>
      <text:p text:style-name="P4">
Location: Donetsk (Latitude:47.74521 Longtitude:37.03268)</text:p>
      <text:p text:style-name="P4">
Videos: []</text:p>
      <text:p text:style-name="P4">
Images: []</text:p>
      <text:p text:style-name="P4">
Tags: ["Russia"]</text:p>
      <text:p text:style-name="P4">
ID: 22554728</text:p>
      <!--METADATA-->
      <text:p text:style-name="P4">
At Shaktarske direction Russian army shelled Novomykhaylivka, Shakhtarske,Novoukrayinka, Velyka Novosilka, Vuhledar, Prechystivka, Zolota Nyva andNovomayorske of Donetsk region, - General Staff of Armed Forces of Ukrainesays in the morning report</text:p>
      <text:p text:style-name="P4">
News Collection Link: <text:a xlink:type="simple" xlink:href="https://liveuamap.com/en/2023/9-april-at-shaktarske-direction-russian-army-shelled-novomykhaylivka" text:style-name="Internet_20_link" text:visited-style-name="Visited_20_Internet_20_Link">
https://liveuamap.com/en/2023/9-april-at-shaktarske-direction-russian-army-shelled-novomykhaylivka</text:a>
</text:p>
      <text:p text:style-name="P4">
Source: <text:a xlink:type="simple" xlink:href="https://t.me/lumsrc/4451" text:style-name="Internet_20_link" text:visited-style-name="Visited_20_Internet_20_Link">
https://t.me/lumsrc/4451</text:a>
</text:p>
      <!--NEWS-->
      <text:h text:style-name="P10" text:outline-level="1">
<text:span text:style-name="T4">
Russian army shelled Seredyna-Buda in Sumy region with artillery</text:span>
</text:h>
      <text:p text:style-name="P4">
Authors: liveuamap (Language: en)</text:p>
      <text:p text:style-name="P4">
Time: 2023-04-09T04:35:04</text:p>
      <text:p text:style-name="P4">
Location: Seredyna-Buda,Sumy Oblast (Latitude:52.17825 Longtitude:34.03461)</text:p>
      <text:p text:style-name="P4">
Videos: []</text:p>
      <text:p text:style-name="P4">
Images: []</text:p>
      <text:p text:style-name="P4">
Tags: ["Central and Eastern Europe"]</text:p>
      <text:p text:style-name="P4">
ID: 22554783</text:p>
      <!--METADATA-->
      <text:p text:style-name="P4">
Russian army shelled Seredyna-Buda in Sumy region with artillery</text:p>
      <text:p text:style-name="P4">
News Collection Link: <text:a xlink:type="simple" xlink:href="https://liveuamap.com/en/2023/9-april-russian-army-shelled-seredynabuda-in-sumy-region" text:style-name="Internet_20_link" text:visited-style-name="Visited_20_Internet_20_Link">
https://liveuamap.com/en/2023/9-april-russian-army-shelled-seredynabuda-in-sumy-region</text:a>
</text:p>
      <text:p text:style-name="P4">
Source: <text:a xlink:type="simple" xlink:href="https://t.me/espresotb/59728" text:style-name="Internet_20_link" text:visited-style-name="Visited_20_Internet_20_Link">
https://t.me/espresotb/59728</text:a>
</text:p>
      <!--NEWS-->
      <text:h text:style-name="P10" text:outline-level="1">
<text:span text:style-name="T4">
росіяни посилюють поліцейський режим на захопленій території Херсонщини</text:span>
</text:h>
      <text:p text:style-name="P4">
Authors: Ukrinform (Person)</text:p>
      <text:p text:style-name="P4">
Publisher: Укринформ (Organization)</text:p>
      <text:p text:style-name="P4">
Published Time: 2023-04-09T07:22:00+03:00</text:p>
      <text:p text:style-name="P4">
Modified Time: 2023-04-09T07:22:00+03:00</text:p>
      <text:p text:style-name="P4">
Description: Військові рф посилюють контррозвідувальний та поліцейський режим на тимчасово зайнятій території Херсонської області.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None</text:p>
      <text:p text:style-name="P4">
Type: Article</text:p>
      <!--METADATA-->
      <text:p text:style-name="P4">
<draw:frame draw:style-name="fr1" draw:name="Image64" text:anchor-type="as-char" svg:width="6.9236in" svg:height="3.956343in" draw:z-index="0">
<draw:image xlink:href="../Images/yкринформ/2023-04-09T07-22-00-03-00/630_360_1668461240-442.jpg" xlink:type="simple" xlink:show="embed" xlink:actuate="onLoad" draw:mime-type="image/jpeg"/>
</draw:frame>
 Військовірф посилюють контррозвідувальний та поліцейський режим на тимчасово зайнятійтериторії Херсонської області.</text:p>
      <text:p text:style-name="P4">
Як передає Укрінформ, про це йдеться у зведенні Генерального штабу ЗСУ, якерозміщене на його сторінці у <text:a xlink:type="simple" xlink:href="https://www.facebook.com/GeneralStaff.ua/posts/pfbid0PikWoRr64Exh6DyEarBTFugytUdn6vA3yy8qoKoM5XqH8vFhyL36uMeGxstjvzA3l" text:style-name="Internet_20_link" text:visited-style-name="Visited_20_Internet_20_Link">
</text:a>
</text:p>
      <text:p text:style-name="P4">
“російські окупанти продовжують посилювати контррозвідувальний та поліцейськийрежим на тимчасово зайнятій території Херсонської області. Зокрема, вГорностаївському районі Херсонської області тривають рейдові заходи зперевірки особистих телефонів у місцевого населення на наявність фото- тавідеоматеріалів, а також "забороненого" контенту”, - зазначається уповідомленні.</text:p>
      <text:p text:style-name="P4">
<text:span text:style-name="T4">
Читайте також:</text:span>
 <text:a xlink:type="simple" xlink:href="https://www.ukrinform.ua/rubric-regions/3693232-vorozij-obstril-berislava-na-hersonsini-poskodiv-pedagogicnij-koledz.html" text:style-name="Internet_20_link" text:visited-style-name="Visited_20_Internet_20_Link">
 <text:span text:style-name="T4">
Херсонщ</text:span>
 </text:a>
</text:p>
      <text:p text:style-name="P4">
При цьому наголошується, що під час таких перевірок загарбники фіксуютьперсональні дані місцевих жителів, вибірково обшукують їхні оселі.</text:p>
      <text:p text:style-name="P4">
Нагадаємо, раніше на тимчасово зайнятих територіях Запорізької та Херсонськоїобластей росіяни <text:a xlink:type="simple" xlink:href="https://www.ukrinform.ua/rubric-regions/3693132-na-zaporizzi-ta-hersonsini-zagarbniki-posiruut-informaciu-pro-primusovu-evakuaciu.html" text:style-name="Internet_20_link" text:visited-style-name="Visited_20_Internet_20_Link">
 </text:a>
 на тимчасово окуповані території Автономної Республіки Крим.</text:p>
      <text:p text:style-name="P4">
Source: <text:a xlink:type="simple" xlink:href="https://www.ukrinform.ua/rubric-regions/3693438-rosiani-posiluut-policejskij-rezim-na-zahoplenij-teritorii-hersonsini.html" text:style-name="Internet_20_link" text:visited-style-name="Visited_20_Internet_20_Link">
https://www.ukrinform.ua/rubric-regions/3693438-rosiani-posiluut-policejskij-rezim-na-zahoplenij-teritorii-hersonsini.html</text:a>
</text:p>
      <!--NEWS-->
      <text:h text:style-name="P10" text:outline-level="1">
<text:span text:style-name="T4">
В Україні прогнозують дощ, подекуди із грозою, до 15° тепла</text:span>
</text:h>
      <text:p text:style-name="P4">
Authors: Ukrinform (Person)</text:p>
      <text:p text:style-name="P4">
Publisher: Укринформ (Organization)</text:p>
      <text:p text:style-name="P4">
Published Time: 2023-04-09T07:38:00+03:00</text:p>
      <text:p text:style-name="P4">
Modified Time: 2023-04-09T07:38:00+03:00</text:p>
      <text:p text:style-name="P4">
Description: У неділю, 9 квітня, у більшості областей України очікуються помірні дощі, подекуди з грозою. — Укрінформ.</text:p>
      <text:p text:style-name="P4">
Images: ["<text:a xlink:type="simple" xlink:href="https://static.ukrinform.com/photos/2023_04/thumb_files/630_360_1680706754-286.jpg" text:style-name="Internet_20_link" text:visited-style-name="Visited_20_Internet_20_Link">
630_360_16807...</text:a>
"]</text:p>
      <text:p text:style-name="P4">
Tags: ['Дощ', 'Гроза', 'Погода', 'Прогноз']</text:p>
      <text:p text:style-name="P4">
Type: Article</text:p>
      <!--METADATA-->
      <text:p text:style-name="P4">
<draw:frame draw:style-name="fr1" draw:name="Image65" text:anchor-type="as-char" svg:width="6.9236in" svg:height="3.956343in" draw:z-index="0">
<draw:image xlink:href="../Images/yкринформ/2023-04-09T07-38-00-03-00/630_360_1680706754-286.jpg" xlink:type="simple" xlink:show="embed" xlink:actuate="onLoad" draw:mime-type="image/jpeg"/>
</draw:frame>
 У неділю,9 квітня, у більшості областей України очікуються помірні дощі, подекуди згрозою.</text:p>
      <text:p text:style-name="P4">
Про це Укрінформу повідомили в Українському гідрометцентрі.</text:p>
      <text:p text:style-name="P4">
«9 квітня хмарно з проясненнями. Вночі місцями невеликий дощ, вдень помірні <text:a xlink:type="simple" xlink:href="https://www.ukrinform.ua/tag-dos" text:style-name="Internet_20_link" text:visited-style-name="Visited_20_Internet_20_Link">
</text:a>
 , подекуди з грозою; у більшості західних,вдень і південних областей без істотних опадів», - йдеться в повідомленні.</text:p>
      <text:p text:style-name="P4">
У Карпатському регіоні на дорогах місцями ожеледиця; вночі та вранці узахідних, Житомирській та південних областях туман. Вітер змінних напрямків,3-8 м/с.</text:p>
      <text:p text:style-name="P4">
Температура вночі становитиме 3-8° тепла, вдень 10-15°; у західних областяхвночі від 4° тепла до 1° морозу (в Карпатах 2-7° морозу), вдень 7-12° тепла.</text:p>
      <text:p text:style-name="P4">
В Києві та Київській області 9 квітня вночі невеликий, вдень помірний дощ.Температура повітря у столиці вночі 6-8° тепла, вдень 12-14°; по області вночі3-8° тепла, вдень 10-15°.</text:p>
      <text:p text:style-name="P4">
На початку наступного тижня в Україні зберігатиметься хмарна з проясненнямипогода, часом невеликий дощ, в Карпатах з мокрим снігом. Зокрема, 11 квітня упівденних, вдень і в центральних областях помірний дощ; лише 10 квітня напівдні, 11 квітня на сході країни без істотних опадів. 10 квітня у південнихта центральних областях, 11 квітня в Карпатському регіоні вночі та вранцімісцями туман. Вітер східний, північно-східний, 5-10 м/с, вдень 11 квітня напівдні та сході місцями пориви 15-20 м/с.</text:p>
      <text:p text:style-name="P4">
Температура вночі 3-8° тепла, в Карпатах близько 0°; вдень 10 квітня 8-13°, напівдні та сході, 11 квітня в Україні 11-16°.</text:p>
      <text:p text:style-name="P4">
У столичному регіоні 10-11 квітня хмарно з проясненнями, часом невеликий дощ.Температура у Києві вночі 6-8° тепла; вдень 10 квітня 10-12°, 11 квітня13-15°. По області вночі 3-8° тепла; вдень 10 квітня 8-13°, 11 квітня 11-16°.</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a>
</text:p>
      <text:p text:style-name="P4">
В середу, 12 квітня, синоптики прогнозують в Україні дощі, вночі в Карпатах змокрим снігом; вночі у східних, вдень у західних областях без істотних опадів.13 квітня у південній частині, центральних та північних областях місцяминевеликий дощ, у східній частині помірний дощ; на заході країни без опадів.Температура вночі 3-9°, у західних областях 1-6° тепла; вдень 12 квітня 8-14°,13 квітня 11-17°.</text:p>
      <text:p text:style-name="P4">
У Києві та області 12 квітня помірний, 13 квітня місцями невеликий дощ.Температура у столиці вночі 7-9° тепла; вдень 12 квітня 11-13°, 13 квітня13-15°. По області вночі 7-9° тепла; вдень 12 квітня 11-13°, 13 квітня 13-15°.</text:p>
      <text:p text:style-name="P4">
Source: <text:a xlink:type="simple" xlink:href="https://www.ukrinform.ua/rubric-regions/3693263-v-ukraini-prognozuut-dos-podekudi-iz-grozou-do-15-tepla.html" text:style-name="Internet_20_link" text:visited-style-name="Visited_20_Internet_20_Link">
https://www.ukrinform.ua/rubric-regions/3693263-v-ukraini-prognozuut-dos-podekudi-iz-grozou-do-15-tepla.html</text:a>
</text:p>
      <!--NEWS-->
      <text:h text:style-name="P10" text:outline-level="1">
<text:span text:style-name="T4">
Зеленський привітав християн західного обряду з Великоднем: Ми однаково віримо у свободу</text:span>
</text:h>
      <text:p text:style-name="P4">
Authors: Ukrinform (Person)</text:p>
      <text:p text:style-name="P4">
Publisher: Укринформ (Organization)</text:p>
      <text:p text:style-name="P4">
Published Time: 2023-04-09T07:49:00+03:00</text:p>
      <text:p text:style-name="P4">
Modified Time: 2023-04-09T07:49:00+03:00</text:p>
      <text:p text:style-name="P4">
Description: Президент України Володимир Зеленський привітав християн західного обряду з Великоднем.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Великдень', 'Зеленський', 'Війна з росією']</text:p>
      <text:p text:style-name="P4">
Type: Article</text:p>
      <!--METADATA-->
      <text:p text:style-name="P4">
<draw:frame draw:style-name="fr1" draw:name="Image66" text:anchor-type="as-char" svg:width="6.9236in" svg:height="3.956343in" draw:z-index="0">
<draw:image xlink:href="../Images/yкринформ/2023-04-09T07-49-00-03-00/630_360_1679682020-565.jpeg" xlink:type="simple" xlink:show="embed" xlink:actuate="onLoad" draw:mime-type="image/jpeg"/>
</draw:frame>
 ПрезидентУкраїни Володимир Зеленський привітав християн західного обряду з Великоднем.</text:p>
      <text:p text:style-name="P4">
Як передає Укрінформ, відповідне привітання розміщене на сторінці Головидержави у <text:a xlink:type="simple" xlink:href="https://www.facebook.com/story.php" text:style-name="Internet_20_link" text:visited-style-name="Visited_20_Internet_20_Link">
</text:a>
</text:p>
      <text:p text:style-name="P4">
“Я щиро вітаю українців та всіх християн, які сьогодні відзначають Великдень.Відзначають на передовій і в різних наших містах і селах. Вітаю братівполяків, литовців, латвійців, естонців. Наших справжніх друзів і союзників уСША, Великій Британії, Німеччині, Італії, Франції, Канаді. У Празі таБратиславі, Любляні та Загребі, Відні та Бухаресті, Мадриді та Лісабоні,Амстердамі, Копенгагені та Брюсселі. Мільйони людей у Швеції, Фінляндії,Норвегії. Усіх, хто цього дня святкує Пасху в Європі, Латинській Америці,Африці, Азії та Австралії”, - зазначив Президент.</text:p>
      <text:p text:style-name="P4">
Він наголосив, що це – сучасний світ. Світ, який прагне жити вільно. Світ, уякому цінують життя, повагу та рівність кожної людини. На варті цього світусьогодні стоїть Україна. Воює за свою землю та бореться за свої цінності.</text:p>
      <text:p text:style-name="P4">
“Два дні тому я розділив іфтар із мусульманами України. Незабаром поздоровлюіудеїв України із завершенням Песаху. А рівно за тиждень привітаю всіх, хтосвяткує <text:a xlink:type="simple" xlink:href="https://www.ukrinform.ua/tag-velikden" text:style-name="Internet_20_link" text:visited-style-name="Visited_20_Internet_20_Link">
 </text:a>
 цьогоріч 16 квітня. Миможемо сповідувати різні релігії, але ми однаково віримо у свободу. У насможуть бути різні традиції, але є спільна для всіх – це захист рідної землі.Ми відзначаємо світлі свята в різні дати, але одна буде єдиною для всіх: дляУкраїни та всього вільного світу”, - наголосив Зеленський, а потім додав, щоце День нашої Перемоги.</text:p>
      <text:p text:style-name="P4">
<text:span text:style-name="T4">
Читайте також:</text:span>
 <text:a xlink:type="simple" xlink:href="https://www.ukrinform.ua/rubric-kyiv/3691831-u-kievi-komendantsku-godinu-na-velikden-ne-skasuut.html" text:style-name="Internet_20_link" text:visited-style-name="Visited_20_Internet_20_Link">
 <text:span text:style-name="T4">
Великд</text:span>
 </text:a>
</text:p>
      <text:p text:style-name="P4">
“Спільної. Неминучої. Перемоги світла, добра, справедливості, перемоги життя.Усього того, що символізує свято Господнього Воскресіння. Із Великоднем!”, -підсумував він.</text:p>
      <text:p text:style-name="P4">
Нагадаємо, християни західного обряду цього року святкують Великдень 9 квітня,за григоріанським календарем.</text:p>
      <text:p text:style-name="P4">
Source: <text:a xlink:type="simple" xlink:href="https://www.ukrinform.ua/rubric-society/3693441-zelenskij-privitav-hristian-zahidnogo-obradu-z-velikodnem-mi-odnakovo-virimo-u-svobodu.html" text:style-name="Internet_20_link" text:visited-style-name="Visited_20_Internet_20_Link">
https://www.ukrinform.ua/rubric-society/3693441-zelenskij-privitav-hristian-zahidnogo-obradu-z-velikodnem-mi-odnakovo-virimo-u-svobodu.html</text:a>
</text:p>
      <!--NEWS-->
      <text:h text:style-name="P10" text:outline-level="1">
<text:span text:style-name="T4">
Загарбники за добу випустили по Херсонщині 495 снарядів</text:span>
</text:h>
      <text:p text:style-name="P4">
Authors: Ukrinform (Person)</text:p>
      <text:p text:style-name="P4">
Publisher: Укринформ (Organization)</text:p>
      <text:p text:style-name="P4">
Published Time: 2023-04-09T08:00:00+03:00</text:p>
      <text:p text:style-name="P4">
Modified Time: 2023-04-09T08:00:00+03:00</text:p>
      <text:p text:style-name="P4">
Description: російські військові за минулу добу, 8 квітня, здійснили 71 обстріл Херсонської області. — Укрінформ.</text:p>
      <text:p text:style-name="P4">
Images: ["<text:a xlink:type="simple" xlink:href="https://static.ukrinform.com/photos/2023_03/thumb_files/630_360_1677781968-366.jpg" text:style-name="Internet_20_link" text:visited-style-name="Visited_20_Internet_20_Link">
630_360_16777...</text:a>
"]</text:p>
      <text:p text:style-name="P4">
Tags: ['Херсонщина', 'Обстріл', 'Війна з росією']</text:p>
      <text:p text:style-name="P4">
Type: Article</text:p>
      <!--METADATA-->
      <text:p text:style-name="P4">
<draw:frame draw:style-name="fr1" draw:name="Image67" text:anchor-type="as-char" svg:width="6.9236in" svg:height="3.956343in" draw:z-index="0">
<draw:image xlink:href="../Images/yкринформ/2023-04-09T08-00-00-03-00/630_360_1677781968-366.jpg" xlink:type="simple" xlink:show="embed" xlink:actuate="onLoad" draw:mime-type="image/jpeg"/>
</draw:frame>
 російськівійськові за минулу добу, 8 квітня, здійснили 71 обстріл Херсонської області.</text:p>
      <text:p text:style-name="P4">
Як передає Укрінформ, про це в <text:a xlink:type="simple" xlink:href="https://t.me/olexandrprokudin/244" text:style-name="Internet_20_link" text:visited-style-name="Visited_20_Internet_20_Link">
 </text:a>
 <text:a xlink:type="simple" xlink:href="https://t.me/olexandrprokudin/244" text:style-name="Internet_20_link" text:visited-style-name="Visited_20_Internet_20_Link">
</text:a>
 повідомив голова Херсонської обласноївійськової адміністрації Олександр Прокудін.</text:p>
      <text:p text:style-name="P4">
За його словами, за минулу добу росіяни здійснили 71 <text:a xlink:type="simple" xlink:href="https://www.ukrinform.ua/tag-obstril" text:style-name="Internet_20_link" text:visited-style-name="Visited_20_Internet_20_Link">
</text:a>
 , випустивши 495 снарядів.</text:p>
      <text:p text:style-name="P4">
"23 снаряди влучили у місто Херсон. Ворог поцілив у житлові квартали населенихпунктів області; лінію електропередач; територію судозаводу Корабельногорайону міста та зернового терміналу Бериславського району", - зазначивПрокудін.</text:p>
      <text:p text:style-name="P4">
Він підкреслив, що за минулу добу жертв серед цивільного населення немає.</text:p>
      <text:p text:style-name="P4">
<text:span text:style-name="T4">
Читайте також:</text:span>
 <text:a xlink:type="simple" xlink:href="https://www.ukrinform.ua/rubric-regions/3693232-vorozij-obstril-berislava-na-hersonsini-poskodiv-pedagogicnij-koledz.html" text:style-name="Internet_20_link" text:visited-style-name="Visited_20_Internet_20_Link">
 <text:span text:style-name="T4">
Херсонщ</text:span>
 </text:a>
</text:p>
      <text:p text:style-name="P4">
Як додав очільник ОВА, зі звільненої від росіян території Херсонщиниевакуювали ще 61 людину.</text:p>
      <text:p text:style-name="P4">
Як повідомляв Укрінформ, за інформацією Генерального штабу Збройних силУкраїни, військові рф <text:a xlink:type="simple" xlink:href="https://www.ukrinform.ua/rubric-regions/3693438-rosiani-posiluut-policejskij-rezim-na-zahoplenij-teritorii-hersonsini.html" text:style-name="Internet_20_link" text:visited-style-name="Visited_20_Internet_20_Link">
 </text:a>
 <text:a xlink:type="simple" xlink:href="https://www.ukrinform.ua/rubric-regions/3693438-rosiani-posiluut-policejskij-rezim-na-zahoplenij-teritorii-hersonsini.html" text:style-name="Internet_20_link" text:visited-style-name="Visited_20_Internet_20_Link">
 </text:a>
 натимчасово захопленій території Херсонської області.</text:p>
      <text:p text:style-name="P4">
Source: <text:a xlink:type="simple" xlink:href="https://www.ukrinform.ua/rubric-regions/3693443-rosiani-za-dobu-vipustili-po-hersonsini-495-snaradiv.html" text:style-name="Internet_20_link" text:visited-style-name="Visited_20_Internet_20_Link">
https://www.ukrinform.ua/rubric-regions/3693443-rosiani-za-dobu-vipustili-po-hersonsini-495-snaradiv.html</text:a>
</text:p>
      <!--NEWS-->
      <text:h text:style-name="P10" text:outline-level="1">
<text:span text:style-name="T4">
Війська рф вдарили ракетами по Запоріжжю, двоє загиблих</text:span>
</text:h>
      <text:p text:style-name="P4">
Authors: Ukrinform (Person)</text:p>
      <text:p text:style-name="P4">
Publisher: Укринформ (Organization)</text:p>
      <text:p text:style-name="P4">
Published Time: 2023-04-09T08:09:00+03:00</text:p>
      <text:p text:style-name="P4">
Modified Time: 2023-04-09T08:09:00+03:00</text:p>
      <text:p text:style-name="P4">
Description: Ворог уночі атакував Запоріжжя - загинули двоє людей, в тому числі - дитина. — Укрінформ.</text:p>
      <text:p text:style-name="P4">
Images: ["<text:a xlink:type="simple" xlink:href="https://static.ukrinform.com/photos/2023_04/thumb_files/630_360_1681016947-887.jpg" text:style-name="Internet_20_link" text:visited-style-name="Visited_20_Internet_20_Link">
630_360_16810...</text:a>
"]</text:p>
      <text:p text:style-name="P4">
Tags: ['Обстріл', 'Запоріжжя', 'Війна з росією']</text:p>
      <text:p text:style-name="P4">
Type: Article</text:p>
      <!--METADATA-->
      <text:p text:style-name="P4">
<draw:frame draw:style-name="fr1" draw:name="Image68" text:anchor-type="as-char" svg:width="6.9236in" svg:height="3.956343in" draw:z-index="0">
<draw:image xlink:href="../Images/yкринформ/2023-04-09T08-09-00-03-00/630_360_1681016947-887.jpg" xlink:type="simple" xlink:show="embed" xlink:actuate="onLoad" draw:mime-type="image/jpeg"/>
</draw:frame>
 Ворогуночі атакував Запоріжжя - загинули двоє людей, в тому числі - дитина.</text:p>
      <text:p text:style-name="P4">
Про це у <text:a xlink:type="simple" xlink:href="https://www.facebook.com/story.php" text:style-name="Internet_20_link" text:visited-style-name="Visited_20_Internet_20_Link">
</text:a>
повідомляє ГУ ДСНС у Запорізькій області, передає Укрінформ.</text:p>
      <text:p text:style-name="P4">
"Вночі 9 квітня ворог здійснив ракетний <text:a xlink:type="simple" xlink:href="https://www.ukrinform.ua/tag-obstril" text:style-name="Internet_20_link" text:visited-style-name="Visited_20_Internet_20_Link">
 </text:a>
 міста Запоріжжя. В результаті якого сталося часткове руйнуванняжитлового будинку з подальшим загорянням на площі 100 кв. м, вибуховою хвилеючастково пошкоджені сусідні будинки і вікна у поряд розташованих будівлях.Станом на 8:00 на місці події загинули двоє людей, 50-річний батько і 11-річнадонька", - йдеться у дописі.</text:p>
      <text:p text:style-name="P4">
З-під завалів співробітники ДСНС врятували 46-річну матір, яку передалилікарям швидкої. Старша донька була в гостях і не постраждала.</text:p>
      <text:p text:style-name="P4">
<text:span text:style-name="T4">
Читайте також:</text:span>
 <text:a xlink:type="simple" xlink:href="https://www.ukrinform.ua/rubric-regions/3693132-na-zaporizzi-ta-hersonsini-zagarbniki-posiruut-informaciu-pro-primusovu-evakuaciu.html" text:style-name="Internet_20_link" text:visited-style-name="Visited_20_Internet_20_Link">
 <text:span text:style-name="T4">
Запоріж</text:span>
 </text:a>
</text:p>
      <text:p text:style-name="P4">
Рятувальники оперативно ліквідували займання та провели розбір конструкцій іокремих елементів.</text:p>
      <text:p text:style-name="P4">
Станом на 8:00 пошук постраждалих та аварійно-рятувальні роботи завершені.</text:p>
      <text:p text:style-name="P4">
Як повідомлялося, за добу противник <text:a xlink:type="simple" xlink:href="https://www.ukrinform.ua/rubric-ato/3693435-zsu-za-dobu-vidbili-ponad-50-atak-protivnika.html" text:style-name="Internet_20_link" text:visited-style-name="Visited_20_Internet_20_Link">
 </text:a>
 , здійснив 58обстрілів з реактивних систем залпового вогню по позиціях наших військ тацивільній інфраструктурі населених пунктів.</text:p>
      <text:p text:style-name="P4">
Source: <text:a xlink:type="simple" xlink:href="https://www.ukrinform.ua/rubric-ato/3693446-vijska-rf-vdarili-raketami-po-zaporizzu-dvoe-zagiblih.html" text:style-name="Internet_20_link" text:visited-style-name="Visited_20_Internet_20_Link">
https://www.ukrinform.ua/rubric-ato/3693446-vijska-rf-vdarili-raketami-po-zaporizzu-dvoe-zagiblih.html</text:a>
</text:p>
      <!--NEWS-->
      <text:h text:style-name="P10" text:outline-level="1">
<text:span text:style-name="T4">
Сунак зустрінеться з Байденом у Північній Ірландії</text:span>
</text:h>
      <text:p text:style-name="P4">
Authors: Ukrinform (Person)</text:p>
      <text:p text:style-name="P4">
Publisher: Укринформ (Organization)</text:p>
      <text:p text:style-name="P4">
Published Time: 2023-04-09T08:40:00+03:00</text:p>
      <text:p text:style-name="P4">
Modified Time: 2023-04-09T08:40:00+03:00</text:p>
      <text:p text:style-name="P4">
Description: Прем'єр-міністр Великої Британії Ріші Сунак зустрінеться з президентом США Джо Байденом у Північній Ірландії наступного тижня, коли останній прибуде туди для участі в заходах із нагоди 25-ї річниці підписання мирної Угоди Страсної п'ятниці. — Укрінформ.</text:p>
      <text:p text:style-name="P4">
Images: ["<text:a xlink:type="simple" xlink:href="https://static.ukrinform.com/photos/2022_11/thumb_files/630_360_1668867140-383.jpg" text:style-name="Internet_20_link" text:visited-style-name="Visited_20_Internet_20_Link">
630_360_16688...</text:a>
"]</text:p>
      <text:p text:style-name="P4">
Tags: ['Байден', 'Ірландія', 'Ріші Сунак']</text:p>
      <text:p text:style-name="P4">
Type: Article</text:p>
      <!--METADATA-->
      <text:p text:style-name="P4">
<draw:frame draw:style-name="fr1" draw:name="Image69" text:anchor-type="as-char" svg:width="6.9236in" svg:height="3.956343in" draw:z-index="0">
<draw:image xlink:href="../Images/yкринформ/2023-04-09T08-40-00-03-00/630_360_1668867140-383.jpg" xlink:type="simple" xlink:show="embed" xlink:actuate="onLoad" draw:mime-type="image/jpeg"/>
</draw:frame>
 Прем'єр-міністр Великої Британії Ріші Сунак зустрінеться з президентом США ДжоБайденом у Північній Ірландії наступного тижня, коли останній прибуде туди дляучасті в заходах із нагоди 25-ї річниці підписання мирної Угоди Страсноїп'ятниці.</text:p>
      <text:p text:style-name="P4">
Про це повідомляє Укрінформ із посиланням на <text:a xlink:type="simple" xlink:href="https://www.reuters.com/world/uk-pm-sunak-meet-us-president-northern-ireland-2023-04-08/" text:style-name="Internet_20_link" text:visited-style-name="Visited_20_Internet_20_Link">
</text:a>
</text:p>
      <text:p text:style-name="P4">
Як зазначається, посприявши укладенню угоди 1998 року, Сполучені Штатизалишаються впливовим голосом у політиці Північної Ірландії і намагаютьсязахистити ситуацію в регіоні від зростання напруження, спричиненого виходомБританії з ЄС.</text:p>
      <text:p text:style-name="P4">
Сунак зустріне <text:a xlink:type="simple" xlink:href="https://www.ukrinform.ua/tag-bajden" text:style-name="Internet_20_link" text:visited-style-name="Visited_20_Internet_20_Link">
 </text:a>
 у вівторок, 11 квітня,ввечері, коли приземлиться його літак Air Force One, за яким пильностежитимуть по обидва боки ірландського кордону в час підвищеної політичноїневизначеності в Північній Ірландії.</text:p>
      <text:p text:style-name="P4">
У середу, 12 квітня, прем'єр Британії влаштовує урочисту вечерю на честьрічниці.</text:p>
      <text:p text:style-name="P4">
Байден, який часто з гордістю говорить про своє ірландське коріння, такожпроведе час в Ірландській Республіці, де відвідає Дублін.</text:p>
      <text:p text:style-name="P4">
Угода Страсної п'ятниці, підписана 10 квітня 1998 року, значною міроюдопомогла зупинити три десятиліття кровопролиття, яке стрясало регіон з кінця1960-х років.</text:p>
      <text:p text:style-name="P4">
Однак річниця була затьмарена річним бойкотом найбільшою пробританськоююніоністською партією Північної Ірландії децентралізованого уряду з розподіломповноважень, що є центральним елементом мирної угоди. Демократичнаюніоністська партія розгнівана правилами торгівлі після Brexit, які ставлятьПівнічну Ірландію в інше становище, ніж решту Великої Британії.</text:p>
      <text:p text:style-name="P4">
У березні британська розвідувальна служба MI5 заявила про підвищення рівнязагрози в Північній Ірландії внутрішнього тероризму до «серйозного», щоозначає високу ймовірність атак, хоча цей крок не був пов'язаний з річницею.</text:p>
      <text:p text:style-name="P4">
<text:span text:style-name="T4">
Читайте також:</text:span>
 <text:a xlink:type="simple" xlink:href="https://www.ukrinform.ua/rubric-polytics/3691930-dzonson-duda-i-bajden-lideri-simpatij-ukrainciv-zpomiz-inozemnih-politikiv.html" text:style-name="Internet_20_link" text:visited-style-name="Visited_20_Internet_20_Link">
 <text:span text:style-name="T4">
Байден</text:span>
 </text:a>
</text:p>
      <text:p text:style-name="P4">
Під час переговорів про Brexit Байден іноді не погоджувався з британськимурядом, але виступав на підтримку нещодавно узгодженої угоди між ВеликоюБританією та ЄС, спрямованої на вирішення деяких проблем, спричиненихпервинною угодою про вихід з ЄС.</text:p>
      <text:p text:style-name="P4">
Хоча ця угода поки що не змогла відновити автономний уряд у ПівнічнійІрландії, Сунак намагатиметься посилити свою підтримку Белфаста, оголосившипро проведення саміту пізніше цього року для стимулювання міжнароднихінвестицій.</text:p>
      <text:p text:style-name="P4">
<text:span text:style-name="T5">
Фото: ОП</text:span>
</text:p>
      <text:p text:style-name="P4">
Source: <text:a xlink:type="simple" xlink:href="https://www.ukrinform.ua/rubric-world/3693451-sunak-zustrinetsa-z-bajdenom-u-pivnicnij-irlandii.html" text:style-name="Internet_20_link" text:visited-style-name="Visited_20_Internet_20_Link">
https://www.ukrinform.ua/rubric-world/3693451-sunak-zustrinetsa-z-bajdenom-u-pivnicnij-irlandii.html</text:a>
</text:p>
      <!--NEWS-->
      <text:h text:style-name="P10" text:outline-level="1">
<text:span text:style-name="T4">
росія вивела у Чорне море два підводних ракетоносії</text:span>
</text:h>
      <text:p text:style-name="P4">
Authors: Ukrinform (Person)</text:p>
      <text:p text:style-name="P4">
Publisher: Укринформ (Organization)</text:p>
      <text:p text:style-name="P4">
Published Time: 2023-04-09T08:50:16+03:00</text:p>
      <text:p text:style-name="P4">
Modified Time: 2023-04-09T08:50:16+03:00</text:p>
      <text:p text:style-name="P4">
Description: У Чорному морі росія тримає два ракетоносії з вісьмома “Калібрами” на борту. — Укрінформ.</text:p>
      <text:p text:style-name="P4">
Images: ["<text:a xlink:type="simple" xlink:href="https://static.ukrinform.com/photos/2023_03/thumb_files/630_360_1678431987-587.jpg" text:style-name="Internet_20_link" text:visited-style-name="Visited_20_Internet_20_Link">
630_360_16784...</text:a>
"]</text:p>
      <text:p text:style-name="P4">
Tags: ['Ракета', ' Чорне море', 'Війна з росією', 'Єдині новини']</text:p>
      <text:p text:style-name="P4">
Type: Article</text:p>
      <!--METADATA-->
      <text:p text:style-name="P4">
<draw:frame draw:style-name="fr1" draw:name="Image70" text:anchor-type="as-char" svg:width="6.9236in" svg:height="3.956343in" draw:z-index="0">
<draw:image xlink:href="../Images/yкринформ/2023-04-09T08-50-16-03-00/630_360_1678431987-587.jpg" xlink:type="simple" xlink:show="embed" xlink:actuate="onLoad" draw:mime-type="image/jpeg"/>
</draw:frame>
 У Чорномуморі росія тримає два ракетоносії з вісьмома “Калібрами” на борту.</text:p>
      <text:p text:style-name="P4">
Про це в ефірі загальнонаціонального телемарафону “Єдині новини” сказаларечниця Об’єднаного координаційного пресцентру Сил оборони Півдня НаталіяГуменюк, передає Укрінформ.</text:p>
      <text:p text:style-name="P4">
"Ворог продовжує тримати корабельне угруповання в <text:a xlink:type="simple" xlink:href="https://www.ukrinform.ua/tag-corne-more" text:style-name="Internet_20_link" text:visited-style-name="Visited_20_Internet_20_Link">
</text:a>
 , яке має ще й ракетоносії. Наразівони використовують підводні човни, їх два, збільшили з минулої доби до двох,тому ракетний залп може сягати 8 ракет. Нагадаю, пуск з підводного човнаскладніше виявити нашим засобам ППО і це означає, що при проголошенніповітряної тривоги треба діяти максимально оперативно", - сказала Гуменюк.</text:p>
      <text:p text:style-name="P4">
Також вона нагадала про мінну небезпеку.</text:p>
      <text:p text:style-name="P4">
<text:span text:style-name="T4">
Читайте також:</text:span>
 <text:a xlink:type="simple" xlink:href="https://www.ukrinform.ua/rubric-ato/3693446-vijska-rf-vdarili-raketami-po-zaporizzu-dvoe-zagiblih.html" text:style-name="Internet_20_link" text:visited-style-name="Visited_20_Internet_20_Link">
 <text:span text:style-name="T4">
ракет</text:span>
 </text:a>
</text:p>
      <text:p text:style-name="P4">
"Після штормової погоди, зараз, коли потеплішало, море може приноситинеприємні сюрпризи до узбережжя, тому треба пильнувати і пам'ятати пронеобхідність дотримання дистанції до зрізу води — хоча б 200 метрів, ненаближатися ближче", - сказала Гуменюк.</text:p>
      <text:p text:style-name="P4">
Як повідомляв Укрінформ, протягом доби загарбники <text:a xlink:type="simple" xlink:href="https://www.ukrinform.ua/rubric-regions/3693443-rosiani-za-dobu-vipustili-po-hersonsini-495-snaradiv.html" text:style-name="Internet_20_link" text:visited-style-name="Visited_20_Internet_20_Link">
</text:a>
</text:p>
      <text:p text:style-name="P4">
Source: <text:a xlink:type="simple" xlink:href="https://www.ukrinform.ua/rubric-ato/3693453-rosia-vivela-u-corne-more-dva-pidvodnih-raketonosii.html" text:style-name="Internet_20_link" text:visited-style-name="Visited_20_Internet_20_Link">
https://www.ukrinform.ua/rubric-ato/3693453-rosia-vivela-u-corne-more-dva-pidvodnih-raketonosii.html</text:a>
</text:p>
      <!--NEWS-->
      <text:h text:style-name="P10" text:outline-level="1">
<text:span text:style-name="T4">
Епіфаній закликав у Вербну неділю молитися за українських захисників</text:span>
</text:h>
      <text:p text:style-name="P4">
Authors: Ukrinform (Person)</text:p>
      <text:p text:style-name="P4">
Publisher: Укринформ (Organization)</text:p>
      <text:p text:style-name="P4">
Published Time: 2023-04-09T08:55:00+03:00</text:p>
      <text:p text:style-name="P4">
Modified Time: 2023-04-09T08:55:00+03:00</text:p>
      <text:p text:style-name="P4">
Description: Предстоятель Православної церкви України, митрополит Епіфаній привітав українців з Вербною неділею і закликав молитися за українських військових. — Укрінформ.</text:p>
      <text:p text:style-name="P4">
Images: ["<text:a xlink:type="simple" xlink:href="https://static.ukrinform.com/photos/2021_09/thumb_files/630_360_1631014057-553.jpg" text:style-name="Internet_20_link" text:visited-style-name="Visited_20_Internet_20_Link">
630_360_16310...</text:a>
"]</text:p>
      <text:p text:style-name="P4">
Tags: ['Великдень', 'Епіфаній', 'Православна церква України']</text:p>
      <text:p text:style-name="P4">
Type: Article</text:p>
      <!--METADATA-->
      <text:p text:style-name="P4">
<draw:frame draw:style-name="fr1" draw:name="Image71" text:anchor-type="as-char" svg:width="6.9236in" svg:height="3.956343in" draw:z-index="0">
<draw:image xlink:href="../Images/yкринформ/2023-04-09T08-55-00-03-00/630_360_1631014057-553.jpg" xlink:type="simple" xlink:show="embed" xlink:actuate="onLoad" draw:mime-type="image/jpeg"/>
</draw:frame>
Предстоятель Православної церкви України, митрополит Епіфаній привітавукраїнців з Вербною неділею і закликав молитися за українських військових.</text:p>
      <text:p text:style-name="P4">
Про це він написав у <text:a xlink:type="simple" xlink:href="https://www.facebook.com/watch/" text:style-name="Internet_20_link" text:visited-style-name="Visited_20_Internet_20_Link">
 </text:a>
 ,передає Укрінформ.</text:p>
      <text:p text:style-name="P4">
"Рівно за тиждень до <text:a xlink:type="simple" xlink:href="https://www.ukrinform.ua/tag-velikden" text:style-name="Internet_20_link" text:visited-style-name="Visited_20_Internet_20_Link">
 </text:a>
 щороку мивідзначаємо євангельську подію, що передувала Воскресінню Христовому іознаменувала собою початок довершення спасіння через страждання і смерть наХресті – Вхід Господній в Єрусалим. Подібно до того, як Христові сучасникизустрічали його радісними криками «Осанна!» і пальмовим гіллям, так і мисьогодні освячуємо вербове віття та прославляємо Сина Божого, Який добровільнойде на хресні страждання заради людства, яке Він возлюбив", - зазначивЕпіфаній.</text:p>
      <text:p text:style-name="P4">
Він акцентував на тому, що під час повномасштабної війни, ми бачимо, як нашіновітні герої наслідують жертовність Христову, коли свідомо йдуть навипробування, жертвуючи власним життям, аби захистити тих, кого люблять.Усвідомивши цю жертву, яку щоденно приносять за нас наші сучасники, ми можемободай частково наблизитися до розуміння Хресної жертви Спасителя.</text:p>
      <text:p text:style-name="P4">
"Тож сьогодні, у Вербну неділю, прославляймо Господа, що дарував нам вічнежиття, і молімося за українських захисників, які нині захищають наше життяземне", - додав Епіфаній.</text:p>
      <text:p text:style-name="P4">
Як повідомляв Укрінформ, християни східного обряду 12 квітня відзначають СвятоВходу Господнього в Єрусалим, або, як його ще називають у народі, - Вербнунеділю.</text:p>
      <text:p text:style-name="P4">
<text:span text:style-name="T4">
Читайте також:</text:span>
 <text:a xlink:type="simple" xlink:href="https://www.ukrinform.ua/rubric-society/3693441-zelenskij-privitav-hristian-zahidnogo-obradu-z-velikodnem-mi-odnakovo-virimo-u-svobodu.html" text:style-name="Internet_20_link" text:visited-style-name="Visited_20_Internet_20_Link">
 <text:span text:style-name="T4">
Зелен</text:span>
 </text:a>
</text:p>
      <text:p text:style-name="P4">
Предстоятель Православної церкви України митрополит Епіфаній проведебогослужіння з нагоди Вербної неділі в Трапезному храмі Києво-Печерськоїлаври. Початок богослужіння в неділю, 9 квітня, о 9 годині ранку.</text:p>
      <text:p text:style-name="P4">
Source: <text:a xlink:type="simple" xlink:href="https://www.ukrinform.ua/rubric-society/3693455-epifanij-zaklikav-u-verbnu-nedilu-molitisa-za-ukrainskih-zahisnikiv.html" text:style-name="Internet_20_link" text:visited-style-name="Visited_20_Internet_20_Link">
https://www.ukrinform.ua/rubric-society/3693455-epifanij-zaklikav-u-verbnu-nedilu-molitisa-za-ukrainskih-zahisnikiv.html</text:a>
</text:p>
      <!--NEWS-->
      <text:h text:style-name="P10" text:outline-level="1">
<text:span text:style-name="T4">
Високопосадовці вітають із Великоднем християн західного обряду</text:span>
</text:h>
      <text:p text:style-name="P4">
Authors: Ukrinform (Person)</text:p>
      <text:p text:style-name="P4">
Publisher: Укринформ (Organization)</text:p>
      <text:p text:style-name="P4">
Published Time: 2023-04-09T08:58:00+03:00</text:p>
      <text:p text:style-name="P4">
Modified Time: 2023-04-09T08:58:00+03:00</text:p>
      <text:p text:style-name="P4">
Description: Прем'єр-міністр України Денис Шмигаль привітав зі святом усіх, хто відзначає в неділю, 9 квітня, Воскресіння Христове. — Укрінформ.</text:p>
      <text:p text:style-name="P4">
Images: ["<text:a xlink:type="simple" xlink:href="https://static.ukrinform.com/photos/2021_05/thumb_files/630_360_1620464141-435.jpg" text:style-name="Internet_20_link" text:visited-style-name="Visited_20_Internet_20_Link">
630_360_16204...</text:a>
"]</text:p>
      <text:p text:style-name="P4">
Tags: ['Великдень', 'Шмигаль', 'Війна з росією']</text:p>
      <text:p text:style-name="P4">
Type: Article</text:p>
      <!--METADATA-->
      <text:p text:style-name="P4">
<draw:frame draw:style-name="fr1" draw:name="Image72" text:anchor-type="as-char" svg:width="6.9236in" svg:height="3.956343in" draw:z-index="0">
<draw:image xlink:href="../Images/yкринформ/2023-04-09T08-58-00-03-00/630_360_1620464141-435.jpg" xlink:type="simple" xlink:show="embed" xlink:actuate="onLoad" draw:mime-type="image/jpeg"/>
</draw:frame>
 Прем'єр-міністр України Денис Шмигаль привітав зі святом усіх, хто відзначає в неділю,9 квітня, Воскресіння Христове.</text:p>
      <text:p text:style-name="P4">
Як передає Укрінформ, про це він написав у <text:a xlink:type="simple" xlink:href="https://t.me/Denys_Smyhal/4916" text:style-name="Internet_20_link" text:visited-style-name="Visited_20_Internet_20_Link">
 </text:a>
</text:p>
      <text:p text:style-name="P4">
"Хай це світле свято принесе натхнення та сили нашому народові в боротьбіпроти російського агресора", - побажав очільник уряду.</text:p>
      <text:p text:style-name="P4">
Також Шмигаль наголосив: "Бажаю тихого та благословенного <text:a xlink:type="simple" xlink:href="https://www.ukrinform.ua/tag-velikden" text:style-name="Internet_20_link" text:visited-style-name="Visited_20_Internet_20_Link">
</text:a>
 , перемоги та миру на рідній землі,незламної віри в наших захисників. Хай світло Воскреслого Христа розвієтемряву над Україною".</text:p>
      <text:p text:style-name="P4">
<text:span text:style-name="T4">
Читайте також:</text:span>
 <text:a xlink:type="simple" xlink:href="https://www.ukrinform.ua/rubric-society/3693441-zelenskij-privitav-hristian-zahidnogo-obradu-z-velikodnem-mi-odnakovo-virimo-u-svobodu.html" text:style-name="Internet_20_link" text:visited-style-name="Visited_20_Internet_20_Link">
 <text:span text:style-name="T4">
Зелен</text:span>
 </text:a>
</text:p>
      <text:p text:style-name="P4">
Своєю чергою Голова Верховної Ради України Руслан Стефанчук <text:a xlink:type="simple" xlink:href="https://www.facebook.com/stefanchuk.official/posts/pfbid02UTjxfm1Y6qMCQSoSQ93ThG3boJw1N8JnReauWL69vDmdCcoQn7QoLxvoG6EA7nLhl" text:style-name="Internet_20_link" text:visited-style-name="Visited_20_Internet_20_Link">
</text:a>
, що Великдень - свято перемоги добра над злом, світла над темрявою, життя надсмертю.</text:p>
      <text:p text:style-name="P4">
"У цей день наші серця особливо сповнені найміцнішої віри та найсильнішоїнадії у перемогу над абсолютним злом, обличчя якого нам довелося побачити і зяким нам довелося боротися”, - зазначив Стефанчук.</text:p>
      <text:p text:style-name="P4">
За його словами, у молитвах українці передусім просять сили й захисту для тих,хто щодня боронить їх – захисників та захисниць.</text:p>
      <text:p text:style-name="P4">
“Ми просимо мужності та витримки всьому незламному українському народові! Мипросимо про мир та спокій у кожній родині, у кожному куточку нашої України. Іми - на світлій стороні. А тому неодмінно переможемо!”, - підкреслив ГоловаВР.</text:p>
      <text:p text:style-name="P4">
<text:span text:style-name="T4">
Читайте також:</text:span>
 <text:a xlink:type="simple" xlink:href="https://www.ukrinform.ua/rubric-society/3693455-epifanij-zaklikav-u-verbnu-nedilu-molitisa-za-ukrainskih-zahisnikiv.html" text:style-name="Internet_20_link" text:visited-style-name="Visited_20_Internet_20_Link">
 <text:span text:style-name="T4">
Епіф</text:span>
 </text:a>
</text:p>
      <text:p text:style-name="P4">
Київський міський голова Віталій Кличко <text:a xlink:type="simple" xlink:href="http://kyivcity.gov.ua/news/privitannya_kivskogo_miskogo_golovi_khristiyan_zakhidnogo_obryadu_zi_svyatom_voskresinnya_khristovogo_980616/" text:style-name="Internet_20_link" text:visited-style-name="Visited_20_Internet_20_Link">
</text:a>
, що Великдень символізує торжество істини та справедливості, перемогу життянад смертю. Це свято, яке зміцнює віру, спонукає до добра і милосердя.</text:p>
      <text:p text:style-name="P4">
"Переконаний, що в ці складні часи християнські цінності об'єднали українців убажанні боротися за справедливість і волю своєї держави та творити щасливемайбутнє”, - заявив він.</text:p>
      <text:p text:style-name="P4">
Мер Києва побажав, щоб Великодні свята відродили найсвітліші мрії, подарувалинадію на нове життя і стали початком нових звершень та досягнень.</text:p>
      <text:p text:style-name="P4">
“Бажаю всім непохитної віри та довгоочікуваної перемоги! Христос Воскрес!Воістину Воскрес!”, - зазначив Кличко.</text:p>
      <text:p text:style-name="P4">
<text:span text:style-name="T4">
Читайте також:</text:span>
 <text:a xlink:type="simple" xlink:href="https://www.ukrinform.ua/rubric-world/3693298-posol-zvaric-privitav-polakiv-z-velikodnem.html" text:style-name="Internet_20_link" text:visited-style-name="Visited_20_Internet_20_Link">
 </text:a>
</text:p>
      <text:p text:style-name="P4">
Міністр культури та інформаційної політики України Олександр Ткаченко також <text:a xlink:type="simple" xlink:href="https://t.me/otkachenkokyiv/3395" text:style-name="Internet_20_link" text:visited-style-name="Visited_20_Internet_20_Link">
</text:a>
християн із Великоднем та Вербною неділею.</text:p>
      <text:p text:style-name="P4">
“Вітаю християн західного обряду, які сьогодні святкують Великдень, іправославних християн, які відзначають Вербну неділю. Не важливо, що мивідзначаємо святі свята в різні дати, у нас всіх сильна віра та єдине бажання- миру на нашій землі, свободи, світлого майбутнього нашим дітям та єдностінаших родин”, - заявив очільник МКІП.</text:p>
      <text:p text:style-name="P4">
Як зазначив Ткаченка, він вірить, що Господь чує кожного та всіх разом.</text:p>
      <text:p text:style-name="P4">
Як повідомляв Укрінформ, християни західного обряду цього року святкуютьВеликдень 9 квітня, за григоріанським календарем.</text:p>
      <text:p text:style-name="P4">
Source: <text:a xlink:type="simple" xlink:href="https://www.ukrinform.ua/rubric-society/3693449-visokoposadovci-vitaut-iz-velikodnem-hristian-zahidnogo-obradu.html" text:style-name="Internet_20_link" text:visited-style-name="Visited_20_Internet_20_Link">
https://www.ukrinform.ua/rubric-society/3693449-visokoposadovci-vitaut-iz-velikodnem-hristian-zahidnogo-obradu.html</text:a>
</text:p>
      <!--NEWS-->
      <text:h text:style-name="P10" text:outline-level="1">
<text:span text:style-name="T4">
Пам'яті поліцейського Артура Турляка</text:span>
</text:h>
      <text:p text:style-name="P4">
Authors: Ukrinform (Person)</text:p>
      <text:p text:style-name="P4">
Publisher: Укринформ (Organization)</text:p>
      <text:p text:style-name="P4">
Published Time: 2023-04-09T09:00:00+03:00</text:p>
      <text:p text:style-name="P4">
Modified Time: 2023-04-09T09:00:00+03:00</text:p>
      <text:p text:style-name="P4">
Description: Чоловік завжди був лідером і не шукав у житті легких шляхів</text:p>
      <text:p text:style-name="P4">
— Укрінформ.</text:p>
      <text:p text:style-name="P4">
Images: ["<text:a xlink:type="simple" xlink:href="https://static.ukrinform.com/photos/2023_04/thumb_files/630_360_1680846696-808.jpg" text:style-name="Internet_20_link" text:visited-style-name="Visited_20_Internet_20_Link">
630_360_16808...</text:a>
", "<text:a xlink:type="simple" xlink:href="https://static.ukrinform.com/photos/2023_04/1680846699-503.jpg" text:style-name="Internet_20_link" text:visited-style-name="Visited_20_Internet_20_Link">
1680846699-50...</text:a>
", "<text:a xlink:type="simple" xlink:href="https://static.ukrinform.com/photos/2023_04/1680846698-898.jpg" text:style-name="Internet_20_link" text:visited-style-name="Visited_20_Internet_20_Link">
1680846698-89...</text:a>
", "<text:a xlink:type="simple" xlink:href="https://static.ukrinform.com/photos/2023_04/1680846697-261.jpg" text:style-name="Internet_20_link" text:visited-style-name="Visited_20_Internet_20_Link">
1680846697-26...</text:a>
", "<text:a xlink:type="simple" xlink:href="https://static.ukrinform.com/photos/2023_04/1680846697-652.jpg" text:style-name="Internet_20_link" text:visited-style-name="Visited_20_Internet_20_Link">
1680846697-65...</text:a>
", "<text:a xlink:type="simple" xlink:href="https://static.ukrinform.com/photos/2023_04/1680846697-952.jpg" text:style-name="Internet_20_link" text:visited-style-name="Visited_20_Internet_20_Link">
1680846697-95...</text:a>
", "<text:a xlink:type="simple" xlink:href="https://static.ukrinform.com/photos/2023_04/1680846698-572.jpg" text:style-name="Internet_20_link" text:visited-style-name="Visited_20_Internet_20_Link">
1680846698-57...</text:a>
", "<text:a xlink:type="simple" xlink:href="https://static.ukrinform.com/photos/2023_04/1680846764-537.jpg" text:style-name="Internet_20_link" text:visited-style-name="Visited_20_Internet_20_Link">
1680846764-53...</text:a>
", "<text:a xlink:type="simple" xlink:href="https://static.ukrinform.com/photos/2023_04/1680846699-547.jpg" text:style-name="Internet_20_link" text:visited-style-name="Visited_20_Internet_20_Link">
1680846699-54...</text:a>
", "<text:a xlink:type="simple" xlink:href="https://static.ukrinform.com/photos/2023_04/1680846700-881.jpg" text:style-name="Internet_20_link" text:visited-style-name="Visited_20_Internet_20_Link">
1680846700-88...</text:a>
"]</text:p>
      <text:p text:style-name="P4">
Tags: ["Пам'ять", 'Війна з росією', '#stoprussia']</text:p>
      <text:p text:style-name="P4">
Type: Article</text:p>
      <!--METADATA-->
      <text:p text:style-name="P4">
<draw:frame draw:style-name="fr1" draw:name="Image73" text:anchor-type="as-char" svg:width="6.9236in" svg:height="3.956343in" draw:z-index="0">
<draw:image xlink:href="../Images/yкринформ/2023-04-09T09-00-00-03-00/630_360_1680846696-808.jpg" xlink:type="simple" xlink:show="embed" xlink:actuate="onLoad" draw:mime-type="image/jpeg"/>
</draw:frame>
 Чоловікзавжди був лідером і не шукав у житті легких шляхів</text:p>
      <text:p text:style-name="P4">
Вінницький спецпризначенець Артур Турляк загинув 22 травня 2022 року уЗапоріжжі під час ракетного обстрілу міста військами рф. Поліцейському булолише 29 років.</text:p>
      <text:p text:style-name="P4">
_Відео:<text:a xlink:type="simple" xlink:href="http://www.youtube.com/watch" text:style-name="Internet_20_link" text:visited-style-name="Visited_20_Internet_20_Link">
 </text:a>
 _</text:p>
      <text:p text:style-name="P4">
Він народився 1 січня 1993 року у селі Козятин Козятинського району Вінницькоїобласті. Після завершення служби у ЗСУ працював пожежником-рятувальником в11-й державній пожежно-рятувальній частині Козятина.</text:p>
      <text:p text:style-name="P4">
<draw:frame draw:style-name="fr1" draw:name="Image74" text:anchor-type="as-char" svg:width="6.9236in" svg:height="7.18003in" draw:z-index="0">
<draw:image xlink:href="../Images/yкринформ/2023-04-09T09-00-00-03-00/1680846699-503.jpg" xlink:type="simple" xlink:show="embed" xlink:actuate="onLoad" draw:mime-type="image/jpeg"/>
</draw:frame>
</text:p>
      <text:p text:style-name="P4">
А службу саме у поліції чоловік розпочав у 2015 році – вирішив спробувати своїсили у першому відборі до лав патрульної поліції у Вінниці. Уже у 2018 роціхлопець пройшов відбір до роти тактико-оперативного реагування управлінняпатрульної поліції у Вінницькій області Департаменту патрульної поліції.</text:p>
      <text:p text:style-name="P4">
За два роки він поставив перед собою нову ціль – служити у КОРДі, і досягнувсвоєї мети.</text:p>
      <text:p text:style-name="P4">
Під час несення служби чоловік був професійним і відповідальним.Спецпризначенець постійно залучався до виконання ризикованих завдань,пов’язаних із затриманням злочинних груп, а також неодноразово брав участь вантитерористичній операції на території Донецької та Луганської областей.</text:p>
      <text:p text:style-name="P4">
<draw:frame draw:style-name="fr1" draw:name="Image75" text:anchor-type="as-char" svg:width="6.9236in" svg:height="4.615733in" draw:z-index="0">
<draw:image xlink:href="../Images/yкринформ/2023-04-09T09-00-00-03-00/1680846698-898.jpg" xlink:type="simple" xlink:show="embed" xlink:actuate="onLoad" draw:mime-type="image/jpeg"/>
</draw:frame>
</text:p>
      <text:p text:style-name="P4">
Артур виконував завдання з виявлення учасників незаконних злочинних формуваньта їхніх пособників, маршрутів пересування, можливих місць зберігання зброї табоєприпасів, засобів здійснення диверсій, технічних засобів комунікацій, щовикористовуються незаконними збройними формуваннями та окупантами на шкодудержавній безпеці.</text:p>
      <text:p text:style-name="P4">
У складі зведеного підрозділу Нацполіції «Сафарі» правоохоронець зачищавзвільнені від росіян населені пункти Київщини, а потім - виконував бойовізавдання, пов’язані з відсіччю збройної агресії рф, на території Запорізькоїобласті.</text:p>
      <text:p text:style-name="P4">
Мати Артура Оксана розповіла, що з початку повномасштабної війни їм нічого небуло відомо про відрядження сина до Запоріжжя і що його батьки увесь часдумали, що він знаходиться у Вінниці на базі. Лише коли Турляк зателефонував іпопросив мати приготувати домашніх смаколиків, батьки дізналися, що їхній синвоює.</text:p>
      <text:p text:style-name="P4">
За словами жінки, Артур був спокійним хлопцем із чистим серцем. Він завжди бувлідером і ще під час служби в армії не шукав для себе легких шляхів.</text:p>
      <text:p text:style-name="P4">
<draw:frame draw:style-name="fr1" draw:name="Image76" text:anchor-type="as-char" svg:width="6.9236in" svg:height="4.615733in" draw:z-index="0">
<draw:image xlink:href="../Images/yкринформ/2023-04-09T09-00-00-03-00/1680846697-261.jpg" xlink:type="simple" xlink:show="embed" xlink:actuate="onLoad" draw:mime-type="image/jpeg"/>
</draw:frame>
</text:p>
      <text:p text:style-name="P4">
А менший брат поліцейського, Ярослав, розповів, що у нього з Артуром були дужедовірливі стосунки. Він часто телефонував Ярославу і розповідав те, що не мігрозказати батькам — брати мали спільні секрети.</text:p>
      <text:p text:style-name="P4">
<draw:frame draw:style-name="fr1" draw:name="Image77" text:anchor-type="as-char" svg:width="6.9236in" svg:height="7.450082in" draw:z-index="0">
<draw:image xlink:href="../Images/yкринформ/2023-04-09T09-00-00-03-00/1680846697-652.jpg" xlink:type="simple" xlink:show="embed" xlink:actuate="onLoad" draw:mime-type="image/jpeg"/>
</draw:frame>
</text:p>
      <text:p text:style-name="P4">
Менший брат Артура зараз шкодує, що занадто мало часу проводив із ним.</text:p>
      <text:p text:style-name="P4">
Батько поліцейського, Володимир, зазначив, що найбільше його син любивподорожувати – він намагався знайти час для свого хобі до останнього дня.«Якщо не було можливості кудись поїхати, то син брав намет і йшов у ліс ізночівлею», - заявив Володимир.</text:p>
      <text:p text:style-name="P4">
<draw:frame draw:style-name="fr1" draw:name="Image78" text:anchor-type="as-char" svg:width="6.9236in" svg:height="8.373229in" draw:z-index="0">
<draw:image xlink:href="../Images/yкринформ/2023-04-09T09-00-00-03-00/1680846697-952.jpg" xlink:type="simple" xlink:show="embed" xlink:actuate="onLoad" draw:mime-type="image/jpeg"/>
</draw:frame>
</text:p>
      <text:p text:style-name="P4">
Колега Турляка, Сергій Кіфа, описав побратима як дуже хорошу людину -простого, чесного, надійного чоловіка, який агресії не проявляв. Вони булинапарниками майже 2 роки, дружили і поза службою.</text:p>
      <text:p text:style-name="P4">
<draw:frame draw:style-name="fr1" draw:name="Image79" text:anchor-type="as-char" svg:width="6.9236in" svg:height="5.1927in" draw:z-index="0">
<draw:image xlink:href="../Images/yкринформ/2023-04-09T09-00-00-03-00/1680846698-572.jpg" xlink:type="simple" xlink:show="embed" xlink:actuate="onLoad" draw:mime-type="image/jpeg"/>
</draw:frame>
</text:p>
      <text:p text:style-name="P4">
«Була у нього така риса, про яку мало хто знав — він мав дуже гарний голос.Якось ми поверталися з навчання в автобусі і підспівували музиці. І тут Артуртак заспівав, що ми всі затихли і просто дивилися на нього та слухали. І післяцього ми завжди просили, щоб він заспівав, але це була така одноразова акція»,- уточнив правоохоронець.</text:p>
      <text:p text:style-name="P4">
Дружина поліцейського, Катерина, уточнила, що їй не вистачає слів розказати,якими щасливими були 7 років їхнього життя. Вони познайомилися у 2014 році навесіллі своїх найкращих друзів. Це було кохання з першого погляду. За кількамісяців хлопець освідчився Катерині.</text:p>
      <text:p text:style-name="P4">
<draw:frame draw:style-name="fr1" draw:name="Image80" text:anchor-type="as-char" svg:width="6.9236in" svg:height="7.513839in" draw:z-index="0">
<draw:image xlink:href="../Images/yкринформ/2023-04-09T09-00-00-03-00/1680846764-537.jpg" xlink:type="simple" xlink:show="embed" xlink:actuate="onLoad" draw:mime-type="image/jpeg"/>
</draw:frame>
</text:p>
      <text:p text:style-name="P4">
Через рік у них народилася донька Каріна. Артур був присутнім на пологах івідтоді у нього встановився нероздільний зв’язок із дитиною. Чоловік понад уселюбив свою доньку: збирав до садочка, заплітав волосся, дарував гарний одяг.</text:p>
      <text:p text:style-name="P4">
«Він дуже мріяв Каріну вивчити на медика», - каже мати Турляка.</text:p>
      <text:p text:style-name="P4">
Не менше правоохоронець турбувався і про свою дружину. Артур хотів показати їйокеан, цю мрію подружжя планувало здійснити після закінчення війни з рф.</text:p>
      <text:p text:style-name="P4">
Катерина зазначила, що вони із Артуром були як голка з ниткою, - жили однеодним і доповнювали одне одного.</text:p>
      <text:p text:style-name="P4">
Тіло Турляка привезли у Вінницю 28 травня 2022 року. Прощалися з ним і йогопобратимами з КОРДу 29 травня.</text:p>
      <text:p text:style-name="P4">
<draw:frame draw:style-name="fr1" draw:name="Image81" text:anchor-type="as-char" svg:width="6.9236in" svg:height="4.615733in" draw:z-index="0">
<draw:image xlink:href="../Images/yкринформ/2023-04-09T09-00-00-03-00/1680846699-547.jpg" xlink:type="simple" xlink:show="embed" xlink:actuate="onLoad" draw:mime-type="image/jpeg"/>
</draw:frame>
<draw:frame draw:style-name="fr1" draw:name="Image82" text:anchor-type="as-char" svg:width="6.9236in" svg:height="4.615733in" draw:z-index="0">
<draw:image xlink:href="../Images/yкринформ/2023-04-09T09-00-00-03-00/1680846700-881.jpg" xlink:type="simple" xlink:show="embed" xlink:actuate="onLoad" draw:mime-type="image/jpeg"/>
</draw:frame>
</text:p>
      <text:p text:style-name="P4">
<text:span text:style-name="T5">
Фото: Фейсбук Вячеслава Соколового</text:span>
</text:p>
      <text:p text:style-name="P4">
«Він назавжди залишиться у наших серцях героєм», - сказали батьки Артура.</text:p>
      <text:p text:style-name="P4">
<text:span text:style-name="T5">
Фото зі сторінки Національної поліції у Фейсбуці</text:span>
</text:p>
      <text:p text:style-name="P4">
Source: <text:a xlink:type="simple" xlink:href="https://www.ukrinform.ua/rubric-ato/3692455-pamati-policejskogo-artura-turlaka.html" text:style-name="Internet_20_link" text:visited-style-name="Visited_20_Internet_20_Link">
https://www.ukrinform.ua/rubric-ato/3692455-pamati-policejskogo-artura-turlaka.html</text:a>
</text:p>
      <!--NEWS-->
      <text:h text:style-name="P10" text:outline-level="1">
<text:span text:style-name="T4">
Загарбники обстріляли майже 20 населених пунктів на Запоріжжі, троє людей загинули</text:span>
</text:h>
      <text:p text:style-name="P4">
Authors: Ukrinform (Person)</text:p>
      <text:p text:style-name="P4">
Publisher: Укринформ (Organization)</text:p>
      <text:p text:style-name="P4">
Published Time: 2023-04-09T09:04:00+03:00</text:p>
      <text:p text:style-name="P4">
Modified Time: 2023-04-09T09:04:00+03:00</text:p>
      <text:p text:style-name="P4">
Description: Ворожа армія обстріляла за добу 18 населених пунктів у Запорізькій області. Троє людей загинули. — Укрінформ.</text:p>
      <text:p text:style-name="P4">
Images: ["<text:a xlink:type="simple" xlink:href="https://static.ukrinform.com/photos/2022_11/thumb_files/630_360_1667562981-965.jpg" text:style-name="Internet_20_link" text:visited-style-name="Visited_20_Internet_20_Link">
630_360_16675...</text:a>
"]</text:p>
      <text:p text:style-name="P4">
Tags: ['Обстріл', 'Запоріжжя', 'Війна з росією']</text:p>
      <text:p text:style-name="P4">
Type: Article</text:p>
      <!--METADATA-->
      <text:p text:style-name="P4">
<draw:frame draw:style-name="fr1" draw:name="Image83" text:anchor-type="as-char" svg:width="6.9236in" svg:height="3.956343in" draw:z-index="0">
<draw:image xlink:href="../Images/yкринформ/2023-04-09T09-04-00-03-00/630_360_1667562981-965.jpg" xlink:type="simple" xlink:show="embed" xlink:actuate="onLoad" draw:mime-type="image/jpeg"/>
</draw:frame>
 Ворожаармія обстріляла за добу 18 населених пунктів у Запорізькій області. Троєлюдей загинули.</text:p>
      <text:p text:style-name="P4">
Про це в <text:a xlink:type="simple" xlink:href="https://t.me/zoda_gov_ua/18145" text:style-name="Internet_20_link" text:visited-style-name="Visited_20_Internet_20_Link">
 </text:a>
 повідомляє голова Запорізької ОВАЮрій Малашко, передає Укрінформ.</text:p>
      <text:p text:style-name="P4">
"Терористичні війська рф забрали три невинні життя жителів області, ще п’ять -дістали поранення внаслідок ворожих атак. Постраждалі отримують всю необхіднумедичну допомогу", - йдеться у дописі.</text:p>
      <text:p text:style-name="P4">
Зазначається, що ворог <text:a xlink:type="simple" xlink:href="https://www.ukrinform.ua/tag-obstril" text:style-name="Internet_20_link" text:visited-style-name="Visited_20_Internet_20_Link">
 </text:a>
 Запоріжжя,Оріхів, Гуляйполе та ще 15 населених пунктів. росіяни здійснили один ракетнийобстріл, чотири авіаційні, п'ять атак БПЛА та 46 артобстрілів.</text:p>
      <text:p text:style-name="P4">
За добу зруйновано або пошкоджено кілька десятків об'єктів: квартир, будинків,господарчих споруд.</text:p>
      <text:p text:style-name="P4">
<text:span text:style-name="T4">
Читайте також:</text:span>
 <text:a xlink:type="simple" xlink:href="https://www.ukrinform.ua/rubric-ato/3693435-zsu-za-dobu-vidbili-ponad-50-atak-protivnika.html" text:style-name="Internet_20_link" text:visited-style-name="Visited_20_Internet_20_Link">
 </text:a>
</text:p>
      <text:p text:style-name="P4">
Раніше повідомлялось, що ворог <text:a xlink:type="simple" xlink:href="https://www.ukrinform.ua/rubric-ato/3693446-vijska-rf-vdarili-raketami-po-zaporizzu-dvoe-zagiblih.html" text:style-name="Internet_20_link" text:visited-style-name="Visited_20_Internet_20_Link">
 </text:a>
 .Ракета влучила в приватний сектор, загинув чоловік та його донька.</text:p>
      <text:p text:style-name="P4">
<text:span text:style-name="T5">
Фото ілюстративне</text:span>
</text:p>
      <text:p text:style-name="P4">
Source: <text:a xlink:type="simple" xlink:href="https://www.ukrinform.ua/rubric-regions/3693457-vorog-obstrilav-majze-20-naselenih-punktiv-na-zaporizzi-troe-ludej-zaginuli.html" text:style-name="Internet_20_link" text:visited-style-name="Visited_20_Internet_20_Link">
https://www.ukrinform.ua/rubric-regions/3693457-vorog-obstrilav-majze-20-naselenih-punktiv-na-zaporizzi-troe-ludej-zaginuli.html</text:a>
</text:p>
      <!--NEWS-->
      <text:h text:style-name="P10" text:outline-level="1">
<text:span text:style-name="T4">
Сьогодні завершується 20-й тур футбольної Прем'єр-ліги України</text:span>
</text:h>
      <text:p text:style-name="P4">
Authors: Ukrinform (Person)</text:p>
      <text:p text:style-name="P4">
Publisher: Укринформ (Organization)</text:p>
      <text:p text:style-name="P4">
Published Time: 2023-04-09T09:10:32+03:00</text:p>
      <text:p text:style-name="P4">
Modified Time: 2023-04-09T09:10:32+03:00</text:p>
      <text:p text:style-name="P4">
Description: Трьома поєдинками у неділю, 9 квітня, завершиться 20-й тур чемпіонату України з футболу серед команд Прем'єр-ліги. — Укрінформ.</text:p>
      <text:p text:style-name="P4">
Images: ["<text:a xlink:type="simple" xlink:href="https://static.ukrinform.com/photos/2019_07/thumb_files/630_360_1563428338-297.jpg" text:style-name="Internet_20_link" text:visited-style-name="Visited_20_Internet_20_Link">
630_360_15634...</text:a>
"]</text:p>
      <text:p text:style-name="P4">
Tags: ['Футбол', "Прем'єр-ліга"]</text:p>
      <text:p text:style-name="P4">
Type: Article</text:p>
      <!--METADATA-->
      <text:p text:style-name="P4">
<draw:frame draw:style-name="fr1" draw:name="Image84" text:anchor-type="as-char" svg:width="6.9236in" svg:height="3.956343in" draw:z-index="0">
<draw:image xlink:href="../Images/yкринформ/2023-04-09T09-10-32-03-00/630_360_1563428338-297.jpg" xlink:type="simple" xlink:show="embed" xlink:actuate="onLoad" draw:mime-type="image/jpeg"/>
</draw:frame>
 Трьомапоєдинками у неділю, 9 квітня, завершиться 20-й тур чемпіонату України зфутболу серед команд Прем'єр-ліги.</text:p>
      <text:p text:style-name="P4">
О 13.00 «Дніпро-1» зустрінеться зі «Львовом», «Олександрія» - з одеським«Чорноморцем» (13.00), ковалівський «Колос» - з харківським «Металістом 1925»(15.00), передає Укрінформ.</text:p>
      <text:p text:style-name="P4">
<text:span text:style-name="T5">
Результати попередніх матчів туру:</text:span>
</text:p>
      <text:p text:style-name="P4">
«Ворскла» (Полтава) - «Інгулець» (Петрове) - 1:0</text:p>
      <text:p text:style-name="P4">
гол: Василь Кравець (49-та хвилина);</text:p>
      <text:p text:style-name="P4">
«Динамо» (Київ) - «Минай» - 2:0</text:p>
      <text:p text:style-name="P4">
голи: Антон Царенко (35), Владислав Ванат (62);</text:p>
      <text:p text:style-name="P4">
«Кривбас» (Кривий Ріг) - «Зоря» (Луганськ) - 1:0</text:p>
      <text:p text:style-name="P4">
гол: Ріфет Капич (50);</text:p>
      <text:p text:style-name="P4">
«Шахтар» (Донецьк) - «Металіст» (Харків) - 1:0</text:p>
      <text:p text:style-name="P4">
гол: Артем Бондаренко (64);</text:p>
      <text:p text:style-name="P4">
«Рух» (Львів) - «Верес» (Рівне) - 0:0.</text:p>
      <text:p text:style-name="P4">
<text:span text:style-name="T4">
Читайте також:</text:span>
 <text:a xlink:type="simple" xlink:href="https://www.ukrinform.ua/rubric-sports/3693381-zinoca-zbirna-ukraini-u19-postupilas-danii-u-vidbori-na-ce2023-z-futbolu.html" text:style-name="Internet_20_link" text:visited-style-name="Visited_20_Internet_20_Link">
 <text:span text:style-name="T4">
футбол</text:span>
 </text:a>
</text:p>
      <text:p text:style-name="P4">
У турнірній таблиці УПЛ лідирує «Шахтар», у якого 46 очок (після 19-ти ігор),далі - «Дніпро-1» - 42 (18), «Зоря» - 40 (20), «Динамо» - 39 (20) та«Олександрія» - 31 (18).</text:p>
      <text:p text:style-name="P4">
Source: <text:a xlink:type="simple" xlink:href="https://www.ukrinform.ua/rubric-sports/3693459-sogodni-zaversuetsa-20j-tur-futbolnoi-premerligi-ukraini.html" text:style-name="Internet_20_link" text:visited-style-name="Visited_20_Internet_20_Link">
https://www.ukrinform.ua/rubric-sports/3693459-sogodni-zaversuetsa-20j-tur-futbolnoi-premerligi-ukraini.html</text:a>
</text:p>
      <!--NEWS-->
      <text:h text:style-name="P10" text:outline-level="1">
<text:span text:style-name="T4">
На Херсонщині ворог обстрілює інфраструктуру, яка допомагає регіону відновлюватися - Гуменюк</text:span>
</text:h>
      <text:p text:style-name="P4">
Authors: Ukrinform (Person)</text:p>
      <text:p text:style-name="P4">
Publisher: Укринформ (Organization)</text:p>
      <text:p text:style-name="P4">
Published Time: 2023-04-09T09:15:00+03:00</text:p>
      <text:p text:style-name="P4">
Modified Time: 2023-04-09T09:15:00+03:00</text:p>
      <text:p text:style-name="P4">
Description: Ворог обстрілює на Херсонщині заміновані землі, щоб ті детонували далі. — Укрінформ.</text:p>
      <text:p text:style-name="P4">
Images: ["<text:a xlink:type="simple" xlink:href="https://static.ukrinform.com/photos/2023_02/thumb_files/630_360_1675418382-232.jpg" text:style-name="Internet_20_link" text:visited-style-name="Visited_20_Internet_20_Link">
630_360_16754...</text:a>
"]</text:p>
      <text:p text:style-name="P4">
Tags: ['Міна', 'Обстріл', 'росія', 'Війна з росією', 'Єдині новини']</text:p>
      <text:p text:style-name="P4">
Type: Article</text:p>
      <!--METADATA-->
      <text:p text:style-name="P4">
<draw:frame draw:style-name="fr1" draw:name="Image85" text:anchor-type="as-char" svg:width="6.9236in" svg:height="3.956343in" draw:z-index="0">
<draw:image xlink:href="../Images/yкринформ/2023-04-09T09-15-00-03-00/630_360_1675418382-232.jpg" xlink:type="simple" xlink:show="embed" xlink:actuate="onLoad" draw:mime-type="image/jpeg"/>
</draw:frame>
 Ворогобстрілює на Херсонщині заміновані землі, щоб ті детонували далі.</text:p>
      <text:p text:style-name="P4">
Про це в ефірі загальнонаціонального телемарафону “Єдині новини” сказаларечниця Об’єднаного координаційного пресцентру Сил оборони Півдня НаталіяГуменюк, передає Укрінформ.</text:p>
      <text:p text:style-name="P4">
“Продовжували бомбити правий берег, зокрема по Козацькому спрямували керованіавіаційні бомби, знов били по об’єктах інфраструктури тієї, яка допомагаєрегіону відновлюватися. Переважно з огляду на те, що Херсонщина - аграрнийрегіон і дійсно зараз період польових робіт. Вони продовжують <text:a xlink:type="simple" xlink:href="https://www.ukrinform.ua/tag-obstril" text:style-name="Internet_20_link" text:visited-style-name="Visited_20_Internet_20_Link">
</text:a>
 по польових станах, елеваторах, всільськогосподарські землі, там, де ще не розміновано, щоб детонувало, і далінищать життя цивільних людей”, - розповіла Гуменюк.</text:p>
      <text:p text:style-name="P4">
<text:span text:style-name="T4">
Читайте також:</text:span>
 <text:a xlink:type="simple" xlink:href="https://www.ukrinform.ua/rubric-regions/3693457-vorog-obstrilav-majze-20-naselenih-punktiv-na-zaporizzi-troe-ludej-zaginuli.html" text:style-name="Internet_20_link" text:visited-style-name="Visited_20_Internet_20_Link">
 <text:span text:style-name="T4">
обстріл</text:span>
 </text:a>
</text:p>
      <text:p text:style-name="P4">
Вона нагадала, що на Херсонщині тривають стабілізаційні заходи, і закликалагромадян не намагатися розміновувати ділянки самостійно.</text:p>
      <text:p text:style-name="P4">
Як повідомляв Укрінформ, <text:a xlink:type="simple" xlink:href="https://www.ukrinform.ua/rubric-regions/3693136-rosiani-za-dobu-71-raz-obstrilali-hersonsinu-vosmero-poranenih.html" text:style-name="Internet_20_link" text:visited-style-name="Visited_20_Internet_20_Link">
 </text:a>
</text:p>
      <text:p text:style-name="P4">
Source: <text:a xlink:type="simple" xlink:href="https://www.ukrinform.ua/rubric-ato/3693461-na-hersonsini-rosiani-obstriluut-infrastrukturu-aka-dopomagae-regionu-vidnovluvatisa-gumenuk.html" text:style-name="Internet_20_link" text:visited-style-name="Visited_20_Internet_20_Link">
https://www.ukrinform.ua/rubric-ato/3693461-na-hersonsini-rosiani-obstriluut-infrastrukturu-aka-dopomagae-regionu-vidnovluvatisa-gumenuk.html</text:a>
</text:p>
      <!--NEWS-->
      <text:h text:style-name="P10" text:outline-level="1">
<text:span text:style-name="T4">
кремль намагається подавати ситуацію в Україні як контрольовану – британська розвідка</text:span>
</text:h>
      <text:p text:style-name="P4">
Authors: Ukrinform (Person)</text:p>
      <text:p text:style-name="P4">
Publisher: Укринформ (Organization)</text:p>
      <text:p text:style-name="P4">
Published Time: 2023-04-09T09:24:00+03:00</text:p>
      <text:p text:style-name="P4">
Modified Time: 2023-04-09T09:24:00+03:00</text:p>
      <text:p text:style-name="P4">
Description: кремль намагається показати росіянам, що контролює ситуацію на анексованих територіях України, тоді як більша частина територій залишається зоною активних бойових дій. — Укрінформ.</text:p>
      <text:p text:style-name="P4">
Images: ["<text:a xlink:type="simple" xlink:href="https://static.ukrinform.com/photos/2020_03/thumb_files/630_360_1584614321-723.jpg" text:style-name="Internet_20_link" text:visited-style-name="Visited_20_Internet_20_Link">
630_360_15846...</text:a>
"]</text:p>
      <text:p text:style-name="P4">
Tags: ['Британія', 'Кремль', 'Розвідка', 'Війна з росією']</text:p>
      <text:p text:style-name="P4">
Type: Article</text:p>
      <!--METADATA-->
      <text:p text:style-name="P4">
<draw:frame draw:style-name="fr1" draw:name="Image86" text:anchor-type="as-char" svg:width="6.9236in" svg:height="3.956343in" draw:z-index="0">
<draw:image xlink:href="../Images/yкринформ/2023-04-09T09-24-00-03-00/630_360_1584614321-723.jpg" xlink:type="simple" xlink:show="embed" xlink:actuate="onLoad" draw:mime-type="image/jpeg"/>
</draw:frame>
 кремльнамагається показати росіянам, що контролює ситуацію на анексованих територіяхУкраїни, тоді як більша частина територій залишається зоною активних бойовихдій.</text:p>
      <text:p text:style-name="P4">
Про це у <text:a xlink:type="simple" xlink:href="https://twitter.com/DefenceHQ/status/1644930948700463107" text:style-name="Internet_20_link" text:visited-style-name="Visited_20_Internet_20_Link">
 </text:a>
повідомило Міністерство оборони Британії із посиланням на дані розвідки,передає Укрінформ.</text:p>
      <text:p text:style-name="P4">
5 квітня 2023 року підозрюваний у злочинах президент <text:a xlink:type="simple" xlink:href="https://www.ukrinform.ua/tag-rosia" text:style-name="Internet_20_link" text:visited-style-name="Visited_20_Internet_20_Link">
</text:a>
 володимир путін провів повноціннезасідання ради безпеки росії, вперше із жовтня 2022 року.</text:p>
      <text:p text:style-name="P4">
Основну доповідь на засіданні представив міністр внутрішніх справ володимирколокольцев. Він обговорив питання відновлення, питання правоохоронних органівта громадського порядку на незаконно анексованих територіях України.</text:p>
      <text:p text:style-name="P4">
«Вибір колокольцева як основного спікера, ймовірно, є спробою кремля показатиситуацію на цих територіях як нормалізовану», – вважають у розвідці.</text:p>
      <text:p text:style-name="P4">
<text:span text:style-name="T4">
Читайте також:</text:span>
 <text:a xlink:type="simple" xlink:href="https://www.ukrinform.ua/rubric-ato/3692975-u-rosii-zavlautsa-grupi-aktivistiv-gotovi-do-zbrojnogo-oporu-rezimu-usov.html" text:style-name="Internet_20_link" text:visited-style-name="Visited_20_Internet_20_Link">
 </text:a>
</text:p>
      <text:p text:style-name="P4">
Насправді більша частина територій залишається зоною активних бойових дій,піддається нападам партизанів і з надзвичайно обмеженим доступом до основнихпослуг для багатьох громадян.</text:p>
      <text:p text:style-name="P4">
Як повідомляв Укрінформ, у попередньому зведенні британська розвідкаповідомила, що <text:a xlink:type="simple" xlink:href="https://www.ukrinform.ua/rubric-ato/3693172-moskvi-ne-vdalosa-vigrati-vijnu-proti-ukrainskoi-energosistemi-britanska-rozvidka.html" text:style-name="Internet_20_link" text:visited-style-name="Visited_20_Internet_20_Link">
 </text:a>
, тому цю кампанію фактично згорнули.</text:p>
      <text:p text:style-name="P4">
Source: <text:a xlink:type="simple" xlink:href="https://www.ukrinform.ua/rubric-ato/3693466-kreml-namagaetsa-podavati-situaciu-v-ukraini-ak-kontrolovanu-britanska-rozvidka.html" text:style-name="Internet_20_link" text:visited-style-name="Visited_20_Internet_20_Link">
https://www.ukrinform.ua/rubric-ato/3693466-kreml-namagaetsa-podavati-situaciu-v-ukraini-ak-kontrolovanu-britanska-rozvidka.html</text:a>
</text:p>
      <!--NEWS-->
      <text:h text:style-name="P10" text:outline-level="1">
<text:span text:style-name="T4">
росіяни вночі атакували Запоріжжя ракетами С-300</text:span>
</text:h>
      <text:p text:style-name="P4">
Authors: Ukrinform (Person)</text:p>
      <text:p text:style-name="P4">
Publisher: Укринформ (Organization)</text:p>
      <text:p text:style-name="P4">
Published Time: 2023-04-09T09:33:00+03:00</text:p>
      <text:p text:style-name="P4">
Modified Time: 2023-04-09T09:33:00+03:00</text:p>
      <text:p text:style-name="P4">
Description: Вночі російські військові випустили дві ракети С-300 по Запоріжжю. Двоє людей загинули, пошкоджені понад 30 приватних будинків, один повністю зруйновано. — Укрінформ.</text:p>
      <text:p text:style-name="P4">
Images: ["<text:a xlink:type="simple" xlink:href="https://static.ukrinform.com/photos/2023_04/thumb_files/630_360_1681021434-907.jpg" text:style-name="Internet_20_link" text:visited-style-name="Visited_20_Internet_20_Link">
630_360_16810...</text:a>
", "<text:a xlink:type="simple" xlink:href="https://static.ukrinform.com/photos/2023_04/1681021433-307.jpg" text:style-name="Internet_20_link" text:visited-style-name="Visited_20_Internet_20_Link">
1681021433-30...</text:a>
", "<text:a xlink:type="simple" xlink:href="https://static.ukrinform.com/photos/2023_04/1681021435-879.jpg" text:style-name="Internet_20_link" text:visited-style-name="Visited_20_Internet_20_Link">
1681021435-87...</text:a>
"]</text:p>
      <text:p text:style-name="P4">
Tags: ['Обстріл', 'Запоріжжя', 'Війна з росією']</text:p>
      <text:p text:style-name="P4">
Type: Article</text:p>
      <!--METADATA-->
      <text:p text:style-name="P4">
<draw:frame draw:style-name="fr1" draw:name="Image87" text:anchor-type="as-char" svg:width="6.9236in" svg:height="3.956343in" draw:z-index="0">
<draw:image xlink:href="../Images/yкринформ/2023-04-09T09-33-00-03-00/630_360_1681021434-907.jpg" xlink:type="simple" xlink:show="embed" xlink:actuate="onLoad" draw:mime-type="image/jpeg"/>
</draw:frame>
 Вночіросійські військові випустили дві ракети С-300 по Запоріжжю. Двоє людейзагинули, пошкоджені понад 30 приватних будинків, один повністю зруйновано.</text:p>
      <text:p text:style-name="P4">
Про це повідомляє кореспондент Укрінформу з місця події.</text:p>
      <text:p text:style-name="P4">
Ракетна атака сталася близько 01:40. За даними правоохоронців, ворог випустивпо приватному сектору <text:a xlink:type="simple" xlink:href="https://www.ukrinform.ua/tag-raketa" text:style-name="Internet_20_link" text:visited-style-name="Visited_20_Internet_20_Link">
 </text:a>
 С-300. Одна зних влучила в житловий будинок, інша - впала на території приватного подвір'я.</text:p>
      <text:p text:style-name="P4">
<draw:frame draw:style-name="fr1" draw:name="Image88" text:anchor-type="as-char" svg:width="6.9236in" svg:height="5.1927in" draw:z-index="0">
<draw:image xlink:href="../Images/yкринформ/2023-04-09T09-33-00-03-00/1681021433-307.jpg" xlink:type="simple" xlink:show="embed" xlink:actuate="onLoad" draw:mime-type="image/jpeg"/>
</draw:frame>
</text:p>
      <text:p text:style-name="P4">
У мерії Запоріжжя повідомили, що попередньо, пошкоджено 33 будинки, один вщентзруйновано.</text:p>
      <text:p text:style-name="P4">
<draw:frame draw:style-name="fr1" draw:name="Image89" text:anchor-type="as-char" svg:width="6.9236in" svg:height="5.1927in" draw:z-index="0">
<draw:image xlink:href="../Images/yкринформ/2023-04-09T09-33-00-03-00/1681021435-879.jpg" xlink:type="simple" xlink:show="embed" xlink:actuate="onLoad" draw:mime-type="image/jpeg"/>
</draw:frame>
</text:p>
      <text:p text:style-name="P4">
На місці працюють комунальні служби.</text:p>
      <text:p text:style-name="P4">
<text:span text:style-name="T4">
Читайте також:</text:span>
 <text:a xlink:type="simple" xlink:href="https://www.ukrinform.ua/rubric-regions/3693457-vorog-obstrilav-majze-20-naselenih-punktiv-na-zaporizzi-troe-ludej-zaginuli.html" text:style-name="Internet_20_link" text:visited-style-name="Visited_20_Internet_20_Link">
 <text:span text:style-name="T4">
Запор</text:span>
 </text:a>
</text:p>
      <text:p text:style-name="P4">
Як повідомлялось, у Запоріжжі вночі з-під завалів співробітники ДСНС врятували46-річну жінку, яку передали лікарям швидкої. <text:a xlink:type="simple" xlink:href="https://www.ukrinform.ua/rubric-ato/3693446-vijska-rf-vdarili-raketami-po-zaporizzu-dvoe-zagiblih.html" text:style-name="Internet_20_link" text:visited-style-name="Visited_20_Internet_20_Link">
</text:a>
</text:p>
      <text:p text:style-name="P4">
Source: <text:a xlink:type="simple" xlink:href="https://www.ukrinform.ua/rubric-ato/3693468-rosiani-vnoci-atakuvali-zaporizza-raketami-s300.html" text:style-name="Internet_20_link" text:visited-style-name="Visited_20_Internet_20_Link">
https://www.ukrinform.ua/rubric-ato/3693468-rosiani-vnoci-atakuvali-zaporizza-raketami-s300.html</text:a>
</text:p>
      <!--NEWS-->
      <text:h text:style-name="P10" text:outline-level="1">
<text:span text:style-name="T4">
Війська рф зранку обстріляли громаду на Сумщині</text:span>
</text:h>
      <text:p text:style-name="P4">
Authors: Ukrinform (Person)</text:p>
      <text:p text:style-name="P4">
Publisher: Укринформ (Organization)</text:p>
      <text:p text:style-name="P4">
Published Time: 2023-04-09T09:39:00+03:00</text:p>
      <text:p text:style-name="P4">
Modified Time: 2023-04-09T09:39:00+03:00</text:p>
      <text:p text:style-name="P4">
Description: російські війська зранку неділі, 9 квітня, обстріляли з артилерії Середино-Будську громаду Сумської області. — Укрінформ.</text:p>
      <text:p text:style-name="P4">
Images: ["<text:a xlink:type="simple" xlink:href="https://static.ukrinform.com/photos/2023_03/thumb_files/630_360_1679917009-251.jpg" text:style-name="Internet_20_link" text:visited-style-name="Visited_20_Internet_20_Link">
630_360_16799...</text:a>
"]</text:p>
      <text:p text:style-name="P4">
Tags: ['Обстріл', 'Сумщина', 'Війна з росією']</text:p>
      <text:p text:style-name="P4">
Type: Article</text:p>
      <!--METADATA-->
      <text:p text:style-name="P4">
<draw:frame draw:style-name="fr1" draw:name="Image90" text:anchor-type="as-char" svg:width="6.9236in" svg:height="3.956343in" draw:z-index="0">
<draw:image xlink:href="../Images/yкринформ/2023-04-09T09-39-00-03-00/630_360_1679917009-251.jpg" xlink:type="simple" xlink:show="embed" xlink:actuate="onLoad" draw:mime-type="image/jpeg"/>
</draw:frame>
 російськівійська зранку неділі, 9 квітня, обстріляли з артилерії Середино-Будськугромаду Сумської області.</text:p>
      <text:p text:style-name="P4">
Як передає Укрінформ, про це Сумська обласна військова адміністраціяповідомляє у <text:a xlink:type="simple" xlink:href="https://t.me/Sumy_news_ODA/15337" text:style-name="Internet_20_link" text:visited-style-name="Visited_20_Internet_20_Link">
 </text:a>
</text:p>
      <text:p text:style-name="P4">
“Ніч минула без обстрілів. Зранку з території рф здійснено три артилерійські <text:a xlink:type="simple" xlink:href="https://www.ukrinform.ua/tag-obstril" text:style-name="Internet_20_link" text:visited-style-name="Visited_20_Internet_20_Link">
</text:a>
 Середино-Будської громади. Зафіксованоп'ять прильотів”, - ідеться в повідомленні.</text:p>
      <text:p text:style-name="P4">
В ОВА додали, що обійшлося без наслідків.</text:p>
      <text:p text:style-name="P4">
<text:span text:style-name="T4">
Читайте також:</text:span>
 <text:a xlink:type="simple" xlink:href="https://www.ukrinform.ua/rubric-ato/3693210-ignat-poasniv-comu-narazi-vazko-borotisa-z-kerovanimi-aviabombami.html" text:style-name="Internet_20_link" text:visited-style-name="Visited_20_Internet_20_Link">
 </text:a>
</text:p>
      <text:p text:style-name="P4">
Як повідомляв Укрінформ, російські війська 8 квітня <text:a xlink:type="simple" xlink:href="https://www.ukrinform.ua/rubric-ato/3693393-rosiani-za-den-sim-raziv-obstrilali-prikordonna-sumsini.html" text:style-name="Internet_20_link" text:visited-style-name="Visited_20_Internet_20_Link">
</text:a>
</text:p>
      <text:p text:style-name="P4">
Source: <text:a xlink:type="simple" xlink:href="https://www.ukrinform.ua/rubric-ato/3693471-rosiani-zranku-obstrilali-gromadu-na-sumsini.html" text:style-name="Internet_20_link" text:visited-style-name="Visited_20_Internet_20_Link">
https://www.ukrinform.ua/rubric-ato/3693471-rosiani-zranku-obstrilali-gromadu-na-sumsini.html</text:a>
</text:p>
      <!--NEWS-->
      <text:h text:style-name="P10" text:outline-level="1">
<text:span text:style-name="T4">
ЗСУ знищили вже 178 150 російських загарбників</text:span>
</text:h>
      <text:p text:style-name="P4">
Authors: Ukrinform (Person)</text:p>
      <text:p text:style-name="P4">
Publisher: Укринформ (Organization)</text:p>
      <text:p text:style-name="P4">
Published Time: 2023-04-09T09:40:38+03:00</text:p>
      <text:p text:style-name="P4">
Modified Time: 2023-04-09T09:40:38+03:00</text:p>
      <text:p text:style-name="P4">
Description: Сили оборони України ліквідували з 24 лютого 2022 року по 9 квітня 2023 року близько 178 тисяч 150 російських агресорів, з них за минулу добу - 470 осіб. — Укрінформ.</text:p>
      <text:p text:style-name="P4">
Images: ["<text:a xlink:type="simple" xlink:href="https://static.ukrinform.com/photos/2022_04/thumb_files/630_360_1649246846-717.jpg" text:style-name="Internet_20_link" text:visited-style-name="Visited_20_Internet_20_Link">
630_360_16492...</text:a>
", "<text:a xlink:type="simple" xlink:href="https://static.ukrinform.com/photos/2023_04/1681022340-606.jpeg" text:style-name="Internet_20_link" text:visited-style-name="Visited_20_Internet_20_Link">
1681022340-60...</text:a>
"]</text:p>
      <text:p text:style-name="P4">
Tags: ['ЗСУ', 'Російські військові', 'Війна з росією']</text:p>
      <text:p text:style-name="P4">
Type: Article</text:p>
      <!--METADATA-->
      <text:p text:style-name="P4">
<draw:frame draw:style-name="fr1" draw:name="Image91" text:anchor-type="as-char" svg:width="6.9236in" svg:height="3.956343in" draw:z-index="0">
<draw:image xlink:href="../Images/yкринформ/2023-04-09T09-40-38-03-00/630_360_1649246846-717.jpg" xlink:type="simple" xlink:show="embed" xlink:actuate="onLoad" draw:mime-type="image/jpeg"/>
</draw:frame>
 Силиоборони України ліквідували з 24 лютого 2022 року по 9 квітня 2023 рокублизько 178 тисяч 150 російських агресорів, з них за минулу добу - 470 осіб.</text:p>
      <text:p text:style-name="P4">
Як передає Укрінформ, про це у <text:a xlink:type="simple" xlink:href="https://www.facebook.com/GeneralStaff.ua/posts/pfbid022K96E5NBzVKJtofHNiWtBduVrS3i4ZxdZztWXJkEJDZppBbikfLYMx9NFFVeNPiPl" text:style-name="Internet_20_link" text:visited-style-name="Visited_20_Internet_20_Link">
</text:a>
<text:a xlink:type="simple" xlink:href="https://www.facebook.com/GeneralStaff.ua/posts/pfbid022K96E5NBzVKJtofHNiWtBduVrS3i4ZxdZztWXJkEJDZppBbikfLYMx9NFFVeNPiPl" text:style-name="Internet_20_link" text:visited-style-name="Visited_20_Internet_20_Link">
</text:a>
повідомляє Генеральний штаб Збройних сил України.</text:p>
      <text:p text:style-name="P4">
Також знищено 3636 ворожих танків (+0), бойових броньованих машин ‒ 7024 (+4),артилерійських систем – 2740 (+13), РСЗВ – 533 (+0), засобів ППО ‒ 282 (+0),літаків – 307 (+0), гелікоптерів – 292 (+0), БПЛА оперативно-тактичного рівня– 2312 (+14), крилатих ракет ‒ 911 (+0), кораблів / катерів ‒ 18 (+0),автомобільної техніки та автоцистерн – 5602 (+3), спеціальної техніки ‒ 309(+5).</text:p>
      <text:p text:style-name="P4">
<draw:frame draw:style-name="fr1" draw:name="Image92" text:anchor-type="as-char" svg:width="6.9236in" svg:height="9.962291in" draw:z-index="0">
<draw:image xlink:href="../Images/yкринформ/2023-04-09T09-40-38-03-00/1681022340-606.jpeg" xlink:type="simple" xlink:show="embed" xlink:actuate="onLoad" draw:mime-type="image/jpeg"/>
</draw:frame>
</text:p>
      <text:p text:style-name="P4">
Дані уточнюються.</text:p>
      <text:p text:style-name="P4">
<text:span text:style-name="T4">
Читайте також:</text:span>
 <text:a xlink:type="simple" xlink:href="https://www.ukrinform.ua/rubric-ato/3693337-na-mikolaivsini-zsu-znisili-rozviduvalnij-bezpilotnik-rosian.html" text:style-name="Internet_20_link" text:visited-style-name="Visited_20_Internet_20_Link">
 <text:span text:style-name="T4">
знищ</text:span>
 </text:a>
</text:p>
      <text:p text:style-name="P4">
Як повідомляв Укрінформ, <text:a xlink:type="simple" xlink:href="https://www.ukrinform.ua/rubric-ato/3693435-zsu-za-dobu-vidbili-ponad-50-atak-protivnika.html" text:style-name="Internet_20_link" text:visited-style-name="Visited_20_Internet_20_Link">
 </text:a>
 понад 50 атак російськихвійськ.</text:p>
      <text:p text:style-name="P4">
Source: <text:a xlink:type="simple" xlink:href="https://www.ukrinform.ua/rubric-ato/3693470-zsu-znisili-vze-178-150-rosijskih-zagarbnikiv.html" text:style-name="Internet_20_link" text:visited-style-name="Visited_20_Internet_20_Link">
https://www.ukrinform.ua/rubric-ato/3693470-zsu-znisili-vze-178-150-rosijskih-zagarbnikiv.html</text:a>
</text:p>
      <!--NEWS-->
      <text:h text:style-name="P10" text:outline-level="1">
<text:span text:style-name="T4">
росіяни через негоду збільшують кількість артобстрілів на Луганщині</text:span>
</text:h>
      <text:p text:style-name="P4">
Authors: Ukrinform (Person)</text:p>
      <text:p text:style-name="P4">
Publisher: Укринформ (Organization)</text:p>
      <text:p text:style-name="P4">
Published Time: 2023-04-09T09:52:00+03:00</text:p>
      <text:p text:style-name="P4">
Modified Time: 2023-04-09T09:52:00+03:00</text:p>
      <text:p text:style-name="P4">
Description: На Луганщині загарбники через негоду не можуть задіяти бронетехніку при черговій спробі нападу, тому збільшують кількість артобстрілів. — Укрінформ.</text:p>
      <text:p text:style-name="P4">
Images: ["<text:a xlink:type="simple" xlink:href="https://static.ukrinform.com/photos/2018_01/thumb_files/630_360_1515582984-3216-foto-milgovua.jpg" text:style-name="Internet_20_link" text:visited-style-name="Visited_20_Internet_20_Link">
630_360_15155...</text:a>
"]</text:p>
      <text:p text:style-name="P4">
Tags: ['Луганщина', 'Окупація', 'Російські військові', 'Війна з росією', 'Артилерія']</text:p>
      <text:p text:style-name="P4">
Type: Article</text:p>
      <!--METADATA-->
      <text:p text:style-name="P4">
<draw:frame draw:style-name="fr1" draw:name="Image93" text:anchor-type="as-char" svg:width="6.9236in" svg:height="3.956343in" draw:z-index="0">
<draw:image xlink:href="../Images/yкринформ/2023-04-09T09-52-00-03-00/630_360_1515582984-3216-foto-milgovua.jpg" xlink:type="simple" xlink:show="embed" xlink:actuate="onLoad" draw:mime-type="image/jpeg"/>
</draw:frame>
 На Луганщині загарбники через негоду не можуть задіятибронетехніку при черговій спробі нападу, тому збільшують кількістьартобстрілів.</text:p>
      <text:p text:style-name="P4">
Як передає Укрінформ, про це Луганська обласна військова адміністраціяповідомляє у <text:a xlink:type="simple" xlink:href="https://www.facebook.com/odalug/posts/pfbid0Y7iej8D9fA8wVTyb3JQbEcHZXmDbo6RD2RJnJ6KTxzhoFr3Bkt7w9potAUT6E4nYl" text:style-name="Internet_20_link" text:visited-style-name="Visited_20_Internet_20_Link">
</text:a>
</text:p>
      <text:p text:style-name="P4">
«В ті дні, коли ворог через негоду не може задіяти бронетехніку при черговійспробі нападу, він збільшує кількість артобстрілів», – зазначив виконувачобов’язків начальника Луганської ОВА Олексій Смирнов.</text:p>
      <text:p text:style-name="P4">
За його словами, «у квітні від ворожого вогню потерпають переважно деокупованінаселені пункти Красноріченської громади. На цій ділянці росіяни почали більшактивно застосовувати реактивну, далекобійну артилерію та авіабомбардування.За попередніми даними, зруйновано майже 60% житлового фонду. На території цихнаселених пунктів ще залишаються 137 цивільних осіб, яких ми щоразу вмовляємодо евакуації».</text:p>
      <text:p text:style-name="P4">
«Якщо керувати населеними пунктами <text:a xlink:type="simple" xlink:href="https://www.ukrinform.ua/tag-rosia" text:style-name="Internet_20_link" text:visited-style-name="Visited_20_Internet_20_Link">
 </text:a>
знайшли кому, то налагодити системи життєдіяльності там не в змозі. Післяберезневого снігопаду на вулицях прифронтових міст все ще лежать обірваніелектропроводи, по яких пересуваються люди та транспорт», - ідеться вповідомленні.</text:p>
      <text:p text:style-name="P4">
<text:span text:style-name="T4">
Читайте також:</text:span>
 <text:a xlink:type="simple" xlink:href="https://www.ukrinform.ua/rubric-regions/3687832-zagarbniki-pisla-1-lipna-zvilnatimut-ziteliv-lugansini-aki-vidmovlautsa-vid-pasportiv-rf.html" text:style-name="Internet_20_link" text:visited-style-name="Visited_20_Internet_20_Link">
 <text:span text:style-name="T4">
Луганщини</text:span>
 </text:a>
</text:p>
      <text:p text:style-name="P4">
У Луганській ОВА зауважили, що у Лисичанську за дев’ять місяців не змогливідновити нормальну роботу закладів охорони здоров’я. Допомогу там надають унещодавно облаштованому мобільному пункті. Приймають медики з Луганська,видають ліки від застуди, тиску, знеболювальні та інші препарати.</text:p>
      <text:p text:style-name="P4">
Втім, є преференції для молоді. Як зазначається в повідомленні ОВА, «знайшлиїм майбутнє в минулому. Додаткові бали при вступі до російських вишівнадаватимуться тим абітурієнтам із так званої «лнр», хто має відзнаку «ГТО» -як то кажуть: «готов к труду и обороне».</text:p>
      <text:p text:style-name="P4">
Як повідомляв Укрінформ, понад 6 тисяч дітей із тимчасово захоплених територійУкраїни <text:a xlink:type="simple" xlink:href="https://www.ukrinform.ua/rubric-ato/3676556-u-rosii-projsli-perevihovanna-ponad-6-tisac-vikradenih-v-ukraini-ditej-luganska-ova.html" text:style-name="Internet_20_link" text:visited-style-name="Visited_20_Internet_20_Link">
 </text:a>
</text:p>
      <text:p text:style-name="P4">
Source: <text:a xlink:type="simple" xlink:href="https://www.ukrinform.ua/rubric-ato/3693475-rosiani-cerez-negodu-zbilsuut-kilkist-artobstriliv-na-lugansini.html" text:style-name="Internet_20_link" text:visited-style-name="Visited_20_Internet_20_Link">
https://www.ukrinform.ua/rubric-ato/3693475-rosiani-cerez-negodu-zbilsuut-kilkist-artobstriliv-na-lugansini.html</text:a>
</text:p>
      <!--NEWS-->
      <text:h text:style-name="P10" text:outline-level="1">
<text:span text:style-name="T4">
Через російську агресію в Україні загинули 468 дітей</text:span>
</text:h>
      <text:p text:style-name="P4">
Authors: Ukrinform (Person)</text:p>
      <text:p text:style-name="P4">
Publisher: Укринформ (Organization)</text:p>
      <text:p text:style-name="P4">
Published Time: 2023-04-09T09:52:05+03:00</text:p>
      <text:p text:style-name="P4">
Modified Time: 2023-04-09T09:52:05+03:00</text:p>
      <text:p text:style-name="P4">
Description: Армія російської федерації станом на ранок 9 квітня вбила в Україні 468 дітей, ще 947 дітей були поранені. — Укрінформ.</text:p>
      <text:p text:style-name="P4">
Images: ["<text:a xlink:type="simple" xlink:href="https://static.ukrinform.com/photos/2022_08/thumb_files/630_360_1661502009-183.jpg" text:style-name="Internet_20_link" text:visited-style-name="Visited_20_Internet_20_Link">
630_360_16615...</text:a>
"]</text:p>
      <text:p text:style-name="P4">
Tags: ['Діти', 'Війна з росією']</text:p>
      <text:p text:style-name="P4">
Type: Article</text:p>
      <!--METADATA-->
      <text:p text:style-name="P4">
<draw:frame draw:style-name="fr1" draw:name="Image94" text:anchor-type="as-char" svg:width="6.9236in" svg:height="3.956343in" draw:z-index="0">
<draw:image xlink:href="../Images/yкринформ/2023-04-09T09-52-05-03-00/630_360_1661502009-183.jpg" xlink:type="simple" xlink:show="embed" xlink:actuate="onLoad" draw:mime-type="image/jpeg"/>
</draw:frame>
 Арміяросійської федерації станом на ранок 9 квітня вбила в Україні 468 дітей, ще947 дітей були поранені.</text:p>
      <text:p text:style-name="P4">
Як передає Укрінформ, про це Офіс генерального прокурора повідомляє в <text:a xlink:type="simple" xlink:href="https://t.me/pgo_gov_ua/11116" text:style-name="Internet_20_link" text:visited-style-name="Visited_20_Internet_20_Link">
</text:a>
 <text:a xlink:type="simple" xlink:href="https://t.me/pgo_gov_ua/11116" text:style-name="Internet_20_link" text:visited-style-name="Visited_20_Internet_20_Link">
 </text:a>
 <text:a xlink:type="simple" xlink:href="https://t.me/pgo_gov_ua/11116" text:style-name="Internet_20_link" text:visited-style-name="Visited_20_Internet_20_Link">
</text:a>
</text:p>
      <text:p text:style-name="P4">
“Станом на ранок 9 квітня 2023 року більше ніж 1415 дітей постраждали вУкраїні внаслідок повномасштабної збройної <text:a xlink:type="simple" xlink:href="https://www.ukrinform.ua/tag-russian-aggression" text:style-name="Internet_20_link" text:visited-style-name="Visited_20_Internet_20_Link">
 </text:a>
 . За офіційною інформацією ювенальних прокурорів, 468дітей загинуло та понад 947 отримали поранення різного ступеня тяжкості”, -ідеться в повідомленні.</text:p>
      <text:p text:style-name="P4">
Ці дані не є остаточними, оскільки триває робота з їх встановлення в місцяхведення бойових дій, на тимчасово захоплених та звільнених територіях.</text:p>
      <text:p text:style-name="P4">
Найбільше постраждало дітей у Донецькій області - 449, Харківській - 275,Київській - 127, Херсонській - 94, Запорізькій - 89, Миколаївській - 85,Чернігівській - 68, Луганській - 66, Дніпропетровській - 66.</text:p>
      <text:p text:style-name="P4">
У неділю, 9 квітня, росіяни здійснили ракетний обстріл Запоріжжя. Одна ракетавлучила у приватний житловий будинок, що <text:a xlink:type="simple" xlink:href="https://www.ukrinform.ua/rubric-ato/3693446-vijska-rf-vdarili-raketami-po-zaporizzu-dvoe-zagiblih.html" text:style-name="Internet_20_link" text:visited-style-name="Visited_20_Internet_20_Link">
 </text:a>
 .</text:p>
      <text:p text:style-name="P4">
<text:span text:style-name="T4">
Читайте також:</text:span>
 <text:a xlink:type="simple" xlink:href="https://www.ukrinform.ua/rubric-other_news/3693303-v-ukraini-cerez-vijnu-svoi-domivki-zalisili-60-ditej-volonteri.html" text:style-name="Internet_20_link" text:visited-style-name="Visited_20_Internet_20_Link">
 <text:span text:style-name="T4">
дітей</text:span>
 </text:a>
</text:p>
      <text:p text:style-name="P4">
У суботу, 8 квітня, внаслідок ворожого обстрілу Торецька Донецької областідістав поранення 15-річний хлопець.</text:p>
      <text:p text:style-name="P4">
Як повідомляв Укрінформ, в Україну 8 квітня повернулася <text:a xlink:type="simple" xlink:href="https://www.ukrinform.ua/rubric-society/3693273-v-ukrainu-povertaetsa-31-ditina-deportovana-rosieu.html" text:style-name="Internet_20_link" text:visited-style-name="Visited_20_Internet_20_Link">
</text:a>
</text:p>
      <text:p text:style-name="P4">
Source: <text:a xlink:type="simple" xlink:href="https://www.ukrinform.ua/rubric-ato/3693474-cerez-rosijsku-agresiu-v-ukraini-zaginuli-468-ditej.html" text:style-name="Internet_20_link" text:visited-style-name="Visited_20_Internet_20_Link">
https://www.ukrinform.ua/rubric-ato/3693474-cerez-rosijsku-agresiu-v-ukraini-zaginuli-468-ditej.html</text:a>
</text:p>
      <!--NEWS-->
      <text:h text:style-name="P10" text:outline-level="1">
<text:span text:style-name="T4">
Війська рф використовують артилерію для компенсації зниженого наступального потенціалу – ISW</text:span>
</text:h>
      <text:p text:style-name="P4">
Authors: Ukrinform (Person)</text:p>
      <text:p text:style-name="P4">
Publisher: Укринформ (Organization)</text:p>
      <text:p text:style-name="P4">
Published Time: 2023-04-09T09:58:09+03:00</text:p>
      <text:p text:style-name="P4">
Modified Time: 2023-04-09T09:58:09+03:00</text:p>
      <text:p text:style-name="P4">
Description: росія веде бої вздовж усієї лінії фронту, проте її загальне просування наближається до кульмінації і окупанти використовують артилерію, щоб компенсувати знижений наступальний потенціал. — Укрінформ.</text:p>
      <text:p text:style-name="P4">
Images: ["<text:a xlink:type="simple" xlink:href="https://static.ukrinform.com/photos/2023_02/thumb_files/630_360_1675756522-669.jpg" text:style-name="Internet_20_link" text:visited-style-name="Visited_20_Internet_20_Link">
630_360_16757...</text:a>
"]</text:p>
      <text:p text:style-name="P4">
Tags: ['Донеччина', 'Російські військові', 'Війна з росією']</text:p>
      <text:p text:style-name="P4">
Type: Article</text:p>
      <!--METADATA-->
      <text:p text:style-name="P4">
<draw:frame draw:style-name="fr1" draw:name="Image95" text:anchor-type="as-char" svg:width="6.9236in" svg:height="3.956343in" draw:z-index="0">
<draw:image xlink:href="../Images/yкринформ/2023-04-09T09-58-09-03-00/630_360_1675756522-669.jpg" xlink:type="simple" xlink:show="embed" xlink:actuate="onLoad" draw:mime-type="image/jpeg"/>
</draw:frame>
 росія ведебої вздовж усієї лінії фронту, проте її загальне просування наближається докульмінації і окупанти використовують артилерію, щоб компенсувати зниженийнаступальний потенціал.</text:p>
      <text:p text:style-name="P4">
Про це у <text:a xlink:type="simple" xlink:href="https://www.understandingwar.org/backgrounder/russian-offensive-campaign-assessment-april-8-2023" text:style-name="Internet_20_link" text:visited-style-name="Visited_20_Internet_20_Link">
 </text:a>
 повідомляє Інститут вивчення війни (ISW),передає Укрінформ.</text:p>
      <text:p text:style-name="P4">
Зокрема, зазначається, що 8 квітня голова Ради резервістів Сухопутних військУкраїни Іван Тимочко повідомив, що російські війська ведуть бої на всій лініїфронту, але наступальний потенціал росії продовжує знижуватися.</text:p>
      <text:p text:style-name="P4">
За його словами, війська рф не просуваються серйозно ніде на лінії фронту, атемпи атак в Бахмуті та на околицях дещо знизилися на одних ділянках іповністю зупинилися на інших.</text:p>
      <text:p text:style-name="P4">
Тимочко оцінив російський наступ на Авдіївку як такий, що «захлинувся», іпідкреслив, що <text:a xlink:type="simple" xlink:href="https://www.ukrinform.ua/tag-rosia" text:style-name="Internet_20_link" text:visited-style-name="Visited_20_Internet_20_Link">
 </text:a>
 досі не взяла підконтроль Мар’їнку, незважаючи на те, що перетворила місто на руїни.</text:p>
      <text:p text:style-name="P4">
Водночас російські війська використовують артилерію, щоб компенсувати зниженийнаступальний потенціал, повідомляють в ISW.</text:p>
      <text:p text:style-name="P4">
Аналітики вважають, що високий попит на снаряди свідчить, що росія значноюмірою покладається на артилерію, щоб компенсувати ключові недоліки в бойовійспроможності, зокрема погані навички наземного штурму та недоступність авіаціїв Україні.</text:p>
      <text:p text:style-name="P4">
російські війська використовують важкі артилерійські обстріли, щоб повністюзруйнувати населені пункти, перш ніж захопити їх наземними атаками.</text:p>
      <text:p text:style-name="P4">
<text:span text:style-name="T4">
Читайте також:</text:span>
 <text:a xlink:type="simple" xlink:href="https://www.ukrinform.ua/rubric-ato/3692948-gur-pro-vitik-sekretnih-dokumentiv-sodo-kontrnastupu-rosia-provodit-svoi-specoperacii-u-fotosopi.html" text:style-name="Internet_20_link" text:visited-style-name="Visited_20_Internet_20_Link">
 </text:a>
</text:p>
      <text:p text:style-name="P4">
«Триваючий дефіцит артилерійських боєприпасів у росії підірве здатністьросійських військових продовжувати компенсувати інші свої недоліки таобмеження», – йдеться у зведенні.</text:p>
      <text:p text:style-name="P4">
Як повідомлялося, військове командування рф, імовірно, <text:a xlink:type="simple" xlink:href="https://www.ukrinform.ua/rubric-ato/3692739-u-rosii-stvoruut-zagoni-dla-vulicnih-boiv-isw.html" text:style-name="Internet_20_link" text:visited-style-name="Visited_20_Internet_20_Link">
</text:a>
 у ключових формуваннях на передовій для веденнябойових дій у містах і посилення боєздатності підрозділів.</text:p>
      <text:p text:style-name="P4">
Source: <text:a xlink:type="simple" xlink:href="https://www.ukrinform.ua/rubric-ato/3693477-vijska-rf-vikoristovuut-artileriu-dla-kompensacii-znizenogo-nastupalnogo-potencialu-isw.html" text:style-name="Internet_20_link" text:visited-style-name="Visited_20_Internet_20_Link">
https://www.ukrinform.ua/rubric-ato/3693477-vijska-rf-vikoristovuut-artileriu-dla-kompensacii-znizenogo-nastupalnogo-potencialu-isw.html</text:a>
</text:p>
      <!--NEWS-->
      <text:h text:style-name="P10" text:outline-level="1">
<text:span text:style-name="T4">
росіяни за добу поранили двох жителів Донеччини</text:span>
</text:h>
      <text:p text:style-name="P4">
Authors: Ukrinform (Person)</text:p>
      <text:p text:style-name="P4">
Publisher: Укринформ (Organization)</text:p>
      <text:p text:style-name="P4">
Published Time: 2023-04-09T09:59:00+03:00</text:p>
      <text:p text:style-name="P4">
Modified Time: 2023-04-09T09:59:00+03:00</text:p>
      <text:p text:style-name="P4">
Description: На Донеччині минулої доби, 8 квітня, внаслідок російських обстрілів зазнали поранень двоє місцевих жителів – у Торецьку та Бахмуті. — Укрінформ.</text:p>
      <text:p text:style-name="P4">
Images: ["<text:a xlink:type="simple" xlink:href="https://static.ukrinform.com/photos/2022_06/thumb_files/630_360_1654768443-794.jpg" text:style-name="Internet_20_link" text:visited-style-name="Visited_20_Internet_20_Link">
630_360_16547...</text:a>
", "<text:a xlink:type="simple" xlink:href="https://static.ukrinform.com/photos/2023_04/1681023548-391.jpeg" text:style-name="Internet_20_link" text:visited-style-name="Visited_20_Internet_20_Link">
1681023548-39...</text:a>
"]</text:p>
      <text:p text:style-name="P4">
Tags: ['Донеччина', 'Поранені', 'Війна з росією']</text:p>
      <text:p text:style-name="P4">
Type: Article</text:p>
      <!--METADATA-->
      <text:p text:style-name="P4">
<draw:frame draw:style-name="fr1" draw:name="Image96" text:anchor-type="as-char" svg:width="6.9236in" svg:height="3.956343in" draw:z-index="0">
<draw:image xlink:href="../Images/yкринформ/2023-04-09T09-59-00-03-00/630_360_1654768443-794.jpg" xlink:type="simple" xlink:show="embed" xlink:actuate="onLoad" draw:mime-type="image/jpeg"/>
</draw:frame>
 НаДонеччині минулої доби, 8 квітня, внаслідок російських обстрілів зазналипоранень двоє місцевих жителів – у Торецьку та Бахмуті.</text:p>
      <text:p text:style-name="P4">
Про це у <text:a xlink:type="simple" xlink:href="https://t.me/pavlokyrylenko_donoda/7447" text:style-name="Internet_20_link" text:visited-style-name="Visited_20_Internet_20_Link">
 </text:a>
 повідомив начальникДонецької ОВА Павло Кириленко, передає Укрінформ.</text:p>
      <text:p text:style-name="P4">
«За 8 квітня росіяни <text:a xlink:type="simple" xlink:href="https://www.ukrinform.ua/tag-poraneni" text:style-name="Internet_20_link" text:visited-style-name="Visited_20_Internet_20_Link">
 </text:a>
 2 жителівДонеччини: у Торецьку та Бахмуті», - йдеться у повідомленні.</text:p>
      <text:p text:style-name="P4">
<draw:frame draw:style-name="fr1" draw:name="Image97" text:anchor-type="as-char" svg:width="6.9236in" svg:height="4.942681in" draw:z-index="0">
<draw:image xlink:href="../Images/yкринформ/2023-04-09T09-59-00-03-00/1681023548-391.jpeg" xlink:type="simple" xlink:show="embed" xlink:actuate="onLoad" draw:mime-type="image/jpeg"/>
</draw:frame>
</text:p>
      <text:p text:style-name="P4">
<text:span text:style-name="T4">
Читайте також:</text:span>
 <text:a xlink:type="simple" xlink:href="https://www.ukrinform.ua/rubric-regions/3693309-u-zaporizkij-oblasti-vnaslidok-rosijskogo-obstrilu-poraneni-dvoe-colovikiv.html" text:style-name="Internet_20_link" text:visited-style-name="Visited_20_Internet_20_Link">
 <text:span text:style-name="T4">
поранені</text:span>
 </text:a>
</text:p>
      <text:p text:style-name="P4">
Підкреслюється, що наразі неможливо встановити точну кількість жертв уМаріуполі та Волновасі.</text:p>
      <text:p text:style-name="P4">
Як повідомляв Укрінформ, армія російської федерації за добу 7 квітня <text:a xlink:type="simple" xlink:href="https://www.ukrinform.ua/rubric-regions/3693139-vijska-rf-minuloi-dobi-vbili-cotiroh-ziteliv-doneccini.html" text:style-name="Internet_20_link" text:visited-style-name="Visited_20_Internet_20_Link">
</text:a>
</text:p>
      <text:p text:style-name="P4">
Source: <text:a xlink:type="simple" xlink:href="https://www.ukrinform.ua/rubric-regions/3693478-rosiani-za-dobu-poranili-dvoh-ziteliv-doneccini.html" text:style-name="Internet_20_link" text:visited-style-name="Visited_20_Internet_20_Link">
https://www.ukrinform.ua/rubric-regions/3693478-rosiani-za-dobu-poranili-dvoh-ziteliv-doneccini.html</text:a>
</text:p>
      <!--NEWS-->
      <text:h text:style-name="P10" text:outline-level="1">
<text:span text:style-name="T4">
At Kupiansk direction Russian army shelled Kolodyazne, Krasne Pershe, Novomlynsk, Dvorichna, ...</text:span>
</text:h>
      <text:p text:style-name="P4">
Authors: liveuamap (Language: en)</text:p>
      <text:p text:style-name="P4">
Time: 2023-04-09T0:39:00</text:p>
      <text:p text:style-name="P4">
Location: Svatove (Latitude:49.5388 Longtitude:37.89597)</text:p>
      <text:p text:style-name="P4">
Videos: []</text:p>
      <text:p text:style-name="P4">
Images: []</text:p>
      <text:p text:style-name="P4">
Tags: ["Russia"]</text:p>
      <text:p text:style-name="P4">
ID: 22554742</text:p>
      <!--METADATA-->
      <text:p text:style-name="P4">
At Kupiansk direction Russian army shelled Kolodyazne, Krasne Pershe,Novomlynsk, Dvorichna, Zapadne, Krokhmalne, Kindrashivka, Pischane andBerestove of Kharkiv region, - General Staff of Armed Forces of Ukraine saysin the morning report</text:p>
      <text:p text:style-name="P4">
News Collection Link: <text:a xlink:type="simple" xlink:href="https://liveuamap.com/en/2023/9-april-at-kupiansk-direction-russian-army-shelled-kolodyazne" text:style-name="Internet_20_link" text:visited-style-name="Visited_20_Internet_20_Link">
https://liveuamap.com/en/2023/9-april-at-kupiansk-direction-russian-army-shelled-kolodyazne</text:a>
</text:p>
      <text:p text:style-name="P4">
Source: <text:a xlink:type="simple" xlink:href="https://t.me/lumsrc/4447" text:style-name="Internet_20_link" text:visited-style-name="Visited_20_Internet_20_Link">
https://t.me/lumsrc/4447</text:a>
</text:p>
      <!--NEWS-->
      <text:h text:style-name="P10" text:outline-level="1">
<text:span text:style-name="T4">
На Донеччині аеророзвідники знищили спостережний пункт росіян</text:span>
</text:h>
      <text:p text:style-name="P4">
Authors: Ukrinform (Person)</text:p>
      <text:p text:style-name="P4">
Publisher: Укринформ (Organization)</text:p>
      <text:p text:style-name="P4">
Published Time: 2023-04-09T10:04:00+03:00</text:p>
      <text:p text:style-name="P4">
Modified Time: 2023-04-09T10:04:00+03:00</text:p>
      <text:p text:style-name="P4">
Description: У Донецькій області аеророзвідники ліквідували ворожий спостережний пункт, розміщений на териконі. — Укрінформ.</text:p>
      <text:p text:style-name="P4">
Images: ["<text:a xlink:type="simple" xlink:href="https://static.ukrinform.com/photos/2019_04/thumb_files/630_360_1556257793-170.jpg" text:style-name="Internet_20_link" text:visited-style-name="Visited_20_Internet_20_Link">
630_360_15562...</text:a>
"]</text:p>
      <text:p text:style-name="P4">
Tags: ['ЗСУ', 'Російські військові', 'Війна з росією']</text:p>
      <text:p text:style-name="P4">
Type: Article</text:p>
      <!--METADATA-->
      <text:p text:style-name="P4">
<draw:frame draw:style-name="fr1" draw:name="Image98" text:anchor-type="as-char" svg:width="6.9236in" svg:height="3.956343in" draw:z-index="0">
<draw:image xlink:href="../Images/yкринформ/2023-04-09T10-04-00-03-00/630_360_1556257793-170.jpg" xlink:type="simple" xlink:show="embed" xlink:actuate="onLoad" draw:mime-type="image/jpeg"/>
</draw:frame>
 УДонецькій області аеророзвідники ліквідували ворожий спостережний пункт,розміщений на териконі.</text:p>
      <text:p text:style-name="P4">
Як передає Укрінформ, про це Військово-морські сили Збройних сил Україниповідомляють у <text:a xlink:type="simple" xlink:href="https://t.me/ukrainian_navy/2700" text:style-name="Internet_20_link" text:visited-style-name="Visited_20_Internet_20_Link">
 </text:a>
</text:p>
      <text:p text:style-name="P4">
“На Донеччині аеророзвідники окремої бригади морської піхоти імені контр-адмірала Михайла Остроградського ліквідували ворожий спостережний пункт, якийбув розміщений на одному з териконів”, - ідеться у повідомленні.</text:p>
      <text:p text:style-name="P4">
_Відео:<text:a xlink:type="simple" xlink:href="https://t.me/ukrainian_navy/2700" text:style-name="Internet_20_link" text:visited-style-name="Visited_20_Internet_20_Link">
 </text:a>
 _</text:p>
      <text:p text:style-name="P4">
<text:span text:style-name="T4">
Читайте також:</text:span>
 <text:a xlink:type="simple" xlink:href="https://www.ukrinform.ua/rubric-ato/3693337-na-mikolaivsini-zsu-znisili-rozviduvalnij-bezpilotnik-rosian.html" text:style-name="Internet_20_link" text:visited-style-name="Visited_20_Internet_20_Link">
 <text:span text:style-name="T4">
знищ</text:span>
 </text:a>
</text:p>
      <text:p text:style-name="P4">
Як повідомляв Укрінформ, сили оборони України <text:a xlink:type="simple" xlink:href="https://www.ukrinform.ua/rubric-ato/3693470-zsu-znisili-vze-178-150-rosijskih-zagarbnikiv.html" text:style-name="Internet_20_link" text:visited-style-name="Visited_20_Internet_20_Link">
</text:a>
 <text:a xlink:type="simple" xlink:href="https://www.ukrinform.ua/rubric-ato/3693470-zsu-znisili-vze-178-150-rosijskih-zagarbnikiv.html" text:style-name="Internet_20_link" text:visited-style-name="Visited_20_Internet_20_Link">
 </text:a>
 <text:a xlink:type="simple" xlink:href="https://www.ukrinform.ua/rubric-ato/3693470-zsu-znisili-vze-178-150-rosijskih-zagarbnikiv.html" text:style-name="Internet_20_link" text:visited-style-name="Visited_20_Internet_20_Link">
</text:a>
</text:p>
      <text:p text:style-name="P4">
<text:span text:style-name="T5">
Фото ілюстративне</text:span>
</text:p>
      <text:p text:style-name="P4">
Source: <text:a xlink:type="simple" xlink:href="https://www.ukrinform.ua/rubric-ato/3693480-na-doneccini-aerorozvidniki-znisili-spostereznij-punkt-rosian.html" text:style-name="Internet_20_link" text:visited-style-name="Visited_20_Internet_20_Link">
https://www.ukrinform.ua/rubric-ato/3693480-na-doneccini-aerorozvidniki-znisili-spostereznij-punkt-rosian.html</text:a>
</text:p>
      <!--NEWS-->
      <text:h text:style-name="P10" text:outline-level="1">
<text:span text:style-name="T4">
Наступного тижня пройдуть перші матчі 1/4 фіналу футбольних єврокубків</text:span>
</text:h>
      <text:p text:style-name="P4">
Authors: Ukrinform (Person)</text:p>
      <text:p text:style-name="P4">
Publisher: Укринформ (Organization)</text:p>
      <text:p text:style-name="P4">
Published Time: 2023-04-09T10:10:05+03:00</text:p>
      <text:p text:style-name="P4">
Modified Time: 2023-04-09T10:10:05+03:00</text:p>
      <text:p text:style-name="P4">
Description: У Лізі чемпіонів УЄФА 11-12 квітня відбудуться перші поєдинки чвертьфінальної стадії турніру. — Укрінформ.</text:p>
      <text:p text:style-name="P4">
Images: ["<text:a xlink:type="simple" xlink:href="https://static.ukrinform.com/photos/2018_04/thumb_files/630_360_1524051222-8444.jpg" text:style-name="Internet_20_link" text:visited-style-name="Visited_20_Internet_20_Link">
630_360_15240...</text:a>
"]</text:p>
      <text:p text:style-name="P4">
Tags: ['Футбол', 'Ліга чемпіонів', 'Ліга Європи', 'Ліга конференцій УЄФА']</text:p>
      <text:p text:style-name="P4">
Type: Article</text:p>
      <!--METADATA-->
      <text:p text:style-name="P4">
<draw:frame draw:style-name="fr1" draw:name="Image99" text:anchor-type="as-char" svg:width="6.9236in" svg:height="3.956343in" draw:z-index="0">
<draw:image xlink:href="../Images/yкринформ/2023-04-09T10-10-05-03-00/630_360_1524051222-8444.jpg" xlink:type="simple" xlink:show="embed" xlink:actuate="onLoad" draw:mime-type="image/jpeg"/>
</draw:frame>
 У Лізічемпіонів УЄФА 11-12 квітня відбудуться перші поєдинки чвертьфінальної стадіїтурніру.</text:p>
      <text:p text:style-name="P4">
Англійський «Манчестер Сіті» прийматиме німецьку «Баварію», португальська«Бенфіка» зустрінеться з італійським «Інтером», чинний володар титулуіспанський «Реал» зіграє з англійським «Челсі», а в італійському дербізійдуться «Мілан» та «Наполі», передає Укрінформ.</text:p>
      <text:p text:style-name="P4">
Матчі у відповідь 1/4 фіналу Ліги чемпіонів пройдуть 18-19 квітня.</text:p>
      <text:p text:style-name="P4">
В 1/4 фіналу Ліги Європи УЄФА 13 та 20 квітня зустрінуться «Манчестер Юнайтед»(Англія) - «Севілья» (Іспанія), «Ювентус» (Італія) - «Спортинг» (Португалія),«Баєр» (Німеччина) - «Юніон» (Бельгія) та «Феєноорд» (Нідерланди) - «Рома»(Італія).</text:p>
      <text:p text:style-name="P4">
У чвертьфіналах Ліги конференцій УЄФА також 13 та 20 квітня зіграють «Лех»(Польща) - «Фіорентина» (Італія), «Гент» (Бельгія) - «Вест Гем» (Англія), АЗ«Алкмаар» (Нідерланди) - «Андерлехт» (Бельгія) та «Базель» (Швейцарія) -«Ніцца» (Франція).</text:p>
      <text:p text:style-name="P4">
<text:span text:style-name="T4">
Читайте також:</text:span>
 <text:a xlink:type="simple" xlink:href="https://www.ukrinform.ua/rubric-sports/3692118-prezident-uefa-pro-dopusk-rosian-poki-ne-zakincitsa-vijna-ne-bacu-mozlivosti-sos-minati.html" text:style-name="Internet_20_link" text:visited-style-name="Visited_20_Internet_20_Link">
 <text:span text:style-name="T4">
УЄФА</text:span>
 </text:a>
</text:p>
      <text:p text:style-name="P4">
Нагадаємо, фінальний поєдинок Ліги чемпіонів УЄФА відбудеться 10 червня на«Олімпійському стадіоні Ататюрка» у Стамбулі, вирішальний матч Ліги Європиприйматиме 31 травня «Пушкаш Арена» у Будапешті (Угорщина), а фінал Лігиконференцій пройде 7 червня на «Сінобо Стедіум» у Празі (Чехія).</text:p>
      <text:p text:style-name="P4">
Source: <text:a xlink:type="simple" xlink:href="https://www.ukrinform.ua/rubric-sports/3693481-nastupnogo-tizna-projdut-persi-matci-14-finalu-futbolnih-evrokubkiv.html" text:style-name="Internet_20_link" text:visited-style-name="Visited_20_Internet_20_Link">
https://www.ukrinform.ua/rubric-sports/3693481-nastupnogo-tizna-projdut-persi-matci-14-finalu-futbolnih-evrokubkiv.html</text:a>
</text:p>
      <!--NEWS-->
      <text:h text:style-name="P10" text:outline-level="1">
<text:span text:style-name="T4">
У французькому Марселі обвалився житловий будинок, є постраждалі</text:span>
</text:h>
      <text:p text:style-name="P4">
Authors: Ukrinform (Person)</text:p>
      <text:p text:style-name="P4">
Publisher: Укринформ (Organization)</text:p>
      <text:p text:style-name="P4">
Published Time: 2023-04-09T10:18:00+03:00</text:p>
      <text:p text:style-name="P4">
Modified Time: 2023-04-09T10:18:00+03:00</text:p>
      <text:p text:style-name="P4">
Description: У французькому місті Марсель внаслідок обвалу чотириповерхового житлового будинку постраждали щонайменше п’ятеро людей. — Укрінформ.</text:p>
      <text:p text:style-name="P4">
Images: ["<text:a xlink:type="simple" xlink:href="https://static.ukrinform.com/photos/2023_04/thumb_files/630_360_1681026460-144.jpeg" text:style-name="Internet_20_link" text:visited-style-name="Visited_20_Internet_20_Link">
630_360_16810...</text:a>
"]</text:p>
      <text:p text:style-name="P4">
Tags: ['Будинок', 'Франція', 'Поранені', 'Пожежа']</text:p>
      <text:p text:style-name="P4">
Type: Article</text:p>
      <!--METADATA-->
      <text:p text:style-name="P4">
<draw:frame draw:style-name="fr1" draw:name="Image100" text:anchor-type="as-char" svg:width="6.9236in" svg:height="3.956343in" draw:z-index="0">
<draw:image xlink:href="../Images/yкринформ/2023-04-09T10-18-00-03-00/630_360_1681026460-144.jpeg" xlink:type="simple" xlink:show="embed" xlink:actuate="onLoad" draw:mime-type="image/jpeg"/>
</draw:frame>
 Уфранцузькому місті Марсель внаслідок обвалу чотириповерхового житловогобудинку постраждали щонайменше п’ятеро людей.</text:p>
      <text:p text:style-name="P4">
Як передає Укрінформ, про це повідомляє <text:a xlink:type="simple" xlink:href="https://www.france24.com/en/france/20230409-marseille-building-collapse-injures-at-least-five-fire-hampers-rescue-efforts" text:style-name="Internet_20_link" text:visited-style-name="Visited_20_Internet_20_Link">
</text:a>
</text:p>
      <text:p text:style-name="P4">
Зазначається, що проведенню рятувальних робіт заважає пожежа.</text:p>
      <text:p text:style-name="P4">
«Пожежники щохвилини обмірковують, як загасити цю пожежу, тому що всерединібудівлі можуть бути люди», - сказав мер Марселя Бенуа Паян.</text:p>
      <text:p text:style-name="P4">
Обвал стався у неділю близько 00.40, пошкодивши частини навколишніх будівель,повідомив Паян.</text:p>
      <text:p text:style-name="Quotations">

<text:p text:style-name="P4">
La chute du numéro 15 : vers 7 h 45, l'immeuble voisin du numéro 17 de la&gt;
 rue de Tivoli s'est également effondré, fragilisé par l'explosion. Ici les&gt;
 photos de sa chute, prises par un riverain <text:a xlink:type="simple" xlink:href="https://t.co/qfLRrPvQ9b" text:style-name="Internet_20_link" text:visited-style-name="Visited_20_Internet_20_Link">
 </text:a>
&gt;
&gt;
 — Guilhem RICAVY (@guilhemricavy) <text:a xlink:type="simple" xlink:href="https://twitter.com/guilhemricavy/status/1644962746503421953" text:style-name="Internet_20_link" text:visited-style-name="Visited_20_Internet_20_Link">
&gt;
 </text:a>
</text:p>

</text:p>
      <text:p text:style-name="P4">
Він додав, що наразі п’ятеро людей із двох сусідніх будівель зазнали <text:a xlink:type="simple" xlink:href="https://www.ukrinform.ua/tag-poraneni" text:style-name="Internet_20_link" text:visited-style-name="Visited_20_Internet_20_Link">
</text:a>
 , але пожежа під завалами ще триває.</text:p>
      <text:p text:style-name="P4">
Евакуйовані мешканці навколишніх будинків перебувають у школах і дитячихсадках.</text:p>
      <text:p text:style-name="P4">
У місцевій пожежній службі повідомили, що вони намагаються прискоритипошуково-рятувальну операцію, проте службові собаки не можуть працювати черезвисокі температури.</text:p>
      <text:p text:style-name="P4">
<text:span text:style-name="T4">
Читайте також:</text:span>
 <text:a xlink:type="simple" xlink:href="https://www.ukrinform.ua/rubric-world/3692182-u-centri-moskvi-gorila-budivla-minoboroni.html" text:style-name="Internet_20_link" text:visited-style-name="Visited_20_Internet_20_Link">
 </text:a>
</text:p>
      <text:p text:style-name="P4">
Регіональний перфект Крістоф Мірманд сказав, що є «вагомі підозри», щопричиною обвалу став вибух, можливо, через витік газу.</text:p>
      <text:p text:style-name="P4">
Як повідомляв Укрінформ, <text:a xlink:type="simple" xlink:href="https://www.ukrinform.ua/rubric-world/3691579-u-banglades-goriv-stolicnij-rinok-zniseni-blizko-5-tisac-kramnic.html" text:style-name="Internet_20_link" text:visited-style-name="Visited_20_Internet_20_Link">
 </text:a>
</text:p>
      <text:p text:style-name="P4">
<text:span text:style-name="T5">
Фото Твіттер Guillaume Quiquerez</text:span>
</text:p>
      <text:p text:style-name="P4">
Source: <text:a xlink:type="simple" xlink:href="https://www.ukrinform.ua/rubric-world/3693490-u-marseli-obvalivsa-zitlovij-budinok-e-postrazdali.html" text:style-name="Internet_20_link" text:visited-style-name="Visited_20_Internet_20_Link">
https://www.ukrinform.ua/rubric-world/3693490-u-marseli-obvalivsa-zitlovij-budinok-e-postrazdali.html</text:a>
</text:p>
      <!--NEWS-->
      <text:h text:style-name="P10" text:outline-level="1">
<text:span text:style-name="T4">
На півдні артилеристи ліквідували ворожий пункт боєпостачання на островах</text:span>
</text:h>
      <text:p text:style-name="P4">
Authors: Ukrinform (Person)</text:p>
      <text:p text:style-name="P4">
Publisher: Укринформ (Organization)</text:p>
      <text:p text:style-name="P4">
Published Time: 2023-04-09T10:25:41+03:00</text:p>
      <text:p text:style-name="P4">
Modified Time: 2023-04-09T10:25:41+03:00</text:p>
      <text:p text:style-name="P4">
Description: На півдні України ракетно-артилерійські підрозділи знищили російський спостережний пост і польовий пункт боєпостачання ворога на островах. — Укрінформ.</text:p>
      <text:p text:style-name="P4">
Images: ["<text:a xlink:type="simple" xlink:href="https://static.ukrinform.com/photos/2023_03/thumb_files/630_360_1678804858-897.jpg" text:style-name="Internet_20_link" text:visited-style-name="Visited_20_Internet_20_Link">
630_360_16788...</text:a>
"]</text:p>
      <text:p text:style-name="P4">
Tags: ['Обстріл', 'Війна з росією', 'Артилерія']</text:p>
      <text:p text:style-name="P4">
Type: Article</text:p>
      <!--METADATA-->
      <text:p text:style-name="P4">
<draw:frame draw:style-name="fr1" draw:name="Image101" text:anchor-type="as-char" svg:width="6.9236in" svg:height="3.956343in" draw:z-index="0">
<draw:image xlink:href="../Images/yкринформ/2023-04-09T10-25-41-03-00/630_360_1678804858-897.jpg" xlink:type="simple" xlink:show="embed" xlink:actuate="onLoad" draw:mime-type="image/jpeg"/>
</draw:frame>
 На півдніУкраїни ракетно-артилерійські підрозділи знищили російський спостережний пості польовий пункт боєпостачання ворога на островах.</text:p>
      <text:p text:style-name="P4">
Як передає Укрінформ, про це Оперативне командування "Південь" повідомляє у <text:a xlink:type="simple" xlink:href="https://www.facebook.com/OperationalCommandSouth/posts/pfbid02Gxgj4dT1n1eGimDF4Tt9Hn3CUcEyaoUqWfzEcRGqhmHBxfvkxgdGwqKG5djJJv1Pl" text:style-name="Internet_20_link" text:visited-style-name="Visited_20_Internet_20_Link">
</text:a>
</text:p>
      <text:p text:style-name="P4">
“Нашими ракетно-артилерійськими підрозділами знищено спостережний постпротивника на лівому березі та польовий пункт боєпостачання на островах”, -ідеться в повідомленні.</text:p>
      <text:p text:style-name="P4">
Загальні підтверджені втрати ворога - 12 російських військовослужбовців, сімодиниць озброєння і техніки, зокрема дві самохідні артустановки, дві станціїрадіоелектронної боротьби, <text:a xlink:type="simple" xlink:href="https://www.ukrinform.ua/tag-bezpilotnik" text:style-name="Internet_20_link" text:visited-style-name="Visited_20_Internet_20_Link">
 </text:a>
-розвідник Supercam і два автомобілі.</text:p>
      <text:p text:style-name="P4">
<text:span text:style-name="T4">
Читайте також:</text:span>
 <text:a xlink:type="simple" xlink:href="https://www.ukrinform.ua/rubric-ato/3693480-na-doneccini-aerorozvidniki-znisili-spostereznij-punkt-rosian.html" text:style-name="Internet_20_link" text:visited-style-name="Visited_20_Internet_20_Link">
 <text:span text:style-name="T4">
знищ</text:span>
 </text:a>
</text:p>
      <text:p text:style-name="P4">
Як повідомляв Укрінформ, Сили оборони суттєво <text:a xlink:type="simple" xlink:href="https://www.ukrinform.ua/rubric-ato/3692627-sili-oboroni-potisnili-voroga-na-kinburnskij-kosi-gumenuk.html" text:style-name="Internet_20_link" text:visited-style-name="Visited_20_Internet_20_Link">
</text:a>
 <text:a xlink:type="simple" xlink:href="https://www.ukrinform.ua/rubric-ato/3692627-sili-oboroni-potisnili-voroga-na-kinburnskij-kosi-gumenuk.html" text:style-name="Internet_20_link" text:visited-style-name="Visited_20_Internet_20_Link">
 </text:a>
 ,однак ворог час від часу обстрілює Дніпровсько-Бузький лиман.</text:p>
      <text:p text:style-name="P4">
Source: <text:a xlink:type="simple" xlink:href="https://www.ukrinform.ua/rubric-ato/3693487-na-pivdni-artileristi-likviduvali-vorozij-punkt-boepostacanna-na-ostrovah.html" text:style-name="Internet_20_link" text:visited-style-name="Visited_20_Internet_20_Link">
https://www.ukrinform.ua/rubric-ato/3693487-na-pivdni-artileristi-likviduvali-vorozij-punkt-boepostacanna-na-ostrovah.html</text:a>
</text:p>
      <!--NEWS-->
      <text:h text:style-name="P10" text:outline-level="1">
<text:span text:style-name="T4">
У Польщі кажуть, що імпорт українського зерна призупинили щонайменше до липня</text:span>
</text:h>
      <text:p text:style-name="P4">
Authors: Ukrinform (Person)</text:p>
      <text:p text:style-name="P4">
Publisher: Укринформ (Organization)</text:p>
      <text:p text:style-name="P4">
Published Time: 2023-04-09T10:43:00+03:00</text:p>
      <text:p text:style-name="P4">
Modified Time: 2023-04-09T10:43:00+03:00</text:p>
      <text:p text:style-name="P4">
Description: Імпорт українських зернових до Польщі призупинено “принаймні до липня”. — Укрінформ.</text:p>
      <text:p text:style-name="P4">
Images: ["<text:a xlink:type="simple" xlink:href="https://static.ukrinform.com/photos/2023_02/thumb_files/630_360_1676909362-870.jpg" text:style-name="Internet_20_link" text:visited-style-name="Visited_20_Internet_20_Link">
630_360_16769...</text:a>
"]</text:p>
      <text:p text:style-name="P4">
Tags: ['Імпорт', 'Польща', 'Зерно']</text:p>
      <text:p text:style-name="P4">
Type: Article</text:p>
      <!--METADATA-->
      <text:p text:style-name="P4">
<draw:frame draw:style-name="fr1" draw:name="Image102" text:anchor-type="as-char" svg:width="6.9236in" svg:height="3.956343in" draw:z-index="0">
<draw:image xlink:href="../Images/yкринформ/2023-04-09T10-43-00-03-00/630_360_1676909362-870.jpg" xlink:type="simple" xlink:show="embed" xlink:actuate="onLoad" draw:mime-type="image/jpeg"/>
</draw:frame>
 Імпортукраїнських зернових до Польщі призупинено “принаймні до липня”.</text:p>
      <text:p text:style-name="P4">
Про це заявив в ефірі <text:a xlink:type="simple" xlink:href="https://www.tvp.info/69062201/import-zboza-z-ukrainy-wstrzymany-na-pewien-czas-propozycja-strony-ukrainskiej" text:style-name="Internet_20_link" text:visited-style-name="Visited_20_Internet_20_Link">
 </text:a>
 заступникміністра сільського господарства Польщі Януш Ковальський, передає Укрінформ.</text:p>
      <text:p text:style-name="P4">
“ЄC не зробив нічого, щоб допомогти польським фермерам, а ефективність дійнового міністра Роберта Телуса у перші години (після призначення – ред.) запідтримки як прем'єр-міністра, так і президента, що стало також результатомпереговорів з президентом Зеленським, показала, що ми здатні домовлятися зУкраїною і тимчасово призупинити імпорт ( <text:a xlink:type="simple" xlink:href="https://www.ukrinform.ua/tag-zerno" text:style-name="Internet_20_link" text:visited-style-name="Visited_20_Internet_20_Link">
 </text:a>
 з України – ред.) принаймні до липня”, - зазначив Ковальський.</text:p>
      <text:p text:style-name="P4">
Заступник міністра висловив думку, що польсько-українська домовленість усправі зерна “є лише першим кроком”. За словами Ковальського, його коаліційнапартія “Солідарна Польща” твердо відстоює позицію, що “на всюсільськогосподарську продукцію з України має бути накладене мито”.</text:p>
      <text:p text:style-name="P4">
<text:span text:style-name="T4">
Читайте також:</text:span>
 <text:a xlink:type="simple" xlink:href="https://www.ukrinform.ua/rubric-economy/3693021-kubrakov-obgovoriv-robotu-zernovogo-koridoru-z-ministrom-oboroni-tureccini.html" text:style-name="Internet_20_link" text:visited-style-name="Visited_20_Internet_20_Link">
 <text:span text:style-name="T4">
зерно</text:span>
 </text:a>
</text:p>
      <text:p text:style-name="P4">
“Ми допомагаємо Україні, але ми маємо бути транзитною країною. Вся продукціяповинна відправлятися через Польщу, вони не повинна шкодити польськимфермерам, польським виробникам і викликати кризу, пов'язану з продовольчоюбезпекою”, - констатував Ковальський.</text:p>
      <text:p text:style-name="P4">
Він також поінформував, що у вівторок, 11 квітня, польський міністр Телусзустрінеться на кордоні з представниками аграрних організацій з п’яти іншихкраїн.</text:p>
      <text:p text:style-name="P4">
Як повідомляв Укрінформ, міністр аграрної політики та продовольства МиколаСольський під час спільної пресконференції на кордоні з міністром сільськогогосподарства і розвитку села Польщі Робертом Телусом заявив 7 квітня, щоУкраїна призупинить до нового сезону експорт у Польщу пшениці, кукурудзи,ріпаку і соняшнику. Він зазначив, що під час наступної зустрічі з польськоюстороною буде опрацьовано процедури, пов’язані з експортом українськоїагропродукції. За його словами, експорт зможе відбуватися лише за згодоюпольської сторони. Український міністр додав, що з польською стороною такожбуде обговорено питання транзиту збіжжя з України через територію РП. За йогословами, чергова зустріч з польською стороною для обговорення цих питань будеперед новим сезоном жнив.</text:p>
      <text:p text:style-name="P4">
Своєю чергою міністр сільського господарства і розвитку села Польщі заявив,що, ймовірно, через тиждень він знову зустрінеться з українським міністром дляпідписання угоди щодо розв’язання проблеми з українським збіжжям.</text:p>
      <text:p text:style-name="P4">
Польські аграрії упродовж останніх кількох місяців проводили масові акціїпротесту, зокрема, виступаючи проти перевезення через територію Польщі дотретіх країн української агропродукції. Вони підкреслювали, що значна частинаукраїнського зерна не перевозиться транзитом далі, а осідає в Польщі, знижуючитим самим закупівельні ціни в РП на збіжжя польських аграріїв. Під тискомфермерів уряд Польщі звернувся до Єврокомісії про відмову від нульового митана українську агропродукцію. Утім, Єврокомісія не виконала головну вимогупольських аграріїв про введення мита на українські товарисільськогосподарського призначення і продовжила ще на рік, до 5 червня 2024року, угоду про безмитне ввезення товарів з України.</text:p>
      <text:p text:style-name="P4">
<text:span text:style-name="T4">
Читайте також:</text:span>
 <text:a xlink:type="simple" xlink:href="https://www.ukrinform.ua/rubric-economy/3692141-problemi-polskih-fermeriv-zelenskij-zapevnae-so-pitanna-virisat-u-najblizci-dnitizni.html" text:style-name="Internet_20_link" text:visited-style-name="Visited_20_Internet_20_Link">
 </text:a>
</text:p>
      <text:p text:style-name="P4">
У середу, 5 квітня, на тлі кризи з українським збіжжям у відставку подавпопередній міністр сільського господарства Польщі Генрик Ковальчик. У четверна його місце було призначено Роберта Телуса, який того ж дня зібравміжвідомчий кризовий штаб щодо вирішення проблеми з напливом на польськийринок українського збіжжя.</text:p>
      <text:p text:style-name="P4">
<text:span text:style-name="T5">
Фото: Мінінфраструктури</text:span>
</text:p>
      <text:p text:style-name="P4">
Source: <text:a xlink:type="simple" xlink:href="https://www.ukrinform.ua/rubric-economy/3693494-u-polsi-kazut-so-import-ukrainskogo-zbizza-prizupinili-sonajmense-do-lipna.html" text:style-name="Internet_20_link" text:visited-style-name="Visited_20_Internet_20_Link">
https://www.ukrinform.ua/rubric-economy/3693494-u-polsi-kazut-so-import-ukrainskogo-zbizza-prizupinili-sonajmense-do-lipna.html</text:a>
</text:p>
      <!--NEWS-->
      <text:h text:style-name="P10" text:outline-level="1">
<text:span text:style-name="T4">
У Туреччині на постраждалі від землетрусів провінції насувається пилова буря</text:span>
</text:h>
      <text:p text:style-name="P4">
Authors: Ukrinform (Person)</text:p>
      <text:p text:style-name="P4">
Publisher: Укринформ (Organization)</text:p>
      <text:p text:style-name="P4">
Published Time: 2023-04-09T11:01:00+03:00</text:p>
      <text:p text:style-name="P4">
Modified Time: 2023-04-09T11:01:00+03:00</text:p>
      <text:p text:style-name="P4">
Description: На південний схід Туреччини, зокрема провінції, які постраждали від землетрусів та у яких досі тривають роботи з прибирання завалів, насувається пилова буря. — Укрінформ.</text:p>
      <text:p text:style-name="P4">
Images: ["<text:a xlink:type="simple" xlink:href="https://static.ukrinform.com/photos/2023_04/thumb_files/630_360_1681027268-356.jpg" text:style-name="Internet_20_link" text:visited-style-name="Visited_20_Internet_20_Link">
630_360_16810...</text:a>
", "<text:a xlink:type="simple" xlink:href="https://static.ukrinform.com/photos/2023_04/1681027477-998.jpg" text:style-name="Internet_20_link" text:visited-style-name="Visited_20_Internet_20_Link">
1681027477-99...</text:a>
", "<text:a xlink:type="simple" xlink:href="https://static.ukrinform.com/photos/2023_04/1681027470-813.jpg" text:style-name="Internet_20_link" text:visited-style-name="Visited_20_Internet_20_Link">
1681027470-81...</text:a>
", "<text:a xlink:type="simple" xlink:href="https://static.ukrinform.com/photos/2023_04/1681027484-241.jpg" text:style-name="Internet_20_link" text:visited-style-name="Visited_20_Internet_20_Link">
1681027484-24...</text:a>
", "<text:a xlink:type="simple" xlink:href="https://static.ukrinform.com/photos/2023_04/1681027260-431.jpg" text:style-name="Internet_20_link" text:visited-style-name="Visited_20_Internet_20_Link">
1681027260-43...</text:a>
"]</text:p>
      <text:p text:style-name="P4">
Tags: ['Погода', 'Туреччина', 'Негода', 'Буря']</text:p>
      <text:p text:style-name="P4">
Type: Article</text:p>
      <!--METADATA-->
      <text:p text:style-name="P4">
<draw:frame draw:style-name="fr1" draw:name="Image103" text:anchor-type="as-char" svg:width="6.9236in" svg:height="3.956343in" draw:z-index="0">
<draw:image xlink:href="../Images/yкринформ/2023-04-09T11-01-00-03-00/630_360_1681027268-356.jpg" xlink:type="simple" xlink:show="embed" xlink:actuate="onLoad" draw:mime-type="image/jpeg"/>
</draw:frame>
 Напівденний схід Туреччини, зокрема провінції, які постраждали від землетрусівта у яких досі тривають роботи з прибирання завалів, насувається пилова буря.</text:p>
      <text:p text:style-name="P4">
Метеорологи підвищили рівень небезпеки у 15 провінціях, передає Укрінформ ізпосиланням на <text:a xlink:type="simple" xlink:href="https://www.trthaber.com/foto-galeri/ankarada-kuduse-destek-konvoyu/55560/sayfa-1.html" text:style-name="Internet_20_link" text:visited-style-name="Visited_20_Internet_20_Link">
 </text:a>
</text:p>
      <text:p text:style-name="P4">
“Метеорологи позначили 15 провінцій "жовтим" кодом (другий рівень небезпеки зчотирьох - ред.). Вплив пилової бурі буде відчутним на сході країни. Слід бутиуважними та обережними через такі негативні прояви, як перебої в роботітранспорту, погіршення видимості та зниження якості повітря”, - повідомляєтелеканал.</text:p>
      <text:p text:style-name="P4">
<draw:frame draw:style-name="fr1" draw:name="Image104" text:anchor-type="as-char" svg:width="6.9236in" svg:height="3.89773in" draw:z-index="0">
<draw:image xlink:href="../Images/yкринформ/2023-04-09T11-01-00-03-00/1681027477-998.jpg" xlink:type="simple" xlink:show="embed" xlink:actuate="onLoad" draw:mime-type="image/jpeg"/>
</draw:frame>
</text:p>
      <text:p text:style-name="P4">
<draw:frame draw:style-name="fr1" draw:name="Image105" text:anchor-type="as-char" svg:width="6.9236in" svg:height="3.89773in" draw:z-index="0">
<draw:image xlink:href="../Images/yкринформ/2023-04-09T11-01-00-03-00/1681027470-813.jpg" xlink:type="simple" xlink:show="embed" xlink:actuate="onLoad" draw:mime-type="image/jpeg"/>
</draw:frame>
</text:p>
      <text:p text:style-name="P4">
Пилові <text:a xlink:type="simple" xlink:href="https://www.ukrinform.ua/tag-bura" text:style-name="Internet_20_link" text:visited-style-name="Visited_20_Internet_20_Link">
 </text:a>
 прогнозують у провінціях Хатай,Адана, Адияман, Бінгьоль, Діярбакир, Елязиг, Газіантеп, Малатія,Кахраманмараш, Мардін, Тунджелі, Шанлиурфа, Бетмен, Османіє. Більшість із цихпровінцій постраждали від потужних землетрусів 6 лютого з епіцентром упровінції Кахраманмараш. У цих районах тривають роботи з розбору завалів тавідновлення після землетрусів, сотні тисяч людей живуть у зведених нашвидкуручнаметових та модульних містечках.</text:p>
      <text:p text:style-name="P4">
<draw:frame draw:style-name="fr1" draw:name="Image106" text:anchor-type="as-char" svg:width="6.9236in" svg:height="3.89773in" draw:z-index="0">
<draw:image xlink:href="../Images/yкринформ/2023-04-09T11-01-00-03-00/1681027484-241.jpg" xlink:type="simple" xlink:show="embed" xlink:actuate="onLoad" draw:mime-type="image/jpeg"/>
</draw:frame>
</text:p>
      <text:p text:style-name="P4">
<draw:frame draw:style-name="fr1" draw:name="Image107" text:anchor-type="as-char" svg:width="6.9236in" svg:height="3.89773in" draw:z-index="0">
<draw:image xlink:href="../Images/yкринформ/2023-04-09T11-01-00-03-00/1681027260-431.jpg" xlink:type="simple" xlink:show="embed" xlink:actuate="onLoad" draw:mime-type="image/jpeg"/>
</draw:frame>
</text:p>
      <text:p text:style-name="P4">
<text:span text:style-name="T4">
Читайте також:</text:span>
 <text:a xlink:type="simple" xlink:href="https://www.ukrinform.ua/rubric-world/3693011-u-kanadi-vnaslidok-krizanogo-stormu-zaginuli-dvoe-ludej-ponad-miljon-bez-svitla.html" text:style-name="Internet_20_link" text:visited-style-name="Visited_20_Internet_20_Link">
 <text:span text:style-name="T4">
Канаді</text:span>
 </text:a>
</text:p>
      <text:p text:style-name="P4">
Як повідомлялося, <text:a xlink:type="simple" xlink:href="https://www.ukrinform.ua/rubric-world/3685169-kilkist-zagiblih-vnaslidok-zemletrusiv-u-tureccini-perevisila-50-tisac.html" text:style-name="Internet_20_link" text:visited-style-name="Visited_20_Internet_20_Link">
 </text:a>
</text:p>
      <text:p text:style-name="P4">
<text:span text:style-name="T5">
Фото: TRT Haber</text:span>
</text:p>
      <text:p text:style-name="P4">
Source: <text:a xlink:type="simple" xlink:href="https://www.ukrinform.ua/rubric-world/3693498-u-tureccini-na-postrazdali-vid-zemletrusiv-provincii-nasuvaetsa-pilova-bura.html" text:style-name="Internet_20_link" text:visited-style-name="Visited_20_Internet_20_Link">
https://www.ukrinform.ua/rubric-world/3693498-u-tureccini-na-postrazdali-vid-zemletrusiv-provincii-nasuvaetsa-pilova-bura.html</text:a>
</text:p>
      <!--NEWS-->
      <text:h text:style-name="P10" text:outline-level="1">
<text:span text:style-name="T4">
Луческу може знадобитися операція</text:span>
</text:h>
      <text:p text:style-name="P4">
Authors: Ukrinform (Person)</text:p>
      <text:p text:style-name="P4">
Publisher: Укринформ (Organization)</text:p>
      <text:p text:style-name="P4">
Published Time: 2023-04-09T11:01:47+03:00</text:p>
      <text:p text:style-name="P4">
Modified Time: 2023-04-09T11:01:47+03:00</text:p>
      <text:p text:style-name="P4">
Description: Головний тренер київського «Динамо» Мірча Луческу має проблеми зі здоров'ям. — Укрінформ.</text:p>
      <text:p text:style-name="P4">
Images: ["<text:a xlink:type="simple" xlink:href="https://static.ukrinform.com/photos/2015_10/thumb_files/630_360_1443693595-6038.jpg" text:style-name="Internet_20_link" text:visited-style-name="Visited_20_Internet_20_Link">
630_360_14436...</text:a>
"]</text:p>
      <text:p text:style-name="P4">
Tags: ['Динамо', 'Футбол', 'Мірча Луческу']</text:p>
      <text:p text:style-name="P4">
Type: Article</text:p>
      <!--METADATA-->
      <text:p text:style-name="P4">
<draw:frame draw:style-name="fr1" draw:name="Image108" text:anchor-type="as-char" svg:width="6.9236in" svg:height="3.956343in" draw:z-index="0">
<draw:image xlink:href="../Images/yкринформ/2023-04-09T11-01-47-03-00/630_360_1443693595-6038.jpg" xlink:type="simple" xlink:show="embed" xlink:actuate="onLoad" draw:mime-type="image/jpeg"/>
</draw:frame>
 Головнийтренер київського «Динамо» Мірча Луческу має проблеми зі здоров'ям.</text:p>
      <text:p text:style-name="P4">
Як повідомляє румунське <text:a xlink:type="simple" xlink:href="https://orangesport.ro/mircea-lucescu-are-noi-probleme-de-sanatate-cat-am-sa-pot-am-sa-continui-nu-nu-ma-retrag-21089273" text:style-name="Internet_20_link" text:visited-style-name="Visited_20_Internet_20_Link">
 </text:a>
Orange Sport, у 77-річного фахівця розвинувся коксартроз - артроз кульшовогосуглоба, через який наставник пересувається із труднощами, передає Укрінформ.</text:p>
      <text:p text:style-name="P4">
«У період, коли ми грали в єврокубках, ми постійно пересувалися автобусом - по10 годин за раз. При цьому я працював по 7-8 годин на добу. В результаті, умене розвинувся коксартроз», - зазначив Луческу.</text:p>
      <text:p text:style-name="P4">
Між тим він продовжуватиме працювати. «В іншому випадку мені доведеться лягтина операцію, вийти на пенсію. Було б чудово, якби мені вдалося провести цюоперацію, але лишитися з командою. У будь-якому випадку у мене поки немаєдумок покинути футбол», - сказав головний тренер «Динамо».</text:p>
      <text:p text:style-name="P4">
<text:span text:style-name="T4">
Читайте також:</text:span>
 <text:a xlink:type="simple" xlink:href="https://www.ukrinform.ua/rubric-sports/3690668-lucesku-mi-cekaemo-na-supragu-protagom-dvoh-rokiv.html" text:style-name="Internet_20_link" text:visited-style-name="Visited_20_Internet_20_Link">
 <text:span text:style-name="T4">
Луческу</text:span>
 </text:a>
</text:p>
      <text:p text:style-name="P4">
Як повідомлялося, напередодні підопічні Мірчі Луческу обіграли закарпатський«Минай» (2:0).</text:p>
      <text:p text:style-name="P4">
Source: <text:a xlink:type="simple" xlink:href="https://www.ukrinform.ua/rubric-sports/3693497-lucesku-moze-znadobitisa-operacia.html" text:style-name="Internet_20_link" text:visited-style-name="Visited_20_Internet_20_Link">
https://www.ukrinform.ua/rubric-sports/3693497-lucesku-moze-znadobitisa-operacia.html</text:a>
</text:p>
      <!--NEWS-->
      <text:h text:style-name="P10" text:outline-level="1">
<text:span text:style-name="T4">
Ракетний удар по Запоріжжю: постраждала перебуває в лікарні у важкому стані</text:span>
</text:h>
      <text:p text:style-name="P4">
Authors: Ukrinform (Person)</text:p>
      <text:p text:style-name="P4">
Publisher: Укринформ (Organization)</text:p>
      <text:p text:style-name="P4">
Published Time: 2023-04-09T11:15:00+03:00</text:p>
      <text:p text:style-name="P4">
Modified Time: 2023-04-09T11:15:00+03:00</text:p>
      <text:p text:style-name="P4">
Description: У Запоріжжі жінка, врятована з-під завалів зруйнованого російськими ракетами будинку, перебуває у лікарні в тяжкому стані. — Укрінформ.</text:p>
      <text:p text:style-name="P4">
Images: ["<text:a xlink:type="simple" xlink:href="https://static.ukrinform.com/photos/2023_04/thumb_files/630_360_1681023257-970.jpg" text:style-name="Internet_20_link" text:visited-style-name="Visited_20_Internet_20_Link">
630_360_16810...</text:a>
"]</text:p>
      <text:p text:style-name="P4">
Tags: ['Обстріл', 'Запоріжжя', 'Війна з росією']</text:p>
      <text:p text:style-name="P4">
Type: Article</text:p>
      <!--METADATA-->
      <text:p text:style-name="P4">
<draw:frame draw:style-name="fr1" draw:name="Image109" text:anchor-type="as-char" svg:width="6.9236in" svg:height="3.956343in" draw:z-index="0">
<draw:image xlink:href="../Images/yкринформ/2023-04-09T11-15-00-03-00/630_360_1681023257-970.jpg" xlink:type="simple" xlink:show="embed" xlink:actuate="onLoad" draw:mime-type="image/jpeg"/>
</draw:frame>
 УЗапоріжжі жінка, врятована з-під завалів зруйнованого російськими ракетамибудинку, перебуває у лікарні в тяжкому стані.</text:p>
      <text:p text:style-name="P4">
Про це журналістам на місці події повідомив голова Запорізької ОВА ЮрійМалашко, передає кореспондент Укрінформу.</text:p>
      <text:p text:style-name="P4">
"Одна <text:a xlink:type="simple" xlink:href="https://www.ukrinform.ua/tag-raketa" text:style-name="Internet_20_link" text:visited-style-name="Visited_20_Internet_20_Link">
 </text:a>
 влучила у приватний будинок.Двоє людей загинуло - чоловік та його донька. Жінка у тяжкому стані влікарні", - сказав він.</text:p>
      <text:p text:style-name="P4">
На місці події працюють слідчо-оперативні групи, сапери, рятувальники ДСНС тавідповідні профільні служби.</text:p>
      <text:p text:style-name="P4">
За даними поліції, первинна правова кваліфікація події – ч.2 ст. 438(порушення законів та звичаїв війни) Кримінального кодексу України.</text:p>
      <text:p text:style-name="P4">
Як згодом повідомив у <text:a xlink:type="simple" xlink:href="https://t.me/kurtievofficial/9988" text:style-name="Internet_20_link" text:visited-style-name="Visited_20_Internet_20_Link">
 </text:a>
 секретарЗапорізької міської ради Анатолій Куртєв, постраждала жінка перебуває уреанімації.</text:p>
      <text:p text:style-name="P4">
"Жінка, яка цієї ночі постраждала від ракетного обстрілу, знаходиться уреанімації. Молимося за її здоров’я та одужання. Усього зафіксовано 50ушкоджених приватних будинків. Одна родина переселенців (тато, мама та троєдітей) виявили бажання тимчасово поселитися у волонтерському шелтері", -зазначив Куртєв.</text:p>
      <text:p text:style-name="P4">
<text:span text:style-name="T4">
Читайте також:</text:span>
 <text:a xlink:type="simple" xlink:href="https://www.ukrinform.ua/rubric-regions/3693457-vorog-obstrilav-majze-20-naselenih-punktiv-na-zaporizzi-troe-ludej-zaginuli.html" text:style-name="Internet_20_link" text:visited-style-name="Visited_20_Internet_20_Link">
 <text:span text:style-name="T4">
Запор</text:span>
 </text:a>
</text:p>
      <text:p text:style-name="P4">
Як повідомлялось, в ніч на 9 квітня російські війська <text:a xlink:type="simple" xlink:href="https://www.ukrinform.ua/rubric-ato/3693468-rosiani-vnoci-atakuvali-zaporizza-raketami-s300.html" text:style-name="Internet_20_link" text:visited-style-name="Visited_20_Internet_20_Link">
</text:a>
 по житловому сектору одного з районів Запоріжжя.Внаслідок влучання по приватному будинку загинули 50-річний чоловік і його11-річна донька. З-під завалів рятувальники дістали 46-річну жінку.</text:p>
      <text:p text:style-name="P4">
Source: <text:a xlink:type="simple" xlink:href="https://www.ukrinform.ua/rubric-regions/3693499-raketnij-udar-po-zaporizzu-postrazdala-perebuvae-v-likarni-u-vazkomu-stani.html" text:style-name="Internet_20_link" text:visited-style-name="Visited_20_Internet_20_Link">
https://www.ukrinform.ua/rubric-regions/3693499-raketnij-udar-po-zaporizzu-postrazdala-perebuvae-v-likarni-u-vazkomu-stani.html</text:a>
</text:p>
      <!--NEWS-->
      <text:h text:style-name="P10" text:outline-level="1">
<text:span text:style-name="T4">
Збитки від російських злочинів проти довкілля Луганщини перевищили  ₴475 мільярди</text:span>
</text:h>
      <text:p text:style-name="P4">
Authors: Ukrinform (Person)</text:p>
      <text:p text:style-name="P4">
Publisher: Укринформ (Organization)</text:p>
      <text:p text:style-name="P4">
Published Time: 2023-04-09T11:20:00+03:00</text:p>
      <text:p text:style-name="P4">
Modified Time: 2023-04-09T11:20:00+03:00</text:p>
      <text:p text:style-name="P4">
Description: Збитки від скоєних російськими військовими злочинів проти довкілля Луганщини становлять понад 475 млрд грн. — Укрінформ.</text:p>
      <text:p text:style-name="P4">
Images: ["<text:a xlink:type="simple" xlink:href="https://static.ukrinform.com/photos/2023_04/thumb_files/630_360_1681028343-937.jpg" text:style-name="Internet_20_link" text:visited-style-name="Visited_20_Internet_20_Link">
630_360_16810...</text:a>
"]</text:p>
      <text:p text:style-name="P4">
Tags: ['Екологія', 'Луганщина', 'Російські військові', 'Воєнні злочини', 'Збитки', 'Війна з росією']</text:p>
      <text:p text:style-name="P4">
Type: Article</text:p>
      <!--METADATA-->
      <text:p text:style-name="P4">
<draw:frame draw:style-name="fr1" draw:name="Image110" text:anchor-type="as-char" svg:width="6.9236in" svg:height="3.956343in" draw:z-index="0">
<draw:image xlink:href="../Images/yкринформ/2023-04-09T11-20-00-03-00/630_360_1681028343-937.jpg" xlink:type="simple" xlink:show="embed" xlink:actuate="onLoad" draw:mime-type="image/jpeg"/>
</draw:frame>
 Збитки відскоєних російськими військовими злочинів проти довкілля Луганщини становлятьпонад 475 млрд грн.</text:p>
      <text:p text:style-name="P4">
Як передає Укрінформ, про це повідомляє Луганська ОВА у <text:a xlink:type="simple" xlink:href="https://www.facebook.com/odalug/posts/pfbid0kaoJGzJxPiXopQW5BEZTYqKJ9pm6CGswfEpojGxr2s5wtEUrnomkhDkQA8wdMxGwl" text:style-name="Internet_20_link" text:visited-style-name="Visited_20_Internet_20_Link">
</text:a>
</text:p>
      <text:p text:style-name="P4">
«Інспекцією на сьогодні зафіксовано 45 випадків вчинення військами рф злочинівпроти довкілля Луганської області, за якими розраховано збитки на суму 475 112573 537 гривень», - йдеться у повідомленні.</text:p>
      <text:p text:style-name="P4">
Як зазначається, на підставі отриманих Державною екологічною інспекцією уЛуганській області даних, з початку бойових дій окупантами частково знищенийлісовий фонд Луганщини на площі понад 26 тисяч гектарів. Загальний розмір <text:a xlink:type="simple" xlink:href="https://www.ukrinform.ua/tag-zbitki" text:style-name="Internet_20_link" text:visited-style-name="Visited_20_Internet_20_Link">
</text:a>
 від цього становить понад 180 мільярдівгривень.</text:p>
      <text:p text:style-name="P4">
Унаслідок пожеж зазнали пошкоджень території природно-заповідного фонду, асаме – Національного природного парку «Кремінські ліси», гідрологічногозаказника місцевого значення «Кремінські каптажі» та частини Луганськогоприродного заповідника «Трьохізбенський степ».</text:p>
      <text:p text:style-name="P4">
<text:span text:style-name="T4">
Читайте також:</text:span>
 <text:a xlink:type="simple" xlink:href="https://www.ukrinform.ua/rubric-society/3688536-ocinka-skodi-dovkillu-vid-agresii-rf-dla-ukrainciv-stvorili-bezkostovnij-kurs.html" text:style-name="Internet_20_link" text:visited-style-name="Visited_20_Internet_20_Link">
 <text:span text:style-name="T4">
довкіллю</text:span>
 </text:a>
</text:p>
      <text:p text:style-name="P4">
Як підкреслюється, через використання загарбниками важкої зброї та забороненихЖеневською конвенцією фосфорних боєприпасів, а також важких вогнеметних систем«Сонцепьок», зазнали ушкоджень об’єкти інфраструктури, промисловості тажиттєзабезпечення, через що відбулося засмічення земельних ділянок залишкамибоєприпасів, устаткування та споруд, а також, через пожежі даних об’єктів,стався викид забруднюючих речовин в атмосферне повітря.</text:p>
      <text:p text:style-name="P4">
Як інформують в ОВА, уражень зазнали будівлі та території об’єктів енергетики,торговельно-розважальних центрів, ринків, закладів освіти та об’єктипромисловості.</text:p>
      <text:p text:style-name="P4">
Через постійні обстріли найбільше страждає земельний фонд Луганщини. Якприклад, через знищення окупантами електричної підстанції ПС 500 кВ«Кремінська» із заходами ПЛ 500 кВ Донбаська-Донська та ПЛ 220 кВ Кремінська-Ювілейна, шкода, завдана внаслідок засмічення, становить понад півторамільярда гривень.</text:p>
      <text:p text:style-name="P4">
А через руйнування будівель та устаткування ПрАТ «Сєвєродонецьке об’єднанняАзот» така шкода сягає вже понад 253 мільярди гривень.</text:p>
      <text:p text:style-name="P4">
<text:span text:style-name="T4">
Читайте також:</text:span>
 <text:a xlink:type="simple" xlink:href="https://www.ukrinform.ua/rubric-regions/3687229-zagarbniki-vzali-pid-kontrol-zapovidnik-askania-nova-na-hersonsini.html" text:style-name="Internet_20_link" text:visited-style-name="Visited_20_Internet_20_Link">
 <text:span text:style-name="T4">
Асканія</text:span>
 </text:a>
</text:p>
      <text:p text:style-name="P4">
В ОВА інформують, що Державна екологічна інспекція у Луганській області вживаєвсі можливих заходів для фіксації та нарахування збитків, завданихнавколишньому природному середовищу Луганщини агресією російської федерації.Зокрема, для цього застосовуються безпілотні літальні апарати, проводитьсядистанційне зондування земельних ділянок за допомогою сучасних супутниковихтехнологій та інформаційних ресурсів.</text:p>
      <text:p text:style-name="P4">
Як повідомляв Укрінформ, Президент Володимир Зеленський показав відеоплатформи United24, у якому розповідається <text:a xlink:type="simple" xlink:href="https://www.ukrinform.ua/rubric-uarazom/3668760-zelenskij-pokazav-video-pro-znisene-rosianami-dovkilla-ukraini.html" text:style-name="Internet_20_link" text:visited-style-name="Visited_20_Internet_20_Link">
</text:a>
</text:p>
      <text:p text:style-name="P4">
<text:span text:style-name="T5">
Фото: Марія Ковальчук</text:span>
</text:p>
      <text:p text:style-name="P4">
Source: <text:a xlink:type="simple" xlink:href="https://www.ukrinform.ua/rubric-regions/3693501-zbitki-vid-zlociniv-rf-proti-dovkilla-lugansini-perevisili-475-milardi.html" text:style-name="Internet_20_link" text:visited-style-name="Visited_20_Internet_20_Link">
https://www.ukrinform.ua/rubric-regions/3693501-zbitki-vid-zlociniv-rf-proti-dovkilla-lugansini-perevisili-475-milardi.html</text:a>
</text:p>
      <!--NEWS-->
      <text:h text:style-name="P10" text:outline-level="1">
<text:span text:style-name="T4">
Українцям до літа продовжили безоплатний проїзд потягом з Польщі до Німеччини</text:span>
</text:h>
      <text:p text:style-name="P4">
Authors: Ukrinform (Person)</text:p>
      <text:p text:style-name="P4">
Publisher: Укринформ (Organization)</text:p>
      <text:p text:style-name="P4">
Published Time: 2023-04-09T11:28:21+03:00</text:p>
      <text:p text:style-name="P4">
Modified Time: 2023-04-09T11:28:21+03:00</text:p>
      <text:p text:style-name="P4">
Description: Безоплатний проїзд потягом «Перемишль – Ганновер» для українців продовжили до кінця травня 2023 року. — Укрінформ.</text:p>
      <text:p text:style-name="P4">
Images: ["<text:a xlink:type="simple" xlink:href="https://static.ukrinform.com/photos/2023_04/thumb_files/630_360_1681028783-307.jpg" text:style-name="Internet_20_link" text:visited-style-name="Visited_20_Internet_20_Link">
630_360_16810...</text:a>
"]</text:p>
      <text:p text:style-name="P4">
Tags: None</text:p>
      <text:p text:style-name="P4">
Type: Article</text:p>
      <!--METADATA-->
      <text:p text:style-name="P4">
<draw:frame draw:style-name="fr1" draw:name="Image111" text:anchor-type="as-char" svg:width="6.9236in" svg:height="3.956343in" draw:z-index="0">
<draw:image xlink:href="../Images/yкринформ/2023-04-09T11-28-21-03-00/630_360_1681028783-307.jpg" xlink:type="simple" xlink:show="embed" xlink:actuate="onLoad" draw:mime-type="image/jpeg"/>
</draw:frame>
Безоплатний проїзд потягом «Перемишль – Ганновер» для українців продовжили докінця травня 2023 року.</text:p>
      <text:p text:style-name="P4">
Як передає Укрінформ, про це повідомляє пресслужба <text:a xlink:type="simple" xlink:href="https://minre.gov.ua/2023/04/09/bezoplatnyj-proyizd-potyagom-z-polshhi-do-nimechchyny-dlya-ukrayincziv-prodovzheno/" text:style-name="Internet_20_link" text:visited-style-name="Visited_20_Internet_20_Link">
</text:a>
</text:p>
      <text:p text:style-name="P4">
«Відправлення з Перемишля відбуватиметься по непарних числах квітня о 22:30.При собі не потрібно мати посадкові талони. Треба лише пред’явити паспортгромадянина України або інший документ, що посвідчує особу», - ідеться вповідомленні.</text:p>
      <text:p text:style-name="P4">
Пріоритет у перевезенні надається людям, які мають браслети від ПольськогоЧервоного Хреста, сім’ям з дітьми, людям похилого віку й особам зінвалідністю.</text:p>
      <text:p text:style-name="P4">
Як зауважили у міністерстві, у разі браку вільних місць необхідно звернутисядо волонтерів Червоного Хреста. Вони допоможуть із розміщенням, а такожгарантованим потраплянням на наступний потяг.</text:p>
      <text:p text:style-name="P4">
<text:span text:style-name="T4">
Читайте також:</text:span>
 <text:a xlink:type="simple" xlink:href="https://www.ukrinform.ua/rubric-society/3692029-naperedodni-velikodnih-svat-zbilsivsa-pasaziropotik-gromadan-v-ukrainu-demcenko.html" text:style-name="Internet_20_link" text:visited-style-name="Visited_20_Internet_20_Link">
 <text:span text:style-name="T4">
Велик</text:span>
 </text:a>
</text:p>
      <text:p text:style-name="P4">
Також зазначається, що у Ганновері пасажирів зустрічають працівники абоволонтери, які вкажуть маршрут до центрів допомоги.</text:p>
      <text:p text:style-name="P4">
Як повідомляв Укрінфрм, громадяни України, які шукають прихисток за кордоном,можуть скористатися <text:a xlink:type="simple" xlink:href="https://www.ukrinform.ua/rubric-society/3693327-ukraincam-dostupna-interaktivna-mapa-dla-posuku-prihistku-za-kordonom.html" text:style-name="Internet_20_link" text:visited-style-name="Visited_20_Internet_20_Link">
 </text:a>
 <text:a xlink:type="simple" xlink:href="https://www.ukrinform.ua/rubric-society/3693327-ukraincam-dostupna-interaktivna-mapa-dla-posuku-prihistku-za-kordonom.html" text:style-name="Internet_20_link" text:visited-style-name="Visited_20_Internet_20_Link">
 </text:a>
 ,розробленою Міністерством закордонних справ.</text:p>
      <text:p text:style-name="P4">
<text:span text:style-name="T5">
Фото: Мінінтеграції</text:span>
</text:p>
      <text:p text:style-name="P4">
Source: <text:a xlink:type="simple" xlink:href="https://www.ukrinform.ua/rubric-society/3693503-ukraincam-do-lita-prodovzili-bezoplatnij-proizd-potagom-z-polsi-do-nimeccini.html" text:style-name="Internet_20_link" text:visited-style-name="Visited_20_Internet_20_Link">
https://www.ukrinform.ua/rubric-society/3693503-ukraincam-do-lita-prodovzili-bezoplatnij-proizd-potagom-z-polsi-do-nimeccini.html</text:a>
</text:p>
      <!--NEWS-->
      <text:h text:style-name="P10" text:outline-level="1">
<text:span text:style-name="T4">
Епіфаній провів літургію у день свята Входу Господнього в Єрусалим</text:span>
</text:h>
      <text:p text:style-name="P4">
Authors: Ukrinform (Person)</text:p>
      <text:p text:style-name="P4">
Publisher: Укринформ (Organization)</text:p>
      <text:p text:style-name="P4">
Published Time: 2023-04-09T11:30:00+03:00</text:p>
      <text:p text:style-name="P4">
Modified Time: 2023-04-09T11:30:00+03:00</text:p>
      <text:p text:style-name="P4">
Description: Предстоятель Православної церкви України митрополит Епіфаній провів богослужіння з нагоди свята Входу Господнього в Єрусалим. — Укрінформ.</text:p>
      <text:p text:style-name="P4">
Images: ["<text:a xlink:type="simple" xlink:href="https://static.ukrinform.com/photos/2023_04/thumb_files/630_360_1681026444-7880.jpeg" text:style-name="Internet_20_link" text:visited-style-name="Visited_20_Internet_20_Link">
630_360_16810...</text:a>
", "<text:a xlink:type="simple" xlink:href="https://static.ukrinform.com/photos/2023_04/thumb_files/630_360_1681026443-1364.jpeg" text:style-name="Internet_20_link" text:visited-style-name="Visited_20_Internet_20_Link">
630_360_16810...</text:a>
", "<text:a xlink:type="simple" xlink:href="https://static.ukrinform.com/photos/2023_04/thumb_files/630_360_1681026442-2556.jpeg" text:style-name="Internet_20_link" text:visited-style-name="Visited_20_Internet_20_Link">
630_360_16810...</text:a>
", "<text:a xlink:type="simple" xlink:href="https://static.ukrinform.com/photos/2023_04/thumb_files/630_360_1681026442-6639.jpeg" text:style-name="Internet_20_link" text:visited-style-name="Visited_20_Internet_20_Link">
630_360_16810...</text:a>
", "<text:a xlink:type="simple" xlink:href="https://static.ukrinform.com/photos/2023_04/thumb_files/630_360_1681026442-8536.jpeg" text:style-name="Internet_20_link" text:visited-style-name="Visited_20_Internet_20_Link">
630_360_16810...</text:a>
", "<text:a xlink:type="simple" xlink:href="https://static.ukrinform.com/photos/2023_04/thumb_files/630_360_1681026442-2551.jpeg" text:style-name="Internet_20_link" text:visited-style-name="Visited_20_Internet_20_Link">
630_360_16810...</text:a>
", "<text:a xlink:type="simple" xlink:href="https://static.ukrinform.com/photos/2023_04/thumb_files/630_360_1681026443-6116.jpeg" text:style-name="Internet_20_link" text:visited-style-name="Visited_20_Internet_20_Link">
630_360_16810...</text:a>
", "<text:a xlink:type="simple" xlink:href="https://static.ukrinform.com/photos/2023_04/thumb_files/630_360_1681026442-9253.jpeg" text:style-name="Internet_20_link" text:visited-style-name="Visited_20_Internet_20_Link">
630_360_16810...</text:a>
", "<text:a xlink:type="simple" xlink:href="https://static.ukrinform.com/photos/2023_04/thumb_files/630_360_1681026443-7127.jpeg" text:style-name="Internet_20_link" text:visited-style-name="Visited_20_Internet_20_Link">
630_360_16810...</text:a>
", "<text:a xlink:type="simple" xlink:href="https://static.ukrinform.com/photos/2023_04/thumb_files/630_360_1681026443-8428.jpeg" text:style-name="Internet_20_link" text:visited-style-name="Visited_20_Internet_20_Link">
630_360_16810...</text:a>
", "<text:a xlink:type="simple" xlink:href="https://static.ukrinform.com/photos/2023_04/thumb_files/630_360_1681026443-2443.jpeg" text:style-name="Internet_20_link" text:visited-style-name="Visited_20_Internet_20_Link">
630_360_16810...</text:a>
", "<text:a xlink:type="simple" xlink:href="https://static.ukrinform.com/photos/2023_04/thumb_files/630_360_1681026443-6866.jpeg" text:style-name="Internet_20_link" text:visited-style-name="Visited_20_Internet_20_Link">
630_360_16810...</text:a>
", "<text:a xlink:type="simple" xlink:href="https://static.ukrinform.com/photos/2023_04/thumb_files/630_360_1681026444-8776.jpeg" text:style-name="Internet_20_link" text:visited-style-name="Visited_20_Internet_20_Link">
630_360_16810...</text:a>
", "<text:a xlink:type="simple" xlink:href="https://static.ukrinform.com/photos/2023_04/thumb_files/630_360_1681026444-2789.jpeg" text:style-name="Internet_20_link" text:visited-style-name="Visited_20_Internet_20_Link">
630_360_16810...</text:a>
", "<text:a xlink:type="simple" xlink:href="https://static.ukrinform.com/photos/2023_04/thumb_files/630_360_1681026444-3719.jpeg" text:style-name="Internet_20_link" text:visited-style-name="Visited_20_Internet_20_Link">
630_360_16810...</text:a>
", "<text:a xlink:type="simple" xlink:href="https://static.ukrinform.com/photos/2023_04/thumb_files/630_360_1681026444-7975.jpeg" text:style-name="Internet_20_link" text:visited-style-name="Visited_20_Internet_20_Link">
630_360_16810...</text:a>
"]</text:p>
      <text:p text:style-name="P4">
Tags: ['Єрусалим', 'Великдень', 'Епіфаній']</text:p>
      <text:p text:style-name="P4">
Type: Article</text:p>
      <!--METADATA-->
      <text:p text:style-name="P4">
<draw:frame draw:style-name="fr1" draw:name="Image112" text:anchor-type="as-char" svg:width="6.9236in" svg:height="3.956343in" draw:z-index="0">
<draw:image xlink:href="../Images/yкринформ/2023-04-09T11-30-00-03-00/630_360_1681026444-7880.jpeg" xlink:type="simple" xlink:show="embed" xlink:actuate="onLoad" draw:mime-type="image/jpeg"/>
</draw:frame>
Предстоятель Православної церкви України митрополит Епіфаній провівбогослужіння з нагоди свята Входу Господнього в Єрусалим.</text:p>
      <text:p text:style-name="P4">
Як передає Укрінформ, богослужіння розпочалося о 9 годині ранку в Трапезномухрамі Києво-Печерської лаври.</text:p>
      <text:p text:style-name="P4">
"Як нинішній спогад про Вхід Господній до Єрусалиму, так і всі випробування,принесені в наш дім війною, спонукають нас самих пізнавати істину, йти заістиною, бути свідками істини, бути гарячими, а не теплими чи тим більшедуховно холодними. Бо інакше темрява огортатиме і нас, неправда буде ловити усвою сіть, зло буде отруювати душу. Але знаючи про всі ці підступи, будемомужньо боротися зі спокусами – і як Христос переміг зло і смерть, так і ми зЙого допомогою будемо переможцями", - зазначив Епіфаній на своїй сторінці у <text:a xlink:type="simple" xlink:href="https://www.facebook.com/epifaniy/videos/3427534554200528/" text:style-name="Internet_20_link" text:visited-style-name="Visited_20_Internet_20_Link">
</text:a>
 .</text:p>
      <text:p text:style-name="P4">
<draw:frame draw:style-name="fr1" draw:name="Image113" text:anchor-type="as-char" svg:width="6.9236in" svg:height="3.956343in" draw:z-index="0">
<draw:image xlink:href="../Images/yкринформ/2023-04-09T11-30-00-03-00/630_360_1681026443-1364.jpeg" xlink:type="simple" xlink:show="embed" xlink:actuate="onLoad" draw:mime-type="image/jpeg"/>
</draw:frame>
Божественна літургія в день свята Входу Господнього в Єрусалим / Фото: КирилоЧуботін, Укрінформ  <text:a xlink:type="simple" xlink:href="https://static.ukrinform.com/photos/2023_04/1681026443-1364.jpeg" text:style-name="Internet_20_link" text:visited-style-name="Visited_20_Internet_20_Link">
<draw:frame draw:style-name="fr1" draw:name="Image114" text:anchor-type="as-char" svg:width="6.9236in" svg:height="3.956343in" draw:z-index="0">
<draw:image xlink:href="../Images/yкринформ/2023-04-09T11-30-00-03-00/630_360_1681026443-1364.jpeg" xlink:type="simple" xlink:show="embed" xlink:actuate="onLoad" draw:mime-type="image/jpeg"/>
</draw:frame>
</text:a>
 <text:a xlink:type="simple" xlink:href="https://static.ukrinform.com/photos/2023_04/1681026442-2556.jpeg" text:style-name="Internet_20_link" text:visited-style-name="Visited_20_Internet_20_Link">
<draw:frame draw:style-name="fr1" draw:name="Image115" text:anchor-type="as-char" svg:width="6.9236in" svg:height="3.956343in" draw:z-index="0">
<draw:image xlink:href="../Images/yкринформ/2023-04-09T11-30-00-03-00/630_360_1681026442-2556.jpeg" xlink:type="simple" xlink:show="embed" xlink:actuate="onLoad" draw:mime-type="image/jpeg"/>
</draw:frame>
</text:a>
 <text:a xlink:type="simple" xlink:href="https://static.ukrinform.com/photos/2023_04/1681026442-6639.jpeg" text:style-name="Internet_20_link" text:visited-style-name="Visited_20_Internet_20_Link">
<draw:frame draw:style-name="fr1" draw:name="Image116" text:anchor-type="as-char" svg:width="6.9236in" svg:height="3.956343in" draw:z-index="0">
<draw:image xlink:href="../Images/yкринформ/2023-04-09T11-30-00-03-00/630_360_1681026442-6639.jpeg" xlink:type="simple" xlink:show="embed" xlink:actuate="onLoad" draw:mime-type="image/jpeg"/>
</draw:frame>
</text:a>
 <text:a xlink:type="simple" xlink:href="https://static.ukrinform.com/photos/2023_04/1681026442-8536.jpeg" text:style-name="Internet_20_link" text:visited-style-name="Visited_20_Internet_20_Link">
<draw:frame draw:style-name="fr1" draw:name="Image117" text:anchor-type="as-char" svg:width="6.9236in" svg:height="3.956343in" draw:z-index="0">
<draw:image xlink:href="../Images/yкринформ/2023-04-09T11-30-00-03-00/630_360_1681026442-8536.jpeg" xlink:type="simple" xlink:show="embed" xlink:actuate="onLoad" draw:mime-type="image/jpeg"/>
</draw:frame>
</text:a>
 <text:a xlink:type="simple" xlink:href="https://static.ukrinform.com/photos/2023_04/1681026442-2551.jpeg" text:style-name="Internet_20_link" text:visited-style-name="Visited_20_Internet_20_Link">
<draw:frame draw:style-name="fr1" draw:name="Image118" text:anchor-type="as-char" svg:width="6.9236in" svg:height="3.956343in" draw:z-index="0">
<draw:image xlink:href="../Images/yкринформ/2023-04-09T11-30-00-03-00/630_360_1681026442-2551.jpeg" xlink:type="simple" xlink:show="embed" xlink:actuate="onLoad" draw:mime-type="image/jpeg"/>
</draw:frame>
</text:a>
 <text:a xlink:type="simple" xlink:href="https://static.ukrinform.com/photos/2023_04/1681026443-6116.jpeg" text:style-name="Internet_20_link" text:visited-style-name="Visited_20_Internet_20_Link">
<draw:frame draw:style-name="fr1" draw:name="Image119" text:anchor-type="as-char" svg:width="6.9236in" svg:height="3.956343in" draw:z-index="0">
<draw:image xlink:href="../Images/yкринформ/2023-04-09T11-30-00-03-00/630_360_1681026443-6116.jpeg" xlink:type="simple" xlink:show="embed" xlink:actuate="onLoad" draw:mime-type="image/jpeg"/>
</draw:frame>
</text:a>
 <text:a xlink:type="simple" xlink:href="https://static.ukrinform.com/photos/2023_04/1681026442-9253.jpeg" text:style-name="Internet_20_link" text:visited-style-name="Visited_20_Internet_20_Link">
<draw:frame draw:style-name="fr1" draw:name="Image120" text:anchor-type="as-char" svg:width="6.9236in" svg:height="3.956343in" draw:z-index="0">
<draw:image xlink:href="../Images/yкринформ/2023-04-09T11-30-00-03-00/630_360_1681026442-9253.jpeg" xlink:type="simple" xlink:show="embed" xlink:actuate="onLoad" draw:mime-type="image/jpeg"/>
</draw:frame>
</text:a>
 <text:a xlink:type="simple" xlink:href="https://static.ukrinform.com/photos/2023_04/1681026443-7127.jpeg" text:style-name="Internet_20_link" text:visited-style-name="Visited_20_Internet_20_Link">
<draw:frame draw:style-name="fr1" draw:name="Image121" text:anchor-type="as-char" svg:width="6.9236in" svg:height="3.956343in" draw:z-index="0">
<draw:image xlink:href="../Images/yкринформ/2023-04-09T11-30-00-03-00/630_360_1681026443-7127.jpeg" xlink:type="simple" xlink:show="embed" xlink:actuate="onLoad" draw:mime-type="image/jpeg"/>
</draw:frame>
</text:a>
 <text:a xlink:type="simple" xlink:href="https://static.ukrinform.com/photos/2023_04/1681026443-8428.jpeg" text:style-name="Internet_20_link" text:visited-style-name="Visited_20_Internet_20_Link">
<draw:frame draw:style-name="fr1" draw:name="Image122" text:anchor-type="as-char" svg:width="6.9236in" svg:height="3.956343in" draw:z-index="0">
<draw:image xlink:href="../Images/yкринформ/2023-04-09T11-30-00-03-00/630_360_1681026443-8428.jpeg" xlink:type="simple" xlink:show="embed" xlink:actuate="onLoad" draw:mime-type="image/jpeg"/>
</draw:frame>
</text:a>
 <text:a xlink:type="simple" xlink:href="https://static.ukrinform.com/photos/2023_04/1681026443-2443.jpeg" text:style-name="Internet_20_link" text:visited-style-name="Visited_20_Internet_20_Link">
<draw:frame draw:style-name="fr1" draw:name="Image123" text:anchor-type="as-char" svg:width="6.9236in" svg:height="3.956343in" draw:z-index="0">
<draw:image xlink:href="../Images/yкринформ/2023-04-09T11-30-00-03-00/630_360_1681026443-2443.jpeg" xlink:type="simple" xlink:show="embed" xlink:actuate="onLoad" draw:mime-type="image/jpeg"/>
</draw:frame>
</text:a>
 <text:a xlink:type="simple" xlink:href="https://static.ukrinform.com/photos/2023_04/1681026443-6866.jpeg" text:style-name="Internet_20_link" text:visited-style-name="Visited_20_Internet_20_Link">
<draw:frame draw:style-name="fr1" draw:name="Image124" text:anchor-type="as-char" svg:width="6.9236in" svg:height="3.956343in" draw:z-index="0">
<draw:image xlink:href="../Images/yкринформ/2023-04-09T11-30-00-03-00/630_360_1681026443-6866.jpeg" xlink:type="simple" xlink:show="embed" xlink:actuate="onLoad" draw:mime-type="image/jpeg"/>
</draw:frame>
</text:a>
 <text:a xlink:type="simple" xlink:href="https://static.ukrinform.com/photos/2023_04/1681026444-7880.jpeg" text:style-name="Internet_20_link" text:visited-style-name="Visited_20_Internet_20_Link">
<draw:frame draw:style-name="fr1" draw:name="Image125" text:anchor-type="as-char" svg:width="6.9236in" svg:height="3.956343in" draw:z-index="0">
<draw:image xlink:href="../Images/yкринформ/2023-04-09T11-30-00-03-00/630_360_1681026444-7880.jpeg" xlink:type="simple" xlink:show="embed" xlink:actuate="onLoad" draw:mime-type="image/jpeg"/>
</draw:frame>
</text:a>
 <text:a xlink:type="simple" xlink:href="https://static.ukrinform.com/photos/2023_04/1681026444-8776.jpeg" text:style-name="Internet_20_link" text:visited-style-name="Visited_20_Internet_20_Link">
<draw:frame draw:style-name="fr1" draw:name="Image126" text:anchor-type="as-char" svg:width="6.9236in" svg:height="3.956343in" draw:z-index="0">
<draw:image xlink:href="../Images/yкринформ/2023-04-09T11-30-00-03-00/630_360_1681026444-8776.jpeg" xlink:type="simple" xlink:show="embed" xlink:actuate="onLoad" draw:mime-type="image/jpeg"/>
</draw:frame>
</text:a>
 <text:a xlink:type="simple" xlink:href="https://static.ukrinform.com/photos/2023_04/1681026444-2789.jpeg" text:style-name="Internet_20_link" text:visited-style-name="Visited_20_Internet_20_Link">
<draw:frame draw:style-name="fr1" draw:name="Image127" text:anchor-type="as-char" svg:width="6.9236in" svg:height="3.956343in" draw:z-index="0">
<draw:image xlink:href="../Images/yкринформ/2023-04-09T11-30-00-03-00/630_360_1681026444-2789.jpeg" xlink:type="simple" xlink:show="embed" xlink:actuate="onLoad" draw:mime-type="image/jpeg"/>
</draw:frame>
</text:a>
 <text:a xlink:type="simple" xlink:href="https://static.ukrinform.com/photos/2023_04/1681026444-3719.jpeg" text:style-name="Internet_20_link" text:visited-style-name="Visited_20_Internet_20_Link">
<draw:frame draw:style-name="fr1" draw:name="Image128" text:anchor-type="as-char" svg:width="6.9236in" svg:height="3.956343in" draw:z-index="0">
<draw:image xlink:href="../Images/yкринформ/2023-04-09T11-30-00-03-00/630_360_1681026444-3719.jpeg" xlink:type="simple" xlink:show="embed" xlink:actuate="onLoad" draw:mime-type="image/jpeg"/>
</draw:frame>
</text:a>
 <text:a xlink:type="simple" xlink:href="https://static.ukrinform.com/photos/2023_04/1681026444-7975.jpeg" text:style-name="Internet_20_link" text:visited-style-name="Visited_20_Internet_20_Link">
<draw:frame draw:style-name="fr1" draw:name="Image129" text:anchor-type="as-char" svg:width="6.9236in" svg:height="3.956343in" draw:z-index="0">
<draw:image xlink:href="../Images/yкринформ/2023-04-09T11-30-00-03-00/630_360_1681026444-7975.jpeg" xlink:type="simple" xlink:show="embed" xlink:actuate="onLoad" draw:mime-type="image/jpeg"/>
</draw:frame>
</text:a>
</text:p>
      <text:p text:style-name="P4">
<text:span text:style-name="T4">
Читайте також:</text:span>
 <text:a xlink:type="simple" xlink:href="https://www.ukrinform.ua/rubric-society/3693441-zelenskij-privitav-hristian-zahidnogo-obradu-z-velikodnem-mi-odnakovo-virimo-u-svobodu.html" text:style-name="Internet_20_link" text:visited-style-name="Visited_20_Internet_20_Link">
 <text:span text:style-name="T4">
Зелен</text:span>
 </text:a>
</text:p>
      <text:p text:style-name="P4">
Перед цим митрополит Епіфаній привітав українців з Вербною неділею і <text:a xlink:type="simple" xlink:href="https://www.ukrinform.ua/rubric-society/3693455-epifanij-zaklikav-u-verbnu-nedilu-molitisa-za-ukrainskih-zahisnikiv.html" text:style-name="Internet_20_link" text:visited-style-name="Visited_20_Internet_20_Link">
</text:a>
</text:p>
      <text:p text:style-name="P4">
Source: <text:a xlink:type="simple" xlink:href="https://www.ukrinform.ua/rubric-society/3693465-epifanij-provodit-liturgiu-u-den-svata-vhodu-gospodnogo-v-erusalim.html" text:style-name="Internet_20_link" text:visited-style-name="Visited_20_Internet_20_Link">
https://www.ukrinform.ua/rubric-society/3693465-epifanij-provodit-liturgiu-u-den-svata-vhodu-gospodnogo-v-erusalim.html</text:a>
</text:p>
      <!--NEWS-->
      <text:h text:style-name="P10" text:outline-level="1">
<text:span text:style-name="T4">
У Брюсселі відбудеться виставка про рух спротиву українців російській окупації</text:span>
</text:h>
      <text:p text:style-name="P4">
Authors: Ukrinform (Person)</text:p>
      <text:p text:style-name="P4">
Publisher: Укринформ (Organization)</text:p>
      <text:p text:style-name="P4">
Published Time: 2023-04-09T11:41:00+03:00</text:p>
      <text:p text:style-name="P4">
Modified Time: 2023-04-09T11:41:00+03:00</text:p>
      <text:p text:style-name="P4">
Description: У Брюсселі відбудеться виставка, яка розповість про українців, які щодня чинять спротив російським агресорам на тимчасово окупованих територіях. — Укрінформ.</text:p>
      <text:p text:style-name="P4">
Images: ["<text:a xlink:type="simple" xlink:href="https://static.ukrinform.com/photos/2023_04/thumb_files/630_360_1681030298-841.jpg" text:style-name="Internet_20_link" text:visited-style-name="Visited_20_Internet_20_Link">
630_360_16810...</text:a>
"]</text:p>
      <text:p text:style-name="P4">
Tags: ['Брюссель', 'Окупація', 'Виставка', 'Війна з росією', 'Рух опору «Жовта стрічка»']</text:p>
      <text:p text:style-name="P4">
Type: Article</text:p>
      <!--METADATA-->
      <text:p text:style-name="P4">
<draw:frame draw:style-name="fr1" draw:name="Image130" text:anchor-type="as-char" svg:width="6.9236in" svg:height="3.956343in" draw:z-index="0">
<draw:image xlink:href="../Images/yкринформ/2023-04-09T11-41-00-03-00/630_360_1681030298-841.jpg" xlink:type="simple" xlink:show="embed" xlink:actuate="onLoad" draw:mime-type="image/jpeg"/>
</draw:frame>
 У Брюсселівідбудеться виставка, яка розповість про українців, які щодня чинять спротивросійським агресорам на тимчасово окупованих територіях.</text:p>
      <text:p text:style-name="P4">
Про це у <text:a xlink:type="simple" xlink:href="https://t.me/yellowribbon_ua/4204" text:style-name="Internet_20_link" text:visited-style-name="Visited_20_Internet_20_Link">
 </text:a>
 повідомляє рух «Жовтастрічка», передає Укрінформ.</text:p>
      <text:p text:style-name="P4">
«12 і 13 квітня біля Station Europe у серці Брюсселя відбудеться поп-ап <text:a xlink:type="simple" xlink:href="https://www.ukrinform.ua/tag-vistavka" text:style-name="Internet_20_link" text:visited-style-name="Visited_20_Internet_20_Link">
</text:a>
 , присвячена руху спротиву окупації.Це наша можливість розказати Європі історії сміливих українців, які щоднячинять спротив окупантам» - йдеться у повідомленні.</text:p>
      <text:p text:style-name="P4">
Організатори виставки хочуть, щоб якомога більше людей дізналися про рух опоруна тимчасово окупованих територіях.</text:p>
      <text:p text:style-name="P4">
<text:span text:style-name="T4">
Читайте також:</text:span>
 <text:a xlink:type="simple" xlink:href="https://www.ukrinform.ua/rubric-ato/3690127-bila-oon-u-nujorku-vidkrilasa-vistavka-so-demonstrue-zvirstva-rf-v-ukraini.html" text:style-name="Internet_20_link" text:visited-style-name="Visited_20_Internet_20_Link">
 <text:span text:style-name="T4">
виставка</text:span>
 </text:a>
</text:p>
      <text:p text:style-name="P4">
Як повідомляв Укрінформ, у березні <text:a xlink:type="simple" xlink:href="https://www.ukrinform.ua/rubric-crimea/3689983-aktivisti-zovtoi-stricki-peredali-evrodeputatam-listi-z-istoriami-sprotivu-u-krimu.html#:~:text=%D0%90%D0%BA%D1%82%D0%B8%D0%B2%D1%96%D1%81%D1%82%D0%B8%20%D1%80%D1%83%D1%85%D1%83%20%C2%AB%D0%96%D0%BE%D0%B2%D1%82%D0%B0%20%D1%81%D1%82%D1%80%D1%96%D1%87%D0%BA%D0%B0%C2%BB%20%D0%BF%D0%B5%D1%80%D0%B5%D0%B4%D0%B0%D0%BB%D0%B8,%D0%BE%D1%80%D0%B3%D0%B0%D0%BD%D1%96%D0%B7%D0%B0%D1%82%D0%BE%D1%80%D0%B8%20%D1%80%D1%83%D1%85%D1%83%20%D0%BE%D0%BF%D0%BE%D1%80%D1%83%20%D0%BF%D0%B5%D1%80%D0%B5%D0%B4%D0%B0%D0%BB%D0%B8%20%D0%A3%D0%BA%D1%80%D1%96%D0%BD%D1%84%D0%BE%D1%80%D0%BC%D1%83." text:style-name="Internet_20_link" text:visited-style-name="Visited_20_Internet_20_Link">
 </text:a>
з розповідями про спротив російським загарбникам у Криму, а також квитки намайбутні залізничні рейси до півострова.</text:p>
      <text:p text:style-name="P4">
<text:span text:style-name="T5">
Фото з відкритих джерел</text:span>
</text:p>
      <text:p text:style-name="P4">
Source: <text:a xlink:type="simple" xlink:href="https://www.ukrinform.ua/rubric-culture/3693509-u-brusseli-vidbudetsa-vistavka-pro-ruh-sprotivu-ukrainciv-rosijskij-okupacii.html" text:style-name="Internet_20_link" text:visited-style-name="Visited_20_Internet_20_Link">
https://www.ukrinform.ua/rubric-culture/3693509-u-brusseli-vidbudetsa-vistavka-pro-ruh-sprotivu-ukrainciv-rosijskij-okupacii.html</text:a>
</text:p>
      <!--NEWS-->
      <text:h text:style-name="P10" text:outline-level="1">
<text:span text:style-name="T4">
Залужний привітав християн західного обряду з Великоднем і побажав переможного миру</text:span>
</text:h>
      <text:p text:style-name="P4">
Authors: Ukrinform (Person)</text:p>
      <text:p text:style-name="P4">
Publisher: Укринформ (Organization)</text:p>
      <text:p text:style-name="P4">
Published Time: 2023-04-09T11:46:48+03:00</text:p>
      <text:p text:style-name="P4">
Modified Time: 2023-04-09T11:46:48+03:00</text:p>
      <text:p text:style-name="P4">
Description: Головнокомандувач Збройних сил України Валерій Залужний привітав християн західного обряду з Воскресінням Христовим. — Укрінформ.</text:p>
      <text:p text:style-name="P4">
Images: ["<text:a xlink:type="simple" xlink:href="https://static.ukrinform.com/photos/2023_02/thumb_files/630_360_1676531390-589.jpg" text:style-name="Internet_20_link" text:visited-style-name="Visited_20_Internet_20_Link">
630_360_16765...</text:a>
"]</text:p>
      <text:p text:style-name="P4">
Tags: ['Великдень', 'Валерій Залужний', 'Війна з росією']</text:p>
      <text:p text:style-name="P4">
Type: Article</text:p>
      <!--METADATA-->
      <text:p text:style-name="P4">
<draw:frame draw:style-name="fr1" draw:name="Image131" text:anchor-type="as-char" svg:width="6.9236in" svg:height="3.956343in" draw:z-index="0">
<draw:image xlink:href="../Images/yкринформ/2023-04-09T11-46-48-03-00/630_360_1676531390-589.jpg" xlink:type="simple" xlink:show="embed" xlink:actuate="onLoad" draw:mime-type="image/jpeg"/>
</draw:frame>
Головнокомандувач Збройних сил України Валерій Залужний привітав християнзахідного обряду з Воскресінням Христовим.</text:p>
      <text:p text:style-name="P4">
Як передає Укрінформ, про це Залужний написав у <text:a xlink:type="simple" xlink:href="https://www.facebook.com/CinCAFU/posts/pfbid036eygwSXRDdyV5DgvVeef6YvDQBUe1y3PXiiUsePKnqApLAGMBBgpNLmK3k2Syk4Xl" text:style-name="Internet_20_link" text:visited-style-name="Visited_20_Internet_20_Link">
</text:a>
</text:p>
      <text:p text:style-name="P4">
«Християни західного обряду сьогодні святкують <text:a xlink:type="simple" xlink:href="https://www.ukrinform.ua/tag-velikden" text:style-name="Internet_20_link" text:visited-style-name="Visited_20_Internet_20_Link">
</text:a>
 . Свято, що втілює перемогу життя надсмертю, прихід весни на зміну темній зимі. Вітаю українців, які відзначаютьцей великий день, а також наших партнерів по всьому світу, котрі щоднядопомагають нам наближати перемогу і торжество справедливості», - заявивЗалужний.</text:p>
      <text:p text:style-name="P4">
«Нехай свято Христового Воскресіння дарує нам нескореність духу і переможниймир. Щоб якнайшвидше настав той довгоочікуваний день, коли всі родиниоб’єднаються за спільним столом, вітаючи один одного з ВоскресіннямХристовим!», - побажав головнокомандувач ЗСУ.</text:p>
      <text:p text:style-name="P4">
<text:span text:style-name="T4">
Читайте також:</text:span>
 <text:a xlink:type="simple" xlink:href="https://www.ukrinform.ua/rubric-society/3693441-zelenskij-privitav-hristian-zahidnogo-obradu-z-velikodnem-mi-odnakovo-virimo-u-svobodu.html" text:style-name="Internet_20_link" text:visited-style-name="Visited_20_Internet_20_Link">
 </text:a>
</text:p>
      <text:p text:style-name="P4">
Як повідомляв Укрінформ, християни західного обряду цього року святкуютьВеликдень 9 квітня, за григоріанським календарем.</text:p>
      <text:p text:style-name="P4">
Source: <text:a xlink:type="simple" xlink:href="https://www.ukrinform.ua/rubric-society/3693507-zaluznij-privitav-hristian-zahidnogo-obradu-z-velikodnem-i-pobazav-peremoznogo-miru.html" text:style-name="Internet_20_link" text:visited-style-name="Visited_20_Internet_20_Link">
https://www.ukrinform.ua/rubric-society/3693507-zaluznij-privitav-hristian-zahidnogo-obradu-z-velikodnem-i-pobazav-peremoznogo-miru.html</text:a>
</text:p>
      <!--NEWS-->
      <text:h text:style-name="P10" text:outline-level="1">
<text:span text:style-name="T4">
Війська рф за добу обстріляли вісім областей України - зведення ОВА</text:span>
</text:h>
      <text:p text:style-name="P4">
Authors: Ukrinform (Person)</text:p>
      <text:p text:style-name="P4">
Publisher: Укринформ (Organization)</text:p>
      <text:p text:style-name="P4">
Published Time: 2023-04-09T11:56:00+03:00</text:p>
      <text:p text:style-name="P4">
Modified Time: 2023-04-09T11:56:00+03:00</text:p>
      <text:p text:style-name="P4">
Description: Армія російської федерації за добу здійснила атаки на вісім регіонів України. — Укрінформ.</text:p>
      <text:p text:style-name="P4">
Images: ["<text:a xlink:type="simple" xlink:href="https://static.ukrinform.com/photos/2018_12/thumb_files/630_360_1544520502-246.jpg" text:style-name="Internet_20_link" text:visited-style-name="Visited_20_Internet_20_Link">
630_360_15445...</text:a>
"]</text:p>
      <text:p text:style-name="P4">
Tags: ['Обстріл', 'ЗСУ', 'Війна з росією']</text:p>
      <text:p text:style-name="P4">
Type: Article</text:p>
      <!--METADATA-->
      <text:p text:style-name="P4">
<draw:frame draw:style-name="fr1" draw:name="Image132" text:anchor-type="as-char" svg:width="6.9236in" svg:height="3.956343in" draw:z-index="0">
<draw:image xlink:href="../Images/yкринформ/2023-04-09T11-56-00-03-00/630_360_1544520502-246.jpg" xlink:type="simple" xlink:show="embed" xlink:actuate="onLoad" draw:mime-type="image/jpeg"/>
</draw:frame>
 Арміяросійської федерації за добу здійснила атаки на вісім регіонів України.</text:p>
      <text:p text:style-name="P4">
Як передає Укрінформ, про це йдеться у зведеній інформації обласних військовихадміністрацій про ситуацію в регіонах України станом на 9:00 неділі, 9 квітня.</text:p>
      <text:p text:style-name="P4">
У Чернігівській області ворог здійснив три <text:a xlink:type="simple" xlink:href="https://www.ukrinform.ua/tag-obstril" text:style-name="Internet_20_link" text:visited-style-name="Visited_20_Internet_20_Link">
 </text:a>
 з мінометів Новгород-Сіверського району, зафіксовано близько 20вибухів. Також, імовірно, росіяни запустили ракету з літака. Без жертв іпостраждалих. Руйнувань немає.</text:p>
      <text:p text:style-name="P4">
У Сумській області зранку в неділю агресор зі своєї території тричі зартилерії бив по Середино-Будській громаді. Зафіксовано 5 ударів. Запопередніми даними, без руйнувань і постраждалих.</text:p>
      <text:p text:style-name="P4">
Вчора протягом дня росіяни сім разів обстріляли прикордонні Білопільську,Хотінську, Великописарівську та Миропільську громади. Зафіксовано 79 ударів.</text:p>
      <text:p text:style-name="P4">
У Запорізькій області <text:a xlink:type="simple" xlink:href="https://www.ukrinform.ua/rubric-regions/3693457-vorog-obstrilav-majze-20-naselenih-punktiv-na-zaporizzi-troe-ludej-zaginuli.html" text:style-name="Internet_20_link" text:visited-style-name="Visited_20_Internet_20_Link">
 </text:a>
</text:p>
      <text:p text:style-name="P4">
Війська рф атакували Запоріжжя, Оріхів, Гуляйполе та ще 15 населених пунктів.Зафіксовано один ракетний обстріл, чотири авіаційні, п'ять атак БПЛА та 46артобстрілів.</text:p>
      <text:p text:style-name="P4">
<text:span text:style-name="T4">
Читайте також:</text:span>
 <text:a xlink:type="simple" xlink:href="https://www.ukrinform.ua/rubric-ato/3693468-rosiani-vnoci-atakuvali-zaporizza-raketami-s300.html" text:style-name="Internet_20_link" text:visited-style-name="Visited_20_Internet_20_Link">
 <text:span text:style-name="T4">
Запор</text:span>
 </text:a>
</text:p>
      <text:p text:style-name="P4">
Зруйновано та пошкоджено кілька десятків об'єктів: квартири, будинки,господарські споруди.</text:p>
      <text:p text:style-name="P4">
Вночі ворог атакував обласний центр, поцілив у приватний будинок. Загинулибатько і дитина, матір врятували з-під завалів.</text:p>
      <text:p text:style-name="P4">
У Дніпропетровській області вчора росіяни обстрілювали Нікопольський район,били з важкої артилерії та БПЛА.</text:p>
      <text:p text:style-name="P4">
У Марганецькій та Мирівській громадах снаряди пошкодили газогін і паркан. Безпостраждалих.</text:p>
      <text:p text:style-name="P4">
У Харківській області на Слобожанському напрямку російська армія била поВетеринарному, Гранову, Вільхівці, Терновій, Стариці, Вовчанську, Караїчномута Чугунівці.</text:p>
      <text:p text:style-name="P4">
На Куп’янському напрямку обстрілів зазнали Колодязне, Красне Перше,Новомлинськ, Дворічна, Западне, Крохмальне, Кіндрашівка, Піщане та Берестове.</text:p>
      <text:p text:style-name="P4">
<text:span text:style-name="T4">
Читайте також:</text:span>
 <text:a xlink:type="simple" xlink:href="https://www.ukrinform.ua/rubric-ato/3693380-rosiani-obstrilali-kupanskij-rajon-harkivsini-e-zagibli-ta-poranena.html" text:style-name="Internet_20_link" text:visited-style-name="Visited_20_Internet_20_Link">
 <text:span text:style-name="T4">
Харківщ</text:span>
 </text:a>
</text:p>
      <text:p text:style-name="P4">
Вчора зранку ворог завдав ракетного удару (попередньо, Х-59) по територіїпоруч із водосховищем у Харківському районі, пошкоджено будівлі у смт МалаДанилівка.</text:p>
      <text:p text:style-name="P4">
Також вчора росіяни завдали ракетного удару по смт Великий Бурлук Куп'янськогорайону. Ракета, за попередніми даними, С-300 влучила у землю на відкритійтериторії. Частково пошкоджено три житлові будинки і три господарські споруди.</text:p>
      <text:p text:style-name="P4">
Унаслідок обстрілів смт Дворічна Куп'янського району загинули двоє чоловіківвіком 65 та 34 роки.</text:p>
      <text:p text:style-name="P4">
Під час обстрілу села Подоли Куп'янського району пошкоджено приватнедомоволодіння, поранена 65-річна жінка. Також пошкоджений трансформатор.</text:p>
      <text:p text:style-name="P4">
В Ізюмі на території центрального кладовища 53-річна жінка наступила напротипіхотну міну типу "Пелюстка" і була госпіталізована.</text:p>
      <text:p text:style-name="P4">
У смт Слобожанське Чугуївського району чоловік знайшов підозрілий предмет іпочав розбирати його. Предмет вибухнув. Чоловіка госпіталізували.</text:p>
      <text:p text:style-name="P4">
<text:span text:style-name="T4">
Читайте також:</text:span>
 <text:a xlink:type="simple" xlink:href="https://www.ukrinform.ua/rubric-regions/3693501-zbitki-vid-zlociniv-rf-proti-dovkilla-lugansini-perevisili-475-milardi.html" text:style-name="Internet_20_link" text:visited-style-name="Visited_20_Internet_20_Link">
 <text:span text:style-name="T4">
Луганщ</text:span>
 </text:a>
</text:p>
      <text:p text:style-name="P4">
У Луганській області на Лиманському напрямку минулої доби війська рф велибезуспішні наступальні дії на південь від Кузьминого в Кремінській громаді.</text:p>
      <text:p text:style-name="P4">
Ворожих артилерійських обстрілів зазнали Макіївка, Невське, Діброва таБілогорівка.</text:p>
      <text:p text:style-name="P4">
У Донецькій області росіяни здійснили авіаудар, били з артилерії та міномета.</text:p>
      <text:p text:style-name="P4">
Під вогнем перебували Бахмут, Костянтинівка, Курахове, Торецьк, ВеликаНовосілка, Очеретине, Времівка, Дружба. В усіх населених пунктах руйнуваньзазнали житлові сектори.</text:p>
      <text:p text:style-name="P4">
На Донеччині за добу <text:a xlink:type="simple" xlink:href="https://www.ukrinform.ua/rubric-regions/3693478-rosiani-za-dobu-poranili-dvoh-ziteliv-doneccini.html" text:style-name="Internet_20_link" text:visited-style-name="Visited_20_Internet_20_Link">
 </text:a>
</text:p>
      <text:p text:style-name="P4">
У Херсонській області за добу загарбники здійснили 71 обстріл, випустивши 495снарядів з різного виду озброєння та авіації.</text:p>
      <text:p text:style-name="P4">
Херсон ворог обстріляв шість разів, випустив 23 снаряди.</text:p>
      <text:p text:style-name="P4">
російські агресори посилюють на Херсонщині контррозвідувальний і поліцейськийрежим.</text:p>
      <text:p text:style-name="P4">
<text:span text:style-name="T4">
Читайте також:</text:span>
 <text:a xlink:type="simple" xlink:href="https://www.ukrinform.ua/rubric-ato/3693461-na-hersonsini-rosiani-obstriluut-infrastrukturu-aka-dopomagae-regionu-vidnovluvatisa-gumenuk.html" text:style-name="Internet_20_link" text:visited-style-name="Visited_20_Internet_20_Link">
 <text:span text:style-name="T4">
Херсонщ</text:span>
 </text:a>
</text:p>
      <text:p text:style-name="P4">
Зокрема в Горностаївському районі тривають рейдові заходи з перевіркителефонів населення на наявність фото- й відеоматеріалів, а також"забороненого" контенту. Загарбники фіксують персональні дані місцевихжителів, вибірково обшукують оселі.</text:p>
      <text:p text:style-name="P4">
На визволеній від росіян території тривають роботи з відновлення та відбудовиХерсонщини.</text:p>
      <text:p text:style-name="P4">
Source: <text:a xlink:type="simple" xlink:href="https://www.ukrinform.ua/rubric-regions/3693511-vijska-rf-za-dobu-obstrilali-visim-oblastej-ukraini-zvedenna-ova.html" text:style-name="Internet_20_link" text:visited-style-name="Visited_20_Internet_20_Link">
https://www.ukrinform.ua/rubric-regions/3693511-vijska-rf-za-dobu-obstrilali-visim-oblastej-ukraini-zvedenna-ova.html</text:a>
</text:p>
      <!--NEWS-->
      <text:h text:style-name="P10" text:outline-level="1">
<text:span text:style-name="T4">
Піротехніки ДСНС отримали 15 пікапів від компанії TetraTech</text:span>
</text:h>
      <text:p text:style-name="P4">
Authors: Ukrinform (Person)</text:p>
      <text:p text:style-name="P4">
Publisher: Укринформ (Organization)</text:p>
      <text:p text:style-name="P4">
Published Time: 2023-04-09T11:57:00+03:00</text:p>
      <text:p text:style-name="P4">
Modified Time: 2023-04-09T11:57:00+03:00</text:p>
      <text:p text:style-name="P4">
Description: Державна служба України з надзвичайних ситуацій отримала 15 автомобілів від компанії TetraTech для потреб піротехнічних підрозділів. — Укрінформ.</text:p>
      <text:p text:style-name="P4">
Images: ["<text:a xlink:type="simple" xlink:href="https://static.ukrinform.com/photos/2023_04/thumb_files/630_360_1681030651-441.jpeg" text:style-name="Internet_20_link" text:visited-style-name="Visited_20_Internet_20_Link">
630_360_16810...</text:a>
", "<text:a xlink:type="simple" xlink:href="https://static.ukrinform.com/photos/2023_04/thumb_files/630_360_1681030734-6494.jpeg" text:style-name="Internet_20_link" text:visited-style-name="Visited_20_Internet_20_Link">
630_360_16810...</text:a>
", "<text:a xlink:type="simple" xlink:href="https://static.ukrinform.com/photos/2023_04/thumb_files/630_360_1681030734-8783.jpeg" text:style-name="Internet_20_link" text:visited-style-name="Visited_20_Internet_20_Link">
630_360_16810...</text:a>
", "<text:a xlink:type="simple" xlink:href="https://static.ukrinform.com/photos/2023_04/thumb_files/630_360_1681030734-7155.jpeg" text:style-name="Internet_20_link" text:visited-style-name="Visited_20_Internet_20_Link">
630_360_16810...</text:a>
", "<text:a xlink:type="simple" xlink:href="https://static.ukrinform.com/photos/2023_04/thumb_files/630_360_1681030734-9881.jpeg" text:style-name="Internet_20_link" text:visited-style-name="Visited_20_Internet_20_Link">
630_360_16810...</text:a>
", "<text:a xlink:type="simple" xlink:href="https://static.ukrinform.com/photos/2023_04/thumb_files/630_360_1681030734-1709.jpeg" text:style-name="Internet_20_link" text:visited-style-name="Visited_20_Internet_20_Link">
630_360_16810...</text:a>
"]</text:p>
      <text:p text:style-name="P4">
Tags: ['Автомобіль', 'ДСНС', 'Розмінування', 'допомога']</text:p>
      <text:p text:style-name="P4">
Type: Article</text:p>
      <!--METADATA-->
      <text:p text:style-name="P4">
<draw:frame draw:style-name="fr1" draw:name="Image133" text:anchor-type="as-char" svg:width="6.9236in" svg:height="3.956343in" draw:z-index="0">
<draw:image xlink:href="../Images/yкринформ/2023-04-09T11-57-00-03-00/630_360_1681030651-441.jpeg" xlink:type="simple" xlink:show="embed" xlink:actuate="onLoad" draw:mime-type="image/jpeg"/>
</draw:frame>
 Державнаслужба України з надзвичайних ситуацій отримала 15 автомобілів від компаніїTetraTech для потреб піротехнічних підрозділів.</text:p>
      <text:p text:style-name="P4">
Як передає Укрінформ, про це ДСНС повідомляє у <text:a xlink:type="simple" xlink:href="https://t.me/dsns_telegram/15666" text:style-name="Internet_20_link" text:visited-style-name="Visited_20_Internet_20_Link">
</text:a>
</text:p>
      <text:p text:style-name="P4">
“Для ДСНС важлива співпраця з міжнародними організаціями, які готовідолучитися до оснащення українських піротехніків найсучаснішими зразкамитехніки та обладнання, адже з початком повномасштабного вторгнення з бокуросійської федерації обсяги завдань, які виконують підрозділи Службипорятунку, зросли в рази”, - ідеться у повідомленні.</text:p>
      <text:p text:style-name="P4">
<draw:frame draw:style-name="fr1" draw:name="Image134" text:anchor-type="as-char" svg:width="6.9236in" svg:height="3.956343in" draw:z-index="0">
<draw:image xlink:href="../Images/yкринформ/2023-04-09T11-57-00-03-00/630_360_1681030734-6494.jpeg" xlink:type="simple" xlink:show="embed" xlink:actuate="onLoad" draw:mime-type="image/jpeg"/>
</draw:frame>
 ДСНСотримала 15 автомобілів від компанії TetraTech для потреб піротехнічнихпідрозділів / Фото: ДСНС  <text:a xlink:type="simple" xlink:href="https://static.ukrinform.com/photos/2023_04/1681030734-6494.jpeg" text:style-name="Internet_20_link" text:visited-style-name="Visited_20_Internet_20_Link">
<draw:frame draw:style-name="fr1" draw:name="Image135" text:anchor-type="as-char" svg:width="6.9236in" svg:height="3.956343in" draw:z-index="0">
<draw:image xlink:href="../Images/yкринформ/2023-04-09T11-57-00-03-00/630_360_1681030734-6494.jpeg" xlink:type="simple" xlink:show="embed" xlink:actuate="onLoad" draw:mime-type="image/jpeg"/>
</draw:frame>
</text:a>
 <text:a xlink:type="simple" xlink:href="https://static.ukrinform.com/photos/2023_04/1681030734-8783.jpeg" text:style-name="Internet_20_link" text:visited-style-name="Visited_20_Internet_20_Link">
<draw:frame draw:style-name="fr1" draw:name="Image136" text:anchor-type="as-char" svg:width="6.9236in" svg:height="3.956343in" draw:z-index="0">
<draw:image xlink:href="../Images/yкринформ/2023-04-09T11-57-00-03-00/630_360_1681030734-8783.jpeg" xlink:type="simple" xlink:show="embed" xlink:actuate="onLoad" draw:mime-type="image/jpeg"/>
</draw:frame>
</text:a>
 <text:a xlink:type="simple" xlink:href="https://static.ukrinform.com/photos/2023_04/1681030734-7155.jpeg" text:style-name="Internet_20_link" text:visited-style-name="Visited_20_Internet_20_Link">
<draw:frame draw:style-name="fr1" draw:name="Image137" text:anchor-type="as-char" svg:width="6.9236in" svg:height="3.956343in" draw:z-index="0">
<draw:image xlink:href="../Images/yкринформ/2023-04-09T11-57-00-03-00/630_360_1681030734-7155.jpeg" xlink:type="simple" xlink:show="embed" xlink:actuate="onLoad" draw:mime-type="image/jpeg"/>
</draw:frame>
</text:a>
 <text:a xlink:type="simple" xlink:href="https://static.ukrinform.com/photos/2023_04/1681030734-9881.jpeg" text:style-name="Internet_20_link" text:visited-style-name="Visited_20_Internet_20_Link">
<draw:frame draw:style-name="fr1" draw:name="Image138" text:anchor-type="as-char" svg:width="6.9236in" svg:height="3.956343in" draw:z-index="0">
<draw:image xlink:href="../Images/yкринформ/2023-04-09T11-57-00-03-00/630_360_1681030734-9881.jpeg" xlink:type="simple" xlink:show="embed" xlink:actuate="onLoad" draw:mime-type="image/jpeg"/>
</draw:frame>
</text:a>
 <text:a xlink:type="simple" xlink:href="https://static.ukrinform.com/photos/2023_04/1681030734-1709.jpeg" text:style-name="Internet_20_link" text:visited-style-name="Visited_20_Internet_20_Link">
<draw:frame draw:style-name="fr1" draw:name="Image139" text:anchor-type="as-char" svg:width="6.9236in" svg:height="3.956343in" draw:z-index="0">
<draw:image xlink:href="../Images/yкринформ/2023-04-09T11-57-00-03-00/630_360_1681030734-1709.jpeg" xlink:type="simple" xlink:show="embed" xlink:actuate="onLoad" draw:mime-type="image/jpeg"/>
</draw:frame>
</text:a>
</text:p>
      <text:p text:style-name="P4">
Днями компанія TetraTech передала <text:a xlink:type="simple" xlink:href="https://www.ukrinform.ua/tag-dsns" text:style-name="Internet_20_link" text:visited-style-name="Visited_20_Internet_20_Link">
 </text:a>
 15автомобілів типу пікап Toyota Hilux. Ці авто використовуватимуть піротехнічніпідрозділи для розмінування.</text:p>
      <text:p text:style-name="P4">
Раніше компанія вже передавала обладнання, яке використовується у Київськійобласті для очищення території від наслідків війни.</text:p>
      <text:p text:style-name="P4">
<text:span text:style-name="T4">
Читайте також:</text:span>
 <text:a xlink:type="simple" xlink:href="https://www.ukrinform.ua/rubric-diaspora/3686356-dsns-ukraini-otrimala-18-pikapiv-vid-svitovogo-kongresu-ukrainciv.html" text:style-name="Internet_20_link" text:visited-style-name="Visited_20_Internet_20_Link">
 <text:span text:style-name="T4">
пікап</text:span>
 </text:a>
</text:p>
      <text:p text:style-name="P4">
Як повідомляв Укрінформ, українські обласні центри екстреної меддопомоги <text:a xlink:type="simple" xlink:href="https://www.ukrinform.ua/rubric-society/3693238-blagodijniki-peredali-termobiliznu-medikam-ekstrenoi-dopomogi.html" text:style-name="Internet_20_link" text:visited-style-name="Visited_20_Internet_20_Link">
</text:a>
</text:p>
      <text:p text:style-name="P4">
<text:span text:style-name="T5">
Фото: ДСНС</text:span>
</text:p>
      <text:p text:style-name="P4">
Source: <text:a xlink:type="simple" xlink:href="https://www.ukrinform.ua/rubric-society/3693517-pirotehniki-dsns-otrimali-15-pikapiv-vid-kompanii-tetratech.html" text:style-name="Internet_20_link" text:visited-style-name="Visited_20_Internet_20_Link">
https://www.ukrinform.ua/rubric-society/3693517-pirotehniki-dsns-otrimali-15-pikapiv-vid-kompanii-tetratech.html</text:a>
</text:p>
      <!--NEWS-->
      <text:h text:style-name="P10" text:outline-level="1">
<text:span text:style-name="T4">
Збірна України готується до старту на чемпіонаті Європи зі спортивної гімнастики</text:span>
</text:h>
      <text:p text:style-name="P4">
Authors: Ukrinform (Person)</text:p>
      <text:p text:style-name="P4">
Publisher: Укринформ (Organization)</text:p>
      <text:p text:style-name="P4">
Published Time: 2023-04-09T12:01:49+03:00</text:p>
      <text:p text:style-name="P4">
Modified Time: 2023-04-09T12:01:49+03:00</text:p>
      <text:p text:style-name="P4">
Description: Збірна України зі спортивної гімнастики виступить на Х чемпіонаті Європи, який пройде 11-16 квітня в Анталії (Туреччина). — Укрінформ.</text:p>
      <text:p text:style-name="P4">
Images: ["<text:a xlink:type="simple" xlink:href="https://static.ukrinform.com/photos/2023_04/thumb_files/630_360_1681030722-492.jpg" text:style-name="Internet_20_link" text:visited-style-name="Visited_20_Internet_20_Link">
630_360_16810...</text:a>
"]</text:p>
      <text:p text:style-name="P4">
Tags: ['Гімнастика']</text:p>
      <text:p text:style-name="P4">
Type: Article</text:p>
      <!--METADATA-->
      <text:p text:style-name="P4">
<draw:frame draw:style-name="fr1" draw:name="Image140" text:anchor-type="as-char" svg:width="6.9236in" svg:height="3.956343in" draw:z-index="0">
<draw:image xlink:href="../Images/yкринформ/2023-04-09T12-01-49-03-00/630_360_1681030722-492.jpg" xlink:type="simple" xlink:show="embed" xlink:actuate="onLoad" draw:mime-type="image/jpeg"/>
</draw:frame>
 ЗбірнаУкраїни зі спортивної гімнастики виступить на Х чемпіонаті Європи, який пройде11-16 квітня в Анталії (Туреччина).</text:p>
      <text:p text:style-name="P4">
До складу чоловічої команди увійшли п'ять гімнастів - Ілля Ковтун (Черкаси),кияни Ігор Радівілов, Микита Мельніков, Пантелій Колодій, а також дебютантРадомир Стельмах з Луганщини, передає Укрінформ.</text:p>
      <text:p text:style-name="P4">
Жіночу збірну представлятимуть львів'янка Ілона Крупа, Анна Лащевська з Івано-Франківська, дніпрянка Єлизавета Губарєва та Діана Савельєва з Кропивницького.</text:p>
      <text:p text:style-name="P4">
На континентальній першості розіграють нагороди у командних турнірах,багатоборстві та в окремих вправах.</text:p>
      <text:p text:style-name="P4">
<text:span text:style-name="T4">
Читайте також:</text:span>
 <text:a xlink:type="simple" xlink:href="https://www.ukrinform.ua/rubric-sports/3691219-gimnast-vernaev-oficijno-povernuvsa-do-skladu-zbirnoi-ukraini.html" text:style-name="Internet_20_link" text:visited-style-name="Visited_20_Internet_20_Link">
 </text:a>
</text:p>
      <text:p text:style-name="P4">
Чемпіонат Європи стане кваліфікаційним на чемпіонат світу, який 30 вересня - 8жовтня прийматиме Антверпен (Бельгія).</text:p>
      <text:p text:style-name="P4">
На фото: Ігор Радівілов (Facebook).</text:p>
      <text:p text:style-name="P4">
Source: <text:a xlink:type="simple" xlink:href="https://www.ukrinform.ua/rubric-sports/3693516-zbirna-ukraini-gotuetsa-do-startu-na-cempionati-evropi-zi-sportivnoi-gimnastiki.html" text:style-name="Internet_20_link" text:visited-style-name="Visited_20_Internet_20_Link">
https://www.ukrinform.ua/rubric-sports/3693516-zbirna-ukraini-gotuetsa-do-startu-na-cempionati-evropi-zi-sportivnoi-gimnastiki.html</text:a>
</text:p>
      <!--NEWS-->
      <text:h text:style-name="P10" text:outline-level="1">
<text:span text:style-name="T4">
У Молдові пройдуть навчання миротворців</text:span>
</text:h>
      <text:p text:style-name="P4">
Authors: Ukrinform (Person)</text:p>
      <text:p text:style-name="P4">
Publisher: Укринформ (Organization)</text:p>
      <text:p text:style-name="P4">
Published Time: 2023-04-09T12:14:00+03:00</text:p>
      <text:p text:style-name="P4">
Modified Time: 2023-04-09T12:14:00+03:00</text:p>
      <text:p text:style-name="P4">
Description: Солдати 22-го миротворчого батальйону «Блакитні шоломи» з 10 до 14 квітня проведуть навчання на полігонах Національної армії в Молдові, до яких залучать бронетранспортери «Піранья». — Укрінформ.</text:p>
      <text:p text:style-name="P4">
Images: ["<text:a xlink:type="simple" xlink:href="https://static.ukrinform.com/photos/2022_04/thumb_files/630_360_1649857838-528.jpg" text:style-name="Internet_20_link" text:visited-style-name="Visited_20_Internet_20_Link">
630_360_16498...</text:a>
"]</text:p>
      <text:p text:style-name="P4">
Tags: ['Миротворці', 'Молдова', 'ООН', 'Військові навчання']</text:p>
      <text:p text:style-name="P4">
Type: Article</text:p>
      <!--METADATA-->
      <text:p text:style-name="P4">
<draw:frame draw:style-name="fr1" draw:name="Image141" text:anchor-type="as-char" svg:width="6.9236in" svg:height="3.956343in" draw:z-index="0">
<draw:image xlink:href="../Images/yкринформ/2023-04-09T12-14-00-03-00/630_360_1649857838-528.jpg" xlink:type="simple" xlink:show="embed" xlink:actuate="onLoad" draw:mime-type="image/jpeg"/>
</draw:frame>
 Солдати22-го миротворчого батальйону «Блакитні шоломи» з 10 до 14 квітня проведутьнавчання на полігонах Національної армії в Молдові, до яких залучатьбронетранспортери «Піранья».</text:p>
      <text:p text:style-name="P4">
Як передає Укрінформ, про це повідомляє  <text:a xlink:type="simple" xlink:href="https://newsmaker.md/rus/novosti/v-moldove-proydut-ucheniya-mirotvortsev-v-nih-zadeystvuyut-btr-piranya/" text:style-name="Internet_20_link" text:visited-style-name="Visited_20_Internet_20_Link">
</text:a>
 .</text:p>
      <text:p text:style-name="P4">
«Військові вивчать тактику, методи і процедури, які використовуютьсямиротворцями в операціях, у тому числі патрулюванні та охороні важливихцілей», - зазначили у міноборони Молдови.</text:p>
      <text:p text:style-name="P4">
Навчання, які пройдуть з 10 до 14 квітня, включатимуть як теоретичні, так іпрактичні заняття, що ґрунтуються на сценаріях, які «характерні дляміжнародних театрів воєнних дій».</text:p>
      <text:p text:style-name="P4">
<text:span text:style-name="T4">
Читайте також:</text:span>
 <text:a xlink:type="simple" xlink:href="https://www.ukrinform.ua/rubric-polytics/3692525-rf-castkovo-zminila-plani-sodo-derzperevorotu-v-moldovi-danilov.html" text:style-name="Internet_20_link" text:visited-style-name="Visited_20_Internet_20_Link">
 <text:span text:style-name="T4">
Молдов</text:span>
 </text:a>
</text:p>
      <text:p text:style-name="P4">
Зазначається також, що військові залучать у навчаннях бронетранспортери«Піранья», які Молдові передала Німеччина.</text:p>
      <text:p text:style-name="P4">
Перші три БТРи доставили в Кишинів у січні цього року, а решта одиницьбронетехніки буде доставлена впродовж року.</text:p>
      <text:p text:style-name="P4">
Як відомо, «блакитними шоломами» називають <text:a xlink:type="simple" xlink:href="https://www.ukrinform.ua/tag-mirotvorci" text:style-name="Internet_20_link" text:visited-style-name="Visited_20_Internet_20_Link">
 </text:a>
 ООН. Це спеціально зібрані загони професійних військових з різнихкраїн.</text:p>
      <text:p text:style-name="P4">
Source: <text:a xlink:type="simple" xlink:href="https://www.ukrinform.ua/rubric-world/3693523-u-moldovi-projdut-navcanna-mirotvorciv.html" text:style-name="Internet_20_link" text:visited-style-name="Visited_20_Internet_20_Link">
https://www.ukrinform.ua/rubric-world/3693523-u-moldovi-projdut-navcanna-mirotvorciv.html</text:a>
</text:p>
      <!--NEWS-->
      <text:h text:style-name="P10" text:outline-level="1">
<text:span text:style-name="T4">
Епіфаній привітав вірян західного обряду з Великоднем: Нехай віра дає сили на боротьбу зі злом</text:span>
</text:h>
      <text:p text:style-name="P4">
Authors: Ukrinform (Person)</text:p>
      <text:p text:style-name="P4">
Publisher: Укринформ (Organization)</text:p>
      <text:p text:style-name="P4">
Published Time: 2023-04-09T12:24:30+03:00</text:p>
      <text:p text:style-name="P4">
Modified Time: 2023-04-09T12:24:30+03:00</text:p>
      <text:p text:style-name="P4">
Description: Предстоятель Православної церкви України, митрополит Епіфаній привітав вірян західного обряду із Великоднем і побажав сповнення силами на боротьбу зі злом. — Укрінформ.</text:p>
      <text:p text:style-name="P4">
Images: ["<text:a xlink:type="simple" xlink:href="https://static.ukrinform.com/photos/2023_04/thumb_files/630_360_1681026443-8428.jpeg" text:style-name="Internet_20_link" text:visited-style-name="Visited_20_Internet_20_Link">
630_360_16810...</text:a>
"]</text:p>
      <text:p text:style-name="P4">
Tags: ['Свято', 'Великдень', 'Епіфаній']</text:p>
      <text:p text:style-name="P4">
Type: Article</text:p>
      <!--METADATA-->
      <text:p text:style-name="P4">
<draw:frame draw:style-name="fr1" draw:name="Image142" text:anchor-type="as-char" svg:width="6.9236in" svg:height="3.956343in" draw:z-index="0">
<draw:image xlink:href="../Images/yкринформ/2023-04-09T12-24-30-03-00/630_360_1681026443-8428.jpeg" xlink:type="simple" xlink:show="embed" xlink:actuate="onLoad" draw:mime-type="image/jpeg"/>
</draw:frame>
Предстоятель Православної церкви України, митрополит Епіфаній привітав вірянзахідного обряду із Великоднем і побажав сповнення силами на боротьбу зі злом.</text:p>
      <text:p text:style-name="P4">
Як передає Укрінформ, про це очільник ПЦУ написав у <text:a xlink:type="simple" xlink:href="https://twitter.com/epifaniy/status/1644987888658968576" text:style-name="Internet_20_link" text:visited-style-name="Visited_20_Internet_20_Link">
</text:a>
</text:p>
      <text:p text:style-name="P4">
“Вітаю братів і сестер західної християнської традиції, які нині відзначають <text:a xlink:type="simple" xlink:href="https://www.ukrinform.ua/tag-velikden" text:style-name="Internet_20_link" text:visited-style-name="Visited_20_Internet_20_Link">
</text:a>
 ! Віра у Воскресіння Христове нехайнадихає на добрі справи та сповнює силами на боротьбу зі злом”, - зазначивмитрополит.</text:p>
      <text:p text:style-name="P4">
<text:span text:style-name="T4">
Читайте також:</text:span>
 <text:a xlink:type="simple" xlink:href="https://www.ukrinform.ua/rubric-society/3693441-zelenskij-privitav-hristian-zahidnogo-obradu-z-velikodnem-mi-odnakovo-virimo-u-svobodu.html" text:style-name="Internet_20_link" text:visited-style-name="Visited_20_Internet_20_Link">
 <text:span text:style-name="T4">
Зелен</text:span>
 </text:a>
</text:p>
      <text:p text:style-name="P4">
Як повідомлялося, християни західного обряду цього року святкують Великдень 9квітня.</text:p>
      <text:p text:style-name="P4">
Source: <text:a xlink:type="simple" xlink:href="https://www.ukrinform.ua/rubric-society/3693526-epifanij-privitav-viran-zahidnogo-obradu-z-velikodnem-nehaj-vira-dae-sili-na-borotbu-zi-zlom.html" text:style-name="Internet_20_link" text:visited-style-name="Visited_20_Internet_20_Link">
https://www.ukrinform.ua/rubric-society/3693526-epifanij-privitav-viran-zahidnogo-obradu-z-velikodnem-nehaj-vira-dae-sili-na-borotbu-zi-zlom.html</text:a>
</text:p>
      <!--NEWS-->
      <text:h text:style-name="P10" text:outline-level="1">
<text:span text:style-name="T4">
На окупованій частині Запорізької області знищили понад 15 ворожих військових угруповань</text:span>
</text:h>
      <text:p text:style-name="P4">
Authors: Ukrinform (Person)</text:p>
      <text:p text:style-name="P4">
Publisher: Укринформ (Organization)</text:p>
      <text:p text:style-name="P4">
Published Time: 2023-04-09T12:34:00+03:00</text:p>
      <text:p text:style-name="P4">
Modified Time: 2023-04-09T12:34:00+03:00</text:p>
      <text:p text:style-name="P4">
Description: Протягом двох тижнів на території окупованої території Запорізької області було знищено понад 15 військових угруповань, з них 7 - на території Мелітополя. — Укрінформ.</text:p>
      <text:p text:style-name="P4">
Images: ["<text:a xlink:type="simple" xlink:href="https://static.ukrinform.com/photos/2022_02/thumb_files/630_360_1646057019-898.jpg" text:style-name="Internet_20_link" text:visited-style-name="Visited_20_Internet_20_Link">
630_360_16460...</text:a>
"]</text:p>
      <text:p text:style-name="P4">
Tags: ['Російські військові', 'Запоріжжя', 'Війна з росією', 'Єдині новини']</text:p>
      <text:p text:style-name="P4">
Type: Article</text:p>
      <!--METADATA-->
      <text:p text:style-name="P4">
<draw:frame draw:style-name="fr1" draw:name="Image143" text:anchor-type="as-char" svg:width="6.9236in" svg:height="3.956343in" draw:z-index="0">
<draw:image xlink:href="../Images/yкринформ/2023-04-09T12-34-00-03-00/630_360_1646057019-898.jpg" xlink:type="simple" xlink:show="embed" xlink:actuate="onLoad" draw:mime-type="image/jpeg"/>
</draw:frame>
 Протягомдвох тижнів на території окупованої території Запорізької області було знищенопонад 15 військових угруповань, з них 7 - на території Мелітополя.</text:p>
      <text:p text:style-name="P4">
Про це в ефірі національного телемарафону новин сказав міський головаМелітополя Іван Федоров, передає Укрінформ.</text:p>
      <text:p text:style-name="P4">
"За два тижні на території тимчасово окупованої Запорізької області булознищено більш ніж 15 військових угруповань, з них 7 - на території містаМелітополя. Вибухи лунали на території військового аеродрому, куди ворогзвозив обладнання та боєприпаси, а потім це все вибухнуло. Така ж самаситуація була і на території Мелітопольського депо, де <text:a xlink:type="simple" xlink:href="https://www.ukrinform.ua/tag-rosijski-vijskovi" text:style-name="Internet_20_link" text:visited-style-name="Visited_20_Internet_20_Link">
</text:a>
 розмістив базу зремонтування техніки, потім облаштував сховище палива", - сказав він.</text:p>
      <text:p text:style-name="P4">
Також Федоров додав, що у Мелітопольському районі окупанти змінили чотирьохголів так званих окупаційних адміністрацій. "Чотири голови окупаційнихадміністрацій замінені. Наприклад, в Якимівці після вибуху авто колаборантамаксима зубарєва вже через 4 години представили нового гауляйтера зконтинентальної росії. Така ж ситуація у Приазовському, Костянтинівці таКирилівці", - сказав він.</text:p>
      <text:p text:style-name="P4">
<text:span text:style-name="T4">
Читайте також:</text:span>
 <text:a xlink:type="simple" xlink:href="https://www.ukrinform.ua/rubric-ato/3692784-na-melitopolsini-lunali-vibuhi-u-selisi-kudi-zagarbniki-zvozili-tehniku.html" text:style-name="Internet_20_link" text:visited-style-name="Visited_20_Internet_20_Link">
 <text:span text:style-name="T4">
Мелітополя</text:span>
 </text:a>
</text:p>
      <text:p text:style-name="P4">
Крім того, Федоров зазначив, що за останні два тижні 9 колаборантів зокупованого Мелітопольського району отримали підозри.</text:p>
      <text:p text:style-name="P4">
Як повідомляв Укрінформ, за інформацією Федорова, <text:a xlink:type="simple" xlink:href="https://www.ukrinform.ua/rubric-regions/3691887-spivpracuvati-z-vorogom-pogodilis-700-meskanciv-melitopolskogo-rajonu-mer.html" text:style-name="Internet_20_link" text:visited-style-name="Visited_20_Internet_20_Link">
</text:a>
</text:p>
      <text:p text:style-name="P4">
Source: <text:a xlink:type="simple" xlink:href="https://www.ukrinform.ua/rubric-ato/3693529-na-okupovanij-castini-zaporizkoi-oblasti-znisili-ponad-15-vorozih-vijskovih-ugrupuvan.html" text:style-name="Internet_20_link" text:visited-style-name="Visited_20_Internet_20_Link">
https://www.ukrinform.ua/rubric-ato/3693529-na-okupovanij-castini-zaporizkoi-oblasti-znisili-ponad-15-vorozih-vijskovih-ugrupuvan.html</text:a>
</text:p>
      <!--NEWS-->
      <text:h text:style-name="P10" text:outline-level="1">
<text:span text:style-name="T4">
У Гамбурзі спалахнула масштабна пожежа, попереджають про небезпечне забруднення повітря</text:span>
</text:h>
      <text:p text:style-name="P4">
Authors: Ukrinform (Person)</text:p>
      <text:p text:style-name="P4">
Publisher: Укринформ (Organization)</text:p>
      <text:p text:style-name="P4">
Published Time: 2023-04-09T12:37:49+03:00</text:p>
      <text:p text:style-name="P4">
Modified Time: 2023-04-09T12:37:49+03:00</text:p>
      <text:p text:style-name="P4">
Description: У портовому місті Гамбург на півночі Німеччини через масштабну пожежу оголошено небезпеку забруднення повітря.  — Укрінформ.</text:p>
      <text:p text:style-name="P4">
Images: ["<text:a xlink:type="simple" xlink:href="https://static.ukrinform.com/photos/2023_04/thumb_files/630_360_1681032740-139.jpeg" text:style-name="Internet_20_link" text:visited-style-name="Visited_20_Internet_20_Link">
630_360_16810...</text:a>
"]</text:p>
      <text:p text:style-name="P4">
Tags: ['Гамбург', 'Німеччина', 'Пожежа', 'Забруднення повітря']</text:p>
      <text:p text:style-name="P4">
Type: Article</text:p>
      <!--METADATA-->
      <text:p text:style-name="P4">
<draw:frame draw:style-name="fr1" draw:name="Image144" text:anchor-type="as-char" svg:width="6.9236in" svg:height="3.956343in" draw:z-index="0">
<draw:image xlink:href="../Images/yкринформ/2023-04-09T12-37-49-03-00/630_360_1681032740-139.jpeg" xlink:type="simple" xlink:show="embed" xlink:actuate="onLoad" draw:mime-type="image/jpeg"/>
</draw:frame>
 Упортовому місті Гамбург на півночі Німеччини через масштабну пожежу оголошенонебезпеку забруднення повітря.</text:p>
      <text:p text:style-name="P4">
Як передає Укрінформ, про це повідомили жителів міста через державний  <text:a xlink:type="simple" xlink:href="https://warnung.bund.de/meldungen/mow.DE-HH-HH-SE033-20230409-33-001/Starke_Rauchentwicklung_durch_Grossbrand_im_Bereich_Hamburg_Rothenburgsort_HamburgRothenburgsort" text:style-name="Internet_20_link" text:visited-style-name="Visited_20_Internet_20_Link">
</text:a>
попереджень.</text:p>
      <text:p text:style-name="P4">
«Через пожежу населення в районі Гамбурга може постраждати від димових газів іхімічних компонентів у повітрі», - йдеться у попередженні.</text:p>
      <text:p text:style-name="P4">
Рівень загрози оцінюється як «надзвичайно високий».</text:p>
      <text:p text:style-name="P4">
Хмара темного диму вже дісталася центру міста. Жителів просять не виходити навулиці, закрити вікна та двері.</text:p>
      <text:p text:style-name="P4">
<text:a xlink:type="simple" xlink:href="https://www.ukrinform.ua/tag-pozeza" text:style-name="Internet_20_link" text:visited-style-name="Visited_20_Internet_20_Link">
 </text:a>
 виникла рано вранці у неділю назупинці вантажівок, яка вже повністю згоріла. Зараз горять кілька складівпоруч. За попередніми даними, стався витік сірководню.</text:p>
      <text:p text:style-name="P4">
<text:span text:style-name="T4">
Читайте також:</text:span>
 <text:a xlink:type="simple" xlink:href="https://www.ukrinform.ua/rubric-world/3690914-u-berlinskij-likarni-stalasa-pozeza-postrazdali-troe-pacientiv-i-medsestra.html" text:style-name="Internet_20_link" text:visited-style-name="Visited_20_Internet_20_Link">
 <text:span text:style-name="T4">
пожеж</text:span>
 </text:a>
</text:p>
      <text:p text:style-name="P4">
На місці працюють понад 200 співробітників екстрених служб.</text:p>
      <text:p text:style-name="P4">
Залізнична компанія Deutsche Bahn оголосила, що сполучення між Гамбургом іБюхеном закрито через пожежу, а потяги між Гамбургом і Берліном перенаправлятьіншими маршрутами, поїзди між Гамбургом і польським Ростоком узагаліскасовано.</text:p>
      <text:p text:style-name="P4">
Обмежено також рух міського транспорту.</text:p>
      <text:p text:style-name="P4">
Причина пожежі поки що невідома, працюють слідчі.</text:p>
      <text:p text:style-name="P4">
<text:span text:style-name="T5">
Фото: Jonas Walzberg/dpa</text:span>
</text:p>
      <text:p text:style-name="P4">
Source: <text:a xlink:type="simple" xlink:href="https://www.ukrinform.ua/rubric-world/3693530-u-gamburzi-spalahnula-masstabna-pozeza-poperedzaut-pro-nebezpecne-zabrudnenna-povitra.html" text:style-name="Internet_20_link" text:visited-style-name="Visited_20_Internet_20_Link">
https://www.ukrinform.ua/rubric-world/3693530-u-gamburzi-spalahnula-masstabna-pozeza-poperedzaut-pro-nebezpecne-zabrudnenna-povitra.html</text:a>
</text:p>
      <!--NEWS-->
      <text:h text:style-name="P10" text:outline-level="1">
<text:span text:style-name="T4">
У Швейцарських Альпах зійшла лавина, постраждали дев’ять лижників</text:span>
</text:h>
      <text:p text:style-name="P4">
Authors: Ukrinform (Person)</text:p>
      <text:p text:style-name="P4">
Publisher: Укринформ (Organization)</text:p>
      <text:p text:style-name="P4">
Published Time: 2023-04-09T12:52:00+03:00</text:p>
      <text:p text:style-name="P4">
Modified Time: 2023-04-09T12:52:00+03:00</text:p>
      <text:p text:style-name="P4">
Description: Дев'ятеро лижників постраждали внаслідок сходження лавини у Швейцарських Альпах. — Укрінформ.</text:p>
      <text:p text:style-name="P4">
Images: ["<text:a xlink:type="simple" xlink:href="https://static.ukrinform.com/photos/2018_01/thumb_files/630_360_1515323527-9625.jpg" text:style-name="Internet_20_link" text:visited-style-name="Visited_20_Internet_20_Link">
630_360_15153...</text:a>
"]</text:p>
      <text:p text:style-name="P4">
Tags: ['Лавина', 'Альпи', 'Гори']</text:p>
      <text:p text:style-name="P4">
Type: Article</text:p>
      <!--METADATA-->
      <text:p text:style-name="P4">
<draw:frame draw:style-name="fr1" draw:name="Image145" text:anchor-type="as-char" svg:width="6.9236in" svg:height="3.956343in" draw:z-index="0">
<draw:image xlink:href="../Images/yкринформ/2023-04-09T12-52-00-03-00/630_360_1515323527-9625.jpg" xlink:type="simple" xlink:show="embed" xlink:actuate="onLoad" draw:mime-type="image/jpeg"/>
</draw:frame>
 Дев'ятеролижників постраждали внаслідок сходження лавини у Швейцарських Альпах.</text:p>
      <text:p text:style-name="P4">
Як передає Укрінформ, про це повідомляє <text:a xlink:type="simple" xlink:href="https://www.theguardian.com/world/2023/apr/08/nine-skiers-in-switzerland-airlifted-to-hospital-after-major-avalanche" text:style-name="Internet_20_link" text:visited-style-name="Visited_20_Internet_20_Link">
</text:a>
 .</text:p>
      <text:p text:style-name="P4">
Лавина зійшла біля вершини гори Альфубель в районі Саас-Фе на південномузаході кантону Валліс, неподалік кордону з Італією.</text:p>
      <text:p text:style-name="P4">
Ділянка розташована поблизу знаменитої швейцарської гори Маттерхорн тагірськолижного курорту Церматт.</text:p>
      <text:p text:style-name="P4">
"Коли групи перебували на Альфубелі на висоті 4 000 метрів, зійшла <text:a xlink:type="simple" xlink:href="https://www.ukrinform.ua/tag-lavina" text:style-name="Internet_20_link" text:visited-style-name="Visited_20_Internet_20_Link">
</text:a>
 . Кілька людей було зметено масоюснігу", - повідомили в поліції міста Валліс.</text:p>
      <text:p text:style-name="P4">
На місце події оперативно виїхали екстрені служби на кількох гелікоптерах.</text:p>
      <text:p text:style-name="P4">
Представник поліції Валліса повідомив, що в цьому районі було 16 людей, якікаталися на лижах, усіх зняли з гори.</text:p>
      <text:p text:style-name="P4">
<text:span text:style-name="T4">
Читайте також:</text:span>
 <text:a xlink:type="simple" xlink:href="https://www.ukrinform.ua/rubric-world/3684670-na-pivnoci-italii-zijsla-lavina-odna-ludina-zaginula.html" text:style-name="Internet_20_link" text:visited-style-name="Visited_20_Internet_20_Link">
 <text:span text:style-name="T4">
лавина</text:span>
 </text:a>
</text:p>
      <text:p text:style-name="P4">
Дев'ятьох постраждалих осіб було доставлено гелікоптером до лікарень сусідніхміст Вісп та Сіон. Із них троє виписалися після амбулаторного лікування, аінші залишилися на ніч під наглядом лікарів.</text:p>
      <text:p text:style-name="P4">
"Ми говоримо про дуже легкі травми, тому все виглядає позитивно. Можнасказати, що їм дуже пощастило", - сказав речник місцевої поліції.</text:p>
      <text:p text:style-name="P4">
Як повідомлялося, у вівторок, 4 квітня, <text:a xlink:type="simple" xlink:href="https://www.ukrinform.ua/rubric-world/3691428-u-gimalaah-lavina-nakrila-grupu-turistiv-sestero-zagiblih.html" text:style-name="Internet_20_link" text:visited-style-name="Visited_20_Internet_20_Link">
 </text:a>
у Гімалаях на північному сході Індії, унаслідок чого загинуло щонайменшешестеро осіб, ще 11 травмовані.</text:p>
      <text:p text:style-name="P4">
Source: <text:a xlink:type="simple" xlink:href="https://www.ukrinform.ua/rubric-world/3693535-u-svejcarskih-alpah-zijsla-lavina-postrazdali-devat-liznikiv.html" text:style-name="Internet_20_link" text:visited-style-name="Visited_20_Internet_20_Link">
https://www.ukrinform.ua/rubric-world/3693535-u-svejcarskih-alpah-zijsla-lavina-postrazdali-devat-liznikiv.html</text:a>
</text:p>
      <!--NEWS-->
      <text:h text:style-name="P10" text:outline-level="1">
<text:span text:style-name="T4">
Біля пам'ятника Лесі Українки у Севастополі висадили сині та жовті квіти</text:span>
</text:h>
      <text:p text:style-name="P4">
Authors: Ukrinform (Person)</text:p>
      <text:p text:style-name="P4">
Publisher: Укринформ (Organization)</text:p>
      <text:p text:style-name="P4">
Published Time: 2023-04-09T13:04:00+03:00</text:p>
      <text:p text:style-name="P4">
Modified Time: 2023-04-09T13:04:00+03:00</text:p>
      <text:p text:style-name="P4">
Description: У тимчасово окупованому Севастополі біля пам'ятника українській письменниці Лесі Українці висадили фіалки жовтого та синього кольору. — Укрінформ.</text:p>
      <text:p text:style-name="P4">
Images: ["<text:a xlink:type="simple" xlink:href="https://static.ukrinform.com/photos/2023_04/thumb_files/630_360_1681034551-608.jpg" text:style-name="Internet_20_link" text:visited-style-name="Visited_20_Internet_20_Link">
630_360_16810...</text:a>
", "<text:a xlink:type="simple" xlink:href="https://static.ukrinform.com/photos/2023_04/1681034951-359.jpg" text:style-name="Internet_20_link" text:visited-style-name="Visited_20_Internet_20_Link">
1681034951-35...</text:a>
", "<text:a xlink:type="simple" xlink:href="https://static.ukrinform.com/photos/2023_04/1681034699-943.jpeg" text:style-name="Internet_20_link" text:visited-style-name="Visited_20_Internet_20_Link">
1681034699-94...</text:a>
"]</text:p>
      <text:p text:style-name="P4">
Tags: ['Крим', "Пам'ятник", 'Україна', 'Леся Українка', 'Квіти']</text:p>
      <text:p text:style-name="P4">
Type: Article</text:p>
      <!--METADATA-->
      <text:p text:style-name="P4">
<draw:frame draw:style-name="fr1" draw:name="Image146" text:anchor-type="as-char" svg:width="6.9236in" svg:height="3.956343in" draw:z-index="0">
<draw:image xlink:href="../Images/yкринформ/2023-04-09T13-04-00-03-00/630_360_1681034551-608.jpg" xlink:type="simple" xlink:show="embed" xlink:actuate="onLoad" draw:mime-type="image/jpeg"/>
</draw:frame>
 Утимчасово окупованому Севастополі біля пам'ятника українській письменниці ЛесіУкраїнці висадили фіалки жовтого та синього кольору.</text:p>
      <text:p text:style-name="P4">
Як передає Укрінформ, про це повідомляє інтернет-видання <text:a xlink:type="simple" xlink:href="https://ua.krymr.com/a/news-sevastopol-pamyatnyk-lesi-ukrayinky-vysadyly-syni-ta-zhovti-kvity/32355825.html" text:style-name="Internet_20_link" text:visited-style-name="Visited_20_Internet_20_Link">
</text:a>
</text:p>
      <text:p text:style-name="P4">
Фіалки посадили у стаціонарних бетонних вазонах, з обох боків від <text:a xlink:type="simple" xlink:href="https://www.ukrinform.ua/tag-pamatnik" text:style-name="Internet_20_link" text:visited-style-name="Visited_20_Internet_20_Link">
</text:a>
 . Народна назва квітки – «братки»,ними щовесни прикрашають газони на вулицях.</text:p>
      <text:p text:style-name="P4">
На думку місцевих жителів, озеленювачі спеціально підібрали поєднаннякольорів. Так висловили ставлення до України і до самої письменниці, аросійська влада «прогледіла».</text:p>
      <text:p text:style-name="P4">
<text:span text:style-name="T4">
Читайте також:</text:span>
 <text:a xlink:type="simple" xlink:href="https://www.ukrinform.ua/rubric-crimea/3686360-simferopol-ta-sevastopol-trivae-sprotiv-zovta-stricka-pokazala-novi-listivki-ta-grafiti.html" text:style-name="Internet_20_link" text:visited-style-name="Visited_20_Internet_20_Link">
 <text:span text:style-name="T4">
Севастополь</text:span>
 </text:a>
</text:p>
      <text:p text:style-name="P4">
<draw:frame draw:style-name="fr1" draw:name="Image147" text:anchor-type="as-char" svg:width="6.9236in" svg:height="5.1927in" draw:z-index="0">
<draw:image xlink:href="../Images/yкринформ/2023-04-09T13-04-00-03-00/1681034951-359.jpg" xlink:type="simple" xlink:show="embed" xlink:actuate="onLoad" draw:mime-type="image/jpeg"/>
</draw:frame>
<draw:frame draw:style-name="fr1" draw:name="Image148" text:anchor-type="as-char" svg:width="6.9236in" svg:height="3.89132in" draw:z-index="0">
<draw:image xlink:href="../Images/yкринформ/2023-04-09T13-04-00-03-00/1681034699-943.jpeg" xlink:type="simple" xlink:show="embed" xlink:actuate="onLoad" draw:mime-type="image/jpeg"/>
</draw:frame>
</text:p>
      <text:p text:style-name="P4">
Як повідомлялося, <text:a xlink:type="simple" xlink:href="https://www.ukrinform.ua/rubric-crimea/3675257-u-sevastopoli-vidznacili-den-narodzenna-lesi-ukrainki.html" text:style-name="Internet_20_link" text:visited-style-name="Visited_20_Internet_20_Link">
 </text:a>
(1871 -1913 рр.), поклавши жовті та сині квіти до її пам'ятника.</text:p>
      <text:p text:style-name="P4">
<text:span text:style-name="T5">
Фото: RFE/RL</text:span>
</text:p>
      <text:p text:style-name="P4">
Source: <text:a xlink:type="simple" xlink:href="https://www.ukrinform.ua/rubric-crimea/3693543-bila-pamatnika-lesi-ukrainki-u-sevastopoli-visadili-sini-ta-zovti-kviti.html" text:style-name="Internet_20_link" text:visited-style-name="Visited_20_Internet_20_Link">
https://www.ukrinform.ua/rubric-crimea/3693543-bila-pamatnika-lesi-ukrainki-u-sevastopoli-visadili-sini-ta-zovti-kviti.html</text:a>
</text:p>
      <!--NEWS-->
      <text:h text:style-name="P10" text:outline-level="1">
<text:span text:style-name="T4">
На Лимано-Куп'янському напрямку за добу відбулося 202 обстріли - Череватий</text:span>
</text:h>
      <text:p text:style-name="P4">
Authors: Ukrinform (Person)</text:p>
      <text:p text:style-name="P4">
Publisher: Укринформ (Organization)</text:p>
      <text:p text:style-name="P4">
Published Time: 2023-04-09T13:11:00+03:00</text:p>
      <text:p text:style-name="P4">
Modified Time: 2023-04-09T13:11:00+03:00</text:p>
      <text:p text:style-name="P4">
Description: На Лимано-Куп'янському напрямку за добу відбулося 202 ворожих обстріли, ЗСУ знищили 50 окупантів. — Укрінформ.</text:p>
      <text:p text:style-name="P4">
Images: ["<text:a xlink:type="simple" xlink:href="https://static.ukrinform.com/photos/2023_02/thumb_files/630_360_1675335452-443.jpg" text:style-name="Internet_20_link" text:visited-style-name="Visited_20_Internet_20_Link">
630_360_16753...</text:a>
"]</text:p>
      <text:p text:style-name="P4">
Tags: ['Обстріл', 'ЗСУ', 'Лиман', 'Війна з росією', 'Єдині новини']</text:p>
      <text:p text:style-name="P4">
Type: Article</text:p>
      <!--METADATA-->
      <text:p text:style-name="P4">
<draw:frame draw:style-name="fr1" draw:name="Image149" text:anchor-type="as-char" svg:width="6.9236in" svg:height="3.956343in" draw:z-index="0">
<draw:image xlink:href="../Images/yкринформ/2023-04-09T13-11-00-03-00/630_360_1675335452-443.jpg" xlink:type="simple" xlink:show="embed" xlink:actuate="onLoad" draw:mime-type="image/jpeg"/>
</draw:frame>
 На Лимано-Куп'янському напрямку за добу відбулося 202 ворожих обстріли, ЗСУ знищили 50окупантів.</text:p>
      <text:p text:style-name="P4">
Про це в ефірі загальнонаціонального телемарафону "Єдині новини" сказав речниксхідного угруповання військ ЗСУ Сергій Череватий, передає Укрінформ.</text:p>
      <text:p text:style-name="P4">
"Загалом Лимано-Куп'янський напрямок є другим по активності після <text:a xlink:type="simple" xlink:href="https://www.ukrinform.ua/tag-bahmut" text:style-name="Internet_20_link" text:visited-style-name="Visited_20_Internet_20_Link">
</text:a>
 в зоні нашої відповідальності. Зокрема,за цю добу там відбулося 202 обстріли зі ствольної реактивної артилеріїворога, 7 боєзіткнень, 50 окупантів на цьому напрямку було знищено, 86 зазналипоранень різного ступеня", - сказав Череватий.</text:p>
      <text:p text:style-name="P4">
<text:span text:style-name="T4">
Читайте також:</text:span>
 <text:a xlink:type="simple" xlink:href="https://www.ukrinform.ua/rubric-ato/3693480-na-doneccini-aerorozvidniki-znisili-spostereznij-punkt-rosian.html" text:style-name="Internet_20_link" text:visited-style-name="Visited_20_Internet_20_Link">
 <text:span text:style-name="T4">
Донеччині</text:span>
 <text:span text:style-name="T4">
аеророзвідники</text:span>
 <text:span text:style-name="T4">
знищили</text:span>
<text:span text:style-name="T4">
спостережний</text:span>
 <text:span text:style-name="T4">
пункт</text:span>
 <text:span text:style-name="T4">
росіян</text:span>
 </text:a>
</text:p>
      <text:p text:style-name="P4">
За його словами, також було знищено БМП-1, модель, яка раніше була знята зозброєння, 2 безпілотні апарати, 3 міномети і два бойових складибоєкомплектів.</text:p>
      <text:p text:style-name="P4">
Як повідомляв Укрінформ, протягом минулої доби українські Сили оборони відбилипонад 50 атак ворога знищили 14 БПЛА та 5 станцій РЕБ.</text:p>
      <text:p text:style-name="P4">
_ Фото: АрміяInform  _</text:p>
      <text:p text:style-name="P4">
Source: <text:a xlink:type="simple" xlink:href="https://www.ukrinform.ua/rubric-regions/3693553-na-limanokupanskomu-napramku-za-dobu-vidbulosa-202-obstrili-cerevatij-nazvav-vtrati-voroga.html" text:style-name="Internet_20_link" text:visited-style-name="Visited_20_Internet_20_Link">
https://www.ukrinform.ua/rubric-regions/3693553-na-limanokupanskomu-napramku-za-dobu-vidbulosa-202-obstrili-cerevatij-nazvav-vtrati-voroga.html</text:a>
</text:p>
      <!--NEWS-->
      <text:h text:style-name="P10" text:outline-level="1">
<text:span text:style-name="T4">
«Прометей» та «Епіцентр-Подоляни» визначать переможця Суперліги України з волейболу</text:span>
</text:h>
      <text:p text:style-name="P4">
Authors: Ukrinform (Person)</text:p>
      <text:p text:style-name="P4">
Publisher: Укринформ (Organization)</text:p>
      <text:p text:style-name="P4">
Published Time: 2023-04-09T13:19:00+03:00</text:p>
      <text:p text:style-name="P4">
Modified Time: 2023-04-09T13:19:00+03:00</text:p>
      <text:p text:style-name="P4">
Description: Золоті нагороди Суперліги України з волейболу сезону 2022/23 розіграють ВК «Прометей» з Дніпра та «Епіцентр-Подоляни» з міста Городок Хмельницької області. — Укрінформ.</text:p>
      <text:p text:style-name="P4">
Images: ["<text:a xlink:type="simple" xlink:href="https://static.ukrinform.com/photos/2023_04/thumb_files/630_360_1681035532-284.jpeg" text:style-name="Internet_20_link" text:visited-style-name="Visited_20_Internet_20_Link">
630_360_16810...</text:a>
"]</text:p>
      <text:p text:style-name="P4">
Tags: ['Волейбол']</text:p>
      <text:p text:style-name="P4">
Type: Article</text:p>
      <!--METADATA-->
      <text:p text:style-name="P4">
<draw:frame draw:style-name="fr1" draw:name="Image150" text:anchor-type="as-char" svg:width="6.9236in" svg:height="3.956343in" draw:z-index="0">
<draw:image xlink:href="../Images/yкринформ/2023-04-09T13-19-00-03-00/630_360_1681035532-284.jpeg" xlink:type="simple" xlink:show="embed" xlink:actuate="onLoad" draw:mime-type="image/jpeg"/>
</draw:frame>
 Золотінагороди Суперліги України з волейболу сезону 2022/23 розіграють ВК «Прометей»з Дніпра та «Епіцентр-Подоляни» з міста Городок Хмельницької області.</text:p>
      <text:p text:style-name="P4">
Фінальна серія до двох перемог розпочнеться 11 квітня, передає Укрінформ.</text:p>
      <text:p text:style-name="P4">
<text:span text:style-name="T4">
Читайте також:</text:span>
 <text:a xlink:type="simple" xlink:href="https://www.ukrinform.ua/rubric-sports/3683806-vidomi-superniki-zbirnoi-ukraini-z-volejbolu-v-olimpijskomu-kvalifikacijnomu-turniri.html" text:style-name="Internet_20_link" text:visited-style-name="Visited_20_Internet_20_Link">
 <text:span text:style-name="T4">
волейбол</text:span>
 </text:a>
</text:p>
      <text:p text:style-name="P4">
У протистоянні за «бронзу» зійдуться житомирський ВК «Житичі-Полісся» та ВСК«Юридична академiя» з Харкова.</text:p>
      <text:p text:style-name="P4">
Перший матч серії до двох перемог пройде 12 квітня.</text:p>
      <text:p text:style-name="P4">
Нагадаємо, переможницями жіночої Суперліги стали волейболістки «Прометея» ізДніпропетровської області, які у фіналі здолали клуб «Добродій-Медуніверситет-ШВСМ» із Вінниці.</text:p>
      <text:p text:style-name="P4">
Фото: facebook.com/Gorodok.best.</text:p>
      <text:p text:style-name="P4">
Source: <text:a xlink:type="simple" xlink:href="https://www.ukrinform.ua/rubric-sports/3693546-prometej-ta-epicentrpodolani-viznacat-peremozca-superligi-ukraini-z-volejbolu.html" text:style-name="Internet_20_link" text:visited-style-name="Visited_20_Internet_20_Link">
https://www.ukrinform.ua/rubric-sports/3693546-prometej-ta-epicentrpodolani-viznacat-peremozca-superligi-ukraini-z-volejbolu.html</text:a>
</text:p>
      <!--NEWS-->
      <text:h text:style-name="P10" text:outline-level="1">
<text:span text:style-name="T4">
На Харківщині чоловік у городі підірвався на міні</text:span>
</text:h>
      <text:p text:style-name="P4">
Authors: Ukrinform (Person)</text:p>
      <text:p text:style-name="P4">
Publisher: Укринформ (Organization)</text:p>
      <text:p text:style-name="P4">
Published Time: 2023-04-09T13:30:00+03:00</text:p>
      <text:p text:style-name="P4">
Modified Time: 2023-04-09T13:30:00+03:00</text:p>
      <text:p text:style-name="P4">
Description: У селі Сніжківка Харківської області чоловік наступив на городі на міну “Пелюстка” та дістав осколкові поранення. — Укрінформ.</text:p>
      <text:p text:style-name="P4">
Images: ["<text:a xlink:type="simple" xlink:href="https://static.ukrinform.com/photos/2023_02/thumb_files/630_360_1676281282-210.jpg" text:style-name="Internet_20_link" text:visited-style-name="Visited_20_Internet_20_Link">
630_360_16762...</text:a>
"]</text:p>
      <text:p text:style-name="P4">
Tags: ['Міна', 'Поранені', 'Вибух', 'Харківщина']</text:p>
      <text:p text:style-name="P4">
Type: Article</text:p>
      <!--METADATA-->
      <text:p text:style-name="P4">
<draw:frame draw:style-name="fr1" draw:name="Image151" text:anchor-type="as-char" svg:width="6.9236in" svg:height="3.956343in" draw:z-index="0">
<draw:image xlink:href="../Images/yкринформ/2023-04-09T13-30-00-03-00/630_360_1676281282-210.jpg" xlink:type="simple" xlink:show="embed" xlink:actuate="onLoad" draw:mime-type="image/jpeg"/>
</draw:frame>
 У селіСніжківка Харківської області чоловік наступив на городі на міну “Пелюстка” тадістав осколкові поранення.</text:p>
      <text:p text:style-name="P4">
Як передає Укрінформ, про це Головне управління Державної служби знадзвичайних ситуацій України у Харківській області повідомляє у  <text:a xlink:type="simple" xlink:href="https://www.facebook.com/DSNSKHARKIV/posts/pfbid0m5CBogYMmbxyJWgaZBxJHjadHKi9JG5sGVhLq1P1HbXxTJk6XutdRbVHsXjQNEfHl" text:style-name="Internet_20_link" text:visited-style-name="Visited_20_Internet_20_Link">
</text:a>
.</text:p>
      <text:p text:style-name="P4">
“9 квітня в Ізюмському районі стався черговий вибух вибухонебезпечногопредмету. Подія сталась у селі Сніжківка на території приватногодомоволодіння. Чоловік, 1985 року народження, в городі наступив на <text:a xlink:type="simple" xlink:href="https://www.ukrinform.ua/tag-mina" text:style-name="Internet_20_link" text:visited-style-name="Visited_20_Internet_20_Link">
</text:a>
 “Пелюстка”. Внаслідок вибуху він отримавосколкові поранення різного ступеня важкості. Його було доставлено до міськоїлікарні”, - йдеться у повідомленні.</text:p>
      <text:p text:style-name="P4">
<text:span text:style-name="T4">
Читайте також:</text:span>
 <text:a xlink:type="simple" xlink:href="https://www.ukrinform.ua/rubric-regions/3693374-na-kiivsini-traktorist-pidirvavsa-na-protitankovij-mini.html" text:style-name="Internet_20_link" text:visited-style-name="Visited_20_Internet_20_Link">
 <text:span text:style-name="T4">
підірвав</text:span>
 </text:a>
</text:p>
      <text:p text:style-name="P4">
У ДСНС додали, що остаточні обставини з’ясовуються.</text:p>
      <text:p text:style-name="P4">
Як повідомляв Укрінформ, 8 квітня на Харківщині  <text:a xlink:type="simple" xlink:href="https://www.ukrinform.ua/rubric-regions/3693293-na-harkivsini-dvoe-ludej-pidirvalisa-na-vibuhivci.html" text:style-name="Internet_20_link" text:visited-style-name="Visited_20_Internet_20_Link">
</text:a>
 на вибухонебезпечних предметах.</text:p>
      <text:p text:style-name="P4">
<text:span text:style-name="T5">
Фото ілюстративне</text:span>
</text:p>
      <text:p text:style-name="P4">
Source: <text:a xlink:type="simple" xlink:href="https://www.ukrinform.ua/rubric-regions/3693564-na-harkivsini-colovik-na-vlasnomu-gorodi-pidirvavsa-na-mini.html" text:style-name="Internet_20_link" text:visited-style-name="Visited_20_Internet_20_Link">
https://www.ukrinform.ua/rubric-regions/3693564-na-harkivsini-colovik-na-vlasnomu-gorodi-pidirvavsa-na-mini.html</text:a>
</text:p>
      <!--NEWS-->
      <text:h text:style-name="P10" text:outline-level="1">
<text:span text:style-name="T4">
Рятувальники попереджають про значну лавинну небезпеку в Карпатах</text:span>
</text:h>
      <text:p text:style-name="P4">
Authors: Ukrinform (Person)</text:p>
      <text:p text:style-name="P4">
Publisher: Укринформ (Organization)</text:p>
      <text:p text:style-name="P4">
Published Time: 2023-04-09T13:40:00+03:00</text:p>
      <text:p text:style-name="P4">
Modified Time: 2023-04-09T13:40:00+03:00</text:p>
      <text:p text:style-name="P4">
Description: Рятувальники попереджають про значну лавинну небезпеку на високогiр’ї Закарпатської та Івано-Франківської областей 9-10 квітня. — Укрінформ.</text:p>
      <text:p text:style-name="P4">
Images: ["<text:a xlink:type="simple" xlink:href="https://static.ukrinform.com/photos/2020_01/thumb_files/630_360_1579069647-594.jpg" text:style-name="Internet_20_link" text:visited-style-name="Visited_20_Internet_20_Link">
630_360_15790...</text:a>
"]</text:p>
      <text:p text:style-name="P4">
Tags: ['ДСНС', 'Карпати', 'Лавина', 'Сніг', 'Закарпаття']</text:p>
      <text:p text:style-name="P4">
Type: Article</text:p>
      <!--METADATA-->
      <text:p text:style-name="P4">
<draw:frame draw:style-name="fr1" draw:name="Image152" text:anchor-type="as-char" svg:width="6.9236in" svg:height="3.956343in" draw:z-index="0">
<draw:image xlink:href="../Images/yкринформ/2023-04-09T13-40-00-03-00/630_360_1579069647-594.jpg" xlink:type="simple" xlink:show="embed" xlink:actuate="onLoad" draw:mime-type="image/jpeg"/>
</draw:frame>
Рятувальники попереджають про значну лавинну небезпеку на високогiр’їЗакарпатської та Івано-Франківської областей 9-10 квітня.</text:p>
      <text:p text:style-name="P4">
Як передає Укрінформ, про це Державна служба з надзвичайних ситуаційповідомляє у <text:a xlink:type="simple" xlink:href="https://t.me/dsns_telegram/15674" text:style-name="Internet_20_link" text:visited-style-name="Visited_20_Internet_20_Link">
 </text:a>
</text:p>
      <text:p text:style-name="P4">
“9-10 квiтня на високогiр’ї східної частини Закарпатської областi утримається,а 10 квітня, у зв’язку зі снігопадами, на високогір’ї Івано-Франківськоїобласті оголошується значна <text:a xlink:type="simple" xlink:href="https://www.ukrinform.ua/tag-lavina" text:style-name="Internet_20_link" text:visited-style-name="Visited_20_Internet_20_Link">
 </text:a>
 небезпека(3 рiвень)”, - ідеться у повідомленні.</text:p>
      <text:p text:style-name="P4">
<text:span text:style-name="T4">
Читайте також:</text:span>
 <text:a xlink:type="simple" xlink:href="https://www.ukrinform.ua/rubric-regions/3692939-na-prikarpatti-tri-dni-viruvav-ciklon-podekudi-namelo-do-25-santimetriv-snigu.html" text:style-name="Internet_20_link" text:visited-style-name="Visited_20_Internet_20_Link">
 </text:a>
</text:p>
      <text:p text:style-name="P4">
Як повідомляв Укрінформ, за даними синоптиків, у західних областях 9 квітняочікується вдень 7-12° тепла.</text:p>
      <text:p text:style-name="P4">
Source: <text:a xlink:type="simple" xlink:href="https://www.ukrinform.ua/rubric-regions/3693561-ratuvalniki-poperedzaut-pro-znacnu-lavinnu-nebezpeku-v-karpatah.html" text:style-name="Internet_20_link" text:visited-style-name="Visited_20_Internet_20_Link">
https://www.ukrinform.ua/rubric-regions/3693561-ratuvalniki-poperedzaut-pro-znacnu-lavinnu-nebezpeku-v-karpatah.html</text:a>
</text:p>
      <!--NEWS-->
      <text:h text:style-name="P10" text:outline-level="1">
<text:span text:style-name="T4">
Латвія побудує ще понад 60 кілометрів паркану на кордоні з білоруссю</text:span>
</text:h>
      <text:p text:style-name="P4">
Authors: Ukrinform (Person)</text:p>
      <text:p text:style-name="P4">
Publisher: Укринформ (Organization)</text:p>
      <text:p text:style-name="P4">
Published Time: 2023-04-09T13:43:00+03:00</text:p>
      <text:p text:style-name="P4">
Modified Time: 2023-04-09T13:43:00+03:00</text:p>
      <text:p text:style-name="P4">
Description: Латвія планує розпочати другий етап будівництва огорожі вздовж латвійсько-білоруського кордону – цього разу довжиною 63,9 км.  — Укрінформ.</text:p>
      <text:p text:style-name="P4">
Images: ["<text:a xlink:type="simple" xlink:href="https://static.ukrinform.com/photos/2022_02/thumb_files/630_360_1645814843-702.jpg" text:style-name="Internet_20_link" text:visited-style-name="Visited_20_Internet_20_Link">
630_360_16458...</text:a>
"]</text:p>
      <text:p text:style-name="P4">
Tags: ['білорусь', 'Будівництво', 'Латвія', 'Кордон', 'Паркан']</text:p>
      <text:p text:style-name="P4">
Type: Article</text:p>
      <!--METADATA-->
      <text:p text:style-name="P4">
<draw:frame draw:style-name="fr1" draw:name="Image153" text:anchor-type="as-char" svg:width="6.9236in" svg:height="3.956343in" draw:z-index="0">
<draw:image xlink:href="../Images/yкринформ/2023-04-09T13-43-00-03-00/630_360_1645814843-702.jpg" xlink:type="simple" xlink:show="embed" xlink:actuate="onLoad" draw:mime-type="image/jpeg"/>
</draw:frame>
 Латвіяпланує розпочати другий етап будівництва огорожі вздовж латвійсько-білоруського кордону – цього разу довжиною 63,9 км.</text:p>
      <text:p text:style-name="P4">
Будівництво всієї споруди планується завершити до кінця 2024 року, передаєУкрінформ з посиланням на  <text:a xlink:type="simple" xlink:href="https://rus.delfi.lv/news/daily/latvia/na-latvijsko-belorusskoj-granice-nachinaetsya-vtoroj-etap-stroitelnyh-rabot.d" text:style-name="Internet_20_link" text:visited-style-name="Visited_20_Internet_20_Link">
 </text:a>
 .</text:p>
      <text:p text:style-name="P4">
На першому етапі на латвійсько-білоруському <text:a xlink:type="simple" xlink:href="https://www.ukrinform.ua/tag-kordon" text:style-name="Internet_20_link" text:visited-style-name="Visited_20_Internet_20_Link">
 </text:a>
 було збудовано близько 54 км паркану. Погодні умови цієї зими несприяли продовженню робіт у болотистій місцевості. Вони відновляться, колиґрунт стане твердішим, а температура повітря буде стабільно вищою за +10градусів.</text:p>
      <text:p text:style-name="P4">
<text:span text:style-name="T4">
Читайте також:</text:span>
 <text:a xlink:type="simple" xlink:href="https://www.ukrinform.ua/rubric-ato/3693214-na-kordoni-z-bilorussu-i-rf-posiluut-oboronni-rubezi-naev.html" text:style-name="Internet_20_link" text:visited-style-name="Visited_20_Internet_20_Link">
 <text:span text:style-name="T4">
кордон</text:span>
 </text:a>
</text:p>
      <text:p text:style-name="P4">
Частина проблем пов'язана з рельєфом місцевості: прикордонна інфраструктуратакож має бути побудована на крутих схилах та заболочених ділянках, і прицьому дороги мають бути безпечними для руху.</text:p>
      <text:p text:style-name="P4">
Загалом проєкт передбачає будівництво паркану на 173-кілометровій смузілатвійсько-білоруського кордону.</text:p>
      <text:p text:style-name="P4">
Як повідомлялося, Польща збудувала  <text:a xlink:type="simple" xlink:href="https://www.ukrinform.ua/rubric-world/3518922-polsa-zaversila-budivnictvo-stini-na-kordoni-z-bilorussu.html" text:style-name="Internet_20_link" text:visited-style-name="Visited_20_Internet_20_Link">
 </text:a>
на кордоні з білоруссю завдовжки понад 186 км.</text:p>
      <text:p text:style-name="P4">
Source: <text:a xlink:type="simple" xlink:href="https://www.ukrinform.ua/rubric-world/3693565-latvia-pobudue-se-ponad-60-kilometriv-parkanu-na-kordoni-z-bilorussu.html" text:style-name="Internet_20_link" text:visited-style-name="Visited_20_Internet_20_Link">
https://www.ukrinform.ua/rubric-world/3693565-latvia-pobudue-se-ponad-60-kilometriv-parkanu-na-kordoni-z-bilorussu.html</text:a>
</text:p>
      <!--NEWS-->
      <text:h text:style-name="P10" text:outline-level="1">
<text:span text:style-name="T4">
Калініна взяла участь у фотосесії для WTA</text:span>
</text:h>
      <text:p text:style-name="P4">
Authors: Ukrinform (Person)</text:p>
      <text:p text:style-name="P4">
Publisher: Укринформ (Organization)</text:p>
      <text:p text:style-name="P4">
Published Time: 2023-04-09T13:46:30+03:00</text:p>
      <text:p text:style-name="P4">
Modified Time: 2023-04-09T13:46:30+03:00</text:p>
      <text:p text:style-name="P4">
Description: Перша «ракетка» України Ангеліна Калініна (№30 світового рейтингу) взяла участь у фотосесії для Жіночої тенісної асоціації (WTA) на турнірі у Чарльстоні (США). — Укрінформ.</text:p>
      <text:p text:style-name="P4">
Images: ["<text:a xlink:type="simple" xlink:href="https://static.ukrinform.com/photos/2023_04/thumb_files/630_360_1680517901-800.jpg" text:style-name="Internet_20_link" text:visited-style-name="Visited_20_Internet_20_Link">
630_360_16805...</text:a>
"]</text:p>
      <text:p text:style-name="P4">
Tags: ['Теніс', 'Ангеліна Калініна']</text:p>
      <text:p text:style-name="P4">
Type: Article</text:p>
      <!--METADATA-->
      <text:p text:style-name="P4">
<draw:frame draw:style-name="fr1" draw:name="Image154" text:anchor-type="as-char" svg:width="6.9236in" svg:height="3.956343in" draw:z-index="0">
<draw:image xlink:href="../Images/yкринформ/2023-04-09T13-46-30-03-00/630_360_1680517901-800.jpg" xlink:type="simple" xlink:show="embed" xlink:actuate="onLoad" draw:mime-type="image/jpeg"/>
</draw:frame>
 Перша«ракетка» України Ангеліна Калініна (№30 світового рейтингу) взяла участь уфотосесії для Жіночої тенісної асоціації (WTA) на турнірі у Чарльстоні (США).</text:p>
      <text:p text:style-name="P4">
26-річна тенісистка опублікувала в <text:a xlink:type="simple" xlink:href="https://www.instagram.com/angie_kalinina/" text:style-name="Internet_20_link" text:visited-style-name="Visited_20_Internet_20_Link">
</text:a>
відео, де зібрані кадри з фотосесії під трек MVTRIIIX, Kingpin Skinny Pimp -Calmness slowed remix, передає Укрінформ.</text:p>
      <text:p text:style-name="P4">
<text:span text:style-name="T4">
Читайте також:</text:span>
 <text:a xlink:type="simple" xlink:href="https://www.ukrinform.ua/rubric-sports/3691177-svitolina-i-kalinina-postupilisa-na-starti-turniru-wta-v-carlstoni.html" text:style-name="Internet_20_link" text:visited-style-name="Visited_20_Internet_20_Link">
 <text:span text:style-name="T4">
Калініна</text:span>
 </text:a>
</text:p>
      <text:p text:style-name="P4">
Зазначимо, що Калініна, програвши чотири із п'яти своїх останніх матчів, знаступного тижня залишить першу тридцятку світового рейтингу і посідатиме 35-емісце.</text:p>
      <text:p text:style-name="P4">
Фото: Getty Images.</text:p>
      <text:p text:style-name="P4">
Source: <text:a xlink:type="simple" xlink:href="https://www.ukrinform.ua/rubric-sports/3693563-kalinina-vzala-ucast-u-fotosesii-dla-wta.html" text:style-name="Internet_20_link" text:visited-style-name="Visited_20_Internet_20_Link">
https://www.ukrinform.ua/rubric-sports/3693563-kalinina-vzala-ucast-u-fotosesii-dla-wta.html</text:a>
</text:p>
      <!--NEWS-->
      <text:h text:style-name="P10" text:outline-level="1">
<text:span text:style-name="T4">
В естонському музеї KUMU проходить виставка українських авангардистів</text:span>
</text:h>
      <text:p text:style-name="P4">
Authors: Ukrinform (Person)</text:p>
      <text:p text:style-name="P4">
Publisher: Укринформ (Organization)</text:p>
      <text:p text:style-name="P4">
Published Time: 2023-04-09T13:53:00+03:00</text:p>
      <text:p text:style-name="P4">
Modified Time: 2023-04-09T13:53:00+03:00</text:p>
      <text:p text:style-name="P4">
Description: У головному художньому музеї Естонії KUMU в співпраці з Мистецьким арсеналом відкрилася виставка українських авангардистів «Футуромарення: Україна та авангард». — Укрінформ.</text:p>
      <text:p text:style-name="P4">
Images: ["<text:a xlink:type="simple" xlink:href="https://static.ukrinform.com/photos/2023_04/thumb_files/630_360_1681037598-536.jpg" text:style-name="Internet_20_link" text:visited-style-name="Visited_20_Internet_20_Link">
630_360_16810...</text:a>
", "<text:a xlink:type="simple" xlink:href="https://static.ukrinform.com/photos/2023_04/thumb_files/630_360_1681037600-8597.jpeg" text:style-name="Internet_20_link" text:visited-style-name="Visited_20_Internet_20_Link">
630_360_16810...</text:a>
", "<text:a xlink:type="simple" xlink:href="https://static.ukrinform.com/photos/2023_04/thumb_files/630_360_1681037600-5411.jpeg" text:style-name="Internet_20_link" text:visited-style-name="Visited_20_Internet_20_Link">
630_360_16810...</text:a>
", "<text:a xlink:type="simple" xlink:href="https://static.ukrinform.com/photos/2023_04/thumb_files/630_360_1681037600-8947.jpeg" text:style-name="Internet_20_link" text:visited-style-name="Visited_20_Internet_20_Link">
630_360_16810...</text:a>
", "<text:a xlink:type="simple" xlink:href="https://static.ukrinform.com/photos/2023_04/thumb_files/630_360_1681037600-5647.jpeg" text:style-name="Internet_20_link" text:visited-style-name="Visited_20_Internet_20_Link">
630_360_16810...</text:a>
", "<text:a xlink:type="simple" xlink:href="https://static.ukrinform.com/photos/2023_04/thumb_files/630_360_1681037837-2016.jpeg" text:style-name="Internet_20_link" text:visited-style-name="Visited_20_Internet_20_Link">
630_360_16810...</text:a>
"]</text:p>
      <text:p text:style-name="P4">
Tags: ['Естонія', 'Музей', 'Україна', 'Виставка', 'Мистецтво', 'Художник', 'Олена Зеленська']</text:p>
      <text:p text:style-name="P4">
Type: Article</text:p>
      <!--METADATA-->
      <text:p text:style-name="P4">
<draw:frame draw:style-name="fr1" draw:name="Image155" text:anchor-type="as-char" svg:width="6.9236in" svg:height="3.956343in" draw:z-index="0">
<draw:image xlink:href="../Images/yкринформ/2023-04-09T13-53-00-03-00/630_360_1681037598-536.jpg" xlink:type="simple" xlink:show="embed" xlink:actuate="onLoad" draw:mime-type="image/jpeg"/>
</draw:frame>
 Уголовному художньому музеї Естонії KUMU в співпраці з Мистецьким арсеналомвідкрилася виставка українських авангардистів «Футуромарення: Україна таавангард».</text:p>
      <text:p text:style-name="P4">
Про це у <text:a xlink:type="simple" xlink:href="https://t.me/FirstLadyOfUkraine/2866" text:style-name="Internet_20_link" text:visited-style-name="Visited_20_Internet_20_Link">
 </text:a>
 написала Перша леді УкраїниОлена Зеленська, передає Укрінформ.</text:p>
      <text:p text:style-name="P4">
Як зауважила Перша леді, це <text:a xlink:type="simple" xlink:href="https://www.ukrinform.ua/tag-vistavka" text:style-name="Internet_20_link" text:visited-style-name="Visited_20_Internet_20_Link">
 </text:a>
 проукраїнських митців — письменників, художників, режисерів, які творили стороків тому і могли стати світовим надбанням, якби їх не знищили. "А деякістали, але лише тоді, коли їхню ідентичність приховали, назвавши росіянами", -зазначила Зеленська.</text:p>
      <text:p text:style-name="P4">
<draw:frame draw:style-name="fr1" draw:name="Image156" text:anchor-type="as-char" svg:width="6.9236in" svg:height="3.956343in" draw:z-index="0">
<draw:image xlink:href="../Images/yкринформ/2023-04-09T13-53-00-03-00/630_360_1681037600-8597.jpeg" xlink:type="simple" xlink:show="embed" xlink:actuate="onLoad" draw:mime-type="image/jpeg"/>
</draw:frame>
 Вестонському музеї KUMU відкрилася виставка українських авангардистів / Фото:Телеграм Олена Зеленська  <text:a xlink:type="simple" xlink:href="https://static.ukrinform.com/photos/2023_04/1681037600-8597.jpeg" text:style-name="Internet_20_link" text:visited-style-name="Visited_20_Internet_20_Link">
<draw:frame draw:style-name="fr1" draw:name="Image157" text:anchor-type="as-char" svg:width="6.9236in" svg:height="3.956343in" draw:z-index="0">
<draw:image xlink:href="../Images/yкринформ/2023-04-09T13-53-00-03-00/630_360_1681037600-8597.jpeg" xlink:type="simple" xlink:show="embed" xlink:actuate="onLoad" draw:mime-type="image/jpeg"/>
</draw:frame>
</text:a>
 <text:a xlink:type="simple" xlink:href="https://static.ukrinform.com/photos/2023_04/1681037600-5411.jpeg" text:style-name="Internet_20_link" text:visited-style-name="Visited_20_Internet_20_Link">
<draw:frame draw:style-name="fr1" draw:name="Image158" text:anchor-type="as-char" svg:width="6.9236in" svg:height="3.956343in" draw:z-index="0">
<draw:image xlink:href="../Images/yкринформ/2023-04-09T13-53-00-03-00/630_360_1681037600-5411.jpeg" xlink:type="simple" xlink:show="embed" xlink:actuate="onLoad" draw:mime-type="image/jpeg"/>
</draw:frame>
</text:a>
 <text:a xlink:type="simple" xlink:href="https://static.ukrinform.com/photos/2023_04/1681037600-8947.jpeg" text:style-name="Internet_20_link" text:visited-style-name="Visited_20_Internet_20_Link">
<draw:frame draw:style-name="fr1" draw:name="Image159" text:anchor-type="as-char" svg:width="6.9236in" svg:height="3.956343in" draw:z-index="0">
<draw:image xlink:href="../Images/yкринформ/2023-04-09T13-53-00-03-00/630_360_1681037600-8947.jpeg" xlink:type="simple" xlink:show="embed" xlink:actuate="onLoad" draw:mime-type="image/jpeg"/>
</draw:frame>
</text:a>
 <text:a xlink:type="simple" xlink:href="https://static.ukrinform.com/photos/2023_04/1681037600-5647.jpeg" text:style-name="Internet_20_link" text:visited-style-name="Visited_20_Internet_20_Link">
<draw:frame draw:style-name="fr1" draw:name="Image160" text:anchor-type="as-char" svg:width="6.9236in" svg:height="3.956343in" draw:z-index="0">
<draw:image xlink:href="../Images/yкринформ/2023-04-09T13-53-00-03-00/630_360_1681037600-5647.jpeg" xlink:type="simple" xlink:show="embed" xlink:actuate="onLoad" draw:mime-type="image/jpeg"/>
</draw:frame>
</text:a>
 <text:a xlink:type="simple" xlink:href="https://static.ukrinform.com/photos/2023_04/1681037837-2016.jpeg" text:style-name="Internet_20_link" text:visited-style-name="Visited_20_Internet_20_Link">
<draw:frame draw:style-name="fr1" draw:name="Image161" text:anchor-type="as-char" svg:width="6.9236in" svg:height="3.956343in" draw:z-index="0">
<draw:image xlink:href="../Images/yкринформ/2023-04-09T13-53-00-03-00/630_360_1681037837-2016.jpeg" xlink:type="simple" xlink:show="embed" xlink:actuate="onLoad" draw:mime-type="image/jpeg"/>
</draw:frame>
</text:a>
</text:p>
      <text:p text:style-name="P4">
Вона додала, що звернулася до гостей відкриття у відеопривітанні. "Розповіла,як нині історія повторюється — агресор свідомо нищить українську культуру. Мивтратили вже кілька музеїв, безліч цінних експонатів мистецтва. Твори, якіпобачать відвідувачі виставки — Василя Єрмілова, Олександри Е’кстер, ДавидаБурлюка, Віктора Пальмова — з колекцій музеїв, які продовжують свою роботу вумовах війни. І вберегти їх нині надскладне завдання", - написала Зеленська.</text:p>
      <text:p text:style-name="P4">
<text:span text:style-name="T4">
Читайте також:</text:span>
 <text:a xlink:type="simple" xlink:href="https://www.ukrinform.ua/rubric-culture/3693509-u-brusseli-vidbudetsa-vistavka-pro-ruh-sprotivu-ukrainciv-rosijskij-okupacii.html" text:style-name="Internet_20_link" text:visited-style-name="Visited_20_Internet_20_Link">
 <text:span text:style-name="T4">
виставка</text:span>
 </text:a>
</text:p>
      <text:p text:style-name="P4">
Перша леді зауважила, що попри те, що під час воєнних дій твори мистецтва таксамо переховують, світові музеї допомагають розкривати правду про українськепоходження багатьох відомих митців.</text:p>
      <text:p text:style-name="P4">
Тож виставка «Футуромарення», як наголосила Олена Зеленська, – це ключ, якийдопомагає зрозуміти не лише українську культуру, але й джерела українськоїстійкості.</text:p>
      <text:p text:style-name="P4">
Як повідомлялося, <text:a xlink:type="simple" xlink:href="https://www.ukrinform.ua/rubric-culture/3692623-u-vidni-projde-vistavka-tvoriv-ivana-marcuka.html" text:style-name="Internet_20_link" text:visited-style-name="Visited_20_Internet_20_Link">
 </text:a>
 та нескорений дух її народу одногоз найвідоміших українських художників сучасності Івана Марчука.</text:p>
      <text:p text:style-name="P4">
Source: <text:a xlink:type="simple" xlink:href="https://www.ukrinform.ua/rubric-culture/3693566-v-estonskomu-muzei-kumu-prohodit-vistavka-ukrainskih-avangardistiv.html" text:style-name="Internet_20_link" text:visited-style-name="Visited_20_Internet_20_Link">
https://www.ukrinform.ua/rubric-culture/3693566-v-estonskomu-muzei-kumu-prohodit-vistavka-ukrainskih-avangardistiv.html</text:a>
</text:p>
      <!--NEWS-->
      <text:h text:style-name="P10" text:outline-level="1">
<text:span text:style-name="T4">
Китай імітує удари по цілях на території Тайваню</text:span>
</text:h>
      <text:p text:style-name="P4">
Authors: Ukrinform (Person)</text:p>
      <text:p text:style-name="P4">
Publisher: Укринформ (Organization)</text:p>
      <text:p text:style-name="P4">
Published Time: 2023-04-09T14:00:00+03:00</text:p>
      <text:p text:style-name="P4">
Modified Time: 2023-04-09T14:00:00+03:00</text:p>
      <text:p text:style-name="P4">
Description: Військові КНР імітували удари по ключових цілях в Тайвані під час другого дня навчань навколо острова.  — Укрінформ.</text:p>
      <text:p text:style-name="P4">
Images: ["<text:a xlink:type="simple" xlink:href="https://static.ukrinform.com/photos/2023_04/thumb_files/630_360_1681038374-544.jpg" text:style-name="Internet_20_link" text:visited-style-name="Visited_20_Internet_20_Link">
630_360_16810...</text:a>
"]</text:p>
      <text:p text:style-name="P4">
Tags: ['Китай', 'Тайвань', 'Військові навчання']</text:p>
      <text:p text:style-name="P4">
Type: Article</text:p>
      <!--METADATA-->
      <text:p text:style-name="P4">
<draw:frame draw:style-name="fr1" draw:name="Image162" text:anchor-type="as-char" svg:width="6.9236in" svg:height="3.956343in" draw:z-index="0">
<draw:image xlink:href="../Images/yкринформ/2023-04-09T14-00-00-03-00/630_360_1681038374-544.jpg" xlink:type="simple" xlink:show="embed" xlink:actuate="onLoad" draw:mime-type="image/jpeg"/>
</draw:frame>
 ВійськовіКНР імітували удари по ключових цілях в Тайвані під час другого дня навчаньнавколо острова.</text:p>
      <text:p text:style-name="P4">
Як передає Укрінформ, про це повідомляє агенція  <text:a xlink:type="simple" xlink:href="https://www.reuters.com/world/us-says-it-is-monitoring-chinas-drills-around-taiwan-closely-2023-04-08/" text:style-name="Internet_20_link" text:visited-style-name="Visited_20_Internet_20_Link">
</text:a>
 .</text:p>
      <text:p text:style-name="P4">
Як зазначається, міністерство оборони Тайваню повідомило про численні вильотикитайської авіації. У міністерстві повідомили, що, близько 6 ранку за місцевимчасом, зафіксували навколо острову 71 літак Народно-визвольної армії КНР та 9суден китайського флоту.</text:p>
      <text:p text:style-name="P4">
У Тайвані заявили, що стежать за <text:a xlink:type="simple" xlink:href="https://www.ukrinform.ua/tag-litak" text:style-name="Internet_20_link" text:visited-style-name="Visited_20_Internet_20_Link">
 </text:a>
 ,суднами та ракетними системами наземного базування Китаю, щоб реагувати на цідії.</text:p>
      <text:p text:style-name="P4">
Напруженість у Тайванській протоці різко зросла в суботу, коли Китай розпочавтриденні військові навчання навколо острова.</text:p>
      <text:p text:style-name="P4">
Навчання почалися через день після того, як президентка Тайваню Цай Інвеньповернулася з короткого візиту до США, де вона зустрілася зі спікером Палатипредставників Кевіном Маккарті попри застереження Пекіну проти цього.</text:p>
      <text:p text:style-name="P4">
<text:span text:style-name="T4">
Читайте також:</text:span>
 <text:a xlink:type="simple" xlink:href="https://www.ukrinform.ua/rubric-world/3693328-ssa-mozut-vvesti-vijska-u-tajvan-u-razi-vtorgnenna-kitau.html" text:style-name="Internet_20_link" text:visited-style-name="Visited_20_Internet_20_Link">
 <text:span text:style-name="T4">
Китаю</text:span>
 </text:a>
</text:p>
      <text:p text:style-name="P4">
Китай вважає демократично керований Тайвань своєю власною територією істверджує, що це найважливіше та делікатне питання у його відносинах із США.</text:p>
      <text:p text:style-name="P4">
Пекін також не заявив про відмову від застосування сили, щоб взяти острів підсвій контроль.</text:p>
      <text:p text:style-name="P4">
Як повідомляв Укрінформ, Китай розпочав триденні військові навчання навколоТайваню після візиту тайванської президентки Цай Інвень до США.</text:p>
      <text:p text:style-name="P4">
Сполучені Штати Америки можуть направити свої війська у Тайвань, якщо тудивторгнеться Китай, заявив голова комітету із закордонних справ Палатипредставників Майкл МакКол у п’ятницю під час візиту в Тайвань.</text:p>
      <text:p text:style-name="P4">
Source: <text:a xlink:type="simple" xlink:href="https://www.ukrinform.ua/rubric-world/3693571-kitaj-imitue-udari-po-cilah-na-teritorii-tajvanu.html" text:style-name="Internet_20_link" text:visited-style-name="Visited_20_Internet_20_Link">
https://www.ukrinform.ua/rubric-world/3693571-kitaj-imitue-udari-po-cilah-na-teritorii-tajvanu.html</text:a>
</text:p>
      <!--NEWS-->
      <text:h text:style-name="P10" text:outline-level="1">
<text:span text:style-name="T4">
Череватий: Забезпечення військових у Бахмуті триває попри підрив мосту на Хромове</text:span>
</text:h>
      <text:p text:style-name="P4">
Authors: Ukrinform (Person)</text:p>
      <text:p text:style-name="P4">
Publisher: Укринформ (Organization)</text:p>
      <text:p text:style-name="P4">
Published Time: 2023-04-09T14:04:00+03:00</text:p>
      <text:p text:style-name="P4">
Modified Time: 2023-04-09T14:04:00+03:00</text:p>
      <text:p text:style-name="P4">
Description: Забезпечення українських військових у Бахмуті всім необхідним триває попри підрив загарбниками мосту у напрямку сусіднього села Хромове. — Укрінформ.</text:p>
      <text:p text:style-name="P4">
Images: ["<text:a xlink:type="simple" xlink:href="https://static.ukrinform.com/photos/2022_12/thumb_files/630_360_1671467664-524.jpg" text:style-name="Internet_20_link" text:visited-style-name="Visited_20_Internet_20_Link">
630_360_16714...</text:a>
"]</text:p>
      <text:p text:style-name="P4">
Tags: ['Бахмут', 'ЗСУ', 'Військові', 'Єдині новини']</text:p>
      <text:p text:style-name="P4">
Type: Article</text:p>
      <!--METADATA-->
      <text:p text:style-name="P4">
<draw:frame draw:style-name="fr1" draw:name="Image163" text:anchor-type="as-char" svg:width="6.9236in" svg:height="3.956343in" draw:z-index="0">
<draw:image xlink:href="../Images/yкринформ/2023-04-09T14-04-00-03-00/630_360_1671467664-524.jpg" xlink:type="simple" xlink:show="embed" xlink:actuate="onLoad" draw:mime-type="image/jpeg"/>
</draw:frame>
Забезпечення українських військових у Бахмуті всім необхідним триває поприпідрив загарбниками мосту у напрямку сусіднього села Хромове.</text:p>
      <text:p text:style-name="P4">
Про це в ефірі загальнонаціонального телемарафону "Єдині новини" сказав речникСхідного угруповання військ ЗСУ Сергій Череватий, передає кореспондентУкрінформу.</text:p>
      <text:p text:style-name="P4">
"Зараз наші інженери, логісти роблять все. І такого гатунку випадки, у томучислі намагання взяти траси під вогневий або безпосередній контроль,показували, що ми знаходили, як із ситуації вийти, і забезпечуємо постачання в<text:a xlink:type="simple" xlink:href="https://www.ukrinform.ua/tag-bahmut" text:style-name="Internet_20_link" text:visited-style-name="Visited_20_Internet_20_Link">
 </text:a>
 боєприпасів, амуніції, продуктів івсього необхідного, і також забираємо наших поранених", - сказав Череватий.</text:p>
      <text:p text:style-name="P4">
<text:span text:style-name="T4">
Читайте також:</text:span>
 <text:a xlink:type="simple" xlink:href="https://www.ukrinform.ua/rubric-ato/3692897-rosiani-ne-maut-strategicnogo-uspihu-v-bahmuti-cerevatij.html" text:style-name="Internet_20_link" text:visited-style-name="Visited_20_Internet_20_Link">
 <text:span text:style-name="T4">
Череватий</text:span>
 </text:a>
</text:p>
      <text:p text:style-name="P4">
Як повідомлялося, 3 березня російські загарбники зруйнували міст між Бахмутомта селом Хромове.</text:p>
      <text:p text:style-name="P4">
Source: <text:a xlink:type="simple" xlink:href="https://www.ukrinform.ua/rubric-ato/3693558-cerevatij-zabezpecenna-vijskovih-u-bahmuti-trivae-popri-pidriv-mostu-na-hromove.html" text:style-name="Internet_20_link" text:visited-style-name="Visited_20_Internet_20_Link">
https://www.ukrinform.ua/rubric-ato/3693558-cerevatij-zabezpecenna-vijskovih-u-bahmuti-trivae-popri-pidriv-mostu-na-hromove.html</text:a>
</text:p>
      <!--NEWS-->
      <text:h text:style-name="P10" text:outline-level="1">
<text:span text:style-name="T4">
Ворог завдав авіаудару по прикордонню Чернігівщини</text:span>
</text:h>
      <text:p text:style-name="P4">
Authors: Ukrinform (Person)</text:p>
      <text:p text:style-name="P4">
Publisher: Укринформ (Organization)</text:p>
      <text:p text:style-name="P4">
Published Time: 2023-04-09T14:08:00+03:00</text:p>
      <text:p text:style-name="P4">
Modified Time: 2023-04-09T14:08:00+03:00</text:p>
      <text:p text:style-name="P4">
Description: Армія рф поцілила авіаційною ракетою по прикордонню Чернігівської області. — Укрінформ.</text:p>
      <text:p text:style-name="P4">
Images: ["<text:a xlink:type="simple" xlink:href="https://static.ukrinform.com/photos/2022_12/thumb_files/630_360_1670260661-504.jpg" text:style-name="Internet_20_link" text:visited-style-name="Visited_20_Internet_20_Link">
630_360_16702...</text:a>
"]</text:p>
      <text:p text:style-name="P4">
Tags: ['Обстріл', 'Ракета', 'Чернігівщина', 'Війна з росією']</text:p>
      <text:p text:style-name="P4">
Type: Article</text:p>
      <!--METADATA-->
      <text:p text:style-name="P4">
<draw:frame draw:style-name="fr1" draw:name="Image164" text:anchor-type="as-char" svg:width="6.9236in" svg:height="3.954441in" draw:z-index="0">
<draw:image xlink:href="../Images/yкринформ/2023-04-09T14-08-00-03-00/630_360_1670260661-504.jpg" xlink:type="simple" xlink:show="embed" xlink:actuate="onLoad" draw:mime-type="image/jpeg"/>
</draw:frame>
 Армія рфпоцілила авіаційною ракетою по прикордонню Чернігівської області.</text:p>
      <text:p text:style-name="P4">
Як передає Укрінформ, про це оперативне командування «Північ» повідомляє у <text:a xlink:type="simple" xlink:href="https://t.me/ok_pivnich1/1714" text:style-name="Internet_20_link" text:visited-style-name="Visited_20_Internet_20_Link">
</text:a>
</text:p>
      <text:p text:style-name="P4">
Близько 11:54 9 квітня повідомили про один вибух, який спричинила <text:a xlink:type="simple" xlink:href="https://www.ukrinform.ua/tag-raketa" text:style-name="Internet_20_link" text:visited-style-name="Visited_20_Internet_20_Link">
</text:a>
 , випущена російським літаком зтериторії рф, в район населеного пункту Грем'яч.</text:p>
      <text:p text:style-name="P4">
«Причина обстрілу - руйнування інфраструктури населеного пункту. Про втратисеред місцевого населення інформація не надходила», - ідеться в повідомленні.</text:p>
      <text:p text:style-name="P4">
<text:span text:style-name="T4">
Читайте також:</text:span>
 <text:a xlink:type="simple" xlink:href="https://www.ukrinform.ua/rubric-ato/3693393-rosiani-za-den-sim-raziv-obstrilali-prikordonna-sumsini.html" text:style-name="Internet_20_link" text:visited-style-name="Visited_20_Internet_20_Link">
 <text:span text:style-name="T4">
Сумщини</text:span>
 </text:a>
</text:p>
      <text:p text:style-name="P4">
Як повідомляв Укрінформ, армія російської федерації за добу <text:a xlink:type="simple" xlink:href="https://www.ukrinform.ua/rubric-regions/3693511-vijska-rf-za-dobu-obstrilali-visim-oblastej-ukraini-zvedenna-ova.html" text:style-name="Internet_20_link" text:visited-style-name="Visited_20_Internet_20_Link">
</text:a>
</text:p>
      <text:p text:style-name="P4">
Source: <text:a xlink:type="simple" xlink:href="https://www.ukrinform.ua/rubric-ato/3693569-rosiani-zavdali-aviaudaru-po-prikordonnu-cernigivsini.html" text:style-name="Internet_20_link" text:visited-style-name="Visited_20_Internet_20_Link">
https://www.ukrinform.ua/rubric-ato/3693569-rosiani-zavdali-aviaudaru-po-prikordonnu-cernigivsini.html</text:a>
</text:p>
      <!--NEWS-->
      <text:h text:style-name="P10" text:outline-level="1">
<text:span text:style-name="T4">
росіяни атакували Херсонщину керованими авіабомбами</text:span>
</text:h>
      <text:p text:style-name="P4">
Authors: Ukrinform (Person)</text:p>
      <text:p text:style-name="P4">
Publisher: Укринформ (Organization)</text:p>
      <text:p text:style-name="P4">
Published Time: 2023-04-09T14:24:34+03:00</text:p>
      <text:p text:style-name="P4">
Modified Time: 2023-04-09T14:24:34+03:00</text:p>
      <text:p text:style-name="P4">
Description: Війська рф продовжують атакувати Херсонщину керованими авіабомбами. — Укрінформ.</text:p>
      <text:p text:style-name="P4">
Images: ["<text:a xlink:type="simple" xlink:href="https://static.ukrinform.com/photos/2023_04/thumb_files/630_360_1681039462-138.jpg" text:style-name="Internet_20_link" text:visited-style-name="Visited_20_Internet_20_Link">
630_360_16810...</text:a>
"]</text:p>
      <text:p text:style-name="P4">
Tags: ['Херсонщина', 'Обстріл', 'Війна з росією']</text:p>
      <text:p text:style-name="P4">
Type: Article</text:p>
      <!--METADATA-->
      <text:p text:style-name="P4">
<draw:frame draw:style-name="fr1" draw:name="Image165" text:anchor-type="as-char" svg:width="6.9236in" svg:height="3.956343in" draw:z-index="0">
<draw:image xlink:href="../Images/yкринформ/2023-04-09T14-24-34-03-00/630_360_1681039462-138.jpg" xlink:type="simple" xlink:show="embed" xlink:actuate="onLoad" draw:mime-type="image/jpeg"/>
</draw:frame>
 Війська рфпродовжують атакувати Херсонщину керованими авіабомбами.</text:p>
      <text:p text:style-name="P4">
Як передає Укрінформ, про це повідомляє <text:a xlink:type="simple" xlink:href="https://t.me/khersonskaODA/5005" text:style-name="Internet_20_link" text:visited-style-name="Visited_20_Internet_20_Link">
 </text:a>
</text:p>
      <text:p text:style-name="P4">
«Ворог продовжує атакувати Херсонщину керованими авіабомбами – чергову атакузафіксовано у Бериславському районі. Вчора ввечері російська авіація скинулавибухівку на елеватор у Бериславі. Будівля зазнала серйозних руйнувань», -йдеться у повідомленні.</text:p>
      <text:p text:style-name="P4">
Також зазначається, що з авіації армія рф вдарила й по селу Львове Тягинськоїгромади. Через ворожу атаку пошкоджена адміністративна будівля та близькопʼяти будинків місцевих жителів.</text:p>
      <text:p text:style-name="P4">
Також російські агресори нанесли авіаудари по селах Ольгине Високопільськоїгромади та Томарине Бериславської громади.</text:p>
      <text:p text:style-name="P4">
<text:span text:style-name="T4">
Читайте також:</text:span>
 <text:a xlink:type="simple" xlink:href="https://www.ukrinform.ua/rubric-regions/3693511-vijska-rf-za-dobu-obstrilali-visim-oblastej-ukraini-zvedenna-ova.html" text:style-name="Internet_20_link" text:visited-style-name="Visited_20_Internet_20_Link">
 </text:a>
</text:p>
      <text:p text:style-name="P4">
Як зазначається, мирні люди не постраждали.</text:p>
      <text:p text:style-name="P4">
Нагадаємо, на Херсонщині ворог <text:a xlink:type="simple" xlink:href="https://www.ukrinform.ua/rubric-regions/3693443-rosiani-za-dobu-vipustili-po-hersonsini-495-snaradiv.html" text:style-name="Internet_20_link" text:visited-style-name="Visited_20_Internet_20_Link">
 </text:a>
 ,яка допомагає регіону відновлюватися.</text:p>
      <text:p text:style-name="P4">
російські військові за минулу добу, 8 квітня, <text:a xlink:type="simple" xlink:href="https://www.ukrinform.ua/rubric-ato/3693461-na-hersonsini-rosiani-obstriluut-infrastrukturu-aka-dopomagae-regionu-vidnovluvatisa-gumenuk.html" text:style-name="Internet_20_link" text:visited-style-name="Visited_20_Internet_20_Link">
</text:a>
 <text:a xlink:type="simple" xlink:href="https://www.ukrinform.ua/rubric-regions/3693443-rosiani-za-dobu-vipustili-po-hersonsini-495-snaradiv.html" text:style-name="Internet_20_link" text:visited-style-name="Visited_20_Internet_20_Link">
</text:a>
 <text:a xlink:type="simple" xlink:href="https://www.ukrinform.ua/rubric-ato/3693461-na-hersonsini-rosiani-obstriluut-infrastrukturu-aka-dopomagae-regionu-vidnovluvatisa-gumenuk.html" text:style-name="Internet_20_link" text:visited-style-name="Visited_20_Internet_20_Link">
 </text:a>
</text:p>
      <text:p text:style-name="P4">
Source: <text:a xlink:type="simple" xlink:href="https://www.ukrinform.ua/rubric-regions/3693575-rosiani-atakuvali-hersonsinu-kerovanimi-aviabombami.html" text:style-name="Internet_20_link" text:visited-style-name="Visited_20_Internet_20_Link">
https://www.ukrinform.ua/rubric-regions/3693575-rosiani-atakuvali-hersonsinu-kerovanimi-aviabombami.html</text:a>
</text:p>
      <!--NEWS-->
      <text:h text:style-name="P10" text:outline-level="1">
<text:span text:style-name="T4">
Міноборони Франції заперечує присутність своїх військових в Україні</text:span>
</text:h>
      <text:p text:style-name="P4">
Authors: Ukrinform (Person)</text:p>
      <text:p text:style-name="P4">
Publisher: Укринформ (Organization)</text:p>
      <text:p text:style-name="P4">
Published Time: 2023-04-09T14:40:00+03:00</text:p>
      <text:p text:style-name="P4">
Modified Time: 2023-04-09T14:40:00+03:00</text:p>
      <text:p text:style-name="P4">
Description: Міністерство оборони Франції заперечило присутність французьких військових в Україні, про що нібито йдеться у документах, які приписуються Пентагону та які в середині тижня потрапили в російські мережі. — Укрінформ.</text:p>
      <text:p text:style-name="P4">
Images: ["<text:a xlink:type="simple" xlink:href="https://static.ukrinform.com/photos/2017_03/thumb_files/630_360_1489839267-1837.jpg" text:style-name="Internet_20_link" text:visited-style-name="Visited_20_Internet_20_Link">
630_360_14898...</text:a>
"]</text:p>
      <text:p text:style-name="P4">
Tags: ['Франція', 'Війна з росією', 'Витік']</text:p>
      <text:p text:style-name="P4">
Type: Article</text:p>
      <!--METADATA-->
      <text:p text:style-name="P4">
<draw:frame draw:style-name="fr1" draw:name="Image166" text:anchor-type="as-char" svg:width="6.9236in" svg:height="3.956343in" draw:z-index="0">
<draw:image xlink:href="../Images/yкринформ/2023-04-09T14-40-00-03-00/630_360_1489839267-1837.jpg" xlink:type="simple" xlink:show="embed" xlink:actuate="onLoad" draw:mime-type="image/jpeg"/>
</draw:frame>
Міністерство оборони Франції заперечило присутність французьких військових вУкраїні, про що нібито йдеться у документах, які приписуються Пентагону та яків середині тижня потрапили в російські мережі.</text:p>
      <text:p text:style-name="P4">
Як передає Укрінформ, про це заявив речник міністра збройних сил ФранціїСебастьєн Лекорню, повідомляє <text:a xlink:type="simple" xlink:href="https://www.theguardian.com/world/live/2023/apr/09/russia-ukraine-war-live-two-killed-in-russian-strike-on-zaporizhzhia-ukraine-children-returned-from-russia-rights-group-says#top-of-blog" text:style-name="Internet_20_link" text:visited-style-name="Visited_20_Internet_20_Link">
</text:a>
</text:p>
      <text:p text:style-name="P4">
"Французькі війська не беруть участі в операціях в Україні. Зазначенідокументи не походять від французької армії. Ми не коментуємо документи,джерело яких невідоме" - сказав Лекорню.</text:p>
      <text:p text:style-name="P4">
Надсекретні документи Пентагону, що, як повідомляється, містять схеми таподробиці про очікувані поставки зброї, чисельність підрозділів та іншуконфіденційну інформацію, були поширені в мережі Твіттер та Tелеграм цьоготижня.</text:p>
      <text:p text:style-name="P4">
На одному зі слайдів йшлося про те, що в Україні вже діє невеликий контингентспецпризначенців з Франції, Америки, Великої Британії та Латвії, який налічуєменше сотні бійців з країн-членів <text:a xlink:type="simple" xlink:href="https://www.ukrinform.ua/tag-nato" text:style-name="Internet_20_link" text:visited-style-name="Visited_20_Internet_20_Link">
 </text:a>
</text:p>
      <text:p text:style-name="P4">
На думку військових аналітиків, вказані документи були змінені в деякихчастинах, щоб завищити американські оцінки загиблих українських військових тазанизити оцінки кількості загиблих російських військових.</text:p>
      <text:p text:style-name="P4">
<text:span text:style-name="T4">
Читайте також:</text:span>
 <text:a xlink:type="simple" xlink:href="https://www.ukrinform.ua/rubric-ato/3692948-gur-pro-vitik-sekretnih-dokumentiv-sodo-kontrnastupu-rosia-provodit-svoi-specoperacii-u-fotosopi.html" text:style-name="Internet_20_link" text:visited-style-name="Visited_20_Internet_20_Link">
 </text:a>
</text:p>
      <text:p text:style-name="P4">
Як повідомлялося, раніше видання New York Times опублікувало матеріал, у якомуйдеться про те, що Пентагон <text:a xlink:type="simple" xlink:href="https://www.ukrinform.ua/rubric-ato/3693170-u-ssa-viavili-novij-vitik-sekretnih-dokumentiv-pro-vijskovi-plani-ukraini-zmi.html" text:style-name="Internet_20_link" text:visited-style-name="Visited_20_Internet_20_Link">
 </text:a>
 , які стосуються планів США та НАТО щодо контрнаступу ЗСУ.</text:p>
      <text:p text:style-name="P4">
Документи не містять конкретних бойових планів, наприклад, як, коли й деУкраїна розпочне наступ, а відображають лише потреби ЗСУ станом на 1 березня.</text:p>
      <text:p text:style-name="P4">
В Офісі Президента України <text:a xlink:type="simple" xlink:href="https://www.ukrinform.ua/rubric-ato/3692907-v-op-nazvali-rosijskim-blefom-publikaciu-nibito-dokumentiv-pro-kontrnastup-ukraini.html" text:style-name="Internet_20_link" text:visited-style-name="Visited_20_Internet_20_Link">
 </text:a>
 публікацію нібито документів про контрнаступУкраїни.</text:p>
      <text:p text:style-name="P4">
<text:span text:style-name="T5">
Фото: ЕРА</text:span>
</text:p>
      <text:p text:style-name="P4">
Source: <text:a xlink:type="simple" xlink:href="https://www.ukrinform.ua/rubric-ato/3693579-minoboroni-francii-zaperecue-prisutnist-svoih-vijskovih-v-ukraini.html" text:style-name="Internet_20_link" text:visited-style-name="Visited_20_Internet_20_Link">
https://www.ukrinform.ua/rubric-ato/3693579-minoboroni-francii-zaperecue-prisutnist-svoih-vijskovih-v-ukraini.html</text:a>
</text:p>
      <!--NEWS-->
      <text:h text:style-name="P10" text:outline-level="1">
<text:span text:style-name="T4">
Війська рф обстріляли громаду на Запоріжжі - поцілили у школу</text:span>
</text:h>
      <text:p text:style-name="P4">
Authors: Ukrinform (Person)</text:p>
      <text:p text:style-name="P4">
Publisher: Укринформ (Organization)</text:p>
      <text:p text:style-name="P4">
Published Time: 2023-04-09T14:44:52+03:00</text:p>
      <text:p text:style-name="P4">
Modified Time: 2023-04-09T14:44:52+03:00</text:p>
      <text:p text:style-name="P4">
Description: Ворожа авіація зруйнувала школу у Пологівському районі Запорізької області. — Укрінформ.</text:p>
      <text:p text:style-name="P4">
Images: ["<text:a xlink:type="simple" xlink:href="https://static.ukrinform.com/photos/2023_04/thumb_files/630_360_1681040502-270.jpg" text:style-name="Internet_20_link" text:visited-style-name="Visited_20_Internet_20_Link">
630_360_16810...</text:a>
", "<text:a xlink:type="simple" xlink:href="https://static.ukrinform.com/photos/2023_04/1681040503-750.jpg" text:style-name="Internet_20_link" text:visited-style-name="Visited_20_Internet_20_Link">
1681040503-75...</text:a>
"]</text:p>
      <text:p text:style-name="P4">
Tags: ['Обстріл', 'Школа', 'Запоріжжя', 'Війна з росією']</text:p>
      <text:p text:style-name="P4">
Type: Article</text:p>
      <!--METADATA-->
      <text:p text:style-name="P4">
<draw:frame draw:style-name="fr1" draw:name="Image167" text:anchor-type="as-char" svg:width="6.9236in" svg:height="3.956343in" draw:z-index="0">
<draw:image xlink:href="../Images/yкринформ/2023-04-09T14-44-52-03-00/630_360_1681040502-270.jpg" xlink:type="simple" xlink:show="embed" xlink:actuate="onLoad" draw:mime-type="image/jpeg"/>
</draw:frame>
 Ворожаавіація зруйнувала школу у Пологівському районі Запорізької області.</text:p>
      <text:p text:style-name="P4">
Про це на сторінці у  <text:a xlink:type="simple" xlink:href="https://www.facebook.com/story.php" text:style-name="Internet_20_link" text:visited-style-name="Visited_20_Internet_20_Link">
</text:a>
повідомляє ГУ ДСНС у Запорізькій області, передає Укрінформ.</text:p>
      <text:p text:style-name="P4">
"9 квітня, за попередньою інформацією у результаті авіаційного удару по однійіз громад Пологівського району, зруйновано двоповерховий корпус школи;вибуховою хвилею пошкоджено три приватні домоволодіння", - йдеться у дописі.</text:p>
      <text:p text:style-name="P4">
<draw:frame draw:style-name="fr1" draw:name="Image168" text:anchor-type="as-char" svg:width="6.9236in" svg:height="5.1927in" draw:z-index="0">
<draw:image xlink:href="../Images/yкринформ/2023-04-09T14-44-52-03-00/1681040503-750.jpg" xlink:type="simple" xlink:show="embed" xlink:actuate="onLoad" draw:mime-type="image/jpeg"/>
</draw:frame>
</text:p>
      <text:p text:style-name="P4">
Рятувальники, які прибули на місце, ліквідували <text:a xlink:type="simple" xlink:href="https://www.ukrinform.ua/tag-pozeza" text:style-name="Internet_20_link" text:visited-style-name="Visited_20_Internet_20_Link">
</text:a>
 на площі 150 кв.м: внаслідок ударузагорілися зруйновані будівельні конструкції навчального закладу.</text:p>
      <text:p text:style-name="P4">
<text:span text:style-name="T4">
Читайте також:</text:span>
 <text:a xlink:type="simple" xlink:href="https://www.ukrinform.ua/rubric-ato/3693468-rosiani-vnoci-atakuvali-zaporizza-raketami-s300.html" text:style-name="Internet_20_link" text:visited-style-name="Visited_20_Internet_20_Link">
 <text:span text:style-name="T4">
Запоріжж</text:span>
 </text:a>
</text:p>
      <text:p text:style-name="P4">
Жертв і постраждалих немає.</text:p>
      <text:p text:style-name="P4">
Раніше повідомлялось, що у Запорізькій області ворог збільшив інтенсивністьобстрілів та активно застосовує авіабомби.</text:p>
      <text:p text:style-name="P4">
_ Фото: Головне управління ДСНС України у Запорізькій області  _</text:p>
      <text:p text:style-name="P4">
Source: <text:a xlink:type="simple" xlink:href="https://www.ukrinform.ua/rubric-ato/3693581-vijska-rf-obstrilali-gromadu-na-zaporizzi-pocilili-u-skolu.html" text:style-name="Internet_20_link" text:visited-style-name="Visited_20_Internet_20_Link">
https://www.ukrinform.ua/rubric-ato/3693581-vijska-rf-obstrilali-gromadu-na-zaporizzi-pocilili-u-skolu.html</text:a>
</text:p>
      <!--NEWS-->
      <text:h text:style-name="P10" text:outline-level="1">
<text:span text:style-name="T4">
Папа Франциск помолився за мир в Україні та «світло Пасхи» для росіян</text:span>
</text:h>
      <text:p text:style-name="P4">
Authors: Ukrinform (Person)</text:p>
      <text:p text:style-name="P4">
Publisher: Укринформ (Organization)</text:p>
      <text:p text:style-name="P4">
Published Time: 2023-04-09T14:51:32+03:00</text:p>
      <text:p text:style-name="P4">
Modified Time: 2023-04-09T14:51:32+03:00</text:p>
      <text:p text:style-name="P4">
Description: Папа Франциск помолився за мир в Україні та зіслання «світла Пасхи» на народ росії. — Укрінформ.</text:p>
      <text:p text:style-name="P4">
Images: ["<text:a xlink:type="simple" xlink:href="https://static.ukrinform.com/photos/2023_04/thumb_files/630_360_1681040986-676.jpeg" text:style-name="Internet_20_link" text:visited-style-name="Visited_20_Internet_20_Link">
630_360_16810...</text:a>
"]</text:p>
      <text:p text:style-name="P4">
Tags: ['Папа Франциск', 'Великдень', 'Війна з росією']</text:p>
      <text:p text:style-name="P4">
Type: Article</text:p>
      <!--METADATA-->
      <text:p text:style-name="P4">
<draw:frame draw:style-name="fr1" draw:name="Image169" text:anchor-type="as-char" svg:width="6.9236in" svg:height="3.956343in" draw:z-index="0">
<draw:image xlink:href="../Images/yкринформ/2023-04-09T14-51-32-03-00/630_360_1681040986-676.jpeg" xlink:type="simple" xlink:show="embed" xlink:actuate="onLoad" draw:mime-type="image/jpeg"/>
</draw:frame>
 ПапаФранциск помолився за мир в Україні та зіслання «світла Пасхи» на народ росії.</text:p>
      <text:p text:style-name="P4">
Як передає Укрінформ, про це повідомляє <text:a xlink:type="simple" xlink:href="https://www.theguardian.com/world/live/2023/apr/09/russia-ukraine-war-live-two-killed-in-russian-strike-on-zaporizhzhia-ukraine-children-returned-from-russia-rights-group-says#top-of-blog" text:style-name="Internet_20_link" text:visited-style-name="Visited_20_Internet_20_Link">
</text:a>
</text:p>
      <text:p text:style-name="P4">
Папа Римський у своєму великодньому посланні до світу закликав росіян шукатиправду про вторгнення їхньої країни в Україну і припинити всі конфлікти.</text:p>
      <text:p text:style-name="P4">
86-річний Франциск очолив цьогорічну урочисту пасхальну месу на площі СвятогоПетра в Римі та звернувся зі своїм посланням «Urbi et Orbi» та благословенням,що проводиться двічі на рік, із центрального балкона базиліки Святого Петра.</text:p>
      <text:p text:style-name="P4">
Під час меси Франциск також сказав: "Допоможіть улюбленому українському народуна його шляху до миру та зіслати світло Пасхи на народ <text:a xlink:type="simple" xlink:href="https://www.ukrinform.ua/tag-rosia" text:style-name="Internet_20_link" text:visited-style-name="Visited_20_Internet_20_Link">
</text:a>
 ".</text:p>
      <text:p text:style-name="P4">
<text:span text:style-name="T4">
Читайте також:</text:span>
 <text:a xlink:type="simple" xlink:href="https://www.ukrinform.ua/rubric-society/3693441-zelenskij-privitav-hristian-zahidnogo-obradu-z-velikodnem-mi-odnakovo-virimo-u-svobodu.html" text:style-name="Internet_20_link" text:visited-style-name="Visited_20_Internet_20_Link">
 <text:span text:style-name="T4">
Зеленський</text:span>
 </text:a>
</text:p>
      <text:p text:style-name="P4">
Відколи росія вторглася в Україну у лютому минулого року, Франциск регулярноназивав Україну та її народ «мучениками» та використовував такі слова, якагресія та звірства, щоб описати дії рф.</text:p>
      <text:p text:style-name="P4">
<text:span text:style-name="T5">
Фото: Новини Ватикану</text:span>
</text:p>
      <text:p text:style-name="P4">
Source: <text:a xlink:type="simple" xlink:href="https://www.ukrinform.ua/rubric-society/3693586-papa-francisk-pomolivsa-za-mir-v-ukraini-ta-svitlo-pashi-dla-rosian.html" text:style-name="Internet_20_link" text:visited-style-name="Visited_20_Internet_20_Link">
https://www.ukrinform.ua/rubric-society/3693586-papa-francisk-pomolivsa-za-mir-v-ukraini-ta-svitlo-pashi-dla-rosian.html</text:a>
</text:p>
      <!--NEWS-->
      <text:h text:style-name="P10" text:outline-level="1">
<text:span text:style-name="T4">
Загарбники з мінометів обстріляли село на Харківщині, поранений цивільний</text:span>
</text:h>
      <text:p text:style-name="P4">
Authors: Ukrinform (Person)</text:p>
      <text:p text:style-name="P4">
Publisher: Укринформ (Organization)</text:p>
      <text:p text:style-name="P4">
Published Time: 2023-04-09T14:56:28+03:00</text:p>
      <text:p text:style-name="P4">
Modified Time: 2023-04-09T14:56:28+03:00</text:p>
      <text:p text:style-name="P4">
Description: На Харківщині російські військові обстріляли село Караїчне Чугуївського району, тяжких поранень зазнав місцевий житель. — Укрінформ.</text:p>
      <text:p text:style-name="P4">
Images: ["<text:a xlink:type="simple" xlink:href="https://static.ukrinform.com/photos/2019_11/thumb_files/630_360_1574102935-316.jpg" text:style-name="Internet_20_link" text:visited-style-name="Visited_20_Internet_20_Link">
630_360_15741...</text:a>
"]</text:p>
      <text:p text:style-name="P4">
Tags: ['Обстріл', 'Поранені', 'Харківщина', 'Міномет', 'Синєгубов']</text:p>
      <text:p text:style-name="P4">
Type: Article</text:p>
      <!--METADATA-->
      <text:p text:style-name="P4">
<draw:frame draw:style-name="fr1" draw:name="Image170" text:anchor-type="as-char" svg:width="6.9236in" svg:height="3.956343in" draw:z-index="0">
<draw:image xlink:href="../Images/yкринформ/2023-04-09T14-56-28-03-00/630_360_1574102935-316.jpg" xlink:type="simple" xlink:show="embed" xlink:actuate="onLoad" draw:mime-type="image/jpeg"/>
</draw:frame>
 НаХарківщині російські військові обстріляли село Караїчне Чугуївського району,тяжких поранень зазнав місцевий житель.</text:p>
      <text:p text:style-name="P4">
Як передає Укрінформ, про це в  <text:a xlink:type="simple" xlink:href="https://t.me/synegubov/5896" text:style-name="Internet_20_link" text:visited-style-name="Visited_20_Internet_20_Link">
 </text:a>
 повідомивначальник Харківської обласної військової адміністрації Олег Синєгубов.</text:p>
      <text:p text:style-name="P4">
«Сьогодні під мінометним обстрілом перебувало с. Караїчне Чугуївського району.Отримав серйозні травми цивільний чоловік приблизно 30 років», - йдеться уповідомленні.</text:p>
      <text:p text:style-name="P4">
<text:span text:style-name="T4">
Читайте також:</text:span>
 <text:a xlink:type="simple" xlink:href="https://www.ukrinform.ua/rubric-ato/3693380-rosiani-obstrilali-kupanskij-rajon-harkivsini-e-zagibli-ta-poranena.html" text:style-name="Internet_20_link" text:visited-style-name="Visited_20_Internet_20_Link">
 <text:span text:style-name="T4">
Харківщ</text:span>
 </text:a>
</text:p>
      <text:p text:style-name="P4">
Чоловіка госпіталізували у важкому стані. <text:a xlink:type="simple" xlink:href="https://www.ukrinform.ua/tag-likari" text:style-name="Internet_20_link" text:visited-style-name="Visited_20_Internet_20_Link">
 </text:a>
 борються за його життя.</text:p>
      <text:p text:style-name="P4">
Як зазначається, також під ворожим вогнем сьогодні було і місто Куп‘янськ.Окупанти з РСЗВ обстрілювали житлові будинки та приватні території.</text:p>
      <text:p text:style-name="P4">
Як повідомляв Укрінформ, армія російської федерації за добу  <text:a xlink:type="simple" xlink:href="https://www.ukrinform.ua/rubric-regions/3693511-vijska-rf-za-dobu-obstrilali-visim-oblastej-ukraini-zvedenna-ova.html" text:style-name="Internet_20_link" text:visited-style-name="Visited_20_Internet_20_Link">
</text:a>
 на вісім регіонівУкраїни.</text:p>
      <text:p text:style-name="P4">
Source: <text:a xlink:type="simple" xlink:href="https://www.ukrinform.ua/rubric-ato/3693588-zagarbniki-z-minometiv-obstrilali-selo-na-harkivsini-poranenij-civilnij.html" text:style-name="Internet_20_link" text:visited-style-name="Visited_20_Internet_20_Link">
https://www.ukrinform.ua/rubric-ato/3693588-zagarbniki-z-minometiv-obstrilali-selo-na-harkivsini-poranenij-civilnij.html</text:a>
</text:p>
      <!--NEWS-->
      <text:h text:style-name="P10" text:outline-level="1">
<text:span text:style-name="T4">
УПЛ: «Олександрія» у більшості не змогла переграти «Чорноморець»</text:span>
</text:h>
      <text:p text:style-name="P4">
Authors: Ukrinform (Person)</text:p>
      <text:p text:style-name="P4">
Publisher: Укринформ (Organization)</text:p>
      <text:p text:style-name="P4">
Published Time: 2023-04-09T14:58:00+03:00</text:p>
      <text:p text:style-name="P4">
Modified Time: 2023-04-09T14:58:00+03:00</text:p>
      <text:p text:style-name="P4">
Description: Футболісти «Олександрії» уникли поразки від одеського «Чорноморця» у поєдинку 20-го туру чемпіонату України серед команд Прем'єр-ліги. — Укрінформ.</text:p>
      <text:p text:style-name="P4">
Images: ["<text:a xlink:type="simple" xlink:href="https://static.ukrinform.com/photos/2023_04/thumb_files/630_360_1681047252-683.jpg" text:style-name="Internet_20_link" text:visited-style-name="Visited_20_Internet_20_Link">
630_360_16810...</text:a>
"]</text:p>
      <text:p text:style-name="P4">
Tags: ['Футбол', "Прем'єр-ліга", 'Олександрія', 'Чорноморець']</text:p>
      <text:p text:style-name="P4">
Type: Article</text:p>
      <!--METADATA-->
      <text:p text:style-name="P4">
<draw:frame draw:style-name="fr1" draw:name="Image171" text:anchor-type="as-char" svg:width="6.9236in" svg:height="3.956343in" draw:z-index="0">
<draw:image xlink:href="../Images/yкринформ/2023-04-09T14-58-00-03-00/630_360_1681047252-683.jpg" xlink:type="simple" xlink:show="embed" xlink:actuate="onLoad" draw:mime-type="image/jpeg"/>
</draw:frame>
 Футболісти«Олександрії» уникли поразки від одеського «Чорноморця» у поєдинку 20-го туручемпіонату України серед команд Прем'єр-ліги.</text:p>
      <text:p text:style-name="P4">
Зустріч на КСК «Ніка» в Олександрії завершилася внічию з рахунком 1:1, передаєУкрінформ.</text:p>
      <text:p text:style-name="P4">
Рахунок відкрили «моряки» - Даніель Алефіренко на 36-й хвилині скориставсярезультативною передачею Олександра Демченка. Паритет відновив Кирило Ковалець(69).</text:p>
      <text:p text:style-name="P4">
«Чорноморець» догравав матч у меншості - за друге попередження червону карткуотримав Демченко (45+2).</text:p>
      <text:p text:style-name="P4">
Програму туру завершує поєдинок між ковалівським «Колосом» та харківським«Металістом 1925».</text:p>
      <text:p text:style-name="P4">
<text:span text:style-name="T5">
Результати попередніх матчів туру:</text:span>
</text:p>
      <text:p text:style-name="P4">
«Ворскла» (Полтава) - «Інгулець» (Петрове) - 1:0</text:p>
      <text:p text:style-name="P4">
гол: Василь Кравець (49-та хвилина);</text:p>
      <text:p text:style-name="P4">
«Динамо» (Київ) - «Минай» - 2:0</text:p>
      <text:p text:style-name="P4">
голи: Антон Царенко (35), Владислав Ванат (62);</text:p>
      <text:p text:style-name="P4">
«Кривбас» (Кривий Ріг) - «Зоря» (Луганськ) - 1:0</text:p>
      <text:p text:style-name="P4">
гол: Ріфет Капич (50);</text:p>
      <text:p text:style-name="P4">
«Шахтар» (Донецьк) - «Металіст» (Харків) - 1:0</text:p>
      <text:p text:style-name="P4">
гол: Артем Бондаренко (64);</text:p>
      <text:p text:style-name="P4">
«Рух» (Львів) - «Верес» (Рівне) - 0:0;</text:p>
      <text:p text:style-name="P4">
«Дніпро-1» - «Львів» - 5:2</text:p>
      <text:p text:style-name="P4">
голи: Олексій Гуцуляк (7, 44), Артем Довбик (41, 90+2), Едуард Сарапій (84) -Ярослав Богунов (63), Артем Мільченко (81).</text:p>
      <text:p text:style-name="P4">
<text:span text:style-name="T4">
Читайте також:</text:span>
 <text:a xlink:type="simple" xlink:href="https://www.ukrinform.ua/rubric-sports/3693314-apl-everton-z-mikolenkom-postupivsa-na-viizdi-mancester-unajted.html" text:style-name="Internet_20_link" text:visited-style-name="Visited_20_Internet_20_Link">
 </text:a>
</text:p>
      <text:p text:style-name="P4">
У турнірній таблиці УПЛ лідирує «Шахтар», у якого 46 очок (після 19-ти ігор),далі - «Дніпро-1» - 45 (19), «Зоря» - 40 (20), «Динамо» - 39 (20) та«Олександрія» - 32 (19).</text:p>
      <text:p text:style-name="P4">
Фото: ФК «Олександрія».</text:p>
      <text:p text:style-name="P4">
Source: <text:a xlink:type="simple" xlink:href="https://www.ukrinform.ua/rubric-sports/3693589-upl-oleksandria-u-bilsosti-ne-zmogla-peregrati-cornomorec.html" text:style-name="Internet_20_link" text:visited-style-name="Visited_20_Internet_20_Link">
https://www.ukrinform.ua/rubric-sports/3693589-upl-oleksandria-u-bilsosti-ne-zmogla-peregrati-cornomorec.html</text:a>
</text:p>
      <!--NEWS-->
      <text:h text:style-name="P10" text:outline-level="1">
<text:span text:style-name="T4">
«Дніпро-1» розгромив «Львів» у матчі футбольної Прем'єр-ліги України</text:span>
</text:h>
      <text:p text:style-name="P4">
Authors: Ukrinform (Person)</text:p>
      <text:p text:style-name="P4">
Publisher: Укринформ (Organization)</text:p>
      <text:p text:style-name="P4">
Published Time: 2023-04-09T14:59:00+03:00</text:p>
      <text:p text:style-name="P4">
Modified Time: 2023-04-09T14:59:00+03:00</text:p>
      <text:p text:style-name="P4">
Description: Футболісти «Дніпра-1» завдали поразки «Львову» у поєдинку 20-го туру чемпіонату України серед команд Прем'єр-ліги. — Укрінформ.</text:p>
      <text:p text:style-name="P4">
Images: ["<text:a xlink:type="simple" xlink:href="https://static.ukrinform.com/photos/2023_04/thumb_files/630_360_1681047158-505.jpg" text:style-name="Internet_20_link" text:visited-style-name="Visited_20_Internet_20_Link">
630_360_16810...</text:a>
"]</text:p>
      <text:p text:style-name="P4">
Tags: ['Дніпро', 'Футбол', "Прем'єр-ліга", 'ФК Львів']</text:p>
      <text:p text:style-name="P4">
Type: Article</text:p>
      <!--METADATA-->
      <text:p text:style-name="P4">
<draw:frame draw:style-name="fr1" draw:name="Image172" text:anchor-type="as-char" svg:width="6.9236in" svg:height="3.956343in" draw:z-index="0">
<draw:image xlink:href="../Images/yкринформ/2023-04-09T14-59-00-03-00/630_360_1681047158-505.jpg" xlink:type="simple" xlink:show="embed" xlink:actuate="onLoad" draw:mime-type="image/jpeg"/>
</draw:frame>
 Футболісти«Дніпра-1» завдали поразки «Львову» у поєдинку 20-го туру чемпіонату Українисеред команд Прем'єр-ліги.</text:p>
      <text:p text:style-name="P4">
Матч на стадіоні «Авангард» в Ужгороді завершився на користь дніпрян зрахунком 5:2, передає Укрінформ.</text:p>
      <text:p text:style-name="P4">
М'ячі забили Олексій Гуцуляк (7, 44 хвилини), Артем Довбик (41, 90+2) таЕдуард Сарапій (84) - у «Дніпра-1», Ярослав Богунов (63) та Артем Мільченко(81) - у складі «Львова».</text:p>
      <text:p text:style-name="P4">
Програму туру завершує поєдинок ковалівського «Колоса» з харківським«Металістом 1925».</text:p>
      <text:p text:style-name="P4">
<text:span text:style-name="T5">
Результати попередніх матчів туру:</text:span>
</text:p>
      <text:p text:style-name="P4">
«Ворскла» (Полтава) - «Інгулець» (Петрове) - 1:0</text:p>
      <text:p text:style-name="P4">
гол: Василь Кравець (49-та хвилина);</text:p>
      <text:p text:style-name="P4">
«Динамо» (Київ) - «Минай» - 2:0</text:p>
      <text:p text:style-name="P4">
голи: Антон Царенко (35), Владислав Ванат (62);</text:p>
      <text:p text:style-name="P4">
«Кривбас» (Кривий Ріг) - «Зоря» (Луганськ) - 1:0</text:p>
      <text:p text:style-name="P4">
гол: Ріфет Капич (50);</text:p>
      <text:p text:style-name="P4">
«Шахтар» (Донецьк) - «Металіст» (Харків) - 1:0</text:p>
      <text:p text:style-name="P4">
гол: Артем Бондаренко (64);</text:p>
      <text:p text:style-name="P4">
«Рух» (Львів) - «Верес» (Рівне) - 0:0</text:p>
      <text:p text:style-name="P4">
«Олександрія» - «Чорноморець» (Одеса) - 1:1</text:p>
      <text:p text:style-name="P4">
голи: Кирило Ковалець (69) - Даніель Алефіренко (36).</text:p>
      <text:p text:style-name="P4">
<text:span text:style-name="T4">
Читайте також:</text:span>
 <text:a xlink:type="simple" xlink:href="https://www.ukrinform.ua/rubric-sports/3693481-nastupnogo-tizna-projdut-persi-matci-14-finalu-futbolnih-evrokubkiv.html" text:style-name="Internet_20_link" text:visited-style-name="Visited_20_Internet_20_Link">
 <text:span text:style-name="T4">
футбол</text:span>
 </text:a>
</text:p>
      <text:p text:style-name="P4">
У турнірній таблиці УПЛ лідирує «Шахтар», у якого 46 очок (після 19-ти ігор),далі - «Дніпро-1» - 45 (19), «Зоря» - 40 (20), «Динамо» - 39 (20) та«Олександрія» - 32 (19).</text:p>
      <text:p text:style-name="P4">
Фото: СК «Дніпро-1».</text:p>
      <text:p text:style-name="P4">
Source: <text:a xlink:type="simple" xlink:href="https://www.ukrinform.ua/rubric-sports/3693590-dnipro1-rozgromiv-lviv-u-matci-futbolnoi-premerligi-ukraini.html" text:style-name="Internet_20_link" text:visited-style-name="Visited_20_Internet_20_Link">
https://www.ukrinform.ua/rubric-sports/3693590-dnipro1-rozgromiv-lviv-u-matci-futbolnoi-premerligi-ukraini.html</text:a>
</text:p>
      <!--NEWS-->
      <text:h text:style-name="P10" text:outline-level="1">
<text:span text:style-name="T4">
ЗСУ на Бахмутському напрямку використовують австралійські Bushmaster</text:span>
</text:h>
      <text:p text:style-name="P4">
Authors: Ukrinform (Person)</text:p>
      <text:p text:style-name="P4">
Publisher: Укринформ (Organization)</text:p>
      <text:p text:style-name="P4">
Published Time: 2023-04-09T15:03:50+03:00</text:p>
      <text:p text:style-name="P4">
Modified Time: 2023-04-09T15:03:50+03:00</text:p>
      <text:p text:style-name="P4">
Description: Австралійські бронетранспортери Bushmaster ефективно використовують штурмові підрозділи Сил оборони на Бахмутському напрямку.  — Укрінформ.</text:p>
      <text:p text:style-name="P4">
Images: ["<text:a xlink:type="simple" xlink:href="https://static.ukrinform.com/photos/2023_04/thumb_files/630_360_1681041580-300.jpeg" text:style-name="Internet_20_link" text:visited-style-name="Visited_20_Internet_20_Link">
630_360_16810...</text:a>
", "<text:a xlink:type="simple" xlink:href="https://static.ukrinform.com/photos/2023_04/1681041580-853.jpeg" text:style-name="Internet_20_link" text:visited-style-name="Visited_20_Internet_20_Link">
1681041580-85...</text:a>
", "<text:a xlink:type="simple" xlink:href="https://static.ukrinform.com/photos/2023_04/1681041581-156.jpeg" text:style-name="Internet_20_link" text:visited-style-name="Visited_20_Internet_20_Link">
1681041581-15...</text:a>
"]</text:p>
      <text:p text:style-name="P4">
Tags: ['Автомобіль', 'Бахмут', 'Генштаб', 'ЗСУ']</text:p>
      <text:p text:style-name="P4">
Type: Article</text:p>
      <!--METADATA-->
      <text:p text:style-name="P4">
<draw:frame draw:style-name="fr1" draw:name="Image173" text:anchor-type="as-char" svg:width="6.9236in" svg:height="3.956343in" draw:z-index="0">
<draw:image xlink:href="../Images/yкринформ/2023-04-09T15-03-50-03-00/630_360_1681041580-300.jpeg" xlink:type="simple" xlink:show="embed" xlink:actuate="onLoad" draw:mime-type="image/jpeg"/>
</draw:frame>
Австралійські бронетранспортери Bushmaster ефективно використовують штурмовіпідрозділи Сил оборони на Бахмутському напрямку.</text:p>
      <text:p text:style-name="P4">
Як передає Укрінформ, про це Генеральний штаб Збройних сил України повідомляєу  <text:a xlink:type="simple" xlink:href="https://t.me/generalstaff_ua/5954" text:style-name="Internet_20_link" text:visited-style-name="Visited_20_Internet_20_Link">
</text:a>
.</text:p>
      <text:p text:style-name="P4">
«Ці автомобілі добре зарекомендували себе у якості транспортного засобу дляпереміщення піхоти та евакуації. Вони досить маневрені та прохідні, що важливодля виконання поставлених бойових завдань. І допомагають зберегти життя нашимхлопцям», - зазначив військовослужбовець <text:a xlink:type="simple" xlink:href="https://www.ukrinform.ua/tag-zsu" text:style-name="Internet_20_link" text:visited-style-name="Visited_20_Internet_20_Link">
 </text:a>
Андрій.</text:p>
      <text:p text:style-name="P4">
<draw:frame draw:style-name="fr1" draw:name="Image174" text:anchor-type="as-char" svg:width="6.9236in" svg:height="4.615733in" draw:z-index="0">
<draw:image xlink:href="../Images/yкринформ/2023-04-09T15-03-50-03-00/1681041580-853.jpeg" xlink:type="simple" xlink:show="embed" xlink:actuate="onLoad" draw:mime-type="image/jpeg"/>
</draw:frame>
</text:p>
      <text:p text:style-name="P4">
<text:span text:style-name="T4">
Читайте також:</text:span>
 <text:a xlink:type="simple" xlink:href="https://www.ukrinform.ua/rubric-ato/3693341-zaluznij-pokazav-ak-polski-gaubici-krab-vikonuut-bojovi-zavdanna.html" text:style-name="Internet_20_link" text:visited-style-name="Visited_20_Internet_20_Link">
 </text:a>
</text:p>
      <text:p text:style-name="P4">
<draw:frame draw:style-name="fr1" draw:name="Image175" text:anchor-type="as-char" svg:width="6.9236in" svg:height="4.384947in" draw:z-index="0">
<draw:image xlink:href="../Images/yкринформ/2023-04-09T15-03-50-03-00/1681041581-156.jpeg" xlink:type="simple" xlink:show="embed" xlink:actuate="onLoad" draw:mime-type="image/jpeg"/>
</draw:frame>
</text:p>
      <text:p text:style-name="P4">
Як повідомляв Укрінформ, у жовтні 2022 року уряд Австралії ухвалив рішення про<text:a xlink:type="simple" xlink:href="https://www.ukrinform.ua/rubric-ato/3601622-avstralia-peredast-ukraini-se-30-bronemasin-bushmaster.html" text:style-name="Internet_20_link" text:visited-style-name="Visited_20_Internet_20_Link">
 </text:a>
 ще 30 бронемашин типу Bushmaster.</text:p>
      <text:p text:style-name="P4">
<text:span text:style-name="T5">
Фото: Генштаб ЗСУ</text:span>
</text:p>
      <text:p text:style-name="P4">
Source: <text:a xlink:type="simple" xlink:href="https://www.ukrinform.ua/rubric-ato/3693592-zsu-na-bahmutskomu-napramku-vikoristovuut-avstralijski-bushmaster.html" text:style-name="Internet_20_link" text:visited-style-name="Visited_20_Internet_20_Link">
https://www.ukrinform.ua/rubric-ato/3693592-zsu-na-bahmutskomu-napramku-vikoristovuut-avstralijski-bushmaster.html</text:a>
</text:p>
      <!--NEWS-->
      <text:h text:style-name="P10" text:outline-level="1">
<text:span text:style-name="T4">
У МОЗ розповіли, ким фінансується протезування в Україні</text:span>
</text:h>
      <text:p text:style-name="P4">
Authors: Ukrinform (Person)</text:p>
      <text:p text:style-name="P4">
Publisher: Укринформ (Organization)</text:p>
      <text:p text:style-name="P4">
Published Time: 2023-04-09T15:08:07+03:00</text:p>
      <text:p text:style-name="P4">
Modified Time: 2023-04-09T15:08:07+03:00</text:p>
      <text:p text:style-name="P4">
Description: Протезування в Україні повністю оплачується Міністерством соціальної політики, для виробництва протезів використовуються комплектуючі світових виробників. — Укрінформ.</text:p>
      <text:p text:style-name="P4">
Images: ["<text:a xlink:type="simple" xlink:href="https://static.ukrinform.com/photos/2018_08/thumb_files/630_360_1535187043-6752.jpeg" text:style-name="Internet_20_link" text:visited-style-name="Visited_20_Internet_20_Link">
630_360_15351...</text:a>
"]</text:p>
      <text:p text:style-name="P4">
Tags: ['Мінсоцполітики', 'МОЗ', 'Протезування', 'Єдині новини']</text:p>
      <text:p text:style-name="P4">
Type: Article</text:p>
      <!--METADATA-->
      <text:p text:style-name="P4">
<draw:frame draw:style-name="fr1" draw:name="Image176" text:anchor-type="as-char" svg:width="6.9236in" svg:height="3.956343in" draw:z-index="0">
<draw:image xlink:href="../Images/yкринформ/2023-04-09T15-08-07-03-00/630_360_1535187043-6752.jpeg" xlink:type="simple" xlink:show="embed" xlink:actuate="onLoad" draw:mime-type="image/jpeg"/>
</draw:frame>
Протезування в Україні повністю оплачується Міністерством соціальної політики,для виробництва протезів використовуються комплектуючі світових виробників.</text:p>
      <text:p text:style-name="P4">
Про це в ефірі загальнонаціонального телемарафону "Єдині новини" сказав головадепартаменту <text:a xlink:type="simple" xlink:href="https://www.ukrinform.ua/tag-moz" text:style-name="Internet_20_link" text:visited-style-name="Visited_20_Internet_20_Link">
 </text:a>
 з високотехнологічноїмеддопомоги та інновацій Василь Стрілка, передає кореспондент Укрінформу.</text:p>
      <text:p text:style-name="P4">
"Протезування в Україні повністю оплачується Міністерством соціальноїполітики, і міністерство сплачує такі суми коштів, які достатні, щоб протезніпідприємства використовували комплектуючі від найкращих світових виробників",- запевнив Стрілка.</text:p>
      <text:p text:style-name="P4">
Він додав, що біонічне протезування також покривається державою, проте в цьомупитанні є особливості, оскільки протез ставиться через певний час після того,як був встановлений звичайний протез, і людина навчилася ним користуватися. Зайого словами, такий підхід використовується і в інших країнах.</text:p>
      <text:p text:style-name="P4">
<text:span text:style-name="T4">
Читайте також:</text:span>
 <text:a xlink:type="simple" xlink:href="https://www.ukrinform.ua/rubric-regions/3688471-vidomij-travmatolog-z-avstralii-navcav-lvivskih-likariv-novitnomu-metodu-protezuvanna.html" text:style-name="Internet_20_link" text:visited-style-name="Visited_20_Internet_20_Link">
 <text:span text:style-name="T4">
протез</text:span>
 </text:a>
</text:p>
      <text:p text:style-name="P4">
Як повідомляв Укрінформ, в Україні послуги стаціонарної реабілітації можнаотримати в 244 медичних закладах, пройти реабілітацію в амбулаторних умовахможна у 386 медзакладах.</text:p>
      <text:p text:style-name="P4">
Source: <text:a xlink:type="simple" xlink:href="https://www.ukrinform.ua/rubric-society/3693593-u-moz-rozpovili-kim-finansuetsa-protezuvanna-v-ukraini.html" text:style-name="Internet_20_link" text:visited-style-name="Visited_20_Internet_20_Link">
https://www.ukrinform.ua/rubric-society/3693593-u-moz-rozpovili-kim-finansuetsa-protezuvanna-v-ukraini.html</text:a>
</text:p>
      <!--NEWS-->
      <text:h text:style-name="P10" text:outline-level="1">
<text:span text:style-name="T4">
У Києві та області у найближчу годину очікується гроза</text:span>
</text:h>
      <text:p text:style-name="P4">
Authors: Ukrinform (Person)</text:p>
      <text:p text:style-name="P4">
Publisher: Укринформ (Organization)</text:p>
      <text:p text:style-name="P4">
Published Time: 2023-04-09T15:17:00+03:00</text:p>
      <text:p text:style-name="P4">
Modified Time: 2023-04-09T15:17:00+03:00</text:p>
      <text:p text:style-name="P4">
Description: У Києві та Київській області у найближчу годину очікується гроза, яка триватиме до кінця доби. — Укрінформ.</text:p>
      <text:p text:style-name="P4">
Images: ["<text:a xlink:type="simple" xlink:href="https://static.ukrinform.com/photos/2018_04/thumb_files/630_360_1523985021-3028.jpg" text:style-name="Internet_20_link" text:visited-style-name="Visited_20_Internet_20_Link">
630_360_15239...</text:a>
"]</text:p>
      <text:p text:style-name="P4">
Tags: ['Гроза', 'Погода', 'Київщина']</text:p>
      <text:p text:style-name="P4">
Type: Article</text:p>
      <!--METADATA-->
      <text:p text:style-name="P4">
<draw:frame draw:style-name="fr1" draw:name="Image177" text:anchor-type="as-char" svg:width="6.9236in" svg:height="3.956343in" draw:z-index="0">
<draw:image xlink:href="../Images/yкринформ/2023-04-09T15-17-00-03-00/630_360_1523985021-3028.jpg" xlink:type="simple" xlink:show="embed" xlink:actuate="onLoad" draw:mime-type="image/jpeg"/>
</draw:frame>
 У Києвіта Київській області у найближчу годину очікується гроза, яка триватиме докінця доби.</text:p>
      <text:p text:style-name="P4">
Як передає Укрінформ, про це Київська міська державна адміністрація повідомляє<text:a xlink:type="simple" xlink:href="https://t.me/KyivCityOfficial/6430" text:style-name="Internet_20_link" text:visited-style-name="Visited_20_Internet_20_Link">
 </text:a>
 .</text:p>
      <text:p text:style-name="P4">
“За даними Укргідрометцентру, у найближчу годину з утриманням до кінця доби 9квітня в Києві очікується <text:a xlink:type="simple" xlink:href="https://www.ukrinform.ua/tag-groza" text:style-name="Internet_20_link" text:visited-style-name="Visited_20_Internet_20_Link">
 </text:a>
 ”, - йдетьсяу повідомленні.</text:p>
      <text:p text:style-name="P4">
Фахівці нагадують, що під час сильного вітру необхідно триматися подалі відрекламних щитів, ліній електропередачі, дерев, а також не паркувати поряд ізними автотранспорт.</text:p>
      <text:p text:style-name="P4">
У разі підтоплень проїжджої частини чи тротуарів просять звертатися додиспетчерської: 044-284-74-19.</text:p>
      <text:p text:style-name="P4">
При падінні дерев чи гілок, при травмуванні людей негайно інформувати екстреніслужби: 101 або 103. Телефон КАРС: 044-430-37-13.</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гроз</text:span>
 </text:a>
</text:p>
      <text:p text:style-name="P4">
Своєю чергою у <text:a xlink:type="simple" xlink:href="https://t.me/kyivoda/9218" text:style-name="Internet_20_link" text:visited-style-name="Visited_20_Internet_20_Link">
 </text:a>
 Київська обласна військоваадміністрація також попередила мешканців про наближення негоди.</text:p>
      <text:p text:style-name="P4">
"За інформацією Укргідрометцентру, у найближчу годину з утриманням до кінцядоби 9 квітня гроза", - йдеться у повідомленні.</text:p>
      <text:p text:style-name="P4">
Зазначається, що в регіоні оголошено І рівень небезпечності (жовтий).</text:p>
      <text:p text:style-name="P4">
Source: <text:a xlink:type="simple" xlink:href="https://www.ukrinform.ua/rubric-kyiv/3693598-na-kiivsini-u-najblizcu-godinu-ocikuetsa-groza.html" text:style-name="Internet_20_link" text:visited-style-name="Visited_20_Internet_20_Link">
https://www.ukrinform.ua/rubric-kyiv/3693598-na-kiivsini-u-najblizcu-godinu-ocikuetsa-groza.html</text:a>
</text:p>
      <!--NEWS-->
      <text:h text:style-name="P10" text:outline-level="1">
<text:span text:style-name="T4">
На Запоріжжі росіяни застосовують авіабомби, найбільше страждають Оріхів і Гуляйполе</text:span>
</text:h>
      <text:p text:style-name="P4">
Authors: Ukrinform (Person)</text:p>
      <text:p text:style-name="P4">
Publisher: Укринформ (Organization)</text:p>
      <text:p text:style-name="P4">
Published Time: 2023-04-09T15:18:00+03:00</text:p>
      <text:p text:style-name="P4">
Modified Time: 2023-04-09T15:18:00+03:00</text:p>
      <text:p text:style-name="P4">
Description: У Запорізькій області інтенсивність обстрілів збільшується, ворог активно застосовує авіаційні бомби. — Укрінформ.</text:p>
      <text:p text:style-name="P4">
Images: ["<text:a xlink:type="simple" xlink:href="https://static.ukrinform.com/photos/2017_11/thumb_files/630_360_1512070243-3440.jpg" text:style-name="Internet_20_link" text:visited-style-name="Visited_20_Internet_20_Link">
630_360_15120...</text:a>
"]</text:p>
      <text:p text:style-name="P4">
Tags: ['Обстріл', 'Бомба', 'Запоріжжя', 'Єдині новини']</text:p>
      <text:p text:style-name="P4">
Type: Article</text:p>
      <!--METADATA-->
      <text:p text:style-name="P4">
<draw:frame draw:style-name="fr1" draw:name="Image178" text:anchor-type="as-char" svg:width="6.9236in" svg:height="3.956343in" draw:z-index="0">
<draw:image xlink:href="../Images/yкринформ/2023-04-09T15-18-00-03-00/630_360_1512070243-3440.jpg" xlink:type="simple" xlink:show="embed" xlink:actuate="onLoad" draw:mime-type="image/jpeg"/>
</draw:frame>
 УЗапорізькій області інтенсивність обстрілів збільшується, ворог активнозастосовує авіаційні бомби.</text:p>
      <text:p text:style-name="P4">
Про це в ефірі національного телемарафону "Єдині новини" сказав головаЗапорізької ОВА Юрій Малашко, передає Укрінформ.</text:p>
      <text:p text:style-name="P4">
"Інтенсивність обстрілів збільшується, активно ворогом застосовуютьсяавіаційні бомби", - сказав він.</text:p>
      <text:p text:style-name="P4">
<text:span text:style-name="T4">
Читайте також:</text:span>
 <text:a xlink:type="simple" xlink:href="https://www.ukrinform.ua/rubric-ato/3693270-suputnik-znav-70kilometrovij-okop-rosian-na-zaporizzi.html" text:style-name="Internet_20_link" text:visited-style-name="Visited_20_Internet_20_Link">
 <text:span text:style-name="T4">
Запоріжж</text:span>
 </text:a>
</text:p>
      <text:p text:style-name="P4">
Очільник області додав, що особливо від авіаударів страждають Оріхів таГуляйполе. Вчора, 8 квітня, внаслідок обстрілу в Оріхові <text:a xlink:type="simple" xlink:href="https://www.ukrinform.ua/tag-zagibel" text:style-name="Internet_20_link" text:visited-style-name="Visited_20_Internet_20_Link">
</text:a>
 чоловік 1946 року народження.</text:p>
      <text:p text:style-name="P4">
Раніше повідомлялось, що ворог  <text:a xlink:type="simple" xlink:href="https://www.ukrinform.ua/rubric-ato/3693468-rosiani-vnoci-atakuvali-zaporizza-raketami-s300.html" text:style-name="Internet_20_link" text:visited-style-name="Visited_20_Internet_20_Link">
 </text:a>
 . Дві людинизагинули.</text:p>
      <text:p text:style-name="P4">
Source: <text:a xlink:type="simple" xlink:href="https://www.ukrinform.ua/rubric-regions/3693576-na-zaporizzi-rosiani-zastosovuut-aviabombi-najbilse-strazdaut-orihiv-i-gulajpole.html" text:style-name="Internet_20_link" text:visited-style-name="Visited_20_Internet_20_Link">
https://www.ukrinform.ua/rubric-regions/3693576-na-zaporizzi-rosiani-zastosovuut-aviabombi-najbilse-strazdaut-orihiv-i-gulajpole.html</text:a>
</text:p>
      <!--NEWS-->
      <text:h text:style-name="P10" text:outline-level="1">
<text:span text:style-name="T4">
Українські артилеристи знищили російську гармату</text:span>
</text:h>
      <text:p text:style-name="P4">
Authors: Ukrinform (Person)</text:p>
      <text:p text:style-name="P4">
Publisher: Укринформ (Organization)</text:p>
      <text:p text:style-name="P4">
Published Time: 2023-04-09T15:25:00+03:00</text:p>
      <text:p text:style-name="P4">
Modified Time: 2023-04-09T15:25:00+03:00</text:p>
      <text:p text:style-name="P4">
Description: Артилеристи 43-ї окремої артилерійської бригади імені гетьмана Тараса Трясила знищили російську гармату. — Укрінформ.</text:p>
      <text:p text:style-name="P4">
Images: ["<text:a xlink:type="simple" xlink:href="https://static.ukrinform.com/photos/2023_04/thumb_files/630_360_1681043049-319.jpg" text:style-name="Internet_20_link" text:visited-style-name="Visited_20_Internet_20_Link">
630_360_16810...</text:a>
"]</text:p>
      <text:p text:style-name="P4">
Tags: ['Розвідка', 'Військова техніка', 'Війна з росією', 'Артилерія']</text:p>
      <text:p text:style-name="P4">
Type: Article</text:p>
      <!--METADATA-->
      <text:p text:style-name="P4">
<draw:frame draw:style-name="fr1" draw:name="Image179" text:anchor-type="as-char" svg:width="6.9236in" svg:height="3.956343in" draw:z-index="0">
<draw:image xlink:href="../Images/yкринформ/2023-04-09T15-25-00-03-00/630_360_1681043049-319.jpg" xlink:type="simple" xlink:show="embed" xlink:actuate="onLoad" draw:mime-type="image/jpeg"/>
</draw:frame>
Артилеристи 43-ї окремої артилерійської бригади імені гетьмана Тараса Трясилазнищили російську гармату.</text:p>
      <text:p text:style-name="P4">
Як передає Укрінформ, про це артилерійська бригада повідомляє у  <text:a xlink:type="simple" xlink:href="https://www.facebook.com/watch/" text:style-name="Internet_20_link" text:visited-style-name="Visited_20_Internet_20_Link">
</text:a>
 .</text:p>
      <text:p text:style-name="P4">
“Не я б‘ю, верба б‘є! У результаті взаємодії наших гармат та нашоїаеророзвідки була вражена російська гармата МТ-12”, - йдеться у повідомленні.</text:p>
      <text:p text:style-name="P4">
<text:span text:style-name="T4">
Читайте також:</text:span>
 <text:a xlink:type="simple" xlink:href="https://www.ukrinform.ua/rubric-ato/3692766-na-svativskomu-napramku-aerorozvidka-prikordonnikiv-znisila-sklad-ta-vanatzivku-voroga.html" text:style-name="Internet_20_link" text:visited-style-name="Visited_20_Internet_20_Link">
 <text:span text:style-name="T4">
знищила</text:span>
 </text:a>
</text:p>
      <text:p text:style-name="P4">
Як повідомляв Укрінформ, на півдні України  <text:a xlink:type="simple" xlink:href="https://www.ukrinform.ua/rubric-ato/3693487-na-pivdni-artileristi-likviduvali-vorozij-punkt-boepostacanna-na-ostrovah.html" text:style-name="Internet_20_link" text:visited-style-name="Visited_20_Internet_20_Link">
</text:a>
 знищили російськийспостережний пост і польовий пункт боєпостачання ворога на островах.</text:p>
      <text:p text:style-name="P4">
Source: <text:a xlink:type="simple" xlink:href="https://www.ukrinform.ua/rubric-ato/3693601-ukrainski-artileristi-znisili-rosijsku-garmatu.html" text:style-name="Internet_20_link" text:visited-style-name="Visited_20_Internet_20_Link">
https://www.ukrinform.ua/rubric-ato/3693601-ukrainski-artileristi-znisili-rosijsku-garmatu.html</text:a>
</text:p>
      <!--NEWS-->
      <text:h text:style-name="P10" text:outline-level="1">
<text:span text:style-name="T4">
Командувач Об’єднаних сил у Вербну неділю взяв участь у літургії в Трапезному храмі Лаври</text:span>
</text:h>
      <text:p text:style-name="P4">
Authors: Ukrinform (Person)</text:p>
      <text:p text:style-name="P4">
Publisher: Укринформ (Organization)</text:p>
      <text:p text:style-name="P4">
Published Time: 2023-04-09T15:27:00+03:00</text:p>
      <text:p text:style-name="P4">
Modified Time: 2023-04-09T15:27:00+03:00</text:p>
      <text:p text:style-name="P4">
Description: Група офіцерів Командування Об’єднаних сил Збройних сил України на чолі з командувачем генерал-лейтенантом Сергієм Наєвим взяла участь у літургії з нагоди Вербної неділі. — Укрінформ.</text:p>
      <text:p text:style-name="P4">
Images: ["<text:a xlink:type="simple" xlink:href="https://static.ukrinform.com/photos/2023_04/thumb_files/630_360_1681043165-356.jpg" text:style-name="Internet_20_link" text:visited-style-name="Visited_20_Internet_20_Link">
630_360_16810...</text:a>
", "<text:a xlink:type="simple" xlink:href="https://static.ukrinform.com/photos/2023_04/1681043166-356.jpg" text:style-name="Internet_20_link" text:visited-style-name="Visited_20_Internet_20_Link">
1681043166-35...</text:a>
", "<text:a xlink:type="simple" xlink:href="https://static.ukrinform.com/photos/2023_04/1681043166-464.jpg" text:style-name="Internet_20_link" text:visited-style-name="Visited_20_Internet_20_Link">
1681043166-46...</text:a>
", "<text:a xlink:type="simple" xlink:href="https://static.ukrinform.com/photos/2023_04/1681043167-290.jpg" text:style-name="Internet_20_link" text:visited-style-name="Visited_20_Internet_20_Link">
1681043167-29...</text:a>
"]</text:p>
      <text:p text:style-name="P4">
Tags: ['Великдень', 'Військові', 'Київська Лавра', 'Наєв']</text:p>
      <text:p text:style-name="P4">
Type: Article</text:p>
      <!--METADATA-->
      <text:p text:style-name="P4">
<draw:frame draw:style-name="fr1" draw:name="Image180" text:anchor-type="as-char" svg:width="6.9236in" svg:height="3.956343in" draw:z-index="0">
<draw:image xlink:href="../Images/yкринформ/2023-04-09T15-27-00-03-00/630_360_1681043165-356.jpg" xlink:type="simple" xlink:show="embed" xlink:actuate="onLoad" draw:mime-type="image/jpeg"/>
</draw:frame>
 Групаофіцерів Командування Об’єднаних сил Збройних сил України на чолі зкомандувачем генерал-лейтенантом Сергієм Наєвим взяла участь у літургії знагоди Вербної неділі.</text:p>
      <text:p text:style-name="P4">
Як передає Укрінформ, про це повідомляє Командування Об’єднаних сил у <text:a xlink:type="simple" xlink:href="https://www.facebook.com/JointForcesCommandAFU/posts/pfbid02S86uE3dT4dzzCEY2hWdJDGo6eUpxeDegnnvxprC236Tu2nZRwnEcX9jFtTDFSRfVl" text:style-name="Internet_20_link" text:visited-style-name="Visited_20_Internet_20_Link">
</text:a>
</text:p>
      <text:p text:style-name="P4">
Зазначається, що Богослужіння у Трапезному храмі святих Антонія і ФеодосіяПечерських на території Києво-Печерської лаври здійснив предстоятельПравославної церкви України митрополит Київський і всієї України Епіфаній.</text:p>
      <text:p text:style-name="P4">
<draw:frame draw:style-name="fr1" draw:name="Image181" text:anchor-type="as-char" svg:width="6.9236in" svg:height="4.615733in" draw:z-index="0">
<draw:image xlink:href="../Images/yкринформ/2023-04-09T15-27-00-03-00/1681043166-356.jpg" xlink:type="simple" xlink:show="embed" xlink:actuate="onLoad" draw:mime-type="image/jpeg"/>
</draw:frame>
<draw:frame draw:style-name="fr1" draw:name="Image182" text:anchor-type="as-char" svg:width="6.9236in" svg:height="4.224678in" draw:z-index="0">
<draw:image xlink:href="../Images/yкринформ/2023-04-09T15-27-00-03-00/1681043166-464.jpg" xlink:type="simple" xlink:show="embed" xlink:actuate="onLoad" draw:mime-type="image/jpeg"/>
</draw:frame>
</text:p>
      <text:p text:style-name="P4">
Як сказав генерал-лейтенант <text:a xlink:type="simple" xlink:href="https://www.ukrinform.ua/tag-naev" text:style-name="Internet_20_link" text:visited-style-name="Visited_20_Internet_20_Link">
 </text:a>
 , длявійськовослужбовців віра є сильним емоційним станом, що супроводжуєпереконання та впевненість бійців у перемозі.</text:p>
      <text:p text:style-name="P4">
<draw:frame draw:style-name="fr1" draw:name="Image183" text:anchor-type="as-char" svg:width="6.9236in" svg:height="4.615733in" draw:z-index="0">
<draw:image xlink:href="../Images/yкринформ/2023-04-09T15-27-00-03-00/1681043167-290.jpg" xlink:type="simple" xlink:show="embed" xlink:actuate="onLoad" draw:mime-type="image/jpeg"/>
</draw:frame>
</text:p>
      <text:p text:style-name="P4">
«Це життєва сила, яка дає нам волю долати ворога на полі бою. Крім того, вірапов’язана з довірою, здатністю покладатися на командирів та бойовихпобратимів, тобто тих, кому довіряєш. Сьогодні ми захищаємо територіальнуцілісність України й зміцнюємо слово Боже в наших військових рядах. Ми всівіримо в Бога, а також віримо а нашу світлу перемогу. І будемо робити все віднас залежне, щоб наша перемога стала остаточною й міцною, як і наша віра вБога», — підкреслив командувач.</text:p>
      <text:p text:style-name="P4">
<text:span text:style-name="T4">
Читайте також:</text:span>
 <text:a xlink:type="simple" xlink:href="https://www.ukrinform.ua/rubric-ato/3691106-naev-rozpoviv-pro-gotovnist-sil-oboroni-na-kordoni-z-bilorussu.html" text:style-name="Internet_20_link" text:visited-style-name="Visited_20_Internet_20_Link">
 <text:span text:style-name="T4">
Наєв</text:span>
 </text:a>
</text:p>
      <text:p text:style-name="P4">
Як повідомляв Укрінформ, християни східного обряду 12 квітня відзначають СвятоВходу Господнього в Єрусалим, або, як його ще називають у народі, - Вербнунеділю.</text:p>
      <text:p text:style-name="P4">
<text:span text:style-name="T5">
Фото: Командування Об'єднаних Сил ЗСУ</text:span>
</text:p>
      <text:p text:style-name="P4">
Source: <text:a xlink:type="simple" xlink:href="https://www.ukrinform.ua/rubric-society/3693604-komanduvac-obednanih-sil-u-verbnu-nedilu-vzav-ucast-u-liturgii-v-trapeznomu-hrami-lavri.html" text:style-name="Internet_20_link" text:visited-style-name="Visited_20_Internet_20_Link">
https://www.ukrinform.ua/rubric-society/3693604-komanduvac-obednanih-sil-u-verbnu-nedilu-vzav-ucast-u-liturgii-v-trapeznomu-hrami-lavri.html</text:a>
</text:p>
      <!--NEWS-->
      <text:h text:style-name="P10" text:outline-level="1">
<text:span text:style-name="T4">
ЗСУ збили над Сумщиною ворожий безпілотник</text:span>
</text:h>
      <text:p text:style-name="P4">
Authors: Ukrinform (Person)</text:p>
      <text:p text:style-name="P4">
Publisher: Укринформ (Organization)</text:p>
      <text:p text:style-name="P4">
Published Time: 2023-04-09T15:30:00+03:00</text:p>
      <text:p text:style-name="P4">
Modified Time: 2023-04-09T15:30:00+03:00</text:p>
      <text:p text:style-name="P4">
Description: Сили оборони Сіверщини збили російський безпілотний літальний апарат. — Укрінформ.</text:p>
      <text:p text:style-name="P4">
Images: ["<text:a xlink:type="simple" xlink:href="https://static.ukrinform.com/photos/2023_03/thumb_files/630_360_1678784562-840.jpg" text:style-name="Internet_20_link" text:visited-style-name="Visited_20_Internet_20_Link">
630_360_16787...</text:a>
"]</text:p>
      <text:p text:style-name="P4">
Tags: ['Безпілотник', 'Сумщина', 'Війна з росією']</text:p>
      <text:p text:style-name="P4">
Type: Article</text:p>
      <!--METADATA-->
      <text:p text:style-name="P4">
<draw:frame draw:style-name="fr1" draw:name="Image184" text:anchor-type="as-char" svg:width="6.9236in" svg:height="3.948262in" draw:z-index="0">
<draw:image xlink:href="../Images/yкринформ/2023-04-09T15-30-00-03-00/630_360_1678784562-840.jpg" xlink:type="simple" xlink:show="embed" xlink:actuate="onLoad" draw:mime-type="image/jpeg"/>
</draw:frame>
 Силиоборони Сіверщини збили російський безпілотний літальний апарат.</text:p>
      <text:p text:style-name="P4">
Як передає Укрінформ, про це оперативне командування «Північ» повідомляє у <text:a xlink:type="simple" xlink:href="https://t.me/ok_pivnich1/1715" text:style-name="Internet_20_link" text:visited-style-name="Visited_20_Internet_20_Link">
</text:a>
</text:p>
      <text:p text:style-name="P4">
«У неділю, 9 квітня, бійці-зенітники збили над Сумщиною російський <text:a xlink:type="simple" xlink:href="https://www.ukrinform.ua/tag-bezpilotnik" text:style-name="Internet_20_link" text:visited-style-name="Visited_20_Internet_20_Link">
</text:a>
 , попередньо типу Zala 421-16е», -йдеться у повідомленні.</text:p>
      <text:p text:style-name="P4">
<text:span text:style-name="T4">
Читайте також:</text:span>
 <text:a xlink:type="simple" xlink:href="https://www.ukrinform.ua/rubric-ato/3693480-na-doneccini-aerorozvidniki-znisili-spostereznij-punkt-rosian.html" text:style-name="Internet_20_link" text:visited-style-name="Visited_20_Internet_20_Link">
 <text:span text:style-name="T4">
знищ</text:span>
 </text:a>
</text:p>
      <text:p text:style-name="P4">
Як повідомляв Укрінформ, Сили оборони України <text:a xlink:type="simple" xlink:href="https://www.ukrinform.ua/rubric-ato/3693470-zsu-znisili-vze-178-150-rosijskih-zagarbnikiv.html" text:style-name="Internet_20_link" text:visited-style-name="Visited_20_Internet_20_Link">
</text:a>
 з них за минулу добу - 470 осіб.</text:p>
      <text:p text:style-name="P4">
<text:span text:style-name="T5">
Фото: Getty Images, ілюстративне</text:span>
</text:p>
      <text:p text:style-name="P4">
Source: <text:a xlink:type="simple" xlink:href="https://www.ukrinform.ua/rubric-ato/3693603-zsu-zbili-nad-sumsinou-rosijskij-bezpilotnik.html" text:style-name="Internet_20_link" text:visited-style-name="Visited_20_Internet_20_Link">
https://www.ukrinform.ua/rubric-ato/3693603-zsu-zbili-nad-sumsinou-rosijskij-bezpilotnik.html</text:a>
</text:p>
      <!--NEWS-->
      <text:h text:style-name="P10" text:outline-level="1">
<text:span text:style-name="T4">
Компанія-розробник ChatGPT заявила про підвищення рівня безпеки чат-бота</text:span>
</text:h>
      <text:p text:style-name="P4">
Authors: Ukrinform (Person)</text:p>
      <text:p text:style-name="P4">
Publisher: Укринформ (Organization)</text:p>
      <text:p text:style-name="P4">
Published Time: 2023-04-09T15:37:00+03:00</text:p>
      <text:p text:style-name="P4">
Modified Time: 2023-04-09T15:37:00+03:00</text:p>
      <text:p text:style-name="P4">
Description: Американська компанія OpenAI, яка створила чат-бот ChatGPT, оголосила про посилення заходів безпеки інтерактивного продукту на основі штучного інтелекту, щоб захистити конфіденційність користувачів та дітей. — Укрінформ.</text:p>
      <text:p text:style-name="P4">
Images: ["<text:a xlink:type="simple" xlink:href="https://static.ukrinform.com/photos/2023_02/thumb_files/630_360_1676713184-792.png" text:style-name="Internet_20_link" text:visited-style-name="Visited_20_Internet_20_Link">
630_360_16767...</text:a>
"]</text:p>
      <text:p text:style-name="P4">
Tags: ['Технології', 'Персональні дані', 'Штучний інтелект', 'Безпека', 'ChatGPT']</text:p>
      <text:p text:style-name="P4">
Type: Article</text:p>
      <!--METADATA-->
      <text:p text:style-name="P4">
<draw:frame draw:style-name="fr1" draw:name="Image185" text:anchor-type="as-char" svg:width="6.9236in" svg:height="3.956343in" draw:z-index="0">
<draw:image xlink:href="../Images/yкринформ/2023-04-09T15-37-00-03-00/630_360_1676713184-792.png" xlink:type="simple" xlink:show="embed" xlink:actuate="onLoad" draw:mime-type="image/png"/>
</draw:frame>
Американська компанія OpenAI, яка створила чат-бот ChatGPT, оголосила пропосилення заходів безпеки інтерактивного продукту на основі штучногоінтелекту, щоб захистити конфіденційність користувачів та дітей.</text:p>
      <text:p text:style-name="P4">
Про це повідомляє <text:a xlink:type="simple" xlink:href="https://www3.nhk.or.jp/nhkworld/ru/news/420168/" text:style-name="Internet_20_link" text:visited-style-name="Visited_20_Internet_20_Link">
 </text:a>
 ,передає Укрінформ.</text:p>
      <text:p text:style-name="P4">
Як зазначається, OpenAI оголосила про оновлені заходи безпеки у своємуофіційному блозі.</text:p>
      <text:p text:style-name="P4">
Зокрема, компанія наголосила, що деякі дані для навчання містять персональнуінформацію, але вона працює над видаленням інформації про приватних осіб.</text:p>
      <text:p text:style-name="P4">
OpenAI також повідомила, що запобігає програмуванню технології для генеруванняненависницького контенту й такого, що пропагує насильство та жорстокість.</text:p>
      <text:p text:style-name="P4">
За даними компанії, порівняно з попереднім варіантом новітня модель GPT-4 на82% менш імовірно відповідатиме на запити щодо забороненого контенту.</text:p>
      <text:p text:style-name="P4">
<text:span text:style-name="T4">
Читайте також:</text:span>
 <text:a xlink:type="simple" xlink:href="https://www.ukrinform.ua/rubric-technology/3692609-u-kanadi-rozsliduut-mozlivij-nezakonnij-zbir-danih-chatgpt.html" text:style-name="Internet_20_link" text:visited-style-name="Visited_20_Internet_20_Link">
 <text:span text:style-name="T4">
ChatGPT</text:span>
 </text:a>
</text:p>
      <text:p text:style-name="P4">
Чат-бот <text:a xlink:type="simple" xlink:href="https://www.ukrinform.ua/tag-chatgpt" text:style-name="Internet_20_link" text:visited-style-name="Visited_20_Internet_20_Link">
 </text:a>
 набуває популярності увсьому світі, оскільки ця система може генерувати тексти, які схожі на витвірлюдини. Водночас зростає занепокоєння щодо захисту конфіденційностікористувачів.</text:p>
      <text:p text:style-name="P4">
Як повідомлялося, <text:a xlink:type="simple" xlink:href="https://www.ukrinform.ua/rubric-technology/3690019-v-italii-zablokuvali-chatgpt-za-nezakonnij-zbir-danih.html" text:style-name="Internet_20_link" text:visited-style-name="Visited_20_Internet_20_Link">
 </text:a>
</text:p>
      <text:p text:style-name="P4">
Водночас Офіс комісара з питань приватності Канади розпочав розслідування щодоможливого неналежного використання особистих даних чат-ботом ChatGPT.</text:p>
      <text:p text:style-name="P4">
Японія на зустрічі міністрів "Групи семи" з цифрових питань наприкінці квітня<text:a xlink:type="simple" xlink:href="https://www.ukrinform.ua/rubric-technology/3693000-aponia-iniciue-diskusiu-pro-riziki-zastosuvanna-stucnogo-intelektu-na-g7.html" text:style-name="Internet_20_link" text:visited-style-name="Visited_20_Internet_20_Link">
 </text:a>
</text:p>
      <text:p text:style-name="P4">
Source: <text:a xlink:type="simple" xlink:href="https://www.ukrinform.ua/rubric-technology/3693609-kompaniarozrobnik-chatgpt-zaavila-pro-pidvisenna-rivna-bezpeki-catbota.html" text:style-name="Internet_20_link" text:visited-style-name="Visited_20_Internet_20_Link">
https://www.ukrinform.ua/rubric-technology/3693609-kompaniarozrobnik-chatgpt-zaavila-pro-pidvisenna-rivna-bezpeki-catbota.html</text:a>
</text:p>
      <!--NEWS-->
      <text:h text:style-name="P10" text:outline-level="1">
<text:span text:style-name="T4">
Жіноча збірна України з футболу зіграє контрольний матч в Естонії</text:span>
</text:h>
      <text:p text:style-name="P4">
Authors: Ukrinform (Person)</text:p>
      <text:p text:style-name="P4">
Publisher: Укринформ (Organization)</text:p>
      <text:p text:style-name="P4">
Published Time: 2023-04-09T15:38:41+03:00</text:p>
      <text:p text:style-name="P4">
Modified Time: 2023-04-09T15:38:41+03:00</text:p>
      <text:p text:style-name="P4">
Description: Футболістки збірної України вирушили у Таллінн, де проведуть контрольний поєдинок з командою Естонії. — Укрінформ.</text:p>
      <text:p text:style-name="P4">
Images: ["<text:a xlink:type="simple" xlink:href="https://static.ukrinform.com/photos/2023_04/thumb_files/630_360_1681043642-815.jpg" text:style-name="Internet_20_link" text:visited-style-name="Visited_20_Internet_20_Link">
630_360_16810...</text:a>
"]</text:p>
      <text:p text:style-name="P4">
Tags: ['Футбол', 'Збірна України', 'Жінки']</text:p>
      <text:p text:style-name="P4">
Type: Article</text:p>
      <!--METADATA-->
      <text:p text:style-name="P4">
<draw:frame draw:style-name="fr1" draw:name="Image186" text:anchor-type="as-char" svg:width="6.9236in" svg:height="3.956343in" draw:z-index="0">
<draw:image xlink:href="../Images/yкринформ/2023-04-09T15-38-41-03-00/630_360_1681043642-815.jpg" xlink:type="simple" xlink:show="embed" xlink:actuate="onLoad" draw:mime-type="image/jpeg"/>
</draw:frame>
Футболістки збірної України вирушили у Таллінн, де проведуть контрольнийпоєдинок з командою Естонії.</text:p>
      <text:p text:style-name="P4">
Як повідомляє <text:a xlink:type="simple" xlink:href="https://uaf.ua/article/47977" text:style-name="Internet_20_link" text:visited-style-name="Visited_20_Internet_20_Link">
 </text:a>
 Української асоціації футболу(УАФ), матч Естонія - Україна відбудеться за підтримки Естонської футбольноїасоціації 11 квітня в Таллінні на місцевому стадіоні «Спортленд-Арена»(початок - о 19.00), передає Укрінформ.</text:p>
      <text:p text:style-name="P4">
Спаринг із естонками стане першим поєдинком «синьо-жовтих» на етапі підготовкидо офіційних ігор Ліги націй УЄФА.</text:p>
      <text:p text:style-name="P4">
До списку наставника української збірної іспанця Луїса Кортеса увійшли 22футболістки, серед яких є дві дебютантки - представниці «Кривбаса» голкіперДар’я Келюшик і нападниця Поліна Янчук.</text:p>
      <text:p text:style-name="P4">
<text:span text:style-name="T4">
Читайте також:</text:span>
 <text:a xlink:type="simple" xlink:href="https://www.ukrinform.ua/rubric-sports/3693381-zinoca-zbirna-ukraini-u19-postupilas-danii-u-vidbori-na-ce2023-z-futbolu.html" text:style-name="Internet_20_link" text:visited-style-name="Visited_20_Internet_20_Link">
 <text:span text:style-name="T4">
футбол</text:span>
 </text:a>
</text:p>
      <text:p text:style-name="P4">
Нагадаємо, жеребкування першої в історії жіночої Ліги націй відбудеться 2травня. Склад ліг та посів перед жеребкуванням визначатиме поточний рейтингнаціональних жіночих збірних УЄФА. Нині Україна перебуває в реєстрі на 22-мумісці, що передбачає потрапляння до Ліги В.</text:p>
      <text:p text:style-name="P4">
2023 року для учасників Ліги націй передбачено шість ігрових вікон: 20-22 та23-26 вересня, 25-27 та 28-31 жовтня, 29 листопада - 1 грудня та 2-5 грудня.</text:p>
      <text:p text:style-name="P4">
Фото: uaf.ua.</text:p>
      <text:p text:style-name="P4">
Source: <text:a xlink:type="simple" xlink:href="https://www.ukrinform.ua/rubric-sports/3693606-zinoca-zbirna-ukraini-z-futbolu-zigrae-kontrolnij-matc-v-estonii.html" text:style-name="Internet_20_link" text:visited-style-name="Visited_20_Internet_20_Link">
https://www.ukrinform.ua/rubric-sports/3693606-zinoca-zbirna-ukraini-z-futbolu-zigrae-kontrolnij-matc-v-estonii.html</text:a>
</text:p>
      <!--NEWS-->
      <text:h text:style-name="P10" text:outline-level="1">
<text:span text:style-name="T4">
У районі Токмака на Запоріжжі пролунала серія вибухів</text:span>
</text:h>
      <text:p text:style-name="P4">
Authors: Ukrinform (Person)</text:p>
      <text:p text:style-name="P4">
Publisher: Укринформ (Organization)</text:p>
      <text:p text:style-name="P4">
Published Time: 2023-04-09T15:43:21+03:00</text:p>
      <text:p text:style-name="P4">
Modified Time: 2023-04-09T15:43:21+03:00</text:p>
      <text:p text:style-name="P4">
Description: В районі тимчасово захопленого Токмака Запорізької області пролунала серія вибухів. — Укрінформ.</text:p>
      <text:p text:style-name="P4">
Images: ["<text:a xlink:type="simple" xlink:href="https://static.ukrinform.com/photos/2023_02/thumb_files/630_360_1677569405-698.jpg" text:style-name="Internet_20_link" text:visited-style-name="Visited_20_Internet_20_Link">
630_360_16775...</text:a>
"]</text:p>
      <text:p text:style-name="P4">
Tags: ['Вибух', 'Федоров', 'Запоріжжя', 'Війна з росією']</text:p>
      <text:p text:style-name="P4">
Type: Article</text:p>
      <!--METADATA-->
      <text:p text:style-name="P4">
<draw:frame draw:style-name="fr1" draw:name="Image187" text:anchor-type="as-char" svg:width="6.9236in" svg:height="3.956343in" draw:z-index="0">
<draw:image xlink:href="../Images/yкринформ/2023-04-09T15-43-21-03-00/630_360_1677569405-698.jpg" xlink:type="simple" xlink:show="embed" xlink:actuate="onLoad" draw:mime-type="image/jpeg"/>
</draw:frame>
 В районітимчасово захопленого Токмака Запорізької області пролунала серія вибухів.</text:p>
      <text:p text:style-name="P4">
Про це у  <text:a xlink:type="simple" xlink:href="https://t.me/ivan_fedorov_melitopol/1686" text:style-name="Internet_20_link" text:visited-style-name="Visited_20_Internet_20_Link">
 </text:a>
 повідомив міськийголова Мелітополя Іван Федоров, передає Укрінформ.</text:p>
      <text:p text:style-name="P4">
"Шість гучних вибухів в районі тимчасово окупованого Токмака. Наша вербакацапів б’є", - написав він.</text:p>
      <text:p text:style-name="P4">
Наразі жодних подробиць не повідомляється.</text:p>
      <text:p text:style-name="P4">
<text:span text:style-name="T4">
Читайте також:</text:span>
 <text:a xlink:type="simple" xlink:href="https://www.ukrinform.ua/rubric-ato/3693468-rosiani-vnoci-atakuvali-zaporizza-raketami-s300.html" text:style-name="Internet_20_link" text:visited-style-name="Visited_20_Internet_20_Link">
 <text:span text:style-name="T4">
Запоріжж</text:span>
 </text:a>
</text:p>
      <text:p text:style-name="P4">
Як повідомлялося, раніше Федоров  <text:a xlink:type="simple" xlink:href="https://www.ukrinform.ua/rubric-ato/3693529-na-okupovanij-castini-zaporizkoi-oblasti-znisili-ponad-15-vorozih-vijskovih-ugrupuvan.html" text:style-name="Internet_20_link" text:visited-style-name="Visited_20_Internet_20_Link">
 </text:a>
 що за два тижні на захопленій частині Запорізькоїобласті знищено понад 15 розташувань окупантів, з них 7 - у Мелітополі. Інші уФедорівці, Веселому, поблизу Токмака, Верхнього Токмака, Мирного, Молочанська.</text:p>
      <text:p text:style-name="P4">
Source: <text:a xlink:type="simple" xlink:href="https://www.ukrinform.ua/rubric-ato/3693608-u-rajoni-tokmaka-na-zaporizzi-prolunala-seria-vibuhiv.html" text:style-name="Internet_20_link" text:visited-style-name="Visited_20_Internet_20_Link">
https://www.ukrinform.ua/rubric-ato/3693608-u-rajoni-tokmaka-na-zaporizzi-prolunala-seria-vibuhiv.html</text:a>
</text:p>
      <!--NEWS-->
      <text:h text:style-name="P10" text:outline-level="1">
<text:span text:style-name="T4">
Під завалами двох будинків у Марселі перебувають до 10 людей</text:span>
</text:h>
      <text:p text:style-name="P4">
Authors: Ukrinform (Person)</text:p>
      <text:p text:style-name="P4">
Publisher: Укринформ (Organization)</text:p>
      <text:p text:style-name="P4">
Published Time: 2023-04-09T15:50:00+03:00</text:p>
      <text:p text:style-name="P4">
Modified Time: 2023-04-09T15:50:00+03:00</text:p>
      <text:p text:style-name="P4">
Description: Міністр внутрішніх справ Франції Жеральд Дарманен заявив, що під завалами двох житлових будинків у Марселі, які обвалилися внаслідок вибуху, перебувають близько 10 людей. — Укрінформ.</text:p>
      <text:p text:style-name="P4">
Images: ["<text:a xlink:type="simple" xlink:href="https://static.ukrinform.com/photos/2023_04/thumb_files/630_360_1681044566-362.jpg" text:style-name="Internet_20_link" text:visited-style-name="Visited_20_Internet_20_Link">
630_360_16810...</text:a>
"]</text:p>
      <text:p text:style-name="P4">
Tags: ['Франція', 'Обвалення', 'Вибух']</text:p>
      <text:p text:style-name="P4">
Type: Article</text:p>
      <!--METADATA-->
      <text:p text:style-name="P4">
<draw:frame draw:style-name="fr1" draw:name="Image188" text:anchor-type="as-char" svg:width="6.9236in" svg:height="3.956343in" draw:z-index="0">
<draw:image xlink:href="../Images/yкринформ/2023-04-09T15-50-00-03-00/630_360_1681044566-362.jpg" xlink:type="simple" xlink:show="embed" xlink:actuate="onLoad" draw:mime-type="image/jpeg"/>
</draw:frame>
 Міністрвнутрішніх справ Франції Жеральд Дарманен заявив, що під завалами двохжитлових будинків у Марселі, які обвалилися внаслідок вибуху, перебуваютьблизько 10 людей.</text:p>
      <text:p text:style-name="P4">
Про це повідомляє <text:a xlink:type="simple" xlink:href="https://www.reuters.com/world/europe/building-collapses-marseille-least-six-injured-2023-04-09/" text:style-name="Internet_20_link" text:visited-style-name="Visited_20_Internet_20_Link">
 </text:a>
 , передає Укрінформ.</text:p>
      <text:p text:style-name="P4">
За словами міністра, рятувальні роботи ускладнює спричинена <text:a xlink:type="simple" xlink:href="https://www.ukrinform.ua/tag-vibuh" text:style-name="Internet_20_link" text:visited-style-name="Visited_20_Internet_20_Link">
</text:a>
 пожежа, гасіння якої може триватигодини. За оцінками влади, під завалами перебувають від чотирьох до десятилюдей.</text:p>
      <text:p text:style-name="P4">
П'ятьох людей доправили до лікарні з серйозними травмами, але загрози їхньомужиттю немає. У шостого постраждалого шок, додав урядовець.</text:p>
      <text:p text:style-name="P4">
Унаслідок інциденту були евакуйовані люди з майже 30 будівель у цьому районі.</text:p>
      <text:p text:style-name="P4">
Причина вибуху наразі невідома.</text:p>
      <text:p text:style-name="P4">
<text:span text:style-name="T4">
Читайте також:</text:span>
 <text:a xlink:type="simple" xlink:href="https://www.ukrinform.ua/rubric-society/3692580-francuz-namagavsa-zavezti-v-ukrainu-jmovirno-dorogocinne-kaminna.html" text:style-name="Internet_20_link" text:visited-style-name="Visited_20_Internet_20_Link">
 <text:span text:style-name="T4">
Франц</text:span>
 </text:a>
</text:p>
      <text:p text:style-name="P4">
Як повідомлялося, у французькому місті Марсель у неділю близько 00:40 <text:a xlink:type="simple" xlink:href="https://www.ukrinform.ua/rubric-world/3693490-u-marseli-obvalivsa-zitlovij-budinok-e-postrazdali.html" text:style-name="Internet_20_link" text:visited-style-name="Visited_20_Internet_20_Link">
</text:a>
 , пошкодивши частини навколишніх будівель.Постраждали щонайменше п’ятеро людей.</text:p>
      <text:p text:style-name="P4">
Регіональний перфект Крістоф Мірманд заявив, що до обвалу міг спричинитисявибух, можливо через витік газу.</text:p>
      <text:p text:style-name="P4">
Фото: Tasnim</text:p>
      <text:p text:style-name="P4">
Source: <text:a xlink:type="simple" xlink:href="https://www.ukrinform.ua/rubric-world/3693613-pid-zavalami-dvoh-budinkiv-u-marseli-perebuvaut-do-10-ludej.html" text:style-name="Internet_20_link" text:visited-style-name="Visited_20_Internet_20_Link">
https://www.ukrinform.ua/rubric-world/3693613-pid-zavalami-dvoh-budinkiv-u-marseli-perebuvaut-do-10-ludej.html</text:a>
</text:p>
      <!--NEWS-->
      <text:h text:style-name="P10" text:outline-level="1">
<text:span text:style-name="T4">
Волонтери з Нідерландів доправили українським захисникам 13 автомобілів</text:span>
</text:h>
      <text:p text:style-name="P4">
Authors: Ukrinform (Person)</text:p>
      <text:p text:style-name="P4">
Publisher: Укринформ (Organization)</text:p>
      <text:p text:style-name="P4">
Published Time: 2023-04-09T15:51:00+03:00</text:p>
      <text:p text:style-name="P4">
Modified Time: 2023-04-09T15:51:00+03:00</text:p>
      <text:p text:style-name="P4">
Description: Волонтери з Нідерландів передали  українським військовим 33 дрони, 30 приладів нічного бачення, 10 старлінків, 10 військових радіосистем та 13 автомобілів, повідомляє кореспондент Укрінформу в Гаазі. — Укрінформ.</text:p>
      <text:p text:style-name="P4">
Images: ["<text:a xlink:type="simple" xlink:href="https://static.ukrinform.com/photos/2023_04/thumb_files/630_360_1681044479-884.jpeg" text:style-name="Internet_20_link" text:visited-style-name="Visited_20_Internet_20_Link">
630_360_16810...</text:a>
", "<text:a xlink:type="simple" xlink:href="https://static.ukrinform.com/photos/2023_04/1681044513-626.jpg" text:style-name="Internet_20_link" text:visited-style-name="Visited_20_Internet_20_Link">
1681044513-62...</text:a>
", "<text:a xlink:type="simple" xlink:href="https://static.ukrinform.com/photos/2023_04/1681044532-679.jpeg" text:style-name="Internet_20_link" text:visited-style-name="Visited_20_Internet_20_Link">
1681044532-67...</text:a>
", "<text:a xlink:type="simple" xlink:href="https://static.ukrinform.com/photos/2023_04/1681044550-802.jpeg" text:style-name="Internet_20_link" text:visited-style-name="Visited_20_Internet_20_Link">
1681044550-80...</text:a>
", "<text:a xlink:type="simple" xlink:href="https://static.ukrinform.com/photos/2023_04/1681044550-567.jpeg" text:style-name="Internet_20_link" text:visited-style-name="Visited_20_Internet_20_Link">
1681044550-56...</text:a>
"]</text:p>
      <text:p text:style-name="P4">
Tags: ['Діаспора', 'Нідерланди', 'Волонтери', 'Війна з росією']</text:p>
      <text:p text:style-name="P4">
Type: Article</text:p>
      <!--METADATA-->
      <text:p text:style-name="P4">
<draw:frame draw:style-name="fr1" draw:name="Image189" text:anchor-type="as-char" svg:width="6.9236in" svg:height="3.956343in" draw:z-index="0">
<draw:image xlink:href="../Images/yкринформ/2023-04-09T15-51-00-03-00/630_360_1681044479-884.jpeg" xlink:type="simple" xlink:show="embed" xlink:actuate="onLoad" draw:mime-type="image/jpeg"/>
</draw:frame>
 Волонтериз Нідерландів передали українським військовим 33 дрони, 30 приладів нічногобачення, 10 старлінків, 10 військових радіосистем та 13 автомобілів,повідомляє кореспондент Укрінформу в Гаазі.</text:p>
      <text:p text:style-name="P4">
Про це Укрінформу повідомила волонтерка з Нідерландів Маріам Ламберт.</text:p>
      <text:p text:style-name="P4">
<draw:frame draw:style-name="fr1" draw:name="Image190" text:anchor-type="as-char" svg:width="6.9236in" svg:height="5.1927in" draw:z-index="0">
<draw:image xlink:href="../Images/yкринформ/2023-04-09T15-51-00-03-00/1681044513-626.jpg" xlink:type="simple" xlink:show="embed" xlink:actuate="onLoad" draw:mime-type="image/jpeg"/>
</draw:frame>
</text:p>
      <text:p text:style-name="P4">
«У більшості запитів, які ми отримували від командирів на передовій у січні,ми постійно чули одне й те саме: «нам потрібні безпілотники, щоб бачити знеба, і машини, щоб були маневреними та швидкими». Тож наша громадськаорганізація почала шукати автомобілі-пікапи та позашляховики в Нідерландах іПольщі, де розташована більшість нашої мережі закупівель. Нам вдалося отримати10 автомобілів з Нідерландів та 3 з Польщі. Ми їх усіх ретельно перевірили,пофарбували у військовий зелений колір із логотипом «Ангелів України» збоку, апотім організували колону з 13 машин, у тому числі машину, в якій я була, якуми назвали «Попелюшка», щоб проїхати всі шлях до Києва. Там ми зібрали ще однукоманду водіїв, які допомогли нам доставити ці автомобілі до відповіднихпідрозділів, яким ми виділили машини (разом з іншими поставками, як-от дрони,старлінки, радіосистеми)», – розповіла вона.</text:p>
      <text:p text:style-name="P4">
<text:span text:style-name="T4">
Читайте також:</text:span>
 <text:a xlink:type="simple" xlink:href="https://www.ukrinform.ua/rubric-diaspora/3692764-u-niderlandah-prezentuvali-artproekt-prisvacenij-ukrainskim-civilnim-uvaznenim.html" text:style-name="Internet_20_link" text:visited-style-name="Visited_20_Internet_20_Link">
 <text:span text:style-name="T4">
Нідерландах</text:span>
 <text:span text:style-name="T4">
презентували</text:span>
 <text:span text:style-name="T4">
артпроєкт</text:span>
<text:span text:style-name="T4">
присвячений</text:span>
 <text:span text:style-name="T4">
язненим</text:span>
 <text:span text:style-name="T4">
росією</text:span>
 <text:span text:style-name="T4">
українцям</text:span>
</text:a>
</text:p>
      <text:p text:style-name="P4">
<draw:frame draw:style-name="fr1" draw:name="Image191" text:anchor-type="as-char" svg:width="6.9236in" svg:height="4.212552in" draw:z-index="0">
<draw:image xlink:href="../Images/yкринформ/2023-04-09T15-51-00-03-00/1681044532-679.jpeg" xlink:type="simple" xlink:show="embed" xlink:actuate="onLoad" draw:mime-type="image/jpeg"/>
</draw:frame>
</text:p>
      <text:p text:style-name="P4">
Волонтерка також зазначила, що відгуки під час доставки цих автомобілів булинеймовірні.</text:p>
      <text:p text:style-name="P4">
«Вони сказали, що в них рідко коли були автомобілі такої відмінної якості, іщо вони матимуть величезне значення в мобільності… і всі інші підрозділи, якічули про це, тепер також просять більше автомобілів від нашої наступноїмісії», – поділилася Ламберт.</text:p>
      <text:p text:style-name="P4">
<draw:frame draw:style-name="fr1" draw:name="Image192" text:anchor-type="as-char" svg:width="6.9236in" svg:height="4.10316in" draw:z-index="0">
<draw:image xlink:href="../Images/yкринформ/2023-04-09T15-51-00-03-00/1681044550-802.jpeg" xlink:type="simple" xlink:show="embed" xlink:actuate="onLoad" draw:mime-type="image/jpeg"/>
</draw:frame>
</text:p>
      <text:p text:style-name="P4">
Українські військові називають Маріам Ламберт Попелюшкою. За рікповномасштабної війни росії в Україні за її сприяння було доставлено 67 660антидотів проти хімічної атаки, 24 тонни зимового одягу, 85 тонн медикаментів(включаючи дуже необхідні ліки проти раку, вакцини проти грипу та медичніаптечки), 31 тонну продуктів харчування.</text:p>
      <text:p text:style-name="P4">
<draw:frame draw:style-name="fr1" draw:name="Image193" text:anchor-type="as-char" svg:width="6.9236in" svg:height="3.916963in" draw:z-index="0">
<draw:image xlink:href="../Images/yкринформ/2023-04-09T15-51-00-03-00/1681044550-567.jpeg" xlink:type="simple" xlink:show="embed" xlink:actuate="onLoad" draw:mime-type="image/jpeg"/>
</draw:frame>
</text:p>
      <text:p text:style-name="P4">
Маріам Ламберт – засновниця нідерландського доброчинного фонду Orphans FeedingFoundation, а також іншої громадської організації під назвою «Ангели України»,вона займається виключно військовим постачанням.</text:p>
      <text:p text:style-name="P4">
Фонд Orphans Feeding Foundation – це суто гуманітарна організація, а «АнгелиУкраїни» займається доставкою автомобілів, генераторів, приладів нічногобачення, тобто всім, що може знадобитися військовим на передовій.</text:p>
      <text:p text:style-name="P4">
Як повідомляв Укрінформ, студент з Нідерландів <text:a xlink:type="simple" xlink:href="https://www.ukrinform.ua/rubric-diaspora/3677870-student-z-niderlandiv-podolav-na-velosipedi-za-dobu-365-km-sob-zibrati-grosi-dla-ukraini.html" text:style-name="Internet_20_link" text:visited-style-name="Visited_20_Internet_20_Link">
</text:a>
 навелосипеді за добу 365 км, щоб зібрати гроші для України, які підуть напереносний мобільний пункт первинної допомоги.</text:p>
      <text:p text:style-name="P4">
<text:span text:style-name="T5">
Фото надані Маріам Ламберт</text:span>
</text:p>
      <text:p text:style-name="P4">
Source: <text:a xlink:type="simple" xlink:href="https://www.ukrinform.ua/rubric-diaspora/3693612-volonteri-z-niderlandiv-dopravili-ukrainskim-zahisnikam-13-avtomobiliv.html" text:style-name="Internet_20_link" text:visited-style-name="Visited_20_Internet_20_Link">
https://www.ukrinform.ua/rubric-diaspora/3693612-volonteri-z-niderlandiv-dopravili-ukrainskim-zahisnikam-13-avtomobiliv.html</text:a>
</text:p>
      <!--NEWS-->
      <text:h text:style-name="P10" text:outline-level="1">
<text:span text:style-name="T4">
В Ужгороді згоріла автівка секретаря міськради - він каже про підпал</text:span>
</text:h>
      <text:p text:style-name="P4">
Authors: Ukrinform (Person)</text:p>
      <text:p text:style-name="P4">
Publisher: Укринформ (Organization)</text:p>
      <text:p text:style-name="P4">
Published Time: 2023-04-09T15:59:05+03:00</text:p>
      <text:p text:style-name="P4">
Modified Time: 2023-04-09T15:59:05+03:00</text:p>
      <text:p text:style-name="P4">
Description: В Ужгороді згоріла автівка секретаря міської ради. — Укрінформ.</text:p>
      <text:p text:style-name="P4">
Images: ["<text:a xlink:type="simple" xlink:href="https://static.ukrinform.com/photos/2023_04/thumb_files/630_360_1681045121-110.jpg" text:style-name="Internet_20_link" text:visited-style-name="Visited_20_Internet_20_Link">
630_360_16810...</text:a>
"]</text:p>
      <text:p text:style-name="P4">
Tags: ['Пожежа', 'Ужгород', 'Підпал']</text:p>
      <text:p text:style-name="P4">
Type: Article</text:p>
      <!--METADATA-->
      <text:p text:style-name="P4">
<draw:frame draw:style-name="fr1" draw:name="Image194" text:anchor-type="as-char" svg:width="6.9236in" svg:height="3.956343in" draw:z-index="0">
<draw:image xlink:href="../Images/yкринформ/2023-04-09T15-59-05-03-00/630_360_1681045121-110.jpg" xlink:type="simple" xlink:show="embed" xlink:actuate="onLoad" draw:mime-type="image/jpeg"/>
</draw:frame>
 В Ужгородізгоріла автівка секретаря міської ради.</text:p>
      <text:p text:style-name="P4">
Як передає Укрінформ, про це секретар Ужгородської міськради Арсен Мелкумянповідомив у <text:a xlink:type="simple" xlink:href="https://www.facebook.com/arsen.melkumyan.3/posts/pfbid02A5jy7X3QHXi95kjYuZYB9uvobDhhezDRfskgr4wG2f9LZpf1xJckJAjMauq33Jncl" text:style-name="Internet_20_link" text:visited-style-name="Visited_20_Internet_20_Link">
</text:a>
<text:a xlink:type="simple" xlink:href="https://www.facebook.com/arsen.melkumyan.3/posts/pfbid02A5jy7X3QHXi95kjYuZYB9uvobDhhezDRfskgr4wG2f9LZpf1xJckJAjMauq33Jncl" text:style-name="Internet_20_link" text:visited-style-name="Visited_20_Internet_20_Link">
</text:a>
<text:a xlink:type="simple" xlink:href="https://www.facebook.com/arsen.melkumyan.3/posts/pfbid02A5jy7X3QHXi95kjYuZYB9uvobDhhezDRfskgr4wG2f9LZpf1xJckJAjMauq33Jncl" text:style-name="Internet_20_link" text:visited-style-name="Visited_20_Internet_20_Link">
</text:a>
</text:p>
      <text:p text:style-name="P4">
«Я довго вагався, але, проаналізувавши ситуацію, розумію, що маю розповістипро підпал мого автомобіля цієї ночі», - написав Мелкумян.</text:p>
      <text:p text:style-name="P4">
За його словами, вночі о 1:50 у дворі його будинку загорівся автомобіль. Яквін підкреслив, сумнівів, що це умисна справа чиїхось рук, немає. Він висловивсподівання, що правоохоронці зроблять усе, щоб знайти винуватців.</text:p>
      <text:p text:style-name="P4">
<text:span text:style-name="T4">
Читайте також:</text:span>
 <text:a xlink:type="simple" xlink:href="https://www.ukrinform.ua/rubric-regions/3690631-u-lucku-pidpalili-kvartiru-advokata-j-bijca-teroboroni-zlocincam-ogolosili-pidozru.html" text:style-name="Internet_20_link" text:visited-style-name="Visited_20_Internet_20_Link">
 <text:span text:style-name="T4">
підпал</text:span>
 </text:a>
</text:p>
      <text:p text:style-name="P4">
Пізніше у <text:a xlink:type="simple" xlink:href="https://www.facebook.com/arsen.melkumyan.3/posts/pfbid0bgfw9BS4vAJ8SK8ZA2FpSS7fN5v43ZfoK46YRaGkN3AD5hD28ED1SYGy7c4aEqWbl" text:style-name="Internet_20_link" text:visited-style-name="Visited_20_Internet_20_Link">
</text:a>
Мелкумян зазначив, що заяву у <text:a xlink:type="simple" xlink:href="https://www.ukrinform.ua/tag-policia" text:style-name="Internet_20_link" text:visited-style-name="Visited_20_Internet_20_Link">
 </text:a>
написав, слідчі дії проводяться.</text:p>
      <text:p text:style-name="P4">
<text:span text:style-name="T5">
Фото: Волинські Новини, ілюстративне</text:span>
</text:p>
      <text:p text:style-name="P4">
Source: <text:a xlink:type="simple" xlink:href="https://www.ukrinform.ua/rubric-regions/3693617-v-uzgorodi-zgorila-avtivka-sekretara-miskradi-vin-kaze-pro-pidpal.html" text:style-name="Internet_20_link" text:visited-style-name="Visited_20_Internet_20_Link">
https://www.ukrinform.ua/rubric-regions/3693617-v-uzgorodi-zgorila-avtivka-sekretara-miskradi-vin-kaze-pro-pidpal.html</text:a>
</text:p>
      <!--NEWS-->
      <text:h text:style-name="P10" text:outline-level="1">
<text:span text:style-name="T4">
Австрія продовжила дію посвідчень біженцям з України</text:span>
</text:h>
      <text:p text:style-name="P4">
Authors: Ukrinform (Person)</text:p>
      <text:p text:style-name="P4">
Publisher: Укринформ (Organization)</text:p>
      <text:p text:style-name="P4">
Published Time: 2023-04-09T16:03:00+03:00</text:p>
      <text:p text:style-name="P4">
Modified Time: 2023-04-09T16:03:00+03:00</text:p>
      <text:p text:style-name="P4">
Description: Австрія автоматично продовжила дію посвідчень шукачам притулку з України. — Укрінформ.</text:p>
      <text:p text:style-name="P4">
Images: ["<text:a xlink:type="simple" xlink:href="https://static.ukrinform.com/photos/2020_09/thumb_files/630_360_1600162711-7066.jpeg" text:style-name="Internet_20_link" text:visited-style-name="Visited_20_Internet_20_Link">
630_360_16001...</text:a>
"]</text:p>
      <text:p text:style-name="P4">
Tags: ['Австрія', 'Переселенці', 'Україна', 'Біженці', 'Документи']</text:p>
      <text:p text:style-name="P4">
Type: Article</text:p>
      <!--METADATA-->
      <text:p text:style-name="P4">
<draw:frame draw:style-name="fr1" draw:name="Image195" text:anchor-type="as-char" svg:width="6.9236in" svg:height="3.956343in" draw:z-index="0">
<draw:image xlink:href="../Images/yкринформ/2023-04-09T16-03-00-03-00/630_360_1600162711-7066.jpeg" xlink:type="simple" xlink:show="embed" xlink:actuate="onLoad" draw:mime-type="image/jpeg"/>
</draw:frame>
 Австріяавтоматично продовжила дію посвідчень шукачам притулку з України.</text:p>
      <text:p text:style-name="P4">
Як передає Укрінформ, про це Міністерство з питань реінтеграції тимчасовоокупованих територій України повідомляє у  <text:a xlink:type="simple" xlink:href="https://t.me/minre_ua/3049" text:style-name="Internet_20_link" text:visited-style-name="Visited_20_Internet_20_Link">
 </text:a>
 .</text:p>
      <text:p text:style-name="P4">
"Шукачам притулку, які знайшли прихисток в Австрії, автоматично продовжуютьдію посвідчення вимушено <text:a xlink:type="simple" xlink:href="https://www.ukrinform.ua/tag-pereselenci" text:style-name="Internet_20_link" text:visited-style-name="Visited_20_Internet_20_Link">
 </text:a>
 ", -йдеться у повідомленні.</text:p>
      <text:p text:style-name="P4">
Відповідний орган відправить його рекомендованим листом за місцем реєстрації.</text:p>
      <text:p text:style-name="P4">
Якщо на момент доставки нікого не буде вдома, лист передадуть на зберігання унайближче поштове відділення.</text:p>
      <text:p text:style-name="P4">
<text:span text:style-name="T4">
Читайте також:</text:span>
 <text:a xlink:type="simple" xlink:href="https://www.ukrinform.ua/rubric-society/3692578-lubinec-dav-trudovi-poradi-ukrainskim-bizencam-za-kordonom.html" text:style-name="Internet_20_link" text:visited-style-name="Visited_20_Internet_20_Link">
 <text:span text:style-name="T4">
біженц</text:span>
 </text:a>
</text:p>
      <text:p text:style-name="P4">
"Якщо ви не можете забрати лист із поштового відділення у зазначений строк,зверніться до Федерального відомства з питань імміграції та притулку(Bundesamt für Fremdenwesen und Asyl)", - зазначили в Мінреінтеграції.</text:p>
      <text:p text:style-name="P4">
Контактні дані відповідних регіональних представництв Федеральних відомствможна знайти за  <text:a xlink:type="simple" xlink:href="https://www.bfa.gv.at/kontakt/" text:style-name="Internet_20_link" text:visited-style-name="Visited_20_Internet_20_Link">
 </text:a>
 .</text:p>
      <text:p text:style-name="P4">
Як повідомляв Укрінформ, вимушені переселенці з України  <text:a xlink:type="simple" xlink:href="https://www.ukrinform.ua/rubric-society/3689602-v-avstrii-polegsili-dostup-ukrainskih-pereselenciv-do-rinku-praci.html" text:style-name="Internet_20_link" text:visited-style-name="Visited_20_Internet_20_Link">
</text:a>
 до австрійського ринку праці.</text:p>
      <text:p text:style-name="P4">
Source: <text:a xlink:type="simple" xlink:href="https://www.ukrinform.ua/rubric-society/3693615-avstria-prodovzila-diu-posvidcen-bizencam-z-ukraini.html" text:style-name="Internet_20_link" text:visited-style-name="Visited_20_Internet_20_Link">
https://www.ukrinform.ua/rubric-society/3693615-avstria-prodovzila-diu-posvidcen-bizencam-z-ukraini.html</text:a>
</text:p>
      <!--NEWS-->
      <text:h text:style-name="P10" text:outline-level="1">
<text:span text:style-name="T4">
росіяни обстріляли Дружківку на Донеччині, поранені двоє цивільних</text:span>
</text:h>
      <text:p text:style-name="P4">
Authors: Ukrinform (Person)</text:p>
      <text:p text:style-name="P4">
Publisher: Укринформ (Organization)</text:p>
      <text:p text:style-name="P4">
Published Time: 2023-04-09T16:22:00+03:00</text:p>
      <text:p text:style-name="P4">
Modified Time: 2023-04-09T16:22:00+03:00</text:p>
      <text:p text:style-name="P4">
Description: Армія російської федерації обстріляла місто Дружківка Донецької області з реактивних систем залпового вогню, поранені двоє мирних жителів. — Укрінформ.</text:p>
      <text:p text:style-name="P4">
Images: ["<text:a xlink:type="simple" xlink:href="https://static.ukrinform.com/photos/2023_04/thumb_files/630_360_1681066576-1477.jpeg" text:style-name="Internet_20_link" text:visited-style-name="Visited_20_Internet_20_Link">
630_360_16810...</text:a>
", "<text:a xlink:type="simple" xlink:href="https://static.ukrinform.com/photos/2023_04/thumb_files/630_360_1681066576-2724.jpeg" text:style-name="Internet_20_link" text:visited-style-name="Visited_20_Internet_20_Link">
630_360_16810...</text:a>
", "<text:a xlink:type="simple" xlink:href="https://static.ukrinform.com/photos/2023_04/thumb_files/630_360_1681066576-5627.jpeg" text:style-name="Internet_20_link" text:visited-style-name="Visited_20_Internet_20_Link">
630_360_16810...</text:a>
", "<text:a xlink:type="simple" xlink:href="https://static.ukrinform.com/photos/2023_04/thumb_files/630_360_1681066576-3719.jpeg" text:style-name="Internet_20_link" text:visited-style-name="Visited_20_Internet_20_Link">
630_360_16810...</text:a>
", "<text:a xlink:type="simple" xlink:href="https://static.ukrinform.com/photos/2023_04/thumb_files/630_360_1681066576-6573.jpeg" text:style-name="Internet_20_link" text:visited-style-name="Visited_20_Internet_20_Link">
630_360_16810...</text:a>
", "<text:a xlink:type="simple" xlink:href="https://static.ukrinform.com/photos/2023_04/thumb_files/630_360_1681066576-9022.jpeg" text:style-name="Internet_20_link" text:visited-style-name="Visited_20_Internet_20_Link">
630_360_16810...</text:a>
", "<text:a xlink:type="simple" xlink:href="https://static.ukrinform.com/photos/2023_04/thumb_files/630_360_1681066577-1931.jpeg" text:style-name="Internet_20_link" text:visited-style-name="Visited_20_Internet_20_Link">
630_360_16810...</text:a>
", "<text:a xlink:type="simple" xlink:href="https://static.ukrinform.com/photos/2023_04/thumb_files/630_360_1681066577-9391.jpeg" text:style-name="Internet_20_link" text:visited-style-name="Visited_20_Internet_20_Link">
630_360_16810...</text:a>
", "<text:a xlink:type="simple" xlink:href="https://static.ukrinform.com/photos/2023_04/thumb_files/630_360_1681066577-2148.jpeg" text:style-name="Internet_20_link" text:visited-style-name="Visited_20_Internet_20_Link">
630_360_16810...</text:a>
", "<text:a xlink:type="simple" xlink:href="https://static.ukrinform.com/photos/2023_04/thumb_files/630_360_1681066577-8984.jpeg" text:style-name="Internet_20_link" text:visited-style-name="Visited_20_Internet_20_Link">
630_360_16810...</text:a>
", "<text:a xlink:type="simple" xlink:href="https://static.ukrinform.com/photos/2023_04/thumb_files/630_360_1681066577-3662.jpeg" text:style-name="Internet_20_link" text:visited-style-name="Visited_20_Internet_20_Link">
630_360_16810...</text:a>
", "<text:a xlink:type="simple" xlink:href="https://static.ukrinform.com/photos/2023_04/thumb_files/630_360_1681066577-2586.jpeg" text:style-name="Internet_20_link" text:visited-style-name="Visited_20_Internet_20_Link">
630_360_16810...</text:a>
", "<text:a xlink:type="simple" xlink:href="https://static.ukrinform.com/photos/2023_04/thumb_files/630_360_1681066578-1370.jpeg" text:style-name="Internet_20_link" text:visited-style-name="Visited_20_Internet_20_Link">
630_360_16810...</text:a>
", "<text:a xlink:type="simple" xlink:href="https://static.ukrinform.com/photos/2023_04/thumb_files/630_360_1681066579-4937.jpeg" text:style-name="Internet_20_link" text:visited-style-name="Visited_20_Internet_20_Link">
630_360_16810...</text:a>
", "<text:a xlink:type="simple" xlink:href="https://static.ukrinform.com/photos/2023_04/thumb_files/630_360_1681066578-9382.jpeg" text:style-name="Internet_20_link" text:visited-style-name="Visited_20_Internet_20_Link">
630_360_16810...</text:a>
", "<text:a xlink:type="simple" xlink:href="https://static.ukrinform.com/photos/2023_04/thumb_files/630_360_1681066579-9032.jpeg" text:style-name="Internet_20_link" text:visited-style-name="Visited_20_Internet_20_Link">
630_360_16810...</text:a>
", "<text:a xlink:type="simple" xlink:href="https://static.ukrinform.com/photos/2023_04/thumb_files/630_360_1681066579-6719.jpeg" text:style-name="Internet_20_link" text:visited-style-name="Visited_20_Internet_20_Link">
630_360_16810...</text:a>
", "<text:a xlink:type="simple" xlink:href="https://static.ukrinform.com/photos/2023_04/thumb_files/630_360_1681066579-3104.jpeg" text:style-name="Internet_20_link" text:visited-style-name="Visited_20_Internet_20_Link">
630_360_16810...</text:a>
", "<text:a xlink:type="simple" xlink:href="https://static.ukrinform.com/photos/2023_04/thumb_files/630_360_1681066580-7646.jpeg" text:style-name="Internet_20_link" text:visited-style-name="Visited_20_Internet_20_Link">
630_360_16810...</text:a>
", "<text:a xlink:type="simple" xlink:href="https://static.ukrinform.com/photos/2023_04/thumb_files/630_360_1681066580-6098.jpeg" text:style-name="Internet_20_link" text:visited-style-name="Visited_20_Internet_20_Link">
630_360_16810...</text:a>
", "<text:a xlink:type="simple" xlink:href="https://static.ukrinform.com/photos/2023_04/thumb_files/630_360_1681066580-1057.jpeg" text:style-name="Internet_20_link" text:visited-style-name="Visited_20_Internet_20_Link">
630_360_16810...</text:a>
", "<text:a xlink:type="simple" xlink:href="https://static.ukrinform.com/photos/2023_04/thumb_files/630_360_1681066580-9595.jpeg" text:style-name="Internet_20_link" text:visited-style-name="Visited_20_Internet_20_Link">
630_360_16810...</text:a>
", "<text:a xlink:type="simple" xlink:href="https://static.ukrinform.com/photos/2023_04/thumb_files/630_360_1681066580-7145.jpeg" text:style-name="Internet_20_link" text:visited-style-name="Visited_20_Internet_20_Link">
630_360_16810...</text:a>
", "<text:a xlink:type="simple" xlink:href="https://static.ukrinform.com/photos/2023_04/thumb_files/630_360_1681066580-3826.jpeg" text:style-name="Internet_20_link" text:visited-style-name="Visited_20_Internet_20_Link">
630_360_16810...</text:a>
", "<text:a xlink:type="simple" xlink:href="https://static.ukrinform.com/photos/2023_04/thumb_files/630_360_1681066581-3323.jpeg" text:style-name="Internet_20_link" text:visited-style-name="Visited_20_Internet_20_Link">
630_360_16810...</text:a>
", "<text:a xlink:type="simple" xlink:href="https://static.ukrinform.com/photos/2023_04/thumb_files/630_360_1681066581-9044.jpeg" text:style-name="Internet_20_link" text:visited-style-name="Visited_20_Internet_20_Link">
630_360_16810...</text:a>
", "<text:a xlink:type="simple" xlink:href="https://static.ukrinform.com/photos/2023_04/thumb_files/630_360_1681066581-2495.jpeg" text:style-name="Internet_20_link" text:visited-style-name="Visited_20_Internet_20_Link">
630_360_16810...</text:a>
", "<text:a xlink:type="simple" xlink:href="https://static.ukrinform.com/photos/2023_04/thumb_files/630_360_1681066581-8599.jpeg" text:style-name="Internet_20_link" text:visited-style-name="Visited_20_Internet_20_Link">
630_360_16810...</text:a>
", "<text:a xlink:type="simple" xlink:href="https://static.ukrinform.com/photos/2023_04/thumb_files/630_360_1681066581-8714.jpeg" text:style-name="Internet_20_link" text:visited-style-name="Visited_20_Internet_20_Link">
630_360_16810...</text:a>
", "<text:a xlink:type="simple" xlink:href="https://static.ukrinform.com/photos/2023_04/thumb_files/630_360_1681066581-7510.jpeg" text:style-name="Internet_20_link" text:visited-style-name="Visited_20_Internet_20_Link">
630_360_16810...</text:a>
", "<text:a xlink:type="simple" xlink:href="https://static.ukrinform.com/photos/2023_04/thumb_files/630_360_1681066582-6845.jpeg" text:style-name="Internet_20_link" text:visited-style-name="Visited_20_Internet_20_Link">
630_360_16810...</text:a>
", "<text:a xlink:type="simple" xlink:href="https://static.ukrinform.com/photos/2023_04/thumb_files/630_360_1681066582-9140.jpeg" text:style-name="Internet_20_link" text:visited-style-name="Visited_20_Internet_20_Link">
630_360_16810...</text:a>
", "<text:a xlink:type="simple" xlink:href="https://static.ukrinform.com/photos/2023_04/thumb_files/630_360_1681066582-8547.jpeg" text:style-name="Internet_20_link" text:visited-style-name="Visited_20_Internet_20_Link">
630_360_16810...</text:a>
"]</text:p>
      <text:p text:style-name="P4">
Tags: ['Донеччина', 'Обстріл', 'Війна з росією']</text:p>
      <text:p text:style-name="P4">
Type: Article</text:p>
      <!--METADATA-->
      <text:p text:style-name="P4">
<draw:frame draw:style-name="fr1" draw:name="Image196" text:anchor-type="as-char" svg:width="6.9236in" svg:height="3.956343in" draw:z-index="0">
<draw:image xlink:href="../Images/yкринформ/2023-04-09T16-22-00-03-00/630_360_1681066576-1477.jpeg" xlink:type="simple" xlink:show="embed" xlink:actuate="onLoad" draw:mime-type="image/jpeg"/>
</draw:frame>
 Арміяросійської федерації обстріляла місто Дружківка Донецької області з реактивнихсистем залпового вогню, поранені двоє мирних жителів.</text:p>
      <text:p text:style-name="P4">
Як передає Укрінформ, про це керівник Офісу Президента України Андрій Єрмакповідомляє у <text:a xlink:type="simple" xlink:href="https://t.me/ermaka2022/2410" text:style-name="Internet_20_link" text:visited-style-name="Visited_20_Internet_20_Link">
 </text:a>
 <text:a xlink:type="simple" xlink:href="https://t.me/ermaka2022/2410" text:style-name="Internet_20_link" text:visited-style-name="Visited_20_Internet_20_Link">
</text:a>
 <text:a xlink:type="simple" xlink:href="https://t.me/ermaka2022/2410" text:style-name="Internet_20_link" text:visited-style-name="Visited_20_Internet_20_Link">
 </text:a>
</text:p>
      <text:p text:style-name="P4">
<draw:frame draw:style-name="fr1" draw:name="Image197" text:anchor-type="as-char" svg:width="6.9236in" svg:height="3.956343in" draw:z-index="0">
<draw:image xlink:href="../Images/yкринформ/2023-04-09T16-22-00-03-00/630_360_1681066576-2724.jpeg" xlink:type="simple" xlink:show="embed" xlink:actuate="onLoad" draw:mime-type="image/jpeg"/>
</draw:frame>
 Наслідкиракетного обстрілу у Дружківці/Фото: Юлія Овсяннікова  <text:a xlink:type="simple" xlink:href="https://static.ukrinform.com/photos/2023_04/1681066576-2724.jpeg" text:style-name="Internet_20_link" text:visited-style-name="Visited_20_Internet_20_Link">
<draw:frame draw:style-name="fr1" draw:name="Image198" text:anchor-type="as-char" svg:width="6.9236in" svg:height="3.956343in" draw:z-index="0">
<draw:image xlink:href="../Images/yкринформ/2023-04-09T16-22-00-03-00/630_360_1681066576-2724.jpeg" xlink:type="simple" xlink:show="embed" xlink:actuate="onLoad" draw:mime-type="image/jpeg"/>
</draw:frame>
</text:a>
 <text:a xlink:type="simple" xlink:href="https://static.ukrinform.com/photos/2023_04/1681066576-1477.jpeg" text:style-name="Internet_20_link" text:visited-style-name="Visited_20_Internet_20_Link">
<draw:frame draw:style-name="fr1" draw:name="Image199" text:anchor-type="as-char" svg:width="6.9236in" svg:height="3.956343in" draw:z-index="0">
<draw:image xlink:href="../Images/yкринформ/2023-04-09T16-22-00-03-00/630_360_1681066576-1477.jpeg" xlink:type="simple" xlink:show="embed" xlink:actuate="onLoad" draw:mime-type="image/jpeg"/>
</draw:frame>
</text:a>
 <text:a xlink:type="simple" xlink:href="https://static.ukrinform.com/photos/2023_04/1681066576-5627.jpeg" text:style-name="Internet_20_link" text:visited-style-name="Visited_20_Internet_20_Link">
<draw:frame draw:style-name="fr1" draw:name="Image200" text:anchor-type="as-char" svg:width="6.9236in" svg:height="3.956343in" draw:z-index="0">
<draw:image xlink:href="../Images/yкринформ/2023-04-09T16-22-00-03-00/630_360_1681066576-5627.jpeg" xlink:type="simple" xlink:show="embed" xlink:actuate="onLoad" draw:mime-type="image/jpeg"/>
</draw:frame>
</text:a>
 <text:a xlink:type="simple" xlink:href="https://static.ukrinform.com/photos/2023_04/1681066576-3719.jpeg" text:style-name="Internet_20_link" text:visited-style-name="Visited_20_Internet_20_Link">
<draw:frame draw:style-name="fr1" draw:name="Image201" text:anchor-type="as-char" svg:width="6.9236in" svg:height="3.956343in" draw:z-index="0">
<draw:image xlink:href="../Images/yкринформ/2023-04-09T16-22-00-03-00/630_360_1681066576-3719.jpeg" xlink:type="simple" xlink:show="embed" xlink:actuate="onLoad" draw:mime-type="image/jpeg"/>
</draw:frame>
</text:a>
 <text:a xlink:type="simple" xlink:href="https://static.ukrinform.com/photos/2023_04/1681066576-6573.jpeg" text:style-name="Internet_20_link" text:visited-style-name="Visited_20_Internet_20_Link">
<draw:frame draw:style-name="fr1" draw:name="Image202" text:anchor-type="as-char" svg:width="6.9236in" svg:height="3.956343in" draw:z-index="0">
<draw:image xlink:href="../Images/yкринформ/2023-04-09T16-22-00-03-00/630_360_1681066576-6573.jpeg" xlink:type="simple" xlink:show="embed" xlink:actuate="onLoad" draw:mime-type="image/jpeg"/>
</draw:frame>
</text:a>
 <text:a xlink:type="simple" xlink:href="https://static.ukrinform.com/photos/2023_04/1681066576-9022.jpeg" text:style-name="Internet_20_link" text:visited-style-name="Visited_20_Internet_20_Link">
<draw:frame draw:style-name="fr1" draw:name="Image203" text:anchor-type="as-char" svg:width="6.9236in" svg:height="3.956343in" draw:z-index="0">
<draw:image xlink:href="../Images/yкринформ/2023-04-09T16-22-00-03-00/630_360_1681066576-9022.jpeg" xlink:type="simple" xlink:show="embed" xlink:actuate="onLoad" draw:mime-type="image/jpeg"/>
</draw:frame>
</text:a>
 <text:a xlink:type="simple" xlink:href="https://static.ukrinform.com/photos/2023_04/1681066577-1931.jpeg" text:style-name="Internet_20_link" text:visited-style-name="Visited_20_Internet_20_Link">
<draw:frame draw:style-name="fr1" draw:name="Image204" text:anchor-type="as-char" svg:width="6.9236in" svg:height="3.956343in" draw:z-index="0">
<draw:image xlink:href="../Images/yкринформ/2023-04-09T16-22-00-03-00/630_360_1681066577-1931.jpeg" xlink:type="simple" xlink:show="embed" xlink:actuate="onLoad" draw:mime-type="image/jpeg"/>
</draw:frame>
</text:a>
 <text:a xlink:type="simple" xlink:href="https://static.ukrinform.com/photos/2023_04/1681066577-9391.jpeg" text:style-name="Internet_20_link" text:visited-style-name="Visited_20_Internet_20_Link">
<draw:frame draw:style-name="fr1" draw:name="Image205" text:anchor-type="as-char" svg:width="6.9236in" svg:height="3.956343in" draw:z-index="0">
<draw:image xlink:href="../Images/yкринформ/2023-04-09T16-22-00-03-00/630_360_1681066577-9391.jpeg" xlink:type="simple" xlink:show="embed" xlink:actuate="onLoad" draw:mime-type="image/jpeg"/>
</draw:frame>
</text:a>
 <text:a xlink:type="simple" xlink:href="https://static.ukrinform.com/photos/2023_04/1681066577-2148.jpeg" text:style-name="Internet_20_link" text:visited-style-name="Visited_20_Internet_20_Link">
<draw:frame draw:style-name="fr1" draw:name="Image206" text:anchor-type="as-char" svg:width="6.9236in" svg:height="3.956343in" draw:z-index="0">
<draw:image xlink:href="../Images/yкринформ/2023-04-09T16-22-00-03-00/630_360_1681066577-2148.jpeg" xlink:type="simple" xlink:show="embed" xlink:actuate="onLoad" draw:mime-type="image/jpeg"/>
</draw:frame>
</text:a>
 <text:a xlink:type="simple" xlink:href="https://static.ukrinform.com/photos/2023_04/1681066577-8984.jpeg" text:style-name="Internet_20_link" text:visited-style-name="Visited_20_Internet_20_Link">
<draw:frame draw:style-name="fr1" draw:name="Image207" text:anchor-type="as-char" svg:width="6.9236in" svg:height="3.956343in" draw:z-index="0">
<draw:image xlink:href="../Images/yкринформ/2023-04-09T16-22-00-03-00/630_360_1681066577-8984.jpeg" xlink:type="simple" xlink:show="embed" xlink:actuate="onLoad" draw:mime-type="image/jpeg"/>
</draw:frame>
</text:a>
 <text:a xlink:type="simple" xlink:href="https://static.ukrinform.com/photos/2023_04/1681066577-3662.jpeg" text:style-name="Internet_20_link" text:visited-style-name="Visited_20_Internet_20_Link">
<draw:frame draw:style-name="fr1" draw:name="Image208" text:anchor-type="as-char" svg:width="6.9236in" svg:height="3.956343in" draw:z-index="0">
<draw:image xlink:href="../Images/yкринформ/2023-04-09T16-22-00-03-00/630_360_1681066577-3662.jpeg" xlink:type="simple" xlink:show="embed" xlink:actuate="onLoad" draw:mime-type="image/jpeg"/>
</draw:frame>
</text:a>
 <text:a xlink:type="simple" xlink:href="https://static.ukrinform.com/photos/2023_04/1681066577-2586.jpeg" text:style-name="Internet_20_link" text:visited-style-name="Visited_20_Internet_20_Link">
<draw:frame draw:style-name="fr1" draw:name="Image209" text:anchor-type="as-char" svg:width="6.9236in" svg:height="3.956343in" draw:z-index="0">
<draw:image xlink:href="../Images/yкринформ/2023-04-09T16-22-00-03-00/630_360_1681066577-2586.jpeg" xlink:type="simple" xlink:show="embed" xlink:actuate="onLoad" draw:mime-type="image/jpeg"/>
</draw:frame>
</text:a>
 <text:a xlink:type="simple" xlink:href="https://static.ukrinform.com/photos/2023_04/1681066578-1370.jpeg" text:style-name="Internet_20_link" text:visited-style-name="Visited_20_Internet_20_Link">
<draw:frame draw:style-name="fr1" draw:name="Image210" text:anchor-type="as-char" svg:width="6.9236in" svg:height="3.956343in" draw:z-index="0">
<draw:image xlink:href="../Images/yкринформ/2023-04-09T16-22-00-03-00/630_360_1681066578-1370.jpeg" xlink:type="simple" xlink:show="embed" xlink:actuate="onLoad" draw:mime-type="image/jpeg"/>
</draw:frame>
</text:a>
 <text:a xlink:type="simple" xlink:href="https://static.ukrinform.com/photos/2023_04/1681066579-4937.jpeg" text:style-name="Internet_20_link" text:visited-style-name="Visited_20_Internet_20_Link">
<draw:frame draw:style-name="fr1" draw:name="Image211" text:anchor-type="as-char" svg:width="6.9236in" svg:height="3.956343in" draw:z-index="0">
<draw:image xlink:href="../Images/yкринформ/2023-04-09T16-22-00-03-00/630_360_1681066579-4937.jpeg" xlink:type="simple" xlink:show="embed" xlink:actuate="onLoad" draw:mime-type="image/jpeg"/>
</draw:frame>
</text:a>
 <text:a xlink:type="simple" xlink:href="https://static.ukrinform.com/photos/2023_04/1681066578-9382.jpeg" text:style-name="Internet_20_link" text:visited-style-name="Visited_20_Internet_20_Link">
<draw:frame draw:style-name="fr1" draw:name="Image212" text:anchor-type="as-char" svg:width="6.9236in" svg:height="3.956343in" draw:z-index="0">
<draw:image xlink:href="../Images/yкринформ/2023-04-09T16-22-00-03-00/630_360_1681066578-9382.jpeg" xlink:type="simple" xlink:show="embed" xlink:actuate="onLoad" draw:mime-type="image/jpeg"/>
</draw:frame>
</text:a>
 <text:a xlink:type="simple" xlink:href="https://static.ukrinform.com/photos/2023_04/1681066579-9032.jpeg" text:style-name="Internet_20_link" text:visited-style-name="Visited_20_Internet_20_Link">
<draw:frame draw:style-name="fr1" draw:name="Image213" text:anchor-type="as-char" svg:width="6.9236in" svg:height="3.956343in" draw:z-index="0">
<draw:image xlink:href="../Images/yкринформ/2023-04-09T16-22-00-03-00/630_360_1681066579-9032.jpeg" xlink:type="simple" xlink:show="embed" xlink:actuate="onLoad" draw:mime-type="image/jpeg"/>
</draw:frame>
</text:a>
 <text:a xlink:type="simple" xlink:href="https://static.ukrinform.com/photos/2023_04/1681066579-6719.jpeg" text:style-name="Internet_20_link" text:visited-style-name="Visited_20_Internet_20_Link">
<draw:frame draw:style-name="fr1" draw:name="Image214" text:anchor-type="as-char" svg:width="6.9236in" svg:height="3.956343in" draw:z-index="0">
<draw:image xlink:href="../Images/yкринформ/2023-04-09T16-22-00-03-00/630_360_1681066579-6719.jpeg" xlink:type="simple" xlink:show="embed" xlink:actuate="onLoad" draw:mime-type="image/jpeg"/>
</draw:frame>
</text:a>
 <text:a xlink:type="simple" xlink:href="https://static.ukrinform.com/photos/2023_04/1681066579-3104.jpeg" text:style-name="Internet_20_link" text:visited-style-name="Visited_20_Internet_20_Link">
<draw:frame draw:style-name="fr1" draw:name="Image215" text:anchor-type="as-char" svg:width="6.9236in" svg:height="3.956343in" draw:z-index="0">
<draw:image xlink:href="../Images/yкринформ/2023-04-09T16-22-00-03-00/630_360_1681066579-3104.jpeg" xlink:type="simple" xlink:show="embed" xlink:actuate="onLoad" draw:mime-type="image/jpeg"/>
</draw:frame>
</text:a>
 <text:a xlink:type="simple" xlink:href="https://static.ukrinform.com/photos/2023_04/1681066580-7646.jpeg" text:style-name="Internet_20_link" text:visited-style-name="Visited_20_Internet_20_Link">
<draw:frame draw:style-name="fr1" draw:name="Image216" text:anchor-type="as-char" svg:width="6.9236in" svg:height="3.956343in" draw:z-index="0">
<draw:image xlink:href="../Images/yкринформ/2023-04-09T16-22-00-03-00/630_360_1681066580-7646.jpeg" xlink:type="simple" xlink:show="embed" xlink:actuate="onLoad" draw:mime-type="image/jpeg"/>
</draw:frame>
</text:a>
 <text:a xlink:type="simple" xlink:href="https://static.ukrinform.com/photos/2023_04/1681066580-6098.jpeg" text:style-name="Internet_20_link" text:visited-style-name="Visited_20_Internet_20_Link">
<draw:frame draw:style-name="fr1" draw:name="Image217" text:anchor-type="as-char" svg:width="6.9236in" svg:height="3.956343in" draw:z-index="0">
<draw:image xlink:href="../Images/yкринформ/2023-04-09T16-22-00-03-00/630_360_1681066580-6098.jpeg" xlink:type="simple" xlink:show="embed" xlink:actuate="onLoad" draw:mime-type="image/jpeg"/>
</draw:frame>
</text:a>
 <text:a xlink:type="simple" xlink:href="https://static.ukrinform.com/photos/2023_04/1681066580-1057.jpeg" text:style-name="Internet_20_link" text:visited-style-name="Visited_20_Internet_20_Link">
<draw:frame draw:style-name="fr1" draw:name="Image218" text:anchor-type="as-char" svg:width="6.9236in" svg:height="3.956343in" draw:z-index="0">
<draw:image xlink:href="../Images/yкринформ/2023-04-09T16-22-00-03-00/630_360_1681066580-1057.jpeg" xlink:type="simple" xlink:show="embed" xlink:actuate="onLoad" draw:mime-type="image/jpeg"/>
</draw:frame>
</text:a>
 <text:a xlink:type="simple" xlink:href="https://static.ukrinform.com/photos/2023_04/1681066580-9595.jpeg" text:style-name="Internet_20_link" text:visited-style-name="Visited_20_Internet_20_Link">
<draw:frame draw:style-name="fr1" draw:name="Image219" text:anchor-type="as-char" svg:width="6.9236in" svg:height="3.956343in" draw:z-index="0">
<draw:image xlink:href="../Images/yкринформ/2023-04-09T16-22-00-03-00/630_360_1681066580-9595.jpeg" xlink:type="simple" xlink:show="embed" xlink:actuate="onLoad" draw:mime-type="image/jpeg"/>
</draw:frame>
</text:a>
 <text:a xlink:type="simple" xlink:href="https://static.ukrinform.com/photos/2023_04/1681066580-7145.jpeg" text:style-name="Internet_20_link" text:visited-style-name="Visited_20_Internet_20_Link">
<draw:frame draw:style-name="fr1" draw:name="Image220" text:anchor-type="as-char" svg:width="6.9236in" svg:height="3.956343in" draw:z-index="0">
<draw:image xlink:href="../Images/yкринформ/2023-04-09T16-22-00-03-00/630_360_1681066580-7145.jpeg" xlink:type="simple" xlink:show="embed" xlink:actuate="onLoad" draw:mime-type="image/jpeg"/>
</draw:frame>
</text:a>
 <text:a xlink:type="simple" xlink:href="https://static.ukrinform.com/photos/2023_04/1681066580-3826.jpeg" text:style-name="Internet_20_link" text:visited-style-name="Visited_20_Internet_20_Link">
<draw:frame draw:style-name="fr1" draw:name="Image221" text:anchor-type="as-char" svg:width="6.9236in" svg:height="3.956343in" draw:z-index="0">
<draw:image xlink:href="../Images/yкринформ/2023-04-09T16-22-00-03-00/630_360_1681066580-3826.jpeg" xlink:type="simple" xlink:show="embed" xlink:actuate="onLoad" draw:mime-type="image/jpeg"/>
</draw:frame>
</text:a>
 <text:a xlink:type="simple" xlink:href="https://static.ukrinform.com/photos/2023_04/1681066581-3323.jpeg" text:style-name="Internet_20_link" text:visited-style-name="Visited_20_Internet_20_Link">
<draw:frame draw:style-name="fr1" draw:name="Image222" text:anchor-type="as-char" svg:width="6.9236in" svg:height="3.956343in" draw:z-index="0">
<draw:image xlink:href="../Images/yкринформ/2023-04-09T16-22-00-03-00/630_360_1681066581-3323.jpeg" xlink:type="simple" xlink:show="embed" xlink:actuate="onLoad" draw:mime-type="image/jpeg"/>
</draw:frame>
</text:a>
 <text:a xlink:type="simple" xlink:href="https://static.ukrinform.com/photos/2023_04/1681066581-9044.jpeg" text:style-name="Internet_20_link" text:visited-style-name="Visited_20_Internet_20_Link">
<draw:frame draw:style-name="fr1" draw:name="Image223" text:anchor-type="as-char" svg:width="6.9236in" svg:height="3.956343in" draw:z-index="0">
<draw:image xlink:href="../Images/yкринформ/2023-04-09T16-22-00-03-00/630_360_1681066581-9044.jpeg" xlink:type="simple" xlink:show="embed" xlink:actuate="onLoad" draw:mime-type="image/jpeg"/>
</draw:frame>
</text:a>
 <text:a xlink:type="simple" xlink:href="https://static.ukrinform.com/photos/2023_04/1681066581-2495.jpeg" text:style-name="Internet_20_link" text:visited-style-name="Visited_20_Internet_20_Link">
<draw:frame draw:style-name="fr1" draw:name="Image224" text:anchor-type="as-char" svg:width="6.9236in" svg:height="3.956343in" draw:z-index="0">
<draw:image xlink:href="../Images/yкринформ/2023-04-09T16-22-00-03-00/630_360_1681066581-2495.jpeg" xlink:type="simple" xlink:show="embed" xlink:actuate="onLoad" draw:mime-type="image/jpeg"/>
</draw:frame>
</text:a>
 <text:a xlink:type="simple" xlink:href="https://static.ukrinform.com/photos/2023_04/1681066581-8599.jpeg" text:style-name="Internet_20_link" text:visited-style-name="Visited_20_Internet_20_Link">
<draw:frame draw:style-name="fr1" draw:name="Image225" text:anchor-type="as-char" svg:width="6.9236in" svg:height="3.956343in" draw:z-index="0">
<draw:image xlink:href="../Images/yкринформ/2023-04-09T16-22-00-03-00/630_360_1681066581-8599.jpeg" xlink:type="simple" xlink:show="embed" xlink:actuate="onLoad" draw:mime-type="image/jpeg"/>
</draw:frame>
</text:a>
 <text:a xlink:type="simple" xlink:href="https://static.ukrinform.com/photos/2023_04/1681066581-8714.jpeg" text:style-name="Internet_20_link" text:visited-style-name="Visited_20_Internet_20_Link">
<draw:frame draw:style-name="fr1" draw:name="Image226" text:anchor-type="as-char" svg:width="6.9236in" svg:height="3.956343in" draw:z-index="0">
<draw:image xlink:href="../Images/yкринформ/2023-04-09T16-22-00-03-00/630_360_1681066581-8714.jpeg" xlink:type="simple" xlink:show="embed" xlink:actuate="onLoad" draw:mime-type="image/jpeg"/>
</draw:frame>
</text:a>
 <text:a xlink:type="simple" xlink:href="https://static.ukrinform.com/photos/2023_04/1681066581-7510.jpeg" text:style-name="Internet_20_link" text:visited-style-name="Visited_20_Internet_20_Link">
<draw:frame draw:style-name="fr1" draw:name="Image227" text:anchor-type="as-char" svg:width="6.9236in" svg:height="3.956343in" draw:z-index="0">
<draw:image xlink:href="../Images/yкринформ/2023-04-09T16-22-00-03-00/630_360_1681066581-7510.jpeg" xlink:type="simple" xlink:show="embed" xlink:actuate="onLoad" draw:mime-type="image/jpeg"/>
</draw:frame>
</text:a>
 <text:a xlink:type="simple" xlink:href="https://static.ukrinform.com/photos/2023_04/1681066582-6845.jpeg" text:style-name="Internet_20_link" text:visited-style-name="Visited_20_Internet_20_Link">
<draw:frame draw:style-name="fr1" draw:name="Image228" text:anchor-type="as-char" svg:width="6.9236in" svg:height="3.956343in" draw:z-index="0">
<draw:image xlink:href="../Images/yкринформ/2023-04-09T16-22-00-03-00/630_360_1681066582-6845.jpeg" xlink:type="simple" xlink:show="embed" xlink:actuate="onLoad" draw:mime-type="image/jpeg"/>
</draw:frame>
</text:a>
 <text:a xlink:type="simple" xlink:href="https://static.ukrinform.com/photos/2023_04/1681066582-9140.jpeg" text:style-name="Internet_20_link" text:visited-style-name="Visited_20_Internet_20_Link">
<draw:frame draw:style-name="fr1" draw:name="Image229" text:anchor-type="as-char" svg:width="6.9236in" svg:height="3.956343in" draw:z-index="0">
<draw:image xlink:href="../Images/yкринформ/2023-04-09T16-22-00-03-00/630_360_1681066582-9140.jpeg" xlink:type="simple" xlink:show="embed" xlink:actuate="onLoad" draw:mime-type="image/jpeg"/>
</draw:frame>
</text:a>
 <text:a xlink:type="simple" xlink:href="https://static.ukrinform.com/photos/2023_04/1681066582-8547.jpeg" text:style-name="Internet_20_link" text:visited-style-name="Visited_20_Internet_20_Link">
<draw:frame draw:style-name="fr1" draw:name="Image230" text:anchor-type="as-char" svg:width="6.9236in" svg:height="3.956343in" draw:z-index="0">
<draw:image xlink:href="../Images/yкринформ/2023-04-09T16-22-00-03-00/630_360_1681066582-8547.jpeg" xlink:type="simple" xlink:show="embed" xlink:actuate="onLoad" draw:mime-type="image/jpeg"/>
</draw:frame>
</text:a>
</text:p>
      <text:p text:style-name="P4">
"росіяни здійснили <text:a xlink:type="simple" xlink:href="https://www.ukrinform.ua/tag-obstril" text:style-name="Internet_20_link" text:visited-style-name="Visited_20_Internet_20_Link">
 </text:a>
 міста Дружківка зРСЗВ. Відомо про двох поранених цивільних", - зазначив Єрмак.</text:p>
      <text:p text:style-name="P4">
Були пошкоджені дахи будинків, вибиті вікна.</text:p>
      <text:p text:style-name="P4">
<text:span text:style-name="T4">
Читайте також:</text:span>
 <text:a xlink:type="simple" xlink:href="https://www.ukrinform.ua/rubric-ato/3693480-na-doneccini-aerorozvidniki-znisili-spostereznij-punkt-rosian.html" text:style-name="Internet_20_link" text:visited-style-name="Visited_20_Internet_20_Link">
 <text:span text:style-name="T4">
Донечч</text:span>
 </text:a>
</text:p>
      <text:p text:style-name="P4">
Як повідомляв Укрінформ, на Донеччині минулої доби, 8 квітня, внаслідокросійських обстрілів зазнали <text:a xlink:type="simple" xlink:href="https://www.ukrinform.ua/rubric-regions/3693478-rosiani-za-dobu-poranili-dvoh-ziteliv-doneccini.html" text:style-name="Internet_20_link" text:visited-style-name="Visited_20_Internet_20_Link">
 </text:a>
 – уТорецьку та Бахмуті.</text:p>
      <text:p text:style-name="P4">
Source: <text:a xlink:type="simple" xlink:href="https://www.ukrinform.ua/rubric-ato/3693622-rosiani-obstrilali-druzkivku-na-doneccini-poraneni-dvoe-civilnih.html" text:style-name="Internet_20_link" text:visited-style-name="Visited_20_Internet_20_Link">
https://www.ukrinform.ua/rubric-ato/3693622-rosiani-obstrilali-druzkivku-na-doneccini-poraneni-dvoe-civilnih.html</text:a>
</text:p>
      <!--NEWS-->
      <text:h text:style-name="P10" text:outline-level="1">
<text:span text:style-name="T4">
Церковна громада на Черкащині перейшла до ПЦУ</text:span>
</text:h>
      <text:p text:style-name="P4">
Authors: Ukrinform (Person)</text:p>
      <text:p text:style-name="P4">
Publisher: Укринформ (Organization)</text:p>
      <text:p text:style-name="P4">
Published Time: 2023-04-09T16:28:38+03:00</text:p>
      <text:p text:style-name="P4">
Modified Time: 2023-04-09T16:28:38+03:00</text:p>
      <text:p text:style-name="P4">
Description: Церковна громада села Мала Севастянівка Черкаської області на зборах ухвалила рішення перейти з підпорядкування московському патріархату до Православної церкви України. — Укрінформ.</text:p>
      <text:p text:style-name="P4">
Images: ["<text:a xlink:type="simple" xlink:href="https://static.ukrinform.com/photos/2023_04/thumb_files/630_360_1681046577-359.jpg" text:style-name="Internet_20_link" text:visited-style-name="Visited_20_Internet_20_Link">
630_360_16810...</text:a>
", "<text:a xlink:type="simple" xlink:href="https://static.ukrinform.com/photos/2023_04/1681046577-161.jpg" text:style-name="Internet_20_link" text:visited-style-name="Visited_20_Internet_20_Link">
1681046577-16...</text:a>
", "<text:a xlink:type="simple" xlink:href="https://static.ukrinform.com/photos/2023_04/1681046576-782.jpg" text:style-name="Internet_20_link" text:visited-style-name="Visited_20_Internet_20_Link">
1681046576-78...</text:a>
"]</text:p>
      <text:p text:style-name="P4">
Tags: ['Черкащина', 'УПЦ МП', 'Православна церква України']</text:p>
      <text:p text:style-name="P4">
Type: Article</text:p>
      <!--METADATA-->
      <text:p text:style-name="P4">
<draw:frame draw:style-name="fr1" draw:name="Image231" text:anchor-type="as-char" svg:width="6.9236in" svg:height="3.956343in" draw:z-index="0">
<draw:image xlink:href="../Images/yкринформ/2023-04-09T16-28-38-03-00/630_360_1681046577-359.jpg" xlink:type="simple" xlink:show="embed" xlink:actuate="onLoad" draw:mime-type="image/jpeg"/>
</draw:frame>
 Церковнагромада села Мала Севастянівка Черкаської області на зборах ухвалила рішенняперейти з підпорядкування московському патріархату до Православної церквиУкраїни.</text:p>
      <text:p text:style-name="P4">
Про це повідомляє Христинівська міська рада в  <text:a xlink:type="simple" xlink:href="https://www.facebook.com/vukonkomkhrystmr/posts/pfbid0xhg81MnTP1fNZC11rBDNeL5rNPFeVPyLRbxA17QCMRBGxP4uX5FopVD1kN7Uwc67l" text:style-name="Internet_20_link" text:visited-style-name="Visited_20_Internet_20_Link">
</text:a>
, передає Укрінформ.</text:p>
      <text:p text:style-name="P4">
"...В селі Мала Севастянівка відбулися збори парафіян храму Покрови ПресвятоїБогородиці... Учасники проголосували за вихід із УПЦ МП і перехід до ПЦУ. Запроголосували 110 парафіян", - йдеться в дописі.</text:p>
      <text:p text:style-name="P4">
<draw:frame draw:style-name="fr1" draw:name="Image232" text:anchor-type="as-char" svg:width="6.9236in" svg:height="5.1927in" draw:z-index="0">
<draw:image xlink:href="../Images/yкринформ/2023-04-09T16-28-38-03-00/1681046577-161.jpg" xlink:type="simple" xlink:show="embed" xlink:actuate="onLoad" draw:mime-type="image/jpeg"/>
</draw:frame>
</text:p>
      <text:p text:style-name="P4">
Зазначається, що правопорядок забезпечували працівники поліції Христинівщини.</text:p>
      <text:p text:style-name="P4">
<text:span text:style-name="T4">
Читайте також:</text:span>
 <text:a xlink:type="simple" xlink:href="https://www.ukrinform.ua/rubric-regions/3692343-na-vinniccini-se-cotiri-religijni-gromadi-priednalisa-do-pcu.html" text:style-name="Internet_20_link" text:visited-style-name="Visited_20_Internet_20_Link">
 <text:span text:style-name="T4">
ПЦУ</text:span>
 </text:a>
</text:p>
      <text:p text:style-name="P4">
<draw:frame draw:style-name="fr1" draw:name="Image233" text:anchor-type="as-char" svg:width="6.9236in" svg:height="5.1927in" draw:z-index="0">
<draw:image xlink:href="../Images/yкринформ/2023-04-09T16-28-38-03-00/1681046576-782.jpg" xlink:type="simple" xlink:show="embed" xlink:actuate="onLoad" draw:mime-type="image/jpeg"/>
</draw:frame>
</text:p>
      <text:p text:style-name="P4">
Як повідомляв Укрінформ, керівнику Черкаської єпархії Української православної<text:a xlink:type="simple" xlink:href="https://www.ukrinform.ua/tag-cerkva" text:style-name="Internet_20_link" text:visited-style-name="Visited_20_Internet_20_Link">
 </text:a>
 (московського патріархату) оголошенапідозра у виправдовуванні та визнанні правомірною збройної агресії РФ протиУкраїни (ч. ч. 2, 3 ст. 436-2 КК України).</text:p>
      <text:p text:style-name="P4">
Раніше йому повідомили про підозру у порушенні рівноправності громадян залежновід їх релігійних переконань (ч. 1 ст. 161 КК України).</text:p>
      <text:p text:style-name="P4">
Source: <text:a xlink:type="simple" xlink:href="https://www.ukrinform.ua/rubric-regions/3693623-cerkovna-gromada-na-cerkasini-perejsla-do-pcu.html" text:style-name="Internet_20_link" text:visited-style-name="Visited_20_Internet_20_Link">
https://www.ukrinform.ua/rubric-regions/3693623-cerkovna-gromada-na-cerkasini-perejsla-do-pcu.html</text:a>
</text:p>
      <!--NEWS-->
      <text:h text:style-name="P10" text:outline-level="1">
<text:span text:style-name="T4">
У Конго бойовики здійснили напад на село, загинули близько 20 людей</text:span>
</text:h>
      <text:p text:style-name="P4">
Authors: Ukrinform (Person)</text:p>
      <text:p text:style-name="P4">
Publisher: Укринформ (Organization)</text:p>
      <text:p text:style-name="P4">
Published Time: 2023-04-09T16:37:00+03:00</text:p>
      <text:p text:style-name="P4">
Modified Time: 2023-04-09T16:37:00+03:00</text:p>
      <text:p text:style-name="P4">
Description: На сході Демократичної Республіки Конго бойовики напали на село, внаслідок чого загинули близько 20 осіб. — Укрінформ.</text:p>
      <text:p text:style-name="P4">
Images: ["<text:a xlink:type="simple" xlink:href="https://static.ukrinform.com/photos/2021_05/thumb_files/630_360_1619865208-793.jpg" text:style-name="Internet_20_link" text:visited-style-name="Visited_20_Internet_20_Link">
630_360_16198...</text:a>
"]</text:p>
      <text:p text:style-name="P4">
Tags: ['Конго', 'Тероризм', 'Загибель', 'Насильство']</text:p>
      <text:p text:style-name="P4">
Type: Article</text:p>
      <!--METADATA-->
      <text:p text:style-name="P4">
<draw:frame draw:style-name="fr1" draw:name="Image234" text:anchor-type="as-char" svg:width="6.9236in" svg:height="3.956343in" draw:z-index="0">
<draw:image xlink:href="../Images/yкринформ/2023-04-09T16-37-00-03-00/630_360_1619865208-793.jpg" xlink:type="simple" xlink:show="embed" xlink:actuate="onLoad" draw:mime-type="image/jpeg"/>
</draw:frame>
 На сходіДемократичної Республіки Конго бойовики напали на село, внаслідок чогозагинули близько 20 осіб.</text:p>
      <text:p text:style-name="P4">
Про це повідомляє <text:a xlink:type="simple" xlink:href="https://www.reuters.com/world/africa/islamist-rebel-attack-kills-around-20-eastern-congo-2023-04-08/" text:style-name="Internet_20_link" text:visited-style-name="Visited_20_Internet_20_Link">
 </text:a>
 , передає Укрінформ.</text:p>
      <text:p text:style-name="P4">
"Ми нарахували близько 20 загиблих у п'ятницю в селі Мусандаба", - сказаввійськовий адміністратор території Бені полковник Чарльз Омеонга.</text:p>
      <text:p text:style-name="P4">
Речник армії у провінції Північне Ківу заявив, що нападники використовувалимачете.</text:p>
      <text:p text:style-name="P4">
Терористичне угруповання «Ісламська держава» взяло на себе відповідальність заатаку.</text:p>
      <text:p text:style-name="P4">
У хвилі насильства проти цивільних армія та місцева влада звинувачуютьОб’єднані демократичні сили (ADF), угруповання з Уганди, що базується на сходіДР Конго і яке присягнуло на вірність «Ісламській державі».</text:p>
      <text:p text:style-name="P4">
<text:span text:style-name="T4">
Читайте також:</text:span>
 <text:a xlink:type="simple" xlink:href="https://www.ukrinform.ua/rubric-world/3688689-u-grecii-zaarestuvali-dvoh-pidozruvanih-u-terorizmi.html" text:style-name="Internet_20_link" text:visited-style-name="Visited_20_Internet_20_Link">
 </text:a>
</text:p>
      <text:p text:style-name="P4">
Інцидент стався в одній із двох охоплених конфліктом провінцій, де військоваадміністрація прийшла на зміну цивільній владі, намагаючись зупинитинасильство у країні.</text:p>
      <text:p text:style-name="P4">
Цього тижня миротворча місія ООН у <text:a xlink:type="simple" xlink:href="https://www.ukrinform.ua/tag-kongo" text:style-name="Internet_20_link" text:visited-style-name="Visited_20_Internet_20_Link">
 </text:a>
засудила іншу різанину, вчинену ADF у сусідній провінції Ітурі, у якій, заданими ООН, загинули 30 людей.</text:p>
      <text:p text:style-name="P4">
Як повідомлялося, <text:a xlink:type="simple" xlink:href="https://www.ukrinform.ua/rubric-world/3691691-policia-izrailu-uvirvalasa-do-meceti-alaksa-sim-palestinciv-distali-poranenna.html" text:style-name="Internet_20_link" text:visited-style-name="Visited_20_Internet_20_Link">
 </text:a>
 ,намагаючись розігнати молитовний натовп, сім палестинців дістали поранення.</text:p>
      <text:p text:style-name="P4">
Source: <text:a xlink:type="simple" xlink:href="https://www.ukrinform.ua/rubric-world/3693626-u-kongo-pid-cas-napadu-bojovikiv-na-selo-zaginuli-blizko-20-ludej.html" text:style-name="Internet_20_link" text:visited-style-name="Visited_20_Internet_20_Link">
https://www.ukrinform.ua/rubric-world/3693626-u-kongo-pid-cas-napadu-bojovikiv-na-selo-zaginuli-blizko-20-ludej.html</text:a>
</text:p>
      <!--NEWS-->
      <text:h text:style-name="P10" text:outline-level="1">
<text:span text:style-name="T4">
Уряд планує якнайшвидше розпочати масштабну програму з розмінування – Шмигаль</text:span>
</text:h>
      <text:p text:style-name="P4">
Authors: Ukrinform (Person)</text:p>
      <text:p text:style-name="P4">
Publisher: Укринформ (Organization)</text:p>
      <text:p text:style-name="P4">
Published Time: 2023-04-09T16:46:22+03:00</text:p>
      <text:p text:style-name="P4">
Modified Time: 2023-04-09T16:46:22+03:00</text:p>
      <text:p text:style-name="P4">
Description: У пріоритетах Кабінету Міністрів якнайшвидше розпочати масштабну програму розмінування території України. — Укрінформ.</text:p>
      <text:p text:style-name="P4">
Images: ["<text:a xlink:type="simple" xlink:href="https://static.ukrinform.com/photos/2023_03/thumb_files/630_360_1679674428-586.jpg" text:style-name="Internet_20_link" text:visited-style-name="Visited_20_Internet_20_Link">
630_360_16796...</text:a>
"]</text:p>
      <text:p text:style-name="P4">
Tags: ['Розмінування', 'Шмигаль', 'Війна з росією']</text:p>
      <text:p text:style-name="P4">
Type: Article</text:p>
      <!--METADATA-->
      <text:p text:style-name="P4">
<draw:frame draw:style-name="fr1" draw:name="Image235" text:anchor-type="as-char" svg:width="6.9236in" svg:height="3.956343in" draw:z-index="0">
<draw:image xlink:href="../Images/yкринформ/2023-04-09T16-46-22-03-00/630_360_1679674428-586.jpg" xlink:type="simple" xlink:show="embed" xlink:actuate="onLoad" draw:mime-type="image/jpeg"/>
</draw:frame>
 Упріоритетах Кабінету Міністрів якнайшвидше розпочати масштабну програмурозмінування території України.</text:p>
      <text:p text:style-name="P4">
Як передає Укрінформ, про це Прем'єр-міністр Денис Шмигаль заявив у <text:a xlink:type="simple" xlink:href="https://www.facebook.com/dshmyhal/posts/pfbid022fEafNEiow6Q15zCaNVNpxSXUe3hmQaWMRRVmP1FUU3ixv1dn92JLW7xMb65HQVQl" text:style-name="Internet_20_link" text:visited-style-name="Visited_20_Internet_20_Link">
</text:a>
, підбиваючи економічні підсумки тижня.</text:p>
      <text:p text:style-name="P4">
“Через російських терористів Україна стала однією з найбільш <text:a xlink:type="simple" xlink:href="https://www.ukrinform.ua/tag-minuvanna" text:style-name="Internet_20_link" text:visited-style-name="Visited_20_Internet_20_Link">
</text:a>
 країн у світі. У пріоритетах урядуякнайшвидше розпочати масштабну програму розмінування. Створюємо Державнийцентр гуманітарного розмінування, вже знешкоджено близько 320 тис.вибухонебезпечних предметів. Оновлюємо стандарти, розставляємо пріоритети,створюємо ринок послуг із розмінування”, – ідеться у повідомленні.</text:p>
      <text:p text:style-name="P4">
Також Шмигаль нагадав, що “українці подали вже 23 тисячі заявок у межахпрограми безповоротних грантів єРобота. 3,5 тисячі нових бізнесів створено.Хороший результат, який свідчить, що програма користується попитом. Будемо їїрозширювати. Додаємо три нові види грантів для наших ветеранів. Такожрозширили географію програми ще на вісім областей”.</text:p>
      <text:p text:style-name="P4">
<text:span text:style-name="T4">
Читайте також:</text:span>
 <text:a xlink:type="simple" xlink:href="https://www.ukrinform.ua/rubric-society/3693517-pirotehniki-dsns-otrimali-15-pikapiv-vid-kompanii-tetratech.html" text:style-name="Internet_20_link" text:visited-style-name="Visited_20_Internet_20_Link">
 </text:a>
</text:p>
      <text:p text:style-name="P4">
“Наближаємося до роумінгового безвізу та розвиваємо цифровий. Затвердилидокумент, який дозволить Україні укласти угоду про роумінговий безвіз ізЄвропейським Союзом уже цього року”, - зазначив прем’єр-міністр.</text:p>
      <text:p text:style-name="P4">
Також за словами Шмигаля, “почали тестування послуги, завдяки якій українціможуть підписувати європейські контракти та документи за допомогоюДія.Підпису-EU. Його використовуватимуть у країнах ЄC як удосконаленийелектронний підпис”.</text:p>
      <text:p text:style-name="P4">
“Ухвалили Концепцію безпеки закладів освіти. Документ передбачає активнурозбудову комфортних укриттів, нові підходи до пожежної безпеки, охорони шкіліз залученням відповідних підрозділів поліції, нові підходи до пропускногорежиму, відеоспостереження, інклюзивності. На безпечні укриття в школах цьогороку вже виділено регіонам 1,5 млрд грн субвенції”, - додав Шмигаль.</text:p>
      <text:p text:style-name="P4">
Також він нагадав, що “цього тижня Україна отримала перші 2,7 млрд доларів відМВФ у межах багаторічної програми на 15,6 млрд доларів. Направляємо кошти насоціальну підтримку, освіту та медицину. Також підписано угоду про наданняУкраїні вже другого цьогоріч гранту від США в розмірі 2,5 млрд доларів. Коштинадійдуть через цільовий фонд Світового банку”.</text:p>
      <text:p text:style-name="P4">
<text:span text:style-name="T4">
Читайте також:</text:span>
 <text:a xlink:type="simple" xlink:href="https://www.ukrinform.ua/rubric-economy/3693396-v-ukraini-prezentuvali-doslidzenna-zittestijkosti-kompanij-pid-cas-vijni.html" text:style-name="Internet_20_link" text:visited-style-name="Visited_20_Internet_20_Link">
 </text:a>
</text:p>
      <text:p text:style-name="P4">
“Міжнародна підтримка дозволить уряду зберегти макрофінансову стабільність тапрофінансувати пріоритетні видатки бюджету”, - заявив Шмигаль.</text:p>
      <text:p text:style-name="P4">
Як повідомляв Укрінформ, <text:a xlink:type="simple" xlink:href="https://www.ukrinform.ua/rubric-economy/3692945-urad-shvaliv-stvorenna-centru-gumanitarnogo-rozminuvanna.html" text:style-name="Internet_20_link" text:visited-style-name="Visited_20_Internet_20_Link">
 </text:a>
пропозицію Державної служби з надзвичайних ситуацій щодо утворення бюджетноїустанови "Центр гуманітарного розмінування".</text:p>
      <text:p text:style-name="P4">
<text:span text:style-name="T5">
Фото: КМУ</text:span>
</text:p>
      <text:p text:style-name="P4">
Source: <text:a xlink:type="simple" xlink:href="https://www.ukrinform.ua/rubric-vidbudova/3693628-urad-planue-aknajsvidse-rozpocati-masstabnu-programu-z-rozminuvanna-smigal.html" text:style-name="Internet_20_link" text:visited-style-name="Visited_20_Internet_20_Link">
https://www.ukrinform.ua/rubric-vidbudova/3693628-urad-planue-aknajsvidse-rozpocati-masstabnu-programu-z-rozminuvanna-smigal.html</text:a>
</text:p>
      <!--NEWS-->
      <text:h text:style-name="P10" text:outline-level="1">
<text:span text:style-name="T4">
Сили оборони знищили рідкісну радіолокаційну станцію ворога</text:span>
</text:h>
      <text:p text:style-name="P4">
Authors: Ukrinform (Person)</text:p>
      <text:p text:style-name="P4">
Publisher: Укринформ (Organization)</text:p>
      <text:p text:style-name="P4">
Published Time: 2023-04-09T16:50:00+03:00</text:p>
      <text:p text:style-name="P4">
Modified Time: 2023-04-09T16:50:00+03:00</text:p>
      <text:p text:style-name="P4">
Description: Сили оборони знищили російську радіолокаційну станцію "Реп’яшок".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ЗСУ', 'Військова техніка', 'Війна з росією']</text:p>
      <text:p text:style-name="P4">
Type: Article</text:p>
      <!--METADATA-->
      <text:p text:style-name="P4">
<draw:frame draw:style-name="fr1" draw:name="Image236" text:anchor-type="as-char" svg:width="6.9236in" svg:height="3.956343in" draw:z-index="0">
<draw:image xlink:href="../Images/yкринформ/2023-04-09T16-50-00-03-00/630_360_1669987737-966.jpg" xlink:type="simple" xlink:show="embed" xlink:actuate="onLoad" draw:mime-type="image/jpeg"/>
</draw:frame>
 Силиоборони знищили російську радіолокаційну станцію "Реп’яшок".</text:p>
      <text:p text:style-name="P4">
Як передає Укрінформ, про це оперативне командування "Північ" повідомляє у <text:a xlink:type="simple" xlink:href="https://www.facebook.com/kommander.nord/videos/753404169501802/" text:style-name="Internet_20_link" text:visited-style-name="Visited_20_Internet_20_Link">
</text:a>
</text:p>
      <text:p text:style-name="P4">
"Розвідники 30-ї окремої механізованої бригади ім. князя КостянтинаОстрозького виявили ворожий РЛС "Реп’яшок" і надали координати сусідам із 45-їокремої <text:a xlink:type="simple" xlink:href="https://www.ukrinform.ua/tag-artileria" text:style-name="Internet_20_link" text:visited-style-name="Visited_20_Internet_20_Link">
 </text:a>
 бригади. Точний пострілМ777 - і ціль знищено", - ідеться в повідомленні.</text:p>
      <text:p text:style-name="P4">
<text:span text:style-name="T5">
Відео: ОК "Північ"</text:span>
</text:p>
      <text:p text:style-name="P4">
РЛС "Реп’яшок" - сучасна російська радіолокаційна станція виявленнябезпілотників. На озброєнні у загарбників із 2022 року. За даними на січень,росіяни виробили лише 11 таких станцій.</text:p>
      <text:p text:style-name="P4">
<text:span text:style-name="T4">
Читайте також:</text:span>
 <text:a xlink:type="simple" xlink:href="https://www.ukrinform.ua/rubric-ato/3693601-ukrainski-artileristi-znisili-rosijsku-garmatu.html" text:style-name="Internet_20_link" text:visited-style-name="Visited_20_Internet_20_Link">
 <text:span text:style-name="T4">
знищили</text:span>
 </text:a>
</text:p>
      <text:p text:style-name="P4">
Як повідомляв Укрінформ, Сили оборони України з 24 лютого 2022 року по 9квітня 2023 року <text:a xlink:type="simple" xlink:href="https://www.ukrinform.ua/rubric-ato/3693470-zsu-znisili-vze-178-150-rosijskih-zagarbnikiv.html" text:style-name="Internet_20_link" text:visited-style-name="Visited_20_Internet_20_Link">
 </text:a>
 , з них за минулу добу - 470 осіб.</text:p>
      <text:p text:style-name="P4">
Source: <text:a xlink:type="simple" xlink:href="https://www.ukrinform.ua/rubric-ato/3693630-sili-oboroni-znisili-ridkisnu-radiolokacijnu-stanciu-voroga.html" text:style-name="Internet_20_link" text:visited-style-name="Visited_20_Internet_20_Link">
https://www.ukrinform.ua/rubric-ato/3693630-sili-oboroni-znisili-ridkisnu-radiolokacijnu-stanciu-voroga.html</text:a>
</text:p>
      <!--NEWS-->
      <text:h text:style-name="P10" text:outline-level="1">
<text:span text:style-name="T4">
УПЛ. Дубль Оріховського допоміг «Колосу» розгромити «Металіст 1925»</text:span>
</text:h>
      <text:p text:style-name="P4">
Authors: Ukrinform (Person)</text:p>
      <text:p text:style-name="P4">
Publisher: Укринформ (Organization)</text:p>
      <text:p text:style-name="P4">
Published Time: 2023-04-09T16:54:38+03:00</text:p>
      <text:p text:style-name="P4">
Modified Time: 2023-04-09T16:54:38+03:00</text:p>
      <text:p text:style-name="P4">
Description: Ковалівський «Колос» здобув упевнену перемогу над харківським «Металістом 1925» у заключному поєдинку 20-го туру чемпіонату України з футболу серед команд Прем'єр-ліги. — Укрінформ.</text:p>
      <text:p text:style-name="P4">
Images: ["<text:a xlink:type="simple" xlink:href="https://static.ukrinform.com/photos/2023_04/thumb_files/630_360_1681047724-401.jpg" text:style-name="Internet_20_link" text:visited-style-name="Visited_20_Internet_20_Link">
630_360_16810...</text:a>
"]</text:p>
      <text:p text:style-name="P4">
Tags: None</text:p>
      <text:p text:style-name="P4">
Type: Article</text:p>
      <!--METADATA-->
      <text:p text:style-name="P4">
<draw:frame draw:style-name="fr1" draw:name="Image237" text:anchor-type="as-char" svg:width="6.9236in" svg:height="3.956343in" draw:z-index="0">
<draw:image xlink:href="../Images/yкринформ/2023-04-09T16-54-38-03-00/630_360_1681047724-401.jpg" xlink:type="simple" xlink:show="embed" xlink:actuate="onLoad" draw:mime-type="image/jpeg"/>
</draw:frame>
Ковалівський «Колос» здобув упевнену перемогу над харківським «Металістом1925» у заключному поєдинку 20-го туру чемпіонату України з футболу середкоманд Прем'єр-ліги.</text:p>
      <text:p text:style-name="P4">
Зустріч на стадіоні «Колос» у Ковалівці завершилася на користь господарів зрахунком 3:0, передає Укрінформ.</text:p>
      <text:p text:style-name="P4">
Успіх «Колосу» приніс дубль Павла Оріховського, який забив на 3-й та 35-йхвилинах, та гол Дениса Безбородька (64).</text:p>
      <text:p text:style-name="P4">
<text:span text:style-name="T5">
Результати попередніх матчів туру:</text:span>
</text:p>
      <text:p text:style-name="P4">
«Ворскла» (Полтава) - «Інгулець» (Петрове) - 1:0</text:p>
      <text:p text:style-name="P4">
гол: Василь Кравець (49-та хвилина);</text:p>
      <text:p text:style-name="P4">
«Динамо» (Київ) - «Минай» - 2:0</text:p>
      <text:p text:style-name="P4">
голи: Антон Царенко (35), Владислав Ванат (62);</text:p>
      <text:p text:style-name="P4">
«Кривбас» (Кривий Ріг) - «Зоря» (Луганськ) - 1:0</text:p>
      <text:p text:style-name="P4">
гол: Ріфет Капич (50);</text:p>
      <text:p text:style-name="P4">
«Шахтар» (Донецьк) - «Металіст» (Харків) - 1:0</text:p>
      <text:p text:style-name="P4">
гол: Артем Бондаренко (64);</text:p>
      <text:p text:style-name="P4">
«Рух» (Львів) - «Верес» (Рівне) - 0:0;</text:p>
      <text:p text:style-name="P4">
«Дніпро-1» - «Львів» - 5:2</text:p>
      <text:p text:style-name="P4">
голи: Олексій Гуцуляк (7, 44), Артем Довбик (41, 90+3), Едуард Сарапій (84) -Ярослав Богунов (63), Артем Мільченко (81);</text:p>
      <text:p text:style-name="P4">
«Олександрія» - «Чорноморець» (Одеса) - 1:1</text:p>
      <text:p text:style-name="P4">
голи: Кирило Ковалець (69) - Даніель Алефіренко (36).</text:p>
      <text:p text:style-name="P4">
<text:span text:style-name="T4">
Читайте також:</text:span>
 <text:a xlink:type="simple" xlink:href="https://www.ukrinform.ua/rubric-sports/3693197-stali-vidomi-data-ta-cas-matcu-upl-dinamo-sahtar.html" text:style-name="Internet_20_link" text:visited-style-name="Visited_20_Internet_20_Link">
 </text:a>
</text:p>
      <text:p text:style-name="P4">
У турнірній таблиці УПЛ лідирує «Шахтар», у якого 46 очок (після 19-ти ігор),далі - «Дніпро-1» - 45 (19), «Зоря» - 40 (20), «Динамо» - 39 (20),«Олександрія» - 32 (19), «Кривбас» - 28 (20) та «Колос» - 27 (20).</text:p>
      <text:p text:style-name="P4">
Фото: ФК «Колос».</text:p>
      <text:p text:style-name="P4">
Source: <text:a xlink:type="simple" xlink:href="https://www.ukrinform.ua/rubric-sports/3693633-upl-dubl-orihovskogo-dopomig-kolosu-rozgromiti-metalist-1925.html" text:style-name="Internet_20_link" text:visited-style-name="Visited_20_Internet_20_Link">
https://www.ukrinform.ua/rubric-sports/3693633-upl-dubl-orihovskogo-dopomig-kolosu-rozgromiti-metalist-1925.html</text:a>
</text:p>
      <!--NEWS-->
      <text:h text:style-name="P10" text:outline-level="1">
<text:span text:style-name="T4">
росіяни зменшили кількість обстрілів позицій ЗСУ на Запоріжжі та Донеччині</text:span>
</text:h>
      <text:p text:style-name="P4">
Authors: Ukrinform (Person)</text:p>
      <text:p text:style-name="P4">
Publisher: Укринформ (Organization)</text:p>
      <text:p text:style-name="P4">
Published Time: 2023-04-09T17:00:00+03:00</text:p>
      <text:p text:style-name="P4">
Modified Time: 2023-04-09T17:00:00+03:00</text:p>
      <text:p text:style-name="P4">
Description: Протягом тижня ворог обстріляв позиції українських військових на Запорізькому та Донецькому напрямку 1844 рази. Це втричі менше, ніж у лютому цього року.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Донеччина', 'Обстріл', 'Запоріжжя', 'Війна з росією', 'Єдині новини']</text:p>
      <text:p text:style-name="P4">
Type: Article</text:p>
      <!--METADATA-->
      <text:p text:style-name="P4">
<draw:frame draw:style-name="fr1" draw:name="Image238" text:anchor-type="as-char" svg:width="6.9236in" svg:height="3.956343in" draw:z-index="0">
<draw:image xlink:href="../Images/yкринформ/2023-04-09T17-00-00-03-00/630_360_1668461240-442.jpg" xlink:type="simple" xlink:show="embed" xlink:actuate="onLoad" draw:mime-type="image/jpeg"/>
</draw:frame>
 Протягомтижня ворог обстріляв позиції українських військових на Запорізькому таДонецькому напрямку 1844 рази. Це втричі менше, ніж у лютому цього року.</text:p>
      <text:p text:style-name="P4">
Про це в ефірі національного телемарафону "Єдині новини" сказав речник Силоборони Таврійського напрямку полковник Олексій Дмитрашківський, передаєУкрінформ.</text:p>
      <text:p text:style-name="P4">
"Темпи російських військових дещо знизились порівняно з лютим. Вони зменшилисьна третину. Лише за цей тиждень ворог <text:a xlink:type="simple" xlink:href="https://www.ukrinform.ua/tag-obstril" text:style-name="Internet_20_link" text:visited-style-name="Visited_20_Internet_20_Link">
 </text:a>
 наші позиції на Запорізькому та Донецькому напрямку 1844 рази - цевтричі менше в порівнянні з лютим. Найнебезпечнішим напрямком є Авдіївський таМар’їнський напрямок", - сказав він.</text:p>
      <text:p text:style-name="P4">
За словами військового, армія рф активно продовжує штурмувати позиціїукраїнських військових. Також наносить вогневі ураження, застосовуючи ствольнуартилерію, РСЗВ, активно застосовує авіацію не лише на Донецькому, а й наЗапорізькому напрямку.</text:p>
      <text:p text:style-name="P4">
"На Авдіївському напрямку продовжуються позиційні бої. Ворог намагаєтьсязаблокувати Авдіївку та захопити Мар’їнку аби рухатись на Курахово. Але насьогодні ворог успіху не досяг на жодному напрямку. Тож, ворог обстрілюєцивільне населення", - сказав він.</text:p>
      <text:p text:style-name="P4">
<text:span text:style-name="T4">
Читайте також:</text:span>
 <text:a xlink:type="simple" xlink:href="https://www.ukrinform.ua/rubric-ato/3693608-u-rajoni-tokmaka-na-zaporizzi-prolunala-seria-vibuhiv.html" text:style-name="Internet_20_link" text:visited-style-name="Visited_20_Internet_20_Link">
 <text:span text:style-name="T4">
Запоріж</text:span>
 </text:a>
</text:p>
      <text:p text:style-name="P4">
За словами Дмитрашківського, через страх контрнаступу росіяни облаштовуютьсвої позиції, будують фортифікацію і дуже активно почали мінувати території.</text:p>
      <text:p text:style-name="P4">
"При чому я навіть не знаю, чи складаються карти мінних полів, щоб потім можнабуло розмінувати", - додав він.</text:p>
      <text:p text:style-name="P4">
Раніше повідомлялось, що вчора через авіаудар по Оріхову загинув чоловік.Сьогодні вночі <text:a xlink:type="simple" xlink:href="https://www.ukrinform.ua/rubric-ato/3693468-rosiani-vnoci-atakuvali-zaporizza-raketami-s300.html" text:style-name="Internet_20_link" text:visited-style-name="Visited_20_Internet_20_Link">
 </text:a>
 , загинув чоловік та дитина.</text:p>
      <text:p text:style-name="P4">
Source: <text:a xlink:type="simple" xlink:href="https://www.ukrinform.ua/rubric-ato/3693632-rosiani-zmensili-kilkist-obstriliv-pozicij-zsu-na-zaporizzi-ta-doneccini.html" text:style-name="Internet_20_link" text:visited-style-name="Visited_20_Internet_20_Link">
https://www.ukrinform.ua/rubric-ato/3693632-rosiani-zmensili-kilkist-obstriliv-pozicij-zsu-na-zaporizzi-ta-doneccini.html</text:a>
</text:p>
      <!--NEWS-->
      <text:h text:style-name="P10" text:outline-level="1">
<text:span text:style-name="T4">
Ізраїль продовжив гуманітарну допомогу українським біженцям</text:span>
</text:h>
      <text:p text:style-name="P4">
Authors: Ukrinform (Person)</text:p>
      <text:p text:style-name="P4">
Publisher: Укринформ (Organization)</text:p>
      <text:p text:style-name="P4">
Published Time: 2023-04-09T17:16:00+03:00</text:p>
      <text:p text:style-name="P4">
Modified Time: 2023-04-09T17:16:00+03:00</text:p>
      <text:p text:style-name="P4">
Description: Ізраїль продовжив гуманітарну допомогу українським біженцям, які вимушено виїхали з України внаслідок повномасштабної російської агресії. — Укрінформ.</text:p>
      <text:p text:style-name="P4">
Images: ["<text:a xlink:type="simple" xlink:href="https://static.ukrinform.com/photos/2023_02/thumb_files/630_360_1676808421-498.jpg" text:style-name="Internet_20_link" text:visited-style-name="Visited_20_Internet_20_Link">
630_360_16768...</text:a>
"]</text:p>
      <text:p text:style-name="P4">
Tags: ['Ізраїль', 'Біженці', 'допомога', 'Війна з росією']</text:p>
      <text:p text:style-name="P4">
Type: Article</text:p>
      <!--METADATA-->
      <text:p text:style-name="P4">
<draw:frame draw:style-name="fr1" draw:name="Image239" text:anchor-type="as-char" svg:width="6.9236in" svg:height="3.956343in" draw:z-index="0">
<draw:image xlink:href="../Images/yкринформ/2023-04-09T17-16-00-03-00/630_360_1676808421-498.jpg" xlink:type="simple" xlink:show="embed" xlink:actuate="onLoad" draw:mime-type="image/jpeg"/>
</draw:frame>
 Ізраїльпродовжив гуманітарну допомогу українським біженцям, які вимушено виїхали зУкраїни внаслідок повномасштабної російської агресії.</text:p>
      <text:p text:style-name="P4">
Про це повідомляє The Times of Israel із посиланням на заяву Офісу прем'єр-міністра Ізраїлю Біньяміна Нетаньягу, передає Укрінформ.</text:p>
      <text:p text:style-name="P4">
Як зазначається, допомога включає продовження візи та допомогу в галузіохорони здоров'я та соціального забезпечення.</text:p>
      <text:p text:style-name="P4">
Водночас у короткій заяві Офісу прем'єр-міністра Ізраїлю не уточнили, колиспливає термін дії <text:a xlink:type="simple" xlink:href="https://www.ukrinform.ua/tag-dopomoga" text:style-name="Internet_20_link" text:visited-style-name="Visited_20_Internet_20_Link">
 </text:a>
</text:p>
      <text:p text:style-name="P4">
<text:span text:style-name="T4">
Читайте також:</text:span>
 <text:a xlink:type="simple" xlink:href="https://www.ukrinform.ua/rubric-society/3693615-avstria-prodovzila-diu-posvidcen-bizencam-z-ukraini.html" text:style-name="Internet_20_link" text:visited-style-name="Visited_20_Internet_20_Link">
 <text:span text:style-name="T4">
біженцям</text:span>
 </text:a>
</text:p>
      <text:p text:style-name="P4">
Як повідомляв Укрінформ, <text:a xlink:type="simple" xlink:href="https://www.ukrinform.ua/rubric-society/3692931-albania-prodovzila-termin-dii-zahistu-ukrainciv.html" text:style-name="Internet_20_link" text:visited-style-name="Visited_20_Internet_20_Link">
 </text:a>
 , яківимушено виїхали з України внаслідок повномасштабної російської агресії.</text:p>
      <text:p text:style-name="P4">
Source: <text:a xlink:type="simple" xlink:href="https://www.ukrinform.ua/rubric-society/3693635-izrail-prodovziv-gumanitarnu-dopomogu-ukrainskim-bizencam.html" text:style-name="Internet_20_link" text:visited-style-name="Visited_20_Internet_20_Link">
https://www.ukrinform.ua/rubric-society/3693635-izrail-prodovziv-gumanitarnu-dopomogu-ukrainskim-bizencam.html</text:a>
</text:p>
      <!--NEWS-->
      <text:h text:style-name="P10" text:outline-level="1">
<text:span text:style-name="T4">
Володимир Конєв – MVP сезону баскетбольної Суперліги</text:span>
</text:h>
      <text:p text:style-name="P4">
Authors: Ukrinform (Person)</text:p>
      <text:p text:style-name="P4">
Publisher: Укринформ (Organization)</text:p>
      <text:p text:style-name="P4">
Published Time: 2023-04-09T17:27:36+03:00</text:p>
      <text:p text:style-name="P4">
Modified Time: 2023-04-09T17:27:36+03:00</text:p>
      <text:p text:style-name="P4">
Description: Клуб українця достроково здобув чемпіонський титул. — Укрінформ.</text:p>
      <text:p text:style-name="P4">
Images: ["<text:a xlink:type="simple" xlink:href="https://static.ukrinform.com/photos/2023_04/thumb_files/630_360_1681050397-927.jpg" text:style-name="Internet_20_link" text:visited-style-name="Visited_20_Internet_20_Link">
630_360_16810...</text:a>
"]</text:p>
      <text:p text:style-name="P4">
Tags: ['Баскетбол']</text:p>
      <text:p text:style-name="P4">
Type: Article</text:p>
      <!--METADATA-->
      <text:p text:style-name="P4">
<draw:frame draw:style-name="fr1" draw:name="Image240" text:anchor-type="as-char" svg:width="6.9236in" svg:height="3.956343in" draw:z-index="0">
<draw:image xlink:href="../Images/yкринформ/2023-04-09T17-27-36-03-00/630_360_1681050397-927.jpg" xlink:type="simple" xlink:show="embed" xlink:actuate="onLoad" draw:mime-type="image/jpeg"/>
</draw:frame>
 Клубукраїнця достроково здобув чемпіонський титул.</text:p>
      <text:p text:style-name="P4">
Форвард «Будівельника» Володимир Конєв визнаний MVP баскетбольної СуперлігиУкраїни сезону-2023/23, <text:a xlink:type="simple" xlink:href="https://fbu.ua/news/volodimir-konv---mvp-chemponatu-superlgi-202223" text:style-name="Internet_20_link" text:visited-style-name="Visited_20_Internet_20_Link">
 </text:a>
 пресслужба федерації баскетболу України, передаєУкрінформ.</text:p>
      <text:p text:style-name="P4">
Конєв зіграв у 31 грі регулярного чемпіонату, в яких приносив «Будівельнику»15.2 очок, робив 6,6 підбирання, 3.4 передачі, а його рейтинг ефективностісклав 18.9 балів. Він став четвертим за результативністю гравцем чемпіонату,увійшов до топ-10 за підбираннями та до топ-5 за рейтингом ефективності.</text:p>
      <text:p text:style-name="P4">
Крім того, своєю грою Конєв заслужив виклик до національної збірної України наматчі відбору на чемпіонат світу-2023 у лютому.</text:p>
      <text:p text:style-name="P4">
<text:span text:style-name="T4">
Читайте також:</text:span>
 <text:a xlink:type="simple" xlink:href="https://www.ukrinform.ua/rubric-sports/3691883-basketbol-cempionat-superligi-viznacit-volodara-nagorodi-imeni-salnikova.html" text:style-name="Internet_20_link" text:visited-style-name="Visited_20_Internet_20_Link">
 </text:a>
</text:p>
      <text:p text:style-name="P4">
Як повідомляв Укрінформ, чемпіоном Суперліги достроко став «Будівельник».</text:p>
      <text:p text:style-name="P4">
Фото: fbu.ua</text:p>
      <text:p text:style-name="P4">
Source: <text:a xlink:type="simple" xlink:href="https://www.ukrinform.ua/rubric-sports/3693643-volodimir-konev-mvp-sezonu-basketbolnoi-superligi.html" text:style-name="Internet_20_link" text:visited-style-name="Visited_20_Internet_20_Link">
https://www.ukrinform.ua/rubric-sports/3693643-volodimir-konev-mvp-sezonu-basketbolnoi-superligi.html</text:a>
</text:p>
      <!--NEWS-->
      <text:h text:style-name="P10" text:outline-level="1">
<text:span text:style-name="T4">
У Французьких Альпах унаслідок сходження лавини загинули чотири людини</text:span>
</text:h>
      <text:p text:style-name="P4">
Authors: Ukrinform (Person)</text:p>
      <text:p text:style-name="P4">
Publisher: Укринформ (Organization)</text:p>
      <text:p text:style-name="P4">
Published Time: 2023-04-09T17:33:00+03:00</text:p>
      <text:p text:style-name="P4">
Modified Time: 2023-04-09T17:33:00+03:00</text:p>
      <text:p text:style-name="P4">
Description: На льодовику Армансетт у Французьких Альпах унаслідок сходження лавини загинуло четверо людей, ще кілька осіб зазнали поранень. — Укрінформ.</text:p>
      <text:p text:style-name="P4">
Images: ["<text:a xlink:type="simple" xlink:href="https://static.ukrinform.com/photos/2018_01/thumb_files/630_360_1515323527-9625.jpg" text:style-name="Internet_20_link" text:visited-style-name="Visited_20_Internet_20_Link">
630_360_15153...</text:a>
"]</text:p>
      <text:p text:style-name="P4">
Tags: ['Франція', 'Лавина', 'Альпи']</text:p>
      <text:p text:style-name="P4">
Type: Article</text:p>
      <!--METADATA-->
      <text:p text:style-name="P4">
<draw:frame draw:style-name="fr1" draw:name="Image241" text:anchor-type="as-char" svg:width="6.9236in" svg:height="3.956343in" draw:z-index="0">
<draw:image xlink:href="../Images/yкринформ/2023-04-09T17-33-00-03-00/630_360_1515323527-9625.jpg" xlink:type="simple" xlink:show="embed" xlink:actuate="onLoad" draw:mime-type="image/jpeg"/>
</draw:frame>
 Нальодовику Армансетт у Французьких Альпах унаслідок сходження лавини загинулочетверо людей, ще кілька осіб зазнали поранень.</text:p>
      <text:p text:style-name="P4">
Про це повідомив міністр внутрішніх справ Франції Жеральд Дарманен у <text:a xlink:type="simple" xlink:href="https://twitter.com/GDarmanin/status/1645037366854205440" text:style-name="Internet_20_link" text:visited-style-name="Visited_20_Internet_20_Link">
</text:a>
 , передаєУкрінформ.</text:p>
      <text:p text:style-name="P4">
«На льодовику Армансетт в Альпах посеред дня зійшла <text:a xlink:type="simple" xlink:href="https://www.ukrinform.ua/tag-lavina" text:style-name="Internet_20_link" text:visited-style-name="Visited_20_Internet_20_Link">
</text:a>
 . За попередніми даними, 4 людинизагинули і кілька отримали поранення», - написав він.</text:p>
      <text:p text:style-name="P4">
За його словами, на місці працюють рятувальники.</text:p>
      <text:p text:style-name="P4">
<text:span text:style-name="T4">
Читайте також:</text:span>
 <text:a xlink:type="simple" xlink:href="https://www.ukrinform.ua/rubric-regions/3693561-ratuvalniki-poperedzaut-pro-znacnu-lavinnu-nebezpeku-v-karpatah.html" text:style-name="Internet_20_link" text:visited-style-name="Visited_20_Internet_20_Link">
 <text:span text:style-name="T4">
лавин</text:span>
 </text:a>
</text:p>
      <text:p text:style-name="P4">
Як повідомляв Укрінформ, дев'ятеро лижників <text:a xlink:type="simple" xlink:href="https://www.ukrinform.ua/rubric-world/3693535-u-svejcarskih-alpah-zijsla-lavina-postrazdali-devat-liznikiv.html" text:style-name="Internet_20_link" text:visited-style-name="Visited_20_Internet_20_Link">
</text:a>
 у Швейцарських Альпах.</text:p>
      <text:p text:style-name="P4">
Source: <text:a xlink:type="simple" xlink:href="https://www.ukrinform.ua/rubric-world/3693642-u-francuzkih-alpah-unaslidok-shodzenna-lavini-zaginuli-cotiri-ludini.html" text:style-name="Internet_20_link" text:visited-style-name="Visited_20_Internet_20_Link">
https://www.ukrinform.ua/rubric-world/3693642-u-francuzkih-alpah-unaslidok-shodzenna-lavini-zaginuli-cotiri-ludini.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4-09T17:47:00+03:00</text:p>
      <text:p text:style-name="P4">
Modified Time: 2023-04-09T17:47: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242" text:anchor-type="as-char" svg:width="6.9236in" svg:height="3.956343in" draw:z-index="0">
<draw:image xlink:href="../Images/yкринформ/2023-04-09T17-47-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243" text:anchor-type="as-char" svg:width="6.9236in" svg:height="6.9236in" draw:z-index="0">
<draw:image xlink:href="../Images/yкринформ/2023-04-09T17-47-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244" text:anchor-type="as-char" svg:width="6.9236in" svg:height="6.9236in" draw:z-index="0">
<draw:image xlink:href="../Images/yкринформ/2023-04-09T17-47-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КАТЕРИНА ПЕРЕПЕЛИЦЯ, 8 років</text:span>
</text:p>
      <text:p text:style-name="P4">
<draw:frame draw:style-name="fr1" draw:name="Image245" text:anchor-type="as-char" svg:width="6.9236in" svg:height="6.9236in" draw:z-index="0">
<draw:image xlink:href="../Images/yкринформ/2023-04-09T17-47-00-03-00/1659527404-522.jpg" xlink:type="simple" xlink:show="embed" xlink:actuate="onLoad" draw:mime-type="image/jpeg"/>
</draw:frame>
</text:p>
      <text:p text:style-name="P4">
У січні 2022 року 8-річна дівчинка разом зі своїм батьком виїхала з Сумщини напостійне проживання в Харківську область та досі не виходить на зв’язок. Запопередньою інформацією,</text:p>
      <text:p text:style-name="P4">
населений пункт, де мешкає Катя разом зі своїм батьком та бабусею, перебуваєпід</text:p>
      <text:p text:style-name="P4">
тимчасовою окупацією військами рф.</text:p>
      <text:p text:style-name="P4">
Прикмети дитини: виглядає на 9 років, худорлява, русяве волосся, темні очі.</text:p>
      <text:p text:style-name="P4">
Особливі прикмети: носить окуляри.</text:p>
      <text:p text:style-name="P4">
<text:span text:style-name="T4">
АНДРІЙ ОКСЕНЕНКО, 17 років</text:span>
</text:p>
      <text:p text:style-name="P4">
<draw:frame draw:style-name="fr1" draw:name="Image246" text:anchor-type="as-char" svg:width="6.9236in" svg:height="6.9236in" draw:z-index="0">
<draw:image xlink:href="../Images/yкринформ/2023-04-09T17-47-00-03-00/1659527405-491.jpg" xlink:type="simple" xlink:show="embed" xlink:actuate="onLoad" draw:mime-type="image/jpeg"/>
</draw:frame>
</text:p>
      <text:p text:style-name="P4">
В Києві зник 17-річний Андрій Оксененко.</text:p>
      <text:p text:style-name="P4">
Ще 10 липня 2022 року хлопець пішов з дому та назад досі так і не повернувся.Про</text:p>
      <text:p text:style-name="P4">
Андрія досі немає жодних звісток.</text:p>
      <text:p text:style-name="P4">
Прикмети хлопця: виглядає на 19 років, на зріст 180-190 см., худорлявий, темневолосся,</text:p>
      <text:p text:style-name="P4">
сірі очі.</text:p>
      <text:p text:style-name="P4">
<text:span text:style-name="T4">
АНДРІЙ КАДИГРОБ, 13 років</text:span>
</text:p>
      <text:p text:style-name="P4">
<draw:frame draw:style-name="fr1" draw:name="Image247" text:anchor-type="as-char" svg:width="6.9236in" svg:height="6.9236in" draw:z-index="0">
<draw:image xlink:href="../Images/yкринформ/2023-04-09T17-47-00-03-00/1659527406-839.jpg" xlink:type="simple" xlink:show="embed" xlink:actuate="onLoad" draw:mime-type="image/jpeg"/>
</draw:frame>
</text:p>
      <text:p text:style-name="P4">
Допоможіть знайти 13-річного Андрія Кадигроба, який зник на Кіровоградщині!</text:p>
      <text:p text:style-name="P4">
21 липня 2022 року хлопець пішов з дому в ліс у с. Роздолля та до теперішньогочасу</text:p>
      <text:p text:style-name="P4">
назад так і не повернувся. Де він зараз - невідомо.</text:p>
      <text:p text:style-name="P4">
Прикмети дитини: виглядає на 13-14 років, на зріст 140 см., худорлявий, темневолосся.</text:p>
      <text:p text:style-name="P4">
Одяг: біла футболка, чорні штани, сині шльопанці.</text:p>
      <text:p text:style-name="P4">
<text:span text:style-name="T4">
ЄЛИЗАВЕТА МАНДИЧ, 16 років</text:span>
</text:p>
      <text:p text:style-name="P4">
<draw:frame draw:style-name="fr1" draw:name="Image248" text:anchor-type="as-char" svg:width="6.9236in" svg:height="6.9236in" draw:z-index="0">
<draw:image xlink:href="../Images/yкринформ/2023-04-09T17-47-00-03-00/1659948836-620.jpg" xlink:type="simple" xlink:show="embed" xlink:actuate="onLoad" draw:mime-type="image/jpeg"/>
</draw:frame>
</text:p>
      <text:p text:style-name="P4">
Ще 25 травня 2022 року дівчина зникла у смт. Ківшарівка на Харківщині.</text:p>
      <text:p text:style-name="P4">
Прикмети дитини: виглядає на 17 років, на зріст 158 см., худорлява, русявеволосся, сіро-зелені очі.</text:p>
      <text:p text:style-name="P4">
Особливі прикмети: носить окуляри.</text:p>
      <text:p text:style-name="P4">
<text:span text:style-name="T4">
МИКОЛА ГРИГОР'ЄВ, 17 років</text:span>
</text:p>
      <text:p text:style-name="P4">
<draw:frame draw:style-name="fr1" draw:name="Image249" text:anchor-type="as-char" svg:width="6.9236in" svg:height="6.9236in" draw:z-index="0">
<draw:image xlink:href="../Images/yкринформ/2023-04-09T17-47-00-03-00/1659948835-931.jpg" xlink:type="simple" xlink:show="embed" xlink:actuate="onLoad" draw:mime-type="image/jpeg"/>
</draw:frame>
</text:p>
      <text:p text:style-name="P4">
28 липня 2022 року хлопець пішов з дому у с. Гульск на Житомирщині та дотеперішнього часу назад так і не повернувся.</text:p>
      <text:p text:style-name="P4">
Прикмети: виглядає на 17 років, на зріст 170 см., худорлявий, світле короткеволосся.</text:p>
      <text:p text:style-name="P4">
Одяг: чорна футболка, сині шорти, чорні кросівки.</text:p>
      <text:p text:style-name="P4">
<draw:frame draw:style-name="fr1" draw:name="Image250" text:anchor-type="as-char" svg:width="6.9236in" svg:height="6.9236in" draw:z-index="0">
<draw:image xlink:href="../Images/yкринформ/2023-04-09T17-47-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draw:frame draw:style-name="fr1" draw:name="Image251" text:anchor-type="as-char" svg:width="6.9236in" svg:height="6.9236in" draw:z-index="0">
<draw:image xlink:href="../Images/yкринформ/2023-04-09T17-47-00-03-00/1668596592-605.jpg" xlink:type="simple" xlink:show="embed" xlink:actuate="onLoad" draw:mime-type="image/jpeg"/>
</draw:frame>
</text:p>
      <text:p text:style-name="P4">
8-річна Маргарита Мітюніна безвісти зникла на Херсонщині.</text:p>
      <text:p text:style-name="P4">
10 жовтня 2022 року дівчинка зникла у с. Червоний Маяк. За останньоюінформацією її могли вивезти до Криму.</text:p>
      <text:p text:style-name="P4">
<draw:frame draw:style-name="fr1" draw:name="Image252" text:anchor-type="as-char" svg:width="6.9236in" svg:height="6.9236in" draw:z-index="0">
<draw:image xlink:href="../Images/yкринформ/2023-04-09T17-47-00-03-00/1668596592-112.jpg" xlink:type="simple" xlink:show="embed" xlink:actuate="onLoad" draw:mime-type="image/jpeg"/>
</draw:frame>
</text:p>
      <text:p text:style-name="Horizontal_20_Line"/>
      <text:p text:style-name="P4">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Польща змінила правила ввезення домашніх тварин з України</text:span>
</text:h>
      <text:p text:style-name="P4">
Authors: Ukrinform (Person)</text:p>
      <text:p text:style-name="P4">
Publisher: Укринформ (Organization)</text:p>
      <text:p text:style-name="P4">
Published Time: 2023-04-09T18:02:00+03:00</text:p>
      <text:p text:style-name="P4">
Modified Time: 2023-04-09T18:02:00+03:00</text:p>
      <text:p text:style-name="P4">
Description: Польща змінила правила ввезення домашніх тварин з України. — Укрінформ.</text:p>
      <text:p text:style-name="P4">
Images: ["<text:a xlink:type="simple" xlink:href="https://static.ukrinform.com/photos/2021_02/thumb_files/630_360_1612535331-310.jpeg" text:style-name="Internet_20_link" text:visited-style-name="Visited_20_Internet_20_Link">
630_360_16125...</text:a>
"]</text:p>
      <text:p text:style-name="P4">
Tags: ['Польща', 'Тварини', 'Україна', 'Кордон']</text:p>
      <text:p text:style-name="P4">
Type: Article</text:p>
      <!--METADATA-->
      <text:p text:style-name="P4">
<draw:frame draw:style-name="fr1" draw:name="Image253" text:anchor-type="as-char" svg:width="6.9236in" svg:height="3.956343in" draw:z-index="0">
<draw:image xlink:href="../Images/yкринформ/2023-04-09T18-02-00-03-00/630_360_1612535331-310.jpeg" xlink:type="simple" xlink:show="embed" xlink:actuate="onLoad" draw:mime-type="image/jpeg"/>
</draw:frame>
 Польщазмінила правила ввезення домашніх тварин з України.</text:p>
      <text:p text:style-name="P4">
Як передає Укрінформ, про це Міністерство з питань реінтеграції тимчасовоокупованих територій повідомляє у  <text:a xlink:type="simple" xlink:href="https://t.me/minre_ua/3051" text:style-name="Internet_20_link" text:visited-style-name="Visited_20_Internet_20_Link">
 </text:a>
 .</text:p>
      <text:p text:style-name="P4">
«Раніше українці, які подорожували до Польщі, могли перетнути кордон зі своїмиулюбленцями за спрощеними умовами. Дозволялося перевозити собак, котів ітхорів із мінімальним пакетом документів. Потрібні були лише наявність чипа,щеплення проти сказу, а також ветеринарного паспорта європейського зразка», -йдеться у повідомленні.</text:p>
      <text:p text:style-name="P4">
Однак нещодавно країна скасувала це правило. Відтепер для громадян Українидіятимуть загальні умови ввезення <text:a xlink:type="simple" xlink:href="https://www.ukrinform.ua/tag-tvarini" text:style-name="Internet_20_link" text:visited-style-name="Visited_20_Internet_20_Link">
 </text:a>
 ,які чинні на території Європейського Союзу.</text:p>
      <text:p text:style-name="P4">
<text:span text:style-name="T4">
Читайте також:</text:span>
 <text:a xlink:type="simple" xlink:href="https://www.ukrinform.ua/rubric-ato/3692796-zelenska-vbivstvo-tvarin-v-ukraini-se-odin-strasnij-zlocin-rosian.html" text:style-name="Internet_20_link" text:visited-style-name="Visited_20_Internet_20_Link">
 <text:span text:style-name="T4">
тварин</text:span>
 </text:a>
</text:p>
      <text:p text:style-name="P4">
Зазначається, що до переліченого вище списку документів на тварину додалисясертифікат здоров’я та письмова декларація, яка підтвердить, що ввезеннячотирилапого не є комерційним. А також результати тестування рівня антитілпроти сказу.</text:p>
      <text:p text:style-name="P4">
Як повідомляв Укрінформ, <text:a xlink:type="simple" xlink:href="https://www.ukrinform.ua/rubric-society/3685594-uanimals-planuut-zibrati-500-tisac-na-domivki-dla-tvarin-u-prifrontovij-zoni.html" text:style-name="Internet_20_link" text:visited-style-name="Visited_20_Internet_20_Link">
 </text:a>
 <text:a xlink:type="simple" xlink:href="https://www.ukrinform.ua/rubric-society/3685594-uanimals-planuut-zibrati-500-tisac-na-domivki-dla-tvarin-u-prifrontovij-zoni.html" text:style-name="Internet_20_link" text:visited-style-name="Visited_20_Internet_20_Link">
 </text:a>
 із продажу колекції худі й футболок «Твоє худі — їхнядомівка», щоб побудувати домівки для безпритульних тварин у прифронтовій зоні.</text:p>
      <text:p text:style-name="P4">
Source: <text:a xlink:type="simple" xlink:href="https://www.ukrinform.ua/rubric-society/3693647-polsa-zminila-pravila-vvezenna-domasnih-tvarin-z-ukraini.html" text:style-name="Internet_20_link" text:visited-style-name="Visited_20_Internet_20_Link">
https://www.ukrinform.ua/rubric-society/3693647-polsa-zminila-pravila-vvezenna-domasnih-tvarin-z-ukraini.html</text:a>
</text:p>
      <!--NEWS-->
      <text:h text:style-name="P10" text:outline-level="1">
<text:span text:style-name="T4">
ЗМІ: «Баварія» готова заплатити за Кейна 100 мільйонів євро</text:span>
</text:h>
      <text:p text:style-name="P4">
Authors: Ukrinform (Person)</text:p>
      <text:p text:style-name="P4">
Publisher: Укринформ (Organization)</text:p>
      <text:p text:style-name="P4">
Published Time: 2023-04-09T18:30:45+03:00</text:p>
      <text:p text:style-name="P4">
Modified Time: 2023-04-09T18:30:45+03:00</text:p>
      <text:p text:style-name="P4">
Description: Німецький клуб хоче підписати гравця на наступний сезон. — Укрінформ.</text:p>
      <text:p text:style-name="P4">
Images: ["<text:a xlink:type="simple" xlink:href="https://static.ukrinform.com/photos/2023_04/thumb_files/630_360_1681054162-861.jpg" text:style-name="Internet_20_link" text:visited-style-name="Visited_20_Internet_20_Link">
630_360_16810...</text:a>
"]</text:p>
      <text:p text:style-name="P4">
Tags: ['Баварія', 'Футбол', 'Тоттенхем']</text:p>
      <text:p text:style-name="P4">
Type: Article</text:p>
      <!--METADATA-->
      <text:p text:style-name="P4">
<draw:frame draw:style-name="fr1" draw:name="Image254" text:anchor-type="as-char" svg:width="6.9236in" svg:height="3.956343in" draw:z-index="0">
<draw:image xlink:href="../Images/yкринформ/2023-04-09T18-30-45-03-00/630_360_1681054162-861.jpg" xlink:type="simple" xlink:show="embed" xlink:actuate="onLoad" draw:mime-type="image/jpeg"/>
</draw:frame>
 Німецькийклуб хоче підписати гравця на наступний сезон.</text:p>
      <text:p text:style-name="P4">
«Баварія» хоче підписати форварда «Тоттенгема» Гаррі Кейна, <text:a xlink:type="simple" xlink:href="https://www.instagram.com/stories/pedro.gva6/3077187841464229696/" text:style-name="Internet_20_link" text:visited-style-name="Visited_20_Internet_20_Link">
</text:a>
 журналістПедру Алмейда, передає Укрінформ.</text:p>
      <text:p text:style-name="P4">
Німецький клуб хоче підписати гравця на наступний сезон. Він є головноютрансферною метою мюнхенців. «Баварія» готова заплатити за нього близько 100мільйонів євро.</text:p>
      <text:p text:style-name="P4">
29-річний англієць у поточному сезоні провів 41 матч за «шпор» і забив 25голів при 4 результативних передачах. Його контракт діє до 2024 року.</text:p>
      <text:p text:style-name="P4">
Кейн виступає за першу команду «Тоттенгема» з 2011 року.</text:p>
      <text:p text:style-name="P4">
<text:span text:style-name="T4">
Читайте також:</text:span>
 <text:a xlink:type="simple" xlink:href="https://www.ukrinform.ua/rubric-sports/3693395-son-hin-min-vstanoviv-rekord-rezultativnosti-v-apl-sered-azijskih-futbolistiv.html" text:style-name="Internet_20_link" text:visited-style-name="Visited_20_Internet_20_Link">
 </text:a>
</text:p>
      <text:p text:style-name="P4">
Як повідомляв Укрінформ, вчора, 8-го квітня «Брайтон» поступився «Тоттенгему»- 1:2.</text:p>
      <text:p text:style-name="P4">
Фото: Getty Image</text:p>
      <text:p text:style-name="P4">
Source: <text:a xlink:type="simple" xlink:href="https://www.ukrinform.ua/rubric-sports/3693656-zmi-bavaria-gotova-zaplatiti-za-kejna-100-miljoniv-evro.html" text:style-name="Internet_20_link" text:visited-style-name="Visited_20_Internet_20_Link">
https://www.ukrinform.ua/rubric-sports/3693656-zmi-bavaria-gotova-zaplatiti-za-kejna-100-miljoniv-evro.html</text:a>
</text:p>
      <!--NEWS-->
      <text:h text:style-name="P10" text:outline-level="1">
<text:span text:style-name="T4">
ЗСУ за день уразили 17 районів зосередження ворога</text:span>
</text:h>
      <text:p text:style-name="P4">
Authors: Ukrinform (Person)</text:p>
      <text:p text:style-name="P4">
Publisher: Укринформ (Organization)</text:p>
      <text:p text:style-name="P4">
Published Time: 2023-04-09T18:33:00+03:00</text:p>
      <text:p text:style-name="P4">
Modified Time: 2023-04-09T18:33:00+03:00</text:p>
      <text:p text:style-name="P4">
Description: Авіація Сил оборони за день завдала шість ударів по позиціях ворога, а підрозділи ракетних військ і артилерії уразили ще 11. — Укрінформ.</text:p>
      <text:p text:style-name="P4">
Images: ["<text:a xlink:type="simple" xlink:href="https://static.ukrinform.com/photos/2023_04/thumb_files/630_360_1681054399-394.jpg" text:style-name="Internet_20_link" text:visited-style-name="Visited_20_Internet_20_Link">
630_360_16810...</text:a>
"]</text:p>
      <text:p text:style-name="P4">
Tags: ['Авіація', 'Обстріл', 'ЗСУ', 'Війна з росією']</text:p>
      <text:p text:style-name="P4">
Type: Article</text:p>
      <!--METADATA-->
      <text:p text:style-name="P4">
<draw:frame draw:style-name="fr1" draw:name="Image255" text:anchor-type="as-char" svg:width="6.9236in" svg:height="3.956343in" draw:z-index="0">
<draw:image xlink:href="../Images/yкринформ/2023-04-09T18-33-00-03-00/630_360_1681054399-394.jpg" xlink:type="simple" xlink:show="embed" xlink:actuate="onLoad" draw:mime-type="image/jpeg"/>
</draw:frame>
 АвіаціяСил оборони за день завдала шість ударів по позиціях ворога, а підрозділиракетних військ і артилерії уразили ще 11.</text:p>
      <text:p text:style-name="P4">
Як передає Укрінформ, про це Генеральний штаб Збройних сил України повідомив у<text:a xlink:type="simple" xlink:href="https://www.facebook.com/GeneralStaff.ua/posts/pfbid02LJyGWQmBBoha7JxjJ9Sewig1Wua3YBySmQfD7pxYxEPCDeTZw1X99a5M6jiaMnqNl" text:style-name="Internet_20_link" text:visited-style-name="Visited_20_Internet_20_Link">
</text:a>
оприлюднивши оперативну інформацію станом на 18:00 9 квітня.</text:p>
      <text:p text:style-name="P4">
«Авіація Сил оборони за добу завдала 6 ударів по районах зосередженняокупантів, а підрозділи ракетних військ і артилерії уразили 4 зенітно-ракетнихкомплекси, 11 районів зосередження живої сили, озброєння та військовоїтехніки, склад боєприпасів та 5 станцій радіоелектронної боротьби ворога», -йдеться в повідомленні.</text:p>
      <text:p text:style-name="P4">
Натомість ворог протягом доби здійснив понад 10 <text:a xlink:type="simple" xlink:href="https://www.ukrinform.ua/tag-obstril" text:style-name="Internet_20_link" text:visited-style-name="Visited_20_Internet_20_Link">
</text:a>
 з реактивних систем залпового вогню,завдав 23 авіаційні та 4 ракетні удари. Дві російські ракети, випущені із ЗРКС-300, влучили в об’єкти цивільної інфраструктури Запоріжжя, є загиблі іпоранені серед цивільних громадян, зруйновано та пошкоджено житлові будівлі.Також дві ракети із ЗРК С-300 російські загарбники випустили по об’єктуцивільної інфраструктури Костянтинівки Донецької області.</text:p>
      <text:p text:style-name="P4">
Ймовірність завдання ракетних та авіаційних ударів і надалі залишаєтьсявисокою по всій території України.</text:p>
      <text:p text:style-name="P4">
У Генштабі повідомляють, що ворог продовжує зосереджувати основні зусилля наведенні наступальних дій на Лиманському, Бахмутському, Авдіївському таМар’їнському напрямках. Протягом доби, завдяки мужності кожного воїна, буловідбито понад 40 ворожих атак.</text:p>
      <text:p text:style-name="P4">
<text:span text:style-name="T4">
Читайте також:</text:span>
 <text:a xlink:type="simple" xlink:href="https://www.ukrinform.ua/rubric-ato/3693603-zsu-zbili-nad-sumsinou-rosijskij-bezpilotnik.html" text:style-name="Internet_20_link" text:visited-style-name="Visited_20_Internet_20_Link">
 </text:a>
</text:p>
      <text:p text:style-name="P4">
_<text:span text:style-name="T4">
На Волинському, Поліському, Сіверському та Слобожанському напрямках</text:span>
 _оперативна обстановка без суттєвих змін, ознак формування наступальнихугруповань противника не виявлено.</text:p>
      <text:p text:style-name="P4">
Протягом доби загарбники обстріляли населені пункти Ясна Поляна Чернігівськоїобласті; Волфине, Запсілля та Попівка Сумської області, а також Ветеринарне,Козача Лопань, Мала Данилівка, Гатище, Устинівка, Мілове, Великий Бурлук таТополі на Харківщині.</text:p>
      <text:p text:style-name="P4">
_<text:span text:style-name="T4">
На Куп’янському напрямку</text:span>
 _ ворожих обстрілів зазнали Красне Перше,Новомлинськ, Дворічна та Западне Харківської області.</text:p>
      <text:p text:style-name="P4">
_<text:span text:style-name="T4">
На Лиманському напрямку</text:span>
 _ протягом доби російські війська вели безуспішнінаступальні дії в районі південніше Діброви. Артилерійських обстрілів зазналиНовоселівське, Макіївка, Невське, Білогорівка Луганської області та Колодязі,Торське, Сіверськ, Спірне і Берестове Донецької області.</text:p>
      <text:p text:style-name="P4">
_<text:span text:style-name="T4">
На Бахмутському напрямку</text:span>
 _ ворог продовжує вести наступальні дії,намагається взяти під повний контроль місто Бахмут, тривають запеклі бої.Протягом доби загарбники вели безуспішні наступальні дії в районі східнішенаселеного пункту Богданівка та біля Хромового. Підрозділи Сил оборони відбилиблизько 20 ворожих атак на зазначеній ділянці фронту. Від ворожих обстрілівпостраждали Васюківка, Міньківка, Залізнянське, Оріхово-Василівка, Маркове,Бахмут, Хромове, Часів Яр, Іванівське, Біла Гора та Дружба Донецької області.</text:p>
      <text:p text:style-name="P4">
_<text:span text:style-name="T4">
На Авдіївському та Мар’їнському напрямках</text:span>
 _ ворог вів наступальні дії врайонах Новокалинового, Бердичів, Авдіївки, Сєверного та Мар’їнки Донецькоїобласті, успіху не мав. Найзапекліші бої на зазначеній ділянці фронту триваютьза Авдіївку та Мар’їнку, де було відбито понад 10 ворожих атак. В той же час,ворожих обстрілів зазнали населені пункти Новокалинове, Авдіївка, Ласточкине,Первомайське, Красногорівка, Гостре, Георгіївка та Мар’їнка Донецької області.</text:p>
      <text:p text:style-name="P4">
_<text:span text:style-name="T4">
На Шахтарському напрямку</text:span>
 _ протягом доби ворог наступальних дій непроводив. Здійснив обстріли населених пунктів Новомихайлівка, Богоявленка,Шахтарське, Новоукраїнка, Велика Новосілка, Пречистівка та Золота Нива наДонеччині.</text:p>
      <text:p text:style-name="P4">
_<text:span text:style-name="T4">
На Запорізькому та Херсонському напрямках</text:span>
 _ російські війська продовжуютьнарощувати у фортифікаційному відношенні оборонні рубежі та позиції.Обстріляли, зокрема, Времівку, Новопіль Донецької області; Затишшя, Гуляйполе,Залізничне, Гуляйпілське, Білогір’я Запорізької області; Веселе, Бургунку,Іванівку, Антонівку, Дніпровське Херсонської області, а також Херсон.</text:p>
      <text:p text:style-name="P4">
<text:span text:style-name="T4">
Читайте також:</text:span>
 <text:a xlink:type="simple" xlink:href="https://www.ukrinform.ua/rubric-ato/3693529-na-okupovanij-castini-zaporizkoi-oblasti-znisili-ponad-15-vorozih-vijskovih-ugrupuvan.html" text:style-name="Internet_20_link" text:visited-style-name="Visited_20_Internet_20_Link">
 <text:span text:style-name="T4">
знищ</text:span>
 </text:a>
</text:p>
      <text:p text:style-name="P4">
У Генштабі зазначають, що не припиняються випадки насильницького викраденняцивільного населення російськими загарбниками на тимчасово захопленихтериторіях України. Зокрема, у Старобільську Луганської області, російськівійська організовують обшуки місць проживання громадян, яких підозрюють упідтримці України та вивозять людей у невідомому напрямку, без повернення.</text:p>
      <text:p text:style-name="P4">
Як повідомляв Укрінформ, Сили оборони України <text:a xlink:type="simple" xlink:href="https://www.ukrinform.ua/rubric-ato/3693470-zsu-znisili-vze-178-150-rosijskih-zagarbnikiv.html" text:style-name="Internet_20_link" text:visited-style-name="Visited_20_Internet_20_Link">
</text:a>
 , з них за минулу добу - 470 осіб.</text:p>
      <text:p text:style-name="P4">
<text:span text:style-name="T5">
Фото: Генштаб ЗСУ</text:span>
</text:p>
      <text:p text:style-name="P4">
Source: <text:a xlink:type="simple" xlink:href="https://www.ukrinform.ua/rubric-ato/3693657-zsu-za-den-urazili-17-rajoniv-zoseredzenna-voroga.html" text:style-name="Internet_20_link" text:visited-style-name="Visited_20_Internet_20_Link">
https://www.ukrinform.ua/rubric-ato/3693657-zsu-za-den-urazili-17-rajoniv-zoseredzenna-voroga.html</text:a>
</text:p>
      <!--NEWS-->
      <text:h text:style-name="P10" text:outline-level="1">
<text:span text:style-name="T4">
Макрон про війну в Україні: Зараз не час для переговорів</text:span>
</text:h>
      <text:p text:style-name="P4">
Authors: Ukrinform (Person)</text:p>
      <text:p text:style-name="P4">
Publisher: Укринформ (Organization)</text:p>
      <text:p text:style-name="P4">
Published Time: 2023-04-09T18:40:18+03:00</text:p>
      <text:p text:style-name="P4">
Modified Time: 2023-04-09T18:40:18+03:00</text:p>
      <text:p text:style-name="P4">
Description: Президент Франції Емманюель Макрон заявив у контексті розв'язаної росією війни проти України, що «погода зараз військова», для переговорів час не настав. — Укрінформ.</text:p>
      <text:p text:style-name="P4">
Images: ["<text:a xlink:type="simple" xlink:href="https://static.ukrinform.com/photos/2022_04/thumb_files/630_360_1650825731-530.jpg" text:style-name="Internet_20_link" text:visited-style-name="Visited_20_Internet_20_Link">
630_360_16508...</text:a>
"]</text:p>
      <text:p text:style-name="P4">
Tags: ['Франція', 'Макрон', 'Переговори', 'Україна', 'Війна з росією']</text:p>
      <text:p text:style-name="P4">
Type: Article</text:p>
      <!--METADATA-->
      <text:p text:style-name="P4">
<draw:frame draw:style-name="fr1" draw:name="Image256" text:anchor-type="as-char" svg:width="6.9236in" svg:height="3.956343in" draw:z-index="0">
<draw:image xlink:href="../Images/yкринформ/2023-04-09T18-40-18-03-00/630_360_1650825731-530.jpg" xlink:type="simple" xlink:show="embed" xlink:actuate="onLoad" draw:mime-type="image/jpeg"/>
</draw:frame>
 ПрезидентФранції Емманюель Макрон заявив у контексті розв'язаної росією війни протиУкраїни, що «погода зараз військова», для переговорів час не настав.</text:p>
      <text:p text:style-name="P4">
Про це повідомляє  <text:a xlink:type="simple" xlink:href="https://www.rfi.fr/uk/останні-новин/20230409-еммануель-макрон-зараз-не-час-для-переговорів-погода-поки-військова" text:style-name="Internet_20_link" text:visited-style-name="Visited_20_Internet_20_Link">
 </text:a>
 , передаєУкрінформ.</text:p>
      <text:p text:style-name="P4">
«Я думаю, що Китай робить те ж саме спостереження, що і ми, а саме - щосьогодні погода військова. Українці чинять опір, а ми їм допомагаємо. Зараз нечас для переговорів, навіть якщо ми їх готуємо і якщо ми повинні розставитивіхи», - сказав Макрон в інтерв’ю виданню  <text:a xlink:type="simple" xlink:href="https://www.lesechos.fr/monde/enjeux-internationaux/emmanuel-macron-lautonomie-strategique-doit-etre-le-combat-de-leurope-1933493" text:style-name="Internet_20_link" text:visited-style-name="Visited_20_Internet_20_Link">
</text:a>
 .</text:p>
      <text:p text:style-name="P4">
Він також зауважив, що метою його діалогу з Китаєм є консолідація спільнихпідходів щодо війни.</text:p>
      <text:p text:style-name="P4">
«Перше: підтримка принципів Статуту ООН. Друге: чітке нагадування про ядернуенергетику, і саме Китай має зробити висновки про наслідки того факту, щопрезидент путін розмістив ядерну зброю в білорусі через кілька днів післятого, як він узяв на себе зобов'язання не робити цього. Третє: дуже чіткенагадування про гуманітарне право і захист дітей. І четверте: прагнення допереговорного і тривалого миру», — наголосив Макрон.</text:p>
      <text:p text:style-name="P4">
<text:span text:style-name="T4">
Читайте також:</text:span>
 <text:a xlink:type="simple" xlink:href="https://www.ukrinform.ua/rubric-world/3693040-kitaj-i-francia-zasudzuut-zbrojni-napadi-na-mirni-aderni-obekti.html" text:style-name="Internet_20_link" text:visited-style-name="Visited_20_Internet_20_Link">
 </text:a>
</text:p>
      <text:p text:style-name="P4">
Лідер Франції сказав, що Сі Цзіньпін говорив про європейську архітектурубезпеки. Але, на його думку, її не може бути, доки в Європі ще є країни, щозазнали вторгнення, або заморожені конфлікти.</text:p>
      <text:p text:style-name="P4">
Макрон не впевнений, що Україна є серед пріоритетів китайської політики, протецей діалог дає змогу пом'якшити коментарі з боку Китаю щодо росії.</text:p>
      <text:p text:style-name="P4">
Як повідомляв Укрінформ, президент Європейської комісії Урсула фон дер Ляєн тапрезидент Франції Емманюель Макрон відвідали із триденним візитом Китай. Підчас поїздки Макрон та лідер <text:a xlink:type="simple" xlink:href="https://www.ukrinform.ua/tag-kitaj" text:style-name="Internet_20_link" text:visited-style-name="Visited_20_Internet_20_Link">
 </text:a>
 СіЦзіньпін обговорили війну рф проти України та погодилися, що ядерну зброю слідвиключити з "конфлікту".</text:p>
      <text:p text:style-name="P4">
Source: <text:a xlink:type="simple" xlink:href="https://www.ukrinform.ua/rubric-ato/3693658-makron-pro-vijnu-v-ukraini-zaraz-ne-cas-dla-peregovoriv.html" text:style-name="Internet_20_link" text:visited-style-name="Visited_20_Internet_20_Link">
https://www.ukrinform.ua/rubric-ato/3693658-makron-pro-vijnu-v-ukraini-zaraz-ne-cas-dla-peregovoriv.html</text:a>
</text:p>
      <!--NEWS-->
      <text:h text:style-name="P10" text:outline-level="1">
<text:span text:style-name="T4">
Жіноча збірна України завершила виступи на ЧС з хокею</text:span>
</text:h>
      <text:p text:style-name="P4">
Authors: Ukrinform (Person)</text:p>
      <text:p text:style-name="P4">
Publisher: Укринформ (Organization)</text:p>
      <text:p text:style-name="P4">
Published Time: 2023-04-09T18:50:00+03:00</text:p>
      <text:p text:style-name="P4">
Modified Time: 2023-04-09T18:50:00+03:00</text:p>
      <text:p text:style-name="P4">
Description: Українки в останньому турі здобули перемогу над Литвою. — Укрінформ.</text:p>
      <text:p text:style-name="P4">
Images: ["<text:a xlink:type="simple" xlink:href="https://static.ukrinform.com/photos/2023_04/thumb_files/630_360_1681055387-908.jpg" text:style-name="Internet_20_link" text:visited-style-name="Visited_20_Internet_20_Link">
630_360_16810...</text:a>
"]</text:p>
      <text:p text:style-name="P4">
Tags: ['Чемпіонат світу з хокею', 'хокей']</text:p>
      <text:p text:style-name="P4">
Type: Article</text:p>
      <!--METADATA-->
      <text:p text:style-name="P4">
<draw:frame draw:style-name="fr1" draw:name="Image257" text:anchor-type="as-char" svg:width="6.9236in" svg:height="3.956343in" draw:z-index="0">
<draw:image xlink:href="../Images/yкринформ/2023-04-09T18-50-00-03-00/630_360_1681055387-908.jpg" xlink:type="simple" xlink:show="embed" xlink:actuate="onLoad" draw:mime-type="image/jpeg"/>
</draw:frame>
 Українки востанньому турі здобули перемогу над Литвою.</text:p>
      <text:p text:style-name="P4">
Жіноча збірна України з хокею перемогою над Литвою – 2:1 завершила виступи начемпіонаті світу-2023 в дивізіоні IIIA, передає Укрінформ.</text:p>
      <text:p text:style-name="P4">
Рахунок у матчі відкрили українки, у другому періоді шайбу закинула ХристинаЗагрекова. Однак на початку третього періоду Литва зрівняла рахунок у матчі:відзначилася Габія Петраускайте.</text:p>
      <text:p text:style-name="P4">
За шість хвилин до кінця третього періоду Україна знову вийшла вперед:Вікторія Ценова поставила фінальну крапку у поєдинку.</text:p>
      <text:p text:style-name="P4">
Перемога з рахунком 2:1 дозволила Україні фінішувати другою з 12 очками, аперше місце та підвищення у класі собі забезпечила збірна Гонконгу.</text:p>
      <text:p text:style-name="P4">
<text:span text:style-name="T4">
Читайте також:</text:span>
 <text:a xlink:type="simple" xlink:href="https://www.ukrinform.ua/rubric-sports/3692914-zinoca-zbirna-ukraini-rozgromila-bolgarok-na-cempionati-svitu-z-hokeu.html" text:style-name="Internet_20_link" text:visited-style-name="Visited_20_Internet_20_Link">
 <text:span text:style-name="T4">
хокею</text:span>
 </text:a>
</text:p>
      <text:p text:style-name="P4">
Як повідомляв Укрінформ, чемпіонат світу-2023 став першим офіційним стартомдля жіночої збірної України за понад три роки.</text:p>
      <text:p text:style-name="P4">
Фото: fhu.com.ua</text:p>
      <text:p text:style-name="P4">
Source: <text:a xlink:type="simple" xlink:href="https://www.ukrinform.ua/rubric-sports/3693662-zinoca-zbirna-ukraini-zaversila-vistupi-na-cs-z-hokeu.html" text:style-name="Internet_20_link" text:visited-style-name="Visited_20_Internet_20_Link">
https://www.ukrinform.ua/rubric-sports/3693662-zinoca-zbirna-ukraini-zaversila-vistupi-na-cs-z-hokeu.html</text:a>
</text:p>
      <!--NEWS-->
      <text:h text:style-name="P10" text:outline-level="1">
<text:span text:style-name="T4">
У США розпочали розслідування після нового витоку секретних військових документів</text:span>
</text:h>
      <text:p text:style-name="P4">
Authors: Ukrinform (Person)</text:p>
      <text:p text:style-name="P4">
Publisher: Укринформ (Organization)</text:p>
      <text:p text:style-name="P4">
Published Time: 2023-04-09T18:59:00+03:00</text:p>
      <text:p text:style-name="P4">
Modified Time: 2023-04-09T18:59:00+03:00</text:p>
      <text:p text:style-name="P4">
Description: Міністерство юстиції США розпочало розслідування витоку документів американської розвідки, які були опубліковані в соціальних мережах протягом останніх тижнів. — Укрінформ.</text:p>
      <text:p text:style-name="P4">
Images: ["<text:a xlink:type="simple" xlink:href="https://static.ukrinform.com/photos/2021_06/thumb_files/630_360_1622743216-833.jpg" text:style-name="Internet_20_link" text:visited-style-name="Visited_20_Internet_20_Link">
630_360_16227...</text:a>
"]</text:p>
      <text:p text:style-name="P4">
Tags: ['США', 'Розслідування', 'Витік']</text:p>
      <text:p text:style-name="P4">
Type: Article</text:p>
      <!--METADATA-->
      <text:p text:style-name="P4">
<draw:frame draw:style-name="fr1" draw:name="Image258" text:anchor-type="as-char" svg:width="6.9236in" svg:height="3.956343in" draw:z-index="0">
<draw:image xlink:href="../Images/yкринформ/2023-04-09T18-59-00-03-00/630_360_1622743216-833.jpg" xlink:type="simple" xlink:show="embed" xlink:actuate="onLoad" draw:mime-type="image/jpeg"/>
</draw:frame>
Міністерство юстиції США розпочало розслідування витоку документівамериканської розвідки, які були опубліковані в соціальних мережах протягомостанніх тижнів.</text:p>
      <text:p text:style-name="P4">
Про це повідомляє  <text:a xlink:type="simple" xlink:href="https://edition.cnn.com/2023/04/07/politics/pentagon-leaked-ukraine-documents/index.html" text:style-name="Internet_20_link" text:visited-style-name="Visited_20_Internet_20_Link">
 </text:a>
 , передає Укрінформ.</text:p>
      <text:p text:style-name="P4">
Як зазначається, розслідування розпочалося після того, як у п'ятницю з'явилисянові документи, що охоплюють широкий спектр питань: від підтримки СполученимиШтатами України до інформації про ключових союзників США, таких як Ізраїль, щозбільшило кількість наслідків і без того тривожних витоків інформації.</text:p>
      <text:p text:style-name="P4">
У четвер <text:a xlink:type="simple" xlink:href="https://www.ukrinform.ua/tag-pentagon" text:style-name="Internet_20_link" text:visited-style-name="Visited_20_Internet_20_Link">
 </text:a>
 заявив, що вивчає цепитання після того, як у соціальних мережах з'явилися повідомлення проочевидно засекречені документи про війну в Україні.</text:p>
      <text:p text:style-name="P4">
«Вони виглядають справжніми», - сказав американський посадовець в інтерв'ю CNNпро витік документів.</text:p>
      <text:p text:style-name="P4">
Офіційні особи США кажуть, що вони серйозно ставляться до витоку, оскількивони розслідують і працюють над більш формальною оцінкою того, що міститься вдокументах і як вони просочилися у відкритий доступ.</text:p>
      <text:p text:style-name="P4">
<text:span text:style-name="T4">
Читайте також:</text:span>
 <text:a xlink:type="simple" xlink:href="https://www.ukrinform.ua/rubric-ato/3692948-gur-pro-vitik-sekretnih-dokumentiv-sodo-kontrnastupu-rosia-provodit-svoi-specoperacii-u-fotosopi.html" text:style-name="Internet_20_link" text:visited-style-name="Visited_20_Internet_20_Link">
 <text:span text:style-name="T4">
ГУР</text:span>
 <text:span text:style-name="T4">
про</text:span>
 <text:span text:style-name="T4">
витік</text:span>
 <text:span text:style-name="T4">
документів</text:span>
 <text:span text:style-name="T4">
щодо</text:span>
<text:span text:style-name="T4">
контрнаступу</text:span>
 <text:span text:style-name="T4">
росія</text:span>
 <text:span text:style-name="T4">
проводить</text:span>
 <text:span text:style-name="T4">
свої</text:span>
 <text:span text:style-name="T4">
спецоперації</text:span>
<text:span text:style-name="T4">
фотошопі</text:span>
 </text:a>
</text:p>
      <text:p text:style-name="P4">
Як передає телеканал, документи, які були оприлюднені в п'ятницю, схоже, булирозміщені в Інтернеті протягом останніх кількох тижнів. Вони, судячи з усього,містять секретну інформацію на різні теми - від операцій найманців групиВагнера в Африці та шляхів надання Ізраїлем летальної допомоги Україні дорозвідувальних даних про зв'язки ОАЕ з росією та занепокоєння Південної Кореїщодо надання боєприпасів США для використання в Україні.</text:p>
      <text:p text:style-name="P4">
CNN не зміг самостійно перевірити, що документи не були змінені. Аленаголошує, що вони схожі на низку секретних документів про Україну, якіциркулювали в Інтернеті протягом останніх тижнів, і про які американськіпосадовці в п'ятницю вранці підтвердили CNN, що вони є автентичними.</text:p>
      <text:p text:style-name="P4">
Як у випадку з цими документами, п'ятничні знахідки також були фотографіямироздрукованих та зім'ятих документів. Всі вони мали гриф секретності, деякі зних – «цілком таємно», тобто найвищий рівень засекреченості. Усі вони такожбули зроблені в період з середини лютого до початку березня.</text:p>
      <text:p text:style-name="P4">
<text:span text:style-name="T4">
Читайте також:</text:span>
 <text:a xlink:type="simple" xlink:href="https://www.ukrinform.ua/rubric-ato/3693579-minoboroni-francii-zaperecue-prisutnist-svoih-vijskovih-v-ukraini.html" text:style-name="Internet_20_link" text:visited-style-name="Visited_20_Internet_20_Link">
 <text:span text:style-name="T4">
Міноборони</text:span>
 <text:span text:style-name="T4">
Франції</text:span>
 <text:span text:style-name="T4">
заперечує</text:span>
 <text:span text:style-name="T4">
присутність</text:span>
<text:span text:style-name="T4">
своїх</text:span>
 <text:span text:style-name="T4">
військових</text:span>
 <text:span text:style-name="T4">
Україні</text:span>
 </text:a>
</text:p>
      <text:p text:style-name="P4">
Незрозуміло, хто стоїть за витоками і звідки саме вони з'явилися.</text:p>
      <text:p text:style-name="P4">
Як пише  <text:a xlink:type="simple" xlink:href="https://www.reuters.com/world/south-korea-discuss-issues-raised-leaked-documents-with-us-2023-04-09/" text:style-name="Internet_20_link" text:visited-style-name="Visited_20_Internet_20_Link">
 </text:a>
 , у Південній Кореї знають проповідомлення про витік кількох секретних військових документів США. За словамиофіційного представника президента Південної Кореї, Сеул планує обговорити ізВашингтоном «проблеми, які виникли в результаті витоку інформації».</text:p>
      <text:p text:style-name="P4">
Як повідомляв Укрінформ, видання New York Times опублікувало матеріал, у якомуйдеться про те, що <text:a xlink:type="simple" xlink:href="https://www.ukrinform.ua/rubric-ato/3693170-u-ssa-viavili-novij-vitik-sekretnih-dokumentiv-pro-vijskovi-plani-ukraini-zmi.html" text:style-name="Internet_20_link" text:visited-style-name="Visited_20_Internet_20_Link">
 </text:a>
, які стосуються планів США й НАТО щодо контрнаступу ЗСУ.</text:p>
      <text:p text:style-name="P4">
Радник керівника Офісу Президента Михайло Подоляк заявив, що оприлюдненнянібито документів про контрнаступ України - це російський блеф, пил в очі.</text:p>
      <text:p text:style-name="P4">
Source: <text:a xlink:type="simple" xlink:href="https://www.ukrinform.ua/rubric-world/3693664-u-ssa-rozpocali-rozsliduvanna-pisla-novogo-vitoku-sekretnih-vijskovih-dokumentiv.html" text:style-name="Internet_20_link" text:visited-style-name="Visited_20_Internet_20_Link">
https://www.ukrinform.ua/rubric-world/3693664-u-ssa-rozpocali-rozsliduvanna-pisla-novogo-vitoku-sekretnih-vijskovih-dokumentiv.html</text:a>
</text:p>
      <!--NEWS-->
      <text:h text:style-name="P10" text:outline-level="1">
<text:span text:style-name="T4">
Ракетний удар по Запоріжжю: у міськраді показали, як усувають наслідки обстрілу</text:span>
</text:h>
      <text:p text:style-name="P4">
Authors: Ukrinform (Person)</text:p>
      <text:p text:style-name="P4">
Publisher: Укринформ (Organization)</text:p>
      <text:p text:style-name="P4">
Published Time: 2023-04-09T19:18:00+03:00</text:p>
      <text:p text:style-name="P4">
Modified Time: 2023-04-09T19:18:00+03:00</text:p>
      <text:p text:style-name="P4">
Description: у Запоріжжі протягом дня спеціальні служби, волонтери і місцеві жителі усували наслідки нічного ворожого ракетного обстрілу. — Укрінформ.</text:p>
      <text:p text:style-name="P4">
Images: ["<text:a xlink:type="simple" xlink:href="https://static.ukrinform.com/photos/2023_04/thumb_files/630_360_1681057633-759.jpeg" text:style-name="Internet_20_link" text:visited-style-name="Visited_20_Internet_20_Link">
630_360_16810...</text:a>
", "<text:a xlink:type="simple" xlink:href="https://static.ukrinform.com/photos/2023_04/1681057632-644.jpeg" text:style-name="Internet_20_link" text:visited-style-name="Visited_20_Internet_20_Link">
1681057632-64...</text:a>
", "<text:a xlink:type="simple" xlink:href="https://static.ukrinform.com/photos/2023_04/1681057632-220.jpeg" text:style-name="Internet_20_link" text:visited-style-name="Visited_20_Internet_20_Link">
1681057632-22...</text:a>
", "<text:a xlink:type="simple" xlink:href="https://static.ukrinform.com/photos/2023_04/1681057634-196.jpeg" text:style-name="Internet_20_link" text:visited-style-name="Visited_20_Internet_20_Link">
1681057634-19...</text:a>
", "<text:a xlink:type="simple" xlink:href="https://static.ukrinform.com/photos/2023_04/1681057633-573.jpeg" text:style-name="Internet_20_link" text:visited-style-name="Visited_20_Internet_20_Link">
1681057633-57...</text:a>
", "<text:a xlink:type="simple" xlink:href="https://static.ukrinform.com/photos/2023_04/1681057634-223.jpeg" text:style-name="Internet_20_link" text:visited-style-name="Visited_20_Internet_20_Link">
1681057634-22...</text:a>
"]</text:p>
      <text:p text:style-name="P4">
Tags: ['Обстріл', 'Запоріжжя', 'Війна з росією']</text:p>
      <text:p text:style-name="P4">
Type: Article</text:p>
      <!--METADATA-->
      <text:p text:style-name="P4">
<draw:frame draw:style-name="fr1" draw:name="Image259" text:anchor-type="as-char" svg:width="6.9236in" svg:height="3.956343in" draw:z-index="0">
<draw:image xlink:href="../Images/yкринформ/2023-04-09T19-18-00-03-00/630_360_1681057633-759.jpeg" xlink:type="simple" xlink:show="embed" xlink:actuate="onLoad" draw:mime-type="image/jpeg"/>
</draw:frame>
 уЗапоріжжі протягом дня спеціальні служби, волонтери і місцеві жителі усувалинаслідки нічного ворожого ракетного обстрілу.</text:p>
      <text:p text:style-name="P4">
Як передає Укрінформ, про це секретар Запорізької міської ради Анатолій Куртєвповідомляє у  <text:a xlink:type="simple" xlink:href="https://t.me/kurtievofficial/9988" text:style-name="Internet_20_link" text:visited-style-name="Visited_20_Internet_20_Link">
 </text:a>
 в оперативній інформаціїщодо наслідків нічних обстрілів та їх усунення.</text:p>
      <text:p text:style-name="P4">
На цей час зруйновані покрівлі семи будинків закрито плівкою, а всі вибитівікна, по яким було подано заявки, закриті плитами OSB.</text:p>
      <text:p text:style-name="P4">
<draw:frame draw:style-name="fr1" draw:name="Image260" text:anchor-type="as-char" svg:width="6.9236in" svg:height="5.224754in" draw:z-index="0">
<draw:image xlink:href="../Images/yкринформ/2023-04-09T19-18-00-03-00/1681057632-644.jpeg" xlink:type="simple" xlink:show="embed" xlink:actuate="onLoad" draw:mime-type="image/jpeg"/>
</draw:frame>
<draw:frame draw:style-name="fr1" draw:name="Image261" text:anchor-type="as-char" svg:width="6.9236in" svg:height="5.604043in" draw:z-index="0">
<draw:image xlink:href="../Images/yкринформ/2023-04-09T19-18-00-03-00/1681057632-220.jpeg" xlink:type="simple" xlink:show="embed" xlink:actuate="onLoad" draw:mime-type="image/jpeg"/>
</draw:frame>
</text:p>
      <text:p text:style-name="P4">
Частина ремонтних матеріалів використана з міського резерву. Ще частину надалиблагодійники з гуманітарної місії "Проліска" та БФ "Посмішка ЮА". Представники"Лікарів без кордонів" забезпечили людей заспокійливим та ліками від тиску.</text:p>
      <text:p text:style-name="P4">
<text:span text:style-name="T4">
Читайте також:</text:span>
 <text:a xlink:type="simple" xlink:href="https://www.ukrinform.ua/rubric-regions/3693499-raketnij-udar-po-zaporizzu-postrazdala-perebuvae-v-likarni-u-vazkomu-stani.html" text:style-name="Internet_20_link" text:visited-style-name="Visited_20_Internet_20_Link">
 <text:span text:style-name="T4">
Запоріжж</text:span>
 </text:a>
</text:p>
      <text:p text:style-name="P4">
На місці було розгорнуто намет міськради, в якому надавалися інформаційні іпсихологічні консультації, продукти від World Food Programme та гігієнічнінабори і теплі ковдри.</text:p>
      <text:p text:style-name="P4">
<draw:frame draw:style-name="fr1" draw:name="Image262" text:anchor-type="as-char" svg:width="6.9236in" svg:height="5.1927in" draw:z-index="0">
<draw:image xlink:href="../Images/yкринформ/2023-04-09T19-18-00-03-00/1681057634-196.jpeg" xlink:type="simple" xlink:show="embed" xlink:actuate="onLoad" draw:mime-type="image/jpeg"/>
</draw:frame>
<draw:frame draw:style-name="fr1" draw:name="Image263" text:anchor-type="as-char" svg:width="6.9236in" svg:height="5.1927in" draw:z-index="0">
<draw:image xlink:href="../Images/yкринформ/2023-04-09T19-18-00-03-00/1681057633-573.jpeg" xlink:type="simple" xlink:show="embed" xlink:actuate="onLoad" draw:mime-type="image/jpeg"/>
</draw:frame>
<draw:frame draw:style-name="fr1" draw:name="Image264" text:anchor-type="as-char" svg:width="6.9236in" svg:height="5.744024in" draw:z-index="0">
<draw:image xlink:href="../Images/yкринформ/2023-04-09T19-18-00-03-00/1681057634-223.jpeg" xlink:type="simple" xlink:show="embed" xlink:actuate="onLoad" draw:mime-type="image/jpeg"/>
</draw:frame>
</text:p>
      <text:p text:style-name="P4">
Куртєв підкреслив, що завтра роботи продовжаться.</text:p>
      <text:p text:style-name="P4">
Як повідомляв Укрінформ, вночі російські військові  <text:a xlink:type="simple" xlink:href="https://www.ukrinform.ua/rubric-ato/3693468-rosiani-vnoci-atakuvali-zaporizza-raketami-s300.html" text:style-name="Internet_20_link" text:visited-style-name="Visited_20_Internet_20_Link">
</text:a>
 по Запоріжжю. Двоє людей загинули, пошкодженіпонад 30 приватних будинків, один повністю зруйновано.</text:p>
      <text:p text:style-name="P4">
<text:span text:style-name="T5">
Фото: Анатолій Куртєв</text:span>
</text:p>
      <text:p text:style-name="P4">
Source: <text:a xlink:type="simple" xlink:href="https://www.ukrinform.ua/rubric-regions/3693669-raketnij-udar-po-zaporizzu-u-miskradi-pokazali-ak-usuvaut-naslidki-obstrilu.html" text:style-name="Internet_20_link" text:visited-style-name="Visited_20_Internet_20_Link">
https://www.ukrinform.ua/rubric-regions/3693669-raketnij-udar-po-zaporizzu-u-miskradi-pokazali-ak-usuvaut-naslidki-obstrilu.html</text:a>
</text:p>
      <!--NEWS-->
      <text:h text:style-name="P10" text:outline-level="1">
<text:span text:style-name="T4">
Збірна України виграла 4 медалі у заключний день міжнародного турніру з художньої гімнастики у Софії</text:span>
</text:h>
      <text:p text:style-name="P4">
Authors: Ukrinform (Person)</text:p>
      <text:p text:style-name="P4">
Publisher: Укринформ (Organization)</text:p>
      <text:p text:style-name="P4">
Published Time: 2023-04-09T19:21:17+03:00</text:p>
      <text:p text:style-name="P4">
Modified Time: 2023-04-09T19:21:17+03:00</text:p>
      <text:p text:style-name="P4">
Description: Україну у чотирьох фіналах представляли Христина Погранична та Поліна Городнича. — Укрінформ.</text:p>
      <text:p text:style-name="P4">
Images: ["<text:a xlink:type="simple" xlink:href="https://static.ukrinform.com/photos/2023_04/thumb_files/630_360_1681057147-360.jpg" text:style-name="Internet_20_link" text:visited-style-name="Visited_20_Internet_20_Link">
630_360_16810...</text:a>
"]</text:p>
      <text:p text:style-name="P4">
Tags: ['Гімнастика']</text:p>
      <text:p text:style-name="P4">
Type: Article</text:p>
      <!--METADATA-->
      <text:p text:style-name="P4">
<draw:frame draw:style-name="fr1" draw:name="Image265" text:anchor-type="as-char" svg:width="6.9236in" svg:height="3.956343in" draw:z-index="0">
<draw:image xlink:href="../Images/yкринформ/2023-04-09T19-21-17-03-00/630_360_1681057147-360.jpg" xlink:type="simple" xlink:show="embed" xlink:actuate="onLoad" draw:mime-type="image/jpeg"/>
</draw:frame>
 Україну учотирьох фіналах представляли Христина Погранична та Поліна Городнича.</text:p>
      <text:p text:style-name="P4">
У болгарській Софії завершився міжнародний турнір з художньої гімнастики, <text:a xlink:type="simple" xlink:href="https://www.facebook.com/team.ukraine.rg/" text:style-name="Internet_20_link" text:visited-style-name="Visited_20_Internet_20_Link">
</text:a>
 пресслужба федераціїхудожньої гімнастики України, передає Укрінформ.</text:p>
      <text:p text:style-name="P4">
Христина Погранична виборола 3 медалі: «золото» – у фіналі з обручем і два«срібла» у фіналах з м'ячем і булавами.</text:p>
      <text:p text:style-name="P4">
Поліна Городнича стала переможницею фіналу зі стрічкою.</text:p>
      <text:p text:style-name="P4">
<text:span text:style-name="T4">
Читайте також:</text:span>
 <text:a xlink:type="simple" xlink:href="https://www.ukrinform.ua/rubric-sports/3693516-zbirna-ukraini-gotuetsa-do-startu-na-cempionati-evropi-zi-sportivnoi-gimnastiki.html" text:style-name="Internet_20_link" text:visited-style-name="Visited_20_Internet_20_Link">
 <text:span text:style-name="T4">
гімнастики</text:span>
 </text:a>
</text:p>
      <text:p text:style-name="P4">
Як повідомляв Укрінформ, вчора, 8-го квітня Погранична здобула бронзу убагатоборстві.</text:p>
      <text:p text:style-name="P4">
Фото: facebook.com/team.ukraine.rg</text:p>
      <text:p text:style-name="P4">
Source: <text:a xlink:type="simple" xlink:href="https://www.ukrinform.ua/rubric-sports/3693666-zbirna-ukraini-vigrala-4-medali-u-zaklucnij-den-miznarodnogo-turniru-z-hudoznoi-gimnastiki-u-sofii.html" text:style-name="Internet_20_link" text:visited-style-name="Visited_20_Internet_20_Link">
https://www.ukrinform.ua/rubric-sports/3693666-zbirna-ukraini-vigrala-4-medali-u-zaklucnij-den-miznarodnogo-turniru-z-hudoznoi-gimnastiki-u-sofii.html</text:a>
</text:p>
      <!--NEWS-->
      <text:h text:style-name="P10" text:outline-level="1">
<text:span text:style-name="T4">
У Повітряних силах пояснили, чому тема F-16 не має сходити з вуст</text:span>
</text:h>
      <text:p text:style-name="P4">
Authors: Ukrinform (Person)</text:p>
      <text:p text:style-name="P4">
Publisher: Укринформ (Organization)</text:p>
      <text:p text:style-name="P4">
Published Time: 2023-04-09T19:36:00+03:00</text:p>
      <text:p text:style-name="P4">
Modified Time: 2023-04-09T19:36:00+03:00</text:p>
      <text:p text:style-name="P4">
Description: Сучасні західні винищувачі F-16 здатні зі стовідсотковим результатом знищувати ракети і дрони, чого не можуть забезпечити наявні в Україні літаки МіГ та Су. — Укрінформ.</text:p>
      <text:p text:style-name="P4">
Images: ["<text:a xlink:type="simple" xlink:href="https://static.ukrinform.com/photos/2017_06/thumb_files/630_360_1498327062-2091.jpg" text:style-name="Internet_20_link" text:visited-style-name="Visited_20_Internet_20_Link">
630_360_14983...</text:a>
"]</text:p>
      <text:p text:style-name="P4">
Tags: ['Літак', 'Повітряні сили ЗСУ', 'Винищувач', 'Війна з росією', 'Єдині новини']</text:p>
      <text:p text:style-name="P4">
Type: Article</text:p>
      <!--METADATA-->
      <text:p text:style-name="P4">
<draw:frame draw:style-name="fr1" draw:name="Image266" text:anchor-type="as-char" svg:width="6.9236in" svg:height="3.956343in" draw:z-index="0">
<draw:image xlink:href="../Images/yкринформ/2023-04-09T19-36-00-03-00/630_360_1498327062-2091.jpg" xlink:type="simple" xlink:show="embed" xlink:actuate="onLoad" draw:mime-type="image/jpeg"/>
</draw:frame>
 Сучаснізахідні винищувачі F-16 здатні зі стовідсотковим результатом знищувати ракетиі дрони, чого не можуть забезпечити наявні в Україні літаки МіГ та Су.</text:p>
      <text:p text:style-name="P4">
Про це заявив речник Повітряних сил ЗСУ Юрій Ігнат в ефірі телемарафону "Єдиніновини", повідомляє кореспондент Укрінформу.</text:p>
      <text:p text:style-name="P4">
"(Літаки МіГ і Су - ред.) здійснюють винищуальне прикриття, працюють протиударів "шахедів" та крилатих ракет, тобто там, де працює велика ППО чимобільні вогневі групи, є місця, де працюють <text:a xlink:type="simple" xlink:href="https://www.ukrinform.ua/tag-vinisuvac" text:style-name="Internet_20_link" text:visited-style-name="Visited_20_Internet_20_Link">
 </text:a>
 На жаль, вони не є ефективними у знищенні ракет і дронів, як нам бихотілося. F-16 би виконував зі стовідсотковою ефективністю ті завдання зізнищення ракет і дронів", - сказав Ігнат.</text:p>
      <text:p text:style-name="P4">
Він підкреслив, що протистояти російській авіації МіГами і літаками Су вкрайважко, а то й неможливо.</text:p>
      <text:p text:style-name="P4">
<text:span text:style-name="T4">
Читайте також:</text:span>
 <text:a xlink:type="simple" xlink:href="https://www.ukrinform.ua/rubric-ato/3693648-ignat-poasniv-comu-ukraina-ne-moze-zbivati-vsi-rosijski-kerovani-aviabombi.html" text:style-name="Internet_20_link" text:visited-style-name="Visited_20_Internet_20_Link">
 <text:span text:style-name="T4">
Ігнат</text:span>
 </text:a>
</text:p>
      <text:p text:style-name="P4">
"Тема F-16 не повинна сходити з вуст ні на Заході, ні у нас в країні. Це те,що дозволить нам завоювувати перевагу в повітрі, те, що дозволить надзвичайноефективно протидіяти ворогу, і те, що дозволить нам перемогти", - наголосивречник Повітряних сил.</text:p>
      <text:p text:style-name="P4">
Як повідомлялося, Україна зараз має <text:a xlink:type="simple" xlink:href="https://www.ukrinform.ua/rubric-ato/3660580-vinisuvac-f16-mig-bi-stati-najkrasim-variantom-dla-povitranih-sil-ignat.html" text:style-name="Internet_20_link" text:visited-style-name="Visited_20_Internet_20_Link">
 </text:a>
 : винищувачі Су-27 і МіГ-29, штурмовик Су-25 та бомбардувальникСу-24.</text:p>
      <text:p text:style-name="P4">
Президент Польщі Анджей Дуда заявив, що Варшава лобіюватиме надання Українілітаків натівських стандартів.</text:p>
      <text:p text:style-name="P4">
Source: <text:a xlink:type="simple" xlink:href="https://www.ukrinform.ua/rubric-ato/3693652-u-povitranih-silah-poasnili-comu-tema-f16-ne-mae-shoditi-z-vust.html" text:style-name="Internet_20_link" text:visited-style-name="Visited_20_Internet_20_Link">
https://www.ukrinform.ua/rubric-ato/3693652-u-povitranih-silah-poasnili-comu-tema-f16-ne-mae-shoditi-z-vust.html</text:a>
</text:p>
      <!--NEWS-->
      <text:h text:style-name="P10" text:outline-level="1">
<text:span text:style-name="T4">
У Bellingcat встановили першоджерела злитих документів Пентагону</text:span>
</text:h>
      <text:p text:style-name="P4">
Authors: Ukrinform (Person)</text:p>
      <text:p text:style-name="P4">
Publisher: Укринформ (Organization)</text:p>
      <text:p text:style-name="P4">
Published Time: 2023-04-09T19:52:00+03:00</text:p>
      <text:p text:style-name="P4">
Modified Time: 2023-04-09T19:52:00+03:00</text:p>
      <text:p text:style-name="P4">
Description: Група розслідувачів Bellingcat знайшла першоджерела злитих документів Пентагону, що почали з’являтися ще у січні 2023 року на деяких Discord-серверах. — Укрінформ.</text:p>
      <text:p text:style-name="P4">
Images: ["<text:a xlink:type="simple" xlink:href="https://static.ukrinform.com/photos/2017_12/thumb_files/630_360_1513407469-9227.jpg" text:style-name="Internet_20_link" text:visited-style-name="Visited_20_Internet_20_Link">
630_360_15134...</text:a>
"]</text:p>
      <text:p text:style-name="P4">
Tags: ['Bellingcat', 'Пентагон', 'Документи']</text:p>
      <text:p text:style-name="P4">
Type: Article</text:p>
      <!--METADATA-->
      <text:p text:style-name="P4">
<draw:frame draw:style-name="fr1" draw:name="Image267" text:anchor-type="as-char" svg:width="6.9236in" svg:height="3.956343in" draw:z-index="0">
<draw:image xlink:href="../Images/yкринформ/2023-04-09T19-52-00-03-00/630_360_1513407469-9227.jpg" xlink:type="simple" xlink:show="embed" xlink:actuate="onLoad" draw:mime-type="image/jpeg"/>
</draw:frame>
 Групарозслідувачів Bellingcat знайшла першоджерела злитих документів Пентагону, щопочали з’являтися ще у січні 2023 року на деяких Discord-серверах.</text:p>
      <text:p text:style-name="P4">
Про це повідомляє Укрінформ із посиланням на <text:a xlink:type="simple" xlink:href="https://www.bellingcat.com/news/2023/04/09/from-discord-to-4chan-the-improbable-journey-of-a-us-defence-leak/" text:style-name="Internet_20_link" text:visited-style-name="Visited_20_Internet_20_Link">
</text:a>
</text:p>
      <text:p text:style-name="P4">
“Bellingcat побачила докази того, що деякі документи, датовані січнем, моглибути розміщені в мережі ще раніше, хоча точно невідомо, коли саме. Bellingcatтакож поспілкувалася з трьома членами спільноти Discord, де були розміщенізображення, які заявили, що за останні місяці на інших серверах Discord булоопубліковано набагато більше документів”, - йдеться у повідомленні.</text:p>
      <text:p text:style-name="P4">
5 квітня документи почали поширювати у проросійських Telegram-каналах. Першуверсію розслідувачі виявили у Telegram-каналі Donbass Devushka. Проте закілька годин до цього було опубліковано на одному з форумів 4chan.</text:p>
      <text:p text:style-name="P4">
Водночас 4 березня – за місяць до повідомлень Telegram і 4chan – дані булиопубліковані на сервері Discord. Їх виклав один із користувачів платформи підчас суперечки щодо війни росії в Україні з іншим юзером на сервері,присвяченому грі Minecraft.</text:p>
      <text:p text:style-name="P4">
Документи, які побачили розслідувачі Bellingcat, були не відскановані, асфотографовані. Користувач, який поділився світлинами, пізніше заявив уTwitter, що знайшов їх розміщеними іншим користувачем на сервері Discord підназвою WowMao.</text:p>
      <text:p text:style-name="P4">
Першого і другого березня користувач WowMao опублікував на сервері понад 30документів, багато з яких мають гриф “Цілком таємно”.</text:p>
      <text:p text:style-name="P4">
Цей самий користувач також опублікував десятки інших документів про Україну,перш ніж їх видалили 7 квітня. Хоча <text:a xlink:type="simple" xlink:href="https://www.ukrinform.ua/tag-bellingcat" text:style-name="Internet_20_link" text:visited-style-name="Visited_20_Internet_20_Link">
 </text:a>
 бачив ці публікації, він не зміг незалежно перевіритиавтентичність документів у них.</text:p>
      <text:p text:style-name="P4">
Розслідувачі Bellingcat поспілкувалися з членами окремої спільноти Discord,які стверджували, що інші зображення були опубліковані раніше на ще одномусервері – Thug Shaker Central.</text:p>
      <text:p text:style-name="P4">
<text:span text:style-name="T4">
Читайте також:</text:span>
 <text:a xlink:type="simple" xlink:href="https://www.ukrinform.ua/rubric-ato/3693100-stati-vvazaut-poavu-v-merezi-sekretnih-fajliv-spravznim-vitokom-za-akim-stoit-rosia-zmi.html" text:style-name="Internet_20_link" text:visited-style-name="Visited_20_Internet_20_Link">
 </text:a>
</text:p>
      <text:p text:style-name="P4">
Файли зображень детально описують додатковий документ у тому ж стилі таформатуванні, що й опубліковані на сервері WowMao, датовані 13 січня.</text:p>
      <text:p text:style-name="P4">
Однак, враховуючи, що надані зображення були знімками екрана, а не посиланнямна вихідну публікацію на сервері, яку було видалено, незалежно перевірити їхавтентичність неможливо.</text:p>
      <text:p text:style-name="P4">
Сервер Thug Shaker Central спочатку назвали на честь його початковогозасновника, розповів Bellingcat один із учасників сервера на імʼя Vakhi. Потімобовʼязки адміністратора сервера передавалися через різних користувачів, першніж новий учасник узяв на себе відповідальність. Назва серверу теж частозмінювалася. Vakhi не став називати цю людину, але сказав, що саме вона булапершоджерелом документів. За словами Vakhi та двох інших користувачів, якірозмовляли з Bellingcat, але відмовилися назвати свої імена, файли, щопросочилися на WowMao, — це лише “верхівка айсберга” проти кількостідокументів, розміщених на Thug Shaker Central.</text:p>
      <text:p text:style-name="P4">
Від цього серверу не залишилося жодних слідів. За словами колишніх учасників,на сервері сиділи приблизно 20 активних користувачів. Вони обговорювали відео,музику, православʼя, а також були фанатами YouTube-каналу Oxide, дерозповідають про різну зброю та засоби захисту. Сервер не був політичним, хочаучасники кажуть, що користувачі переважно дотримувалися консервативнихпоглядів. Також там поширювали расистські образи та меми.</text:p>
      <text:p text:style-name="P4">
<text:span text:style-name="T4">
Читайте також:</text:span>
 <text:a xlink:type="simple" xlink:href="https://www.ukrinform.ua/rubric-ato/3693170-u-ssa-viavili-novij-vitik-sekretnih-dokumentiv-pro-vijskovi-plani-ukraini-zmi.html" text:style-name="Internet_20_link" text:visited-style-name="Visited_20_Internet_20_Link">
 </text:a>
</text:p>
      <text:p text:style-name="P4">
Як повідомляв Укрінформ, видання New York Times опублікувало матеріал, у якомуйдеться про те, що Пентагон розслідує витік нібито секретних документів усоцмережі, які стосуються планів США й НАТО щодо контрнаступу ЗСУ.</text:p>
      <text:p text:style-name="P4">
<text:a xlink:type="simple" xlink:href="https://www.ukrinform.ua/rubric-world/3693664-u-ssa-rozpocali-rozsliduvanna-pisla-novogo-vitoku-sekretnih-vijskovih-dokumentiv.html" text:style-name="Internet_20_link" text:visited-style-name="Visited_20_Internet_20_Link">
 </text:a>
 , якібули опубліковані у соціальних мережах протягом останніх тижнів.</text:p>
      <text:p text:style-name="P4">
Source: <text:a xlink:type="simple" xlink:href="https://www.ukrinform.ua/rubric-world/3693674-u-bellingcat-vstanovili-persodzerela-zlitih-dokumentiv-pentagonu.html" text:style-name="Internet_20_link" text:visited-style-name="Visited_20_Internet_20_Link">
https://www.ukrinform.ua/rubric-world/3693674-u-bellingcat-vstanovili-persodzerela-zlitih-dokumentiv-pentagonu.html</text:a>
</text:p>
      <!--NEWS-->
      <text:h text:style-name="P10" text:outline-level="1">
<text:span text:style-name="T4">
Каспер Рууд виграв перший трофей у сезоні</text:span>
</text:h>
      <text:p text:style-name="P4">
Authors: Ukrinform (Person)</text:p>
      <text:p text:style-name="P4">
Publisher: Укринформ (Organization)</text:p>
      <text:p text:style-name="P4">
Published Time: 2023-04-09T19:54:34+03:00</text:p>
      <text:p text:style-name="P4">
Modified Time: 2023-04-09T19:54:34+03:00</text:p>
      <text:p text:style-name="P4">
Description: У фіналі норвежець здолав серба Міомира Кецмановича. — Укрінформ.</text:p>
      <text:p text:style-name="P4">
Images: ["<text:a xlink:type="simple" xlink:href="https://static.ukrinform.com/photos/2023_04/thumb_files/630_360_1681059227-769.jpg" text:style-name="Internet_20_link" text:visited-style-name="Visited_20_Internet_20_Link">
630_360_16810...</text:a>
"]</text:p>
      <text:p text:style-name="P4">
Tags: ['Теніс']</text:p>
      <text:p text:style-name="P4">
Type: Article</text:p>
      <!--METADATA-->
      <text:p text:style-name="P4">
<draw:frame draw:style-name="fr1" draw:name="Image268" text:anchor-type="as-char" svg:width="6.9236in" svg:height="3.956343in" draw:z-index="0">
<draw:image xlink:href="../Images/yкринформ/2023-04-09T19-54-34-03-00/630_360_1681059227-769.jpg" xlink:type="simple" xlink:show="embed" xlink:actuate="onLoad" draw:mime-type="image/jpeg"/>
</draw:frame>
 У фіналінорвежець здолав серба Міомира Кецмановича.</text:p>
      <text:p text:style-name="P4">
П'ята ракетка світу Каспер Рууд (Норвегія) здобув перемогу на грунтовомутурнірі серії АТР 250 в Ешторілі (Португалія), передає Укрінформ.</text:p>
      <text:p text:style-name="P4">
У фіналі змагань 24-річний норвежець у двох сетах обіграв Міомира Кецмановича(Сербія, ATP 40) - 6:2, 7:6 (7:3). Матч тривав 1 годину та 49 хвилин.</text:p>
      <text:p text:style-name="P4">
Для Каспера цей титул став першим у 2023 році та 10-й у кар'єрі.</text:p>
      <text:p text:style-name="P4">
Рахунок особистих зустрічей між Руудом та Кецмановичем став рівним – 2:2.</text:p>
      <text:p text:style-name="P4">
<text:span text:style-name="T4">
Читайте також:</text:span>
 <text:a xlink:type="simple" xlink:href="https://www.ukrinform.ua/rubric-sports/3693563-kalinina-vzala-ucast-u-fotosesii-dla-wta.html" text:style-name="Internet_20_link" text:visited-style-name="Visited_20_Internet_20_Link">
 <text:span text:style-name="T4">
Калініна</text:span>
 </text:a>
</text:p>
      <text:p text:style-name="P4">
Як повідомляв Укрінформ, перша «ракетка» України Ангеліна Калініна (№30світового рейтингу) взяла участь у фотосесії для Жіночої тенісної асоціації(WTA) на турнірі у Чарльстоні (США).</text:p>
      <text:p text:style-name="P4">
Фото: btu.org.ua</text:p>
      <text:p text:style-name="P4">
Source: <text:a xlink:type="simple" xlink:href="https://www.ukrinform.ua/rubric-sports/3693675-kasper-ruud-vigrav-persij-trofej-u-sezoni.html" text:style-name="Internet_20_link" text:visited-style-name="Visited_20_Internet_20_Link">
https://www.ukrinform.ua/rubric-sports/3693675-kasper-ruud-vigrav-persij-trofej-u-sezoni.html</text:a>
</text:p>
      <!--NEWS-->
      <text:h text:style-name="P10" text:outline-level="1">
<text:span text:style-name="T4">
Жителям окупованих територій погрожують вилучати дітей, якщо не братимуть паспорти рф - військові</text:span>
</text:h>
      <text:p text:style-name="P4">
Authors: Ukrinform (Person)</text:p>
      <text:p text:style-name="P4">
Publisher: Укринформ (Organization)</text:p>
      <text:p text:style-name="P4">
Published Time: 2023-04-09T20:02:00+03:00</text:p>
      <text:p text:style-name="P4">
Modified Time: 2023-04-09T20:02:00+03:00</text:p>
      <text:p text:style-name="P4">
Description: Загарбники на тимчасово захопленій території на Таврійському напрямку проводять примусову паспортизацію та погрожують відбирати дітей шкільного віку у батьків, якщо ті відмовлятимуться брати паспорти рф. — Укрінформ.</text:p>
      <text:p text:style-name="P4">
Images: ["<text:a xlink:type="simple" xlink:href="https://static.ukrinform.com/photos/2015_12/thumb_files/630_360_1451037491-3661.jpg" text:style-name="Internet_20_link" text:visited-style-name="Visited_20_Internet_20_Link">
630_360_14510...</text:a>
"]</text:p>
      <text:p text:style-name="P4">
Tags: ['Діти', 'Окупація', 'Паспорт', 'Війна з росією']</text:p>
      <text:p text:style-name="P4">
Type: Article</text:p>
      <!--METADATA-->
      <text:p text:style-name="P4">
<draw:frame draw:style-name="fr1" draw:name="Image269" text:anchor-type="as-char" svg:width="6.9236in" svg:height="3.956343in" draw:z-index="0">
<draw:image xlink:href="../Images/yкринформ/2023-04-09T20-02-00-03-00/630_360_1451037491-3661.jpg" xlink:type="simple" xlink:show="embed" xlink:actuate="onLoad" draw:mime-type="image/jpeg"/>
</draw:frame>
Загарбники на тимчасово захопленій території на Таврійському напрямкупроводять примусову паспортизацію та погрожують відбирати дітей шкільного вікуу батьків, якщо ті відмовлятимуться брати паспорти рф.</text:p>
      <text:p text:style-name="P4">
Про це повідомив речник Сил оборони Таврійського напрямку полковник ОлексійДмитрашківський в ефірі телемарафону "Єдині новини", повідомляє кореспондентУкрінформу.</text:p>
      <text:p text:style-name="P4">
"Ми всі чули і бачили, що в районі Мелітополя відбулися "бавовни"неодноразові, де були знищені і склади, і скупчення техніки, після чого ворогвдався до заходів перевірки документів, телефонів. Навіть було повідомленняпро те, що з собакою шукали партизанів", - сказав речник.</text:p>
      <text:p text:style-name="P4">
За його словами, на тимчасово підконтрольній росії території такожвідбувається примусова незаконна примусова <text:a xlink:type="simple" xlink:href="https://www.ukrinform.ua/tag-pasport" text:style-name="Internet_20_link" text:visited-style-name="Visited_20_Internet_20_Link">
 </text:a>
 .</text:p>
      <text:p text:style-name="P4">
"Погрожують людям, які мають дітей шкільного віку, що замість атестата у нихзаберуть дітей, якщо вони не будуть отримувати паспорти", - заявивДмитрашківський.</text:p>
      <text:p text:style-name="P4">
<text:span text:style-name="T4">
Читайте також:</text:span>
 <text:a xlink:type="simple" xlink:href="https://www.ukrinform.ua/rubric-regions/3693112-na-zahoplenih-teritoriah-hersonsini-rosiani-posilili-primusovu-pasportizaciu-hlan.html" text:style-name="Internet_20_link" text:visited-style-name="Visited_20_Internet_20_Link">
 <text:span text:style-name="T4">
паспорт</text:span>
 </text:a>
</text:p>
      <text:p text:style-name="P4">
Як повідомлялося, за офіційним даними, росія депортувала понад 19,5 тис.українських дітей, однак за неофіційними <text:a xlink:type="simple" xlink:href="https://www.ukrinform.ua/rubric-ato/3681768-sonajmense-kilka-tisac-ukrainskih-ditej-buli-primusovo-peremiseni-rosieu-hrw.html" text:style-name="Internet_20_link" text:visited-style-name="Visited_20_Internet_20_Link">
 </text:a>
 .</text:p>
      <text:p text:style-name="P4">
Від початку повномасштабного вторгнення Україні вдалося повернути 360викрадених росіянами дітей.</text:p>
      <text:p text:style-name="P4">
Source: <text:a xlink:type="simple" xlink:href="https://www.ukrinform.ua/rubric-regions/3693679-zitelam-okupovanih-teritorij-pogrozuut-vilucati-ditej-akso-ne-bratimut-pasporti-rf-vijskovi.html" text:style-name="Internet_20_link" text:visited-style-name="Visited_20_Internet_20_Link">
https://www.ukrinform.ua/rubric-regions/3693679-zitelam-okupovanih-teritorij-pogrozuut-vilucati-ditej-akso-ne-bratimut-pasporti-rf-vijskovi.html</text:a>
</text:p>
      <!--NEWS-->
      <text:h text:style-name="P10" text:outline-level="1">
<text:span text:style-name="T4">
Поблизу Мар'їнки та Авдіївки армія рф щодня втрачає до двох рот - Сили оборони</text:span>
</text:h>
      <text:p text:style-name="P4">
Authors: Ukrinform (Person)</text:p>
      <text:p text:style-name="P4">
Publisher: Укринформ (Organization)</text:p>
      <text:p text:style-name="P4">
Published Time: 2023-04-09T20:05:00+03:00</text:p>
      <text:p text:style-name="P4">
Modified Time: 2023-04-09T20:05:00+03:00</text:p>
      <text:p text:style-name="P4">
Description: На Мар'їнському й Авдіївському напрямках російська армія втрачає щодня близько двох рот особового складу, позиційні бої тривають. — Укрінформ.</text:p>
      <text:p text:style-name="P4">
Images: ["<text:a xlink:type="simple" xlink:href="https://static.ukrinform.com/photos/2023_02/thumb_files/630_360_1675756522-669.jpg" text:style-name="Internet_20_link" text:visited-style-name="Visited_20_Internet_20_Link">
630_360_16757...</text:a>
"]</text:p>
      <text:p text:style-name="P4">
Tags: ['Авдіївка', 'Російські військові', 'Війна з росією', 'Єдині новини']</text:p>
      <text:p text:style-name="P4">
Type: Article</text:p>
      <!--METADATA-->
      <text:p text:style-name="P4">
<draw:frame draw:style-name="fr1" draw:name="Image270" text:anchor-type="as-char" svg:width="6.9236in" svg:height="3.956343in" draw:z-index="0">
<draw:image xlink:href="../Images/yкринформ/2023-04-09T20-05-00-03-00/630_360_1675756522-669.jpg" xlink:type="simple" xlink:show="embed" xlink:actuate="onLoad" draw:mime-type="image/jpeg"/>
</draw:frame>
 НаМар'їнському й Авдіївському напрямках російська армія втрачає щодня близькодвох рот особового складу, позиційні бої тривають.</text:p>
      <text:p text:style-name="P4">
Про це повідомив речник Сил оборони Таврійського напрямку полковник ОлексійДмитрашківський в ефірі телемарафону "Єдині новини", повідомляє кореспондентУкрінформу.</text:p>
      <text:p text:style-name="P4">
"У районі Мар'їнка та <text:a xlink:type="simple" xlink:href="https://www.ukrinform.ua/tag-avdiivka" text:style-name="Internet_20_link" text:visited-style-name="Visited_20_Internet_20_Link">
 </text:a>
 продовжуютьсяпозиційні бої, (загарбники - ред.) перемінний успіх мають, але всі нашіпозиції, які ворог займає, відвойовуються і повертаються назад. (рф - ред.)зазнає колосальних... втрат, кожного дня ворог втрачає близько двох ротособового складу, але не полишає надії", - сказав речник.</text:p>
      <text:p text:style-name="P4">
<text:span text:style-name="T4">
Читайте також:</text:span>
 <text:a xlink:type="simple" xlink:href="https://www.ukrinform.ua/rubric-ato/3693194-rosiani-zavdali-aviaudaru-po-avdiivskomu-koksohimu.html" text:style-name="Internet_20_link" text:visited-style-name="Visited_20_Internet_20_Link">
 <text:span text:style-name="T4">
Авдіїв</text:span>
 </text:a>
</text:p>
      <text:p text:style-name="P4">
За його словами, полонені розповідають, що у бій їх відправляють "не доситьтверезі командири", без жодної підготовки: "Просто піднімають серед ночіособовий склад, під дулами автоматів, пістолетів відправляють їх штурмуватипозиції".</text:p>
      <text:p text:style-name="P4">
Дмитрашківський зазначив, що минулої доби вдень ворог застосував на цьомунапрямку БМП, БТР і танк, у нічний час атаки були суто піхотними групами.</text:p>
      <text:p text:style-name="P4">
Як повідомляв Укрінформ, Сили оборони України  <text:a xlink:type="simple" xlink:href="https://www.ukrinform.ua/rubric-ato/3693470-zsu-znisili-vze-178-150-rosijskih-zagarbnikiv.html" text:style-name="Internet_20_link" text:visited-style-name="Visited_20_Internet_20_Link">
</text:a>
 з 24 лютого 2022 року по 9 квітня 2023року близько 178 тисяч 150 російських загарбників.</text:p>
      <text:p text:style-name="P4">
<text:span text:style-name="T5">
Фото: Flickr</text:span>
</text:p>
      <text:p text:style-name="P4">
Source: <text:a xlink:type="simple" xlink:href="https://www.ukrinform.ua/rubric-ato/3693677-u-rajoni-marinki-ta-avdiivki-armia-rf-sodna-vtracae-do-dvoh-rot-sili-oboroni.html" text:style-name="Internet_20_link" text:visited-style-name="Visited_20_Internet_20_Link">
https://www.ukrinform.ua/rubric-ato/3693677-u-rajoni-marinki-ta-avdiivki-armia-rf-sodna-vtracae-do-dvoh-rot-sili-oboroni.html</text:a>
</text:p>
      <!--NEWS-->
      <text:h text:style-name="P10" text:outline-level="1">
<text:span text:style-name="T4">
До Краматорська прибув перший рейс нового потяга зі Львова</text:span>
</text:h>
      <text:p text:style-name="P4">
Authors: Ukrinform (Person)</text:p>
      <text:p text:style-name="P4">
Publisher: Укринформ (Organization)</text:p>
      <text:p text:style-name="P4">
Published Time: 2023-04-09T20:20:00+03:00</text:p>
      <text:p text:style-name="P4">
Modified Time: 2023-04-09T20:20:00+03:00</text:p>
      <text:p text:style-name="P4">
Description: До Краматорська Донецької області прибув перший рейс нового потяга №104/103 "Львів - Краматорськ". — Укрінформ.</text:p>
      <text:p text:style-name="P4">
Images: ["<text:a xlink:type="simple" xlink:href="https://static.ukrinform.com/photos/2023_04/thumb_files/630_360_1681060453-815.jpg" text:style-name="Internet_20_link" text:visited-style-name="Visited_20_Internet_20_Link">
630_360_16810...</text:a>
", "<text:a xlink:type="simple" xlink:href="https://static.ukrinform.com/photos/2023_04/1681060453-527.jpg" text:style-name="Internet_20_link" text:visited-style-name="Visited_20_Internet_20_Link">
1681060453-52...</text:a>
"]</text:p>
      <text:p text:style-name="P4">
Tags: ['Краматорськ', 'Львів', 'Укрзалізниця', 'Поїзд']</text:p>
      <text:p text:style-name="P4">
Type: Article</text:p>
      <!--METADATA-->
      <text:p text:style-name="P4">
<draw:frame draw:style-name="fr1" draw:name="Image271" text:anchor-type="as-char" svg:width="6.9236in" svg:height="3.956343in" draw:z-index="0">
<draw:image xlink:href="../Images/yкринформ/2023-04-09T20-20-00-03-00/630_360_1681060453-815.jpg" xlink:type="simple" xlink:show="embed" xlink:actuate="onLoad" draw:mime-type="image/jpeg"/>
</draw:frame>
 ДоКраматорська Донецької області прибув перший рейс нового потяга №104/103"Львів - Краматорськ".</text:p>
      <text:p text:style-name="P4">
Як передає Укрінформ, про це АТ "Укрзалізниця” повідомляє у  <text:a xlink:type="simple" xlink:href="https://www.facebook.com/Ukrzaliznytsia/posts/pfbid02kb1w1QZSf3ibA1zzJS7HaUjD1TWhemn7j9VHWfFKsAXQKCdwqyB68sM54aT6Gqcvl" text:style-name="Internet_20_link" text:visited-style-name="Visited_20_Internet_20_Link">
</text:a>
.</text:p>
      <text:p text:style-name="P4">
"До Краматорська прибув перший рейс нового поїзда №104/103 зі <text:a xlink:type="simple" xlink:href="https://www.ukrinform.ua/tag-lviv" text:style-name="Internet_20_link" text:visited-style-name="Visited_20_Internet_20_Link">
</text:a>
 — з першої поїздки заповнений на 100%!",- йдеться у повідомленні.</text:p>
      <text:p text:style-name="P4">
<draw:frame draw:style-name="fr1" draw:name="Image272" text:anchor-type="as-char" svg:width="6.9236in" svg:height="9.231467in" draw:z-index="0">
<draw:image xlink:href="../Images/yкринформ/2023-04-09T20-20-00-03-00/1681060453-527.jpg" xlink:type="simple" xlink:show="embed" xlink:actuate="onLoad" draw:mime-type="image/jpeg"/>
</draw:frame>
</text:p>
      <text:p text:style-name="P4">
<text:span text:style-name="T4">
Читайте також:</text:span>
 <text:a xlink:type="simple" xlink:href="https://www.ukrinform.ua/rubric-economy/3692522-ukrzaliznica-zaversila-testovij-rejs-evrokolieu-iz-polsi.html" text:style-name="Internet_20_link" text:visited-style-name="Visited_20_Internet_20_Link">
 <text:span text:style-name="T4">
Укрзал</text:span>
 </text:a>
</text:p>
      <text:p text:style-name="P4">
В Укрзалізниці зазначили, що український Краматорськ "сповнений життя,незламної мужності... і очікувань на правосуддя для злочинців, яке прийденевідворотно".</text:p>
      <text:p text:style-name="P4">
Як повідомляв Укрінформ, 8 квітня у Краматорську  <text:a xlink:type="simple" xlink:href="https://www.ukrinform.ua/rubric-regions/3693279-u-kramatorsku-vsanuvali-pamat-zertv-raketnogo-udaru-rf-po-zaliznicnomu-vokzalu.html" text:style-name="Internet_20_link" text:visited-style-name="Visited_20_Internet_20_Link">
</text:a>
 внаслідокросійського ракетного обстрілу залізничного вокзалу рік тому.</text:p>
      <text:p text:style-name="P4">
Source: <text:a xlink:type="simple" xlink:href="https://www.ukrinform.ua/rubric-regions/3693680-do-kramatorska-pribuv-persij-rejs-novogo-potaga-zi-lvova.html" text:style-name="Internet_20_link" text:visited-style-name="Visited_20_Internet_20_Link">
https://www.ukrinform.ua/rubric-regions/3693680-do-kramatorska-pribuv-persij-rejs-novogo-potaga-zi-lvova.html</text:a>
</text:p>
      <!--NEWS-->
      <text:h text:style-name="P10" text:outline-level="1">
<text:span text:style-name="T4">
Іран заявив про успішне випробування нового дрона-камікадзе</text:span>
</text:h>
      <text:p text:style-name="P4">
Authors: Ukrinform (Person)</text:p>
      <text:p text:style-name="P4">
Publisher: Укринформ (Organization)</text:p>
      <text:p text:style-name="P4">
Published Time: 2023-04-09T20:23:00+03:00</text:p>
      <text:p text:style-name="P4">
Modified Time: 2023-04-09T20:23:00+03:00</text:p>
      <text:p text:style-name="P4">
Description: Сухопутні війська Корпусу вартових Ісламської революції (КВІР) заявили про успішне випробування нового дрона-камікадзе «Me’raj-532», що здатний підривати цілі на відстані до 450 км. — Укрінформ.</text:p>
      <text:p text:style-name="P4">
Images: ["<text:a xlink:type="simple" xlink:href="https://static.ukrinform.com/photos/2023_04/thumb_files/630_360_1681053493-691.jpg" text:style-name="Internet_20_link" text:visited-style-name="Visited_20_Internet_20_Link">
630_360_16810...</text:a>
"]</text:p>
      <text:p text:style-name="P4">
Tags: ['Безпілотник', 'Іран', 'Випробування', 'Дрон']</text:p>
      <text:p text:style-name="P4">
Type: Article</text:p>
      <!--METADATA-->
      <text:p text:style-name="P4">
<draw:frame draw:style-name="fr1" draw:name="Image273" text:anchor-type="as-char" svg:width="6.9236in" svg:height="3.956343in" draw:z-index="0">
<draw:image xlink:href="../Images/yкринформ/2023-04-09T20-23-00-03-00/630_360_1681053493-691.jpg" xlink:type="simple" xlink:show="embed" xlink:actuate="onLoad" draw:mime-type="image/jpeg"/>
</draw:frame>
 Сухопутнівійська Корпусу вартових Ісламської революції (КВІР) заявили про успішневипробування нового дрона-камікадзе «Me’raj-532», що здатний підривати цілі навідстані до 450 км.</text:p>
      <text:p text:style-name="P4">
Про це повідомив агентству  <text:a xlink:type="simple" xlink:href="https://www.tasnimnews.com/en/news/2023/04/09/2877484/irgc-tests-new-suicide-drone-with-50-kg-of-ammo" text:style-name="Internet_20_link" text:visited-style-name="Visited_20_Internet_20_Link">
</text:a>
 голова Науково-дослідного підрозділуСухопутних Сил КВІР Алі Кухестані, передає Укрінформ.</text:p>
      <text:p text:style-name="P4">
Зазначається, що цей безпілотний літальний апарат оснащений поршневимдвигуном, має робочу висоту 3,6 км і може перебувати в повітрі до 3 годин.</text:p>
      <text:p text:style-name="P4">
За словами Кухестані, дрон-камікадзе може вражати цілі з високою точністюбоєголовкою вагою 50 кілограмів і може злітати з автомобіля.</text:p>
      <text:p text:style-name="P4">
<text:span text:style-name="T4">
Читайте також:</text:span>
 <text:a xlink:type="simple" xlink:href="https://www.ukrinform.ua/rubric-world/3693240-u-kndr-zaavlaut-so-viprobuvali-pidvodnij-adernij-dron.html" text:style-name="Internet_20_link" text:visited-style-name="Visited_20_Internet_20_Link">
 <text:span text:style-name="T4">
дрон</text:span>
 </text:a>
</text:p>
      <text:p text:style-name="P4">
Він додав, що Me’raj-532 можна зібрати та підготувати до польоту «легко ташвидко», що є підходящим варіантом для швидкого реагування на певну ситуацію.</text:p>
      <text:p text:style-name="P4">
Кухестані також розповів, що іранські військові планують залучити більше <text:a xlink:type="simple" xlink:href="https://www.ukrinform.ua/tag-bezpilotnik" text:style-name="Internet_20_link" text:visited-style-name="Visited_20_Internet_20_Link">
</text:a>
 -камікадзе для різних місій, яківиконують підрозділи сухопутних сил КВІР.</text:p>
      <text:p text:style-name="P4">
Як повідомляв Укрінформ, 21 березня Уряд США оголосив про запровадженнясанкцій проти компаній та осіб в Ірані й Туреччині, причетних до іранськихпрограм виготовлення БПЛА, а також іншого озброєння, включно з балістичнимиракетами.</text:p>
      <text:p text:style-name="P4">
_ Фото з сайту tasnimnews.com  _</text:p>
      <text:p text:style-name="P4">
Source: <text:a xlink:type="simple" xlink:href="https://www.ukrinform.ua/rubric-world/3693654-iran-zaaviv-pro-uspisne-viprobuvanna-novogo-dronakamikadze.html" text:style-name="Internet_20_link" text:visited-style-name="Visited_20_Internet_20_Link">
https://www.ukrinform.ua/rubric-world/3693654-iran-zaaviv-pro-uspisne-viprobuvanna-novogo-dronakamikadze.html</text:a>
</text:p>
      <!--NEWS-->
      <text:h text:style-name="P10" text:outline-level="1">
<text:span text:style-name="T4">
АПЛ: «Ліверпуль» зіграв внічию з «Арсеналом»</text:span>
</text:h>
      <text:p text:style-name="P4">
Authors: Ukrinform (Person)</text:p>
      <text:p text:style-name="P4">
Publisher: Укринформ (Organization)</text:p>
      <text:p text:style-name="P4">
Published Time: 2023-04-09T20:38:49+03:00</text:p>
      <text:p text:style-name="P4">
Modified Time: 2023-04-09T20:38:49+03:00</text:p>
      <text:p text:style-name="P4">
Description: Зінченко відіграв 88 хвилин матчу. — Укрінформ.</text:p>
      <text:p text:style-name="P4">
Images: ["<text:a xlink:type="simple" xlink:href="https://static.ukrinform.com/photos/2023_04/thumb_files/630_360_1681061826-748.jpeg" text:style-name="Internet_20_link" text:visited-style-name="Visited_20_Internet_20_Link">
630_360_16810...</text:a>
"]</text:p>
      <text:p text:style-name="P4">
Tags: ['Арсенал', 'Футбол', 'Зінченко', 'Ліверпуль', 'АПЛ']</text:p>
      <text:p text:style-name="P4">
Type: Article</text:p>
      <!--METADATA-->
      <text:p text:style-name="P4">
<draw:frame draw:style-name="fr1" draw:name="Image274" text:anchor-type="as-char" svg:width="6.9236in" svg:height="3.956343in" draw:z-index="0">
<draw:image xlink:href="../Images/yкринформ/2023-04-09T20-38-49-03-00/630_360_1681061826-748.jpeg" xlink:type="simple" xlink:show="embed" xlink:actuate="onLoad" draw:mime-type="image/jpeg"/>
</draw:frame>
 Зінченковідіграв 88 хвилин матчу.</text:p>
      <text:p text:style-name="P4">
«Ліверпуль» та «Арсенал» поділили очки – 2:2 в 30-му турі Англійської Прем’єр-ліги, передає Укрінформ.</text:p>
      <text:p text:style-name="P4">
З перших хвилин гри «каноніри» заволоділи м’ячем і забили швидкий гол: на 8-ійхвилині Мартінеллі влучив у ворота. За 20-ть хвилин Мартінеллі подвоївперевагу «Арсеналу».</text:p>
      <text:p text:style-name="P4">
«Ліверпуль» зумів відіграти один м’яч вже наприкінці першого тайму: командарозпочала атаку, яку завершив Салах.</text:p>
      <text:p text:style-name="P4">
Наприкінці матчу – 87-ій хвилині гри господарі поля все ж таки змогли зрівнятирахунок.</text:p>
      <text:p text:style-name="P4">
Олександр Зінченко відіграв 88 хвилин матчу, його замінив Кіран Тірні.</text:p>
      <text:p text:style-name="P4">
Відтак, «Арсенал» продовжує очолювати турнірну таблицю АПЛ, у них 73 очки,«Ліверпуль» - восьмий, із 44-ми пунктами в активі.</text:p>
      <text:p text:style-name="P4">
<text:span text:style-name="T4">
Читайте також:</text:span>
 <text:a xlink:type="simple" xlink:href="https://www.ukrinform.ua/rubric-sports/3693352-apl-celsi-mudrika-postupivsa-vulvergemptonu-prodovzivsi-bezvigrasnu-seriu.html" text:style-name="Internet_20_link" text:visited-style-name="Visited_20_Internet_20_Link">
 <text:span text:style-name="T4">
АПЛ</text:span>
 </text:a>
</text:p>
      <text:p text:style-name="P4">
Як повідомляв Укрінформ, в іншому матчі ігрового дня «Кристал Пелес» обіграв«Лідс» - 5:1.</text:p>
      <text:p text:style-name="P4">
Фото: Getty Image</text:p>
      <text:p text:style-name="P4">
Source: <text:a xlink:type="simple" xlink:href="https://www.ukrinform.ua/rubric-sports/3693684-apl-liverpul-zigrav-vniciu-z-arsenalom.html" text:style-name="Internet_20_link" text:visited-style-name="Visited_20_Internet_20_Link">
https://www.ukrinform.ua/rubric-sports/3693684-apl-liverpul-zigrav-vniciu-z-arsenalom.html</text:a>
</text:p>
      <!--NEWS-->
      <text:h text:style-name="P10" text:outline-level="1">
<text:span text:style-name="T4">
У Чернівецькій області через аварію ускладнений рух на автошляху Н-03</text:span>
</text:h>
      <text:p text:style-name="P4">
Authors: Ukrinform (Person)</text:p>
      <text:p text:style-name="P4">
Publisher: Укринформ (Organization)</text:p>
      <text:p text:style-name="P4">
Published Time: 2023-04-09T20:40:00+03:00</text:p>
      <text:p text:style-name="P4">
Modified Time: 2023-04-09T20:40:00+03:00</text:p>
      <text:p text:style-name="P4">
Description: В селі Припруття Чернівецької області через дорожню-транспортну пригоду ускладнений рух на автодорозі Н-03 Житомир - Чернівці. — Укрінформ.</text:p>
      <text:p text:style-name="P4">
Images: ["<text:a xlink:type="simple" xlink:href="https://static.ukrinform.com/photos/2023_04/thumb_files/630_360_1681061667-352.jpeg" text:style-name="Internet_20_link" text:visited-style-name="Visited_20_Internet_20_Link">
630_360_16810...</text:a>
"]</text:p>
      <text:p text:style-name="P4">
Tags: ['Аварія', 'ДТП', 'Поліція', 'Житомир', 'Чернівці']</text:p>
      <text:p text:style-name="P4">
Type: Article</text:p>
      <!--METADATA-->
      <text:p text:style-name="P4">
<draw:frame draw:style-name="fr1" draw:name="Image275" text:anchor-type="as-char" svg:width="6.9236in" svg:height="3.956343in" draw:z-index="0">
<draw:image xlink:href="../Images/yкринформ/2023-04-09T20-40-00-03-00/630_360_1681061667-352.jpeg" xlink:type="simple" xlink:show="embed" xlink:actuate="onLoad" draw:mime-type="image/jpeg"/>
</draw:frame>
 В селіПрипруття Чернівецької області через дорожню-транспортну пригоду ускладненийрух на автодорозі Н-03 Житомир - Чернівці.</text:p>
      <text:p text:style-name="P4">
Як передає Укрінформ, про це Патрульна поліція повідомляє у  <text:a xlink:type="simple" xlink:href="https://t.me/patrolpolice_ua/2820" text:style-name="Internet_20_link" text:visited-style-name="Visited_20_Internet_20_Link">
</text:a>
 .</text:p>
      <text:p text:style-name="P4">
"У зв’язку з дорожньо-транспортною пригодою, що сталася на автодорозі Н-03Житомир - Чернівці, в селі Припруття Чернівецької області, рух транспортуускладнений в обох напрямках", - йдеться у повідомленні.</text:p>
      <text:p text:style-name="P4">
Патрульні забезпечують безпеку дорожнього руху та за необхідності здійснюютьрегулювання.</text:p>
      <text:p text:style-name="P4">
<text:span text:style-name="T4">
Читайте також:</text:span>
 <text:a xlink:type="simple" xlink:href="https://www.ukrinform.ua/rubric-society/3693379-u-dtp-v-moldovi-postrazdali-patero-ukrainciv-mzs.html" text:style-name="Internet_20_link" text:visited-style-name="Visited_20_Internet_20_Link">
 <text:span text:style-name="T4">
ДТП</text:span>
 </text:a>
</text:p>
      <text:p text:style-name="P4">
Водіїв закликають планувати маршрут з урахуванням цієї інформації.</text:p>
      <text:p text:style-name="P4">
Як повідомляв Укрінформ, 7 квітня у Житомирській області через ДТП поблизусела Вереси  <text:a xlink:type="simple" xlink:href="https://www.ukrinform.ua/rubric-regions/3692747-na-zitomirsini-stalasa-dtp-castkovo-perekrili-ruh-na-trasi-kiiv-cop.html" text:style-name="Internet_20_link" text:visited-style-name="Visited_20_Internet_20_Link">
 </text:a>
 рухтранспорту на автодорозі Київ - Чоп.</text:p>
      <text:p text:style-name="P4">
Source: <text:a xlink:type="simple" xlink:href="https://www.ukrinform.ua/rubric-regions/3693683-u-cerniveckij-oblasti-cerez-avariu-uskladnenij-ruh-na-avtoslahu-n03.html" text:style-name="Internet_20_link" text:visited-style-name="Visited_20_Internet_20_Link">
https://www.ukrinform.ua/rubric-regions/3693683-u-cerniveckij-oblasti-cerez-avariu-uskladnenij-ruh-na-avtoslahu-n03.html</text:a>
</text:p>
      <!--NEWS-->
      <text:h text:style-name="P10" text:outline-level="1">
<text:span text:style-name="T4">
У Кам'янці-Подільському біля собору віряни почали акцію - вимагають переходу до ПЦУ</text:span>
</text:h>
      <text:p text:style-name="P4">
Authors: Ukrinform (Person)</text:p>
      <text:p text:style-name="P4">
Publisher: Укринформ (Organization)</text:p>
      <text:p text:style-name="P4">
Published Time: 2023-04-09T21:00:00+03:00</text:p>
      <text:p text:style-name="P4">
Modified Time: 2023-04-09T21:00:00+03:00</text:p>
      <text:p text:style-name="P4">
Description: Біля собору Олександра Невського у Кам'янці-Подільському активісти, які підтримують перехід храму з УПЦ (МП) до ПЦУ, почали розгортати намети. — Укрінформ.</text:p>
      <text:p text:style-name="P4">
Images: ["<text:a xlink:type="simple" xlink:href="https://static.ukrinform.com/photos/2023_04/thumb_files/630_360_1681063208-770.jpg" text:style-name="Internet_20_link" text:visited-style-name="Visited_20_Internet_20_Link">
630_360_16810...</text:a>
", "<text:a xlink:type="simple" xlink:href="https://static.ukrinform.com/photos/2023_04/1681063209-895.jpg" text:style-name="Internet_20_link" text:visited-style-name="Visited_20_Internet_20_Link">
1681063209-89...</text:a>
", "<text:a xlink:type="simple" xlink:href="https://static.ukrinform.com/photos/2023_04/1681063209-272.jpg" text:style-name="Internet_20_link" text:visited-style-name="Visited_20_Internet_20_Link">
1681063209-27...</text:a>
"]</text:p>
      <text:p text:style-name="P4">
Tags: ['Церква', 'УПЦ МП', 'Кам’янець-Подільський', 'Акція', 'Православна церква України']</text:p>
      <text:p text:style-name="P4">
Type: Article</text:p>
      <!--METADATA-->
      <text:p text:style-name="P4">
<draw:frame draw:style-name="fr1" draw:name="Image276" text:anchor-type="as-char" svg:width="6.9236in" svg:height="3.956343in" draw:z-index="0">
<draw:image xlink:href="../Images/yкринформ/2023-04-09T21-00-00-03-00/630_360_1681063208-770.jpg" xlink:type="simple" xlink:show="embed" xlink:actuate="onLoad" draw:mime-type="image/jpeg"/>
</draw:frame>
 Білясобору Олександра Невського у Кам'янці-Подільському активісти, які підтримуютьперехід храму з УПЦ (МП) до ПЦУ, почали розгортати намети.</text:p>
      <text:p text:style-name="P4">
Про це повідомляє <text:a xlink:type="simple" xlink:href="https://suspilne.media/440421-u-kamanci-podilskomu-pid-soborom-oleksandra-nevskogo-vstanovili-nameti/" text:style-name="Internet_20_link" text:visited-style-name="Visited_20_Internet_20_Link">
 </text:a>
 , передає Укрінформ.</text:p>
      <text:p text:style-name="P4">
За словами однієї з організаторок акції Алли Чепелюк, головними вимогами єдопуск ревізійної комісії у храм, аби провести інвентаризацію.</text:p>
      <text:p text:style-name="P4">
<draw:frame draw:style-name="fr1" draw:name="Image277" text:anchor-type="as-char" svg:width="6.9236in" svg:height="3.898161in" draw:z-index="0">
<draw:image xlink:href="../Images/yкринформ/2023-04-09T21-00-00-03-00/1681063209-895.jpg" xlink:type="simple" xlink:show="embed" xlink:actuate="onLoad" draw:mime-type="image/jpeg"/>
</draw:frame>
</text:p>
      <text:p text:style-name="P4">
"Ми вимагаємо, аби священники МП пропустили ревізійну комісію до собору.Наразі нас туди не пускають, хоча є рішення громади про перехід до ПЦУ. Наметими ставимо, тому що наша акція є безстроковою", — сказала Чепелюк.</text:p>
      <text:p text:style-name="P4">
<draw:frame draw:style-name="fr1" draw:name="Image278" text:anchor-type="as-char" svg:width="6.9236in" svg:height="3.898161in" draw:z-index="0">
<draw:image xlink:href="../Images/yкринформ/2023-04-09T21-00-00-03-00/1681063209-272.jpg" xlink:type="simple" xlink:show="embed" xlink:actuate="onLoad" draw:mime-type="image/jpeg"/>
</draw:frame>
</text:p>
      <text:p text:style-name="P4">
Станом на вечір неділі поблизу собору Олександра Невського зібралось понад1000 людей, які підтримують перехід церкви до <text:a xlink:type="simple" xlink:href="https://www.ukrinform.ua/tag-pravoslavna-cerkva-ukraini" text:style-name="Internet_20_link" text:visited-style-name="Visited_20_Internet_20_Link">
</text:a>
 . Водночас понад500 вірян, які підтримують МП, оточили храм і не пускають їх.</text:p>
      <text:p text:style-name="P4">
У Кам'янці-Подільському 8 квітня жителі міста на зборах одностайно підтрималиперехід собору Олександра Невського до ПЦУ.</text:p>
      <text:p text:style-name="P4">
<text:span text:style-name="T4">
Читайте також:</text:span>
 <text:a xlink:type="simple" xlink:href="https://www.ukrinform.ua/rubric-regions/3691346-u-kamancipodilskomu-upc-mp-pozbavili-prava-na-koristuvanna-zemleu.html" text:style-name="Internet_20_link" text:visited-style-name="Visited_20_Internet_20_Link">
 <text:span text:style-name="T4">
Кам</text:span>
 <text:span text:style-name="T4">
янці</text:span>
 </text:a>
</text:p>
      <text:p text:style-name="P4">
Раніше, 4 квітня, відбулася сесія міськради, на якій було ухвалено тризвернення, зокрема щодо заборони МП на території України, виходу Кам'янець-Подільської єпархії УПЦ (МП) зі складу російської православної церкви,припинення договорів оренди чи користування УПЦ (МП) церковними спорудами, щоперебувають у державній власності. Депутати також проголосували за 19 проєктівпро припинення користування земельними ділянками УПЦ (МП).</text:p>
      <text:p text:style-name="P4">
<text:span text:style-name="T5">
Фото Алла Чепелюк</text:span>
</text:p>
      <text:p text:style-name="P4">
Source: <text:a xlink:type="simple" xlink:href="https://www.ukrinform.ua/rubric-regions/3693688-u-kamancipodilskomu-bila-soboru-virani-pocali-akciu-vimagaut-perehodu-do-pcu.html" text:style-name="Internet_20_link" text:visited-style-name="Visited_20_Internet_20_Link">
https://www.ukrinform.ua/rubric-regions/3693688-u-kamancipodilskomu-bila-soboru-virani-pocali-akciu-vimagaut-perehodu-do-pcu.html</text:a>
</text:p>
      <!--NEWS-->
      <text:h text:style-name="P10" text:outline-level="1">
<text:span text:style-name="T4">
В Україні завтра буде тепло, подекуди невеликий дощ</text:span>
</text:h>
      <text:p text:style-name="P4">
Authors: Ukrinform (Person)</text:p>
      <text:p text:style-name="P4">
Publisher: Укринформ (Organization)</text:p>
      <text:p text:style-name="P4">
Published Time: 2023-04-09T21:19:00+03:00</text:p>
      <text:p text:style-name="P4">
Modified Time: 2023-04-09T21:19:00+03:00</text:p>
      <text:p text:style-name="P4">
Description: У понеділок, 10 квітня, в Україні часом невеликий, на Закарпатті та Прикарпатті помірний дощ, в горах з мокрим снігом, лише у південній частині без істотних опадів. — Укрінформ.</text:p>
      <text:p text:style-name="P4">
Images: ["<text:a xlink:type="simple" xlink:href="https://static.ukrinform.com/photos/2023_04/thumb_files/630_360_1680706756-178.jpg" text:style-name="Internet_20_link" text:visited-style-name="Visited_20_Internet_20_Link">
630_360_16807...</text:a>
"]</text:p>
      <text:p text:style-name="P4">
Tags: ['Дощ', 'Погода', 'Тепло', 'Прогноз']</text:p>
      <text:p text:style-name="P4">
Type: Article</text:p>
      <!--METADATA-->
      <text:p text:style-name="P4">
<draw:frame draw:style-name="fr1" draw:name="Image279" text:anchor-type="as-char" svg:width="6.9236in" svg:height="3.956343in" draw:z-index="0">
<draw:image xlink:href="../Images/yкринформ/2023-04-09T21-19-00-03-00/630_360_1680706756-178.jpg" xlink:type="simple" xlink:show="embed" xlink:actuate="onLoad" draw:mime-type="image/jpeg"/>
</draw:frame>
 Упонеділок, 10 квітня, в Україні часом невеликий, на Закарпатті та Прикарпаттіпомірний дощ, в горах з мокрим снігом, лише у південній частині без істотнихопадів.</text:p>
      <text:p text:style-name="P4">
Про це Укрінформу повідомили в Українському гідрометцентрі.</text:p>
      <text:p text:style-name="P4">
У південних і центральних областях вночі та вранці місцями туман. Вітерсхідний, північно-східний, 5-10 м/с.</text:p>
      <text:p text:style-name="P4">
Температура повітря вночі 3-8° тепла, в Карпатах близько 0°; вдень 10-15°тепла, на півдні та сході країни до 18°.</text:p>
      <text:p text:style-name="P4">
В Києві та Київській області 10 квітня хмарно з проясненнями, часом невеликийдощ. Температура у столиці вночі 6-8° тепла, вдень 12-14°; по області вночі3-8° тепла, вдень 10-15°.</text:p>
      <text:p text:style-name="P4">
У вівторок, 11 квітня, в Україні без істотних опадів. 12 квітня - часом дощ, вКарпатах з мокрим снігом.</text:p>
      <text:p text:style-name="P4">
Вітер східний, північно-східний, 5-10 м/с, вдень 11 квітня на півдні та сходімісцями пориви 15-20 м/с.</text:p>
      <text:p text:style-name="P4">
Температура вночі 3-8° тепла, в Карпатах близько 0°; вдень 11 квітня 12-17°,12 квітня 8-13°.</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Україні</text:span>
 <text:span text:style-name="T4">
через</text:span>
 <text:span text:style-name="T4">
потепління</text:span>
 <text:span text:style-name="T4">
активізуються</text:span>
<text:span text:style-name="T4">
грози</text:span>
 <text:span text:style-name="T4">
синоптики</text:span>
 </text:a>
</text:p>
      <text:p text:style-name="P4">
У столичному регіоні 11 квітня без істотних опадів, 12 квітня часом дощ.Температура у Києві вночі 6-8° тепла; вдень 11 квітня близько 15°, 12 квітня10-12°. По області вночі 3-8° тепла; вдень 11 квітня 12-17°, 12 квітня 8-13°.</text:p>
      <text:p text:style-name="P4">
Впродовж 13-14 квітня в Україні, за прогнозами синоптиків, місцями невеликідощі, на сході, 13 квітня і на півдні країни помірні дощі, подекуди <text:a xlink:type="simple" xlink:href="https://www.ukrinform.ua/tag-groza" text:style-name="Internet_20_link" text:visited-style-name="Visited_20_Internet_20_Link">
</text:a>
 .</text:p>
      <text:p text:style-name="P4">
Температура вночі 3-9°, на заході країни 1-6° тепла; вдень 13 квітня 11-17°,14 квітня, крім західних областей, 14-20°.</text:p>
      <text:p text:style-name="P4">
У Києві та області 13-14 квітня місцями невеликий дощ, 13 квітня вночі безопадів. Температура у столиці вночі 7-9° тепла; вдень 13 квітня 14-16°, 14квітня 17-19°. По області вночі 4-9° тепла; вдень 13 квітня 11-16°, 14 квітня15-20°.</text:p>
      <text:p text:style-name="P4">
Source: <text:a xlink:type="simple" xlink:href="https://www.ukrinform.ua/rubric-regions/3693602-v-ukraini-zavtra-bude-teplo-podekudi-nevelikij-dos.html" text:style-name="Internet_20_link" text:visited-style-name="Visited_20_Internet_20_Link">
https://www.ukrinform.ua/rubric-regions/3693602-v-ukraini-zavtra-bude-teplo-podekudi-nevelikij-dos.html</text:a>
</text:p>
      <!--NEWS-->
      <text:h text:style-name="P10" text:outline-level="1">
<text:span text:style-name="T4">
росіяни протягом дня обстріляли дві прикордонні громади на Сумщині</text:span>
</text:h>
      <text:p text:style-name="P4">
Authors: Ukrinform (Person)</text:p>
      <text:p text:style-name="P4">
Publisher: Укринформ (Organization)</text:p>
      <text:p text:style-name="P4">
Published Time: 2023-04-09T21:37:12+03:00</text:p>
      <text:p text:style-name="P4">
Modified Time: 2023-04-09T21:37:12+03:00</text:p>
      <text:p text:style-name="P4">
Description: Армія російської федерації впродовж дня здійснила обстріли двох прикордонних громад Сумщини: Новослобідської та Білопільської. — Укрінформ.</text:p>
      <text:p text:style-name="P4">
Images: ["<text:a xlink:type="simple" xlink:href="https://static.ukrinform.com/photos/2019_11/thumb_files/630_360_1574102935-316.jpg" text:style-name="Internet_20_link" text:visited-style-name="Visited_20_Internet_20_Link">
630_360_15741...</text:a>
"]</text:p>
      <text:p text:style-name="P4">
Tags: ['Обстріл', 'Сумщина', 'Війна з росією']</text:p>
      <text:p text:style-name="P4">
Type: Article</text:p>
      <!--METADATA-->
      <text:p text:style-name="P4">
<draw:frame draw:style-name="fr1" draw:name="Image280" text:anchor-type="as-char" svg:width="6.9236in" svg:height="3.956343in" draw:z-index="0">
<draw:image xlink:href="../Images/yкринформ/2023-04-09T21-37-12-03-00/630_360_1574102935-316.jpg" xlink:type="simple" xlink:show="embed" xlink:actuate="onLoad" draw:mime-type="image/jpeg"/>
</draw:frame>
 Арміяросійської федерації впродовж дня здійснила обстріли двох прикордонних громадСумщини: Новослобідської та Білопільської.</text:p>
      <text:p text:style-name="P4">
Як передає Укрінформ, про це Сумська обласна військова адміністраціяповідомляє у  <text:a xlink:type="simple" xlink:href="https://t.me/Sumy_news_ODA/15338" text:style-name="Internet_20_link" text:visited-style-name="Visited_20_Internet_20_Link">
 </text:a>
 .</text:p>
      <text:p text:style-name="P4">
По території Білопільській громади протягом дня росіяни били з мінометів -зафіксовано 10 влучань.</text:p>
      <text:p text:style-name="P4">
По Новослобідській громаді ворог здійснив <text:a xlink:type="simple" xlink:href="https://www.ukrinform.ua/tag-obstril" text:style-name="Internet_20_link" text:visited-style-name="Visited_20_Internet_20_Link">
 </text:a>
 з АГС - 10 пострілів.</text:p>
      <text:p text:style-name="P4">
В обох випадках без наслідків.</text:p>
      <text:p text:style-name="P4">
<text:span text:style-name="T4">
Читайте також:</text:span>
 <text:a xlink:type="simple" xlink:href="https://www.ukrinform.ua/rubric-ato/3693603-zsu-zbili-nad-sumsinou-rosijskij-bezpilotnik.html" text:style-name="Internet_20_link" text:visited-style-name="Visited_20_Internet_20_Link">
 <text:span text:style-name="T4">
Сумщ</text:span>
 </text:a>
</text:p>
      <text:p text:style-name="P4">
Як повідомляв Укрінформ, російські війська зранку в неділю, 9 квітняобстріляли з артилерії Середино-Будську громаду Сумської області.</text:p>
      <text:p text:style-name="P4">
<text:span text:style-name="T5">
Фото ілюстративне</text:span>
</text:p>
      <text:p text:style-name="P4">
Source: <text:a xlink:type="simple" xlink:href="https://www.ukrinform.ua/rubric-ato/3693691-rosiani-protagom-dna-obstrilali-dvi-prikordonni-gromadi-na-sumsini.html" text:style-name="Internet_20_link" text:visited-style-name="Visited_20_Internet_20_Link">
https://www.ukrinform.ua/rubric-ato/3693691-rosiani-protagom-dna-obstrilali-dvi-prikordonni-gromadi-na-sumsini.html</text:a>
</text:p>
      <!--NEWS-->
      <text:h text:style-name="P10" text:outline-level="1">
<text:span text:style-name="T4">
Зеленський: росія ставить себе у ще більшу ізоляцію від світу та людства</text:span>
</text:h>
      <text:p text:style-name="P4">
Authors: Ukrinform (Person)</text:p>
      <text:p text:style-name="P4">
Publisher: Укринформ (Organization)</text:p>
      <text:p text:style-name="P4">
Published Time: 2023-04-09T21:47:00+03:00</text:p>
      <text:p text:style-name="P4">
Modified Time: 2023-04-09T21:47:00+03:00</text:p>
      <text:p text:style-name="P4">
Description: Цієї ночі російська армія обстріляла Запоріжжя ракетами С-300. Так держава-терорист проводить цю Вербну неділю. Так росія ставить себе у ще більшу ізоляцію від світу, від людства.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Зеленський', 'Війна з росією', '#stoprussia']</text:p>
      <text:p text:style-name="P4">
Type: Article</text:p>
      <!--METADATA-->
      <text:p text:style-name="P4">
<draw:frame draw:style-name="fr1" draw:name="Image281" text:anchor-type="as-char" svg:width="6.9236in" svg:height="3.956343in" draw:z-index="0">
<draw:image xlink:href="../Images/yкринформ/2023-04-09T21-47-00-03-00/630_360_1679682020-565.jpeg" xlink:type="simple" xlink:show="embed" xlink:actuate="onLoad" draw:mime-type="image/jpeg"/>
</draw:frame>
 Цієї ночіросійська армія обстріляла Запоріжжя ракетами С-300. Так держава-терористпроводить цю Вербну неділю. Так росія ставить себе у ще більшу ізоляцію відсвіту, від людства.</text:p>
      <text:p text:style-name="P4">
На цьому наголосив у своєму вечірньому <text:a xlink:type="simple" xlink:href="https://www.youtube.com/watch" text:style-name="Internet_20_link" text:visited-style-name="Visited_20_Internet_20_Link">
</text:a>
 Президент України ВолодимирЗеленський, передає Укрінформ.</text:p>
      <text:p text:style-name="P4">
_Відео:<text:a xlink:type="simple" xlink:href="https://t.me/OP_UA/9203" text:style-name="Internet_20_link" text:visited-style-name="Visited_20_Internet_20_Link">
 </text:a>
 _</text:p>
      <text:p text:style-name="P4">
<text:span text:style-name="T4">
<text:span text:style-name="T5">
Українці! Українки!</text:span>
 </text:span>
</text:p>
      <text:p text:style-name="P4">
Цієї ночі російська армія обстріляла Запоріжжя. Ракетами С-300.</text:p>
      <text:p text:style-name="P4">
Влучання – в будинок, житловий будинок. Троє людей були у ньому. Чоловік,жінка і дитина – дівчинка, її звали Ірина, цьогоріч їй би виповнилось 11років. Вона загинула. Чоловік теж. Мої співчуття... Жінка – у тяжкому стані, влікарні, їй надається допомога.</text:p>
      <text:p text:style-name="P4">
Так держава-терорист проводить цю Вербну неділю. Так росія ставить себе у щебільшу ізоляцію від світу, від людства.</text:p>
      <text:p text:style-name="P4">
Кожне світле християнське свято вчить нас, що ми можемо не знати - як, алемаємо бути впевнені, що зло - програє. Маємо вірити. І ми - віримо. Маємонаближати програш зла. І ми – наближаємо. І світ - разом із нами. Щомісяця,щотижня додається підтримка, збільшується коло тих, хто нас підтримує, хтопідтримує нашу сміливість і нашу віру в життя.</text:p>
      <text:p text:style-name="P4">
Я дякую кожному у світі, хто разом з Україною зараз, хто дієво з нами.</text:p>
      <text:p text:style-name="P4">
Я дякую всім нашим людям, хто ліквідовує наслідки російських обстрілів тадопомагає тим, хто постраждав від терору. У Запоріжжі, на Харківщині,Чернігівщині, Сумщині, Дніпропетровщині, Херсонщині, на Донбасі.</text:p>
      <text:p text:style-name="P4">
Я дякую кожному рятувальнику й лікарю, усім медичним сестрам і братам, кожномусаперу, кожному поліцейському... Усім представникам місцевої влади у містах іселах, хто допомагає людям. Та – волонтерам.</text:p>
      <text:p text:style-name="P4">
І звичайно, хочу подякувати воїнам! Усім, хто зараз у бою. Усім, хто стримуєросійське зло. Усім, хто знищує окупантів – у бою і в їхньому тилу.</text:p>
      <text:p text:style-name="P4">
Готуємось до активного нового тижня, зокрема в нашій міжнародній роботі – щобпосилити оборону, посилити наших воїнів.</text:p>
      <text:p text:style-name="P4">
А за підсумками цього тижня хочу особливо відзначити – морпіхів 35-ї і 36-їокремих бригад, бійців 55-ї артилерійської бригади... Воюють на Донеччині.Результативно. Дякую вам, хлопці!</text:p>
      <text:p text:style-name="P4">
За активні штурмові дії в Бахмуті та на Бахмутському напрямку – дякую воїнамштурмової роти 783-го полку Державної спеціальної служби транспорту, воїнам5-ї окремої штурмової бригади та 80-ї окремої десантно-штурмової бригади...Молодці, хлопці!</text:p>
      <text:p text:style-name="P4">
Словʼянський напрямок – 30-та окрема механізована бригада... Теж активніштурмові дії. Дякую вам, хлопці!</text:p>
      <text:p text:style-name="P4">
За стійкість і рішучість – дякую воїнам 66-ї окремої механізованої бригади та95-ї бригади ДШВ –Лиманський напрямок.</text:p>
      <text:p text:style-name="P4">
Дякую підрозділам розвідки, які бʼються у найгарячіших точках передової!</text:p>
      <text:p text:style-name="P4">
Прикордонники Луганського і Краматорського загонів, зведені підрозділиЛьвівського, Донецького, Могилів-Подільського та Білгород-Дністровськогозагонів... Дякую вам, хлопці!</text:p>
      <text:p text:style-name="P4">
Спецпризначенці, 50-й полк Нацгвардії... Дякую!</text:p>
      <text:p text:style-name="P4">
Запорізький напрямок – окремо відзначу бійців 39-го зенітного ракетного полку.Молодці, хлопці! Влучність – це головне.</text:p>
      <text:p text:style-name="P4">
І дякую всім бійцям ППО та Повітряних сил, які надійно бережуть наше небо!</text:p>
      <text:p text:style-name="P4">
Слава всім українським героям! Кожному і кожній, хто зараз у бою! Кожному ікожній, хто зараз на бойових постах і завданнях!</text:p>
      <text:p text:style-name="P4">
Вічна і світла пам’ять усім, хто віддав своє життя, захищаючи життя України іукраїнців!</text:p>
      <text:p text:style-name="P4">
Хай Вербна неділя наступного року пройде в мирі та свободі для всіх нашихлюдей!</text:p>
      <text:p text:style-name="P4">
Хай щирі молитви про мир усіх, хто сьогодні святкує Великдень, будуть почуті!</text:p>
      <text:p text:style-name="P4">
<text:span text:style-name="T4">
<text:span text:style-name="T5">
Слава Україні!</text:span>
 </text:span>
</text:p>
      <text:p text:style-name="P4">
Source: <text:a xlink:type="simple" xlink:href="https://www.ukrinform.ua/rubric-ato/3693693-zelenskij-rosia-stavit-sebe-u-se-bilsu-izolaciu-vid-svitu-ta-ludstva.html" text:style-name="Internet_20_link" text:visited-style-name="Visited_20_Internet_20_Link">
https://www.ukrinform.ua/rubric-ato/3693693-zelenskij-rosia-stavit-sebe-u-se-bilsu-izolaciu-vid-svitu-ta-ludstva.html</text:a>
</text:p>
      <!--NEWS-->
      <text:h text:style-name="P10" text:outline-level="1">
<text:span text:style-name="T4">
Президент анонсував роботу з посилення української оборони наступного тижня</text:span>
</text:h>
      <text:p text:style-name="P4">
Authors: Ukrinform (Person)</text:p>
      <text:p text:style-name="P4">
Publisher: Укринформ (Organization)</text:p>
      <text:p text:style-name="P4">
Published Time: 2023-04-09T22:13:00+03:00</text:p>
      <text:p text:style-name="P4">
Modified Time: 2023-04-09T22:13:00+03:00</text:p>
      <text:p text:style-name="P4">
Description: Наступний тиждень буде активним, зокрема, і на міжнародній арені задля посилення обороноздатності України. — Укрінформ.</text:p>
      <text:p text:style-name="P4">
Images: ["<text:a xlink:type="simple" xlink:href="https://static.ukrinform.com/photos/2023_02/thumb_files/630_360_1676049059-535.png" text:style-name="Internet_20_link" text:visited-style-name="Visited_20_Internet_20_Link">
630_360_16760...</text:a>
"]</text:p>
      <text:p text:style-name="P4">
Tags: ['Оборона', 'Зеленський', 'Війна з росією']</text:p>
      <text:p text:style-name="P4">
Type: Article</text:p>
      <!--METADATA-->
      <text:p text:style-name="P4">
<draw:frame draw:style-name="fr1" draw:name="Image282" text:anchor-type="as-char" svg:width="6.9236in" svg:height="3.956343in" draw:z-index="0">
<draw:image xlink:href="../Images/yкринформ/2023-04-09T22-13-00-03-00/630_360_1676049059-535.png" xlink:type="simple" xlink:show="embed" xlink:actuate="onLoad" draw:mime-type="image/png"/>
</draw:frame>
 Наступнийтиждень буде активним, зокрема, і на міжнародній арені задля посиленняобороноздатності України.</text:p>
      <text:p text:style-name="P4">
Про це зазначив Президент Володимир Зеленський у  <text:a xlink:type="simple" xlink:href="https://t.me/V_Zelenskiy_official/5804" text:style-name="Internet_20_link" text:visited-style-name="Visited_20_Internet_20_Link">
</text:a>
 , повідомляє Укрінформ.</text:p>
      <text:p text:style-name="P4">
"Готуємося до активного нового тижня, зокрема, в нашій міжнародній роботі, щобпосилити <text:a xlink:type="simple" xlink:href="https://www.ukrinform.ua/tag-oborona" text:style-name="Internet_20_link" text:visited-style-name="Visited_20_Internet_20_Link">
 </text:a>
 , посилити наших воїнів", -сказав глава держави.</text:p>
      <text:p text:style-name="P4">
Зеленський також запевнив, що щомісяця, щотижня додається підтримка,збільшується коло тих, хто підтримує Україну, хто підтримує сміливістьукраїнців і віру в життя.</text:p>
      <text:p text:style-name="P4">
<text:span text:style-name="T4">
Читайте також:</text:span>
 <text:a xlink:type="simple" xlink:href="https://www.ukrinform.ua/rubric-ato/3693392-zelenskij-priemno-zaversuvati-tizden-iz-horosimi-rezultatami-dla-ukraini.html" text:style-name="Internet_20_link" text:visited-style-name="Visited_20_Internet_20_Link">
 <text:span text:style-name="T4">
Зеленськ</text:span>
 </text:a>
</text:p>
      <text:p text:style-name="P4">
Відео: ОПУ</text:p>
      <text:p text:style-name="P4">
Як повідомлялося, 5 квітня Президент Володимир Зеленський здійснив перший відпочатку повномасштабного вторгнення росії в Україну свій офіційний візит вПольщу.</text:p>
      <text:p text:style-name="P4">
_ Фото: Офіс Президента  _</text:p>
      <text:p text:style-name="P4">
Source: <text:a xlink:type="simple" xlink:href="https://www.ukrinform.ua/rubric-ato/3693696-prezident-anonsuvav-robotu-z-posilenna-ukrainskoi-oboroni-nastupnogo-tizna.html" text:style-name="Internet_20_link" text:visited-style-name="Visited_20_Internet_20_Link">
https://www.ukrinform.ua/rubric-ato/3693696-prezident-anonsuvav-robotu-z-posilenna-ukrainskoi-oboroni-nastupnogo-tizna.html</text:a>
</text:p>
      <!--NEWS-->
      <text:h text:style-name="P10" text:outline-level="1">
<text:span text:style-name="T4">
Туреччина поставить на озброєння унікальний корабель для розміщення бойових дронів</text:span>
</text:h>
      <text:p text:style-name="P4">
Authors: Ukrinform (Person)</text:p>
      <text:p text:style-name="P4">
Publisher: Укринформ (Organization)</text:p>
      <text:p text:style-name="P4">
Published Time: 2023-04-09T22:31:00+03:00</text:p>
      <text:p text:style-name="P4">
Modified Time: 2023-04-09T22:31:00+03:00</text:p>
      <text:p text:style-name="P4">
Description: Туреччині поставить на озброєння новий універсальний десантний корабель, який може діяти як легкий авіаносець. Це перший у світі, призначений для розміщення бойових безпілотників. — Укрінформ.</text:p>
      <text:p text:style-name="P4">
Images: ["<text:a xlink:type="simple" xlink:href="https://static.ukrinform.com/photos/2023_04/thumb_files/630_360_1681068591-512.jpeg" text:style-name="Internet_20_link" text:visited-style-name="Visited_20_Internet_20_Link">
630_360_16810...</text:a>
", "<text:a xlink:type="simple" xlink:href="https://static.ukrinform.com/photos/2023_04/1681068590-156.jpeg" text:style-name="Internet_20_link" text:visited-style-name="Visited_20_Internet_20_Link">
1681068590-15...</text:a>
", "<text:a xlink:type="simple" xlink:href="https://static.ukrinform.com/photos/2023_04/1681068590-239.jpeg" text:style-name="Internet_20_link" text:visited-style-name="Visited_20_Internet_20_Link">
1681068590-23...</text:a>
"]</text:p>
      <text:p text:style-name="P4">
Tags: ['Безпілотник', 'Корабель', 'Туреччина']</text:p>
      <text:p text:style-name="P4">
Type: Article</text:p>
      <!--METADATA-->
      <text:p text:style-name="P4">
<draw:frame draw:style-name="fr1" draw:name="Image283" text:anchor-type="as-char" svg:width="6.9236in" svg:height="3.956343in" draw:z-index="0">
<draw:image xlink:href="../Images/yкринформ/2023-04-09T22-31-00-03-00/630_360_1681068591-512.jpeg" xlink:type="simple" xlink:show="embed" xlink:actuate="onLoad" draw:mime-type="image/jpeg"/>
</draw:frame>
 Туреччиніпоставить на озброєння новий універсальний десантний корабель, який може діятияк легкий авіаносець. Це перший у світі, призначений для розміщення бойовихбезпілотників.</text:p>
      <text:p text:style-name="P4">
Про це повідомляє Укрінформ з посиланням на <text:a xlink:type="simple" xlink:href="https://twitter.com/RTEdijital/status/1645101132186787840" text:style-name="Internet_20_link" text:visited-style-name="Visited_20_Internet_20_Link">
</text:a>
 .</text:p>
      <text:p text:style-name="P4">
“Корабель TCG Anadolu, перший у світі корабель для бойових БПЛА, завтра увійдедо складу Збройних сил Туреччини на церемонії за участю президента”, - йдетьсяу повідомленні.</text:p>
      <text:p text:style-name="P4">
Зазначається, що на палубі нового корабля може розміщуватися 10 <text:a xlink:type="simple" xlink:href="https://www.ukrinform.ua/tag-vertolit" text:style-name="Internet_20_link" text:visited-style-name="Visited_20_Internet_20_Link">
</text:a>
 та 11 БПЛА, місткість ангару - 19вертольотів та 30 БПЛА.</text:p>
      <text:p text:style-name="P4">
<draw:frame draw:style-name="fr1" draw:name="Image284" text:anchor-type="as-char" svg:width="6.9236in" svg:height="3.884909in" draw:z-index="0">
<draw:image xlink:href="../Images/yкринформ/2023-04-09T22-31-00-03-00/1681068590-156.jpeg" xlink:type="simple" xlink:show="embed" xlink:actuate="onLoad" draw:mime-type="image/jpeg"/>
</draw:frame>
</text:p>
      <text:p text:style-name="P4">
<text:span text:style-name="T4">
Читайте також:</text:span>
 <text:a xlink:type="simple" xlink:href="https://www.ukrinform.ua/rubric-economy/3692475-tureccina-zaversila-montaz-gazoprovodu-v-cornomu-mori.html" text:style-name="Internet_20_link" text:visited-style-name="Visited_20_Internet_20_Link">
 <text:span text:style-name="T4">
Туреччин</text:span>
 </text:a>
</text:p>
      <text:p text:style-name="P4">
TCG Anadolu (L-400) — універсальний десантний корабель ВМС Туреччини, якийможе діяти як легкий авіаносець. Будівництво було розпочате у лютому 2018року. Корабель був спущений на воду в травні 2019 року, почав проходитиморські приймальні випробування в червні 2022 року. Для розміщення на базі TCGAnadolu своїх безпілотників, компанія Baykar Makina розробила бойовий БПЛАBayraktar TB3.</text:p>
      <text:p text:style-name="P4">
<draw:frame draw:style-name="fr1" draw:name="Image285" text:anchor-type="as-char" svg:width="6.9236in" svg:height="3.884909in" draw:z-index="0">
<draw:image xlink:href="../Images/yкринформ/2023-04-09T22-31-00-03-00/1681068590-239.jpeg" xlink:type="simple" xlink:show="embed" xlink:actuate="onLoad" draw:mime-type="image/jpeg"/>
</draw:frame>
</text:p>
      <text:p text:style-name="P4">
TCG Anadolu має довжину 231 метр і ширину 32 метри. При максимально допустимійводотоннажності 27 тис. 436 тонн судно може рухатися з максимальною швидкістюне менше 20,5 вузлів і економічною швидкістю 16 вузлів.</text:p>
      <text:p text:style-name="P4">
_ Фото: Erdoğan Dijital Medya  _</text:p>
      <text:p text:style-name="P4">
Source: <text:a xlink:type="simple" xlink:href="https://www.ukrinform.ua/rubric-world/3693699-tureccina-postavit-na-ozbroenna-unikalnij-korabel-dla-rozmisenna-bojovih-droniv.html" text:style-name="Internet_20_link" text:visited-style-name="Visited_20_Internet_20_Link">
https://www.ukrinform.ua/rubric-world/3693699-tureccina-postavit-na-ozbroenna-unikalnij-korabel-dla-rozmisenna-bojovih-droniv.html</text:a>
</text:p>
      <!--NEWS-->
      <text:h text:style-name="P10" text:outline-level="1">
<text:span text:style-name="T4">
Михайлюк набрав 16 очок у матчі з «Клівлендом»</text:span>
</text:h>
      <text:p text:style-name="P4">
Authors: Ukrinform (Person)</text:p>
      <text:p text:style-name="P4">
Publisher: Укринформ (Organization)</text:p>
      <text:p text:style-name="P4">
Published Time: 2023-04-09T22:39:00+03:00</text:p>
      <text:p text:style-name="P4">
Modified Time: 2023-04-09T22:39:00+03:00</text:p>
      <text:p text:style-name="P4">
Description: Українець провів на майданчику 35 хвилин — Укрінформ.</text:p>
      <text:p text:style-name="P4">
Images: ["<text:a xlink:type="simple" xlink:href="https://static.ukrinform.com/photos/2023_04/thumb_files/630_360_1681069119-710.jpg" text:style-name="Internet_20_link" text:visited-style-name="Visited_20_Internet_20_Link">
630_360_16810...</text:a>
"]</text:p>
      <text:p text:style-name="P4">
Tags: ['Баскетбол', 'НБА', 'Святослав Михайлюк']</text:p>
      <text:p text:style-name="P4">
Type: Article</text:p>
      <!--METADATA-->
      <text:p text:style-name="P4">
<draw:frame draw:style-name="fr1" draw:name="Image286" text:anchor-type="as-char" svg:width="6.9236in" svg:height="3.956343in" draw:z-index="0">
<draw:image xlink:href="../Images/yкринформ/2023-04-09T22-39-00-03-00/630_360_1681069119-710.jpg" xlink:type="simple" xlink:show="embed" xlink:actuate="onLoad" draw:mime-type="image/jpeg"/>
</draw:frame>
 Українецьпровів на майданчику 35 хвилин</text:p>
      <text:p text:style-name="P4">
Український баскетболіст «Шарлотт» Святослав Михайлюк зіграв у матчі з«Клівлендом» (106:95), передає Укрінформ.</text:p>
      <text:p text:style-name="P4">
Українець провів на майданчику 35 хвилин, набрав 16 очок, 7 підбирань та 6передач. Також він реалізував 2/10 триочкових. Спочатку Святослав схибив 8триочкових поспіль, а потім реалізував 2.</text:p>
      <text:p text:style-name="P4">
В середньому цього сезону Михайлюк набирає за «Шарлотт» 10,6 очка, 2,4підбирання, 2,7 передачі.</text:p>
      <text:p text:style-name="P4">
Матч завершився перемогою «Шарлотт Горнетс» з рахунком 106:95. Для команди –це 27 перемога в сезоні, також у «Горнетс» 55 поразок (27 показник у лізі з 30команд).</text:p>
      <text:p text:style-name="P4">
Михайлюк закінчив сезон з вісьмома матчами у старті, за цей проміжок віннабирав у середньому 17.2 очки за гру.</text:p>
      <text:p text:style-name="P4">
<text:span text:style-name="T4">
Читайте також:</text:span>
 <text:a xlink:type="simple" xlink:href="https://www.ukrinform.ua/rubric-sports/3693643-volodimir-konev-mvp-sezonu-basketbolnoi-superligi.html" text:style-name="Internet_20_link" text:visited-style-name="Visited_20_Internet_20_Link">
 <text:span text:style-name="T4">
баскетбол</text:span>
 </text:a>
</text:p>
      <text:p text:style-name="P4">
Як повідомляв Укрінформ, форвард «Будівельника» Володимир Конєв визнаний MVPбаскетбольної Суперліги України сезону-2023/23.</text:p>
      <text:p text:style-name="P4">
Фото: Getty Image</text:p>
      <text:p text:style-name="P4">
Source: <text:a xlink:type="simple" xlink:href="https://www.ukrinform.ua/rubric-sports/3693700-mihajluk-nabrav-16-ocok-u-matci-z-klivlendom.html" text:style-name="Internet_20_link" text:visited-style-name="Visited_20_Internet_20_Link">
https://www.ukrinform.ua/rubric-sports/3693700-mihajluk-nabrav-16-ocok-u-matci-z-klivlendom.html</text:a>
</text:p>
      <!--NEWS-->
      <text:h text:style-name="P10" text:outline-level="1">
<text:span text:style-name="T4">
Джошуа: Мій наступний бій заплановано на грудень</text:span>
</text:h>
      <text:p text:style-name="P4">
Authors: Ukrinform (Person)</text:p>
      <text:p text:style-name="P4">
Publisher: Укринформ (Organization)</text:p>
      <text:p text:style-name="P4">
Published Time: 2023-04-09T22:48:44+03:00</text:p>
      <text:p text:style-name="P4">
Modified Time: 2023-04-09T22:48:44+03:00</text:p>
      <text:p text:style-name="P4">
Description: Востаннє Ентоні виходив у ринг 1 квітня. — Укрінформ.</text:p>
      <text:p text:style-name="P4">
Images: ["<text:a xlink:type="simple" xlink:href="https://static.ukrinform.com/photos/2023_04/thumb_files/630_360_1681069644-509.jpg" text:style-name="Internet_20_link" text:visited-style-name="Visited_20_Internet_20_Link">
630_360_16810...</text:a>
"]</text:p>
      <text:p text:style-name="P4">
Tags: ['Бокс', 'Ентоні Джошуа']</text:p>
      <text:p text:style-name="P4">
Type: Article</text:p>
      <!--METADATA-->
      <text:p text:style-name="P4">
<draw:frame draw:style-name="fr1" draw:name="Image287" text:anchor-type="as-char" svg:width="6.9236in" svg:height="3.956343in" draw:z-index="0">
<draw:image xlink:href="../Images/yкринформ/2023-04-09T22-48-44-03-00/630_360_1681069644-509.jpg" xlink:type="simple" xlink:show="embed" xlink:actuate="onLoad" draw:mime-type="image/jpeg"/>
</draw:frame>
 ВостаннєЕнтоні виходив у ринг 1 квітня.</text:p>
      <text:p text:style-name="P4">
Ексчемпіон світу у надважкій вазі Ентоні Джошуа (25-3, 22 КО) <text:a xlink:type="simple" xlink:href="https://www.instagram.com/stories/anthonyjoshua/3077255606090983932/" text:style-name="Internet_20_link" text:visited-style-name="Visited_20_Internet_20_Link">
</text:a>
 уінстаграмі, що його наступний бій відбудеться у грудні, передає Укрінформ.</text:p>
      <text:p text:style-name="P4">
«Мій наступний бій заплановано на грудень. Не ідеально, але це все є частиноювеликої картини», - написав Джошуа.</text:p>
      <text:p text:style-name="P4">
Джошуа успішно повернувся в ринг після поразок від Усика, у своєму останньомупоєдинку британець одноголосним рішенням суддів переміг Джермейна Франкліна.</text:p>
      <text:p text:style-name="P4">
<text:span text:style-name="T4">
Читайте також:</text:span>
 <text:a xlink:type="simple" xlink:href="https://www.ukrinform.ua/rubric-sports/3688336-dzosua-a-b-iz-zadovolennam-znovu-zustrivsa-na-ringu-z-usikom.html" text:style-name="Internet_20_link" text:visited-style-name="Visited_20_Internet_20_Link">
 <text:span text:style-name="T4">
Джошуа</text:span>
 </text:a>
</text:p>
      <text:p text:style-name="P4">
Як повідомляв Укрінформ, раніше промоутер Джошуа Едді Хірн говорив, що Ентоніпроведе свій наступний поєдинок у липні.</text:p>
      <text:p text:style-name="P4">
Фото: Getty Image</text:p>
      <text:p text:style-name="P4">
Source: <text:a xlink:type="simple" xlink:href="https://www.ukrinform.ua/rubric-sports/3693702-dzosua-mij-nastupnij-bij-zaplanovano-na-gruden.html" text:style-name="Internet_20_link" text:visited-style-name="Visited_20_Internet_20_Link">
https://www.ukrinform.ua/rubric-sports/3693702-dzosua-mij-nastupnij-bij-zaplanovano-na-gruden.html</text:a>
</text:p>
      <!--NEWS-->
      <text:h text:style-name="P10" text:outline-level="1">
<text:span text:style-name="T4">
У рф викрадених українських дітей карають за відмову співати гімн росії - Герасимчук</text:span>
</text:h>
      <text:p text:style-name="P4">
Authors: Ukrinform (Person)</text:p>
      <text:p text:style-name="P4">
Publisher: Укринформ (Organization)</text:p>
      <text:p text:style-name="P4">
Published Time: 2023-04-09T22:53:00+03:00</text:p>
      <text:p text:style-name="P4">
Modified Time: 2023-04-09T22:53:00+03:00</text:p>
      <text:p text:style-name="P4">
Description: Діти, депортовані російською федерацією, після повернення в Україну повідомили про факти побиття та іншого покарання за відмову виконувати російський гімн і згадки про те, що вони українці. — Укрінформ.</text:p>
      <text:p text:style-name="P4">
Images: ["<text:a xlink:type="simple" xlink:href="https://static.ukrinform.com/photos/2022_09/thumb_files/630_360_1664541144-276.jpg" text:style-name="Internet_20_link" text:visited-style-name="Visited_20_Internet_20_Link">
630_360_16645...</text:a>
"]</text:p>
      <text:p text:style-name="P4">
Tags: ['Депортація', 'Діти', 'Війна з росією', 'Єдині новини']</text:p>
      <text:p text:style-name="P4">
Type: Article</text:p>
      <!--METADATA-->
      <text:p text:style-name="P4">
<draw:frame draw:style-name="fr1" draw:name="Image288" text:anchor-type="as-char" svg:width="6.9236in" svg:height="3.956343in" draw:z-index="0">
<draw:image xlink:href="../Images/yкринформ/2023-04-09T22-53-00-03-00/630_360_1664541144-276.jpg" xlink:type="simple" xlink:show="embed" xlink:actuate="onLoad" draw:mime-type="image/jpeg"/>
</draw:frame>
 Діти,депортовані російською федерацією, після повернення в Україну повідомили профакти побиття та іншого покарання за відмову виконувати російський гімн ізгадки про те, що вони українці.</text:p>
      <text:p text:style-name="P4">
Про це розповіла радниця – уповноважена Президента з прав дитини та дитячоїреабілітації Дар’я Герасимчук в ефірі телемарафону "Єдині новини", повідомляєкореспондент Укрінформу.</text:p>
      <text:p text:style-name="P4">
"Діти, які повертаються, нічого хорошого не говорять про те, що відбувалося зними там. Взагалі, це залежить від місць їх розташування, бо когось навітьбили... за те, що вони згадували постійно, що вони українці, за те, що вонивідмовлялися співати російський гімн, що вони відмовлялися вставати під часросійського гімну, що вони відмовлялися співати щоранку " <text:a xlink:type="simple" xlink:href="https://www.ukrinform.ua/tag-rosia" text:style-name="Internet_20_link" text:visited-style-name="Visited_20_Internet_20_Link">
</text:a>
 , вперёд" тощо. Їх за це били, карали:не випускали на прогулянки, змушували писати і переписувати якісь російськітексти і т.д.", - сказала Герасимчук.</text:p>
      <text:p text:style-name="P4">
Вона підкреслила, що в росії відбувається тотальна русифікація українськихдітей. Юних українців налаштовують проти їхніх батьків, переконуючи, що батькивід них відмовилися і їм не варто повертатися в Україну, де їх нібито ніхто нечекає. "І далі в такому дусі - все, що дозволяє хвороблива уява і фантазіяросіян говорити дітям", - наголосила радниця-уповноважена Президента.</text:p>
      <text:p text:style-name="P4">
За її словами, викрадені росіянами українські діти зазнають великоїпсихологічної травми, часто - навіть фізичної. Вона навела приклад, що однійдитині у росії робили операцію без достатньої анестезії, дитина плакала ікричала, що їй дуже боляче, але їй казали терпіти.</text:p>
      <text:p text:style-name="P4">
Водночас радниця-уповноважена наголосила, що зараз не існує єдиного механізмуповернення дітей, щодо кожної депортованої дитини чи мінігрупи здійснюєтьсяокремо розроблена операція порятунку.</text:p>
      <text:p text:style-name="P4">
<text:span text:style-name="T4">
Читайте також:</text:span>
 <text:a xlink:type="simple" xlink:href="https://www.ukrinform.ua/rubric-society/3693302-v-ukraini-cerez-vijnu-svoi-domivki-zalisili-60-ditej-volonteri.html" text:style-name="Internet_20_link" text:visited-style-name="Visited_20_Internet_20_Link">
 <text:span text:style-name="T4">
дітей</text:span>
 </text:a>
</text:p>
      <text:p text:style-name="P4">
Герасимчук відзначила, що російська влада ніяк не долучається до поверненнядітей чи процесу перемовин, а навпаки - постійно переміщує юних українців, недозволяє їм повідомляти про себе рідним, не допускає до них представниківміжнародних організацій і третіх країн.</text:p>
      <text:p text:style-name="P4">
Радниця-уповноважена Президента нагадала, що цей час Україні вдалося повернути360 викрадених росією дітей, однак у загарбників перебувають іще "сотнітисяч".</text:p>
      <text:p text:style-name="P4">
Як повідомлялося, в Україну напередодні <text:a xlink:type="simple" xlink:href="https://www.ukrinform.ua/rubric-society/3693273-v-ukrainu-povertaetsa-31-ditina-deportovana-rosieu.html" text:style-name="Internet_20_link" text:visited-style-name="Visited_20_Internet_20_Link">
 </text:a>
 , якунезаконно депортували загарбники.</text:p>
      <text:p text:style-name="P4">
Source: <text:a xlink:type="simple" xlink:href="https://www.ukrinform.ua/rubric-society/3693637-u-rf-vikradenih-ukrainskih-ditej-karaut-za-vidmovu-spivati-gimn-rosii-gerasimcuk.html" text:style-name="Internet_20_link" text:visited-style-name="Visited_20_Internet_20_Link">
https://www.ukrinform.ua/rubric-society/3693637-u-rf-vikradenih-ukrainskih-ditej-karaut-za-vidmovu-spivati-gimn-rosii-gerasimcuk.html</text:a>
</text:p>
      <!--NEWS-->
      <text:h text:style-name="P10" text:outline-level="1">
<text:span text:style-name="T4">
Ярмоленко відзначився за «Аль Айн» у матчі проти «Хаур-Факкана»</text:span>
</text:h>
      <text:p text:style-name="P4">
Authors: Ukrinform (Person)</text:p>
      <text:p text:style-name="P4">
Publisher: Укринформ (Organization)</text:p>
      <text:p text:style-name="P4">
Published Time: 2023-04-09T22:53:33+03:00</text:p>
      <text:p text:style-name="P4">
Modified Time: 2023-04-09T22:53:33+03:00</text:p>
      <text:p text:style-name="P4">
Description: Це дев’ятий гол українця в сезоні. — Укрінформ.</text:p>
      <text:p text:style-name="P4">
Images: ["<text:a xlink:type="simple" xlink:href="https://static.ukrinform.com/photos/2023_04/thumb_files/630_360_1681069957-521.jpg" text:style-name="Internet_20_link" text:visited-style-name="Visited_20_Internet_20_Link">
630_360_16810...</text:a>
"]</text:p>
      <text:p text:style-name="P4">
Tags: ['Ярмоленко', 'Футбол']</text:p>
      <text:p text:style-name="P4">
Type: Article</text:p>
      <!--METADATA-->
      <text:p text:style-name="P4">
<draw:frame draw:style-name="fr1" draw:name="Image289" text:anchor-type="as-char" svg:width="6.9236in" svg:height="3.956343in" draw:z-index="0">
<draw:image xlink:href="../Images/yкринформ/2023-04-09T22-53-33-03-00/630_360_1681069957-521.jpg" xlink:type="simple" xlink:show="embed" xlink:actuate="onLoad" draw:mime-type="image/jpeg"/>
</draw:frame>
 Цедев’ятий гол українця в сезоні.</text:p>
      <text:p text:style-name="P4">
Український вінгер «Аль-Айна» Андрій Ярмоленко відзначився голом у матчічемпіонату ОАЕ проти «Хаур-Факкана», передає Укрінформ.</text:p>
      <text:p text:style-name="P4">
На 67-й хвилині гри український вінгер забив 3-й гол своєї команди у поєдинку.</text:p>
      <text:p text:style-name="P4">
Для Андрія цей м'яч став 9-м цього сезону у футболці «Аль-Айна» у 20 матчах.Також на його рахунку 3 асисти.</text:p>
      <text:p text:style-name="P4">
<text:span text:style-name="T4">
Читайте також:</text:span>
 <text:a xlink:type="simple" xlink:href="https://www.ukrinform.ua/rubric-sports/3693684-apl-liverpul-zigrav-vniciu-z-arsenalom.html" text:style-name="Internet_20_link" text:visited-style-name="Visited_20_Internet_20_Link">
 <text:span text:style-name="T4">
АПЛ</text:span>
 </text:a>
</text:p>
      <text:p text:style-name="P4">
Як повідомляв Укрінформ, «Ліверпуль» та «Арсенал» поділили очки в 30-му туріАнглійської Прем’єр-ліги.</text:p>
      <text:p text:style-name="P4">
Фото: twitter.com/alainfcae</text:p>
      <text:p text:style-name="P4">
Source: <text:a xlink:type="simple" xlink:href="https://www.ukrinform.ua/rubric-sports/3693703-armolenko-vidznacivsa-za-al-ajn-u-matci-proti-haurfakkana.html" text:style-name="Internet_20_link" text:visited-style-name="Visited_20_Internet_20_Link">
https://www.ukrinform.ua/rubric-sports/3693703-armolenko-vidznacivsa-za-al-ajn-u-matci-proti-haurfakkana.html</text:a>
</text:p>
      <!--NEWS-->
      <text:h text:style-name="P10" text:outline-level="1">
<text:span text:style-name="T4">
В Австрії колишні військові, посли й експерти закликали ухвалити нову доктрину безпеки</text:span>
</text:h>
      <text:p text:style-name="P4">
Authors: Ukrinform (Person)</text:p>
      <text:p text:style-name="P4">
Publisher: Укринформ (Organization)</text:p>
      <text:p text:style-name="P4">
Published Time: 2023-04-09T23:17:00+03:00</text:p>
      <text:p text:style-name="P4">
Modified Time: 2023-04-09T23:17:00+03:00</text:p>
      <text:p text:style-name="P4">
Description: Понад 100 австрійських колишніх високопоставлених генералів, міністрів та політиків, послів і дипломатів, експертів з питань безпеки та зовнішньої політики, журналістів, науковців і підприємців закликали керівництво країни розпочати загальнодержавне обговорення майбутньої політики безпеки і оборони Австрії та ухвалити нову доктрину безпеки. — Укрінформ.</text:p>
      <text:p text:style-name="P4">
Images: ["<text:a xlink:type="simple" xlink:href="https://static.ukrinform.com/photos/2018_11/thumb_files/630_360_1541766375-297.jpg" text:style-name="Internet_20_link" text:visited-style-name="Visited_20_Internet_20_Link">
630_360_15417...</text:a>
"]</text:p>
      <text:p text:style-name="P4">
Tags: ['Австрія', 'Нацбезпека', 'Війна з росією']</text:p>
      <text:p text:style-name="P4">
Type: Article</text:p>
      <!--METADATA-->
      <text:p text:style-name="P4">
<draw:frame draw:style-name="fr1" draw:name="Image290" text:anchor-type="as-char" svg:width="6.9236in" svg:height="3.956343in" draw:z-index="0">
<draw:image xlink:href="../Images/yкринформ/2023-04-09T23-17-00-03-00/630_360_1541766375-297.jpg" xlink:type="simple" xlink:show="embed" xlink:actuate="onLoad" draw:mime-type="image/jpeg"/>
</draw:frame>
 Понад 100австрійських колишніх високопоставлених генералів, міністрів та політиків,послів і дипломатів, експертів з питань безпеки та зовнішньої політики,журналістів, науковців і підприємців закликали керівництво країни розпочатизагальнодержавне обговорення майбутньої політики безпеки і оборони Австрії таухвалити нову доктрину безпеки.</text:p>
      <text:p text:style-name="P4">
Як передає Укрінформ, відповідний заклик міститься в опублікованому на <text:a xlink:type="simple" xlink:href="https://unseresicherheit.org" text:style-name="Internet_20_link" text:visited-style-name="Visited_20_Internet_20_Link">
</text:a>
 "Відкритому листі до федерального президента,федерального уряду, Національної ради та народу Австрії".</text:p>
      <text:p text:style-name="P4">
У листі австрійські експерти зазначають, що керівництво держави проігнорувалоїхній заклик, зроблений ще у травні 2022 року, до відкритого обговоренняавстрійської політики безпеки. Підписанти повторили свою вимогу щодозапочаткування "серйозного загального державного обговорення майбутньогозовнішньої, безпекової та оборонної політики <text:a xlink:type="simple" xlink:href="https://www.ukrinform.ua/tag-avstria" text:style-name="Internet_20_link" text:visited-style-name="Visited_20_Internet_20_Link">
 </text:a>
 та прийняття нової доктрини безпеки, яка б враховувала ситуацію, щозмінилася".</text:p>
      <text:p text:style-name="P4">
У відкритому листі вказується на те, що значна частина австрійськогополітикуму і суспільства "стали жертвою ілюзії, що Австрія може залишитисятакою, якою вона є, триматися осторонь і задовольнятися виділенням трохибільших коштів на збройні сили".</text:p>
      <text:p text:style-name="P4">
Підписанти заявили, що хоча у Європі ряд країн вже змінили свою політикубезпеки, включаючи прагнення нейтральних Швеції та Фінляндії приєднатися доНАТО, "Австрія поводиться так, ніби 23 лютого 2022 року нічого не змінилося усвіті". Констатувалося, що австрійські конституційні засади та доктринибезпеки "все ще залишаються анахронічними", а збройні сили Австрії – "все щене готові серйозно захищати батьківщину і надавати допомогу іншим країнам ЄС,як це було обіцяно".</text:p>
      <text:p text:style-name="P4">
<text:span text:style-name="T4">
Читайте також:</text:span>
 <text:a xlink:type="simple" xlink:href="https://www.ukrinform.ua/rubric-polytics/3690129-glava-mzs-avstrii-rosii-ne-mae-zijti-z-ruk-zlocin-agresii.html" text:style-name="Internet_20_link" text:visited-style-name="Visited_20_Internet_20_Link">
 <text:span text:style-name="T4">
Австрі</text:span>
 </text:a>
</text:p>
      <text:p text:style-name="P4">
Підписанти переконані, що віра багатьох австрійців у те, що для країни нічогоне змінилося і вона може залишатися осторонь усіх військових конфліктів ісамостійно себе захищати, а її мирна зовнішня політика сама по собі гарантуєбезпеку – є "небезпечною як для Австрії, так і для Європи".</text:p>
      <text:p text:style-name="P4">
"Австрія заслуговує на правду: нинішня ситуація є нестійкою і небезпечною.Тому ми продовжуємо наполягати на наших мінімальних вимогах: серйозне,загальнодержавне, відкрите обговорення майбутнього зовнішньої, безпекової таоборонної політики Австрії та прийняття нової доктрини безпеки, яка бвраховувала обставини, що змінилися. Лише це може гарантувати захист Австрії,простір для маневру і подальший суверенітет",- йдеться у відкритому листі.</text:p>
      <text:p text:style-name="P4">
Серед підписантів відкритого листа, зокрема, є колишня президентка Верховногосуду, ексдепутатка Національної ради від ліберальної партії NEOS ІрмгардГрісс; перший віцепрезидент Європарламенту, член Австрійської народної партіїОтмар Карас; колишні міністри оборони Герберт Шайбнер та ФрідгельмФрішеншлагер, командувач командування збройних сил Австрії (з 2012 по квітень2022рр.) генерал-лейтенант Франц Райсснер; бригадний генерал у відставці,багаторічний екскерівник Інституту миротворчості та управління конфліктами приНаціональній академії оборони Австрії, нині президент Центру стратегічногоаналізу (CSA) Вальтер Файхтінгер; колишній посол у Британії та росії, нинідиректор Дипломатичної академії Австрії Еміль Брікс; також колишні посли в рфФранц Седе та Мартін Вуковіч; колишній посол у Франції, Британії та США ЄваНовотни; ексголовред провідної газети Die Presse Райнер Новак та багато інших.</text:p>
      <text:p text:style-name="P4">
<text:span text:style-name="T4">
Читайте також:</text:span>
 <text:a xlink:type="simple" xlink:href="https://www.ukrinform.ua/rubric-polytics/3689660-glava-mzs-avstrii-pidtrimav-order-mks-na-arest-putina-ce-pravilnij-signal.html" text:style-name="Internet_20_link" text:visited-style-name="Visited_20_Internet_20_Link">
 <text:span text:style-name="T4">
Австрі</text:span>
 </text:a>
</text:p>
      <text:p text:style-name="P4">
Також із закликами до перегляду Стратегії безпеки Австрії, поруч з вимогоюініціювати дискусію щодо майбутньої системи безпеки країни, виступили впарламентській опозиції Австрії. Очільниця ліберальної партії NEOS БеатеМайнль-Райзінгер вказала на те, що стратегія досі "визначає росію як важливогоі надійного партнера на тому ж рівні, що і США". За її словами, потрібно"переосмислити роль Австрії у спільній Європі по відношенню до росії".</text:p>
      <text:p text:style-name="P4">
Федеральний канцлер Австрії, очільник Австрійської народної партії КарлНегаммер, реагуючи на критику, визнав необхідність перегляду Стратегії безпекиАвстрії. Водночас глава уряду не повідомив ніяких деталей та термінів цьогопроцесу. При цьому Негаммер наголосив, що нейтралітет є корисним для Австрії,а тому країна залишатиметься нейтральною.</text:p>
      <text:p text:style-name="P4">
Як повідомляв Укрінформ, чинна версія Стратегії безпеки Австрії, яка єосновоположним документом країни у сфері нацбезпеки та зовнішньої політики,досі розглядає російську федерацію як "важливого" та "стратегічного" партнераЄвросоюзу на рівні зі Сполученими Штатами.</text:p>
      <text:p text:style-name="P4">
Документ, який почали розробляти у 2011 році і який був схвалений парламентому 2013 році, не зазнав змін ні після російської агресії проти України у 2014році та запровадження санкцій ЄС проти рф, ні після повномасштабноговторгнення росії в Україну 24 лютого 2022 року.</text:p>
      <text:p text:style-name="P4">
Source: <text:a xlink:type="simple" xlink:href="https://www.ukrinform.ua/rubric-world/3693591-v-avstrii-kolisni-vijskovi-posli-j-eksperti-zaklikali-uhvaliti-novu-doktrinu-bezpeki.html" text:style-name="Internet_20_link" text:visited-style-name="Visited_20_Internet_20_Link">
https://www.ukrinform.ua/rubric-world/3693591-v-avstrii-kolisni-vijskovi-posli-j-eksperti-zaklikali-uhvaliti-novu-doktrinu-bezpeki.html</text:a>
</text:p>
      <!--NEWS-->
      <text:h text:style-name="P10" text:outline-level="1">
<text:span text:style-name="T4">
Ізраїль розпочав мобілізацію резервістів</text:span>
</text:h>
      <text:p text:style-name="P4">
Authors: Ukrinform (Person)</text:p>
      <text:p text:style-name="P4">
Publisher: Укринформ (Organization)</text:p>
      <text:p text:style-name="P4">
Published Time: 2023-04-09T23:41:00+03:00</text:p>
      <text:p text:style-name="P4">
Modified Time: 2023-04-09T23:41:00+03:00</text:p>
      <text:p text:style-name="P4">
Description: Прем’єр-міністр Ізраїлю Біньямін Нетаньяху розпорядився мобілізувати поліцейські та армійські резерви після того, як унаслідок нападів на Західному березі Йордану та в Тель-Авіві загинули троє людей, у тому числі італійський турист. — Укрінформ.</text:p>
      <text:p text:style-name="P4">
Images: ["<text:a xlink:type="simple" xlink:href="https://static.ukrinform.com/photos/2023_04/thumb_files/630_360_1681072749-491.jpeg" text:style-name="Internet_20_link" text:visited-style-name="Visited_20_Internet_20_Link">
630_360_16810...</text:a>
"]</text:p>
      <text:p text:style-name="P4">
Tags: ['Армія', 'Ізраїль', 'Мобілізація', 'Теракт', 'Ракетний удар']</text:p>
      <text:p text:style-name="P4">
Type: Article</text:p>
      <!--METADATA-->
      <text:p text:style-name="P4">
<draw:frame draw:style-name="fr1" draw:name="Image291" text:anchor-type="as-char" svg:width="6.9236in" svg:height="3.956343in" draw:z-index="0">
<draw:image xlink:href="../Images/yкринформ/2023-04-09T23-41-00-03-00/630_360_1681072749-491.jpeg" xlink:type="simple" xlink:show="embed" xlink:actuate="onLoad" draw:mime-type="image/jpeg"/>
</draw:frame>
 Прем’єр-міністр Ізраїлю Біньямін Нетаньяху розпорядився мобілізувати поліцейські таармійські резерви після того, як унаслідок нападів на Західному березі Йорданута в Тель-Авіві загинули троє людей, у тому числі італійський турист.</text:p>
      <text:p text:style-name="P4">
Про це повідомляє <text:a xlink:type="simple" xlink:href="https://www.france24.com/en/live-news/20230406-rocket-salvo-from-lebanon-targets-israel-after-al-aqsa-clashes" text:style-name="Internet_20_link" text:visited-style-name="Visited_20_Internet_20_Link">
 </text:a>
 , передає Укрінформ.</text:p>
      <text:p text:style-name="P4">
В офісі прем’єр-міністра заявили, що очільник уряду "дав вказівку ізраїльськійполіції мобілізувати всі резервні підрозділи прикордонної поліції та наказавАрмії оборони Ізраїлю мобілізувати додаткові сили”.</text:p>
      <text:p text:style-name="P4">
Атаки відбулися після того, як <text:a xlink:type="simple" xlink:href="https://www.ukrinform.ua/tag-izrail" text:style-name="Internet_20_link" text:visited-style-name="Visited_20_Internet_20_Link">
 </text:a>
 завдавповітряних ударів і артилерійського обстрілу у відповідь на ракетний обстріліз Сектора Гази та Лівану. Армія заявила, що Ізраїль "вдарив по цілях,включаючи інфраструктуру, що належать терористичній організації ХАМАС напівдні Лівану".</text:p>
      <text:p text:style-name="P4">
<text:span text:style-name="T4">
Читайте також:</text:span>
 <text:a xlink:type="simple" xlink:href="https://www.ukrinform.ua/rubric-world/3693423-iz-teritorii-sirii-v-bik-izrailu-vipustili-tri-raketi.html" text:style-name="Internet_20_link" text:visited-style-name="Visited_20_Internet_20_Link">
 </text:a>
</text:p>
      <text:p text:style-name="P4">
Як повідомляв Укрінформ, у п’ятницю загинули дві ізраїльтянки, ще одна жінказазнала тяжких поранень <text:a xlink:type="simple" xlink:href="https://www.ukrinform.ua/rubric-world/3692877-u-izraili-rozstrilali-avto-zaginuli-dvi-zinki-se-odna-poranena.html" text:style-name="Internet_20_link" text:visited-style-name="Visited_20_Internet_20_Link">
 </text:a>
 по цивільному автомобілю на Західному березі Йордану. Згодомнадійшло повідомлення про одного загиблого, кількох поранених унаслідок двохтерактів, скоєних однією людиною у Тель-Авіві.</text:p>
      <text:p text:style-name="P4">
<text:span text:style-name="T5">
Фото з сайту theaustralian.com.au</text:span>
</text:p>
      <text:p text:style-name="P4">
Source: <text:a xlink:type="simple" xlink:href="https://www.ukrinform.ua/rubric-world/3693705-izrail-rozpocav-mobilizaciu-rezervistiv.html" text:style-name="Internet_20_link" text:visited-style-name="Visited_20_Internet_20_Link">
https://www.ukrinform.ua/rubric-world/3693705-izrail-rozpocav-mobilizaciu-rezervistiv.html</text:a>
</text:p>
      <!--NEWS-->
      <text:h text:style-name="P10" text:outline-level="1">
<text:span text:style-name="T4">
Окупанти встановлюють додатковий паркан, щоб огородити під’їзди до ЗАЕС</text:span>
</text:h>
      <text:p text:style-name="P4">
Author: ['АРМІЯINFORM']</text:p>
      <text:p text:style-name="P4">
Time: 2023-04-09T49:00:00-04:00</text:p>
      <text:p text:style-name="P4">
Description: Про це повідомляє Державне підприємство «Національна атомна енергогенеруюча компан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arkan-zaes.jpg" text:style-name="Internet_20_link" text:visited-style-name="Visited_20_Internet_20_Link">
parkan-zaes.jpg</text:a>
']</text:p>
      <text:p text:style-name="P4">
Tags: ['STOPRUSSIA', 'АГРЕСІЯ РФ', 'АТОМНА СТАНЦІЯ', 'ВТОРГНЕННЯ РФ', 'ЕНЕРГОАТОМ', 'ЗАЕС', 'ЗАПОРІЖЖЯ', 'ЯДЕРНА БЕЗПЕКА']</text:p>
      <text:p text:style-name="P4">
Category: News</text:p>
      <!--METADATA-->
      <text:p text:style-name="P4">
<draw:frame draw:style-name="fr1" draw:name="Image292" text:anchor-type="as-char" svg:width="6.9236in" svg:height="4.61393in" draw:z-index="0">
<draw:image xlink:href="../Images/AРМІЯINFORM/2023-04-09T49-00-00-04-00/parkan-zaes.jpg" xlink:type="simple" xlink:show="embed" xlink:actuate="onLoad" draw:mime-type="image/jpeg"/>
</draw:frame>
Фото: Енергоатом</text:p>
      <text:p text:style-name="P4">
Про це <text:a xlink:type="simple" xlink:href="https://t.me/energoatom_ua/12661" text:style-name="Internet_20_link" text:visited-style-name="Visited_20_Internet_20_Link">
повідомляє</text:a>
 Державне підприємство«Національна атомна енергогенеруюча компанія „Енергоатом“».</text:p>
      <text:p text:style-name="P4">
«Відтепер працівники Запорізької атомної станції не доїжджатимуть прямо донеї, як це було завжди, а частину шляху долатимуть пішки», — йдеться вповідомленні.</text:p>
      <text:p text:style-name="P4">
Зазначається, що рейсові автобуси для персоналу ЗАЕС, які доставляютьатомників на роботу, більше не курсуватимуть до фінального пункту маршруту.Перепоною стане новий паркан, який загарбники облаштовують на підходах доадмінбудівлі станції. Для цього вже почали рити землю.</text:p>
      <text:p text:style-name="P4">
Тому маршрутні автобуси доїжджають лише до кільця, де працівників ЗАЕСвисаджують, і далі вони мають просто йти. Таким чином рашисти фактичнорозширюють закритий периметр навколо станції, начебто готуючи її до оборони. Апростіше кажучи: вони бояться так, що не зупиняються навіть перед незаконнимбудівництвом на території атомного об’єкта.</text:p>
      <text:p text:style-name="P4">
«ЗАЕС — це Україна! Й жодні паркани не завадять повернути станцію під контрольдержави та законного оператора — Енергоатома!» — додали в пресслужбіДержавного підприємства.</text:p>
      <text:p text:style-name="P4">
Source: <text:a xlink:type="simple" xlink:href="https://armyinform.com.ua/2023/04/09/okupanty-vstanovlyuyut-dodatkovyj-parkan-shhob-ogorodyty-pidyizdy-do-zaes/" text:style-name="Internet_20_link" text:visited-style-name="Visited_20_Internet_20_Link">
https://armyinform.com.ua/2023/04/09/okupanty-vstanovlyuyut-dodatkovyj-parkan-shhob-ogorodyty-pidyizdy-do-zaes/</text:a>
</text:p>
      <!--NEWS-->
      <text:h text:style-name="P10" text:outline-level="1">
<text:span text:style-name="T4">
Норвезька національна гвардія навчає українських новобранців вести стрілецький бій на передовій</text:span>
</text:h>
      <text:p text:style-name="P4">
Author: ['АРМІЯINFORM']</text:p>
      <text:p text:style-name="P4">
Time: 2023-04-09T50:00:00-04:00</text:p>
      <text:p text:style-name="P4">
Description: Інструктори Норвезької національної гвардії (Heimevernet) у складі норвезької місії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norvegiya-1.jpg" text:style-name="Internet_20_link" text:visited-style-name="Visited_20_Internet_20_Link">
norvegiya-1.jpg</text:a>
', '<text:a xlink:type="simple" xlink:href="https://armyinform.com.ua/wp-content/uploads/2023/04/norvegiya-2.jpg" text:style-name="Internet_20_link" text:visited-style-name="Visited_20_Internet_20_Link">
norvegiya-2.jpg</text:a>
']</text:p>
      <text:p text:style-name="P4">
Tags: ['ВІДЕО', 'ВІЙСЬКОВА ПІДГОТОВКА', 'ГШ ЗСУ', 'НОРВЕГІЯ']</text:p>
      <text:p text:style-name="P4">
Category: News</text:p>
      <!--METADATA-->
      <text:p text:style-name="P4">
<draw:frame draw:style-name="fr1" draw:name="Image293" text:anchor-type="as-char" svg:width="6.9236in" svg:height="3.867425in" draw:z-index="0">
<draw:image xlink:href="../Images/AРМІЯINFORM/2023-04-09T50-00-00-04-00/norvegiya-1.jpg" xlink:type="simple" xlink:show="embed" xlink:actuate="onLoad" draw:mime-type="image/jpeg"/>
</draw:frame>
</text:p>
      <text:p text:style-name="P4">
Інструктори Норвезької національної гвардії (Heimevernet) у складі норвезькоїмісії з навчання українських військових у Великій Британії за програмоюбазової загальновійськової підготовки проводять заняття з ведення вогнювідділенням зі стрілецької зброї в оборонному бою.</text:p>
      <text:p text:style-name="P4">
Про це<text:a xlink:type="simple" xlink:href="https://www.facebook.com/GeneralStaff.ua/posts/pfbid037aP5hJx7MT72AvUaVHW3hiUPUxsLimVwW1MyuX56hoAC98MXQGLBXjYDtNsCH3f5l" text:style-name="Internet_20_link" text:visited-style-name="Visited_20_Internet_20_Link">
повідомляє</text:a>
Генеральний штаб Збройних Сил України.</text:p>
      <text:p text:style-name="P4">
Під експертним керівництвом інструкторів Норвезької національної гвардіїновобранці отримали цінний досвід і навички, які допоможуть їм захищатиУкраїну.</text:p>
      <text:p text:style-name="P4">
Ця підготовка дає змогу опанувати бойові навички, щоб солдати-добровольці, якіне мають практично жодного або мінімальний військовий досвід, могли захищатиУкраїну.</text:p>
      <text:p text:style-name="P4">
<draw:frame draw:style-name="fr1" draw:name="Image294" text:anchor-type="as-char" svg:width="6.9236in" svg:height="4.211342in" draw:z-index="0">
<draw:image xlink:href="../Images/AРМІЯINFORM/2023-04-09T50-00-00-04-00/norvegiya-2.jpg" xlink:type="simple" xlink:show="embed" xlink:actuate="onLoad" draw:mime-type="image/jpeg"/>
</draw:frame>
</text:p>
      <text:p text:style-name="P4">
Масштабне навчання спрямоване на підвищення безпеки та спроможностей ЗСУкраїни в бойових діях на передовій.</text:p>
      <text:p text:style-name="P4">
Королівство Норвегія продовжує підтримувати народ України та надає постійнупідтримку у відповідь на триваючі порушення росією міжнародного права.</text:p>
      <text:p text:style-name="P4">
Військовослужбовці Норвезької національної гвардії беруть участь разом ізнавчальними командами країн-партнерів у програмі підготовки українськихновобранців під керівництвом Великої Британії.</text:p>
      <text:p text:style-name="P4">
Source: <text:a xlink:type="simple" xlink:href="https://armyinform.com.ua/2023/04/09/norvezka-naczionalna-gvardiya-navchaye-ukrayinskyh-novobrancziv/" text:style-name="Internet_20_link" text:visited-style-name="Visited_20_Internet_20_Link">
https://armyinform.com.ua/2023/04/09/norvezka-naczionalna-gvardiya-navchaye-ukrayinskyh-novobrancziv/</text:a>
</text:p>
      <!--NEWS-->
      <text:h text:style-name="P10" text:outline-level="1">
<text:span text:style-name="T4">
Як підтримати родину військового, який пішов на війну — поради психолога</text:span>
</text:h>
      <text:p text:style-name="P4">
Author: ['АРМІЯINFORM']</text:p>
      <text:p text:style-name="P4">
Time: 2023-04-09T51:00:00-04:00</text:p>
      <text:p text:style-name="P4">
Description: Родини військових перебувають у щоденному стресі. Він почався з моменту, коли їх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syhologichna-dopomoga.jpg" text:style-name="Internet_20_link" text:visited-style-name="Visited_20_Internet_20_Link">
psyhologichna-dopomoga.jpg</text:a>
', '<text:a xlink:type="simple" xlink:href="https://armyinform.com.ua/wp-content/uploads/2023/04/1-28-150x150.jpg" text:style-name="Internet_20_link" text:visited-style-name="Visited_20_Internet_20_Link">
1-28-150x150.jpg</text:a>
', '<text:a xlink:type="simple" xlink:href="https://armyinform.com.ua/wp-content/uploads/2023/04/2-26-150x150.jpg" text:style-name="Internet_20_link" text:visited-style-name="Visited_20_Internet_20_Link">
2-26-150x150.jpg</text:a>
', '<text:a xlink:type="simple" xlink:href="https://armyinform.com.ua/wp-content/uploads/2023/04/3-22-150x150.jpg" text:style-name="Internet_20_link" text:visited-style-name="Visited_20_Internet_20_Link">
3-22-150x150.jpg</text:a>
', '<text:a xlink:type="simple" xlink:href="https://armyinform.com.ua/wp-content/uploads/2023/04/4-19-150x150.jpg" text:style-name="Internet_20_link" text:visited-style-name="Visited_20_Internet_20_Link">
4-19-150x150.jpg</text:a>
']</text:p>
      <text:p text:style-name="P4">
Tags: ['МІНІСТЕРСТВО ОХОРОНИ ЗДОРОВ’Я УКРАЇНИ', 'ПОРАДИ ПСИХОЛОГА', 'ПСИХОЛОГІЧНА ДОПОМОГА', 'РОДИНИ ВІЙСЬКОВОСЛУЖБОВЦІВ']</text:p>
      <text:p text:style-name="P4">
Category: News</text:p>
      <!--METADATA-->
      <text:p text:style-name="P4">
<draw:frame draw:style-name="fr1" draw:name="Image295" text:anchor-type="as-char" svg:width="6.9236in" svg:height="4.618027in" draw:z-index="0">
<draw:image xlink:href="../Images/AРМІЯINFORM/2023-04-09T51-00-00-04-00/psyhologichna-dopomoga.jpg" xlink:type="simple" xlink:show="embed" xlink:actuate="onLoad" draw:mime-type="image/jpeg"/>
</draw:frame>
 Психологічна допомога родинам військовослужбовців</text:p>
      <text:p text:style-name="P4">
Родини військових перебувають у щоденному стресі. Він почався з моменту, колиїхня близька людина пішла на війну, і триває досі.</text:p>
      <text:p text:style-name="P4">
Про це<text:a xlink:type="simple" xlink:href="https://www.facebook.com/moz.ukr/posts/pfbid02XnPR4o5n4cpR294mkTqQNgxMsk4BKNaXN7EJ5j9wp2jRmdey2pkhKeC3Yk315zJrl" text:style-name="Internet_20_link" text:visited-style-name="Visited_20_Internet_20_Link">
йдеться</text:a>
в дописі Міністерства охорони здоров’я України.</text:p>
      <text:p text:style-name="P4">
«Чекати рідних з війни — це страшно і дуже виснажливо: постійна тривога, думкипро небезпеку, надія на зустріч та сподівання на повернення додому — цемаленький перелік того, що відчувають і переживають родини наших захисників тазахисниць.</text:p>
      <text:p text:style-name="P4">
Як підтримати такі родини? Читайте поради Лесі Бондаренко, психологині Центрпсихічного здоров’я та реабілітації „Лісова поляна“ МОЗ України,травматерапевтки та супервізорки», — зазначається в дописі Міністерства.</text:p>
      <text:p text:style-name="P4">
<text:a xlink:type="simple" xlink:href="https://armyinform.com.ua/wp-content/uploads/2023/04/1-28.jpg" text:style-name="Internet_20_link" text:visited-style-name="Visited_20_Internet_20_Link">
<draw:frame draw:style-name="fr1" draw:name="Image296" text:anchor-type="as-char" svg:width="6.9236in" svg:height="6.9236in" draw:z-index="0">
<draw:image xlink:href="../Images/AРМІЯINFORM/2023-04-09T51-00-00-04-00/1-28-150x150.jpg" xlink:type="simple" xlink:show="embed" xlink:actuate="onLoad" draw:mime-type="image/jpeg"/>
</draw:frame>
</text:a>
</text:p>
      <text:p text:style-name="P4">
<text:a xlink:type="simple" xlink:href="https://armyinform.com.ua/wp-content/uploads/2023/04/2-26.jpg" text:style-name="Internet_20_link" text:visited-style-name="Visited_20_Internet_20_Link">
<draw:frame draw:style-name="fr1" draw:name="Image297" text:anchor-type="as-char" svg:width="6.9236in" svg:height="6.9236in" draw:z-index="0">
<draw:image xlink:href="../Images/AРМІЯINFORM/2023-04-09T51-00-00-04-00/2-26-150x150.jpg" xlink:type="simple" xlink:show="embed" xlink:actuate="onLoad" draw:mime-type="image/jpeg"/>
</draw:frame>
</text:a>
</text:p>
      <text:p text:style-name="P4">
<text:a xlink:type="simple" xlink:href="https://armyinform.com.ua/wp-content/uploads/2023/04/3-22.jpg" text:style-name="Internet_20_link" text:visited-style-name="Visited_20_Internet_20_Link">
<draw:frame draw:style-name="fr1" draw:name="Image298" text:anchor-type="as-char" svg:width="6.9236in" svg:height="6.9236in" draw:z-index="0">
<draw:image xlink:href="../Images/AРМІЯINFORM/2023-04-09T51-00-00-04-00/3-22-150x150.jpg" xlink:type="simple" xlink:show="embed" xlink:actuate="onLoad" draw:mime-type="image/jpeg"/>
</draw:frame>
</text:a>
</text:p>
      <text:p text:style-name="P4">
<text:a xlink:type="simple" xlink:href="https://armyinform.com.ua/wp-content/uploads/2023/04/4-19.jpg" text:style-name="Internet_20_link" text:visited-style-name="Visited_20_Internet_20_Link">
<draw:frame draw:style-name="fr1" draw:name="Image299" text:anchor-type="as-char" svg:width="6.9236in" svg:height="6.9236in" draw:z-index="0">
<draw:image xlink:href="../Images/AРМІЯINFORM/2023-04-09T51-00-00-04-00/4-19-150x150.jpg" xlink:type="simple" xlink:show="embed" xlink:actuate="onLoad" draw:mime-type="image/jpeg"/>
</draw:frame>
</text:a>
</text:p>
      <text:p text:style-name="P4">
Source: <text:a xlink:type="simple" xlink:href="https://armyinform.com.ua/2023/04/09/yak-pidtrymaty-rodynu-vijskovogo/" text:style-name="Internet_20_link" text:visited-style-name="Visited_20_Internet_20_Link">
https://armyinform.com.ua/2023/04/09/yak-pidtrymaty-rodynu-vijskovogo/</text:a>
</text:p>
      <!--NEWS-->
      <text:h text:style-name="P10" text:outline-level="1">
<text:span text:style-name="T4">
Українські танки Т-64 будуть капітально відновлювати на території Польщі — Укроборонпром</text:span>
</text:h>
      <text:p text:style-name="P4">
Author: ['АРМІЯINFORM']</text:p>
      <text:p text:style-name="P4">
Time: 2023-04-09T52:00:00-04:00</text:p>
      <text:p text:style-name="P4">
Description: ​​Державний концерн «Укроборонпром» та найбільший виробник бронетехніки в Польщі «Polska...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ank-t64-ukroboronprom.jpg" text:style-name="Internet_20_link" text:visited-style-name="Visited_20_Internet_20_Link">
tank-t64-ukroboronprom.jpg</text:a>
']</text:p>
      <text:p text:style-name="P4">
Tags: ['STOPRUSSIA', 'АГРЕСІЯ РФ', 'ВІЙСЬКОВО-ТЕХНІЧНЕ СПІВРОБІТНИЦТВО', 'ВТОРГНЕННЯ РФ', 'ОВТ', 'ПОЛЬЩА', 'РЕМОНТ ТЕХНІКИ', 'СПІЛЬНЕ ПІДПРИЄМСТВО', 'Т-64', 'ТАНКИ', 'УКРОБОРОНПРОМ']</text:p>
      <text:p text:style-name="P4">
Category: News</text:p>
      <!--METADATA-->
      <text:p text:style-name="P4">
<draw:frame draw:style-name="fr1" draw:name="Image300" text:anchor-type="as-char" svg:width="6.9236in" svg:height="4.618458in" draw:z-index="0">
<draw:image xlink:href="../Images/AРМІЯINFORM/2023-04-09T52-00-00-04-00/tank-t64-ukroboronprom.jpg" xlink:type="simple" xlink:show="embed" xlink:actuate="onLoad" draw:mime-type="image/jpeg"/>
</draw:frame>
 Ілюстративне фото:Укроборонпром</text:p>
      <text:p text:style-name="P4">
​​Державний концерн «Укроборонпром» та найбільший виробник бронетехніки вПольщі «Polska Grupa Zbrojeniowa» спільно здійснюватимуть капітальний ремонттанків Т-64. Відповідну угоду було укладено між Укроборонпромом та заводомBumar-Łabędy, лідером галузі, що входить до складу PGZ.</text:p>
      <text:p text:style-name="P4">
Про це <text:a xlink:type="simple" xlink:href="https://t.me/UOP_Official/1056" text:style-name="Internet_20_link" text:visited-style-name="Visited_20_Internet_20_Link">
повідомляє</text:a>
 пресслужба українськогодержавного концерну.</text:p>
      <text:p text:style-name="P4">
Угода передбачає, що українські танки Т-64 будуть обслуговувати та капітальновідновлювати на новостворених потужностях Bumar-Łabędy у Глівіце.</text:p>
      <text:p text:style-name="P4">
«У перспективі планується поширити співробітництво й на обслуговування танківТ-72 й РТ-91, переданих Польщею українській стороні», — йдеться вповідомленні.</text:p>
      <text:p text:style-name="P4">
Також розглядається можливість спільного обслуговування танків сімействаLeopard 2, переданих Україні міжнародною бронетанковою коаліцією.</text:p>
      <text:p text:style-name="P4">
«Наша компанія готова створити хаб з ремонту бронетехніки, яка перебуває наозброєнні української армії. Ми маємо понад 70 років досвіду у сферівиробництва та ремонту. Переозброєння та модернізація бронетехніки станеключовою допомогою у підтримці обороноздатності української армії. Завдякирегулярним ремонтним та сервісним роботам машини повертатимуть своюбоєздатність», — зазначила Едіта Шиманська, президент правління ZM «BUMAR-ŁABĘDY» S.A.</text:p>
      <text:p text:style-name="P4">
«Ми вдячні нашим польським партнерам за допомогу в нарощуванні обсягівбронетехніки для Сил безпеки та оборони України. Кожна така міжнародна угодадля нас — це інтеграція у виробничі ланцюжки країн-членів НАТО», — наголосивгенеральний директор Укроборонпрому Юрій Гусєв.</text:p>
      <text:p text:style-name="P4">
<text:span text:style-name="T5">
Нагадаємо, під час візиту Президента України Володимира Зеленського до Польщіобидві сторони також<text:a xlink:type="simple" xlink:href="https://armyinform.com.ua/2023/04/08/ukladena-ugoda-pro-spilne-vyrobnycztvo-125-mm-tankovyh-snaryadiv-na-terytoriyi-polshhi-ukroboronprom/" text:style-name="Internet_20_link" text:visited-style-name="Visited_20_Internet_20_Link">
підписалиугоду</text:a>
про спільне виробництво 125-мм танкових боєприпасів на польських потужностях.</text:span>
</text:p>
      <text:p text:style-name="P4">
Source: <text:a xlink:type="simple" xlink:href="https://armyinform.com.ua/2023/04/09/ukrayinski-tanky-t-64-budut-kapitalno-vidnovlyuvatysya-na-terytoriyi-polshhi-ukroboronprom/" text:style-name="Internet_20_link" text:visited-style-name="Visited_20_Internet_20_Link">
https://armyinform.com.ua/2023/04/09/ukrayinski-tanky-t-64-budut-kapitalno-vidnovlyuvatysya-na-terytoriyi-polshhi-ukroboronprom/</text:a>
</text:p>
      <!--NEWS-->
      <text:h text:style-name="P10" text:outline-level="1">
<text:span text:style-name="T4">
Як поводитися під час проходження блокпостів</text:span>
</text:h>
      <text:p text:style-name="P4">
Author: ['АРМІЯINFORM']</text:p>
      <text:p text:style-name="P4">
Time: 2023-04-09T53:00:00-04:00</text:p>
      <text:p text:style-name="P4">
Description: Щоб уникнути непорозумінь під час проходження процедур контролю на блокпостах, сл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lokpost-kyyiv.jpg" text:style-name="Internet_20_link" text:visited-style-name="Visited_20_Internet_20_Link">
blokpost-kyyiv.jpg</text:a>
']</text:p>
      <text:p text:style-name="P4">
Tags: ['БЛОКПОСТ', 'МІНРЕІНТЕГРАЦІЇ']</text:p>
      <text:p text:style-name="P4">
Category: News</text:p>
      <!--METADATA-->
      <text:p text:style-name="P4">
<draw:frame draw:style-name="fr1" draw:name="Image301" text:anchor-type="as-char" svg:width="6.9236in" svg:height="4.61393in" draw:z-index="0">
<draw:image xlink:href="../Images/AРМІЯINFORM/2023-04-09T53-00-00-04-00/blokpost-kyyiv.jpg" xlink:type="simple" xlink:show="embed" xlink:actuate="onLoad" draw:mime-type="image/jpeg"/>
</draw:frame>
Блокпост в Києві. Фото УНІАН</text:p>
      <text:p text:style-name="P4">
Щоб уникнути непорозумінь під час проходження процедур контролю на блокпостах,слід дотримуватися кількох <text:span text:style-name="T4">
нескладних правил:</text:span>
</text:p>
      <ul>
        <li>
наближаючись до облаштованого блокпоста, зменште швидкість і підготуйте свої документи;  * зніміть відеореєстратор і приберіть мобільний телефон, якщо він лежить поряд із лобовим склом;  * зупиніться біля знаку чи напису «СТОП». Вимкніть фари й увімкніть «аварійку»;  * зачекайте, поки вам подадуть сигнал рукою або ліхтариком. Повільно під’їжджайте до військових, поліцейського чи працівника тероборони, який вас покликав;  * не виходьте з машини, якщо вас про це не просили. Спілкуйтеся зі службовцем, який вас перевіряє, опустивши бокове скло;  * на вимогу уповноваженої особи дозвольте огляд багажника та салону автомобіля;  * від’їжджайте від блокпоста після дозволу перевіряючого. Робіть це повільно, адже різке підвищення швидкості може викликати підозру.</li>
      </ul>
      <text:p text:style-name="P4">
<text:span text:style-name="T4">
Під час проходження блокпоста можуть перевірити:</text:span>
</text:p>
      <text:p text:style-name="P4">
— документи осіб,  — речі (огляд),  — транспортні засоби,  — багаж і вантаж.</text:p>
      <text:p text:style-name="P4">
<text:span text:style-name="T4">
Перевірку можуть здійснювати уповноважені особи:</text:span>
</text:p>
      <ul>
        <li>
Національної поліції України,  * Служби безпеки України,  * Національної гвардії України,  * Збройних сил України,  * Державної прикордонної служби України,  * Державної міграційної служби України,  * Державної митної служби України.</li>
      </ul>
      <text:p text:style-name="P4">
Джерело: <text:a xlink:type="simple" xlink:href="https://minre.gov.ua/2023/04/08/yak-povodytysya-pid-chas-prohodzhennya-blokpostiv/" text:style-name="Internet_20_link" text:visited-style-name="Visited_20_Internet_20_Link">
Міністерство з питань реінтеграції тимчасово окупованих територійУкраїни</text:a>
</text:p>
      <text:p text:style-name="P4">
Source: <text:a xlink:type="simple" xlink:href="https://armyinform.com.ua/2023/04/09/pravyla-yak-povodytysya-pid-chas-prohodzhennya-blokpostiv/" text:style-name="Internet_20_link" text:visited-style-name="Visited_20_Internet_20_Link">
https://armyinform.com.ua/2023/04/09/pravyla-yak-povodytysya-pid-chas-prohodzhennya-blokpostiv/</text:a>
</text:p>
      <!--NEWS-->
      <text:h text:style-name="P10" text:outline-level="1">
<text:span text:style-name="T4">
Санкції в дії — Україна і світ об’єдналися проти російської агресії</text:span>
</text:h>
      <text:p text:style-name="P4">
Author: ['АРМІЯINFORM']</text:p>
      <text:p text:style-name="P4">
Time: 2023-04-09T54:00:00-04:00</text:p>
      <text:p text:style-name="P4">
Description: Служба зовнішньої розвідки України повідомляє про санкції проти російської федер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ntyrosijski-sankcziyi-szr.jpg" text:style-name="Internet_20_link" text:visited-style-name="Visited_20_Internet_20_Link">
antyrosijski-sankcziyi-szr.jpg</text:a>
']</text:p>
      <text:p text:style-name="P4">
Tags: ['АНТИРОСІЙСЬКІ САНКЦІЇ', 'КРАХ РОСІЙСЬКОЇ ЕКОНОМІКИ', 'СЗР']</text:p>
      <text:p text:style-name="P4">
Category: News</text:p>
      <!--METADATA-->
      <text:p text:style-name="P4">
<draw:frame draw:style-name="fr1" draw:name="Image302" text:anchor-type="as-char" svg:width="6.9236in" svg:height="4.615733in" draw:z-index="0">
<draw:image xlink:href="../Images/AРМІЯINFORM/2023-04-09T54-00-00-04-00/antyrosijski-sankcziyi-szr.jpg" xlink:type="simple" xlink:show="embed" xlink:actuate="onLoad" draw:mime-type="image/jpeg"/>
</draw:frame>
 Антиросійські санкції. Ілюстративне зображення</text:p>
      <text:p text:style-name="P4">
Служба зовнішньої розвідки України<text:a xlink:type="simple" xlink:href="https://www.facebook.com/SZRUkraine/posts/pfbid0eFXRuR8tHUf6bSnxDJWnQ72UUq3akyMLNm6e27Fcg8fa72wJtytCRjid9VUNEKGSl" text:style-name="Internet_20_link" text:visited-style-name="Visited_20_Internet_20_Link">
повідомляє</text:a>
про санкції проти російської федерації станом на 8 квітня.</text:p>
      <text:p text:style-name="P4">
<text:span text:style-name="T5">
«Тільки Президент Зеленський може визначити, чи готовий, і коли він готовийвести переговори (з росією), в якому контексті і про що. Ми вважаємо, що неможе бути переговорів про Україну без України»,</text:span>
 — заявив координатор з питаньстратегічних комунікацій Ради національної безпеки США Джон Кірбі.</text:p>
      <text:p text:style-name="P4">
Україна <text:a xlink:type="simple" xlink:href="https://armyinform.com.ua/2023/04/06/polskyj-bronetransporter-rosomak-otrymuye-nove-zhyttya-z-bashtoyu-zssw-30/" text:style-name="Internet_20_link" text:visited-style-name="Visited_20_Internet_20_Link">
замовляє</text:a>
 у Польщі150 бронетранспортерів «Rosomak», що на 50 машин більше, ніж лунало упопередніх заявах.</text:p>
      <text:p text:style-name="P4">
Україна та Польща підписали меморандум, який допоможе залучати польськийбізнес до проєктів з відновлення України.</text:p>
      <text:p text:style-name="P4">
Міністр оборони Естонії Ханно Певкур вважає, що не можна виключати купівлюартилерійських боєприпасів для України поза межами Євросоюзу, попри те, щооднією з цілей естонської ініціативи було пожвавити оборонну промисловість ЄС.</text:p>
      <text:p text:style-name="P4">
<text:span text:style-name="T5">
«Греція надасть усіляку підтримку Україні на цьому дуже важливому,вирішальному етапі війни. Ми продовжуватимемо підтримувати Україну стільки,скільки буде потрібно — це дуже чітка позиція, яку ми зайняли від самогопочатку»,</text:span>
 — заявив міністр оборони Греції Нікос Панагіотопулос.</text:p>
      <text:p text:style-name="P4">
Кіпр навчатиме українських військових розмінування — це відбудеться в рамкахгуманітарної допомоги від країни. Група з близько 18 українських офіцерівприбуде на Кіпр для проходження навчання в останній тиждень квітня.</text:p>
      <text:p text:style-name="P4">
Албанія продовжила термін захисту українських біженців до вересня цього року.</text:p>
      <text:p text:style-name="P4">
Центр НАТО зі співробітництва у сфері кібербезпеки з 18 до 21 квітня проведе вТаллінні тренінги Locked Shields 2023 з кіберзахисту для груп з 38 країнсвіту.</text:p>
      <text:p text:style-name="P4">
Польща і країни Балтії запропонували включити в 11-й пакет санкційЄвропейського союзу галузь атомної енергетики росії.</text:p>
      <text:p text:style-name="P4">
Молдова підписала рамкову угоду з грецькою державною компанією DEPA Commercialпро постачання блакитного палива.</text:p>
      <text:p text:style-name="P4">
<text:span text:style-name="T4">
рф</text:span>
</text:p>
      <text:p text:style-name="P4">
На тлі повномасштабного російського вторгнення в Україну в лютому минулогороку Норвегія перетворилася на найбільшого постачальника природного газу наєвропейський континент. Завдяки відмові Європи від російських енергоресурсів,у 2022 році доходи 5-мільйонної Норвегії від продажу енергоносіїв зросли на $100 млрд. Ця ситуація показує, що норвезькі енергоносії надзвичайно важливідля Європи.</text:p>
      <text:p text:style-name="P4">
11 квітня госдума рф планує в другому читанні розглянути законопроєкт «прогромадянство». Серед схвалених профільним комітетом поправок — нові підставидля позбавлення громадянства через «дискредитацію армії, заклики доекстремізму, посягання на життя державного діяча та організацію збройногозаколоту». Загалом кількість статей ук рф, вирок за якими може бути підставоюдля позбавлення громадянства, збільшилася з 35 до 94.</text:p>
      <text:p text:style-name="P4">
госдума також збирається дозволити закривати кримінальні справи, якщообвинувачений «проситься у війська». Судам, прокурорам та слідчим плануютьнадати право закривати кримінальні справи «невеликої та середньої тяжкості»,якщо обвинувачені вирішили піти на війну проти України. Йдеться про тих, хтоскоїв крадіжки, побої, здирство, вбивство в стані афекту та інші злочини, якіпередбачали максимальне покарання п’ять років позбавлення волі.</text:p>
      <text:p text:style-name="P4">
росія готує правові підстави для відправлення призовників стокової служби навійну проти України: госдума ухвалила у першому читанні законопроєкт, якийдозволить залучати їх до «миротворчих місій».</text:p>
      <text:p text:style-name="P4">
Майже 93 % окупантів, визнаних інвалідами на війні рф проти України,потребують «технічних засобів реабілітації» (протезів та ортезів), —повідомила заступниця директора департаменту у справах інвалідів мінтрудаафоніна.</text:p>
      <text:p text:style-name="P4">
воякам, які «відзначились» на війні проти народу України, окупаційна владатимчасово окупованого Криму почала надавати документи на земельні ділянки вСакському районі. Раніше ця степова зона вважалась непридатною для проживання,там немає води, електромереж та навіть польових шляхів.</text:p>
      <text:p text:style-name="P4">
26 % росіян заявили, що якість їхнього життя значно погіршилась після того, якіз рф пішли іноземні компанії.</text:p>
      <text:p text:style-name="P4">
У березні 80 % від загальної кількості звернень щодо отримання дозволів нароботу в Сербії надійшло від росіян.</text:p>
      <text:p text:style-name="P4">
мінфін рф повідомив, що, за попередньою оцінкою, надходження до російськогобюджету в січні-березні скоротились на 20,8 % порівняно з минулим роком;дефіцит становить 2,4 трлн руб — це понад 80 % від «передбачених» на весьпоточний рік втрат (2,925 трлн руб). Водночас видатки за підсумками першогокварталу зросли на 34 %, до 8,077 трлн руб.</text:p>
      <text:p text:style-name="P4">
Протягом тижня на рф дорожчала валюта: 1 євро вже продається дорожче за 91руб, американський долар — за 83 руб. Такий значний стрибок валют ставсявперше з 6 квітня 2022 року. Наприкінці минулого року уряд рф називавприйнятним курс долара на рівні 68-72 руб.</text:p>
      <text:p text:style-name="P4">
Завдяки масовим антиросійським санкціям, введеним через вторгнення рф вУкраїну, аеропорти агресора заявили про неможливість зареєструвати тавикористовувати спецтехніку: протиобледенілі машини, низькопідлогові автобуси,пасажирські трапи, що «ставить під загрозу нормальне функціонування». Ситуаціяризикує стати критичною, оскільки є імовірність, що через брак спецтехніки їїбудуть використовувати нелегально. Реєстрації підлягають також тягачі длябуксирування літаків, амбуліфти для маломобільних пасажирів і тому дешевшевідразу закрити аеропорт, аніж платити штраф за кожен виїзд. 15 березня 2022року Європа зупинила дію сертифікатів придатності літаків всіх авіакомпанійрф. Також були анульовані сертифікати для навчальних центрів, авіації мчсросії, російських компаній, що виконують техобслуговування повітряних суден.</text:p>
      <text:p text:style-name="P4">
На фоні санкцій, введених через вторгнення рф в Україну, Ірак без поясненняпричин не пустив у повітряний простір літак авіакомпанії «россия». російськийлітак зробив кілька кіл у повітряному просторі ірану і пішов на запаснийаеродром у сочі.</text:p>
      <text:p text:style-name="P4">
Європейська комісія (ЄК) оголосила, що вона схвалила придбання латвійськогоSIA Severstal Distribution у російського виробника сталі «сєвєрсталь»компанією Marcegaglia Carbon Steel, дочірньою компанією італійського виробникастали Marcegaglia Group. Комісія дійшла висновку, що придбання не викличепроблем із конкуренцією.</text:p>
      <text:p text:style-name="P4">
Французький виробник молочної продукції Danone планує відмовитися від брендівActivia, Alpro, Actimel та Danone на росії. У білорусь молочні продукти підбрендами Danone завозили з росії — відповідно цих брендів не стане і в них.</text:p>
      <text:p text:style-name="P4">
Митна служба Литви заявила про те, що їй вдалося повністю припинитинадходження до країни деревини та продукції деревообробки білоруського таросійського походження під виглядом товарів із Казахстану та Киргизстану вобхід санкцій ЄС. За перший квартал 2023 року митники відмовили у процедурахімпорту, експорту та транзиту майже 9 тисяч разів, тоді як минулого року, змоменту початку війни, відмов було 27 тисяч. Наразі ведеться майже 100розслідувань можливих обходів санкцій, за їх недотримання завели 27адміністративних справ.</text:p>
      <text:p text:style-name="P4">
Голова парламентського комітету з нацбезпеки та оборони Литви Лаурінас Кащюнаспропонує зобов'язати публічних осіб у його країні декларувати зв'язки збілоруссю та росією. Мета нововведення — спонукати цих людей відмовитись відбізнес-відносин зі згаданими країнами.</text:p>
      <text:p text:style-name="P4">
Служба державної безпеки Латвії (VDD) закликає жителів країни не виїжджати доросії та білорусі у майбутні великодні свята і нагадує про високі ризикирозвідки та вербування на території цих країн. Якщо поїздка все ж такинеобхідна, то не рекомендується брати з собою мобільний телефон, комп'ютер,флешки та інші електронні пристрої, особливо якщо вони містять ділову чи іншуважливу інформацію.</text:p>
      <text:p text:style-name="P4">
Згідно з інформацією нацбанку, золотовалютні резерви білорусі на 1 січня 2022року становили 8 млрд 425 млн доларів. За планами уряду, до кінця 2023 рокуЗВР знизяться на 1,58 млрд доларів, тобто до 6 млрд доларів. З серпня минулогороку нацбанк перестав публікувати дані щодо структури міжнародних резервнихактивів.</text:p>
      <text:p text:style-name="P4">
Постійна комісія палати представників національного собранія рб із правлюдини, національних відносин та засобів масової інформації обговорилазаконопроєкт, яким вносяться зміни до закону про ЗМІ. Раніше після такогообговорення журналістам заборонили вести онлайн-трансляцію протестів противлади, ввели додаткові підстави блокувати медіа, ввели нові обмеження дляпоширення інформації (наприклад, заборонили медіа публікувати результатиопитувань). За ґратами зараз, за ​​даними білоруської асоціації журналістів,перебувають 35 співробітників медіа.</text:p>
      <text:p text:style-name="P4">
Дільничні працівники міліції проводять тотальний обхід помешкань мешканцівбілорусі. Вони пояснюють свій візит необхідністю «познайомитись», залишаютьсвої контакти. Розпитують людей, чи вони не спостерігають чогось підозрілого,чи хочуть на щось звернути увагу.</text:p>
      <text:p text:style-name="P4">
Source: <text:a xlink:type="simple" xlink:href="https://armyinform.com.ua/2023/04/09/sankcziyi-v-diyi-ukrayina-i-svit-obyednalysya-proty-rosijskoyi-agresiyi/" text:style-name="Internet_20_link" text:visited-style-name="Visited_20_Internet_20_Link">
https://armyinform.com.ua/2023/04/09/sankcziyi-v-diyi-ukrayina-i-svit-obyednalysya-proty-rosijskoyi-agresiyi/</text:a>
</text:p>
      <!--NEWS-->
      <text:h text:style-name="P10" text:outline-level="1">
<text:span text:style-name="T4">
Військовослужбовці, які перебували в полоні, мають право на часткове відшкодування іпотечного кредитування</text:span>
</text:h>
      <text:p text:style-name="P4">
Author: ['АРМІЯINFORM']</text:p>
      <text:p text:style-name="P4">
Time: 2023-04-09T55:00:00-04:00</text:p>
      <text:p text:style-name="P4">
Description: Військовослужбовці, які перебували в полоні та зареєстровані на території Миколаї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anna-zamazyeyeva.jpg" text:style-name="Internet_20_link" text:visited-style-name="Visited_20_Internet_20_Link">
ganna-zamazyeyeva.jpg</text:a>
']</text:p>
      <text:p text:style-name="P4">
Tags: ['ВОЄННИЙ СТАН', 'ГАННА ЗАМАЗЄЄВА', 'КООРДИНАЦІЙНИЙ ШТАБ З ПИТАНЬ ПОВОДЖЕННЯ З ВІЙСЬКОВОПОЛОНЕНИМИ', 'МИКОЛАЇВЩИНА', 'ПІВДЕННИЙ РЕГІОН', 'ПІЛЬГОВА ІПОТЕКА', 'СОЦІАЛЬНИЙ ЗАХИСТ', 'СОЦІАЛЬНИЙ ЗАХИСТ ПІД ЧАС ВІЙНИ']</text:p>
      <text:p text:style-name="P4">
Category: News</text:p>
      <!--METADATA-->
      <text:p text:style-name="P4">
<draw:frame draw:style-name="fr1" draw:name="Image303" text:anchor-type="as-char" svg:width="6.9236in" svg:height="4.615733in" draw:z-index="0">
<draw:image xlink:href="../Images/AРМІЯINFORM/2023-04-09T55-00-00-04-00/ganna-zamazyeyeva.jpg" xlink:type="simple" xlink:show="embed" xlink:actuate="onLoad" draw:mime-type="image/jpeg"/>
</draw:frame>
 Ганна Замазєєва. Фото: zamazeeva.official / facebook</text:p>
      <text:p text:style-name="P4">
Військовослужбовці, які перебували в полоні та зареєстровані на територіїМиколаївської області, мають право на часткове відшкодування іпотечногокредитування для забезпечення житлом.</text:p>
      <text:p text:style-name="P4">
Про це <text:a xlink:type="simple" xlink:href="https://t.me/Koord_shtab/802" text:style-name="Internet_20_link" text:visited-style-name="Visited_20_Internet_20_Link">
повідомляє</text:a>
 Координаційний штаб з питаньповодження з військовополоненими.</text:p>
      <text:p text:style-name="P4">
«За програмою, ініційованою Уповноваженою представницею Координаційного штабупо Південному регіону Ганною Замазєєвою, часткове відшкодування іпотечногокредитування здійснюється за рахунок коштів обласного бюджету Миколаївськоїобласті», — йдеться в повідомленні.</text:p>
      <text:p text:style-name="P4">
Заяву про надання часткового відшкодування разом з іншими документаминеобхідно надіслати поштою на адресу Миколаївської обласної ради за адресою:вул. Адміральська, 22, м. Миколаїв, 54001.</text:p>
      <text:h text:style-name="P12" text:outline-level="3">
<text:span text:style-name="T4">
Пакет яких документів необхідно подати?</text:span>
</text:h>
      <ul>
        <li>
заява про часткове відшкодування іпотечного кредитування;  * реєстраційний номер облікової картки платника податків з Державного реєстру фізичних осіб — платників податків;  * громадянство;  * дата та місце народження;  * серія (за наявності) та/або номер паспорта, дата видачі, найменування органу, що його видав, строк дії (за наявності);  * адреса та дата поточного зареєстрованого місця проживання;  * документ, що підтверджує перебування у полоні військовослужбовця Збройних Сил України, інших військових формувань, утворених відповідно до Закону, які перебували у полоні у зв’язку з протидією збройної агресії російської федерації проти України;</li>
      </ul>
      <text:p text:style-name="P4">
<text:span text:style-name="T4">
Про членів сім’ї:</text:span>
</text:p>
      <ul>
        <li>
ступінь родинних зв’язків;  * прізвище, ім’я, по батькові (за наявності);  * дата народження;  * реєстраційний номер облікової картки платників податків з Державного реєстру фізичних осіб-платників податків;  * серія та номер свідоцтва про народження (за наявності);  * серія та номер свідоцтва про шлюб (за наявності);  * розмір сукупного доходу за останні шість місяців за інформацією, наявною в Державному реєстрі загальнообов’язкового державного соціального страхування та Державному реєстрі фізичних осіб — платників податків на момент заповнення заяви;  * загальна площа житлової нерухомості, що перебуває у власності заявника або членів його сім’ї (за наявності);  * копія договору іпотечного кредитування, укладеного з банком на придбання житла;  * довідка з банківської установи про відкриття спеціального рахунку для перерахування коштів (оригінал).</li>
      </ul>
      <text:p text:style-name="P4">
<text:span text:style-name="T5">
Зазначається, що в представництві Координаційного штабу з питань поводження звійськовополоненими Південного регіону можна отримати консультацію та допомогуу заповненні відповідних документів.</text:span>
</text:p>
      <text:p text:style-name="P4">
<text:span text:style-name="T4">
Консультаційна лінія та запис на прийом:</text:span>
</text:p>
      <ul>
        <li>
Телефон: 0 800 200 202 (пн-пт, 09:00-17:00)  * Адреса: Миколаїв, вул. Нікольська, 37</li>
      </ul>
      <text:p text:style-name="P4">
Source: <text:a xlink:type="simple" xlink:href="https://armyinform.com.ua/2023/04/09/na-mykolayivshhyni-chastkovo-vidshkodovuyut-ipotechni-kredyty-vijskovopolonenyh/" text:style-name="Internet_20_link" text:visited-style-name="Visited_20_Internet_20_Link">
https://armyinform.com.ua/2023/04/09/na-mykolayivshhyni-chastkovo-vidshkodovuyut-ipotechni-kredyty-vijskovopolonenyh/</text:a>
</text:p>
      <!--NEWS-->
      <text:h text:style-name="P10" text:outline-level="1">
<text:span text:style-name="T4">
Країна-мародер росія намагається присвоїти українського художника Боровиковського</text:span>
</text:h>
      <text:p text:style-name="P4">
Author: ['АРМІЯINFORM']</text:p>
      <text:p text:style-name="P4">
Time: 2023-04-09T56:00:00-04:00</text:p>
      <text:p text:style-name="P4">
Description: росія протягом довгого часу не припиняє спроб привласнення української культури, я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zpd-rnbo-volodymyr-borovykovskyj.jpg" text:style-name="Internet_20_link" text:visited-style-name="Visited_20_Internet_20_Link">
czpd-rnbo-volodymyr-borovykovskyj.jpg</text:a>
', '<text:a xlink:type="simple" xlink:href="https://armyinform.com.ua/wp-content/uploads/2023/04/1-27-150x150.jpg" text:style-name="Internet_20_link" text:visited-style-name="Visited_20_Internet_20_Link">
1-27-150x150.jpg</text:a>
', '<text:a xlink:type="simple" xlink:href="https://armyinform.com.ua/wp-content/uploads/2023/04/2-24-150x150.jpg" text:style-name="Internet_20_link" text:visited-style-name="Visited_20_Internet_20_Link">
2-24-150x150.jpg</text:a>
', '<text:a xlink:type="simple" xlink:href="https://armyinform.com.ua/wp-content/uploads/2023/04/3-20-150x150.jpg" text:style-name="Internet_20_link" text:visited-style-name="Visited_20_Internet_20_Link">
3-20-150x150.jpg</text:a>
', '<text:a xlink:type="simple" xlink:href="https://armyinform.com.ua/wp-content/uploads/2023/04/4-17-150x150.jpg" text:style-name="Internet_20_link" text:visited-style-name="Visited_20_Internet_20_Link">
4-17-150x150.jpg</text:a>
', '<text:a xlink:type="simple" xlink:href="https://armyinform.com.ua/wp-content/uploads/2023/04/5-14-150x150.jpg" text:style-name="Internet_20_link" text:visited-style-name="Visited_20_Internet_20_Link">
5-14-150x150.jpg</text:a>
', '<text:a xlink:type="simple" xlink:href="https://armyinform.com.ua/wp-content/uploads/2023/04/6-12-150x150.jpg" text:style-name="Internet_20_link" text:visited-style-name="Visited_20_Internet_20_Link">
6-12-150x150.jpg</text:a>
', '<text:a xlink:type="simple" xlink:href="https://armyinform.com.ua/wp-content/uploads/2023/04/7-6-150x150.jpg" text:style-name="Internet_20_link" text:visited-style-name="Visited_20_Internet_20_Link">
7-6-150x150.jpg</text:a>
', '<text:a xlink:type="simple" xlink:href="https://armyinform.com.ua/wp-content/uploads/2023/04/8-6-150x150.jpg" text:style-name="Internet_20_link" text:visited-style-name="Visited_20_Internet_20_Link">
8-6-150x150.jpg</text:a>
', '<text:a xlink:type="simple" xlink:href="https://armyinform.com.ua/wp-content/uploads/2023/04/9-6-150x150.jpg" text:style-name="Internet_20_link" text:visited-style-name="Visited_20_Internet_20_Link">
9-6-150x150.jpg</text:a>
']</text:p>
      <text:p text:style-name="P4">
Tags: ['STOPRUSSIA', 'АГРЕСІЯ РФ', 'ВОЛОДИМИР БОРОВИКОВСЬКИЙ', 'ВТОРГНЕННЯ РФ', 'ІНФОГРАФІКА', 'РОСІЙСЬКА ПРОПАГАНДА', 'ХУДОЖНИКИ', 'ЦПД РНБО']</text:p>
      <text:p text:style-name="P4">
Category: News</text:p>
      <!--METADATA-->
      <text:p text:style-name="P4">
<draw:frame draw:style-name="fr1" draw:name="Image304" text:anchor-type="as-char" svg:width="6.9236in" svg:height="4.32725in" draw:z-index="0">
<draw:image xlink:href="../Images/AРМІЯINFORM/2023-04-09T56-00-00-04-00/czpd-rnbo-volodymyr-borovykovskyj.jpg" xlink:type="simple" xlink:show="embed" xlink:actuate="onLoad" draw:mime-type="image/jpeg"/>
</draw:frame>
 Колаж АрміяInform</text:p>
      <text:p text:style-name="P4">
росія протягом довгого часу не припиняє спроб привласнення українськоїкультури, яка жодним чином їй не належить. Не оминула ця тенденція івсесвітньо відомого українського художника Володимира Боровиковського, якогоросійські «мистецтвознавці» називають то «російським», то «російсько-українським».</text:p>
      <text:p text:style-name="P4">
Про фейки, які просуває роспропаганда в намаганні присвоїти ВолодимираБоровиковського, читайте в спільній інфографіці <text:a xlink:type="simple" xlink:href="https://t.me/CenterCounteringDisinformation/4853" text:style-name="Internet_20_link" text:visited-style-name="Visited_20_Internet_20_Link">
Центру протидіїдезінформації</text:a>
 та YouTube-каналу «Культуртригер».</text:p>
      <text:p text:style-name="P4">
<text:a xlink:type="simple" xlink:href="https://armyinform.com.ua/wp-content/uploads/2023/04/1-27.jpg" text:style-name="Internet_20_link" text:visited-style-name="Visited_20_Internet_20_Link">
<draw:frame draw:style-name="fr1" draw:name="Image305" text:anchor-type="as-char" svg:width="6.9236in" svg:height="6.9236in" draw:z-index="0">
<draw:image xlink:href="../Images/AРМІЯINFORM/2023-04-09T56-00-00-04-00/1-27-150x150.jpg" xlink:type="simple" xlink:show="embed" xlink:actuate="onLoad" draw:mime-type="image/jpeg"/>
</draw:frame>
</text:a>
</text:p>
      <text:p text:style-name="P4">
<text:a xlink:type="simple" xlink:href="https://armyinform.com.ua/wp-content/uploads/2023/04/2-24.jpg" text:style-name="Internet_20_link" text:visited-style-name="Visited_20_Internet_20_Link">
<draw:frame draw:style-name="fr1" draw:name="Image306" text:anchor-type="as-char" svg:width="6.9236in" svg:height="6.9236in" draw:z-index="0">
<draw:image xlink:href="../Images/AРМІЯINFORM/2023-04-09T56-00-00-04-00/2-24-150x150.jpg" xlink:type="simple" xlink:show="embed" xlink:actuate="onLoad" draw:mime-type="image/jpeg"/>
</draw:frame>
</text:a>
</text:p>
      <text:p text:style-name="P4">
<text:a xlink:type="simple" xlink:href="https://armyinform.com.ua/wp-content/uploads/2023/04/3-20.jpg" text:style-name="Internet_20_link" text:visited-style-name="Visited_20_Internet_20_Link">
<draw:frame draw:style-name="fr1" draw:name="Image307" text:anchor-type="as-char" svg:width="6.9236in" svg:height="6.9236in" draw:z-index="0">
<draw:image xlink:href="../Images/AРМІЯINFORM/2023-04-09T56-00-00-04-00/3-20-150x150.jpg" xlink:type="simple" xlink:show="embed" xlink:actuate="onLoad" draw:mime-type="image/jpeg"/>
</draw:frame>
</text:a>
</text:p>
      <text:p text:style-name="P4">
<text:a xlink:type="simple" xlink:href="https://armyinform.com.ua/wp-content/uploads/2023/04/4-17.jpg" text:style-name="Internet_20_link" text:visited-style-name="Visited_20_Internet_20_Link">
<draw:frame draw:style-name="fr1" draw:name="Image308" text:anchor-type="as-char" svg:width="6.9236in" svg:height="6.9236in" draw:z-index="0">
<draw:image xlink:href="../Images/AРМІЯINFORM/2023-04-09T56-00-00-04-00/4-17-150x150.jpg" xlink:type="simple" xlink:show="embed" xlink:actuate="onLoad" draw:mime-type="image/jpeg"/>
</draw:frame>
</text:a>
</text:p>
      <text:p text:style-name="P4">
<text:a xlink:type="simple" xlink:href="https://armyinform.com.ua/wp-content/uploads/2023/04/5-14.jpg" text:style-name="Internet_20_link" text:visited-style-name="Visited_20_Internet_20_Link">
<draw:frame draw:style-name="fr1" draw:name="Image309" text:anchor-type="as-char" svg:width="6.9236in" svg:height="6.9236in" draw:z-index="0">
<draw:image xlink:href="../Images/AРМІЯINFORM/2023-04-09T56-00-00-04-00/5-14-150x150.jpg" xlink:type="simple" xlink:show="embed" xlink:actuate="onLoad" draw:mime-type="image/jpeg"/>
</draw:frame>
</text:a>
</text:p>
      <text:p text:style-name="P4">
<text:a xlink:type="simple" xlink:href="https://armyinform.com.ua/wp-content/uploads/2023/04/6-12.jpg" text:style-name="Internet_20_link" text:visited-style-name="Visited_20_Internet_20_Link">
<draw:frame draw:style-name="fr1" draw:name="Image310" text:anchor-type="as-char" svg:width="6.9236in" svg:height="6.9236in" draw:z-index="0">
<draw:image xlink:href="../Images/AРМІЯINFORM/2023-04-09T56-00-00-04-00/6-12-150x150.jpg" xlink:type="simple" xlink:show="embed" xlink:actuate="onLoad" draw:mime-type="image/jpeg"/>
</draw:frame>
</text:a>
</text:p>
      <text:p text:style-name="P4">
<text:a xlink:type="simple" xlink:href="https://armyinform.com.ua/wp-content/uploads/2023/04/7-6.jpg" text:style-name="Internet_20_link" text:visited-style-name="Visited_20_Internet_20_Link">
<draw:frame draw:style-name="fr1" draw:name="Image311" text:anchor-type="as-char" svg:width="6.9236in" svg:height="6.9236in" draw:z-index="0">
<draw:image xlink:href="../Images/AРМІЯINFORM/2023-04-09T56-00-00-04-00/7-6-150x150.jpg" xlink:type="simple" xlink:show="embed" xlink:actuate="onLoad" draw:mime-type="image/jpeg"/>
</draw:frame>
</text:a>
</text:p>
      <text:p text:style-name="P4">
<text:a xlink:type="simple" xlink:href="https://armyinform.com.ua/wp-content/uploads/2023/04/8-6.jpg" text:style-name="Internet_20_link" text:visited-style-name="Visited_20_Internet_20_Link">
<draw:frame draw:style-name="fr1" draw:name="Image312" text:anchor-type="as-char" svg:width="6.9236in" svg:height="6.9236in" draw:z-index="0">
<draw:image xlink:href="../Images/AРМІЯINFORM/2023-04-09T56-00-00-04-00/8-6-150x150.jpg" xlink:type="simple" xlink:show="embed" xlink:actuate="onLoad" draw:mime-type="image/jpeg"/>
</draw:frame>
</text:a>
</text:p>
      <text:p text:style-name="P4">
<text:a xlink:type="simple" xlink:href="https://armyinform.com.ua/wp-content/uploads/2023/04/9-6.jpg" text:style-name="Internet_20_link" text:visited-style-name="Visited_20_Internet_20_Link">
<draw:frame draw:style-name="fr1" draw:name="Image313" text:anchor-type="as-char" svg:width="6.9236in" svg:height="6.9236in" draw:z-index="0">
<draw:image xlink:href="../Images/AРМІЯINFORM/2023-04-09T56-00-00-04-00/9-6-150x150.jpg" xlink:type="simple" xlink:show="embed" xlink:actuate="onLoad" draw:mime-type="image/jpeg"/>
</draw:frame>
</text:a>
</text:p>
      <text:p text:style-name="P4">
Source: <text:a xlink:type="simple" xlink:href="https://armyinform.com.ua/2023/04/09/krayina-maroder-rosiya-namagayetsya-prysvoyity/" text:style-name="Internet_20_link" text:visited-style-name="Visited_20_Internet_20_Link">
https://armyinform.com.ua/2023/04/09/krayina-maroder-rosiya-namagayetsya-prysvoyity/</text:a>
</text:p>
      <!--NEWS-->
      <text:h text:style-name="P10" text:outline-level="1">
<text:span text:style-name="T4">
Велика Британія навчить 20 тисяч українських солдатів у 2023 році</text:span>
</text:h>
      <text:p text:style-name="P4">
Author: ['АРМІЯINFORM']</text:p>
      <text:p text:style-name="P4">
Time: 2023-04-09T57:00:00-04:00</text:p>
      <text:p text:style-name="P4">
Description: «У рамках базової загальновійськової підготовки особового складу Збройних Сил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30-150x150.jpg" text:style-name="Internet_20_link" text:visited-style-name="Visited_20_Internet_20_Link">
1-30-150x150.jpg</text:a>
', '<text:a xlink:type="simple" xlink:href="https://armyinform.com.ua/wp-content/uploads/2023/04/2-28-150x150.jpg" text:style-name="Internet_20_link" text:visited-style-name="Visited_20_Internet_20_Link">
2-28-150x150.jpg</text:a>
', '<text:a xlink:type="simple" xlink:href="https://armyinform.com.ua/wp-content/uploads/2023/04/3-24-150x150.jpg" text:style-name="Internet_20_link" text:visited-style-name="Visited_20_Internet_20_Link">
3-24-150x150.jpg</text:a>
', '<text:a xlink:type="simple" xlink:href="https://armyinform.com.ua/wp-content/uploads/2023/04/4-20-150x150.jpg" text:style-name="Internet_20_link" text:visited-style-name="Visited_20_Internet_20_Link">
4-20-150x150.jpg</text:a>
']</text:p>
      <text:p text:style-name="P4">
Tags: ['ВЕЛИКА БРИТАНІЯ', 'ВІЙСЬКОВА ПІДГОТОВКА']</text:p>
      <text:p text:style-name="P4">
Category: News</text:p>
      <!--METADATA-->
      <text:p text:style-name="P4">
<text:a xlink:type="simple" xlink:href="https://armyinform.com.ua/wp-content/uploads/2023/04/1-30.jpg" text:style-name="Internet_20_link" text:visited-style-name="Visited_20_Internet_20_Link">
<draw:frame draw:style-name="fr1" draw:name="Image314" text:anchor-type="as-char" svg:width="6.9236in" svg:height="6.9236in" draw:z-index="0">
<draw:image xlink:href="../Images/AРМІЯINFORM/2023-04-09T57-00-00-04-00/1-30-150x150.jpg" xlink:type="simple" xlink:show="embed" xlink:actuate="onLoad" draw:mime-type="image/jpeg"/>
</draw:frame>
</text:a>
</text:p>
      <text:p text:style-name="P4">
<text:a xlink:type="simple" xlink:href="https://armyinform.com.ua/wp-content/uploads/2023/04/2-28.jpg" text:style-name="Internet_20_link" text:visited-style-name="Visited_20_Internet_20_Link">
<draw:frame draw:style-name="fr1" draw:name="Image315" text:anchor-type="as-char" svg:width="6.9236in" svg:height="6.9236in" draw:z-index="0">
<draw:image xlink:href="../Images/AРМІЯINFORM/2023-04-09T57-00-00-04-00/2-28-150x150.jpg" xlink:type="simple" xlink:show="embed" xlink:actuate="onLoad" draw:mime-type="image/jpeg"/>
</draw:frame>
</text:a>
</text:p>
      <text:p text:style-name="P4">
<text:a xlink:type="simple" xlink:href="https://armyinform.com.ua/wp-content/uploads/2023/04/3-24.jpg" text:style-name="Internet_20_link" text:visited-style-name="Visited_20_Internet_20_Link">
<draw:frame draw:style-name="fr1" draw:name="Image316" text:anchor-type="as-char" svg:width="6.9236in" svg:height="6.9236in" draw:z-index="0">
<draw:image xlink:href="../Images/AРМІЯINFORM/2023-04-09T57-00-00-04-00/3-24-150x150.jpg" xlink:type="simple" xlink:show="embed" xlink:actuate="onLoad" draw:mime-type="image/jpeg"/>
</draw:frame>
</text:a>
</text:p>
      <text:p text:style-name="P4">
<text:a xlink:type="simple" xlink:href="https://armyinform.com.ua/wp-content/uploads/2023/04/4-20.jpg" text:style-name="Internet_20_link" text:visited-style-name="Visited_20_Internet_20_Link">
<draw:frame draw:style-name="fr1" draw:name="Image317" text:anchor-type="as-char" svg:width="6.9236in" svg:height="6.9236in" draw:z-index="0">
<draw:image xlink:href="../Images/AРМІЯINFORM/2023-04-09T57-00-00-04-00/4-20-150x150.jpg" xlink:type="simple" xlink:show="embed" xlink:actuate="onLoad" draw:mime-type="image/jpeg"/>
</draw:frame>
</text:a>
</text:p>
      <text:p text:style-name="P4">
«У рамках базової загальновійськової підготовки особового складу Збройних СилУкраїни у Великій Британії наразі вже підготовлено понад 10 тисяч новобранців.Підтримка Великою Британією України залишається непохитною, оскільки мипрагнемо навчити 20 000 новобранців у 2023 році», — повідомляють Збройні СилиСполученого Королівства Великої Британії та Північної Ірландії.</text:p>
      <text:p text:style-name="P4">
<text:span text:style-name="T5">
Джерело:<text:a xlink:type="simple" xlink:href="https://www.facebook.com/GeneralStaff.ua/posts/pfbid0yY4Ab98ceRfRqiELoS9NkurjznrjJseBbusBeTs4wqpB2vRESVWGMCLYnTxjuLgwl" text:style-name="Internet_20_link" text:visited-style-name="Visited_20_Internet_20_Link">
Генеральний штабЗСУ</text:a>
</text:span>
</text:p>
      <text:p text:style-name="P4">
Source: <text:a xlink:type="simple" xlink:href="https://armyinform.com.ua/2023/04/09/velyka-brytaniya-pragne-navchyty-20-tysyach-ukrayinskyh-soldativ-u-2023-roczi/" text:style-name="Internet_20_link" text:visited-style-name="Visited_20_Internet_20_Link">
https://armyinform.com.ua/2023/04/09/velyka-brytaniya-pragne-navchyty-20-tysyach-ukrayinskyh-soldativ-u-2023-roczi/</text:a>
</text:p>
      <!--NEWS-->
      <text:h text:style-name="P10" text:outline-level="1">
<text:span text:style-name="T4">
За добу ворог втратив 14 БПЛА та 5 станцій радіоелектронної боротьби</text:span>
</text:h>
      <text:p text:style-name="P4">
Author: ['АРМІЯINFORM']</text:p>
      <text:p text:style-name="P4">
Time: 2023-04-09T58:00:00-04:00</text:p>
      <text:p text:style-name="P4">
Description: Авіація Сил оборони за добу завдала 12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 'ВІЙНА', 'ВТОРГНЕННЯ РФ', 'ВТРАТИ ВОРОГА', 'ГШ ЗСУ', 'ОПЕРАТИВНА ІНФОРМАЦІЯ', 'СТАНЦІЯ РЕБ']</text:p>
      <text:p text:style-name="P4">
Category: News</text:p>
      <!--METADATA-->
      <text:p text:style-name="P4">
<draw:frame draw:style-name="fr1" draw:name="Image318" text:anchor-type="as-char" svg:width="6.9236in" svg:height="4.615733in" draw:z-index="0">
<draw:image xlink:href="../Images/AРМІЯINFORM/2023-04-09T58-00-00-04-00/artylerysty.jpg" xlink:type="simple" xlink:show="embed" xlink:actuate="onLoad" draw:mime-type="image/jpeg"/>
</draw:frame>
Українські артилеристи. Ілюстративне фото / ГШ ЗСУ <text:span text:style-name="T4">
🔥 Ситуація щодоросійського вторгнення</text:span>
</text:p>
      <text:p text:style-name="P4">
Авіація Сил оборони за добу завдала 12 ударів по районах зосередженняособового складу та військової техніки окупантів. Також, наші захисники збили2 БПЛА типу «Supercam», 6 БПЛА типу «Орлан-10» та 6 БПЛА типу «Zala».</text:p>
      <text:p text:style-name="P4">
Про це <text:a xlink:type="simple" xlink:href="https://www.facebook.com/GeneralStaff.ua/posts/pfbid0PikWoRr64Exh6DyEarBTFugytUdn6vA3yy8qoKoM5XqH8vFhyL36uMeGxstjvzA3l" text:style-name="Internet_20_link" text:visited-style-name="Visited_20_Internet_20_Link">
повідомляє</text:a>
Генеральнийштаб Збройних Сил України.</text:p>
      <text:p text:style-name="P4">
«Підрозділи ракетних військ і артилерії уразили 2 райони зосередження живоїсили, озброєння та військової техніки, 1 склад боєприпасів, 1 позицію засобівпротиповітряної оборони та 5 станцій радіоелектронної боротьби противника», —також йдеться в повідомленні.</text:p>
      <text:p text:style-name="P4">
Source: <text:a xlink:type="simple" xlink:href="https://armyinform.com.ua/2023/04/09/za-dobu-vorog-vtratyv-14-bpla-ta-5-stanczij-radioelektronnoyi-borotby/" text:style-name="Internet_20_link" text:visited-style-name="Visited_20_Internet_20_Link">
https://armyinform.com.ua/2023/04/09/za-dobu-vorog-vtratyv-14-bpla-ta-5-stanczij-radioelektronnoyi-borotby/</text:a>
</text:p>
      <!--NEWS-->
      <text:h text:style-name="P10" text:outline-level="1">
<text:span text:style-name="T4">
Окупанти тероризують жителів ТОТ Херсонщини рейдами, перевірками та обшуками</text:span>
</text:h>
      <text:p text:style-name="P4">
Author: ['АРМІЯINFORM']</text:p>
      <text:p text:style-name="P4">
Time: 2023-04-09T59:00:00-04:00</text:p>
      <text:p text:style-name="P4">
Description: російські окупанти продовжують посилювати контррозвідувальний та поліцейський режим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jpg" text:style-name="Internet_20_link" text:visited-style-name="Visited_20_Internet_20_Link">
okupanty.jpg</text:a>
']</text:p>
      <text:p text:style-name="P4">
Tags: ['STOPRUSSIA', 'АГРЕСІЯ РФ', 'ВІЙНА', 'ВТОРГНЕННЯ РФ', 'ГШ ЗСУ', 'ОКУПАНТИ', 'ОПЕРАТИВНА ІНФОРМАЦІЯ', 'ТИМЧАСОВО ОКУПОВАНІ ТЕРИТОРІЇ', 'ХЕРСОНЩИНА']</text:p>
      <text:p text:style-name="P4">
Category: News</text:p>
      <!--METADATA-->
      <text:p text:style-name="P4">
<draw:frame draw:style-name="fr1" draw:name="Image319" text:anchor-type="as-char" svg:width="6.9236in" svg:height="5.140773in" draw:z-index="0">
<draw:image xlink:href="../Images/AРМІЯINFORM/2023-04-09T59-00-00-04-00/okupanty.jpg" xlink:type="simple" xlink:show="embed" xlink:actuate="onLoad" draw:mime-type="image/jpeg"/>
</draw:frame>
Ілюстративне фото</text:p>
      <text:p text:style-name="P4">
російські окупанти продовжують посилювати контррозвідувальний та поліцейськийрежим на тимчасово окупованій території Херсонської області.</text:p>
      <text:p text:style-name="P4">
Про це <text:a xlink:type="simple" xlink:href="https://www.facebook.com/GeneralStaff.ua/posts/pfbid0PikWoRr64Exh6DyEarBTFugytUdn6vA3yy8qoKoM5XqH8vFhyL36uMeGxstjvzA3l" text:style-name="Internet_20_link" text:visited-style-name="Visited_20_Internet_20_Link">
повідомляє</text:a>
Генеральнийштаб Збройних Сил України.</text:p>
      <text:p text:style-name="P4">
«Зокрема, в Горностаївському районі Херсонської області тривають рейдовізаходи з перевірки особистих телефонів у місцевого населення на наявністьфото- та відеоматеріалів, а також „забороненого“ контенту. Під час такихперевірок окупанти фіксують персональні дані місцевих жителів, вибірковообшукують їхні оселі», — йдеться в повідомленні Генштабу ЗСУ.</text:p>
      <text:p text:style-name="P4">
Source: <text:a xlink:type="simple" xlink:href="https://armyinform.com.ua/2023/04/09/okupanty-teroryzuyut-zhyteliv-tot-hersonshhyny-rejdamy-perevirkamy-ta-obshukamy/" text:style-name="Internet_20_link" text:visited-style-name="Visited_20_Internet_20_Link">
https://armyinform.com.ua/2023/04/09/okupanty-teroryzuyut-zhyteliv-tot-hersonshhyny-rejdamy-perevirkamy-ta-obshukamy/</text:a>
</text:p>
      <!--NEWS-->
      <text:h text:style-name="P10" text:outline-level="1">
<text:span text:style-name="T4">
росіяни не припиняють застосовувати тактику ракетного та авіаційного терору</text:span>
</text:h>
      <text:p text:style-name="P4">
Author: ['АРМІЯINFORM']</text:p>
      <text:p text:style-name="P4">
Time: 2023-04-09T60:00:00-04:00</text:p>
      <text:p text:style-name="P4">
Description: Протягом минулої доби противник завдав 4 ракетні та 40 авіаційних ударів, здійснив 58...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31-raketnyj-udar-po-harkivshhyni.jpg" text:style-name="Internet_20_link" text:visited-style-name="Visited_20_Internet_20_Link">
2022-10-31-raketnyj-udar-po-harkivshhyni.jpg</text:a>
']</text:p>
      <text:p text:style-name="P4">
Tags: ['STOPRUSSIA', 'АГРЕСІЯ РФ', 'ВІЙНА', 'ВОРОЖІ ОБСТРІЛИ', 'ВТОРГНЕННЯ РФ', 'ГШ ЗСУ', 'ОПЕРАТИВНА ІНФОРМАЦІЯ', 'РАКЕТНИЙ ТЕРОР']</text:p>
      <text:p text:style-name="P4">
Category: News</text:p>
      <!--METADATA-->
      <text:p text:style-name="P4">
<draw:frame draw:style-name="fr1" draw:name="Image320" text:anchor-type="as-char" svg:width="6.9236in" svg:height="3.893007in" draw:z-index="0">
<draw:image xlink:href="../Images/AРМІЯINFORM/2023-04-09T60-00-00-04-00/2022-10-31-raketnyj-udar-po-harkivshhyni.jpg" xlink:type="simple" xlink:show="embed" xlink:actuate="onLoad" draw:mime-type="image/jpeg"/>
</draw:frame>
 Ілюстративне фото <text:span text:style-name="T4">
🔥 Ситуація щодо російськоговторгнення</text:span>
</text:p>
      <text:p text:style-name="P4">
Протягом минулої доби противник завдав 4 ракетні та 40 авіаційних ударів,здійснив 58 обстрілів із реактивних систем залпового вогню по позиціях нашихвійськ та цивільній інфраструктурі населених пунктів.</text:p>
      <text:p text:style-name="P4">
Про це <text:a xlink:type="simple" xlink:href="https://www.facebook.com/GeneralStaff.ua/posts/pfbid0PikWoRr64Exh6DyEarBTFugytUdn6vA3yy8qoKoM5XqH8vFhyL36uMeGxstjvzA3l" text:style-name="Internet_20_link" text:visited-style-name="Visited_20_Internet_20_Link">
повідомляє</text:a>
Генеральнийштаб Збройних Сил України</text:p>
      <text:p text:style-name="P4">
«Ймовірність завдання ракетних та авіаційних ударів і надалі залишаєтьсявисокою по всій території України, адже противник не припиняє застосовуватитактику терору», — попереджає ГШ ЗС України.</text:p>
      <text:p text:style-name="P4">
Source: <text:a xlink:type="simple" xlink:href="https://armyinform.com.ua/2023/04/09/rosiyany-ne-prypynyayut-zastosovuvaty-taktyku-raketnogo-ta-aviaczijnogo-teroru/" text:style-name="Internet_20_link" text:visited-style-name="Visited_20_Internet_20_Link">
https://armyinform.com.ua/2023/04/09/rosiyany-ne-prypynyayut-zastosovuvaty-taktyku-raketnogo-ta-aviaczijnogo-teroru/</text:a>
</text:p>
      <!--NEWS-->
      <text:h text:style-name="P10" text:outline-level="1">
<text:span text:style-name="T4">
Щиро вітаю українців та всіх християн, які сьогодні відзначають Великдень — Президент України</text:span>
</text:h>
      <text:p text:style-name="P4">
Author: ['АРМІЯINFORM']</text:p>
      <text:p text:style-name="P4">
Time: 2023-04-09T61:00:00-04:00</text:p>
      <text:p text:style-name="P4">
Description: Я щиро вітаю українців та всіх християн, які сьогодні відзначають Великдень. Відзнача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01165159089294018_y.jpg" text:style-name="Internet_20_link" text:visited-style-name="Visited_20_Internet_20_Link">
photo_5301165159089294018_y.jpg</text:a>
']</text:p>
      <text:p text:style-name="P4">
Tags: ['ВЕЛИКДЕНЬ', 'ВЕЛИКОДНІ СВЯТА', 'ВОЛОДИМИР ЗЕЛЕНСЬКИЙ', 'ПРЕЗИДЕНТ УКРАЇНИ']</text:p>
      <text:p text:style-name="P4">
Category: News</text:p>
      <!--METADATA-->
      <text:p text:style-name="P4">
<draw:frame draw:style-name="fr1" draw:name="Image321" text:anchor-type="as-char" svg:width="6.9236in" svg:height="4.61393in" draw:z-index="0">
<draw:image xlink:href="../Images/AРМІЯINFORM/2023-04-09T61-00-00-04-00/photo_5301165159089294018_y.jpg" xlink:type="simple" xlink:show="embed" xlink:actuate="onLoad" draw:mime-type="image/jpeg"/>
</draw:frame>
</text:p>
      <text:p text:style-name="P4">
Я щиро вітаю українців та всіх християн, які сьогодні відзначають Великдень.Відзначають на передовій і в різних наших містах і селах.</text:p>
      <text:p text:style-name="P4">
Вітаю братів поляків, литовців, латвійців, естонців. Наших справжніх друзів ісоюзників у США, Великій Британії, Німеччині, Італії, Франції, Канаді. У Празіта Братиславі, Любляні та Загребі, Відні та Бухаресті, Мадриді та Лісабоні,Амстердамі, Копенгагені та Брюсселі. Мільйони людей у Швеції, Фінляндії,Норвегії. Усіх, хто цього дня святкує Великдень в Європі, Латинській Америці,Африці, Азії та Австралії.</text:p>
      <text:p text:style-name="P4">
Це — сучасний світ. Світ, який прагне жити вільно. Світ, у якому цінуютьжиття, повагу та рівність кожної людини. На варті цього світу сьогодні стоїтьУкраїна. Воює за свою землю та бореться за свої цінності.</text:p>
      <text:p text:style-name="P4">
Два дні тому я розділив іфтар із мусульманами України. Незабаром поздоровлюіудеїв України із завершенням Песаху. А рівно за тиждень привітаю всіх, хтосвяткує Великдень цьогоріч 16 квітня.</text:p>
      <text:p text:style-name="P4">
Ми можемо сповідувати різні релігії, але ми однаково віримо у свободу. У насможуть бути різні традиції, але є спільна для всіх — це захист рідної землі.Ми відзначаємо світлі свята в різні дати, але одна буде єдиною для всіх: дляУкраїни та всього вільного світу.</text:p>
      <text:p text:style-name="P4">
Це День нашої Перемоги. Спільної. Неминучої. Перемоги світла, добра,справедливості, перемоги життя. Усього того, що символізує свято ГосподньогоВоскресіння.</text:p>
      <text:p text:style-name="P4">
Із Великоднем!</text:p>
      <text:p text:style-name="P4">
<text:span text:style-name="T5">
Джерело:<text:a xlink:type="simple" xlink:href="https://t.me/V_Zelenskiy_official/5802" text:style-name="Internet_20_link" text:visited-style-name="Visited_20_Internet_20_Link">
Офіційний канал Президента України ВолодимираЗеленського</text:a>
</text:span>
</text:p>
      <text:p text:style-name="P4">
Source: <text:a xlink:type="simple" xlink:href="https://armyinform.com.ua/2023/04/09/vidznachayut-velykden-prezydent-ukrayiny/" text:style-name="Internet_20_link" text:visited-style-name="Visited_20_Internet_20_Link">
https://armyinform.com.ua/2023/04/09/vidznachayut-velykden-prezydent-ukrayiny/</text:a>
</text:p>
      <!--NEWS-->
      <text:h text:style-name="P10" text:outline-level="1">
<text:span text:style-name="T4">
За добу захисники України відбили понад 50 атак рашистів на чотирьох напрямках</text:span>
</text:h>
      <text:p text:style-name="P4">
Author: ['АРМІЯINFORM']</text:p>
      <text:p text:style-name="P4">
Time: 2023-04-09T62:00:00-04:00</text:p>
      <text:p text:style-name="P4">
Description: Ворог продовжує зосереджувати основні зусилля на веденні наступальних д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hronika-oborony-1.jpg" text:style-name="Internet_20_link" text:visited-style-name="Visited_20_Internet_20_Link">
hronika-oborony-1.jpg</text:a>
', '<text:a xlink:type="simple" xlink:href="https://armyinform.com.ua/wp-content/uploads/2023/04/hronika-oborony-2.jpg" text:style-name="Internet_20_link" text:visited-style-name="Visited_20_Internet_20_Link">
hronika-oborony-2.jpg</text:a>
']</text:p>
      <text:p text:style-name="P4">
Tags: ['STOPRUSSIA', 'АГРЕСІЯ РФ', 'АТАКИ ВОРОГА', 'ВІЙНА', 'ВТОРГНЕННЯ РФ', 'ГШ ЗСУ', 'ОПЕРАТИВНА ІНФОРМАЦІЯ', 'ХРОНІКА ОБОРОНИ']</text:p>
      <text:p text:style-name="P4">
Category: News</text:p>
      <!--METADATA-->
      <text:p text:style-name="P4">
<draw:frame draw:style-name="fr1" draw:name="Image322" text:anchor-type="as-char" svg:width="6.9236in" svg:height="4.615733in" draw:z-index="0">
<draw:image xlink:href="../Images/AРМІЯINFORM/2023-04-09T62-00-00-04-00/hronika-oborony-1.jpg" xlink:type="simple" xlink:show="embed" xlink:actuate="onLoad" draw:mime-type="image/jpeg"/>
</draw:frame>
 Українські воїни. Ілюстративне фото / ГШ ЗСУ <text:span text:style-name="T4">
🔥 Ситуація щодоросійського вторгнення</text:span>
</text:p>
      <text:p text:style-name="P4">
Ворог продовжує зосереджувати основні зусилля на веденні <text:span text:style-name="T4">
наступальних дій наЛиманському, Бахмутському, Авдіївському та Мар’їнському напрямках.</text:span>
 За минулудобу, завдяки мужності кожного воїна, було відбито понад 50 атак противника назазначених напрямках.</text:p>
      <text:p text:style-name="P4">
Про це <text:a xlink:type="simple" xlink:href="https://www.facebook.com/GeneralStaff.ua/posts/pfbid0PikWoRr64Exh6DyEarBTFugytUdn6vA3yy8qoKoM5XqH8vFhyL36uMeGxstjvzA3l" text:style-name="Internet_20_link" text:visited-style-name="Visited_20_Internet_20_Link">
повідомляє</text:a>
Генеральнийштаб Збройних Сил України.</text:p>
      <text:p text:style-name="P4">
Зазначається, що на <text:span text:style-name="T4">
Волинському, Поліському, Сіверському та Слобожанському</text:span>
напрямках оперативна обстановка без суттєвих змін, ознак формуваньнаступальних угруповань противника не виявлено.</text:p>
      <text:p text:style-name="P4">
<text:span text:style-name="T5">
«Противник і надалі зберігає військову присутність у прикордонних з Україноюрайонах курської та бєлгородської областей. У прикордонних районах курськоїобласті противник продовжує інженерне обладнання місцевості»,</text:span>
 — йдеться вповідомленні Генштабу ЗСУ.</text:p>
      <text:p text:style-name="P4">
На <text:span text:style-name="T4">
Лиманському</text:span>
 напрямку минулої доби противник вів безуспішні наступальнідії в районі південніше Кузьминого та Верхньокам’янського. На <text:span text:style-name="T4">
Бахмутському</text:span>
напрямку ворог продовжує вести наступальні дії, намагається взяти під повнийконтроль місто Бахмут, тривають бої.</text:p>
      <text:p text:style-name="P4">
<text:span text:style-name="T5">
«Протягом доби противник вів безуспішні наступальні дії в районі населеногопункту Богданівка. Підрозділи сил оборони відбили близько 10 атак противникана зазначеній ділянці фронту»,</text:span>
 — зазначає ГШ ЗС України.</text:p>
      <text:p text:style-name="P4">
<draw:frame draw:style-name="fr1" draw:name="Image323" text:anchor-type="as-char" svg:width="6.9236in" svg:height="4.615733in" draw:z-index="0">
<draw:image xlink:href="../Images/AРМІЯINFORM/2023-04-09T62-00-00-04-00/hronika-oborony-2.jpg" xlink:type="simple" xlink:show="embed" xlink:actuate="onLoad" draw:mime-type="image/jpeg"/>
</draw:frame>
Українські воїни. Ілюстративне фото / ГШ ЗСУ</text:p>
      <text:p text:style-name="P4">
На <text:span text:style-name="T4">
Авдіївському та Мар’їнському</text:span>
 напрямках противник вів наступальні дії врайонах Новокалинового, Сєверного, Первомайського та Мар’їнки Донецькоїобласті, успіху не мав: <text:span text:style-name="T5">
«Найзапекліші бої на зазначеній ділянці фронтутривають за Мар’їнку, де було відбито понад 15 ворожих атак».</text:span>
</text:p>
      <text:p text:style-name="P4">
На <text:span text:style-name="T4">
Шахтарському</text:span>
 напрямку протягом доби ворог наступальних дій не проводив.</text:p>
      <text:p text:style-name="P4">
<text:span text:style-name="T5">
«На</text:span>
 <text:span text:style-name="T4">
Запорізькому та Херсонському</text:span>
 <text:span text:style-name="T5">
напрямках противник продовжуєнарощувати у фортифікаційному відношенні оборонні рубежі та позиції»,</text:span>
 —повідомив Генеральний штаб ЗС України.</text:p>
      <text:p text:style-name="P4">
Source: <text:a xlink:type="simple" xlink:href="https://armyinform.com.ua/2023/04/09/zahysnyky-ukrayiny-vidbyly-ponad-50-atak-rashystiv/" text:style-name="Internet_20_link" text:visited-style-name="Visited_20_Internet_20_Link">
https://armyinform.com.ua/2023/04/09/zahysnyky-ukrayiny-vidbyly-ponad-50-atak-rashystiv/</text:a>
</text:p>
      <!--NEWS-->
      <text:h text:style-name="P10" text:outline-level="1">
<text:span text:style-name="T4">
Міжнародний інститут відзначив успіхи України в протидії російській кіберагресії</text:span>
</text:h>
      <text:p text:style-name="P4">
Author: ['АРМІЯINFORM']</text:p>
      <text:p text:style-name="P4">
Time: 2023-04-09T63:00:00-04:00</text:p>
      <text:p text:style-name="P4">
Description: Міжнародний інститут стратегічних досліджень опублікував аналітичний огляд, присвяче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iberbezpeka.jpg" text:style-name="Internet_20_link" text:visited-style-name="Visited_20_Internet_20_Link">
kiberbezpeka.jpg</text:a>
']</text:p>
      <text:p text:style-name="P4">
Tags: ['STOPRUSSIA', 'АГРЕСІЯ РФ', 'ВТОРГНЕННЯ РФ', 'КІБЕРБЕЗПЕКА']</text:p>
      <text:p text:style-name="P4">
Category: News</text:p>
      <!--METADATA-->
      <text:p text:style-name="P4">
<draw:frame draw:style-name="fr1" draw:name="Image324" text:anchor-type="as-char" svg:width="6.9236in" svg:height="3.894525in" draw:z-index="0">
<draw:image xlink:href="../Images/AРМІЯINFORM/2023-04-09T63-00-00-04-00/kiberbezpeka.jpg" xlink:type="simple" xlink:show="embed" xlink:actuate="onLoad" draw:mime-type="image/jpeg"/>
</draw:frame>
Кібербезпека. Ілюстративне зображення</text:p>
      <text:p text:style-name="P4">
Міжнародний інститут стратегічних досліджень опублікував аналітичний огляд,присвячений кібервійні рф проти України та українському кіберзахисту.</text:p>
      <text:p text:style-name="P4">
<text:span text:style-name="T5">
The International Institute for Strategic Studies (IISS) — авторитетна усвіті установа, яка зосереджує увагу на питаннях глобальної безпеки,політичних ризиків і військових конфліктів.</text:span>
</text:p>
      <text:p text:style-name="P4">
У роботі <text:span text:style-name="T5">
“</text:span>
 <text:span text:style-name="T5">
Russia’s War in Ukraine: Examining the Success of UkrainianCyber Defences</text:span>
 <text:span text:style-name="T5">
”</text:span>
 відзначають успіхи нашої країни в протидії російськійкіберагресії, аналізують причини та розмірковують, які уроки потрібно засвоїтина майбутнє.</text:p>
      <text:p text:style-name="P4">
Зокрема:</text:p>
      <ul>
        <li>
Як Україні вдалося побудувати потужний і багаторівневий кіберзахист від атак добре забезпеченого ресурсами та сильного противника.</li>
      </ul>
      <text:p text:style-name="P4">
<text:span text:style-name="T5">
У тому числі відзначені заходи щодо посилення кіберзахисту, вжитіДержспецзв’язку та іншими державними органами ще задовго до початкуповномасштабного вторгнення. А також здатність швидко адаптуватися тареагувати на кіберзагрози; посилення взаємодії державного й приватногосекторів і міжнародну співпрацю.</text:span>
</text:p>
      <ul>
        <li>
Як росія використовує кібератаки, щоб здобути перевагу у війні, та як кібероперації корелюються з воєнними цілями рф.  * Як досвід нашої країни у протистоянні російській кіберагресії можуть використати та вже використовують інші держави світу.</li>
      </ul>
      <text:p text:style-name="P4">
Повний текст огляду читайте <text:a xlink:type="simple" xlink:href="https://www.iiss.org/blogs/research-paper/2023/03/russias-war-in-ukraine-examining-the-success-of-ukrainian-cyber-defences" text:style-name="Internet_20_link" text:visited-style-name="Visited_20_Internet_20_Link">
запосиланням</text:a>
.</text:p>
      <text:p text:style-name="P4">
Source: <text:a xlink:type="simple" xlink:href="https://armyinform.com.ua/2023/04/09/mizhnarodnyj-instytut-vidznachyv-uspihy-ukrayiny-v-protydiyi-rosijskij-kiberagresiyi/" text:style-name="Internet_20_link" text:visited-style-name="Visited_20_Internet_20_Link">
https://armyinform.com.ua/2023/04/09/mizhnarodnyj-instytut-vidznachyv-uspihy-ukrayiny-v-protydiyi-rosijskij-kiberagresiyi/</text:a>
</text:p>
      <!--NEWS-->
      <text:h text:style-name="P10" text:outline-level="1">
<text:span text:style-name="T4">
Як взяти участь у грантовій програмі для ветеранів на власний бізнес</text:span>
</text:h>
      <text:p text:style-name="P4">
Author: ['АРМІЯINFORM']</text:p>
      <text:p text:style-name="P4">
Time: 2023-04-09T64:00:00-04:00</text:p>
      <text:p text:style-name="P4">
Description: Уряд розширив проєкт єРобота та запускає нові грантові програми для ветеранів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pidtrymka-veterany-biznes.jpg" text:style-name="Internet_20_link" text:visited-style-name="Visited_20_Internet_20_Link">
pidtrymka-veterany-biznes.jpg</text:a>
', '<text:a xlink:type="simple" xlink:href="https://armyinform.com.ua/wp-content/uploads/2023/04/granty-dlya-veteraniv.jpg" text:style-name="Internet_20_link" text:visited-style-name="Visited_20_Internet_20_Link">
granty-dlya-veteraniv.jpg</text:a>
']</text:p>
      <text:p text:style-name="P4">
Tags: ['ВЕТЕРАНСЬКИЙ БІЗНЕС', 'ГРАНТОВА ДОПОМОГА', 'МІНЕКОНОМІКИ', 'МІНРЕІНТЕГРАЦІЇ']</text:p>
      <text:p text:style-name="P4">
Category: News</text:p>
      <!--METADATA-->
      <text:p text:style-name="P4">
<draw:frame draw:style-name="fr1" draw:name="Image325" text:anchor-type="as-char" svg:width="6.9236in" svg:height="3.723238in" draw:z-index="0">
<draw:image xlink:href="../Images/AРМІЯINFORM/2023-04-09T64-00-00-04-00/pidtrymka-veterany-biznes.jpg" xlink:type="simple" xlink:show="embed" xlink:actuate="onLoad" draw:mime-type="image/jpeg"/>
</draw:frame>
</text:p>
      <text:p text:style-name="P4">
Уряд розширив проєкт єРобота та запускає нові грантові програми для ветеранівна започаткування або розвиток власного бізнесу. Як повідомляв відділ зв’язківз громадськістю та засобами масової інформації Міністерства економіки України,відповідне рішення було ухвалене на засіданні Кабінету Міністрів 30 березня.</text:p>
      <text:p text:style-name="P4">
Міністерство з питань реінтеграції тимчасово окупованих територій України<text:a xlink:type="simple" xlink:href="https://minre.gov.ua/2023/04/08/v-ukrayini-zapuskayut-grantovi-programy-dlya-veteraniv-na-vlasnyj-biznes/" text:style-name="Internet_20_link" text:visited-style-name="Visited_20_Internet_20_Link">
роз’яснює</text:a>
, хто має право отримати грант, нащо надається допомога, які грантові програми пропонуються та на яких умовахтощо.</text:p>
      <text:p text:style-name="P4">
<draw:frame draw:style-name="fr1" draw:name="Image326" text:anchor-type="as-char" svg:width="6.9236in" svg:height="6.9236in" draw:z-index="0">
<draw:image xlink:href="../Images/AРМІЯINFORM/2023-04-09T64-00-00-04-00/granty-dlya-veteraniv.jpg" xlink:type="simple" xlink:show="embed" xlink:actuate="onLoad" draw:mime-type="image/jpeg"/>
</draw:frame>
</text:p>
      <text:p text:style-name="P4">
<text:span text:style-name="T4">
Хто має право отримати грант?</text:span>
</text:p>
      <text:p text:style-name="P4">
Гранти можуть отримати ветерани, а також — другий із подружжя захисника нарозвиток сімейного бізнесу.</text:p>
      <text:p text:style-name="P4">
<text:span text:style-name="T4">
На що надається грантова допомога?</text:span>
</text:p>
      <text:p text:style-name="P4">
На придбання обладнання, сировини, матеріалів, оренду приміщення ітранспортних засобів, необхідних для реалізації бізнес-проєкту. А також — назакупівлю ліцензійного програмного забезпечення, оплату послуг з маркетингу тареклами.</text:p>
      <text:p text:style-name="P4">
<text:span text:style-name="T4">
Які грантові програми пропонуються та на яких умовах?</text:span>
</text:p>
      <ul>
        <li>
250 тис. гривень — для учасника бойових дій та / або особи з інвалідністю внаслідок війни. Умова: створення одного робочого місця;  * 500 тис. гривень — для члена сім’ї учасника бойових дій та / або особи з інвалідністю внаслідок війни. Умова: створення двох робочих місць;  * 1 млн гривень — для учасника бойових дій та / або особи з інвалідністю внаслідок війни, які зареєстровані як ФОП не менше ніж 3 роки. Умови: створення чотирьох робочих місць, мінімум два з яких займуть ветерани або особи з інвалідністю внаслідок війни.</li>
      </ul>
      <text:p text:style-name="P4">
<text:span text:style-name="T4">
Важливо.</text:span>
 Гранти на 500 тис. гривень та 1 млн гривень надаватимуться заумови співфінансування у співвідношенні 70/30. Отримувач гранту вкладає у своюсправу 30% власних коштів, 70% коштів надасть держава у вигляді гранту.</text:p>
      <text:p text:style-name="P4">
<text:span text:style-name="T4">
Коли та як можна подати заяву на отримання?</text:span>
</text:p>
      <text:p text:style-name="P4">
Заяви на отримання грантів можна подавати з 10 квітня через <text:a xlink:type="simple" xlink:href="https://diia.gov.ua/" text:style-name="Internet_20_link" text:visited-style-name="Visited_20_Internet_20_Link">
порталДія</text:a>
.</text:p>
      <text:p text:style-name="P4">
<text:span text:style-name="T4">
Чи є додаткові опції програми?</text:span>
</text:p>
      <text:p text:style-name="P4">
Отримувачі грантів за бажанням зможуть безоплатно пройти навчання з питаньпідприємництва й отримати консультації у регіональних центрах зайнятості.</text:p>
      <text:p text:style-name="P4">
Source: <text:a xlink:type="simple" xlink:href="https://armyinform.com.ua/2023/04/09/yak-vzyaty-uchast-u-grantovij-programi-dlya-veteraniv-na-vlasnyj-biznes/" text:style-name="Internet_20_link" text:visited-style-name="Visited_20_Internet_20_Link">
https://armyinform.com.ua/2023/04/09/yak-vzyaty-uchast-u-grantovij-programi-dlya-veteraniv-na-vlasnyj-biznes/</text:a>
</text:p>
      <!--NEWS-->
      <text:h text:style-name="P10" text:outline-level="1">
<text:span text:style-name="T4">
У «Дії» з’явилася гра «Армія дронів» — керуйте віртуальними безпілотниками та донатьте на ЗСУ</text:span>
</text:h>
      <text:p text:style-name="P4">
Author: ['АРМІЯINFORM']</text:p>
      <text:p text:style-name="P4">
Time: 2023-04-09T65:00:00-04:00</text:p>
      <text:p text:style-name="P4">
Description: Кожен може спробувати себе в ролі оператора безпілотника просто в застосунку «Д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iya-armiya-droniv.jpg" text:style-name="Internet_20_link" text:visited-style-name="Visited_20_Internet_20_Link">
diya-armiya-droniv.jpg</text:a>
']</text:p>
      <text:p text:style-name="P4">
Tags: ['АРМІЯ ДРОНІВ', 'ДОДАТОК «ДІЯ»', 'ДРОНИ', 'ІГРИ', 'МІНЦИФРИ', 'МОБІЛЬНИЙ ЗАСТОСУНОК']</text:p>
      <text:p text:style-name="P4">
Category: News</text:p>
      <!--METADATA-->
      <text:p text:style-name="P4">
<draw:frame draw:style-name="fr1" draw:name="Image327" text:anchor-type="as-char" svg:width="6.9236in" svg:height="4.615733in" draw:z-index="0">
<draw:image xlink:href="../Images/AРМІЯINFORM/2023-04-09T65-00-00-04-00/diya-armiya-droniv.jpg" xlink:type="simple" xlink:show="embed" xlink:actuate="onLoad" draw:mime-type="image/jpeg"/>
</draw:frame>
 Гра «Армія дронів» / Колаж АрміяInform</text:p>
      <text:p text:style-name="P4">
Кожен може спробувати себе в ролі оператора безпілотника просто в застосунку«Дія». Ціль — нищити ворожі колони танків. Крім цього, кожен може задонатитина справжню «Армію дронів», щоб підсилити наших військових і зберегти життяякомога більшої кількості людей.</text:p>
      <text:p text:style-name="P4">
Про це <text:a xlink:type="simple" xlink:href="https://www.kmu.gov.ua/news/keruite-virtualnymy-bezpilotnykamy-ta-donatte-na-zsu-u-dii-ziavylasia-hra-armiia-droniv" text:style-name="Internet_20_link" text:visited-style-name="Visited_20_Internet_20_Link">
повідомляє</text:a>
Міністерство цифрової трансформації України.</text:p>
      <text:p text:style-name="P4">
Зазначається, що команда міністерства працювала над новою грою для українцівразом із компанією iLogos.</text:p>
      <text:p text:style-name="P4">
«На початку повномасштабної війни користувачі „Дії“ могли підіймати моральнийдух, граючи в „Байрактар“ у „Дії“. Тепер час керувати безпілотниками. Мивдосконалили функціонал і головне — додали можливість донатити, не виходячи згри. Тож, поки ви знищуєте ворожу техніку віртуально, завдяки вашим донатамнаші військові можуть разом з „Армією дронів“ нищити ворога на реальному полібою», — йдеться в повідомленні.</text:p>
      <text:p text:style-name="P4">
Головне завдання учасника гри в «Дії» — не допустити, щоб російські танкипроїхали блокпости. Для цього ви в ролі оператора керуєте дроном, направляєтейого на ворожу техніку та скидаєте снаряд. Виконуйте бойові завдання,накопичуйте бали та відкривайте нових «пташок». Усе максимально реалістично.</text:p>
      <text:p text:style-name="P4">
«У грі є ще одна цікава фішка. Майже кожен ворожий танк везе пральну машину чиунітаз. Тож у грі російські окупанти постають справжніми — терористами-загарбниками унітазів.</text:p>
      <text:p text:style-name="P4">
Грайте і донатьте!» — написала пресслужба Міністерства цифрової трансформаціїУкраїни.</text:p>
      <text:p text:style-name="P4">
Source: <text:a xlink:type="simple" xlink:href="https://armyinform.com.ua/2023/04/09/u-diyi-zyavylasya-gra-armiya-droniv-kerujte-virtualnymy-bezpilotnykamy-ta-donatte-na-zsu/" text:style-name="Internet_20_link" text:visited-style-name="Visited_20_Internet_20_Link">
https://armyinform.com.ua/2023/04/09/u-diyi-zyavylasya-gra-armiya-droniv-kerujte-virtualnymy-bezpilotnykamy-ta-donatte-na-zsu/</text:a>
</text:p>
      <!--NEWS-->
      <text:h text:style-name="P10" text:outline-level="1">
<text:span text:style-name="T4">
Ліквідовано наслідки ворожого обстрілу у Запоріжжі</text:span>
</text:h>
      <text:p text:style-name="P4">
Author: ['АРМІЯINFORM']</text:p>
      <text:p text:style-name="P4">
Time: 2023-04-09T66:00:00-04:00</text:p>
      <text:p text:style-name="P4">
Description: Вночі 9 квітня ворог здійснив ракетний обстріл міста Запоріжжя, в результаті я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ceu-67925430911681017550660-1.jpg" text:style-name="Internet_20_link" text:visited-style-name="Visited_20_Internet_20_Link">
mceu-67925430911681017550660-1.jpg</text:a>
', '<text:a xlink:type="simple" xlink:href="https://armyinform.com.ua/wp-content/uploads/2023/04/mceu-83546097241681017611415-150x150.jpg" text:style-name="Internet_20_link" text:visited-style-name="Visited_20_Internet_20_Link">
mceu-83546097241681017611415-150x150.jpg</text:a>
', '<text:a xlink:type="simple" xlink:href="https://armyinform.com.ua/wp-content/uploads/2023/04/mceu-89515781121681017577974-150x150.jpg" text:style-name="Internet_20_link" text:visited-style-name="Visited_20_Internet_20_Link">
mceu-89515781121681017577974-150x150.jpg</text:a>
', '<text:a xlink:type="simple" xlink:href="https://armyinform.com.ua/wp-content/uploads/2023/04/mceu-46936870931681017595832-150x150.jpg" text:style-name="Internet_20_link" text:visited-style-name="Visited_20_Internet_20_Link">
mceu-46936870931681017595832-150x150.jpg</text:a>
', '<text:a xlink:type="simple" xlink:href="https://armyinform.com.ua/wp-content/uploads/2023/04/mceu-79904163451681017627032-150x150.jpg" text:style-name="Internet_20_link" text:visited-style-name="Visited_20_Internet_20_Link">
mceu-79904163451681017627032-150x150.jpg</text:a>
', '<text:a xlink:type="simple" xlink:href="https://armyinform.com.ua/wp-content/uploads/2023/04/mceu-41442606861681017643228-150x150.jpg" text:style-name="Internet_20_link" text:visited-style-name="Visited_20_Internet_20_Link">
mceu-41442606861681017643228-150x150.jpg</text:a>
']</text:p>
      <text:p text:style-name="P4">
Tags: ['STOPRUSSIA', 'АГРЕСІЯ РФ', 'ВІЙНА', 'ВТОРГНЕННЯ РФ', 'ДСНС УКРАЇНИ', 'ЛІКВІДАЦІЯ НАСЛІДКІВ ВОРОЖИХ ОБСТРІЛІВ', 'НАСЛІДКИ ВОРОЖИХ ОБСТРІЛІВ']</text:p>
      <text:p text:style-name="P4">
Category: News</text:p>
      <!--METADATA-->
      <text:p text:style-name="P4">
<draw:frame draw:style-name="fr1" draw:name="Image328" text:anchor-type="as-char" svg:width="6.9236in" svg:height="5.1927in" draw:z-index="0">
<draw:image xlink:href="../Images/AРМІЯINFORM/2023-04-09T66-00-00-04-00/mceu-67925430911681017550660-1.jpg" xlink:type="simple" xlink:show="embed" xlink:actuate="onLoad" draw:mime-type="image/jpeg"/>
</draw:frame>
</text:p>
      <text:p text:style-name="P4">
Вночі 9 квітня ворог здійснив ракетний обстріл міста Запоріжжя, в результатіякого сталося часткове руйнування житлового будинку з подальшим загорянням наплощі 100 кв. м, вибуховою хвилею частково пошкоджені сусідні будинки і вікнау поряд розташованих будівлях.</text:p>
      <text:p text:style-name="P4">
Про це йдеться у <text:a xlink:type="simple" xlink:href="https://dsns.gov.ua/uk/news/nadzvicaini-podiyi/m-zaporizzia-riatuvalniki-likviduvali-naslidki-vorozogo-obstrilu" text:style-name="Internet_20_link" text:visited-style-name="Visited_20_Internet_20_Link">
повідомленні</text:a>
Державної служби України з надзвичайних ситуацій.</text:p>
      <text:p text:style-name="P4">
Станом на 8:00 на місці події загинуло 2 людей, 50-річний батько і 11-річнадонька.</text:p>
      <text:p text:style-name="P4">
З-під завалів співробітники ДСНС врятували 46-річну матір, яку передалилікарям швидкої. На щастя, старша донька була в гостях.</text:p>
      <text:p text:style-name="P4">
Рятувальники оперативно ліквідували займання та провели розбір конструкцій іокремих елементів.</text:p>
      <text:p text:style-name="P4">
<text:a xlink:type="simple" xlink:href="https://armyinform.com.ua/wp-content/uploads/2023/04/mceu-83546097241681017611415.jpg" text:style-name="Internet_20_link" text:visited-style-name="Visited_20_Internet_20_Link">
<draw:frame draw:style-name="fr1" draw:name="Image329" text:anchor-type="as-char" svg:width="6.9236in" svg:height="6.9236in" draw:z-index="0">
<draw:image xlink:href="../Images/AРМІЯINFORM/2023-04-09T66-00-00-04-00/mceu-83546097241681017611415-150x150.jpg" xlink:type="simple" xlink:show="embed" xlink:actuate="onLoad" draw:mime-type="image/jpeg"/>
</draw:frame>
</text:a>
</text:p>
      <text:p text:style-name="P4">
<text:a xlink:type="simple" xlink:href="https://armyinform.com.ua/wp-content/uploads/2023/04/mceu-89515781121681017577974.jpg" text:style-name="Internet_20_link" text:visited-style-name="Visited_20_Internet_20_Link">
<draw:frame draw:style-name="fr1" draw:name="Image330" text:anchor-type="as-char" svg:width="6.9236in" svg:height="6.9236in" draw:z-index="0">
<draw:image xlink:href="../Images/AРМІЯINFORM/2023-04-09T66-00-00-04-00/mceu-89515781121681017577974-150x150.jpg" xlink:type="simple" xlink:show="embed" xlink:actuate="onLoad" draw:mime-type="image/jpeg"/>
</draw:frame>
</text:a>
</text:p>
      <text:p text:style-name="P4">
<text:a xlink:type="simple" xlink:href="https://armyinform.com.ua/wp-content/uploads/2023/04/mceu-46936870931681017595832.jpg" text:style-name="Internet_20_link" text:visited-style-name="Visited_20_Internet_20_Link">
<draw:frame draw:style-name="fr1" draw:name="Image331" text:anchor-type="as-char" svg:width="6.9236in" svg:height="6.9236in" draw:z-index="0">
<draw:image xlink:href="../Images/AРМІЯINFORM/2023-04-09T66-00-00-04-00/mceu-46936870931681017595832-150x150.jpg" xlink:type="simple" xlink:show="embed" xlink:actuate="onLoad" draw:mime-type="image/jpeg"/>
</draw:frame>
</text:a>
</text:p>
      <text:p text:style-name="P4">
<text:a xlink:type="simple" xlink:href="https://armyinform.com.ua/wp-content/uploads/2023/04/mceu-79904163451681017627032.jpg" text:style-name="Internet_20_link" text:visited-style-name="Visited_20_Internet_20_Link">
<draw:frame draw:style-name="fr1" draw:name="Image332" text:anchor-type="as-char" svg:width="6.9236in" svg:height="6.9236in" draw:z-index="0">
<draw:image xlink:href="../Images/AРМІЯINFORM/2023-04-09T66-00-00-04-00/mceu-79904163451681017627032-150x150.jpg" xlink:type="simple" xlink:show="embed" xlink:actuate="onLoad" draw:mime-type="image/jpeg"/>
</draw:frame>
</text:a>
</text:p>
      <text:p text:style-name="P4">
<text:a xlink:type="simple" xlink:href="https://armyinform.com.ua/wp-content/uploads/2023/04/mceu-41442606861681017643228.jpg" text:style-name="Internet_20_link" text:visited-style-name="Visited_20_Internet_20_Link">
<draw:frame draw:style-name="fr1" draw:name="Image333" text:anchor-type="as-char" svg:width="6.9236in" svg:height="6.9236in" draw:z-index="0">
<draw:image xlink:href="../Images/AРМІЯINFORM/2023-04-09T66-00-00-04-00/mceu-41442606861681017643228-150x150.jpg" xlink:type="simple" xlink:show="embed" xlink:actuate="onLoad" draw:mime-type="image/jpeg"/>
</draw:frame>
</text:a>
</text:p>
      <text:p text:style-name="P4">
Станом на 8:00 пошук постраждалих та аварійно-рятувальні роботи завершені.</text:p>
      <text:p text:style-name="P4">
На ліквідацію наслідків від ГУ ДСНС залучалося 35 чоловік особового складу та7 одиниць пожежно-рятувальної техніки, від міської комунальної воєнізованоїаварійно-рятувальної служби залучалося 11 чоловік особового складу та 2одиниці техніки, від Газової служби — 5 чоловік і 1 одиниця техніки, відВодоканалу — 5 чоловік і 1 одиниця техніки, від Обленерго — 3 чоловіки і 1одиниця техніки.</text:p>
      <text:p text:style-name="P4">
Source: <text:a xlink:type="simple" xlink:href="https://armyinform.com.ua/2023/04/09/likvidovano-naslidky-vorozhogo-obstrilu-u-zaporizhzhi/" text:style-name="Internet_20_link" text:visited-style-name="Visited_20_Internet_20_Link">
https://armyinform.com.ua/2023/04/09/likvidovano-naslidky-vorozhogo-obstrilu-u-zaporizhzhi/</text:a>
</text:p>
      <!--NEWS-->
      <text:h text:style-name="P10" text:outline-level="1">
<text:span text:style-name="T4">
Втрати ворога за добу: мінус 470 окупантів, 4 ББМ та 14 безпілотників — Генштаб ЗСУ</text:span>
</text:h>
      <text:p text:style-name="P4">
Author: ['АРМІЯINFORM']</text:p>
      <text:p text:style-name="P4">
Time: 2023-04-09T67:00:00-04:00</text:p>
      <text:p text:style-name="P4">
Description: Загальні бойові втрати противника з 24.02.22 по 09.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00795057462428347_w-scaled.jpg" text:style-name="Internet_20_link" text:visited-style-name="Visited_20_Internet_20_Link">
photo_5300795057462428347_w-scaled.jpg</text:a>
']</text:p>
      <text:p text:style-name="P4">
Tags: ['АГРЕСІЯ РФ', 'БОЙОВІ ВТРАТИ', 'ВТОРГНЕННЯ РФ', 'ВТРАТИ ВОРОГА', 'ГШ ЗС УКРАЇНИ']</text:p>
      <text:p text:style-name="P4">
Category: News</text:p>
      <!--METADATA-->
      <text:p text:style-name="P4">
<draw:frame draw:style-name="fr1" draw:name="Image334" text:anchor-type="as-char" svg:width="6.9236in" svg:height="6.958218in" draw:z-index="0">
<draw:image xlink:href="../Images/AРМІЯINFORM/2023-04-09T67-00-00-04-00/photo_5300795057462428347_w-scaled.jpg" xlink:type="simple" xlink:show="embed" xlink:actuate="onLoad" draw:mime-type="image/jpeg"/>
</draw:frame>
</text:p>
      <text:p text:style-name="P4">
Загальні бойові втрати противника з 24.02.22 по 09.04.23 орієнтовностановлять:</text:p>
      <ul>
        <li>
особового складу ‒ близько 178150 (+470) осіб;  * танків ‒ 3636 (+0) од,  * бойових броньованих машин ‒ 7024 (+4) од,  * артилерійських систем – 2740 (+13) од,  * РСЗВ – 533 (+0) од,  * засоби ППО ‒ 282 (+0) од,  * літаків – 307 (+0) од,  * гелікоптерів– 292 (+0) од,  * БПЛА оперативно-тактичного рівня – 2312 (+14),  * крилаті ракети ‒ 911 (+0),  * кораблі /катери ‒ 18 (+0) од,  * автомобільної техніки та автоцистерн – 5602 (+3) од,  * спеціальна техніка ‒ 309 (+5).</li>
      </ul>
      <text:p text:style-name="P4">
Дані уточнюються.</text:p>
      <text:p text:style-name="P4">
<text:span text:style-name="T4">
Джерело:</text:span>
<text:a xlink:type="simple" xlink:href="https://www.facebook.com/GeneralStaff.ua/posts/pfbid022K96E5NBzVKJtofHNiWtBduVrS3i4ZxdZztWXJkEJDZppBbikfLYMx9NFFVeNPiPl" text:style-name="Internet_20_link" text:visited-style-name="Visited_20_Internet_20_Link">
Генеральний штаб Збройних СилУкраїни</text:a>
станом на 09.04.23.</text:p>
      <text:p text:style-name="P4">
Source: <text:a xlink:type="simple" xlink:href="https://armyinform.com.ua/2023/04/09/vtraty-voroga-za-dobu-minus-470-okupantiv-4-bbm-ta-14-bezpilotnykiv-genshtab-zsu/" text:style-name="Internet_20_link" text:visited-style-name="Visited_20_Internet_20_Link">
https://armyinform.com.ua/2023/04/09/vtraty-voroga-za-dobu-minus-470-okupantiv-4-bbm-ta-14-bezpilotnykiv-genshtab-zsu/</text:a>
</text:p>
      <!--NEWS-->
      <text:h text:style-name="P10" text:outline-level="1">
<text:span text:style-name="T4">
Нехай свято Христового Воскресіння дарує нам нескореність духу і переможний мир — Валерій Залужний</text:span>
</text:h>
      <text:p text:style-name="P4">
Author: ['АРМІЯINFORM']</text:p>
      <text:p text:style-name="P4">
Time: 2023-04-09T68:00:00-04:00</text:p>
      <text:p text:style-name="P4">
Description: Головнокомандувач ЗС України Валерій Залужний привітав  українців західного обряду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zaluzhnyj-pryvitannya.png" text:style-name="Internet_20_link" text:visited-style-name="Visited_20_Internet_20_Link">
zaluzhnyj-pryvitannya.png</text:a>
']</text:p>
      <text:p text:style-name="P4">
Tags: ['ВАЛЕРІЙ ЗАЛУЖНИЙ', 'ВЕЛИКДЕНЬ', 'ВЕРБНА НЕДІЛЯ', 'ГОЛОВНОКОМАНДУВАЧ ЗБРОЙНИХ СИЛ УКРАЇНИ', 'ПРИВІТАННЯ З ВЕЛИКОДНЕМ']</text:p>
      <text:p text:style-name="P4">
Category: News</text:p>
      <!--METADATA-->
      <text:p text:style-name="P4">
<draw:frame draw:style-name="fr1" draw:name="Image335" text:anchor-type="as-char" svg:width="6.9236in" svg:height="4.060713in" draw:z-index="0">
<draw:image xlink:href="../Images/AРМІЯINFORM/2023-04-09T68-00-00-04-00/zaluzhnyj-pryvitannya.png" xlink:type="simple" xlink:show="embed" xlink:actuate="onLoad" draw:mime-type="image/png"/>
</draw:frame>
</text:p>
      <text:p text:style-name="P4">
Головнокомандувач ЗС України Валерій Залужний<text:a xlink:type="simple" xlink:href="https://www.facebook.com/CinCAFU/posts/pfbid022oXykmbbNEYotkDrc2huioY85VFvPeubtiBmWWXu8bcA4ArFjiEC12ffi1LDF4fal" text:style-name="Internet_20_link" text:visited-style-name="Visited_20_Internet_20_Link">
 привітав</text:a>
 українців західного обряду з Великоднем.</text:p>
      <text:p text:style-name="P4">
«Христос Воскрес!</text:p>
      <text:p text:style-name="P4">
Воістину Воскрес!</text:p>
      <text:p text:style-name="P4">
Християни західного обряду сьогодні святкують Великдень. Свято, що втілюєперемогу життя над смертю, прихід весни на зміну темній зимі. Вітаю українців,які відзначають цей великий день, а також наших партнерів по всьому світу,котрі щодня допомагають нам наближати перемогу і торжество справедливості.Нехай свято Христового Воскресіння дарує нам нескореність духу і переможниймир. Щоб якнайшвидше настав той довгоочікуваний день, коли всі родиниоб’єднаються за спільним столом, вітаючи один одного з ВоскресіннямХристовим!», — написав Валерій Залужний на своїй сторінці у фейсбуку.</text:p>
      <text:p text:style-name="P4">
Source: <text:a xlink:type="simple" xlink:href="https://armyinform.com.ua/2023/04/09/nehaj-svyato-hrystovogo-voskresinnya-daruye-nam-neskorenist-duhu-i-peremozhnyj-myr-valerij-zaluzhnyj/" text:style-name="Internet_20_link" text:visited-style-name="Visited_20_Internet_20_Link">
https://armyinform.com.ua/2023/04/09/nehaj-svyato-hrystovogo-voskresinnya-daruye-nam-neskorenist-duhu-i-peremozhnyj-myr-valerij-zaluzhnyj/</text:a>
</text:p>
      <!--NEWS-->
      <text:h text:style-name="P10" text:outline-level="1">
<text:span text:style-name="T4">
За добу рятувальники понад сто разів виїздили на ліквідацію наслідків ворожих обстрілів</text:span>
</text:h>
      <text:p text:style-name="P4">
Author: ['АРМІЯINFORM']</text:p>
      <text:p text:style-name="P4">
Time: 2023-04-09T69:00:00-04:00</text:p>
      <text:p text:style-name="P4">
Description: Протягом минулої доби, 8 квіт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xzvev8dxadlvsx-pozhezha.jpg" text:style-name="Internet_20_link" text:visited-style-name="Visited_20_Internet_20_Link">
xzvev8dxadlvsx-pozhezha.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36" text:anchor-type="as-char" svg:width="6.9236in" svg:height="3.888597in" draw:z-index="0">
<draw:image xlink:href="../Images/AРМІЯINFORM/2023-04-09T69-00-00-04-00/xzvev8dxadlvsx-pozhezha.jpg" xlink:type="simple" xlink:show="embed" xlink:actuate="onLoad" draw:mime-type="image/jpeg"/>
</draw:frame>
 Ілюстративне фото</text:p>
      <text:p text:style-name="P4">
Протягом минулої доби, <text:span text:style-name="T4">
8 квітня,</text:span>
 підрозділи Державної служби України знадзвичайних ситуацій <text:span text:style-name="T4">
здійснили 128 виїздів</text:span>
 на ліквідацію наслідківобстрілів окупантами населених пунктів та об’єктів інфраструктури. Ліквідовано<text:span text:style-name="T4">
7</text:span>
 пожеж, врятовано 1 особу. Надано психологічну допомогу <text:span text:style-name="T4">
149</text:span>
 особам.</text:p>
      <text:p text:style-name="P4">
Про це йдеться у <text:a xlink:type="simple" xlink:href="https://dsns.gov.ua/uk/news/nadzvicaini-podiyi/operativna-informaciia-dsns-shhodo-naslidkiv-vedennia-boiovix-dii-rosiiskoiu-federacijeiu-120" text:style-name="Internet_20_link" text:visited-style-name="Visited_20_Internet_20_Link">
повідомленні</text:a>
 ДСНС України.</text:p>
      <text:p text:style-name="P4">
З початку війни здійснено <text:span text:style-name="T4">
88 300 виїздів</text:span>
 на ліквідацію наслідківобстрілів, ліквідовано <text:span text:style-name="T4">
14 274 пожежі</text:span>
 , врятовано <text:span text:style-name="T4">
3 989 осіб</text:span>
 , наданопсихологічну допомогу <text:span text:style-name="T4">
209 358 особам</text:span>
.</text:p>
      <text:p text:style-name="P4">
Source: <text:a xlink:type="simple" xlink:href="https://armyinform.com.ua/2023/04/09/za-dobu-ryatuvalnyky-ponad-sto-raziv-vyyizdyly-na-likvidacziyu-naslidkiv-vorozhyh-obstriliv-20/" text:style-name="Internet_20_link" text:visited-style-name="Visited_20_Internet_20_Link">
https://armyinform.com.ua/2023/04/09/za-dobu-ryatuvalnyky-ponad-sto-raziv-vyyizdyly-na-likvidacziyu-naslidkiv-vorozhyh-obstriliv-20/</text:a>
</text:p>
      <!--NEWS-->
      <text:h text:style-name="P10" text:outline-level="1">
<text:span text:style-name="T4">
росія вивела в Чорне море два підводні ракетоносії — Наталя Гуменюк</text:span>
</text:h>
      <text:p text:style-name="P4">
Author: ['АРМІЯINFORM']</text:p>
      <text:p text:style-name="P4">
Time: 2023-04-09T70:00:00-04:00</text:p>
      <text:p text:style-name="P4">
Description: Про це в ефірі загальнонаціонального телемарафону «Єдині новини» сказала речниц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umenyuk_1-1.jpg" text:style-name="Internet_20_link" text:visited-style-name="Visited_20_Internet_20_Link">
gumenyuk_1-1.jpg</text:a>
']</text:p>
      <text:p text:style-name="P4">
Tags: ['STOPRUSSIA', 'АГРЕСІЯ РФ', 'ВТОРГНЕННЯ РФ', 'НАТАЛІЯ ГУМЕНЮК']</text:p>
      <text:p text:style-name="P4">
Category: News</text:p>
      <!--METADATA-->
      <text:p text:style-name="P4">
<draw:frame draw:style-name="fr1" draw:name="Image337" text:anchor-type="as-char" svg:width="6.9236in" svg:height="3.883237in" draw:z-index="0">
<draw:image xlink:href="../Images/AРМІЯINFORM/2023-04-09T70-00-00-04-00/gumenyuk_1-1.jpg" xlink:type="simple" xlink:show="embed" xlink:actuate="onLoad" draw:mime-type="image/jpeg"/>
</draw:frame>
</text:p>
      <text:p text:style-name="P4">
Про це в ефірі загальнонаціонального телемарафону «Єдині новини»<text:a xlink:type="simple" xlink:href="https://www.youtube.com/watch" text:style-name="Internet_20_link" text:visited-style-name="Visited_20_Internet_20_Link">
сказала</text:a>
 речниця Об’єднаногокоординаційного пресцентру Сил оборони Півдня Наталія Гуменюк.</text:p>
      <text:p text:style-name="P4">
— Ворог продовжує тримати корабельне угруповання в Чорному морі, яке має ще йракетоносії. Наразі вони використовують підводні човни, їх два, збільшили зминулої доби до двох, тому ракетний залп може сягати 8 ракет. Нагадаю, пуск зпідводного човна складніше виявити нашим засобам ППО і це означає, що припроголошенні повітряної тривоги треба діяти максимально оперативно, — сказалаГуменюк.</text:p>
      <text:p text:style-name="P4">
Також вона нагадала про мінну небезпеку на узбережжях моря.</text:p>
      <text:p text:style-name="P4">
— Після штормової погоди, зараз, коли потеплішало, море може приноситинеприємні сюрпризи до узбережжя, тому треба пильнувати і пам’ятати пронеобхідність дотримання дистанції до зрізу води — хоча б 200 метрів, ненаближатися ближче, — сказала Гуменюк.</text:p>
      <text:p text:style-name="P4">
Source: <text:a xlink:type="simple" xlink:href="https://armyinform.com.ua/2023/04/09/rosiya-vyvela-u-chorne-more-dva-pidvodnyh-raketonosiyi-natalya-gumenyuk/" text:style-name="Internet_20_link" text:visited-style-name="Visited_20_Internet_20_Link">
https://armyinform.com.ua/2023/04/09/rosiya-vyvela-u-chorne-more-dva-pidvodnyh-raketonosiyi-natalya-gumenyuk/</text:a>
</text:p>
      <!--NEWS-->
      <text:h text:style-name="P10" text:outline-level="1">
<text:span text:style-name="T4">
Велика Британія випробовує новітні наземні бойові роботи</text:span>
</text:h>
      <text:p text:style-name="P4">
Author: ['АРМІЯINFORM']</text:p>
      <text:p text:style-name="P4">
Time: 2023-04-09T71:00:00-04:00</text:p>
      <text:p text:style-name="P4">
Description: Велика Британія провела випробування трьох різних важких безпілотних назем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4-2.jpg" text:style-name="Internet_20_link" text:visited-style-name="Visited_20_Internet_20_Link">
golovna-4-2.jpg</text:a>
', '<text:a xlink:type="simple" xlink:href="https://armyinform.com.ua/wp-content/uploads/2023/04/04.04.23_nazemni-roboty_2.jpg" text:style-name="Internet_20_link" text:visited-style-name="Visited_20_Internet_20_Link">
04.04.23_nazemni-roboty_2.jpg</text:a>
']</text:p>
      <text:p text:style-name="P4">
Tags: ['ВЕЛИКА БРИТАНІЯ', 'ВІЙСЬКОВІ ТРЕНУВАННЯ']</text:p>
      <text:p text:style-name="P4">
Category: News</text:p>
      <!--METADATA-->
      <text:p text:style-name="P4">
<draw:frame draw:style-name="fr1" draw:name="Image338" text:anchor-type="as-char" svg:width="6.9236in" svg:height="3.894525in" draw:z-index="0">
<draw:image xlink:href="../Images/AРМІЯINFORM/2023-04-09T71-00-00-04-00/golovna-4-2.jpg" xlink:type="simple" xlink:show="embed" xlink:actuate="onLoad" draw:mime-type="image/jpeg"/>
</draw:frame>
</text:p>
      <text:p text:style-name="P4">
Велика Британія провела випробування трьох різних важких безпілотних наземнихтранспортних засобів (H-UGV). Ці сухопутні безпілотники важать понад п’ятьтонн. Під час випробувань оцінювалися параметри швидкості машин, а такожможливості системи зв’язку при керуванні ними у складних умовах рельєфумісцевості. Зважаючи на масу цих машин, на них можна встановлювати різні типиозброєння — варіанти вогневої потужності передбачають автоматичні гарматикалібру від 25 до 50 мм. На думку експертів, випробування дозволяють детальнооцінити не лише наявні тактико-технічні характеристики, а й зробити висновкипро подальші перспективи бойового використання та потенціалу на полі боюбезпілотних транспортних засобів протягом наступних десятиліть.</text:p>
      <text:p text:style-name="P4">
<draw:frame draw:style-name="fr1" draw:name="Image339" text:anchor-type="as-char" svg:width="6.9236in" svg:height="4.612849in" draw:z-index="0">
<draw:image xlink:href="../Images/AРМІЯINFORM/2023-04-09T71-00-00-04-00/04.04.23_nazemni-roboty_2.jpg" xlink:type="simple" xlink:show="embed" xlink:actuate="onLoad" draw:mime-type="image/jpeg"/>
</draw:frame>
</text:p>
      <text:p text:style-name="P4">
Зацікавленість британського оборонного відомства в сучасних наземнихбезпілотних системах можна простежити на прикладі нового зразка сухопутногодрона від компанії Rheinmetall. Інженери компанії презентували концепціюавтономної наземної машини Wiesel Wingman, яка розроблена як повністюоцифрована версія бойової броньованої машини Wiesel, що інтегрована завтономними можливостями й може бути оснащена загальним дистанційнимкеруванням і станцією для запуску ракет Javelin. Як відомо, у міністерстваоборони Великої Британії є контракт з компанією Rheinmetall BAE Systems Land(RBSL) на модернізацію 148 основних бойових танків Challenger 2 до новогостандарту Challenger 3 на суму майже 968 мільйонів доларів США.</text:p>
      <text:p text:style-name="P4">
Тим часом Сполучені Штати Америки також експериментують з наземними роботами —Пентагон оголошує новий конкурс на створення прототипів роботизованих машинлегкого класу. Нові безпілотні наземні бойові машини, найімовірніше, будутьстворюватися на базі уже наявної платформи RCV-L (Robotic Combat Vehicle-Light), а загальна сума на конструкторські роботи становить 142 мільйонидоларів. Але які саме вимоги щодо тактико-технічних характеристик та системозброєння висуває американське міноборони до нового бойового сухопутногодрона, поки що невідомо.</text:p>
      <text:p text:style-name="P4">
<text:span text:style-name="T5">
Підготував Валерій Гастинщиков</text:span>
</text:p>
      <text:p text:style-name="P4">
Source: <text:a xlink:type="simple" xlink:href="https://armyinform.com.ua/2023/04/09/velyka-brytaniya-vyprobovuye-novitni-nazemni-bojovi-roboty/" text:style-name="Internet_20_link" text:visited-style-name="Visited_20_Internet_20_Link">
https://armyinform.com.ua/2023/04/09/velyka-brytaniya-vyprobovuye-novitni-nazemni-bojovi-roboty/</text:a>
</text:p>
      <!--NEWS-->
      <text:h text:style-name="P10" text:outline-level="1">
<text:span text:style-name="T4">
Через російську агресію в Україні загинули 468 дітей</text:span>
</text:h>
      <text:p text:style-name="P4">
Author: ['АРМІЯINFORM']</text:p>
      <text:p text:style-name="P4">
Time: 2023-04-09T72:00:00-04:00</text:p>
      <text:p text:style-name="P4">
Description: Армія російської федерації станом на ранок 9 квітня вбила в Україні 468 дітей, ще 947...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7_big.jpg" text:style-name="Internet_20_link" text:visited-style-name="Visited_20_Internet_20_Link">
47_big.jpg</text:a>
']</text:p>
      <text:p text:style-name="P4">
Tags: ['STOPRUSSIA', 'АГРЕСІЯ РФ', 'ВІЙСЬКОВІ ЗЛОЧИНИ РФ', 'ВОЄННІ ЗЛОЧИНИ РФ', 'ВТОРГНЕННЯ РФ', 'ДІТИ ВІЙНИ', 'ОФІС ГЕНЕРАЛЬНОГО ПРОКУРОРА УКРАЇНИ']</text:p>
      <text:p text:style-name="P4">
Category: News</text:p>
      <!--METADATA-->
      <text:p text:style-name="P4">
<draw:frame draw:style-name="fr1" draw:name="Image340" text:anchor-type="as-char" svg:width="6.9236in" svg:height="5.18693in" draw:z-index="0">
<draw:image xlink:href="../Images/AРМІЯINFORM/2023-04-09T72-00-00-04-00/47_big.jpg" xlink:type="simple" xlink:show="embed" xlink:actuate="onLoad" draw:mime-type="image/jpeg"/>
</draw:frame>
Ілюстративне фото</text:p>
      <text:p text:style-name="P4">
Армія російської федерації станом на ранок 9 квітня вбила в Україні 468 дітей,ще 947 дітей були поранені. Про це Офіс генерального прокурора<text:a xlink:type="simple" xlink:href="https://t.me/pgo_gov_ua/11116" text:style-name="Internet_20_link" text:visited-style-name="Visited_20_Internet_20_Link">
повідомляє</text:a>
 вТелеграмі<text:a xlink:type="simple" xlink:href="https://t.me/pgo_gov_ua/11116" text:style-name="Internet_20_link" text:visited-style-name="Visited_20_Internet_20_Link">
.</text:a>
</text:p>
      <text:p text:style-name="P4">
«Станом на ранок 9 квітня 2023 року більше ніж 1415 дітей постраждали вУкраїні внаслідок повномасштабної збройної агресії рф. За офіційноюінформацією ювенальних прокурорів, 468 дітей загинуло та понад 947 отрималипоранення різного ступеня тяжкості», — ідеться в повідомленні.</text:p>
      <text:p text:style-name="P4">
Ці дані не є остаточними, оскільки триває робота з їх встановлення в місцяхведення бойових дій, на тимчасово захоплених та звільнених територіях.</text:p>
      <text:p text:style-name="P4">
Повідомляється, що найбільше постраждало дітей у Донецькій області — 449,Харківській — 275, Київській — 127, Херсонській — 94, Запорізькій — 89,Миколаївській — 85, Чернігівській — 68, Луганській — 66, Дніпропетровській —66.</text:p>
      <text:p text:style-name="P4">
Source: <text:a xlink:type="simple" xlink:href="https://armyinform.com.ua/2023/04/09/cherez-rosijsku-agresiyu-v-ukrayini-zagynuly-468-ditej/" text:style-name="Internet_20_link" text:visited-style-name="Visited_20_Internet_20_Link">
https://armyinform.com.ua/2023/04/09/cherez-rosijsku-agresiyu-v-ukrayini-zagynuly-468-ditej/</text:a>
</text:p>
      <!--NEWS-->
      <text:h text:style-name="P10" text:outline-level="1">
<text:span text:style-name="T4">
За добу піротехніки ДСНС знешкодили майже 300 вибухонебезпечних предметів та авіабомбу</text:span>
</text:h>
      <text:p text:style-name="P4">
Author: ['АРМІЯINFORM']</text:p>
      <text:p text:style-name="P4">
Time: 2023-04-09T73:00:00-04:00</text:p>
      <text:p text:style-name="P4">
Description: Протягом минулої доби, 9 квіт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danger_mines_1.jpeg" text:style-name="Internet_20_link" text:visited-style-name="Visited_20_Internet_20_Link">
danger_mines_1.jpeg</text:a>
']</text:p>
      <text:p text:style-name="P4">
Tags: ['STOPRUSSIA', 'АГРЕСІЯ РФ', 'ВІЙНА', 'ВТОРГНЕННЯ РФ', 'ДСНС УКРАЇНИ', 'РОЗМІНУВАННЯ']</text:p>
      <text:p text:style-name="P4">
Category: News</text:p>
      <!--METADATA-->
      <text:p text:style-name="P4">
<draw:frame draw:style-name="fr1" draw:name="Image341" text:anchor-type="as-char" svg:width="6.9236in" svg:height="4.882183in" draw:z-index="0">
<draw:image xlink:href="../Images/AРМІЯINFORM/2023-04-09T73-00-00-04-00/danger_mines_1.jpeg" xlink:type="simple" xlink:show="embed" xlink:actuate="onLoad" draw:mime-type="image/jpeg"/>
</draw:frame>
</text:p>
      <text:p text:style-name="P4">
<text:span text:style-name="T4">
Протягом минулої доби,</text:span>
 <text:span text:style-name="T4">
9 квітня</text:span>
 <text:span text:style-name="T4">
,</text:span>
 піротехнічні підрозділиДержавної служби України з надзвичайних ситуацій <text:span text:style-name="T4">
124 рази</text:span>
 залучалися довиконання завдань з розмінування.</text:p>
      <text:p text:style-name="P4">
Про це <text:span text:style-name="T5">
<text:a xlink:type="simple" xlink:href="https://dsns.gov.ua/uk/news/nadzvicaini-podiyi/informaciia-shhodo-diialnosti-pirotexnicnix-pidrozdiliv-dsns-97" text:style-name="Internet_20_link" text:visited-style-name="Visited_20_Internet_20_Link">
повідомляє</text:a>
</text:span>
 ДСНСУкраїни.</text:p>
      <text:p text:style-name="P4">
Піротехнічними підрозділами виявлено, вилучено і знешкоджено <text:span text:style-name="T4">
279вибухонебезпечних</text:span>
 <text:span text:style-name="T4">
предметів,</text:span>
 <text:span text:style-name="T4">
у тому числі 1 авіаційну бомбу.</text:span>
Обстежено (очищено) територію площею понад <text:span text:style-name="T4">
31 гектар</text:span>
.</text:p>
      <text:p text:style-name="P4">
Найчастіше піротехнічні підрозділи працювали: в Харківській області 16 542рази, на Київщині — 7397, Чернігівщині — 4423, Донеччині — 4551, Миколаївщині— 4 242, Херсонщині — 3991, Сумщині — 1788, Черкащині — 1083.</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50 120разів</text:span>
 до виконання завдань з розмінування. Знешкоджено <text:span text:style-name="T4">
342 674вибухонебезпечних предмети</text:span>
 , зокрема <text:span text:style-name="T4">
2 204 авіаційні бомби</text:span>
. Обстежено(очищено) територію площею <text:span text:style-name="T4">
81 795 гектарів</text:span>
.</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4/09/za-dobu-pirotehniky-dsns-zneshkodyly-majzhe-300-vybuhonebezpechnyh-predmetiv-ta-aviabombu/" text:style-name="Internet_20_link" text:visited-style-name="Visited_20_Internet_20_Link">
https://armyinform.com.ua/2023/04/09/za-dobu-pirotehniky-dsns-zneshkodyly-majzhe-300-vybuhonebezpechnyh-predmetiv-ta-aviabombu/</text:a>
</text:p>
      <!--NEWS-->
      <text:h text:style-name="P10" text:outline-level="1">
<text:span text:style-name="T4">
Австралійські Bushmaster ефективно працюють на Бахмутському напрямку</text:span>
</text:h>
      <text:p text:style-name="P4">
Author: ['АРМІЯINFORM']</text:p>
      <text:p text:style-name="P4">
Time: 2023-04-09T74:00:00-04:00</text:p>
      <text:p text:style-name="P4">
Description: Австралійські бронетранспортери Bushmaster ефективно використовують штурмові підрозді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0339393_215409274430991_3699874132878158133_n.jpg" text:style-name="Internet_20_link" text:visited-style-name="Visited_20_Internet_20_Link">
340339393_215409274430991_3699874132878158133_n.jpg</text:a>
', '<text:a xlink:type="simple" xlink:href="https://armyinform.com.ua/wp-content/uploads/2023/04/340394539_947745616650721_3670640126279695151_n.jpg" text:style-name="Internet_20_link" text:visited-style-name="Visited_20_Internet_20_Link">
340394539_947745616650721_3670640126279695151_n.jpg</text:a>
']</text:p>
      <text:p text:style-name="P4">
Tags: ['BUSHMASTER', 'STOPRUSSIA', 'АВСТРАЛІЙСЬКИЙ БРОНЕТРАНСПОРТЕР', 'АВСТРАЛІЯ', 'АГРЕСІЯ РФ', 'БАХМУТСЬКИЙ НАПРЯМОК', 'ВТОРГНЕННЯ РФ', 'ДОПОМОГА ПАРТНЕРІВ', 'СВІТ ПІДТРИМУЄ УКРАЇНУ']</text:p>
      <text:p text:style-name="P4">
Category: News</text:p>
      <!--METADATA-->
      <text:p text:style-name="P4">
<draw:frame draw:style-name="fr1" draw:name="Image342" text:anchor-type="as-char" svg:width="6.9236in" svg:height="4.615733in" draw:z-index="0">
<draw:image xlink:href="../Images/AРМІЯINFORM/2023-04-09T74-00-00-04-00/340339393_215409274430991_3699874132878158133_n.jpg" xlink:type="simple" xlink:show="embed" xlink:actuate="onLoad" draw:mime-type="image/jpeg"/>
</draw:frame>
</text:p>
      <text:p text:style-name="P4">
Австралійські бронетранспортери Bushmaster ефективно використовують штурмовіпідрозділи на Бахмутському напрямку. Про це<text:a xlink:type="simple" xlink:href="http://м" text:style-name="Internet_20_link" text:visited-style-name="Visited_20_Internet_20_Link">
 повідомляє</text:a>
 Генеральнийштаб ЗС України на своїй сторінці у фейсбуку.</text:p>
      <text:p text:style-name="P4">
«Ці автомобілі добре зарекомендували себе у якості транспортного засобу дляпереміщення піхоти та евакуації, — зазначає військовослужбовець ЗСУ Андрій. —Вони досить маневрені та прохідні, що важливо для виконання поставленихбойових завдань. І допомагають зберегти життя нашим хлопцям. Дякуємо партнерамза допомогу!», — йдеться в повідомленні.</text:p>
      <text:p text:style-name="P4">
<draw:frame draw:style-name="fr1" draw:name="Image343" text:anchor-type="as-char" svg:width="6.9236in" svg:height="4.390716in" draw:z-index="0">
<draw:image xlink:href="../Images/AРМІЯINFORM/2023-04-09T74-00-00-04-00/340394539_947745616650721_3670640126279695151_n.jpg" xlink:type="simple" xlink:show="embed" xlink:actuate="onLoad" draw:mime-type="image/jpeg"/>
</draw:frame>
</text:p>
      <text:p text:style-name="P4">
ЗСУ вдячні за підтримку та допомогу партнерам.</text:p>
      <text:p text:style-name="P4">
Source: <text:a xlink:type="simple" xlink:href="https://armyinform.com.ua/2023/04/09/avstralijski-bushmaster-efektyvno-praczyuyut-na-bahmutskomu-napryamku/" text:style-name="Internet_20_link" text:visited-style-name="Visited_20_Internet_20_Link">
https://armyinform.com.ua/2023/04/09/avstralijski-bushmaster-efektyvno-praczyuyut-na-bahmutskomu-napryamku/</text:a>
</text:p>
      <!--NEWS-->
      <text:h text:style-name="P10" text:outline-level="1">
<text:span text:style-name="T4">
Офіс Генпрокурора України: задокументовано понад 79 тисяч воєнних злочинів</text:span>
</text:h>
      <text:p text:style-name="P4">
Author: ['АРМІЯINFORM']</text:p>
      <text:p text:style-name="P4">
Time: 2023-04-09T75: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arcrime-09042023ua.jpg" text:style-name="Internet_20_link" text:visited-style-name="Visited_20_Internet_20_Link">
warcrime-09042023ua.jpg</text:a>
', '<text:a xlink:type="simple" xlink:href="https://armyinform.com.ua/wp-content/uploads/2023/04/warcrime-09042023en.jpg" text:style-name="Internet_20_link" text:visited-style-name="Visited_20_Internet_20_Link">
warcrime-09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44" text:anchor-type="as-char" svg:width="6.9236in" svg:height="4.448413in" draw:z-index="0">
<draw:image xlink:href="../Images/AРМІЯINFORM/2023-04-09T75-00-00-04-00/warcrime-0904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07 квітня</text:span>
 зареєстровано:</text:p>
      <ul>
        <li>
79 463 воєнних злочинів,  * 17 035 злочинів проти національної безпеки України.</li>
      </ul>
      <text:p text:style-name="P4">
Крім того, за офіційними даними ювенальних прокурорів, <text:span text:style-name="T4">
1415 дітейпостраждали</text:span>
 внаслідок агресії рф, з них:</text:p>
      <ul>
        <li>
468 — дітей загинули,  * 947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45" text:anchor-type="as-char" svg:width="6.9236in" svg:height="4.448413in" draw:z-index="0">
<draw:image xlink:href="../Images/AРМІЯINFORM/2023-04-09T75-00-00-04-00/warcrime-09042023en.jpg" xlink:type="simple" xlink:show="embed" xlink:actuate="onLoad" draw:mime-type="image/jpeg"/>
</draw:frame>
</text:p>
      <text:p text:style-name="P4">
Source: <text:a xlink:type="simple" xlink:href="https://armyinform.com.ua/2023/04/09/ofis-genprokurora-ukrayiny-zadokumentovano-ponad-79-tysyach-voyennyh-zlochyniv/" text:style-name="Internet_20_link" text:visited-style-name="Visited_20_Internet_20_Link">
https://armyinform.com.ua/2023/04/09/ofis-genprokurora-ukrayiny-zadokumentovano-ponad-79-tysyach-voyennyh-zlochyniv/</text:a>
</text:p>
      <!--NEWS-->
      <text:h text:style-name="P10" text:outline-level="1">
<text:span text:style-name="T4">
Ворог вчергове обстріляв прикордоння Чернігівщини</text:span>
</text:h>
      <text:p text:style-name="P4">
Author: ['АРМІЯINFORM']</text:p>
      <text:p text:style-name="P4">
Time: 2023-04-09T76:00:00-04:00</text:p>
      <text:p text:style-name="P4">
Description: У другій половині дня російська армія авіаційною ракетою поцілила по прикордонн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37100772_0_205_2913_1844_1920x0_80_0_0_5d254d41a3fd0758f9e65061273ce7ce.jpg" text:style-name="Internet_20_link" text:visited-style-name="Visited_20_Internet_20_Link">
37100772_0_205_2913_1844_1920x0_80_0_0_5d254d41a3fd0758f9e65061273ce7ce.jpg</text:a>
']</text:p>
      <text:p text:style-name="P4">
Tags: ['STOPRUSSIA', 'АГРЕСІЯ РФ', 'ВІЙНА', 'ВТОРГНЕННЯ РФ', 'ОБСТРІЛИ ПРИКОРДОННЯ', 'ОПЕРАТИВНЕ КОМАНДУВАННЯ «ПІВНІЧ»']</text:p>
      <text:p text:style-name="P4">
Category: News</text:p>
      <!--METADATA-->
      <text:p text:style-name="P4">
<draw:frame draw:style-name="fr1" draw:name="Image346" text:anchor-type="as-char" svg:width="6.9236in" svg:height="3.894525in" draw:z-index="0">
<draw:image xlink:href="../Images/AРМІЯINFORM/2023-04-09T76-00-00-04-00/37100772_0_205_2913_1844_1920x0_80_0_0_5d254d41a3fd0758f9e65061273ce7ce.jpg" xlink:type="simple" xlink:show="embed" xlink:actuate="onLoad" draw:mime-type="image/jpeg"/>
</draw:frame>
Ілюстративне фото</text:p>
      <text:p text:style-name="P4">
У другій половині дня російська армія авіаційною ракетою поцілила поприкордонню Чернігівської області.</text:p>
      <text:p text:style-name="P4">
Про це<text:a xlink:type="simple" xlink:href="https://www.facebook.com/kommander.nord/posts/pfbid0ekggYmHp12k5AFwheEd8GsGBgw3RuYXNvJqSDBX54JTquyaookp8SdR2CwRCmcCml" text:style-name="Internet_20_link" text:visited-style-name="Visited_20_Internet_20_Link">
повідомляє</text:a>
Оперативне командування «Північ» Сухопутних військ ЗС України на своїйофіційній сторінці у Facebook.</text:p>
      <text:p text:style-name="P4">
«Близько 11:54 9 квітня повідомили про 1 вибух, який спричинила ракета,випущена російським літаком з території рф у район населеного пункту Грем'яч»,— йдеться у повідомленні Оперативного командування.</text:p>
      <text:p text:style-name="P4">
Про втрати серед місцевого населення інформація не надходила.</text:p>
      <text:p text:style-name="P4">
Source: <text:a xlink:type="simple" xlink:href="https://armyinform.com.ua/2023/04/09/vorog-vchergove-obstrilyav-prykordonnya-chernigivshhyny-2/" text:style-name="Internet_20_link" text:visited-style-name="Visited_20_Internet_20_Link">
https://armyinform.com.ua/2023/04/09/vorog-vchergove-obstrilyav-prykordonnya-chernigivshhyny-2/</text:a>
</text:p>
      <!--NEWS-->
      <text:h text:style-name="P10" text:outline-level="1">
<text:span text:style-name="T4">
Щодоби в Бахмуті противник втрачає понад сотню окупантів — Сергій Череватий</text:span>
</text:h>
      <text:p text:style-name="P4">
Author: ['Володимир Віват']</text:p>
      <text:p text:style-name="P4">
Time: 2023-04-09T77:00:00-04:00</text:p>
      <text:p text:style-name="P4">
Description: Наші інженери, наші логісти роблять все необхідне для подолання наслідків підриву мос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cherevatyj.jpg" text:style-name="Internet_20_link" text:visited-style-name="Visited_20_Internet_20_Link">
cherevatyj.jpg</text:a>
']</text:p>
      <text:p text:style-name="P4">
Tags: ['STOPRUSSIA', 'АГРЕСІЯ РФ', 'ВІЙНА', 'ВТОРГНЕННЯ РФ', 'ТЕЛЕМАРАФОН "ЄДИНІ НОВИНИ"', 'ФОРТЕЦЯ БАХМУТ']</text:p>
      <text:p text:style-name="P4">
Category: News</text:p>
      <!--METADATA-->
      <text:p text:style-name="P4">
<draw:frame draw:style-name="fr1" draw:name="Image347" text:anchor-type="as-char" svg:width="6.9236in" svg:height="4.611226in" draw:z-index="0">
<draw:image xlink:href="../Images/AРМІЯINFORM/2023-04-09T77-00-00-04-00/cherevatyj.jpg" xlink:type="simple" xlink:show="embed" xlink:actuate="onLoad" draw:mime-type="image/jpeg"/>
</draw:frame>
</text:p>
      <text:p text:style-name="P4">
Наші інженери, наші логісти роблять все необхідне для подолання наслідківпідриву моста між Бахмутом та селом Хромове. Про це в прямому ефірітелемарафону «Єдині новини» повідомив речник Східного угруповання військЗбройних Сил України полковник Сергій Череватий.</text:p>
      <text:p text:style-name="P4">
— Попередні намагання ворога взяти всі траси на Бахмут під вогневий чибезпосередній контроль показали, що ми знаходимо ефективні виходи з подібнихситуацій і забезпечуємо постачання захисникам міста боєприпасів, амуніції,продуктів та всього необхідного. Водночас здійснюємо евакуацію нашихпоранених, — зазначив речник.</text:p>
      <text:p text:style-name="P4">
Офіцер розповів, що на тих напрямках, де ворог концентрує свої удари,загарбники мають суттєву перевагу в артилерії. Це, як правило, радянськізразки, але вони ще мають достатньо боєзапасу. Для того, щоб продовжуватитурбувати наші позиції, за наявних втрат в особовому складі, противникактивізує артилерійський та ракетний вогонь.</text:p>
      <text:p text:style-name="P4">
— Якщо взяти Бахмутський напрямок, на якому ворог зосередив головний удар, ужедев’ять місяців їм не вдається досягти тут системних успіхів. При цьому вмісті діє найбільш агресивне терористичне угруповання «вагнера», — повідомивполковник Сергій Череватий.</text:p>
      <text:p text:style-name="P4">
— Бій у місті — це один з найскладніших видів бою. Те, що там з’явилисядесантники чи інші регулярні підрозділи, — це не підсилення вагнерівців, акомпенсація великих втрат цього угруповання. При цьому підрозділи зс рф такождоукомплектовані мобілізованими росіянами без відповідного рівня підготовки тамотивації. Це вимушені кроки окупантів, адже щодоби вони втрачають тут понадсотню осіб, — додав речник.</text:p>
      <text:p text:style-name="P4">
Сергій Череватий також відзначив, що Лиманський напрямок є другим заактивністю після Бахмутського в зоні їхньої відповідальності. Зокрема, заминулу добу там відбулося 202 обстріли зі ствольної та реактивної артилерії,сім бойових зіткнень. 50 окупантів на цьому напрямку було знищено, 86 —поранено. Також була знищена бойова машина піхоти ворога БМП-1, два безпілотнілітальні апарати, три 120-мм міномети та два польові склади боєприпасів.</text:p>
      <text:p text:style-name="P4">
Source: <text:a xlink:type="simple" xlink:href="https://armyinform.com.ua/2023/04/09/shhodoby-v-bahmuti-protyvnyk-vtrachaye-ponad-sotnyu-okupantiv-sergij-cherevatyj/" text:style-name="Internet_20_link" text:visited-style-name="Visited_20_Internet_20_Link">
https://armyinform.com.ua/2023/04/09/shhodoby-v-bahmuti-protyvnyk-vtrachaye-ponad-sotnyu-okupantiv-sergij-cherevatyj/</text:a>
</text:p>
      <!--NEWS-->
      <text:h text:style-name="P10" text:outline-level="1">
<text:span text:style-name="T4">
ЗСУ знищили пункт боєпостачання військ рф на островах Херсонщини</text:span>
</text:h>
      <text:p text:style-name="P4">
Author: ['АРМІЯINFORM']</text:p>
      <text:p text:style-name="P4">
Time: 2023-04-09T78:00:00-04:00</text:p>
      <text:p text:style-name="P4">
Description: Українські військові на півдні за добу ліквідували понад десять окупантів. На південн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670130978-586.jpg" text:style-name="Internet_20_link" text:visited-style-name="Visited_20_Internet_20_Link">
630_360_1670130978-586.jpg</text:a>
']</text:p>
      <text:p text:style-name="P4">
Tags: []</text:p>
      <text:p text:style-name="P4">
Category: News</text:p>
      <!--METADATA-->
      <text:p text:style-name="P4">
<draw:frame draw:style-name="fr1" draw:name="Image348" text:anchor-type="as-char" svg:width="6.9236in" svg:height="3.956343in" draw:z-index="0">
<draw:image xlink:href="../Images/AРМІЯINFORM/2023-04-09T78-00-00-04-00/630_360_1670130978-586.jpg" xlink:type="simple" xlink:show="embed" xlink:actuate="onLoad" draw:mime-type="image/jpeg"/>
</draw:frame>
 Ілюстративне фото</text:p>
      <text:p text:style-name="P4">
Українські військові на півдні за добу ліквідували понад десять окупантів. Напівденному напрямку ракетно-артилерійські підрозділи знищили спостережний пості польовий пункт боєпостачання окупантів на островах у Херсонській області,<text:a xlink:type="simple" xlink:href="https://www.facebook.com/OperationalCommandSouth/posts/pfbid02Gxgj4dT1n1eGimDF4Tt9Hn3CUcEyaoUqWfzEcRGqhmHBxfvkxgdGwqKG5djJJv1Pl" text:style-name="Internet_20_link" text:visited-style-name="Visited_20_Internet_20_Link">
інформує</text:a>
Оперативне командування «Південь» у Facebook.</text:p>
      <text:p text:style-name="P4">
«Загальні підтверджені втрати ворога складають 12 російських військових, сімодиниць озброєння та техніки, серед яких дві самохідні артустановки, двістанції радіоелектронної боротьби, безпілотний розвідник „Supercam“ та двіавтівки», — йдеться в повідомленні.</text:p>
      <text:p text:style-name="P4">
Source: <text:a xlink:type="simple" xlink:href="https://armyinform.com.ua/2023/04/09/zsu-znyshhyly-punkt-boyepostachannya-vijsk-rf-na-ostrovah-hersonshhyny/" text:style-name="Internet_20_link" text:visited-style-name="Visited_20_Internet_20_Link">
https://armyinform.com.ua/2023/04/09/zsu-znyshhyly-punkt-boyepostachannya-vijsk-rf-na-ostrovah-hersonshhyny/</text:a>
</text:p>
      <!--NEWS-->
      <text:h text:style-name="P10" text:outline-level="1">
<text:span text:style-name="T4">
У Координаційному штабі відбулася зустріч із родинами тероборонців</text:span>
</text:h>
      <text:p text:style-name="P4">
Author: ['АРМІЯINFORM']</text:p>
      <text:p text:style-name="P4">
Time: 2023-04-09T79:00:00-04:00</text:p>
      <text:p text:style-name="P4">
Description: З ініціативи громадської організації «Жінки зі сталі» в Координаційному штабі відбула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27_16-19-39.jpg" text:style-name="Internet_20_link" text:visited-style-name="Visited_20_Internet_20_Link">
photo_2022-12-27_16-19-39.jpg</text:a>
']</text:p>
      <text:p text:style-name="P4">
Tags: ['КООРДИНАЦІЙНИЙ ШТАБ З ПИТАНЬ ПОВОДЖЕННЯ З ВІЙСЬКОВОПОЛОНЕНИМИ', 'СИЛИ ТЕРИТОРІАЛЬНОЇ ОБОРОНИ']</text:p>
      <text:p text:style-name="P4">
Category: News</text:p>
      <!--METADATA-->
      <text:p text:style-name="P4">
<draw:frame draw:style-name="fr1" draw:name="Image349" text:anchor-type="as-char" svg:width="6.9236in" svg:height="4.569576in" draw:z-index="0">
<draw:image xlink:href="../Images/AРМІЯINFORM/2023-04-09T79-00-00-04-00/photo_2022-12-27_16-19-39.jpg" xlink:type="simple" xlink:show="embed" xlink:actuate="onLoad" draw:mime-type="image/jpeg"/>
</draw:frame>
 Ілюстративне фото</text:p>
      <text:p text:style-name="P4">
З ініціативи громадської організації «Жінки зі сталі» в Координаційному штабівідбулася зустріч з родинами тероборонців однієї з окремих бригадтериторіальної оборони Сил територіальної оборони ЗС України.</text:p>
      <text:p text:style-name="P4">
Про це йдеться в <text:a xlink:type="simple" xlink:href="https://koordshtab.gov.ua/archive/1359" text:style-name="Internet_20_link" text:visited-style-name="Visited_20_Internet_20_Link">
повідомленні</text:a>
Координаційного штабу з питань поводження з військовополоненими.</text:p>
      <text:p text:style-name="P4">
Участь у заході взяли представники Координаційного штабу, командування Сил ТрОЗС України, окремої бригади та Регіонального управління «Схід» Сил ТрО.</text:p>
      <text:p text:style-name="P4">
Родичі полонених і зниклих безвісти військовослужбовців звернули увагу напроблеми, пов’язані з обліком їхніх близьких у військовій частині.</text:p>
      <text:p text:style-name="P4">
Як зазначив представник Сил ТрО, існують нормативно-правові документи, якірегулюють порядок обліку особового складу. Підставою для зміни категоріїобліку може бути поява нової офіційної інформації щодо військовослужбовця,зокрема, документ, який підтверджує його перебування в полоні. Такимдокументом є підтвердження міністерством оборони російської федерації черезМіжнародний комітет Червоного Хреста.</text:p>
      <text:p text:style-name="P4">
З моменту, коли військова частина отримує від Національного інформаційногобюро офіційне повідомлення про полон, є правові підстави змінити обліковукатегорію. Після цього родичі можуть отримати відповідну довідку.</text:p>
      <text:p text:style-name="P4">
У Координаційному штабі підкреслити, що на залучення в процеси обміну обліковакатегорія безпосереднього впливу не має: усі військовослужбовці, внесені доєдиного реєстру Оборонців, задіяні в цих процесах.</text:p>
      <text:p text:style-name="P4">
Представниця бригади зауважила, що спілкування з військовою частиноюпередбачено через територіальні центри комплектування та соціальної підтримки(колишні військкомати). В окремих випадках комунікація може відбуватися черезслужбу цивільно-військового співробітництва (ЦВС). Зробивши відповідні запити,родичі полонених і зниклих безвісти військовослужбовців можуть отримати певнідокументи, які не мають обмеження доступу. Вона також додала, що військовачастина надає всю необхідну інформацію, співпрацює з усіма компетентнимиорганами, але участі в процесах обміну не бере і впливу на ці процеси не має.</text:p>
      <text:p text:style-name="P4">
Окремо обговорили питання військового стажу та грошового забезпечення вумовах, коли військовослужбовець перебуває в полоні. Представник юридичноговідділу Координаційного штабу розтлумачив певні деталі, які стосуютьсяотримання довідок і грошової допомоги, родинам захисників і захисниць.</text:p>
      <text:p text:style-name="P4">
Source: <text:a xlink:type="simple" xlink:href="https://armyinform.com.ua/2023/04/09/u-koordynaczijnomu-shtabi-vidbulasya-zustrich-iz-rodynamy-teroboroncziv/" text:style-name="Internet_20_link" text:visited-style-name="Visited_20_Internet_20_Link">
https://armyinform.com.ua/2023/04/09/u-koordynaczijnomu-shtabi-vidbulasya-zustrich-iz-rodynamy-teroboroncziv/</text:a>
</text:p>
      <!--NEWS-->
      <text:h text:style-name="P10" text:outline-level="1">
<text:span text:style-name="T4">
Минулої доби російські війська обстріляли 144 населені пункти України</text:span>
</text:h>
      <text:p text:style-name="P4">
Author: ['АРМІЯINFORM']</text:p>
      <text:p text:style-name="P4">
Time: 2023-04-09T80:00:00-04:00</text:p>
      <text:p text:style-name="P4">
Description: За наданою Ситуаційним центром Міністерства оборони України інформацією, протягом минул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e1e87937-0dcb-471e-a7b0-7a6ac366478d.jpg" text:style-name="Internet_20_link" text:visited-style-name="Visited_20_Internet_20_Link">
e1e87937-0dcb-471e-a7b0-7a6ac366478d.jpg</text:a>
']</text:p>
      <text:p text:style-name="P4">
Tags: ['MILITARY MEDIA CENTER', 'STOPRUSSIA', 'АГРЕСІЯ РФ', 'ВІЙНА', 'ВОРОЖІ ОБСТРІЛИ', 'ВТОРГНЕННЯ РФ', 'ХАРКІВСЬКИЙ ТРИБУНАЛ']</text:p>
      <text:p text:style-name="P4">
Category: News</text:p>
      <!--METADATA-->
      <text:p text:style-name="P4">
<draw:frame draw:style-name="fr1" draw:name="Image350" text:anchor-type="as-char" svg:width="6.9236in" svg:height="5.140773in" draw:z-index="0">
<draw:image xlink:href="../Images/AРМІЯINFORM/2023-04-09T80-00-00-04-00/e1e87937-0dcb-471e-a7b0-7a6ac366478d.jpg" xlink:type="simple" xlink:show="embed" xlink:actuate="onLoad" draw:mime-type="image/jpeg"/>
</draw:frame>
</text:p>
      <text:p text:style-name="P4">
За наданою Ситуаційним центром Міністерства оборони України інформацією,протягом минулої доби російські війська обстріляли територію 9 областейУкраїни.</text:p>
      <text:p text:style-name="P4">
Про це у Telegram <text:a xlink:type="simple" xlink:href="https://t.me/militarymediacenter/1661" text:style-name="Internet_20_link" text:visited-style-name="Visited_20_Internet_20_Link">
інформує</text:a>
 MilitaryMedia Center.</text:p>
      <text:p text:style-name="P4">
«Загалом із різних видів озброєння (міномети, танки, артилерія, РСЗВ, БПЛА,тактична авіація) здійснено обстріли 144 населених пунктів, підтвердженоураження 64 об’єктів інфраструктури», — йдеться у повідомленні.</text:p>
      <text:p text:style-name="P4">
Source: <text:a xlink:type="simple" xlink:href="https://armyinform.com.ua/2023/04/09/mynuloyi-doby-rosijski-vijska-obstrilyaly-144-naseleni-punkty-ukrayiny/" text:style-name="Internet_20_link" text:visited-style-name="Visited_20_Internet_20_Link">
https://armyinform.com.ua/2023/04/09/mynuloyi-doby-rosijski-vijska-obstrilyaly-144-naseleni-punkty-ukrayiny/</text:a>
</text:p>
      <!--NEWS-->
      <text:h text:style-name="P10" text:outline-level="1">
<text:span text:style-name="T4">
У Львові презентували книгу віршів загиблого Героя України</text:span>
</text:h>
      <text:p text:style-name="P4">
Author: ['Володимир Скоростецький']</text:p>
      <text:p text:style-name="P4">
Time: 2023-04-09T81:00:00-04:00</text:p>
      <text:p text:style-name="P4">
Description: Тарас Матвіїв, молодший лейтенант, військовослужбовець окремої механізованої бриг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5-2.jpg" text:style-name="Internet_20_link" text:visited-style-name="Visited_20_Internet_20_Link">
golovna-5-2.jpg</text:a>
', '<text:a xlink:type="simple" xlink:href="https://armyinform.com.ua/wp-content/uploads/2023/04/1-4-1-150x150.jpg" text:style-name="Internet_20_link" text:visited-style-name="Visited_20_Internet_20_Link">
1-4-1-150x150.jpg</text:a>
', '<text:a xlink:type="simple" xlink:href="https://armyinform.com.ua/wp-content/uploads/2023/04/2-6-1-150x150.jpg" text:style-name="Internet_20_link" text:visited-style-name="Visited_20_Internet_20_Link">
2-6-1-150x150.jpg</text:a>
', '<text:a xlink:type="simple" xlink:href="https://armyinform.com.ua/wp-content/uploads/2023/04/5-2-1-150x150.jpg" text:style-name="Internet_20_link" text:visited-style-name="Visited_20_Internet_20_Link">
5-2-1-150x150.jpg</text:a>
', '<text:a xlink:type="simple" xlink:href="https://armyinform.com.ua/wp-content/uploads/2023/04/photo_2023-04-06_16-25-28-150x150.jpg" text:style-name="Internet_20_link" text:visited-style-name="Visited_20_Internet_20_Link">
photo_2023-04-06_16-25-28-150x150.jpg</text:a>
', '<text:a xlink:type="simple" xlink:href="https://armyinform.com.ua/wp-content/uploads/2023/04/4-2-1-150x150.jpg" text:style-name="Internet_20_link" text:visited-style-name="Visited_20_Internet_20_Link">
4-2-1-150x150.jpg</text:a>
']</text:p>
      <text:p text:style-name="P4">
Tags: ['STOPRUSSIA', 'АГРЕСІЯ РФ', 'ВТОРГНЕННЯ РФ', 'ВШАНУВАННЯ ГЕРОЇВ', 'ЛЬВІВСЬКА ОБЛАСТЬ', 'ПРЕЗЕНТАЦІЯ КНИГИ', 'УКРАЇНСЬКИЙ НАРОД НЕПЕРЕМОЖНИЙ']</text:p>
      <text:p text:style-name="P4">
Category: News</text:p>
      <!--METADATA-->
      <text:p text:style-name="P4">
<draw:frame draw:style-name="fr1" draw:name="Image351" text:anchor-type="as-char" svg:width="6.9236in" svg:height="5.53888in" draw:z-index="0">
<draw:image xlink:href="../Images/AРМІЯINFORM/2023-04-09T81-00-00-04-00/golovna-5-2.jpg" xlink:type="simple" xlink:show="embed" xlink:actuate="onLoad" draw:mime-type="image/jpeg"/>
</draw:frame>
</text:p>
      <text:p text:style-name="P4">
<text:span text:style-name="T4">
<text:span text:style-name="T5">
Тарас Матвіїв, молодший лейтенант, військовослужбовець окремоїмеханізованої бригади імені короля Данила, загинув у липні 2020 року, рятуючижиття бойових побратимів під час мінометного обстрілу. Посмертно удостоєнийзвання Героя України. Тарас був журналістом, волонтером, громадським діячем,солдатом-добровольцем, письменником.</text:span>
</text:span>
</text:p>
      <text:p text:style-name="P4">
Про літературний спадок звитяжного воїна ми дізнались сьогодні, відвідавшипрезентацію його книги «Тарас Матвіїв. Мої думки. Ритмопроза» в обласнійбібліотеці для юнацтва у Львові. Упорядницею першого тому двотомника сталайого мама Валентина. Сама вона також поетеса, вчителька.</text:p>
      <text:p text:style-name="P4">
— Видати збірку, книгу, спогади. Це була друга мрія сина у списку з 51 мрії,який ми знайшли вже після, — розповідає пані Валентина кореспондентуАрміяInform. — А першою була «Перемога: Крим і Донбас». Своє життя, своюмолодість, всі свої сили, уміння й таланти Тарас поклав на вівтар цієїзаповітної мрії — від перших днів Революції Гідності і аж до останнього подихуна передовій. Ми, батьки, здійснили цю мрію за нього. Як уміли, як відчували,як осягнули… Та всі, хто вже тримав цю першу ластівку в руках, кажуть, що вонанеймовірна, і це приємно. Хіба ж могло бути інакше, коли в неї вкладенанеймовірна душа сина, і наша неймовірно велика батьківська любов?!</text:p>
      <text:p text:style-name="P4">
<text:a xlink:type="simple" xlink:href="https://armyinform.com.ua/wp-content/uploads/2023/04/1-4-1.jpg" text:style-name="Internet_20_link" text:visited-style-name="Visited_20_Internet_20_Link">
<draw:frame draw:style-name="fr1" draw:name="Image352" text:anchor-type="as-char" svg:width="6.9236in" svg:height="6.9236in" draw:z-index="0">
<draw:image xlink:href="../Images/AРМІЯINFORM/2023-04-09T81-00-00-04-00/1-4-1-150x150.jpg" xlink:type="simple" xlink:show="embed" xlink:actuate="onLoad" draw:mime-type="image/jpeg"/>
</draw:frame>
</text:a>
</text:p>
      <text:p text:style-name="P4">
<text:a xlink:type="simple" xlink:href="https://armyinform.com.ua/wp-content/uploads/2023/04/2-6-1.jpg" text:style-name="Internet_20_link" text:visited-style-name="Visited_20_Internet_20_Link">
<draw:frame draw:style-name="fr1" draw:name="Image353" text:anchor-type="as-char" svg:width="6.9236in" svg:height="6.9236in" draw:z-index="0">
<draw:image xlink:href="../Images/AРМІЯINFORM/2023-04-09T81-00-00-04-00/2-6-1-150x150.jpg" xlink:type="simple" xlink:show="embed" xlink:actuate="onLoad" draw:mime-type="image/jpeg"/>
</draw:frame>
</text:a>
</text:p>
      <text:p text:style-name="P4">
Зі слів Валентини Матвіїв, два роки після загибелі сина були надзвичайноважкими. Вона, як упорядниця книги, готуючи її до друку, за цей час начепройшла його шлях, його Голгофу, пропустила крізь себе всю його невимовнобагату, глибоку, вразливу, люблячу, світлу душу.</text:p>
      <text:p text:style-name="P4">
<text:a xlink:type="simple" xlink:href="https://armyinform.com.ua/wp-content/uploads/2023/04/5-2-1.jpg" text:style-name="Internet_20_link" text:visited-style-name="Visited_20_Internet_20_Link">
<draw:frame draw:style-name="fr1" draw:name="Image354" text:anchor-type="as-char" svg:width="6.9236in" svg:height="6.9236in" draw:z-index="0">
<draw:image xlink:href="../Images/AРМІЯINFORM/2023-04-09T81-00-00-04-00/5-2-1-150x150.jpg" xlink:type="simple" xlink:show="embed" xlink:actuate="onLoad" draw:mime-type="image/jpeg"/>
</draw:frame>
</text:a>
</text:p>
      <text:p text:style-name="P4">
<text:a xlink:type="simple" xlink:href="https://armyinform.com.ua/wp-content/uploads/2023/04/photo_2023-04-06_16-25-28.jpg" text:style-name="Internet_20_link" text:visited-style-name="Visited_20_Internet_20_Link">
<draw:frame draw:style-name="fr1" draw:name="Image355" text:anchor-type="as-char" svg:width="6.9236in" svg:height="6.9236in" draw:z-index="0">
<draw:image xlink:href="../Images/AРМІЯINFORM/2023-04-09T81-00-00-04-00/photo_2023-04-06_16-25-28-150x150.jpg" xlink:type="simple" xlink:show="embed" xlink:actuate="onLoad" draw:mime-type="image/jpeg"/>
</draw:frame>
</text:a>
</text:p>
      <text:p text:style-name="P4">
<text:a xlink:type="simple" xlink:href="https://armyinform.com.ua/wp-content/uploads/2023/04/4-2-1.jpg" text:style-name="Internet_20_link" text:visited-style-name="Visited_20_Internet_20_Link">
<draw:frame draw:style-name="fr1" draw:name="Image356" text:anchor-type="as-char" svg:width="6.9236in" svg:height="6.9236in" draw:z-index="0">
<draw:image xlink:href="../Images/AРМІЯINFORM/2023-04-09T81-00-00-04-00/4-2-1-150x150.jpg" xlink:type="simple" xlink:show="embed" xlink:actuate="onLoad" draw:mime-type="image/jpeg"/>
</draw:frame>
</text:a>
</text:p>
      <text:p text:style-name="P4">
Поезії, які увійшли до першого тому двотомника, досить цікаві для сприйняття —вони написані верлібром. Речитативним ритмом, що нагадує водночас і поезію, іпрозу. Так, наче гойдається маятник, а разом із ним і світ навколо. Глибокі,філософські. Вони присвячені і коханню, і роздумам щодо війни, і надіям насвітле майбутнє. Другий том двотомника планується до друку вже незабаром. Донього увійдуть виключно прозові твори загиблого Героя.</text:p>
      <text:p text:style-name="P4">
<text:span text:style-name="T5">
Фото та відео автора</text:span>
</text:p>
      <text:p text:style-name="P4">
Source: <text:a xlink:type="simple" xlink:href="https://armyinform.com.ua/2023/04/09/u-lvovi-prezentuvaly-knygu-virshiv-zagyblogo-geroya-ukrayiny/" text:style-name="Internet_20_link" text:visited-style-name="Visited_20_Internet_20_Link">
https://armyinform.com.ua/2023/04/09/u-lvovi-prezentuvaly-knygu-virshiv-zagyblogo-geroya-ukrayiny/</text:a>
</text:p>
      <!--NEWS-->
      <text:h text:style-name="P10" text:outline-level="1">
<text:span text:style-name="T4">
Через страх перед контрнаступом окупанти на Запоріжжі інтенсивно облаштовують та мінують оборонні позиції — Олексій Дмитрашківський</text:span>
</text:h>
      <text:p text:style-name="P4">
Author: ['Володимир Віват']</text:p>
      <text:p text:style-name="P4">
Time: 2023-04-09T82:00:00-04:00</text:p>
      <text:p text:style-name="P4">
Description: На сьогодні на Запорізькому напрямку ворог зосередив 113 батальйонно-тактичних груп,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mytrashkivskyj.jpg" text:style-name="Internet_20_link" text:visited-style-name="Visited_20_Internet_20_Link">
dmytrashkivskyj.jpg</text:a>
']</text:p>
      <text:p text:style-name="P4">
Tags: ['STOPRUSSIA', 'АГРЕСІЯ РФ', 'ВІЙНА', 'ВТОРГНЕННЯ РФ', 'ОЛЕКСІЙ ДМИТРАШКІВСЬКИЙ', 'ТЕЛЕМАРАФОН "ЄДИНІ НОВИНИ"']</text:p>
      <text:p text:style-name="P4">
Category: News</text:p>
      <!--METADATA-->
      <text:p text:style-name="P4">
<draw:frame draw:style-name="fr1" draw:name="Image357" text:anchor-type="as-char" svg:width="6.9236in" svg:height="3.940682in" draw:z-index="0">
<draw:image xlink:href="../Images/AРМІЯINFORM/2023-04-09T82-00-00-04-00/dmytrashkivskyj.jpg" xlink:type="simple" xlink:show="embed" xlink:actuate="onLoad" draw:mime-type="image/jpeg"/>
</draw:frame>
Олексій Дмитрашківський</text:p>
      <text:p text:style-name="P4">
На сьогодні на Запорізькому напрямку ворог зосередив 113 батальйонно-тактичнихгруп, на Донецькому напрямку — 206. Українським захисникам доводиться щоденнопротистояти цим угрупованням. Про це під час прямого етеру телемарафону «Єдиніновини» повідомив начальник об’єднаного пресцентру Сил оборони Таврійськогонапрямку полковник Олексій Дмитрашківський.</text:p>
      <text:p text:style-name="P4">
Офіцер розповів глядацькій авдиторії, що через страх перед контрнаступомокупанти на Запоріжжі інтенсивно облаштовують оборонні позиції та, що найбільшприкро, вони розпочали активно мінувати територію. При цьому невідомо, чи хочаб складають карти цих мінних полів, щоб потім можна було їх безпечнорозмінувати.</text:p>
      <text:p text:style-name="P4">
— Темпи російських атак дещо знизились, — зазначив Олексій Дмитрашківський. —За минулий тиждень ворог обстріляв наші позиції на Запорізькому та Донецькомунапрямках 1844 рази. Порівняно з лютим, це на третину менше. Найнебезпечнішимиділянками наразі залишаються Авдіївський та Мар’їнський напрямки. Там ворогпродовжує активно штурмувати позиції українських військових, а такожнамагається наносити вогневе ураження із застосуванням ствольної та реактивноїартилерії. Активізувалася і ворожа авіація — не лише на Донеччині, а й наЗапоріжжі. На Авдіївському напрямку продовжуються позиційні бої. Ворогнамагається заблокувати Авдіївку та взяти Мар’їнку, щоб рухатись далі — наКурахове. На сьогоднішній день противник не досяг успіху на жодному знапрямків, — наголосив полковник Дмитрашківський.</text:p>
      <text:p text:style-name="P4">
Офіцер також відзначив, що, не маючи успіху на полі бою, ворог компенсує цеобстрілами цивільного населення. Учора авіаційного удару зазнало Оріхове,ракетами окупанти обстріляли Гуляйполе та Запоріжжя. На жаль, маємо втратисеред цивільного населення.</text:p>
      <text:p text:style-name="P4">
Source: <text:a xlink:type="simple" xlink:href="https://armyinform.com.ua/2023/04/09/cherez-strah-pered-kontrnastupom-okupanty-na-zaporizhzhi-intensyvno-oblashtovuyut-ta-minuyut-oboronni-pozycziyi-oleksij-dmytrashkivskyj/" text:style-name="Internet_20_link" text:visited-style-name="Visited_20_Internet_20_Link">
https://armyinform.com.ua/2023/04/09/cherez-strah-pered-kontrnastupom-okupanty-na-zaporizhzhi-intensyvno-oblashtovuyut-ta-minuyut-oboronni-pozycziyi-oleksij-dmytrashkivskyj/</text:a>
</text:p>
      <!--NEWS-->
      <text:h text:style-name="P10" text:outline-level="1">
<text:span text:style-name="T4">
Задокументовано 10 ударів по Донеччині за добу</text:span>
</text:h>
      <text:p text:style-name="P4">
Author: ['АРМІЯINFORM']</text:p>
      <text:p text:style-name="P4">
Time: 2023-04-09T83:00:00-04:00</text:p>
      <text:p text:style-name="P4">
Description: Під обстрілами перебували 9 населених пунктів. Армія росії поранила цивільних мешкан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b8c5529a9893e32077c1848fd37140e2.jpg" text:style-name="Internet_20_link" text:visited-style-name="Visited_20_Internet_20_Link">
b8c5529a9893e32077c1848fd37140e2.jpg</text:a>
', '<text:a xlink:type="simple" xlink:href="https://armyinform.com.ua/wp-content/uploads/2023/04/64326a698a5e2884400118-150x150.jpg" text:style-name="Internet_20_link" text:visited-style-name="Visited_20_Internet_20_Link">
64326a698a5e2884400118-150x150.jpg</text:a>
', '<text:a xlink:type="simple" xlink:href="https://armyinform.com.ua/wp-content/uploads/2023/04/64326a686d822933834838-150x150.jpg" text:style-name="Internet_20_link" text:visited-style-name="Visited_20_Internet_20_Link">
64326a686d822933834838-150x150.jpg</text:a>
', '<text:a xlink:type="simple" xlink:href="https://armyinform.com.ua/wp-content/uploads/2023/04/64326a6a5d603608321371-150x150.jpg" text:style-name="Internet_20_link" text:visited-style-name="Visited_20_Internet_20_Link">
64326a6a5d603608321371-150x150.jpg</text:a>
']</text:p>
      <text:p text:style-name="P4">
Tags: ['STOPRUSSIA', 'АГРЕСІЯ РФ', 'ВІЙНА', 'ВОРОЖІ ОБСТРІЛИ', 'ВТОРГНЕННЯ РФ', 'НАЦІОНАЛЬНА ПОЛІЦІЯ УКРАЇНИ']</text:p>
      <text:p text:style-name="P4">
Category: News</text:p>
      <!--METADATA-->
      <text:p text:style-name="P4">
<draw:frame draw:style-name="fr1" draw:name="Image358" text:anchor-type="as-char" svg:width="6.9236in" svg:height="3.4618in" draw:z-index="0">
<draw:image xlink:href="../Images/AРМІЯINFORM/2023-04-09T83-00-00-04-00/b8c5529a9893e32077c1848fd37140e2.jpg" xlink:type="simple" xlink:show="embed" xlink:actuate="onLoad" draw:mime-type="image/jpeg"/>
</draw:frame>
 Ілюстративнефото</text:p>
      <text:p text:style-name="P4">
Під обстрілами перебували 9 населених пунктів. Армія росії поранила цивільнихмешканців, серед них — дитина.</text:p>
      <text:p text:style-name="P4">
Про це <text:a xlink:type="simple" xlink:href="https://www.npu.gov.ua/news/politsiia-zadokumentuvala-10-udariv-po-donechchyni-za-dobu" text:style-name="Internet_20_link" text:visited-style-name="Visited_20_Internet_20_Link">
повідомляє</text:a>
 Національна поліція.</text:p>
      <text:p text:style-name="P4">
Війська рф випустили снаряди по містах Авдіївка, Курахове, Бахмут,Костянтинівка, Торецьк, смт Велика Новосілка, Очеретине, селах Времівка,Дружба. Окупанти вели вогонь з авіації, артилерії, мінометів. Пошкодженожитловий будинок та господарчі споруди. З авіації військові рф били поАвдіївці та Времівці. Інформації щодо жертв та пошкоджень не надходило.</text:p>
      <text:p text:style-name="P4">
Артилерією російські війська накрили Торецьк, поранили дитину. Внаслідокворожих атак маємо травмованого у Бахмуті.</text:p>
      <text:p text:style-name="P4">
Поліцією та СБУ відкрито кримінальні провадження за порушення законів тазвичаїв війни (ст.438 Кримінального кодексу України).</text:p>
      <text:p text:style-name="P4">
Крім того, за допомогою поліції евакуйовано ще 219 людей, з початкуобов’язкової евакуації — понад 60 040 осіб, серед них 7387 — діти, 2700 — людиз інвалідністю.</text:p>
      <text:p text:style-name="P4">
<text:a xlink:type="simple" xlink:href="https://armyinform.com.ua/wp-content/uploads/2023/04/64326a698a5e2884400118.jpg" text:style-name="Internet_20_link" text:visited-style-name="Visited_20_Internet_20_Link">
<draw:frame draw:style-name="fr1" draw:name="Image359" text:anchor-type="as-char" svg:width="6.9236in" svg:height="6.9236in" draw:z-index="0">
<draw:image xlink:href="../Images/AРМІЯINFORM/2023-04-09T83-00-00-04-00/64326a698a5e2884400118-150x150.jpg" xlink:type="simple" xlink:show="embed" xlink:actuate="onLoad" draw:mime-type="image/jpeg"/>
</draw:frame>
</text:a>
</text:p>
      <text:p text:style-name="P4">
<text:a xlink:type="simple" xlink:href="https://armyinform.com.ua/wp-content/uploads/2023/04/64326a686d822933834838.jpg" text:style-name="Internet_20_link" text:visited-style-name="Visited_20_Internet_20_Link">
<draw:frame draw:style-name="fr1" draw:name="Image360" text:anchor-type="as-char" svg:width="6.9236in" svg:height="6.9236in" draw:z-index="0">
<draw:image xlink:href="../Images/AРМІЯINFORM/2023-04-09T83-00-00-04-00/64326a686d822933834838-150x150.jpg" xlink:type="simple" xlink:show="embed" xlink:actuate="onLoad" draw:mime-type="image/jpeg"/>
</draw:frame>
</text:a>
</text:p>
      <text:p text:style-name="P4">
<text:a xlink:type="simple" xlink:href="https://armyinform.com.ua/wp-content/uploads/2023/04/64326a6a5d603608321371.jpg" text:style-name="Internet_20_link" text:visited-style-name="Visited_20_Internet_20_Link">
<draw:frame draw:style-name="fr1" draw:name="Image361" text:anchor-type="as-char" svg:width="6.9236in" svg:height="6.9236in" draw:z-index="0">
<draw:image xlink:href="../Images/AРМІЯINFORM/2023-04-09T83-00-00-04-00/64326a6a5d603608321371-150x150.jpg" xlink:type="simple" xlink:show="embed" xlink:actuate="onLoad" draw:mime-type="image/jpeg"/>
</draw:frame>
</text:a>
</text:p>
      <text:p text:style-name="P4">
Source: <text:a xlink:type="simple" xlink:href="https://armyinform.com.ua/2023/04/09/zadokumentovano-10-udariv-po-donechchyni-za-dobu/" text:style-name="Internet_20_link" text:visited-style-name="Visited_20_Internet_20_Link">
https://armyinform.com.ua/2023/04/09/zadokumentovano-10-udariv-po-donechchyni-za-dobu/</text:a>
</text:p>
      <!--NEWS-->
      <text:h text:style-name="P10" text:outline-level="1">
<text:span text:style-name="T4">
За тиждень Сили оборони України знищили понад три тисячі окупантів</text:span>
</text:h>
      <text:p text:style-name="P4">
Author: ['АРМІЯINFORM']</text:p>
      <text:p text:style-name="P4">
Time: 2023-04-09T84:00:00-04:00</text:p>
      <text:p text:style-name="P4">
Description: За тиждень (з 03 квітня по 09 квітня) Силами оборони України знищено близько 360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b243135-83dc-4f90-a060-16d61cabccb3.jpg" text:style-name="Internet_20_link" text:visited-style-name="Visited_20_Internet_20_Link">
0b243135-83dc-4f90-a060-16d61cabccb3.jpg</text:a>
']</text:p>
      <text:p text:style-name="P4">
Tags: ['STOPRUSSIA', 'АГРЕСІЯ РФ', 'ВІЙНА', 'ВТОРГНЕННЯ РФ', 'ВТРАТИ ВОРОГА', 'ОЛЕКСАНДР ПАВЛЮК']</text:p>
      <text:p text:style-name="P4">
Category: News</text:p>
      <!--METADATA-->
      <text:p text:style-name="P4">
<draw:frame draw:style-name="fr1" draw:name="Image362" text:anchor-type="as-char" svg:width="6.9236in" svg:height="5.010956in" draw:z-index="0">
<draw:image xlink:href="../Images/AРМІЯINFORM/2023-04-09T84-00-00-04-00/0b243135-83dc-4f90-a060-16d61cabccb3.jpg" xlink:type="simple" xlink:show="embed" xlink:actuate="onLoad" draw:mime-type="image/jpeg"/>
</draw:frame>
 <text:span text:style-name="T4">
🔥 Ситуаціящодо російського вторгнення</text:span>
</text:p>
      <text:p text:style-name="P4">
За тиждень (з 03 квітня по 09 квітня) Силами оборони України знищено близько3600 осіб особового складу противника.</text:p>
      <text:p text:style-name="P4">
Про це <text:a xlink:type="simple" xlink:href="https://t.me/Pavliuk_KSV/3901" text:style-name="Internet_20_link" text:visited-style-name="Visited_20_Internet_20_Link">
повідомляє</text:a>
 перший заступник Міністраоборони України генерал-лейтенант Олександр Павлюк у Telegram.</text:p>
      <text:p text:style-name="P4">
Суттєвих втрат зазнали озброєння / військова техніка російських військ:</text:p>
      <ul>
        <li>
18 танків,  * 38 бойових броньованих машин,  * 53 артилерійських системи,  * 6 РСЗВ,  * 3 установки ППО,  * 65 одиниць автотехніки,  * 13 одиниць спецтехніки.</li>
      </ul>
      <text:p text:style-name="P4">
Окрім цього, нашими захисниками збито 1 ворожий літак, 1 гелікоптер та 63БПЛА.</text:p>
      <text:p text:style-name="P4">
Source: <text:a xlink:type="simple" xlink:href="https://armyinform.com.ua/2023/04/09/za-tyzhden-syly-oborony-ukrayiny-znyshhyly-ponad-try-tysyachi-okupantiv/" text:style-name="Internet_20_link" text:visited-style-name="Visited_20_Internet_20_Link">
https://armyinform.com.ua/2023/04/09/za-tyzhden-syly-oborony-ukrayiny-znyshhyly-ponad-try-tysyachi-okupantiv/</text:a>
</text:p>
      <!--NEWS-->
      <text:h text:style-name="P10" text:outline-level="1">
<text:span text:style-name="T4">
У Координаційному штабі відбулася зустріч з родинами морпіхів</text:span>
</text:h>
      <text:p text:style-name="P4">
Author: ['АРМІЯINFORM']</text:p>
      <text:p text:style-name="P4">
Time: 2023-04-09T85:00:00-04:00</text:p>
      <text:p text:style-name="P4">
Description: У Південному регіональному центрі Координаційного штабу за ініціативи громад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1678801384a237i.jpg" text:style-name="Internet_20_link" text:visited-style-name="Visited_20_Internet_20_Link">
z1678801384a237i.jpg</text:a>
']</text:p>
      <text:p text:style-name="P4">
Tags: ['КООРДИНАЦІЙНИЙ ШТАБ З ПИТАНЬ ПОВОДЖЕННЯ З ВІЙСЬКОВОПОЛОНЕНИМИ', 'МОРСЬКА ПІХОТА']</text:p>
      <text:p text:style-name="P4">
Category: News</text:p>
      <!--METADATA-->
      <text:p text:style-name="P4">
<draw:frame draw:style-name="fr1" draw:name="Image363" text:anchor-type="as-char" svg:width="6.9236in" svg:height="4.312067in" draw:z-index="0">
<draw:image xlink:href="../Images/AРМІЯINFORM/2023-04-09T85-00-00-04-00/z1678801384a237i.jpg" xlink:type="simple" xlink:show="embed" xlink:actuate="onLoad" draw:mime-type="image/jpeg"/>
</draw:frame>
</text:p>
      <text:p text:style-name="P4">
У Південному регіональному центрі Координаційного штабу за ініціативигромадської організації «Спілка матерів та дружин морських піхотинців України»відбулася зустріч із родинами військовослужбовців окремої бригади морськоїпіхоти імені контрадмірала Михайла Білинського.</text:p>
      <text:p text:style-name="P4">
Про це йдеться у <text:a xlink:type="simple" xlink:href="https://t.me/Koord_shtab/807" text:style-name="Internet_20_link" text:visited-style-name="Visited_20_Internet_20_Link">
повідомленні</text:a>
 Координаційногоштабу з питань поводження з військовополоненими.</text:p>
      <text:p text:style-name="P4">
«Одна з тем, яку порушили під час зустрічі, стосувалася вдосконалення процесукомунікації слідчих Національної поліції з родинами захисників. Фахівці Центрупояснили родичам полонених і зниклих безвісти військовослужбовців, якудопомогу може надати Координаційний штаб для вирішення проблем, що виникають упроцесі налагодження цієї комунікації», — йдеться у повідомленніКоординаційного штабу.</text:p>
      <text:p text:style-name="P4">
Крім того, родини військовополонених звернулися з пропозицією створення вУкраїні інституту військового омбудсмена, до повноважень якого входило бипитання захисту прав військовослужбовців. Зі свого боку, працівники Центруповідомили учасникам зустрічі, що таке завдання на сьогодні виконує ОфісУповноваженого Верховної Ради України з прав людини. ПредставникУповноваженого в системі органів сектору безпеки й оборони має усі відповідніповноваження та компетенцію. В рамках зустрічі також обговорили співпрацю зміжнародними організаціями, зокрема, з Міжнародним комітетом Червоного Хреста:порядок звернення та комунікації з організацією, механізми захисту правполонених Захисників, алгоритм підтвердження факту його перебування у полоні.</text:p>
      <text:p text:style-name="P4">
Наприкінці зустрічі усі родини захисників отримали індивідуальні консультаціїта роз’яснення з окремих питань. Усю необхідну інформацію стосовно питаньпідтримки родин військовополонених, програми реабілітації визволенихзахисників та захисниць можна отримати у Південному регіональному центрі зателефоном або записавшись на особисту зустріч.</text:p>
      <text:p text:style-name="P4">
Source: <text:a xlink:type="simple" xlink:href="https://armyinform.com.ua/2023/04/09/u-koordynaczijnomu-shtabi-vidbulasya-zustrich-z-rodynamy-morpihiv-3/" text:style-name="Internet_20_link" text:visited-style-name="Visited_20_Internet_20_Link">
https://armyinform.com.ua/2023/04/09/u-koordynaczijnomu-shtabi-vidbulasya-zustrich-z-rodynamy-morpihiv-3/</text:a>
</text:p>
      <!--NEWS-->
      <text:h text:style-name="P10" text:outline-level="1">
<text:span text:style-name="T4">
Українські ракетні війська та артилерія уразили 4 ЗРК, 11 районів зосередження живої сили та 5 станцій РЕБ росіян</text:span>
</text:h>
      <text:p text:style-name="P4">
Author: ['АРМІЯINFORM']</text:p>
      <text:p text:style-name="P4">
Time: 2023-04-09T86:00:00-04:00</text:p>
      <text:p text:style-name="P4">
Description: Про це повідомляє Генеральний штаб ЗС України у оперативній інформації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Tags: ['STOPRUSSIA', 'АГРЕСІЯ РФ', 'ВТОРГНЕННЯ РФ', 'ГШ ЗС УКРАЇНИ', 'ГШ ЗСУ', 'ОПЕРАТИВНЕ ЗВЕДЕННЯ', 'ХРОНІКА ОБОРОНИ']</text:p>
      <text:p text:style-name="P4">
Category: News</text:p>
      <!--METADATA-->
      <text:p text:style-name="P4">
<draw:frame draw:style-name="fr1" draw:name="Image364" text:anchor-type="as-char" svg:width="6.9236in" svg:height="3.80798in" draw:z-index="0">
<draw:image xlink:href="../Images/AРМІЯINFORM/2023-04-09T86-00-00-04-00/raketni-vijska-ta-artyleriya-nazemnyh-ugrupovan-vijsk.jpg" xlink:type="simple" xlink:show="embed" xlink:actuate="onLoad" draw:mime-type="image/jpeg"/>
</draw:frame>
 Ілюстративне фото <text:span text:style-name="T4">
🔥 Ситуація щодоросійського вторгнення</text:span>
</text:p>
      <text:p text:style-name="P4">
Про це<text:a xlink:type="simple" xlink:href="https://www.facebook.com/GeneralStaff.ua/posts/pfbid02LJyGWQmBBoha7JxjJ9Sewig1Wua3YBySmQfD7pxYxEPCDeTZw1X99a5M6jiaMnqNl" text:style-name="Internet_20_link" text:visited-style-name="Visited_20_Internet_20_Link">
повідомляє</text:a>
 Генеральний штаб ЗС України уоперативній інформації щодо російського вторгнення.</text:p>
      <text:p text:style-name="P4">
«Авіація Сил оборони за добу завдала 6 ударів по районах зосередженняокупантів, а підрозділи ракетних військ і артилерії уразили 4 зенітно-ракетнихкомплекси, 11 районів зосередження живої сили, озброєння та військовоїтехніки, склад боєприпасів та 5 станцій радіоелектронної боротьби ворога.</text:p>
      <text:p text:style-name="P4">
Підтримуйте Збройні Сили! Переможемо!</text:p>
      <text:p text:style-name="P4">
Слава Україні!», - йдеться в повідомленні.</text:p>
      <text:p text:style-name="P4">
Source: <text:a xlink:type="simple" xlink:href="https://armyinform.com.ua/2023/04/09/ukrayinski-raketni-vijska-ta-artyleriya-urazyly-4-zrk-11-rajoniv-zoseredzhennya-zhyvoyi-syly-ta-5-stanczij-reb-rosiyan/" text:style-name="Internet_20_link" text:visited-style-name="Visited_20_Internet_20_Link">
https://armyinform.com.ua/2023/04/09/ukrayinski-raketni-vijska-ta-artyleriya-urazyly-4-zrk-11-rajoniv-zoseredzhennya-zhyvoyi-syly-ta-5-stanczij-reb-rosiyan/</text:a>
</text:p>
      <!--NEWS-->
      <text:h text:style-name="P10" text:outline-level="1">
<text:span text:style-name="T4">
Протягом доби українські військові відбили понад 40 атак росіян, 20 із них — біля Бахмута</text:span>
</text:h>
      <text:p text:style-name="P4">
Author: ['АРМІЯINFORM']</text:p>
      <text:p text:style-name="P4">
Time: 2023-04-09T87:00:00-04:00</text:p>
      <text:p text:style-name="P4">
Description: Про це повідомляє Генеральний штаб ЗС України у оперативній інформації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422420_547129487447955_4170556750764993501_n.jpg" text:style-name="Internet_20_link" text:visited-style-name="Visited_20_Internet_20_Link">
339422420_547129487447955_4170556750764993501_n.jpg</text:a>
']</text:p>
      <text:p text:style-name="P4">
Tags: ['STOPRUSSIA', 'АГРЕСІЯ РФ', 'ВТОРГНЕННЯ РФ', 'ГШ ЗС УКРАЇНИ']</text:p>
      <text:p text:style-name="P4">
Category: News</text:p>
      <!--METADATA-->
      <text:p text:style-name="P4">
<draw:frame draw:style-name="fr1" draw:name="Image365" text:anchor-type="as-char" svg:width="6.9236in" svg:height="6.9236in" draw:z-index="0">
<draw:image xlink:href="../Images/AРМІЯINFORM/2023-04-09T87-00-00-04-00/339422420_547129487447955_4170556750764993501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LJyGWQmBBoha7JxjJ9Sewig1Wua3YBySmQfD7pxYxEPCDeTZw1X99a5M6jiaMnqNl" text:style-name="Internet_20_link" text:visited-style-name="Visited_20_Internet_20_Link">
повідомляє</text:a>
 Генеральний штаб ЗС України уоперативній інформації щодо російського вторгнення.</text:p>
      <text:p text:style-name="P4">
«Противник продовжує зосереджувати основні зусилля на веденні наступальних дійна Лиманському, Бахмутському, Авдіївському та Мар’їнському напрямках. Протягомдоби, завдяки мужності кожного воїна, було відбито понад 40 ворожих атак.</text:p>
      <text:p text:style-name="P4">
<text:span text:style-name="T4">
На Волинському, Поліському, Сіверському та Слобожанському напрямках</text:span>
оперативна обстановка без суттєвих змін, ознак формування наступальнихугруповань противника не виявлено.</text:p>
      <text:p text:style-name="P4">
Протягом доби окупанти обстріляли населені пункти Ясна Поляна Чернігівськоїобласті; Волфине, Запсілля та Попівка Сумської області, а також Ветеринарне,Козача Лопань, Мала Данилівка, Гатище, Устинівка, Мілове, Великий Бурлук таТополі на Харківщині.</text:p>
      <text:p text:style-name="P4">
<text:span text:style-name="T4">
На Куп’янському напрямку</text:span>
 ворожих обстрілів зазнали Красне Перше,Новомлинськ, Дворічна та Западне Харківської області.</text:p>
      <text:p text:style-name="P4">
<text:span text:style-name="T4">
На Лиманському напрямку</text:span>
 протягом доби противник вів безуспішні наступальнідії в районі південніше Діброви. Артилерійських обстрілів зазналиНовоселівське, Макіївка, Невське, Білогорівка Луганської області та Колодязі,Торське, Сіверськ, Спірне і Берестове Донецької області.</text:p>
      <text:p text:style-name="P4">
<text:span text:style-name="T4">
На Бахмутському напрямку</text:span>
 ворог продовжує вести наступальні дії,намагається взяти під повний контроль місто Бахмут, тривають запеклі бої.Протягом доби противник вів безуспішні наступальні дії в районі східнішенаселеного пункту Богданівка та біля Хромового. Підрозділи сил оборони відбилиблизько 20 ворожих атак на зазначеній ділянці фронту. Від ворожих обстрілівпостраждали Васюківка, Міньківка, Залізнянське, Оріхово-Василівка, Маркове,Бахмут, Хромове, Часів Яр, Іванівське, Біла Гора та Дружба Донецької області.</text:p>
      <text:p text:style-name="P4">
<text:span text:style-name="T4">
На Авдіївському та Мар’їнському</text:span>
 <text:span text:style-name="T4">
напрямках</text:span>
 противник вів наступальнідії</text:p>
      <text:p text:style-name="P4">
в районах Новокалинового, Бердичів, Авдіївки, Сєверного та Мар’їнки Донецькоїобласті, успіху не мав. Найзапекліші бої на зазначеній ділянці фронту триваютьза Авдіївку та Мар’їнку, де було відбито понад 10 ворожих атак. В той же час,ворожих обстрілів зазнали населені пункти Новокалинове, Авдіївка, Ласточкине,Первомайське, Красногорівка, Гостре, Георгіївка та Мар’їнка Донецької області.</text:p>
      <text:p text:style-name="P4">
<text:span text:style-name="T4">
На Шахтарському напрямку</text:span>
 протягом доби ворог наступальних дій не проводив.Здійснив обстріли населених пунктів Новомихайлівка, Богоявленка, Шахтарське,Новоукраїнка, Велика Новосілка, Пречистівка та Золота Нива на Донеччині», —йдеться в повідомленні.</text:p>
      <text:p text:style-name="P4">
Source: <text:a xlink:type="simple" xlink:href="https://armyinform.com.ua/2023/04/09/protyagom-doby-ukrayinski-vijskovi-vidbyly-ponad-40-atak-rosiyan-20-iz-nyh-bilya-bahmuta/" text:style-name="Internet_20_link" text:visited-style-name="Visited_20_Internet_20_Link">
https://armyinform.com.ua/2023/04/09/protyagom-doby-ukrayinski-vijskovi-vidbyly-ponad-40-atak-rosiyan-20-iz-nyh-bilya-bahmuta/</text:a>
</text:p>
      <!--NEWS-->
      <text:h text:style-name="P10" text:outline-level="1">
<text:span text:style-name="T4">
Окупанти цієї доби завдали по Україні 23 авіаційних та 4 ракетних удари</text:span>
</text:h>
      <text:p text:style-name="P4">
Author: ['АРМІЯINFORM']</text:p>
      <text:p text:style-name="P4">
Time: 2023-04-09T88:00:00-04:00</text:p>
      <text:p text:style-name="P4">
Description: Про це повідомляє Генеральний штаб ЗС України у оперативній інформації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1040728078_0_0_3146_1770_1920x0_80_0_0_1665f11f0531350b041e17426b426c1a.jpg" text:style-name="Internet_20_link" text:visited-style-name="Visited_20_Internet_20_Link">
1040728078_0_0_3146_1770_1920x0_80_0_0_1665f11f0531350b041e17426b426c1a.jpg</text:a>
']</text:p>
      <text:p text:style-name="P4">
Tags: ['STOPRUSSIA', 'АГРЕСІЯ РФ', 'ВТОРГНЕННЯ РФ', 'ГШ ЗС УКРАЇНИ', 'ОПЕРАТИВНЕ ЗВЕДЕННЯ']</text:p>
      <text:p text:style-name="P4">
Category: News</text:p>
      <!--METADATA-->
      <text:p text:style-name="P4">
<draw:frame draw:style-name="fr1" draw:name="Image366" text:anchor-type="as-char" svg:width="6.9236in" svg:height="3.894525in" draw:z-index="0">
<draw:image xlink:href="../Images/AРМІЯINFORM/2023-04-09T88-00-00-04-00/1040728078_0_0_3146_1770_1920x0_80_0_0_1665f11f0531350b041e17426b426c1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LJyGWQmBBoha7JxjJ9Sewig1Wua3YBySmQfD7pxYxEPCDeTZw1X99a5M6jiaMnqNl" text:style-name="Internet_20_link" text:visited-style-name="Visited_20_Internet_20_Link">
повідомляє</text:a>
 Генеральний штаб ЗС України уоперативній інформації щодо російського вторгнення.</text:p>
      <text:p text:style-name="P4">
Про це повідомляє Генеральний штаб ЗС України у оперативній інформації щодоросійського вторгнення.</text:p>
      <text:p text:style-name="P4">
«Триває чотириста десята доба широкомасштабної збройної агресії російськоїфедерації проти нашої держави.</text:p>
      <text:p text:style-name="P4">
Протягом цієї доби противник здійснив понад 10 обстрілів з реактивних системзалпового вогню, завдав 23 авіаційних та 4 ракетних удари. 2 російські ракети,випущені із ЗРК С-300, влучили в об’єкти цивільної інфраструктури Запоріжжя, єзагиблі і поранені серед цивільних громадян, зруйновано та пошкоджено житловібудівлі. Також 2 ракети із ЗРК С-300 російські окупанти випустили по об’єктуцивільної інфраструктури Костянтинівки, що на Донечинні.</text:p>
      <text:p text:style-name="P4">
Ймовірність завдавання ракетних та авіаційних ударів і надалі залишаєтьсявисокою по всій території України», — йдеться в повідомленні.</text:p>
      <text:p text:style-name="P4">
Source: <text:a xlink:type="simple" xlink:href="https://armyinform.com.ua/2023/04/09/okupanty-cziyeyi-doby-zavdaly-po-ukrayini-23-aviaczijnyh-ta-4-raketnyh-udary/" text:style-name="Internet_20_link" text:visited-style-name="Visited_20_Internet_20_Link">
https://armyinform.com.ua/2023/04/09/okupanty-cziyeyi-doby-zavdaly-po-ukrayini-23-aviaczijnyh-ta-4-raketnyh-udary/</text:a>
</text:p>
      <!--NEWS-->
      <text:h text:style-name="P10" text:outline-level="1">
<text:span text:style-name="T4">
На Херсонщині та Запоріжжі окупанти нарощують «оборонні рубежі»</text:span>
</text:h>
      <text:p text:style-name="P4">
Author: ['АРМІЯINFORM']</text:p>
      <text:p text:style-name="P4">
Time: 2023-04-09T89:00:00-04:00</text:p>
      <text:p text:style-name="P4">
Description: Про це повідомляє Генеральний штаб ЗС України.    «На Запорізькому та Херсон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s.jpeg" text:style-name="Internet_20_link" text:visited-style-name="Visited_20_Internet_20_Link">
fs.jpeg</text:a>
']</text:p>
      <text:p text:style-name="P4">
Tags: ['STOPRUSSIA', 'АГРЕСІЯ РФ', 'ВТОРГНЕННЯ РФ', 'ГШ ЗС УКРАЇНИ', 'ЗАПОРІЖЖЯ', 'ОПЕРАТИВНЕ ЗВЕДЕННЯ', 'ХЕРСОНЩИНА']</text:p>
      <text:p text:style-name="P4">
Category: News</text:p>
      <!--METADATA-->
      <text:p text:style-name="P4">
<draw:frame draw:style-name="fr1" draw:name="Image367" text:anchor-type="as-char" svg:width="6.9236in" svg:height="3.894525in" draw:z-index="0">
<draw:image xlink:href="../Images/AРМІЯINFORM/2023-04-09T89-00-00-04-00/fs.jpeg" xlink:type="simple" xlink:show="embed" xlink:actuate="onLoad" draw:mime-type="image/jpeg"/>
</draw:frame>
 Ілюстративнефото <text:span text:style-name="T4">
🔥 Ситуація щодо російського вторгнення</text:span>
</text:p>
      <text:p text:style-name="P4">
Про це<text:a xlink:type="simple" xlink:href="https://www.facebook.com/GeneralStaff.ua/posts/pfbid02LJyGWQmBBoha7JxjJ9Sewig1Wua3YBySmQfD7pxYxEPCDeTZw1X99a5M6jiaMnqNl" text:style-name="Internet_20_link" text:visited-style-name="Visited_20_Internet_20_Link">
повідомляє</text:a>
 Генеральний штаб ЗС України.</text:p>
      <text:p text:style-name="P4">
«На Запорізькому та Херсонському напрямках противник продовжує нарощувати уфортифікаційному відношенні оборонні рубежі та позиції. Водночас ворог неприпиняє обстріли мирних населених пунктів. Зокрема, обстріляв Времівку,Новопіль Донецької області; Затишшя, Гуляйполе, Залізничне, Гуляйпілське,Білогір’я Запорізької області; Веселе, Бургунку, Іванівку, Антонівку,Дніпровське Херсонської області, а також Херсон», — йдеться в повідомленні.</text:p>
      <text:p text:style-name="P4">
Source: <text:a xlink:type="simple" xlink:href="https://armyinform.com.ua/2023/04/09/na-hersonshhyni-ta-zaporizhzhi-okupanty-naroshhuyut-oboronni-rubezhi/" text:style-name="Internet_20_link" text:visited-style-name="Visited_20_Internet_20_Link">
https://armyinform.com.ua/2023/04/09/na-hersonshhyni-ta-zaporizhzhi-okupanty-naroshhuyut-oboronni-rubezhi/</text:a>
</text:p>
      <!--NEWS-->
      <text:h text:style-name="P10" text:outline-level="1">
<text:span text:style-name="T4">
На Луганщині російські загарбники викрадають цивільних громадян, які підтримують Україну</text:span>
</text:h>
      <text:p text:style-name="P4">
Author: ['АРМІЯINFORM']</text:p>
      <text:p text:style-name="P4">
Time: 2023-04-09T90:00:00-04:00</text:p>
      <text:p text:style-name="P4">
Description: Про це повідомляє Генеральний штаб ЗС України.    «Не припиняються випад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jpg" text:style-name="Internet_20_link" text:visited-style-name="Visited_20_Internet_20_Link">
okupanty.jpg</text:a>
']</text:p>
      <text:p text:style-name="P4">
Tags: []</text:p>
      <text:p text:style-name="P4">
Category: News</text:p>
      <!--METADATA-->
      <text:p text:style-name="P4">
<draw:frame draw:style-name="fr1" draw:name="Image368" text:anchor-type="as-char" svg:width="6.9236in" svg:height="5.140773in" draw:z-index="0">
<draw:image xlink:href="../Images/AРМІЯINFORM/2023-04-09T90-00-00-04-00/okupanty.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LJyGWQmBBoha7JxjJ9Sewig1Wua3YBySmQfD7pxYxEPCDeTZw1X99a5M6jiaMnqNl" text:style-name="Internet_20_link" text:visited-style-name="Visited_20_Internet_20_Link">
повідомляє</text:a>
 Генеральний штаб ЗС України.</text:p>
      <text:p text:style-name="P4">
«Не припиняються випадки насильницького викрадення цивільного населенняросійськими загарбниками на тимчасово зайнятих територіях України. Зокрема, уСтаробільську Луганської області, російські окупаційні війська організовуютьобшуки місць проживання громадян, яких підозрюють у підтримці України тавивозять людей у невідомому напрямку, без повернення», — йдеться вповідомленні.</text:p>
      <text:p text:style-name="P4">
Source: <text:a xlink:type="simple" xlink:href="https://armyinform.com.ua/2023/04/09/na-luganshhyni-rosijski-zagarbnyky-vykradayut-czyvilnyh-gromadyan-yaki-pidtrymuyut-ukrayinu/" text:style-name="Internet_20_link" text:visited-style-name="Visited_20_Internet_20_Link">
https://armyinform.com.ua/2023/04/09/na-luganshhyni-rosijski-zagarbnyky-vykradayut-czyvilnyh-gromadyan-yaki-pidtrymuyut-ukrayinu/</text:a>
</text:p>
      <!--NEWS-->
      <text:h text:style-name="P10" text:outline-level="1">
<text:span text:style-name="T4">
Нині нам потрібні літаки, які зможуть хоча би на рівні боротися з російськими Су-30 і Су-35 – Юрій Ігнат</text:span>
</text:h>
      <text:p text:style-name="P4">
Author: ['Володимир Віват']</text:p>
      <text:p text:style-name="P4">
Time: 2023-04-09T91:00:00-04:00</text:p>
      <text:p text:style-name="P4">
Description: Найефективніший метод боротьби з керованими авіабомбами — це безпосередній вплив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to-1-krylati-aviabomby-yurij-ignat.jpg" text:style-name="Internet_20_link" text:visited-style-name="Visited_20_Internet_20_Link">
foto-1-krylati-aviabomby-yurij-ignat.jpg</text:a>
']</text:p>
      <text:p text:style-name="P4">
Tags: ['STOPRUSSIA', 'АГРЕСІЯ РФ', 'ВТОРГНЕННЯ РФ', 'ЮРІЙ ІГНАТ']</text:p>
      <text:p text:style-name="P4">
Category: News</text:p>
      <!--METADATA-->
      <text:p text:style-name="P4">
<draw:frame draw:style-name="fr1" draw:name="Image369" text:anchor-type="as-char" svg:width="6.9236in" svg:height="4.32725in" draw:z-index="0">
<draw:image xlink:href="../Images/AРМІЯINFORM/2023-04-09T91-00-00-04-00/foto-1-krylati-aviabomby-yurij-ignat.jpg" xlink:type="simple" xlink:show="embed" xlink:actuate="onLoad" draw:mime-type="image/jpeg"/>
</draw:frame>
 Колаж: АрміяInform</text:p>
      <text:p text:style-name="P4">
Найефективніший метод боротьби з керованими авіабомбами — це безпосереднійвплив на діяльність російської авіації, можливість відігнати її подалі віднаших територій. Для цього потрібні відповідні засоби, такі як системи Patriotта SAMP/T з дальністю ураження повітряних цілей до 150 кілометрів. А найкраще— це сучасні західні винищувачі, озброєні ракетами класу «повітря-повітря»,здатні на великих відстанях протидіяти російській авіації. Про це повідомивпід час прямого етеру телемарафону «Єдині новини» речник КомандуванняПовітряних Сил ЗСУ полковник Юрій Ігнат.</text:p>
      <text:p text:style-name="P4">
— Зрозуміло, що і бомбу, яка скинута з літака з великої висоти та планує заінерцією, також можна збивати. Але противник щодня застосовує близько 20керованих авіабомб, де взяти стільки протиповітряних засобів для їхньогознищення? Їх запаси в нас не безкінечні. Якщо по цих бомбах використовуватизенітні ракети, є загроза того, що в нас просто не вистачить озброєння дляпротидії російській авіації на території країни, – зазначив Юрій Ігнат.</text:p>
      <text:p text:style-name="P4">
Офіцер наголосив, що основне завдання Повітряних Сил – завадити появі вукраїнському небі саме російських літаків та вертольотів. Якщо таке допустити,вони зможуть завдавати значно більшої шкоди, ніж з відстані. Як приклади, віннавів події в Маріуполі та на Ізюмщині, де російська авіація на початкувторгнення могла працювати безперешкодно.</text:p>
      <text:p text:style-name="P4">
— Тому ми говоримо про те, що нам потрібно більше засобів ППО, щоб ми моглизахищати і себе, і наших партнерів. Мова йде і про ті системи, які нам обіцялинадати — NASAMS, IRIS-T, а також Patriot та SAMP/T, які найближчим часом маютьвже зайти в Україну. Але все ж таки сучасні літаки покоління 4+, той же F-16 —це те, що дозволить нам завоювати перевагу в повітрі, надзвичайно ефективнопротидіяти ворогу та зрештою перемогти, — повідомив речник КомандуванняПовітряних Сил ЗСУ.</text:p>
      <text:p text:style-name="P4">
Речник розповів, що наявні в нас винищувачі радянських зразків, на жаль, не єефективними у знищенні ракет та дронів, адже вони створювались для протидіїлітакам. На сьогодні вони також виконують завдання з прикриття ударних групбомбардувальників та штурмовиків, які підтримують наші війська на сході країнита застосовують протирадіолокаційні ракети HARM, які вдалося адаптувати дорадянської техніки. Протистояти ж цими літаками російській авіації вкрайважко, а часом і неможливо.</text:p>
      <text:p text:style-name="P4">
— Нині нам треба мати літак, який може хоча б на рівні боротися з російськимиСу-30 і Су-35. А це літаки F-16 або інші такого ж типу, які мають широкийспектр озброєння для роботи по повітряних, наземних і надводних цілях. Адже неварто забувати про Чорне море і зерновий коридор, які треба захищати, —підсумував свій виступ Юрій Ігнат.</text:p>
      <text:p text:style-name="P4">
Source: <text:a xlink:type="simple" xlink:href="https://armyinform.com.ua/2023/04/09/nyni-nam-potribni-litaky-yaki-zmozhut-hocha-by-na-rivni-borotysya-z-rosijskymy-su-30-i-su-35-yurij-ignat/" text:style-name="Internet_20_link" text:visited-style-name="Visited_20_Internet_20_Link">
https://armyinform.com.ua/2023/04/09/nyni-nam-potribni-litaky-yaki-zmozhut-hocha-by-na-rivni-borotysya-z-rosijskymy-su-30-i-su-35-yurij-ignat/</text:a>
</text:p>
      <!--NEWS-->
      <text:h text:style-name="P10" text:outline-level="1">
<text:span text:style-name="T4">
Основні фейки, які просували російські ЗМІ цього тижня</text:span>
</text:h>
      <text:p text:style-name="P4">
Author: ['АРМІЯINFORM']</text:p>
      <text:p text:style-name="P4">
Time: 2023-04-09T92:00:00-04:00</text:p>
      <text:p text:style-name="P4">
Description: Центр протидії інформації при РНБО України інформує: основні фейки, що просу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296558415822310200_y-k.jpg" text:style-name="Internet_20_link" text:visited-style-name="Visited_20_Internet_20_Link">
photo_5296558415822310200_y-k.jpg</text:a>
']</text:p>
      <text:p text:style-name="P4">
Tags: ['STOPRUSSIA', 'АГРЕСІЯ РФ', 'РОСІЙСЬКІ ФЕЙКИ', 'ФЕЙКИ РФ', 'ЦПД РНБО']</text:p>
      <text:p text:style-name="P4">
Category: News</text:p>
      <!--METADATA-->
      <text:p text:style-name="P4">
<draw:frame draw:style-name="fr1" draw:name="Image370" text:anchor-type="as-char" svg:width="6.9236in" svg:height="4.979222in" draw:z-index="0">
<draw:image xlink:href="../Images/AРМІЯINFORM/2023-04-09T92-00-00-04-00/photo_5296558415822310200_y-k.jpg" xlink:type="simple" xlink:show="embed" xlink:actuate="onLoad" draw:mime-type="image/jpeg"/>
</draw:frame>
</text:p>
      <text:p text:style-name="P4">
Центр протидії інформації при РНБО України<text:a xlink:type="simple" xlink:href="https://www.facebook.com/hashtag/%D1%86%D0%BF%D0%B4_%D1%96%D0%BD%D1%84%D0%BE%D1%80%D0%BC%D1%83%D1%94" text:style-name="Internet_20_link" text:visited-style-name="Visited_20_Internet_20_Link">
інформує</text:a>
:основні фейки, що просували російські ЗМІ цього тижня:</text:p>
      <ul>
        <li>
Київський режим підтримує терористичні дії і, можливо, стоїть за вбивством в.татарського, як і багатьох інших людей із 2014 року  * Захід у боротьбі за новий світовий порядок знищує «канонічне православ’я» в Україні  * Використання Вашингтоном кольорових революцій призвело до сьогоднішнього конфлікту в Україні  * Буча стала загальним символом цинізму української пропаганди, підтриманої та, можливо, натхненної Заходом  * росія в Україні має справу з режимом, який поводиться вкрай жорстоко  * США запустили незворотний процес повалення власного доларового панування</li>
      </ul>
      <text:p text:style-name="P4">
Source: <text:a xlink:type="simple" xlink:href="https://armyinform.com.ua/2023/04/09/osnovni-fejky-yaki-prosuvaly-rosijski-zmi-czogo-tyzhnya/" text:style-name="Internet_20_link" text:visited-style-name="Visited_20_Internet_20_Link">
https://armyinform.com.ua/2023/04/09/osnovni-fejky-yaki-prosuvaly-rosijski-zmi-czogo-tyzhnya/</text:a>
</text:p>
      <!--NEWS-->
      <text:h text:style-name="P10" text:outline-level="1">
<text:span text:style-name="T4">
Військові рф на «досвіді дідів» розробили методички для боротьби з Leopard</text:span>
</text:h>
      <text:p text:style-name="P4">
Author: ['Віктор Шевченко']</text:p>
      <text:p text:style-name="P4">
Time: 2023-04-09T93:00:00-04:00</text:p>
      <text:p text:style-name="P4">
Description: У Міноборони ерефії розробили методички для боротьби з танками західного виробництва,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7-1.jpg" text:style-name="Internet_20_link" text:visited-style-name="Visited_20_Internet_20_Link">
golovna-7-1.jpg</text:a>
', '<text:a xlink:type="simple" xlink:href="https://armyinform.com.ua/wp-content/uploads/2023/04/foto-2-1-1.jpg" text:style-name="Internet_20_link" text:visited-style-name="Visited_20_Internet_20_Link">
foto-2-1-1.jpg</text:a>
']</text:p>
      <text:p text:style-name="P4">
Tags: ['STOPRUSSIA', 'АГРЕСІЯ РФ', 'ВТОРГНЕННЯ РФ', 'ДУТА ВЕЛИЧ РОСАРМІЇ', 'ДУТА ВЕЛИЧ РОСІЇ']</text:p>
      <text:p text:style-name="P4">
Category: News</text:p>
      <!--METADATA-->
      <text:p text:style-name="P4">
<draw:frame draw:style-name="fr1" draw:name="Image371" text:anchor-type="as-char" svg:width="6.9236in" svg:height="4.615733in" draw:z-index="0">
<draw:image xlink:href="../Images/AРМІЯINFORM/2023-04-09T93-00-00-04-00/golovna-7-1.jpg" xlink:type="simple" xlink:show="embed" xlink:actuate="onLoad" draw:mime-type="image/jpeg"/>
</draw:frame>
</text:p>
      <text:p text:style-name="P4">
У Міноборони ерефії розробили методички для боротьби з танками західноговиробництва, які надходять на озброєння ЗСУ, зокрема з Leopard. Про це<text:a xlink:type="simple" xlink:href="https://t.me/bbcrussian/44448" text:style-name="Internet_20_link" text:visited-style-name="Visited_20_Internet_20_Link">
повідомила</text:a>
 російська служба BBC News ізпосиланням на заяву начальника центру бойової підготовки в Муліно євгенааріфуліна в ефірі пропагандистського телеканалу «Зірка».</text:p>
      <text:p text:style-name="P4">
За його словами, у Муліно вже нібито готують екіпажі танків «безпосередньо длятанкових дуелей» саме із західними панцерниками. Ну, до танкових дуелей ЗСУ незвикати, наші танкісти у цій справі іноді просто дива творять, навіть назразках радянських часів. А от що по-справжньому цікаве в заяві Аніки-воїна,так це те, що для боротьби із західними танками на полігоні тренують ще й…снайперів та кулеметників!</text:p>
      <text:p text:style-name="P4">
«Хороший кулеметник, хороший снайпер позбавлятиме танк «зору», агранатометники його розстрілюватимуть. Нове — це добре забуте старе. У війнутак наші діди робили», — віщує представник міноборони рф…</text:p>
      <text:p text:style-name="P4">
<draw:frame draw:style-name="fr1" draw:name="Image372" text:anchor-type="as-char" svg:width="6.9236in" svg:height="3.894525in" draw:z-index="0">
<draw:image xlink:href="../Images/AРМІЯINFORM/2023-04-09T93-00-00-04-00/foto-2-1-1.jpg" xlink:type="simple" xlink:show="embed" xlink:actuate="onLoad" draw:mime-type="image/jpeg"/>
</draw:frame>
</text:p>
      <text:p text:style-name="P4">
Уявляєте собі рівень військових знань цілого начальника навчального центру?Хоч би в інтернеті покопирсався, спробував дізнатися, що за очі мають ті жLeopard та чи вразливі вони для кулі. Про рівень бронезахисту трішки почитавби, вогневу міць, далекобійність, точність тощо.</text:p>
      <text:p text:style-name="P4">
А про історичні знання вояки й мовити годі. Позаяк перші гранатомети(Панцерфауст та Фаустпатрон) у часи Другої світової були тільки в нацистів. Арадянські солдати нищили німецькі танки в кращому разі із протитанковоїгармати калібру 45 мм. Та у ближньому бою — зв’язками гранат з окопів, й рідше— за допомогою протитанкових рушниць ПТРС і ПТРД калібру 14,5 мм, які булиздатні пробивати броню завтовшки лише до 30 мм. Пошкодити танк в йогонайуразливіших місцях вони ще були здатні, а от знищити…</text:p>
      <text:p text:style-name="P4">
Мабуть, не здивував би нас цей «фахівець», якби він ще й послався на лихихросіян-кавалеристів, що в Першу світову йшли на танки лавами із шашками наголовідсікати від них піхоту.</text:p>
      <text:p text:style-name="P4">
Поліцейський кінний полк на москві є, нещодавно головне управління мвс рф помоскві навіть <text:a xlink:type="simple" xlink:href="https://www.ukrinform.ua/rubric-world/2079979-kinna-policia-moskvi-kupue-solarii-dla-svoih-konej.html" text:style-name="Internet_20_link" text:visited-style-name="Visited_20_Internet_20_Link">
оголосило</text:a>
 про придбання на йогопотреби двох соляріїв для коней за 600 тис. рублів. Кожен з них повинен матине менш ніж дві робочі панелі, вбудований ліфт, пульт управління, тепловийдуш, таймер. У кожній кабіні повинно бути не менш ніж 10 інфрачервоних ламп ічотирьох вентиляторів із двоступінчастою системою обдування. До речі, тежцікавий факт. Грошей на якісні шоломи й бронежилети в русні для їїмобілізованих убивць нема, а от для коней — завжди. Пам’ятаєте класичне:«Мужичків баби ще народять, а от коней… коней — жалко».</text:p>
      <text:p text:style-name="P4">
Source: <text:a xlink:type="simple" xlink:href="https://armyinform.com.ua/2023/04/09/vijskovi-rf-na-dosvidi-didiv-rozrobyly-metodychky-dlya-borotby-z-leopard/" text:style-name="Internet_20_link" text:visited-style-name="Visited_20_Internet_20_Link">
https://armyinform.com.ua/2023/04/09/vijskovi-rf-na-dosvidi-didiv-rozrobyly-metodychky-dlya-borotby-z-leopard/</text:a>
</text:p>
      <!--NEWS-->
      <text:h text:style-name="P10" text:outline-level="1">
<text:span text:style-name="T4">
На Донеччині наші морпіхи ліквідовують ворога ударними дронами</text:span>
</text:h>
      <text:p text:style-name="P4">
Author: ['АРМІЯINFORM']</text:p>
      <text:p text:style-name="P4">
Time: 2023-04-09T94:00:00-04:00</text:p>
      <text:p text:style-name="P4">
Description: У Донецькій області аеророзвідники ліквідували ворожий спостережний пункт, розміщений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drony-2.jpg" text:style-name="Internet_20_link" text:visited-style-name="Visited_20_Internet_20_Link">
drony-2.jpg</text:a>
']</text:p>
      <text:p text:style-name="P4">
Tags: ['АЕРОРОЗВІДНИКИ', 'ДОНЕЦЬКА ОБЛАСТЬ']</text:p>
      <text:p text:style-name="P4">
Category: News</text:p>
      <!--METADATA-->
      <text:p text:style-name="P4">
<draw:frame draw:style-name="fr1" draw:name="Image373" text:anchor-type="as-char" svg:width="6.9236in" svg:height="4.604194in" draw:z-index="0">
<draw:image xlink:href="../Images/AРМІЯINFORM/2023-04-09T94-00-00-04-00/drony-2.jpg" xlink:type="simple" xlink:show="embed" xlink:actuate="onLoad" draw:mime-type="image/jpeg"/>
</draw:frame>
Ілюстративне фото</text:p>
      <text:p text:style-name="P4">
У Донецькій області аеророзвідники ліквідували ворожий спостережний пункт,розміщений на териконі. Про це<text:a xlink:type="simple" xlink:href="https://t.me/ukrainian_navy/2700" text:style-name="Internet_20_link" text:visited-style-name="Visited_20_Internet_20_Link">
повідомляють</text:a>
 Військово-морські силиЗбройних сил України у Телеграмі.</text:p>
      <text:p text:style-name="P4">
«На Донеччині аеророзвідники окремої бригади морської піхоти імені контр-адмірала Михайла Остроградського ліквідували ворожий спостережний пункт, якийбув розміщений на одному з териконів», — ідеться у повідомленні.</text:p>
      <text:p text:style-name="P4">
Source: <text:a xlink:type="simple" xlink:href="https://armyinform.com.ua/2023/04/09/na-donechchyni-nashi-morpihy-likvidovuyut-voroga-udarnymy-dronamy/" text:style-name="Internet_20_link" text:visited-style-name="Visited_20_Internet_20_Link">
https://armyinform.com.ua/2023/04/09/na-donechchyni-nashi-morpihy-likvidovuyut-voroga-udarnymy-dronamy/</text:a>
</text:p>
      <!--NEWS-->
      <text:h text:style-name="P10" text:outline-level="1">
<text:span text:style-name="T4">
Маємо бути впевнені, що зло програє, маємо наближати програш зла, і ми — наближаємо — Президент України</text:span>
</text:h>
      <text:p text:style-name="P4">
Author: ['АРМІЯINFORM']</text:p>
      <text:p text:style-name="P4">
Time: 2023-04-09T95:00:00-04:00</text:p>
      <text:p text:style-name="P4">
Description: https://youtu.be/jjxNO7uydAk    Українці! Українки!    Цієї ночі російська арм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ЗВЕРНЕННЯ ПРЕЗИДЕНТА УКРАЇНИ', 'ВІЙНА', 'ВОЛОДИМИР ЗЕЛЕНСЬКИЙ', 'ВТОРГНЕННЯ РФ', 'ПРЕЗИДЕНТ УКРАЇНИ']</text:p>
      <text:p text:style-name="P4">
Category: News</text:p>
      <!--METADATA-->
      <text:p text:style-name="P4">
<text:span text:style-name="T4">
<text:span text:style-name="T5">
Українці! Українки!</text:span>
</text:span>
</text:p>
      <text:p text:style-name="P4">
Цієї ночі російська армія обстріляла Запоріжжя. Ракетами С-300.</text:p>
      <text:p text:style-name="P4">
Влучання — в будинок, житловий будинок. Троє людей були у ньому. Чоловік,жінка і дитина — дівчинка, її звали Ірина, цьогоріч їй би виповнилось 11років. Вона загинула. Чоловік теж. Мої співчуття… Жінка — у важкому стані, влікарні, їй надається допомога.</text:p>
      <text:p text:style-name="P4">
Так держава-терорист проводить цю Вербну неділю. Так росія ставить себе у щебільшу ізоляцію від світу, від людства.</text:p>
      <text:p text:style-name="P4">
Кожне світле християнське свято вчить нас, що ми можемо не знати — як, алемаємо бути впевнені, що зло — програє. Маємо вірити. І ми — віримо. Маємонаближати програш зла. І ми — наближаємо. І світ — разом із нами. Щомісяця,щотижня додається підтримка, збільшується коло тих, хто нас підтримує, хтопідтримує нашу сміливість і нашу віру в життя.</text:p>
      <text:p text:style-name="P4">
Я дякую кожному у світі, хто разом з Україною зараз, хто дієво з нами.</text:p>
      <text:p text:style-name="P4">
Я дякую всім нашим людям, хто ліквідовує наслідки російських обстрілів тадопомагає тим, хто постраждав від терору. У Запоріжжі, на Харківщині,Чернігівщині, Сумщині, Дніпропетровщині, Херсонщині, на Донбасі.</text:p>
      <text:p text:style-name="P4">
Я дякую кожному рятувальнику й лікарю, усім медичним сестрам і братам, кожномусаперу, кожному поліцейському… Усім представникам місцевої влади у містах іселах, хто допомагає людям. Та — волонтерам.</text:p>
      <text:p text:style-name="P4">
І звичайно, хочу подякувати воїнам! Усім, хто зараз у бою. Усім, хто стримуєросійське зло. Усім, хто знищує окупантів — у бою і в їхньому тилу.</text:p>
      <text:p text:style-name="P4">
Готуємось до активного нового тижня, зокрема в нашій міжнародній роботі — щобпосилити оборону, посилити наших воїнів.</text:p>
      <text:p text:style-name="P4">
А за підсумками цього тижня хочу особливо відзначити — морпіхів 35-ї і 36-їокремих бригад, бійців 55-ї артилерійської бригади… Воюють на Донеччині.Результативно. Дякую вам, хлопці!</text:p>
      <text:p text:style-name="P4">
За активні штурмові дії в Бахмуті та на Бахмутському напрямку — дякую воїнамштурмової роти 783-го полку Державної спеціальної служби транспорту, воїнам5-ї окремої штурмової бригади та 80-ї окремої десантно-штурмової бригади…Молодці, хлопці!</text:p>
      <text:p text:style-name="P4">
Словʼянський напрямок — 30-та окрема механізована бригада… Теж активніштурмові дії. Дякую вам, хлопці!</text:p>
      <text:p text:style-name="P4">
За стійкість і рішучість — дякую воїнам 66-ї окремої механізованої бригади та95-ї бригади ДШВ —Лиманський напрямок.  Дякую підрозділам розвідки, які бʼються у найгарячіших точках передової!</text:p>
      <text:p text:style-name="P4">
Прикордонники Луганського і Краматорського загонів, зведені підрозділиЛьвівського, Донецького, Могилів-Подільського та Білгород-Дністровськогозагонів… Дякую вам, хлопці!</text:p>
      <text:p text:style-name="P4">
Спецпризначенці, 50-й полк Нацгвардії… Дякую!</text:p>
      <text:p text:style-name="P4">
Запорізький напрямок — окремо відзначу бійців 39-го зенітного ракетного полку.Молодці, хлопці! Влучність — це головне.</text:p>
      <text:p text:style-name="P4">
І дякую всім бійцям ППО та Повітряних сил, які надійно бережуть наше небо!</text:p>
      <text:p text:style-name="P4">
Слава всім українським героям! Кожному і кожній, хто зараз у бою! Кожному ікожній, хто зараз на бойових постах і завданнях!</text:p>
      <text:p text:style-name="P4">
Вічна і світла пам’ять усім, хто віддав своє життя, захищаючи життя України іукраїнців!</text:p>
      <text:p text:style-name="P4">
Хай Вербна неділя наступного року пройде в мирі та свободі для всіх нашихлюдей!</text:p>
      <text:p text:style-name="P4">
Хай щирі молитви про мир усіх, хто сьогодні святкує Великдень, будуть почуті!</text:p>
      <text:p text:style-name="P4">
<text:span text:style-name="T4">
<text:span text:style-name="T5">
Слава Україні!</text:span>
</text:span>
</text:p>
      <text:p text:style-name="P4">
Джерело: <text:span text:style-name="T5">
<text:a xlink:type="simple" xlink:href="https://www.president.gov.ua/news/mayemo-buti-vpevneni-sho-zlo-prograye-mayemo-nablizhati-prog-82173" text:style-name="Internet_20_link" text:visited-style-name="Visited_20_Internet_20_Link">
Офіс Президента України</text:a>
</text:span>
</text:p>
      <text:p text:style-name="P4">
Source: <text:a xlink:type="simple" xlink:href="https://armyinform.com.ua/2023/04/09/mayemo-buty-vpevneni-shho-zlo-prograye-mayemo-nablyzhaty-progrash-zla-i-my-nablyzhayemo-prezydent-ukrayiny/" text:style-name="Internet_20_link" text:visited-style-name="Visited_20_Internet_20_Link">
https://armyinform.com.ua/2023/04/09/mayemo-buty-vpevneni-shho-zlo-prograye-mayemo-nablyzhaty-progrash-zla-i-my-nablyzhayemo-prezydent-ukrayiny/</text:a>
</text:p>
      <!--NEWS-->
      <text:h text:style-name="P10" text:outline-level="1">
<text:span text:style-name="T4">
Наступ РФ захлинувся і згасає вздовж усієї лінії фронту — ISW</text:span>
</text:h>
      <text:p text:style-name="P4">
Author: ['АРМІЯINFORM']</text:p>
      <text:p text:style-name="P4">
Time: 2023-04-09T96:00:00-04:00</text:p>
      <text:p text:style-name="P4">
Description: Незважаючи на продовження боїв уздовж всієї лінії фронту, наступальний потенціа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8d6b4382-a39ba01a2ef3982009a9374ebc0a3fbb.jpg" text:style-name="Internet_20_link" text:visited-style-name="Visited_20_Internet_20_Link">
8d6b4382-a39ba01a2ef3982009a9374ebc0a3fbb.jpg</text:a>
']</text:p>
      <text:p text:style-name="P4">
Tags: ['STOPRUSSIA', 'АГРЕСІЯ РФ', 'АРМІЯ РФ', 'ВІЙНА', 'ВТОРГНЕННЯ РФ', 'ІНСТИТУТ ВИВЧЕННЯ ВІЙНИ']</text:p>
      <text:p text:style-name="P4">
Category: News</text:p>
      <!--METADATA-->
      <text:p text:style-name="P4">
<draw:frame draw:style-name="fr1" draw:name="Image374" text:anchor-type="as-char" svg:width="6.9236in" svg:height="3.63489in" draw:z-index="0">
<draw:image xlink:href="../Images/AРМІЯINFORM/2023-04-09T96-00-00-04-00/8d6b4382-a39ba01a2ef3982009a9374ebc0a3fbb.jpg" xlink:type="simple" xlink:show="embed" xlink:actuate="onLoad" draw:mime-type="image/jpeg"/>
</draw:frame>
</text:p>
      <text:p text:style-name="P4">
Незважаючи на продовження боїв уздовж всієї лінії фронту, наступальнийпотенціал російської армії знизився, її наступ згасає. Таких висновків воперативному аналізі<text:a xlink:type="simple" xlink:href="https://www.understandingwar.org/backgrounder/russian-offensive-campaign-assessment-april-8-2023" text:style-name="Internet_20_link" text:visited-style-name="Visited_20_Internet_20_Link">
дійшов</text:a>
 американський Інститут вивчення війни (ISW).</text:p>
      <text:p text:style-name="P4">
Зокрема, аналітики констатують, що темпи наступу в Бахмуті Донецької областіта ще на кількох ділянках фронту суттєво знизилися, а на деяких напрямкахфронт взагалі зупинився. Як захлинувся наступ і на Авдіївку Донецької області,яку росіяни обрали собі за нову мету замість Бахмута.</text:p>
      <text:p text:style-name="P4">
Також, йдеться в аналізі, російська армія без успіху намагається взяти підконтроль Мар'їнку Донецької області, хоча місто вже фактично знищене. У ISWдодають, що динаміка застосування артилерії на полі бою в Україні відбиває тойфакт, що російські війська використовують артилерію для компенсації своїхнедостатніх наступальних спроможностей.</text:p>
      <text:p text:style-name="P4">
<text:span text:style-name="T5">
Підготував Віктор Шевченко</text:span>
</text:p>
      <text:p text:style-name="P4">
Source: <text:a xlink:type="simple" xlink:href="https://armyinform.com.ua/2023/04/09/nastup-rf-zahlynuvsya-i-zgasaye-vzdovzh-usiyeyi-liniyi-frontu-isw/" text:style-name="Internet_20_link" text:visited-style-name="Visited_20_Internet_20_Link">
https://armyinform.com.ua/2023/04/09/nastup-rf-zahlynuvsya-i-zgasaye-vzdovzh-usiyeyi-liniyi-frontu-isw/</text:a>
</text:p>
      <!--NEWS-->
      <text:h text:style-name="P10" text:outline-level="1">
<text:span text:style-name="T4">
Інструктори Королівського полку Великої Британії вчать українців оборонятись й наступати</text:span>
</text:h>
      <text:p text:style-name="P4">
Author: ['АРМІЯINFORM']</text:p>
      <text:p text:style-name="P4">
Time: 2023-04-09T97:00:00-04:00</text:p>
      <text:p text:style-name="P4">
Description: Військовослужбовці-інструктори Королівського полку принцеси Уельської Сухопутних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0407680_933650387877373_3048142072323864319_n.jpg" text:style-name="Internet_20_link" text:visited-style-name="Visited_20_Internet_20_Link">
340407680_933650387877373_3048142072323864319_n.jpg</text:a>
', '<text:a xlink:type="simple" xlink:href="https://armyinform.com.ua/wp-content/uploads/2023/04/340397720_225496980067085_6498357956366198499_n-150x150.jpg" text:style-name="Internet_20_link" text:visited-style-name="Visited_20_Internet_20_Link">
340397720_225496980067085_6498357956366198499_n-150x150.jpg</text:a>
', '<text:a xlink:type="simple" xlink:href="https://armyinform.com.ua/wp-content/uploads/2023/04/340428255_1151686995523686_1832502326504492453_n-150x150.jpg" text:style-name="Internet_20_link" text:visited-style-name="Visited_20_Internet_20_Link">
340428255_1151686995523686_1832502326504492453_n-150x150.jpg</text:a>
', '<text:a xlink:type="simple" xlink:href="https://armyinform.com.ua/wp-content/uploads/2023/04/340399526_791253789012522_1813984553349747253_n-150x150.jpg" text:style-name="Internet_20_link" text:visited-style-name="Visited_20_Internet_20_Link">
340399526_791253789012522_1813984553349747253_n-150x150.jpg</text:a>
', '<text:a xlink:type="simple" xlink:href="https://armyinform.com.ua/wp-content/uploads/2023/04/340430039_3481735155447942_558090499151601690_n-150x150.jpg" text:style-name="Internet_20_link" text:visited-style-name="Visited_20_Internet_20_Link">
340430039_3481735155447942_558090499151601690_n-150x150.jpg</text:a>
', '<text:a xlink:type="simple" xlink:href="https://armyinform.com.ua/wp-content/uploads/2023/04/340411634_1714668798949958_7211442890004710220_n-150x150.jpg" text:style-name="Internet_20_link" text:visited-style-name="Visited_20_Internet_20_Link">
340411634_1714668798949958_7211442890004710220_n-150x150.jpg</text:a>
']</text:p>
      <text:p text:style-name="P4">
Tags: ['ВЕЛИКОБРИТАНІЯ', 'ГЕНЕРАЛЬНИЙ ШТАБ ЗС УКРАЇНИ', 'ДОПОМОГА ПАРТНЕРІВ', 'СВІТ ПІДТРИМУЄ УКРАЇНУ']</text:p>
      <text:p text:style-name="P4">
Category: News</text:p>
      <!--METADATA-->
      <text:p text:style-name="P4">
<draw:frame draw:style-name="fr1" draw:name="Image375" text:anchor-type="as-char" svg:width="6.9236in" svg:height="4.615733in" draw:z-index="0">
<draw:image xlink:href="../Images/AРМІЯINFORM/2023-04-09T97-00-00-04-00/340407680_933650387877373_3048142072323864319_n.jpg" xlink:type="simple" xlink:show="embed" xlink:actuate="onLoad" draw:mime-type="image/jpeg"/>
</draw:frame>
</text:p>
      <text:p text:style-name="P4">
Військовослужбовці-інструктори Королівського полку принцеси УельськоїСухопутних військ ЗС Великої Британії проводять заняття з військовослужбовцямиЗбйроних Сил України.</text:p>
      <text:p text:style-name="P4">
Про це<text:a xlink:type="simple" xlink:href="https://www.facebook.com/GeneralStaff.ua/posts/pfbid0r267sKsQS5TuvfpdQ7f1mmnbbvSzgtAzA2BaTAA9kwEj4FdzWmab36xWrCVSoY1Cl" text:style-name="Internet_20_link" text:visited-style-name="Visited_20_Internet_20_Link">
повідомляє</text:a>
Генеральний штаб Збройних Сил України.</text:p>
      <text:p text:style-name="P4">
У повідомленні йдеться, що під час занять відпрацьовуються способи пересуванняособового складу у складі підрозділу, дій в наступі та обороні, веденнюбойових дій в населенних пунктах для військовослужбовців Збйроних Сил України,які проходить навчання у Великій Британії в рамках міжнароднної навчальноїоперації з базової загальновійськової підготовки.</text:p>
      <text:p text:style-name="P4">
У Генштабі ЗС України додали, що Україна вдячна за підтримку та допомогуВеликій Британії.</text:p>
      <text:p text:style-name="P4">
<text:a xlink:type="simple" xlink:href="https://armyinform.com.ua/wp-content/uploads/2023/04/340397720_225496980067085_6498357956366198499_n.jpg" text:style-name="Internet_20_link" text:visited-style-name="Visited_20_Internet_20_Link">
<draw:frame draw:style-name="fr1" draw:name="Image376" text:anchor-type="as-char" svg:width="6.9236in" svg:height="6.9236in" draw:z-index="0">
<draw:image xlink:href="../Images/AРМІЯINFORM/2023-04-09T97-00-00-04-00/340397720_225496980067085_6498357956366198499_n-150x150.jpg" xlink:type="simple" xlink:show="embed" xlink:actuate="onLoad" draw:mime-type="image/jpeg"/>
</draw:frame>
</text:a>
</text:p>
      <text:p text:style-name="P4">
<text:a xlink:type="simple" xlink:href="https://armyinform.com.ua/wp-content/uploads/2023/04/340428255_1151686995523686_1832502326504492453_n.jpg" text:style-name="Internet_20_link" text:visited-style-name="Visited_20_Internet_20_Link">
<draw:frame draw:style-name="fr1" draw:name="Image377" text:anchor-type="as-char" svg:width="6.9236in" svg:height="6.9236in" draw:z-index="0">
<draw:image xlink:href="../Images/AРМІЯINFORM/2023-04-09T97-00-00-04-00/340428255_1151686995523686_1832502326504492453_n-150x150.jpg" xlink:type="simple" xlink:show="embed" xlink:actuate="onLoad" draw:mime-type="image/jpeg"/>
</draw:frame>
</text:a>
</text:p>
      <text:p text:style-name="P4">
<text:a xlink:type="simple" xlink:href="https://armyinform.com.ua/wp-content/uploads/2023/04/340399526_791253789012522_1813984553349747253_n.jpg" text:style-name="Internet_20_link" text:visited-style-name="Visited_20_Internet_20_Link">
<draw:frame draw:style-name="fr1" draw:name="Image378" text:anchor-type="as-char" svg:width="6.9236in" svg:height="6.9236in" draw:z-index="0">
<draw:image xlink:href="../Images/AРМІЯINFORM/2023-04-09T97-00-00-04-00/340399526_791253789012522_1813984553349747253_n-150x150.jpg" xlink:type="simple" xlink:show="embed" xlink:actuate="onLoad" draw:mime-type="image/jpeg"/>
</draw:frame>
</text:a>
</text:p>
      <text:p text:style-name="P4">
<text:a xlink:type="simple" xlink:href="https://armyinform.com.ua/wp-content/uploads/2023/04/340430039_3481735155447942_558090499151601690_n.jpg" text:style-name="Internet_20_link" text:visited-style-name="Visited_20_Internet_20_Link">
<draw:frame draw:style-name="fr1" draw:name="Image379" text:anchor-type="as-char" svg:width="6.9236in" svg:height="6.9236in" draw:z-index="0">
<draw:image xlink:href="../Images/AРМІЯINFORM/2023-04-09T97-00-00-04-00/340430039_3481735155447942_558090499151601690_n-150x150.jpg" xlink:type="simple" xlink:show="embed" xlink:actuate="onLoad" draw:mime-type="image/jpeg"/>
</draw:frame>
</text:a>
</text:p>
      <text:p text:style-name="P4">
<text:a xlink:type="simple" xlink:href="https://armyinform.com.ua/wp-content/uploads/2023/04/340411634_1714668798949958_7211442890004710220_n.jpg" text:style-name="Internet_20_link" text:visited-style-name="Visited_20_Internet_20_Link">
<draw:frame draw:style-name="fr1" draw:name="Image380" text:anchor-type="as-char" svg:width="6.9236in" svg:height="6.9236in" draw:z-index="0">
<draw:image xlink:href="../Images/AРМІЯINFORM/2023-04-09T97-00-00-04-00/340411634_1714668798949958_7211442890004710220_n-150x150.jpg" xlink:type="simple" xlink:show="embed" xlink:actuate="onLoad" draw:mime-type="image/jpeg"/>
</draw:frame>
</text:a>
</text:p>
      <text:p text:style-name="P4">
Source: <text:a xlink:type="simple" xlink:href="https://armyinform.com.ua/2023/04/09/instruktory-korolivskogo-polku-velykoyi-brytaniyi-vchat-ukrayincziv-oboronyatys-j-nastupaty/" text:style-name="Internet_20_link" text:visited-style-name="Visited_20_Internet_20_Link">
https://armyinform.com.ua/2023/04/09/instruktory-korolivskogo-polku-velykoyi-brytaniyi-vchat-ukrayincziv-oboronyatys-j-nastupaty/</text:a>
</text:p>
      <!--NEWS-->
      <text:h text:style-name="P10" text:outline-level="1">
<text:span text:style-name="T4">
Санкції проти росії станом на 9 квітня</text:span>
</text:h>
      <text:p text:style-name="P4">
Author: ['АРМІЯINFORM']</text:p>
      <text:p text:style-name="P4">
Time: 2023-04-09T98:00:00-04:00</text:p>
      <text:p text:style-name="P4">
Description: Служба зовнішньої розвідки України повідомляє про санкції проти російської федер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1679294453141.jpg" text:style-name="Internet_20_link" text:visited-style-name="Visited_20_Internet_20_Link">
1679294453141.jpg</text:a>
']</text:p>
      <text:p text:style-name="P4">
Tags: ['АНТИРОСІЙСЬКІ САНКЦІЇ', 'ЕКОНОМІКА РФ', 'КРАХ РОСІЙСЬКОЇ ЕКОНОМІКИ', 'СЛУЖБА ЗОВНІШНЬОЇ РОЗВІДКИ УКРАЇНИ']</text:p>
      <text:p text:style-name="P4">
Category: News</text:p>
      <!--METADATA-->
      <text:p text:style-name="P4">
<draw:frame draw:style-name="fr1" draw:name="Image381" text:anchor-type="as-char" svg:width="6.9236in" svg:height="4.668485in" draw:z-index="0">
<draw:image xlink:href="../Images/AРМІЯINFORM/2023-04-09T98-00-00-04-00/1679294453141.jpg" xlink:type="simple" xlink:show="embed" xlink:actuate="onLoad" draw:mime-type="image/jpeg"/>
</draw:frame>
Ілюстративне фото</text:p>
      <text:p text:style-name="P4">
Служба зовнішньої розвідки України <text:a xlink:type="simple" xlink:href="https://szru.gov.ua/news-media/publications/090423-ukraina-i-svit--proty-rosiiskoi-ahresii-sanktsii-v-dii" text:style-name="Internet_20_link" text:visited-style-name="Visited_20_Internet_20_Link">
повідомляє</text:a>
 про санкції проти російської федерації станом на 9 квітня.</text:p>
      <text:p text:style-name="P4">
— У межах угоди між польським збройовим концерном Polska Grupa Zbrojeniowa(PGZ) та «Укроборонпромом» на польському бронетанковому заводі Bumar-Łabędyпочалися роботи з капітального ремонту танків Т-64 для України.</text:p>
      <text:p text:style-name="P4">
— 12–23 червня НАТО проведе найбільші авіаційні навчання в Європі за часіснування Альянсу, в яких братимуть участь приблизно 220 літаків 23 видів,повідомив директор Повітряної національної гвардії США, генерал-лейтенант ВПССША Майкл О. Ло. Багатонаціональні навчання під керівництвом Німеччини будутьзосереджені на польових тренуваннях оперативного та тактичного рівня, головнимчином у Німеччині, з передовими оперативними пунктами в Чехії, Естонії таЛатвії.</text:p>
      <text:p text:style-name="P4">
— Віцеканцлер і міністр економіки Німеччини Роберт Габек закликав дожорсткішого митного контролю, щоб підвищити ефективність нагляду задотриманням санкцій, запроваджених проти росії через розпочату нею війну протиУкраїни. За словами німецького урядовця, слід вжити жорсткіших заходів протикомпаній, які ведуть бізнес з росією через треті країни і так оминають санкціїЄС. «Не можна миритися з тим, що дія санкцій підривається обманним шляхом… Мизобов’язані це зробити не в останню чергу для людей в Україні», — зазначивполітик. Як приклад успішної боротьби з обходом санкцій Габек навів досвідДанії. Митна служба цієї країни демонструє високий рівень пильності,перевіряючи торгові потоки та супровідну документацію та вимагаючи відкомпаній додаткову інформацію в разі потреби.</text:p>
      <text:p text:style-name="P4">
— Мінфін США відправить до Європи своїх фахівців із питань санкцій дляпереговорів із керівниками фінансових установ у Швейцарії, Італії таНімеччині. Представники Мінфіну США планують поділитися розвідувальноюінформацією про потенційних порушників санкцій і попередити про можливіпокарання за їх недотримання.</text:p>
      <text:p text:style-name="P4">
— Президент США Джо Байден підписав виконавчий указ про продовження режимунадзвичайного стану, запровадженого у квітні 2021 року через втручання росії вамериканські вибори, та пов’язані з ним санкції.</text:p>
      <text:p text:style-name="P4">
— Державний секретар США Ентоні Блінкен вважає, що на цей момент переговорипро припинення вогню між Україною та росією неможливі.</text:p>
      <text:p text:style-name="P4">
— Міністерство торгівлі США розглядає можливість застосування примусовихзаходів проти російської компанії з кібербезпеки «лабораторія касперського».</text:p>
      <text:p text:style-name="P4">
— Представники росії програли вибори та позбулися представництва в трьохорганах ООН, зокрема Комісії зі становища жінок Економічної та соціальної радиООН, Виконавчій раді ЮНІСЕФ, Комісії ООН із запобігання злочинності такримінальному правосуддю. Водночас акламацією (за спрощеною процедурою) росіюобрали до Комісії із соціального розвитку, після чого США та СполученеКоролівство на знак протесту відмовились брати участь у її діяльності.Постпред США при ООН Лінда Томас-Грінфілд вважає, що це чіткий сигнал: країна,яка «грубо порушує статут ООН», не має обіймати посади в найважливіших органахООН.</text:p>
      <text:p text:style-name="P4">
— Румунські F-16, що чергують у Балтії, здійснили перехоплення двох російськихвинищувачів Су-27.</text:p>
      <text:p text:style-name="P4">
— Господарський суд у Франції 8 квітня офіційно визнав банкрутствофранкомовного відділу російського пропагандистського телеканалу rt (russiatoday) rt France. Телеканал закриють, а працівників звільнять.</text:p>
      <text:p text:style-name="P4">
— У Фінляндії почали збір підписів за те, щоби країна закрила консульстворосії на Аландських островах через загрози для нацбезпеки.</text:p>
      <text:p text:style-name="P4">
<text:span text:style-name="T4">
рф</text:span>
</text:p>
      <text:p text:style-name="P4">
— Японія майже повністю позбулась російського вугілля. За даними мінфінуЯпонії, в лютому 2023 року країна імпортувала 230 тис. тон вугілля з рф, що на73 % менше, ніж у лютому 2022 року. З квітня 2022 року по лютий 2023 рокуімпорт становив 6,5 млн тон, що на 45 % менше попередніх постачань. Часткаросійського вугілля в загальному імпорті Японії становила 2 % проти 9 % рокомраніше. За підсумками 2021 року, росія була другим за обсягом постачальникомвугілля до Японії.</text:p>
      <text:p text:style-name="P4">
— Польща, Литва, Латвія та Естонія пропонують включити російський «росатом» до11-го пакета санкцій Євросоюзу проти рф.</text:p>
      <text:p text:style-name="P4">
— Після ускладнення процедури отримання посвідки на проживання і частковоїзаборони продажу росіянам нерухомості в Туреччині та багатьох країнах ЄС вонипереорієнтувались на азійські ринки: у першому кварталі 2023 року придбалинерухомість у Таїланді на 57 % більше, ніж рік тому, в Індонезії — на 39 %. Цеспровокувало збільшення середніх цін на житло в Таїланді на 5 %, в Індонезії —на 26,6 %.</text:p>
      <text:p text:style-name="P4">
— Через російську кризу та збитковість діяльності державний холдинг«русгідро», який управляє електромережами на далекому сході рф, буделіквідовано, його активи розділять меж низкою підприємств.</text:p>
      <text:p text:style-name="P4">
— За даними фєдрєсурса, у першому кварталі 2023 року кількість позасудовихбанкрутств російських фізосіб — підприємців зросла майже вдвічі: порушено 2510 процедур, що на 95,9 % більше, ніж у січні—березні 2022 року. Судовіпроцедури банкрутства росіян також збільшились — на 40,3 %, до 76 тис. Такожбанкрутами визнано 1 807 російських підприємств.</text:p>
      <text:p text:style-name="P4">
— Міжнародна правозахисна неурядова організація Freedom House вважає росіюоднією з країн із найбільшим рівнем цензури в інтернеті: рф посідає третємісце після Китаю та Ірану. Ситуація значно погіршилась із початкомповномасштабної війни рф проти України.</text:p>
      <text:p text:style-name="P4">
— У білорусі, як і раніше, спостерігається дефіцит працівників торгівлі. Узагальнореспубліканському банку вакансій на сьогодні розміщено 2 048пропозицій від наймачів для продавців, а для касирів-контролерів — 1 566.</text:p>
      <text:p text:style-name="P4">
— Після 23 років діяльності редакція «інфа-кур’єру» у місті слуцьк мінськоїобласті припиняє випуск газети та роботу на електронних майданчиках. Післянещодавнього обшуку в редакції, його головного редактора та заступниказаарештували на 15 діб. Усі публікації та матеріали «інфа-кур’єру», включаючисоцмережі, визнані екстремістськими.</text:p>
      <text:p text:style-name="P4">
— міністерство інформації білорусі анулювало дозвіл на поширення двохспортивних телеканалів Setanta Sport 1 і Setanta Sport 2 на підставі рішенняміжвідомчої комісії з безпеки в інформаційній сфері при совєтє бєзопасності.</text:p>
      <text:p text:style-name="P4">
Source: <text:a xlink:type="simple" xlink:href="https://armyinform.com.ua/2023/04/09/sankcziyi-proty-rosiyi-stanom-na-9-kvitnya/" text:style-name="Internet_20_link" text:visited-style-name="Visited_20_Internet_20_Link">
https://armyinform.com.ua/2023/04/09/sankcziyi-proty-rosiyi-stanom-na-9-kvitnya/</text:a>
</text:p>
      <!--NEWS-->
      <text:h text:style-name="P10" text:outline-level="1">
<text:span text:style-name="T4">
Коротко. Війна. День 411. Відеодайджест</text:span>
</text:h>
      <text:p text:style-name="P4">
Author: ['АРМІЯINFORM']</text:p>
      <text:p text:style-name="P4">
Time: 2023-04-09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ЕНЕРАЛЬНИЙ ШТАБ ЗС УКРАЇНИ']</text:p>
      <text:p text:style-name="P4">
Category: News</text:p>
      <!--METADATA-->
      <text:p text:style-name="P4">
<text:span text:style-name="T4">
🔥 Ситуація щодо російського вторгнення</text:span>
</text:p>
      <text:p text:style-name="P4">
Source: <text:a xlink:type="simple" xlink:href="https://armyinform.com.ua/2023/04/09/korotko-vijna-den-411-videodajdzhest/" text:style-name="Internet_20_link" text:visited-style-name="Visited_20_Internet_20_Link">
https://armyinform.com.ua/2023/04/09/korotko-vijna-den-411-videodajdzhest/</text:a>
</text:p>
      <!--NEWS-->
      <text:h text:style-name="P10" text:outline-level="1">
<text:span text:style-name="T4">
Туреччина готує до запуску супутник власного виробництва</text:span>
</text:h>
      <text:p text:style-name="P4">
Authors: Ukrinform (Person)</text:p>
      <text:p text:style-name="P4">
Publisher: Укринформ (Organization)</text:p>
      <text:p text:style-name="P4">
Published Time: 2023-04-10T-30:08:00+03:00</text:p>
      <text:p text:style-name="P4">
Modified Time: 2023-04-10T00:08:00+03:00</text:p>
      <text:p text:style-name="P4">
Description: Перший створений у Туреччині супутник спостереження з високою роздільною здатністю буде запущений на орбіту у вівторок, 11 квітня. — Укрінформ.</text:p>
      <text:p text:style-name="P4">
Images: ["<text:a xlink:type="simple" xlink:href="https://static.ukrinform.com/photos/2023_04/thumb_files/630_360_1681054683-202.jpg" text:style-name="Internet_20_link" text:visited-style-name="Visited_20_Internet_20_Link">
630_360_16810...</text:a>
", "<text:a xlink:type="simple" xlink:href="https://static.ukrinform.com/photos/2023_04/1681055341-361.jpg" text:style-name="Internet_20_link" text:visited-style-name="Visited_20_Internet_20_Link">
1681055341-36...</text:a>
", "<text:a xlink:type="simple" xlink:href="https://static.ukrinform.com/photos/2023_04/1681055326-583.jpg" text:style-name="Internet_20_link" text:visited-style-name="Visited_20_Internet_20_Link">
1681055326-58...</text:a>
"]</text:p>
      <text:p text:style-name="P4">
Tags: ['Космос', 'Супутник', 'Технології', 'Туреччина']</text:p>
      <text:p text:style-name="P4">
Type: Article</text:p>
      <!--METADATA-->
      <text:p text:style-name="P4">
<draw:frame draw:style-name="fr1" draw:name="Image382" text:anchor-type="as-char" svg:width="6.9236in" svg:height="3.956343in" draw:z-index="0">
<draw:image xlink:href="../Images/yкринформ/2023-04-10T-30-08-00-03-00/630_360_1681054683-202.jpg" xlink:type="simple" xlink:show="embed" xlink:actuate="onLoad" draw:mime-type="image/jpeg"/>
</draw:frame>
 Першийстворений у Туреччині супутник спостереження з високою роздільною здатністюбуде запущений на орбіту у вівторок, 11 квітня.</text:p>
      <text:p text:style-name="P4">
Про це президент Реджеп Таїп Ердоган повідомив у <text:a xlink:type="simple" xlink:href="https://twitter.com/RTErdogan/status/1645011171588841475" text:style-name="Internet_20_link" text:visited-style-name="Visited_20_Internet_20_Link">
</text:a>
, передає кореспондент Укрінформу.</text:p>
      <text:p text:style-name="P4">
“Наш перший супутник спостереження з високою роздільною здатністю IMECE,виготовлений вітчизняними та національними засобами, буде запущений на орбіту11 квітня”, - написав Ердоган.</text:p>
      <text:p text:style-name="P4">
За інформацією <text:a xlink:type="simple" xlink:href="https://www.trthaber.com/haber/gundem/cumhurbaskani-erdogan-imece-11-nisanda-uzaydaki-yorungesine-firlatilacak-759459.html" text:style-name="Internet_20_link" text:visited-style-name="Visited_20_Internet_20_Link">
 </text:a>
 запусквідбудеться о 9.50.</text:p>
      <text:p text:style-name="P4">
<draw:frame draw:style-name="fr1" draw:name="Image383" text:anchor-type="as-char" svg:width="6.9236in" svg:height="3.894525in" draw:z-index="0">
<draw:image xlink:href="../Images/yкринформ/2023-04-10T-30-08-00-03-00/1681055341-361.jpg" xlink:type="simple" xlink:show="embed" xlink:actuate="onLoad" draw:mime-type="image/jpeg"/>
</draw:frame>
</text:p>
      <text:p text:style-name="P4">
<text:a xlink:type="simple" xlink:href="https://www.ukrinform.ua/tag-suputnik" text:style-name="Internet_20_link" text:visited-style-name="Visited_20_Internet_20_Link">
 </text:a>
 İMECE розроблений Науково-дослідницьким інститутом космічних технологій Туреччини (TÜBİTAK UZAY).</text:p>
      <text:p text:style-name="P4">
Завдяки запуску апарата Туреччина прагне зменшити залежність від зарубіжнихсупутникових технологій.</text:p>
      <text:p text:style-name="P4">
Супутник відправили на базу ВПС США у Ванденбергу 21 лютого 2023 року.</text:p>
      <text:p text:style-name="P4">
<draw:frame draw:style-name="fr1" draw:name="Image384" text:anchor-type="as-char" svg:width="6.9236in" svg:height="4.615733in" draw:z-index="0">
<draw:image xlink:href="../Images/yкринформ/2023-04-10T-30-08-00-03-00/1681055326-583.jpg" xlink:type="simple" xlink:show="embed" xlink:actuate="onLoad" draw:mime-type="image/jpeg"/>
</draw:frame>
</text:p>
      <text:p text:style-name="P4">
<text:span text:style-name="T4">
Читайте також:</text:span>
 <text:a xlink:type="simple" xlink:href="https://www.ukrinform.ua/rubric-technology/3690707-kitaj-viviv-na-orbitu-suputnik-za-dopomogou-novoi-raketinosia.html" text:style-name="Internet_20_link" text:visited-style-name="Visited_20_Internet_20_Link">
 <text:span text:style-name="T4">
супутник</text:span>
 </text:a>
</text:p>
      <text:p text:style-name="P4">
Разом із IMECE буде здійснено запуск супутників AKUP, KILIÇSAT та CONNECTAT2.1, розроблених турецькими компаніями.</text:p>
      <text:p text:style-name="P4">
Як повідомляв Укрінформ, <text:a xlink:type="simple" xlink:href="https://www.ukrinform.ua/rubric-technology/3645043-tureccina-u-2023-roci-vidpravit-kosmonavta-na-miznarodnu-kosmicnu-stanciu.html" text:style-name="Internet_20_link" text:visited-style-name="Visited_20_Internet_20_Link">
 </text:a>
 у другій половині 2023 року.</text:p>
      <text:p text:style-name="P4">
<text:span text:style-name="T5">
Фото: АА</text:span>
</text:p>
      <text:p text:style-name="P4">
Source: <text:a xlink:type="simple" xlink:href="https://www.ukrinform.ua/rubric-technology/3693659-tureccina-gotue-do-zapusku-suputnik-vlasnogo-virobnictva.html" text:style-name="Internet_20_link" text:visited-style-name="Visited_20_Internet_20_Link">
https://www.ukrinform.ua/rubric-technology/3693659-tureccina-gotue-do-zapusku-suputnik-vlasnogo-virobnictva.html</text:a>
</text:p>
      <!--NEWS-->
      <text:h text:style-name="P10" text:outline-level="1">
<text:span text:style-name="T4">
Туреччина готує до запуску супутник власного виробництва</text:span>
</text:h>
      <text:p text:style-name="P4">
Authors: Ukrinform (Person)</text:p>
      <text:p text:style-name="P4">
Publisher: Укринформ (Organization)</text:p>
      <text:p text:style-name="P4">
Published Time: 2023-04-10T00:08:00+03:00</text:p>
      <text:p text:style-name="P4">
Modified Time: 2023-04-10T00:08:00+03:00</text:p>
      <text:p text:style-name="P4">
Description: Перший створений у Туреччині супутник спостереження з високою роздільною здатністю буде запущений на орбіту у вівторок, 11 квітня. — Укрінформ.</text:p>
      <text:p text:style-name="P4">
Images: ["<text:a xlink:type="simple" xlink:href="https://static.ukrinform.com/photos/2023_04/thumb_files/630_360_1681054683-202.jpg" text:style-name="Internet_20_link" text:visited-style-name="Visited_20_Internet_20_Link">
630_360_16810...</text:a>
", "<text:a xlink:type="simple" xlink:href="https://static.ukrinform.com/photos/2023_04/1681055341-361.jpg" text:style-name="Internet_20_link" text:visited-style-name="Visited_20_Internet_20_Link">
1681055341-36...</text:a>
", "<text:a xlink:type="simple" xlink:href="https://static.ukrinform.com/photos/2023_04/1681055326-583.jpg" text:style-name="Internet_20_link" text:visited-style-name="Visited_20_Internet_20_Link">
1681055326-58...</text:a>
"]</text:p>
      <text:p text:style-name="P4">
Tags: ['Космос', 'Супутник', 'Технології', 'Туреччина']</text:p>
      <text:p text:style-name="P4">
Type: Article</text:p>
      <!--METADATA-->
      <text:p text:style-name="P4">
<draw:frame draw:style-name="fr1" draw:name="Image385" text:anchor-type="as-char" svg:width="6.9236in" svg:height="3.956343in" draw:z-index="0">
<draw:image xlink:href="../Images/yкринформ/2023-04-10T00-08-00-03-00/630_360_1681054683-202.jpg" xlink:type="simple" xlink:show="embed" xlink:actuate="onLoad" draw:mime-type="image/jpeg"/>
</draw:frame>
 Першийстворений у Туреччині супутник спостереження з високою роздільною здатністюбуде запущений на орбіту у вівторок, 11 квітня.</text:p>
      <text:p text:style-name="P4">
Про це президент Реджеп Таїп Ердоган повідомив у <text:a xlink:type="simple" xlink:href="https://twitter.com/RTErdogan/status/1645011171588841475" text:style-name="Internet_20_link" text:visited-style-name="Visited_20_Internet_20_Link">
</text:a>
, передає кореспондент Укрінформу.</text:p>
      <text:p text:style-name="P4">
“Наш перший супутник спостереження з високою роздільною здатністю IMECE,виготовлений вітчизняними та національними засобами, буде запущений на орбіту11 квітня”, - написав Ердоган.</text:p>
      <text:p text:style-name="P4">
За інформацією <text:a xlink:type="simple" xlink:href="https://www.trthaber.com/haber/gundem/cumhurbaskani-erdogan-imece-11-nisanda-uzaydaki-yorungesine-firlatilacak-759459.html" text:style-name="Internet_20_link" text:visited-style-name="Visited_20_Internet_20_Link">
 </text:a>
 запусквідбудеться о 9.50.</text:p>
      <text:p text:style-name="P4">
<draw:frame draw:style-name="fr1" draw:name="Image386" text:anchor-type="as-char" svg:width="6.9236in" svg:height="3.894525in" draw:z-index="0">
<draw:image xlink:href="../Images/yкринформ/2023-04-10T00-08-00-03-00/1681055341-361.jpg" xlink:type="simple" xlink:show="embed" xlink:actuate="onLoad" draw:mime-type="image/jpeg"/>
</draw:frame>
</text:p>
      <text:p text:style-name="P4">
<text:a xlink:type="simple" xlink:href="https://www.ukrinform.ua/tag-suputnik" text:style-name="Internet_20_link" text:visited-style-name="Visited_20_Internet_20_Link">
 </text:a>
 İMECE розроблений Науково-дослідницьким інститутом космічних технологій Туреччини (TÜBİTAK UZAY).</text:p>
      <text:p text:style-name="P4">
Завдяки запуску апарата Туреччина прагне зменшити залежність від зарубіжнихсупутникових технологій.</text:p>
      <text:p text:style-name="P4">
Супутник відправили на базу ВПС США у Ванденбергу 21 лютого 2023 року.</text:p>
      <text:p text:style-name="P4">
<draw:frame draw:style-name="fr1" draw:name="Image387" text:anchor-type="as-char" svg:width="6.9236in" svg:height="4.615733in" draw:z-index="0">
<draw:image xlink:href="../Images/yкринформ/2023-04-10T00-08-00-03-00/1681055326-583.jpg" xlink:type="simple" xlink:show="embed" xlink:actuate="onLoad" draw:mime-type="image/jpeg"/>
</draw:frame>
</text:p>
      <text:p text:style-name="P4">
<text:span text:style-name="T4">
Читайте також:</text:span>
 <text:a xlink:type="simple" xlink:href="https://www.ukrinform.ua/rubric-technology/3690707-kitaj-viviv-na-orbitu-suputnik-za-dopomogou-novoi-raketinosia.html" text:style-name="Internet_20_link" text:visited-style-name="Visited_20_Internet_20_Link">
 <text:span text:style-name="T4">
супутник</text:span>
 </text:a>
</text:p>
      <text:p text:style-name="P4">
Разом із IMECE буде здійснено запуск супутників AKUP, KILIÇSAT та CONNECTAT2.1, розроблених турецькими компаніями.</text:p>
      <text:p text:style-name="P4">
Як повідомляв Укрінформ, <text:a xlink:type="simple" xlink:href="https://www.ukrinform.ua/rubric-technology/3645043-tureccina-u-2023-roci-vidpravit-kosmonavta-na-miznarodnu-kosmicnu-stanciu.html" text:style-name="Internet_20_link" text:visited-style-name="Visited_20_Internet_20_Link">
 </text:a>
 у другій половині 2023 року.</text:p>
      <text:p text:style-name="P4">
<text:span text:style-name="T5">
Фото: АА</text:span>
</text:p>
      <text:p text:style-name="P4">
Source: <text:a xlink:type="simple" xlink:href="https://www.ukrinform.ua/rubric-technology/3693659-tureccina-gotue-do-zapusku-suputnik-vlasnogo-virobnictva.html" text:style-name="Internet_20_link" text:visited-style-name="Visited_20_Internet_20_Link">
https://www.ukrinform.ua/rubric-technology/3693659-tureccina-gotue-do-zapusku-suputnik-vlasnogo-virobnictva.html</text:a>
</text:p>
      <!--NEWS-->
      <text:h text:style-name="P10" text:outline-level="1">
<text:span text:style-name="T4">
Опозиція у Тбілісі провела мітинг за відставку уряду та європейський курс Грузії</text:span>
</text:h>
      <text:p text:style-name="P4">
Authors: Ukrinform (Person)</text:p>
      <text:p text:style-name="P4">
Publisher: Укринформ (Organization)</text:p>
      <text:p text:style-name="P4">
Published Time: 2023-04-10T00:33:00+03:00</text:p>
      <text:p text:style-name="P4">
Modified Time: 2023-04-10T00:33:00+03:00</text:p>
      <text:p text:style-name="P4">
Description: Перед парламентом Грузії у неділю відбувся мітинг "Разом – до Європи", організований опозиційним "Єдиним національним рухом" з вимогами відставки уряду, європейського курсу Грузії та звільнення експрезидента Міхеїла Саакашвілі. — Укрінформ.</text:p>
      <text:p text:style-name="P4">
Images: ["<text:a xlink:type="simple" xlink:href="https://static.ukrinform.com/photos/2023_04/thumb_files/630_360_1681075682-777.jpg" text:style-name="Internet_20_link" text:visited-style-name="Visited_20_Internet_20_Link">
630_360_16810...</text:a>
"]</text:p>
      <text:p text:style-name="P4">
Tags: ['Євросоюз', 'Грузія', 'Опозиція', 'Протест', 'Саакашвілі', 'Акція']</text:p>
      <text:p text:style-name="P4">
Type: Article</text:p>
      <!--METADATA-->
      <text:p text:style-name="P4">
<draw:frame draw:style-name="fr1" draw:name="Image388" text:anchor-type="as-char" svg:width="6.9236in" svg:height="3.956343in" draw:z-index="0">
<draw:image xlink:href="../Images/yкринформ/2023-04-10T00-33-00-03-00/630_360_1681075682-777.jpg" xlink:type="simple" xlink:show="embed" xlink:actuate="onLoad" draw:mime-type="image/jpeg"/>
</draw:frame>
 Передпарламентом Грузії у неділю відбувся мітинг "Разом – до Європи", організованийопозиційним "Єдиним національним рухом" з вимогами відставки уряду,європейського курсу Грузії та звільнення експрезидента Міхеїла Саакашвілі.</text:p>
      <text:p text:style-name="P4">
Про це повідомляє Укрінформ ыз посиланням на проєкт Радіо Свобода <text:a xlink:type="simple" xlink:href="https://www.radiosvoboda.org/a/news-gruziya-protest-mityng/32356207.html" text:style-name="Internet_20_link" text:visited-style-name="Visited_20_Internet_20_Link">
</text:a>
 <text:a xlink:type="simple" xlink:href="https://www.radiosvoboda.org/a/news-gruziya-protest-mityng/32356207.html" text:style-name="Internet_20_link" text:visited-style-name="Visited_20_Internet_20_Link">
</text:a>
</text:p>
      <text:p text:style-name="P4">
""Разом - в Європу" - під цим слоганом перед будівлею парламенту <text:a xlink:type="simple" xlink:href="https://www.ukrinform.ua/tag-gruzia" text:style-name="Internet_20_link" text:visited-style-name="Visited_20_Internet_20_Link">
</text:a>
 проходить акція, організована"Національним рухом". За словами учасників акції, шлях розвитку країнипроходить через євроінтеграцію, тому сьогоднішню акцію проводять на підтримкукурсу Грузії до Європи", - йдеться у повідомленні.</text:p>
      <text:p text:style-name="P4">
На акції присутні члени опозиційних політичних партій і представники різнихверств суспільства. Представники молодіжного крила партії приєдналися до акціїходою від станції метро "Руставелі".</text:p>
      <text:p text:style-name="P4">
На опозиційному мітингу в Тбілісі знову скандують "Сухумі!" і "Цхінвалі!".Водночас активісти, які зібралися на Руставелі, вимагали відставки уряду ізвільнення експрезидента Грузії Міхеїла Саакашвілі та директора телекомпанії"Мтаварі архі" Ніки Гварамія і активіста Лазаре Грігоріадіса. На мітингуперіодично скандують "Міша, Міша!", а також заклики до уряду - "Йди!".</text:p>
      <text:p text:style-name="P4">
Через акцію автомобільний рух перед парламентом було перекрито.</text:p>
      <text:p text:style-name="P4">
Лідер партії "Єдиний національний рух»я Леван Хабеішвілі озвучив чотири вимогидо влади: звільнення Григоріадіса, друга – негайна відставка суддів, протияких запроваджено санкції, третя – звільнення Саакашвілі та Гварамії, четвертавимога – закон про деолігархізацію, судову реформу та реформу центральноївиборчої комісії.</text:p>
      <text:p text:style-name="P4">
<text:span text:style-name="T4">
Читайте також:</text:span>
 <text:a xlink:type="simple" xlink:href="https://www.ukrinform.ua/rubric-polytics/3691328-prezidentka-gruzii-ukraincam-budemo-razom-u-evropi-zavdaki-borotbi-vasih-zahisnikiv.html" text:style-name="Internet_20_link" text:visited-style-name="Visited_20_Internet_20_Link">
 </text:a>
</text:p>
      <text:p text:style-name="P4">
Мітинг завершився виконанням гімнів Грузії, України та Євросоюзу. Повідомленьпро порушення не було.</text:p>
      <text:p text:style-name="P4">
Влада Грузії раніше назвала мітинг 9 квітня "аморальним нахабством".</text:p>
      <text:p text:style-name="P4">
Як повідомляв Укрінформ, раніше <text:a xlink:type="simple" xlink:href="https://www.ukrinform.ua/rubric-world/3693067-saakasvili-zaaviv-so-pomirae-v-gruzinskij-vaznici.html" text:style-name="Internet_20_link" text:visited-style-name="Visited_20_Internet_20_Link">
 </text:a>
 , якийзараз перебуває у в'язниці у Тбілісі, заявив про погіршення стану свогоздоров'я та закликав міжнародну спільноту долучитися до його звільнення.</text:p>
      <text:p text:style-name="P4">
<text:span text:style-name="T5">
Фото: Tornike Mandaria/RFE/RL</text:span>
</text:p>
      <text:p text:style-name="P4">
Source: <text:a xlink:type="simple" xlink:href="https://www.ukrinform.ua/rubric-world/3693706-opozicia-u-tbilisi-provela-miting-za-vidstavku-uradu-ta-evropejskij-kurs-gruzii.html" text:style-name="Internet_20_link" text:visited-style-name="Visited_20_Internet_20_Link">
https://www.ukrinform.ua/rubric-world/3693706-opozicia-u-tbilisi-provela-miting-za-vidstavku-uradu-ta-evropejskij-kurs-gruzii.html</text:a>
</text:p>
      <!--NEWS-->
      <text:h text:style-name="P10" text:outline-level="1">
<text:span text:style-name="T4">
Офіс омбудсмена має повноваження щодо захисту прав військових - Коордштаб</text:span>
</text:h>
      <text:p text:style-name="P4">
Authors: Ukrinform (Person)</text:p>
      <text:p text:style-name="P4">
Publisher: Укринформ (Organization)</text:p>
      <text:p text:style-name="P4">
Published Time: 2023-04-10T00:59:00+03:00</text:p>
      <text:p text:style-name="P4">
Modified Time: 2023-04-10T00:59:00+03:00</text:p>
      <text:p text:style-name="P4">
Description: Представник уповноваженого ВР із прав людини в системі органів сектору безпеки й оборони має усі відповідні повноваження та компетенцію у питанні захисту прав військовослужбовців. — Укрінформ.</text:p>
      <text:p text:style-name="P4">
Images: ["<text:a xlink:type="simple" xlink:href="https://static.ukrinform.com/photos/2023_04/thumb_files/630_360_1681077419-709.jpeg" text:style-name="Internet_20_link" text:visited-style-name="Visited_20_Internet_20_Link">
630_360_16810...</text:a>
"]</text:p>
      <text:p text:style-name="P4">
Tags: ['Омбудсмен', 'ЗСУ', 'Військові', 'Полонені', 'Війна з росією']</text:p>
      <text:p text:style-name="P4">
Type: Article</text:p>
      <!--METADATA-->
      <text:p text:style-name="P4">
<draw:frame draw:style-name="fr1" draw:name="Image389" text:anchor-type="as-char" svg:width="6.9236in" svg:height="3.956343in" draw:z-index="0">
<draw:image xlink:href="../Images/yкринформ/2023-04-10T00-59-00-03-00/630_360_1681077419-709.jpeg" xlink:type="simple" xlink:show="embed" xlink:actuate="onLoad" draw:mime-type="image/jpeg"/>
</draw:frame>
Представник уповноваженого ВР із прав людини в системі органів сектору безпекий оборони має усі відповідні повноваження та компетенцію у питанні захиступрав військовослужбовців.</text:p>
      <text:p text:style-name="P4">
Як передає Укрінформ, про це Координаційний штаб із питань поводження звійськовополоненими повідомляє у <text:a xlink:type="simple" xlink:href="https://t.me/Koord_shtab/806" text:style-name="Internet_20_link" text:visited-style-name="Visited_20_Internet_20_Link">
 </text:a>
 .</text:p>
      <text:p text:style-name="P4">
У Південному регіональному центрі Коордштабу за ініціативи громадськоїорганізації «Спілка матерів та дружин морських піхотинців України» відбуласязустріч із родинами оборонців 36-ї окремої бригади морської піхоти іменіконтрадмірала Михайла Білинського.</text:p>
      <text:p text:style-name="P4">
Як зазначається у повідомленні, одна з тем, яку порушили учасники зустрічі,стосувалася вдосконалення процесу комунікації слідчих Національної поліції зродинами захисників.</text:p>
      <text:p text:style-name="P4">
<text:span text:style-name="T4">
Читайте також:</text:span>
 <text:a xlink:type="simple" xlink:href="https://www.ukrinform.ua/rubric-ato/3693418-vijskova-castina-ne-bere-ucasti-v-obmini-polonenimi-koordstab.html" text:style-name="Internet_20_link" text:visited-style-name="Visited_20_Internet_20_Link">
 <text:span text:style-name="T4">
Коордштаб</text:span>
 </text:a>
</text:p>
      <text:p text:style-name="P4">
Фахівці центру пояснили родичам полонених і зниклих безвісти <text:a xlink:type="simple" xlink:href="https://www.ukrinform.ua/tag-vijskovi" text:style-name="Internet_20_link" text:visited-style-name="Visited_20_Internet_20_Link">
</text:a>
 , яку допомогу може надатиКоординаційний штаб для вирішення проблем, що виникають у процесі налагодженняцієї комунікації.</text:p>
      <text:p text:style-name="P4">
Крім того, родини військовополонених звернулися з пропозицією створення вУкраїні інституту військового омбудсмена, до повноважень якого входило бипитання захисту прав військовослужбовців.</text:p>
      <text:p text:style-name="P4">
Зі свого боку, працівники центру повідомили, що таке завдання на сьогоднівиконує Офіс уповноваженого Верховної Ради України з прав людини. Представникуповноваженого в системі органів сектору безпеки й оборони має усі відповідніповноваження та компетенцію.</text:p>
      <text:p text:style-name="P4">
<text:span text:style-name="T4">
Читайте також:</text:span>
 <text:a xlink:type="simple" xlink:href="https://www.ukrinform.ua/rubric-ato/3693418-vijskova-castina-ne-bere-ucasti-v-obmini-polonenimi-koordstab.html" text:style-name="Internet_20_link" text:visited-style-name="Visited_20_Internet_20_Link">
 <text:span text:style-name="T4">
Коордштаб</text:span>
 </text:a>
</text:p>
      <text:p text:style-name="P4">
Також учасники зустрічі обговорили співпрацю з міжнародними організаціями,зокрема з Міжнародним комітетом Червоного Хреста: порядок звернення такомунікації з організацією, механізми захисту прав полонених захисників,алгоритм підтвердження факту його перебування у полоні.</text:p>
      <text:p text:style-name="P4">
Як повідомляв Укрінформ, для роботи над обмінами полоненими з росією <text:a xlink:type="simple" xlink:href="https://www.ukrinform.ua/rubric-ato/3693121-dla-roboti-nad-obminom-polonenimi-vikoristovuetsa-informacia-z-riznih-dzerel-koordstab.html" text:style-name="Internet_20_link" text:visited-style-name="Visited_20_Internet_20_Link">
</text:a>
 ,отримана з різних джерел.</text:p>
      <text:p text:style-name="P4">
Source: <text:a xlink:type="simple" xlink:href="https://www.ukrinform.ua/rubric-society/3693707-ofis-ombudsmena-mae-povnovazenna-sodo-zahistu-prav-vijskovih-koordstab.html" text:style-name="Internet_20_link" text:visited-style-name="Visited_20_Internet_20_Link">
https://www.ukrinform.ua/rubric-society/3693707-ofis-ombudsmena-mae-povnovazenna-sodo-zahistu-prav-vijskovih-koordstab.html</text:a>
</text:p>
      <!--NEWS-->
      <text:h text:style-name="P10" text:outline-level="1">
<text:span text:style-name="T4">
Ми готуємося до інтеграції в мирне життя наших захисників і захисниць — Юлія Лапутіна</text:span>
</text:h>
      <text:p text:style-name="P4">
Author: ['АРМІЯINFORM']</text:p>
      <text:p text:style-name="P4">
Time: 2023-04-10T99:00:00-04:00</text:p>
      <text:p text:style-name="P4">
Description: Ми готуємося до інтеграції в мирне життя наших захисників і захисниць. Про це розпові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2b9de9c5fcab44-yuliya-laputina.jpeg" text:style-name="Internet_20_link" text:visited-style-name="Visited_20_Internet_20_Link">
62b9de9c5fcab44-yuliya-laputina.jpeg</text:a>
']</text:p>
      <text:p text:style-name="P4">
Tags: ['МІНВЕТЕРАНІВ', 'СОЦІАЛЬНИЙ ЗАХИСТ', 'ЮЛІЯ ЛАПУТІНА']</text:p>
      <text:p text:style-name="P4">
Category: News</text:p>
      <!--METADATA-->
      <text:p text:style-name="P4">
<draw:frame draw:style-name="fr1" draw:name="Image390" text:anchor-type="as-char" svg:width="6.9236in" svg:height="4.699123in" draw:z-index="0">
<draw:image xlink:href="../Images/AРМІЯINFORM/2023-04-10T99-00-00-04-00/62b9de9c5fcab44-yuliya-laputina.jpeg" xlink:type="simple" xlink:show="embed" xlink:actuate="onLoad" draw:mime-type="image/jpeg"/>
</draw:frame>
 Юлія Лапутіна</text:p>
      <text:p text:style-name="P4">
Ми готуємося до інтеграції в мирне життя наших захисників і захисниць. Про церозповіла Міністр у справах ветеранів Юлія Лапутіна. Вона повідомила, що Урядпідтвердив і схвалив ініціативу Мінветеранів переходу від військової кар’єридо цивільного життя. Це нормальна практика для країн НАТО, де ця система існуєна практиці. Наші воїни мають отримувати всю необхідну допомогу.</text:p>
      <text:p text:style-name="P4">
Про це йдеться в <text:a xlink:type="simple" xlink:href="https://www.kmu.gov.ua/news/yuliia-laputina-my-hotuiemosia-do-intehratsii-v-myrne-zhyttia-nashykh-zakhysnykiv-i-zakhysnyts" text:style-name="Internet_20_link" text:visited-style-name="Visited_20_Internet_20_Link">
повідомленні</text:a>
 Урядового порталу.</text:p>
      <text:p text:style-name="P4">
«Після перемоги багато людей повернеться до своїх громад і ми маємо створитивсі умови для них. У цей період ми перейдемо до відновлення країни та сталогорозвитку. Тому тут важливо надати людям інструменти власного розвитку щобивони інтегрувалися в родини та економіку громади, отримали цивільнуспеціальність», — зазначила очільниця Мінветеранів.</text:p>
      <text:p text:style-name="P4">
Вона також повідомила, що завдяки створенню декількох пілотних проектівМіністерство у справах ветеранів разом із Міністерством освіти та наукивідпрацьовує Центри ветеранського розвитку в закладах освіти. Це дає змогустворити гнучкі та доступні інструменти опанування цивільної спеціальності.Також планується багато аспектів розвитку ветеранського спорту.</text:p>
      <text:p text:style-name="P4">
«Ми всі живемо в одній країні та знаємо, які реальні проблеми є увійськовослужбовців, але зараз практично щотижнево відбуваються наради підголовуванням Прем’єр-міністра аби пришвидшити процес дебюрократизації задляотримання медичної та психологічної допомоги», — розповіла Юлія Лапутіна.</text:p>
      <text:p text:style-name="P4">
Вона окремо зазначила, що наразі Міністерство працює над пілотним проектомінституту помічника ветеранів у Львівській, Миколаївській, Дніпропетровській,Вінницькій областях. Координувати їх діяльність будуть Сервісні центри дляветеранів.</text:p>
      <text:p text:style-name="P4">
«Ми створюємо екосистему сприяння інтеграції ветеранів у мирне життя.Паралельно із цим ми відкриваємо „ветеранські вікна“ в ЦНАП де будуть доступнівсі наявні послуги», — резюмувала очільниця Мінветеранів.</text:p>
      <text:p text:style-name="P4">
Нагадаємо, 7 квітня Уряд погодив проект Указу Президента України щодовпровадження цього року Стратегії формування системи переходу від військовоїслужби до цивільного життя на період до 2032 року.</text:p>
      <text:p text:style-name="P4">
Source: <text:a xlink:type="simple" xlink:href="https://armyinform.com.ua/2023/04/10/my-gotuyemosya-do-integracziyi-v-myrne-zhyttya-nashyh-zahysnykiv-i-zahysnycz-yuliya-laputina/" text:style-name="Internet_20_link" text:visited-style-name="Visited_20_Internet_20_Link">
https://armyinform.com.ua/2023/04/10/my-gotuyemosya-do-integracziyi-v-myrne-zhyttya-nashyh-zahysnykiv-i-zahysnycz-yuliya-laputin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